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71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1.3783in"/>
    </style:style>
    <style:style style:name="co5" style:family="table-column">
      <style:table-column-properties fo:break-before="auto" style:column-width="1.2909in"/>
    </style:style>
    <style:style style:name="co6" style:family="table-column">
      <style:table-column-properties fo:break-before="auto" style:column-width="1.5425in"/>
    </style:style>
    <style:style style:name="co7" style:family="table-column">
      <style:table-column-properties fo:break-before="auto" style:column-width="1.2035in"/>
    </style:style>
    <style:style style:name="co8" style:family="table-column">
      <style:table-column-properties fo:break-before="auto" style:column-width="1.1709in"/>
    </style:style>
    <style:style style:name="co9" style:family="table-column">
      <style:table-column-properties fo:break-before="auto" style:column-width="1.2583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1382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1.1925in"/>
    </style:style>
    <style:style style:name="co14" style:family="table-column">
      <style:table-column-properties fo:break-before="auto" style:column-width="1.0945in"/>
    </style:style>
    <style:style style:name="co15" style:family="table-column">
      <style:table-column-properties fo:break-before="auto" style:column-width="1.6728in"/>
    </style:style>
    <style:style style:name="co16" style:family="table-column">
      <style:table-column-properties fo:break-before="auto" style:column-width="1.4437in"/>
    </style:style>
    <style:style style:name="co17" style:family="table-column">
      <style:table-column-properties fo:break-before="auto" style:column-width="1.5091in"/>
    </style:style>
    <style:style style:name="co18" style:family="table-column">
      <style:table-column-properties fo:break-before="auto" style:column-width="1.1272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634in"/>
    </style:style>
    <style:style style:name="co21" style:family="table-column">
      <style:table-column-properties fo:break-before="auto" style:column-width="0.8429in"/>
    </style:style>
    <style:style style:name="co22" style:family="table-column">
      <style:table-column-properties fo:break-before="auto" style:column-width="1.2252in"/>
    </style:style>
    <style:style style:name="co23" style:family="table-column">
      <style:table-column-properties fo:break-before="auto" style:column-width="1.3126in"/>
    </style:style>
    <style:style style:name="co24" style:family="table-column">
      <style:table-column-properties fo:break-before="auto" style:column-width="1.061in"/>
    </style:style>
    <style:style style:name="co25" style:family="table-column">
      <style:table-column-properties fo:break-before="auto" style:column-width="1.3673in"/>
    </style:style>
    <style:style style:name="co26" style:family="table-column">
      <style:table-column-properties fo:break-before="auto" style:column-width="1.1047in"/>
    </style:style>
    <style:style style:name="co27" style:family="table-column">
      <style:table-column-properties fo:break-before="auto" style:column-width="1.0283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0.7665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6244in"/>
    </style:style>
    <style:style style:name="co32" style:family="table-column">
      <style:table-column-properties fo:break-before="auto" style:column-width="0.3953in"/>
    </style:style>
    <style:style style:name="co33" style:family="table-column">
      <style:table-column-properties fo:break-before="auto" style:column-width="0.7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Default" style:base-cell-address="Sheet1.O429"/>
      <style:map style:condition="cell-content()&lt;=INDIRECT(ADDRESS(ROW();22))" style:apply-style-name="OutlierLow" style:base-cell-address="Sheet1.O429"/>
      <style:map style:condition="cell-content()&gt;=INDIRECT(ADDRESS(ROW();23))" style:apply-style-name="OutlierHigh" style:base-cell-address="Sheet1.O42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19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>
            <text:p>base stats</text:p>
          </table:table-cell>
          <table:table-cell table:style-name="Default" office:value-type="string">
            <text:p>AOE Tower</text:p>
          </table:table-cell>
          <table:table-cell table:style-name="Default" office:value-type="string">
            <text:p>Basic Tower</text:p>
          </table:table-cell>
          <table:table-cell table:style-name="Default" office:value-type="string">
            <text:p>Black Plague Tower</text:p>
          </table:table-cell>
          <table:table-cell table:style-name="Default" office:value-type="string">
            <text:p>Blood Mage Tower</text:p>
          </table:table-cell>
          <table:table-cell table:style-name="Default" office:value-type="string">
            <text:p>Chain Gun</text:p>
          </table:table-cell>
          <table:table-cell table:style-name="Default" office:value-type="string">
            <text:p>Challenger Tower</text:p>
          </table:table-cell>
          <table:table-cell table:style-name="Default" office:value-type="string">
            <text:p>Champion Tower</text:p>
          </table:table-cell>
          <table:table-cell table:style-name="Default" office:value-type="string">
            <text:p>Construction Yard</text:p>
          </table:table-cell>
          <table:table-cell table:style-name="Default" office:value-type="string">
            <text:p>Death Ray</text:p>
          </table:table-cell>
          <table:table-cell table:style-name="Default" office:value-type="string">
            <text:p>Explosive Tower</text:p>
          </table:table-cell>
          <table:table-cell table:style-name="Default" office:value-type="string">
            <text:p>Fast Sniper</text:p>
          </table:table-cell>
          <table:table-cell table:style-name="Default" office:value-type="string">
            <text:p>Fast Tower</text:p>
          </table:table-cell>
          <table:table-cell table:style-name="Default" office:value-type="string">
            <text:p>Giant Sniper</text:p>
          </table:table-cell>
          <table:table-cell table:style-name="Default" office:value-type="string">
            <text:p>Heavy Overcharge Tower</text:p>
          </table:table-cell>
          <table:table-cell table:style-name="Default" office:value-type="string">
            <text:p>Heavy Tower</text:p>
          </table:table-cell>
          <table:table-cell table:style-name="Default" office:value-type="string">
            <text:p>Improvised Tower</text:p>
          </table:table-cell>
          <table:table-cell table:style-name="Default" office:value-type="string">
            <text:p>Magic Academy</text:p>
          </table:table-cell>
          <table:table-cell table:style-name="Default" office:value-type="string">
            <text:p>Modular Tower</text:p>
          </table:table-cell>
          <table:table-cell office:value-type="string">
            <text:p>Mortar Tower</text:p>
          </table:table-cell>
          <table:table-cell office:value-type="string">
            <text:p>Mouse Tower</text:p>
          </table:table-cell>
          <table:table-cell office:value-type="string">
            <text:p>Nova Tower</text:p>
          </table:table-cell>
          <table:table-cell office:value-type="string">
            <text:p>Orthogonal Tower</text:p>
          </table:table-cell>
          <table:table-cell office:value-type="string">
            <text:p>Overcharge Tower</text:p>
          </table:table-cell>
          <table:table-cell office:value-type="string">
            <text:p>Ping Tower</text:p>
          </table:table-cell>
          <table:table-cell office:value-type="string">
            <text:p>Plague Tower</text:p>
          </table:table-cell>
          <table:table-cell office:value-type="string">
            <text:p>Pylon</text:p>
          </table:table-cell>
          <table:table-cell office:value-type="string">
            <text:p>Range Tower</text:p>
          </table:table-cell>
          <table:table-cell office:value-type="string">
            <text:p>Resonant Tower (A)</text:p>
          </table:table-cell>
          <table:table-cell office:value-type="string">
            <text:p>Resonant Tower (P)</text:p>
          </table:table-cell>
          <table:table-cell office:value-type="string">
            <text:p>Resonant Tower (R)</text:p>
          </table:table-cell>
          <table:table-cell office:value-type="string">
            <text:p>Shredder Tower</text:p>
          </table:table-cell>
          <table:table-cell office:value-type="string">
            <text:p>Slowing Tower</text:p>
          </table:table-cell>
          <table:table-cell office:value-type="string">
            <text:p>Sniper Tower</text:p>
          </table:table-cell>
          <table:table-cell office:value-type="string">
            <text:p>Supernova Tower</text:p>
          </table:table-cell>
          <table:table-cell office:value-type="string">
            <text:p>Swarm Tower</text:p>
          </table:table-cell>
          <table:table-cell office:value-type="string">
            <text:p>Workshop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</table:table-row>
        <table:table-row table:style-name="ro1">
          <table:table-cell office:value-type="string">
            <text:p>damage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0">
            <text:p>100</text:p>
          </table:table-cell>
          <table:table-cell table:number-columns-repeated="2"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00000">
            <text:p>20000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200000">
            <text:p>200000</text:p>
          </table:table-cell>
          <table:table-cell table:formula="of:=AVERAGE(INDIRECT(ADDRESS(ROW();2)):INDIRECT(ADDRESS(ROW();COLUMN()-5)))" office:value-type="float" office:value="5600.70833333333">
            <text:p>5600.7083333333</text:p>
          </table:table-cell>
          <table:table-cell table:formula="of:=STDEV(INDIRECT(ADDRESS(ROW();2)):INDIRECT(ADDRESS(ROW();COLUMN()-6)))" office:value-type="float" office:value="33325.6853849517">
            <text:p>33325.68538495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8.75">
            <text:p>-108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3.75">
            <text:p>153.75</text:p>
          </table:table-cell>
        </table:table-row>
        <table:table-row table:style-name="ro1">
          <table:table-cell office:value-type="string">
            <text:p>recharge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.6">
            <text:p>1.6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1">
            <text:p>0.1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0.5">
            <text:p>0.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01">
            <text:p>0.0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333">
            <text:p>0.333</text:p>
          </table:table-cell>
          <table:table-cell table:style-name="Default" office:value-type="float" office:value="0.24">
            <text:p>0.2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6">
            <text:p>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01">
            <text:p>0.01</text:p>
          </table:table-cell>
          <table:table-cell table:formula="of:=MAX(INDIRECT(ADDRESS(ROW();2)):INDIRECT(ADDRESS(ROW();COLUMN()-4)))" office:value-type="float" office:value="120">
            <text:p>120</text:p>
          </table:table-cell>
          <table:table-cell table:formula="of:=AVERAGE(INDIRECT(ADDRESS(ROW();2)):INDIRECT(ADDRESS(ROW();COLUMN()-5)))" office:value-type="float" office:value="8.31897222222222">
            <text:p>8.3189722222</text:p>
          </table:table-cell>
          <table:table-cell table:formula="of:=STDEV(INDIRECT(ADDRESS(ROW();2)):INDIRECT(ADDRESS(ROW();COLUMN()-6)))" office:value-type="float" office:value="21.8324711191985">
            <text:p>21.8324711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">
            <text:p>-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">
            <text:p>13</text:p>
          </table:table-cell>
        </table:table-row>
        <table:table-row table:style-name="ro2">
          <table:table-cell office:value-type="string">
            <text:p>DPS_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5.625">
            <text:p>15.625</text:p>
          </table:table-cell>
          <table:table-cell table:style-name="Default" office:value-type="float" office:value="0.05">
            <text:p>0.05</text:p>
          </table:table-cell>
          <table:table-cell table:style-name="Default" office:value-type="float" office:value="66.667">
            <text:p>66.667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001">
            <text:p>6.001</text:p>
          </table:table-cell>
          <table:table-cell table:style-name="Default" office:value-type="float" office:value="16.667">
            <text:p>16.667</text:p>
          </table:table-cell>
          <table:table-cell table:style-name="Default" office:value-type="float" office:value="20">
            <text:p>20</text:p>
          </table:table-cell>
          <table:table-cell table:number-columns-repeated="2" table:style-name="Default" office:value-type="float" office:value="16.667">
            <text:p>16.667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13.333">
            <text:p>13.33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.917">
            <text:p>2.917</text:p>
          </table:table-cell>
          <table:table-cell office:value-type="float" office:value="2.5">
            <text:p>2.5</text:p>
          </table:table-cell>
          <table:table-cell office:value-type="float" office:value="16.667">
            <text:p>16.667</text:p>
          </table:table-cell>
          <table:table-cell office:value-type="float" office:value="2.5">
            <text:p>2.5</text:p>
          </table:table-cell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office:value-type="float" office:value="13.529">
            <text:p>13.529</text:p>
          </table:table-cell>
          <table:table-cell office:value-type="float" office:value="7.5">
            <text:p>7.5</text:p>
          </table:table-cell>
          <table:table-cell office:value-type="float" office:value="0.333">
            <text:p>0.333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66.667">
            <text:p>1666.667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7.75">
            <text:p>7.75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666.667">
            <text:p>1666.667</text:p>
          </table:table-cell>
          <table:table-cell table:formula="of:=AVERAGE(INDIRECT(ADDRESS(ROW();2)):INDIRECT(ADDRESS(ROW();COLUMN()-5)))" office:value-type="float" office:value="64.8761111111111">
            <text:p>64.8761111111</text:p>
          </table:table-cell>
          <table:table-cell table:formula="of:=STDEV(INDIRECT(ADDRESS(ROW();2)):INDIRECT(ADDRESS(ROW();COLUMN()-6)))" office:value-type="float" office:value="276.840370245772">
            <text:p>276.84037024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1.001">
            <text:p>-31.00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418">
            <text:p>52.418</text:p>
          </table:table-cell>
        </table:table-row>
        <table:table-row table:style-name="ro2">
          <table:table-cell office:value-type="string">
            <text:p>DPS_1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5.625">
            <text:p>15.625</text:p>
          </table:table-cell>
          <table:table-cell table:style-name="Default" office:value-type="float" office:value="0.05">
            <text:p>0.05</text:p>
          </table:table-cell>
          <table:table-cell table:style-name="Default" office:value-type="float" office:value="66.667">
            <text:p>66.667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001">
            <text:p>6.001</text:p>
          </table:table-cell>
          <table:table-cell table:style-name="Default" office:value-type="float" office:value="16.667">
            <text:p>16.667</text:p>
          </table:table-cell>
          <table:table-cell table:style-name="Default" office:value-type="float" office:value="20">
            <text:p>20</text:p>
          </table:table-cell>
          <table:table-cell table:number-columns-repeated="2" table:style-name="Default" office:value-type="float" office:value="16.667">
            <text:p>16.667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13.333">
            <text:p>13.33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.167">
            <text:p>29.167</text:p>
          </table:table-cell>
          <table:table-cell office:value-type="float" office:value="25">
            <text:p>25</text:p>
          </table:table-cell>
          <table:table-cell office:value-type="float" office:value="16.667">
            <text:p>16.667</text:p>
          </table:table-cell>
          <table:table-cell office:value-type="float" office:value="25">
            <text:p>25</text:p>
          </table:table-cell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office:value-type="float" office:value="13.529">
            <text:p>13.529</text:p>
          </table:table-cell>
          <table:table-cell office:value-type="float" office:value="7.5">
            <text:p>7.5</text:p>
          </table:table-cell>
          <table:table-cell office:value-type="float" office:value="3.333">
            <text:p>3.333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666.67">
            <text:p>16666.6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14.2645">
            <text:p>14.2645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6666.67">
            <text:p>16666.67</text:p>
          </table:table-cell>
          <table:table-cell table:formula="of:=AVERAGE(INDIRECT(ADDRESS(ROW();2)):INDIRECT(ADDRESS(ROW();COLUMN()-5)))" office:value-type="float" office:value="488.563694444444">
            <text:p>488.5636944444</text:p>
          </table:table-cell>
          <table:table-cell table:formula="of:=STDEV(INDIRECT(ADDRESS(ROW();2)):INDIRECT(ADDRESS(ROW();COLUMN()-6)))" office:value-type="float" office:value="2773.72693304992">
            <text:p>2773.726933049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5">
            <text:p>-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5">
            <text:p>85</text:p>
          </table:table-cell>
        </table:table-row>
        <table:table-row table:style-name="ro1">
          <table:table-cell office:value-type="string">
            <text:p>DPS_10_range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15.625">
            <text:p>15.625</text:p>
          </table:table-cell>
          <table:table-cell table:style-name="Default" office:value-type="float" office:value="0.05">
            <text:p>0.05</text:p>
          </table:table-cell>
          <table:table-cell table:style-name="Default" office:value-type="float" office:value="66.667">
            <text:p>66.667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001">
            <text:p>6.001</text:p>
          </table:table-cell>
          <table:table-cell table:style-name="Default" office:value-type="float" office:value="16.667">
            <text:p>16.667</text:p>
          </table:table-cell>
          <table:table-cell table:style-name="Default" office:value-type="float" office:value="20">
            <text:p>20</text:p>
          </table:table-cell>
          <table:table-cell table:number-columns-repeated="2" table:style-name="Default" office:value-type="float" office:value="16.667">
            <text:p>16.667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13.333">
            <text:p>13.33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3.333">
            <text:p>233.333</text:p>
          </table:table-cell>
          <table:table-cell office:value-type="float" office:value="75">
            <text:p>75</text:p>
          </table:table-cell>
          <table:table-cell office:value-type="float" office:value="16.667">
            <text:p>16.667</text:p>
          </table:table-cell>
          <table:table-cell office:value-type="float" office:value="37.5">
            <text:p>37.5</text:p>
          </table:table-cell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office:value-type="float" office:value="13.529">
            <text:p>13.529</text:p>
          </table:table-cell>
          <table:table-cell office:value-type="float" office:value="7.5">
            <text:p>7.5</text:p>
          </table:table-cell>
          <table:table-cell office:value-type="float" office:value="3.333">
            <text:p>3.333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650000">
            <text:p>16650000</text:p>
          </table:table-cell>
          <table:table-cell office:value-type="float" office:value="14985">
            <text:p>14985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14.577">
            <text:p>14.577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6650000">
            <text:p>16650000</text:p>
          </table:table-cell>
          <table:table-cell table:formula="of:=AVERAGE(INDIRECT(ADDRESS(ROW();2)):INDIRECT(ADDRESS(ROW();COLUMN()-5)))" office:value-type="float" office:value="462950.924694445">
            <text:p>462950.924694445</text:p>
          </table:table-cell>
          <table:table-cell table:formula="of:=STDEV(INDIRECT(ADDRESS(ROW();2)):INDIRECT(ADDRESS(ROW();COLUMN()-6)))" office:value-type="float" office:value="2774923.81671454">
            <text:p>2774923.816714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0">
            <text:p>-13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5">
            <text:p>185</text:p>
          </table:table-cell>
        </table:table-row>
        <table:table-row table:style-name="ro2">
          <table:table-cell office:value-type="string">
            <text:p>DPS_1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5.625">
            <text:p>15.625</text:p>
          </table:table-cell>
          <table:table-cell table:style-name="Default" office:value-type="float" office:value="0.05">
            <text:p>0.05</text:p>
          </table:table-cell>
          <table:table-cell table:style-name="Default" office:value-type="float" office:value="66.667">
            <text:p>66.667</text:p>
          </table:table-cell>
          <table:table-cell table:number-columns-repeated="2" table:style-name="Default" office:value-type="float" office:value="50">
            <text:p>50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00">
            <text:p>200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.001">
            <text:p>6.001</text:p>
          </table:table-cell>
          <table:table-cell table:style-name="Default" office:value-type="float" office:value="16.667">
            <text:p>16.667</text:p>
          </table:table-cell>
          <table:table-cell table:style-name="Default" office:value-type="float" office:value="20">
            <text:p>20</text:p>
          </table:table-cell>
          <table:table-cell table:number-columns-repeated="2" table:style-name="Default" office:value-type="float" office:value="16.667">
            <text:p>16.667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13.333">
            <text:p>13.33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91.667">
            <text:p>291.667</text:p>
          </table:table-cell>
          <table:table-cell office:value-type="float" office:value="250">
            <text:p>250</text:p>
          </table:table-cell>
          <table:table-cell office:value-type="float" office:value="16.667">
            <text:p>16.667</text:p>
          </table:table-cell>
          <table:table-cell office:value-type="float" office:value="250">
            <text:p>250</text:p>
          </table:table-cell>
          <table:table-cell office:value-type="float" office:value="0.25">
            <text:p>0.25</text:p>
          </table:table-cell>
          <table:table-cell office:value-type="float" office:value="5">
            <text:p>5</text:p>
          </table:table-cell>
          <table:table-cell office:value-type="float" office:value="13.529">
            <text:p>13.529</text:p>
          </table:table-cell>
          <table:table-cell office:value-type="float" office:value="7.5">
            <text:p>7.5</text:p>
          </table:table-cell>
          <table:table-cell office:value-type="float" office:value="33.333">
            <text:p>33.333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6666.7">
            <text:p>166666.7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16.146">
            <text:p>16.146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66666.7">
            <text:p>166666.7</text:p>
          </table:table-cell>
          <table:table-cell table:formula="of:=AVERAGE(INDIRECT(ADDRESS(ROW();2)):INDIRECT(ADDRESS(ROW();COLUMN()-5)))" office:value-type="float" office:value="4692.10619444444">
            <text:p>4692.1061944445</text:p>
          </table:table-cell>
          <table:table-cell table:formula="of:=STDEV(INDIRECT(ADDRESS(ROW();2)):INDIRECT(ADDRESS(ROW();COLUMN()-6)))" office:value-type="float" office:value="27767.2913974824">
            <text:p>27767.29139748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9.49725">
            <text:p>-139.49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9.41475">
            <text:p>199.41475</text:p>
          </table:table-cell>
        </table:table-row>
        <table:table-row table:style-name="ro1">
          <table:table-cell office:value-type="string">
            <text:p>range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.5">
            <text:p>2.5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2.5">
            <text:p>2.5</text:p>
          </table:table-cell>
          <table:table-cell table:style-name="Default" office:value-type="float" office:value="1.5">
            <text:p>1.5</text:p>
          </table:table-cell>
          <table:table-cell table:style-name="Default" office:value-type="float" office:value="999">
            <text:p>9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99">
            <text:p>9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999">
            <text:p>999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999">
            <text:p>999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2.25">
            <text:p>2.2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999">
            <text:p>999</text:p>
          </table:table-cell>
          <table:table-cell table:formula="of:=AVERAGE(INDIRECT(ADDRESS(ROW();2)):INDIRECT(ADDRESS(ROW();COLUMN()-5)))" office:value-type="float" office:value="168.430555555556">
            <text:p>168.4305555556</text:p>
          </table:table-cell>
          <table:table-cell table:formula="of:=STDEV(INDIRECT(ADDRESS(ROW();2)):INDIRECT(ADDRESS(ROW();COLUMN()-6)))" office:value-type="float" office:value="376.712739228215">
            <text:p>376.71273922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">
            <text:p>-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</table:table-row>
        <table:table-row table:style-name="ro1">
          <table:table-cell office:value-type="string">
            <text:p>lifespan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number-columns-repeated="4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6">
            <text:p>6</text:p>
          </table:table-cell>
          <table:table-cell table:formula="of:=AVERAGE(INDIRECT(ADDRESS(ROW();2)):INDIRECT(ADDRESS(ROW();COLUMN()-5)))" office:value-type="float" office:value="3.47222222222222">
            <text:p>3.4722222222</text:p>
          </table:table-cell>
          <table:table-cell table:formula="of:=STDEV(INDIRECT(ADDRESS(ROW();2)):INDIRECT(ADDRESS(ROW();COLUMN()-6)))" office:value-type="float" office:value="1.18288053040294">
            <text:p>1.18288053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">
            <text:p>7</text:p>
          </table:table-cell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AO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20.5">
            <text:p>20.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21.25">
            <text:p>21.25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1020">
            <text:p>1020</text:p>
          </table:table-cell>
          <table:table-cell table:formula="of:=AVERAGE(INDIRECT(ADDRESS(ROW();2)):INDIRECT(ADDRESS(ROW();COLUMN()-5)))" office:value-type="float" office:value="76.9722222222222">
            <text:p>76.9722222222</text:p>
          </table:table-cell>
          <table:table-cell table:formula="of:=STDEV(INDIRECT(ADDRESS(ROW();2)):INDIRECT(ADDRESS(ROW();COLUMN()-6)))" office:value-type="float" office:value="235.440542776741">
            <text:p>235.44054277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5">
            <text:p>-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5">
            <text:p>45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4.75555555555555">
            <text:p>4.7555555556</text:p>
          </table:table-cell>
          <table:table-cell table:formula="of:=STDEV(INDIRECT(ADDRESS(ROW();2)):INDIRECT(ADDRESS(ROW();COLUMN()-6)))" office:value-type="float" office:value="2.03331726126724">
            <text:p>2.0333172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99999999999999">
            <text:p>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45">
            <text:p>8.4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10.625">
            <text:p>10.62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029">
            <text:p>6.029</text:p>
          </table:table-cell>
          <table:table-cell office:value-type="float" office:value="7.2">
            <text:p>7.2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5.2">
            <text:p>5.2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.35">
            <text:p>5.3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255">
            <text:p>255</text:p>
          </table:table-cell>
          <table:table-cell table:formula="of:=AVERAGE(INDIRECT(ADDRESS(ROW();2)):INDIRECT(ADDRESS(ROW();COLUMN()-5)))" office:value-type="float" office:value="19.1966666666667">
            <text:p>19.1966666667</text:p>
          </table:table-cell>
          <table:table-cell table:formula="of:=STDEV(INDIRECT(ADDRESS(ROW();2)):INDIRECT(ADDRESS(ROW();COLUMN()-6)))" office:value-type="float" office:value="58.909847762592">
            <text:p>58.909847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806">
            <text:p>-2.80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.12775">
            <text:p>13.127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3.889">
            <text:p>63.889</text:p>
          </table:table-cell>
          <table:table-cell office:value-type="float" office:value="106.25">
            <text:p>106.25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.294">
            <text:p>60.294</text:p>
          </table:table-cell>
          <table:table-cell office:value-type="float" office:value="72">
            <text:p>72</text:p>
          </table:table-cell>
          <table:table-cell office:value-type="float" office:value="57.895">
            <text:p>57.895</text:p>
          </table:table-cell>
          <table:table-cell office:value-type="float" office:value="37.5">
            <text:p>37.5</text:p>
          </table:table-cell>
          <table:table-cell office:value-type="float" office:value="52">
            <text:p>52</text:p>
          </table:table-cell>
          <table:table-cell office:value-type="float" office:value="116.667">
            <text:p>116.667</text:p>
          </table:table-cell>
          <table:table-cell office:value-type="float" office:value="55">
            <text:p>55</text:p>
          </table:table-cell>
          <table:table-cell office:value-type="float" office:value="40.909">
            <text:p>40.90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550">
            <text:p>25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53.5">
            <text:p>53.5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2550">
            <text:p>2550</text:p>
          </table:table-cell>
          <table:table-cell table:formula="of:=AVERAGE(INDIRECT(ADDRESS(ROW();2)):INDIRECT(ADDRESS(ROW();COLUMN()-5)))" office:value-type="float" office:value="191.966888888889">
            <text:p>191.9668888889</text:p>
          </table:table-cell>
          <table:table-cell table:formula="of:=STDEV(INDIRECT(ADDRESS(ROW();2)):INDIRECT(ADDRESS(ROW();COLUMN()-6)))" office:value-type="float" office:value="589.098408523207">
            <text:p>589.0984085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06175">
            <text:p>-28.06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.27925">
            <text:p>131.279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91.667">
            <text:p>191.667</text:p>
          </table:table-cell>
          <table:table-cell office:value-type="float" office:value="425">
            <text:p>425</text:p>
          </table:table-cell>
          <table:table-cell office:value-type="float" office:value="137.5">
            <text:p>137.5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65.809">
            <text:p>165.809</text:p>
          </table:table-cell>
          <table:table-cell office:value-type="float" office:value="234">
            <text:p>234</text:p>
          </table:table-cell>
          <table:table-cell office:value-type="float" office:value="159.211">
            <text:p>159.21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  <table:table-cell office:value-type="float" office:value="408.333">
            <text:p>408.333</text:p>
          </table:table-cell>
          <table:table-cell office:value-type="float" office:value="137.5">
            <text:p>137.5</text:p>
          </table:table-cell>
          <table:table-cell office:value-type="float" office:value="92.045">
            <text:p>92.045</text:p>
          </table:table-cell>
          <table:table-cell office:value-type="float" office:value="60">
            <text:p>60</text:p>
          </table:table-cell>
          <table:table-cell office:value-type="float" office:value="175">
            <text:p>175</text:p>
          </table:table-cell>
          <table:table-cell office:value-type="float" office:value="31875">
            <text:p>31875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53">
            <text:p>153</text:p>
          </table:table-cell>
          <table:table-cell table:formula="of:=MIN(INDIRECT(ADDRESS(ROW();2)):INDIRECT(ADDRESS(ROW();COLUMN()-3)))" office:value-type="float" office:value="36">
            <text:p>36</text:p>
          </table:table-cell>
          <table:table-cell table:formula="of:=MAX(INDIRECT(ADDRESS(ROW();2)):INDIRECT(ADDRESS(ROW();COLUMN()-4)))" office:value-type="float" office:value="31875">
            <text:p>31875</text:p>
          </table:table-cell>
          <table:table-cell table:formula="of:=AVERAGE(INDIRECT(ADDRESS(ROW();2)):INDIRECT(ADDRESS(ROW();COLUMN()-5)))" office:value-type="float" office:value="1923.00361111111">
            <text:p>1923.0036111111</text:p>
          </table:table-cell>
          <table:table-cell table:formula="of:=STDEV(INDIRECT(ADDRESS(ROW();2)):INDIRECT(ADDRESS(ROW();COLUMN()-6)))" office:value-type="float" office:value="7475.80375232842">
            <text:p>7475.80375232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6.36575">
            <text:p>-186.36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67.89975">
            <text:p>467.899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38.889">
            <text:p>638.889</text:p>
          </table:table-cell>
          <table:table-cell office:value-type="float" office:value="1062.5">
            <text:p>1062.5</text:p>
          </table:table-cell>
          <table:table-cell office:value-type="float" office:value="550">
            <text:p>550</text:p>
          </table:table-cell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2.941">
            <text:p>602.941</text:p>
          </table:table-cell>
          <table:table-cell office:value-type="float" office:value="720">
            <text:p>720</text:p>
          </table:table-cell>
          <table:table-cell office:value-type="float" office:value="578.947">
            <text:p>578.947</text:p>
          </table:table-cell>
          <table:table-cell office:value-type="float" office:value="375">
            <text:p>375</text:p>
          </table:table-cell>
          <table:table-cell office:value-type="float" office:value="520">
            <text:p>520</text:p>
          </table:table-cell>
          <table:table-cell office:value-type="float" office:value="1166.667">
            <text:p>1166.667</text:p>
          </table:table-cell>
          <table:table-cell office:value-type="float" office:value="550">
            <text:p>550</text:p>
          </table:table-cell>
          <table:table-cell office:value-type="float" office:value="409.091">
            <text:p>409.091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25500">
            <text:p>2550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535">
            <text:p>535</text:p>
          </table:table-cell>
          <table:table-cell table:formula="of:=MIN(INDIRECT(ADDRESS(ROW();2)):INDIRECT(ADDRESS(ROW();COLUMN()-3)))" office:value-type="float" office:value="120">
            <text:p>120</text:p>
          </table:table-cell>
          <table:table-cell table:formula="of:=MAX(INDIRECT(ADDRESS(ROW();2)):INDIRECT(ADDRESS(ROW();COLUMN()-4)))" office:value-type="float" office:value="25500">
            <text:p>25500</text:p>
          </table:table-cell>
          <table:table-cell table:formula="of:=AVERAGE(INDIRECT(ADDRESS(ROW();2)):INDIRECT(ADDRESS(ROW();COLUMN()-5)))" office:value-type="float" office:value="1919.66861111111">
            <text:p>1919.6686111111</text:p>
          </table:table-cell>
          <table:table-cell table:formula="of:=STDEV(INDIRECT(ADDRESS(ROW();2)):INDIRECT(ADDRESS(ROW();COLUMN()-6)))" office:value-type="float" office:value="5890.98413250904">
            <text:p>5890.98413250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0.615">
            <text:p>-280.6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12.78975">
            <text:p>1312.789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.25">
            <text:p>3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1666666666667">
            <text:p>3.4166666667</text:p>
          </table:table-cell>
          <table:table-cell table:formula="of:=STDEV(INDIRECT(ADDRESS(ROW();2)):INDIRECT(ADDRESS(ROW();COLUMN()-6)))" office:value-type="float" office:value="2.31840462387393">
            <text:p>2.31840462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375">
            <text:p>0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5">
            <text:p>5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05555555555556">
            <text:p>8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AO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6.45">
            <text:p>26.45</text:p>
          </table:table-cell>
          <table:table-cell office:value-type="float" office:value="50.8">
            <text:p>50.8</text:p>
          </table:table-cell>
          <table:table-cell office:value-type="float" office:value="24.2">
            <text:p>2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4.8">
            <text:p>64.8</text:p>
          </table:table-cell>
          <table:table-cell office:value-type="float" office:value="24.2">
            <text:p>24.2</text:p>
          </table:table-cell>
          <table:table-cell office:value-type="float" office:value="16.2">
            <text:p>16.2</text:p>
          </table:table-cell>
          <table:table-cell office:value-type="float" office:value="33.8">
            <text:p>33.8</text:p>
          </table:table-cell>
          <table:table-cell office:value-type="float" office:value="39.2">
            <text:p>39.2</text:p>
          </table:table-cell>
          <table:table-cell office:value-type="float" office:value="24.2">
            <text:p>24.2</text:p>
          </table:table-cell>
          <table:table-cell office:value-type="float" office:value="18">
            <text:p>18</text:p>
          </table:table-cell>
          <table:table-cell office:value-type="float" office:value="7.2">
            <text:p>7.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22.6">
            <text:p>22.6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2020">
            <text:p>2020</text:p>
          </table:table-cell>
          <table:table-cell table:formula="of:=AVERAGE(INDIRECT(ADDRESS(ROW();2)):INDIRECT(ADDRESS(ROW();COLUMN()-5)))" office:value-type="float" office:value="135.802777777778">
            <text:p>135.8027777778</text:p>
          </table:table-cell>
          <table:table-cell table:formula="of:=STDEV(INDIRECT(ADDRESS(ROW();2)):INDIRECT(ADDRESS(ROW();COLUMN()-6)))" office:value-type="float" office:value="470.465047921054">
            <text:p>470.46504792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8875">
            <text:p>-21.8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35">
            <text:p>72.3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3.24">
            <text:p>3.24</text:p>
          </table:table-cell>
          <table:table-cell office:value-type="float" office:value="2.56">
            <text:p>2.5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.25">
            <text:p>6.25</text:p>
          </table:table-cell>
          <table:table-cell office:value-type="float" office:value="4">
            <text:p>4</text:p>
          </table:table-cell>
          <table:table-cell office:value-type="float" office:value="2.89">
            <text:p>2.89</text:p>
          </table:table-cell>
          <table:table-cell office:value-type="float" office:value="6">
            <text:p>6</text:p>
          </table:table-cell>
          <table:table-cell office:value-type="float" office:value="3.61">
            <text:p>3.61</text:p>
          </table:table-cell>
          <table:table-cell office:value-type="float" office:value="5.76">
            <text:p>5.76</text:p>
          </table:table-cell>
          <table:table-cell office:value-type="float" office:value="6">
            <text:p>6</text:p>
          </table:table-cell>
          <table:table-cell office:value-type="float" office:value="1.44">
            <text:p>1.4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6.25">
            <text:p>6.25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25">
            <text:p>25</text:p>
          </table:table-cell>
          <table:table-cell table:formula="of:=AVERAGE(INDIRECT(ADDRESS(ROW();2)):INDIRECT(ADDRESS(ROW();COLUMN()-5)))" office:value-type="float" office:value="6.57777777777778">
            <text:p>6.5777777778</text:p>
          </table:table-cell>
          <table:table-cell table:formula="of:=STDEV(INDIRECT(ADDRESS(ROW();2)):INDIRECT(ADDRESS(ROW();COLUMN()-6)))" office:value-type="float" office:value="6.83573099972882">
            <text:p>6.83573099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7">
            <text:p>-3.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8775">
            <text:p>12.87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19.844">
            <text:p>19.844</text:p>
          </table:table-cell>
          <table:table-cell office:value-type="float" office:value="6.05">
            <text:p>6.05</text:p>
          </table:table-cell>
          <table:table-cell office:value-type="float" office:value="0.288">
            <text:p>0.28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7.266">
            <text:p>7.266</text:p>
          </table:table-cell>
          <table:table-cell office:value-type="float" office:value="10.8">
            <text:p>10.8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5.633">
            <text:p>5.633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.8415">
            <text:p>5.841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505">
            <text:p>505</text:p>
          </table:table-cell>
          <table:table-cell table:formula="of:=AVERAGE(INDIRECT(ADDRESS(ROW();2)):INDIRECT(ADDRESS(ROW();COLUMN()-5)))" office:value-type="float" office:value="34.6980555555556">
            <text:p>34.6980555556</text:p>
          </table:table-cell>
          <table:table-cell table:formula="of:=STDEV(INDIRECT(ADDRESS(ROW();2)):INDIRECT(ADDRESS(ROW();COLUMN()-6)))" office:value-type="float" office:value="117.563744348969">
            <text:p>117.5637443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1275">
            <text:p>-10.1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48975">
            <text:p>21.48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1.636">
            <text:p>81.636</text:p>
          </table:table-cell>
          <table:table-cell office:value-type="float" office:value="198.438">
            <text:p>198.438</text:p>
          </table:table-cell>
          <table:table-cell office:value-type="float" office:value="60.5">
            <text:p>60.5</text:p>
          </table:table-cell>
          <table:table-cell office:value-type="float" office:value="2.88">
            <text:p>2.88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72.664">
            <text:p>72.664</text:p>
          </table:table-cell>
          <table:table-cell office:value-type="float" office:value="108">
            <text:p>108</text:p>
          </table:table-cell>
          <table:table-cell office:value-type="float" office:value="67.036">
            <text:p>67.036</text:p>
          </table:table-cell>
          <table:table-cell office:value-type="float" office:value="28.125">
            <text:p>28.125</text:p>
          </table:table-cell>
          <table:table-cell office:value-type="float" office:value="56.333">
            <text:p>56.333</text:p>
          </table:table-cell>
          <table:table-cell office:value-type="float" office:value="272.222">
            <text:p>272.222</text:p>
          </table:table-cell>
          <table:table-cell office:value-type="float" office:value="60.5">
            <text:p>60.5</text:p>
          </table:table-cell>
          <table:table-cell office:value-type="float" office:value="40.909">
            <text:p>40.909</text:p>
          </table:table-cell>
          <table:table-cell office:value-type="float" office:value="11.52">
            <text:p>11.52</text:p>
          </table:table-cell>
          <table:table-cell office:value-type="float" office:value="50">
            <text:p>50</text:p>
          </table:table-cell>
          <table:table-cell office:value-type="float" office:value="5050">
            <text:p>50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58.4165">
            <text:p>58.4165</text:p>
          </table:table-cell>
          <table:table-cell table:formula="of:=MIN(INDIRECT(ADDRESS(ROW();2)):INDIRECT(ADDRESS(ROW();COLUMN()-3)))" office:value-type="float" office:value="2.88">
            <text:p>2.88</text:p>
          </table:table-cell>
          <table:table-cell table:formula="of:=MAX(INDIRECT(ADDRESS(ROW();2)):INDIRECT(ADDRESS(ROW();COLUMN()-4)))" office:value-type="float" office:value="5050">
            <text:p>5050</text:p>
          </table:table-cell>
          <table:table-cell table:formula="of:=AVERAGE(INDIRECT(ADDRESS(ROW();2)):INDIRECT(ADDRESS(ROW();COLUMN()-5)))" office:value-type="float" office:value="346.980166666667">
            <text:p>346.9801666667</text:p>
          </table:table-cell>
          <table:table-cell table:formula="of:=STDEV(INDIRECT(ADDRESS(ROW();2)):INDIRECT(ADDRESS(ROW();COLUMN()-6)))" office:value-type="float" office:value="1175.63755656066">
            <text:p>1175.63755656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1.27">
            <text:p>-101.2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4.89025">
            <text:p>214.890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85.725">
            <text:p>285.725</text:p>
          </table:table-cell>
          <table:table-cell office:value-type="float" office:value="1150.938">
            <text:p>1150.938</text:p>
          </table:table-cell>
          <table:table-cell office:value-type="float" office:value="151.25">
            <text:p>151.25</text:p>
          </table:table-cell>
          <table:table-cell office:value-type="float" office:value="10.08">
            <text:p>10.08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217.993">
            <text:p>217.993</text:p>
          </table:table-cell>
          <table:table-cell office:value-type="float" office:value="432">
            <text:p>432</text:p>
          </table:table-cell>
          <table:table-cell office:value-type="float" office:value="201.108">
            <text:p>201.108</text:p>
          </table:table-cell>
          <table:table-cell office:value-type="float" office:value="56.25">
            <text:p>56.25</text:p>
          </table:table-cell>
          <table:table-cell office:value-type="float" office:value="197.167">
            <text:p>197.167</text:p>
          </table:table-cell>
          <table:table-cell office:value-type="float" office:value="1333.889">
            <text:p>1333.889</text:p>
          </table:table-cell>
          <table:table-cell office:value-type="float" office:value="151.25">
            <text:p>151.25</text:p>
          </table:table-cell>
          <table:table-cell office:value-type="float" office:value="92.045">
            <text:p>92.045</text:p>
          </table:table-cell>
          <table:table-cell office:value-type="float" office:value="28.8">
            <text:p>28.8</text:p>
          </table:table-cell>
          <table:table-cell office:value-type="float" office:value="225">
            <text:p>225</text:p>
          </table:table-cell>
          <table:table-cell office:value-type="float" office:value="315625">
            <text:p>315625</text:p>
          </table:table-cell>
          <table:table-cell office:value-type="float" office:value="10.08">
            <text:p>10.08</text:p>
          </table:table-cell>
          <table:table-cell/>
          <table:table-cell table:formula="of:=MEDIAN(INDIRECT(ADDRESS(ROW();2)):INDIRECT(ADDRESS(ROW();COLUMN()-2)))" office:value-type="float" office:value="186.0835">
            <text:p>186.0835</text:p>
          </table:table-cell>
          <table:table-cell table:formula="of:=MIN(INDIRECT(ADDRESS(ROW();2)):INDIRECT(ADDRESS(ROW();COLUMN()-3)))" office:value-type="float" office:value="10.08">
            <text:p>10.08</text:p>
          </table:table-cell>
          <table:table-cell table:formula="of:=MAX(INDIRECT(ADDRESS(ROW();2)):INDIRECT(ADDRESS(ROW();COLUMN()-4)))" office:value-type="float" office:value="315625">
            <text:p>315625</text:p>
          </table:table-cell>
          <table:table-cell table:formula="of:=AVERAGE(INDIRECT(ADDRESS(ROW();2)):INDIRECT(ADDRESS(ROW();COLUMN()-5)))" office:value-type="float" office:value="17801.3097222222">
            <text:p>17801.3097222222</text:p>
          </table:table-cell>
          <table:table-cell table:formula="of:=STDEV(INDIRECT(ADDRESS(ROW();2)):INDIRECT(ADDRESS(ROW();COLUMN()-6)))" office:value-type="float" office:value="74327.9008722863">
            <text:p>74327.90087228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9.58625">
            <text:p>-479.58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3.14125">
            <text:p>833.141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16.358">
            <text:p>816.358</text:p>
          </table:table-cell>
          <table:table-cell office:value-type="float" office:value="1984.375">
            <text:p>1984.375</text:p>
          </table:table-cell>
          <table:table-cell office:value-type="float" office:value="605">
            <text:p>605</text:p>
          </table:table-cell>
          <table:table-cell office:value-type="float" office:value="28.8">
            <text:p>28.8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726.644">
            <text:p>726.644</text:p>
          </table:table-cell>
          <table:table-cell office:value-type="float" office:value="1080">
            <text:p>1080</text:p>
          </table:table-cell>
          <table:table-cell office:value-type="float" office:value="670.36">
            <text:p>670.36</text:p>
          </table:table-cell>
          <table:table-cell office:value-type="float" office:value="281.25">
            <text:p>281.25</text:p>
          </table:table-cell>
          <table:table-cell office:value-type="float" office:value="563.333">
            <text:p>563.333</text:p>
          </table:table-cell>
          <table:table-cell office:value-type="float" office:value="2722.222">
            <text:p>2722.222</text:p>
          </table:table-cell>
          <table:table-cell office:value-type="float" office:value="605">
            <text:p>605</text:p>
          </table:table-cell>
          <table:table-cell office:value-type="float" office:value="409.091">
            <text:p>409.091</text:p>
          </table:table-cell>
          <table:table-cell office:value-type="float" office:value="115.2">
            <text:p>115.2</text:p>
          </table:table-cell>
          <table:table-cell office:value-type="float" office:value="500">
            <text:p>500</text:p>
          </table:table-cell>
          <table:table-cell office:value-type="float" office:value="50500">
            <text:p>505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584.1665">
            <text:p>584.1665</text:p>
          </table:table-cell>
          <table:table-cell table:formula="of:=MIN(INDIRECT(ADDRESS(ROW();2)):INDIRECT(ADDRESS(ROW();COLUMN()-3)))" office:value-type="float" office:value="28.8">
            <text:p>28.8</text:p>
          </table:table-cell>
          <table:table-cell table:formula="of:=MAX(INDIRECT(ADDRESS(ROW();2)):INDIRECT(ADDRESS(ROW();COLUMN()-4)))" office:value-type="float" office:value="50500">
            <text:p>50500</text:p>
          </table:table-cell>
          <table:table-cell table:formula="of:=AVERAGE(INDIRECT(ADDRESS(ROW();2)):INDIRECT(ADDRESS(ROW();COLUMN()-5)))" office:value-type="float" office:value="3469.80183333333">
            <text:p>3469.8018333333</text:p>
          </table:table-cell>
          <table:table-cell table:formula="of:=STDEV(INDIRECT(ADDRESS(ROW();2)):INDIRECT(ADDRESS(ROW();COLUMN()-6)))" office:value-type="float" office:value="11756.3755079962">
            <text:p>11756.37550799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12.6975">
            <text:p>-1012.6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48.89975">
            <text:p>2148.899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5.8">
            <text:p>5.8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9">
            <text:p>4.9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62.5">
            <text:p>62.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62.5">
            <text:p>62.5</text:p>
          </table:table-cell>
          <table:table-cell table:formula="of:=AVERAGE(INDIRECT(ADDRESS(ROW();2)):INDIRECT(ADDRESS(ROW();COLUMN()-5)))" office:value-type="float" office:value="6.63611111111111">
            <text:p>6.6361111111</text:p>
          </table:table-cell>
          <table:table-cell table:formula="of:=STDEV(INDIRECT(ADDRESS(ROW();2)):INDIRECT(ADDRESS(ROW();COLUMN()-6)))" office:value-type="float" office:value="13.9764066487226">
            <text:p>13.97640664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25">
            <text:p>-1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2777777777778">
            <text:p>10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18"/>
          <table:table-cell table:number-columns-repeated="26"/>
        </table:table-row>
        <table:table-row table:style-name="ro1">
          <table:table-cell office:value-type="string">
            <text:p>AO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0.418">
            <text:p>30.418</text:p>
          </table:table-cell>
          <table:table-cell office:value-type="float" office:value="70.96">
            <text:p>70.96</text:p>
          </table:table-cell>
          <table:table-cell office:value-type="float" office:value="26.62">
            <text:p>26.62</text:p>
          </table:table-cell>
          <table:table-cell office:value-type="float" office:value="4.32">
            <text:p>4.3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.5">
            <text:p>21.5</text:p>
          </table:table-cell>
          <table:table-cell office:value-type="float" office:value="116.64">
            <text:p>116.64</text:p>
          </table:table-cell>
          <table:table-cell office:value-type="float" office:value="26.62">
            <text:p>26.62</text:p>
          </table:table-cell>
          <table:table-cell office:value-type="float" office:value="14.58">
            <text:p>14.58</text:p>
          </table:table-cell>
          <table:table-cell office:value-type="float" office:value="43.94">
            <text:p>43.94</text:p>
          </table:table-cell>
          <table:table-cell office:value-type="float" office:value="54.88">
            <text:p>54.88</text:p>
          </table:table-cell>
          <table:table-cell office:value-type="float" office:value="26.62">
            <text:p>26.62</text:p>
          </table:table-cell>
          <table:table-cell office:value-type="float" office:value="18">
            <text:p>18</text:p>
          </table:table-cell>
          <table:table-cell office:value-type="float" office:value="4.32">
            <text:p>4.32</text:p>
          </table:table-cell>
          <table:table-cell office:value-type="float" office:value="20">
            <text:p>20</text:p>
          </table:table-cell>
          <table:table-cell office:value-type="float" office:value="3020">
            <text:p>3020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24.06">
            <text:p>24.06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3020">
            <text:p>3020</text:p>
          </table:table-cell>
          <table:table-cell table:formula="of:=AVERAGE(INDIRECT(ADDRESS(ROW();2)):INDIRECT(ADDRESS(ROW();COLUMN()-5)))" office:value-type="float" office:value="196.874333333333">
            <text:p>196.8743333333</text:p>
          </table:table-cell>
          <table:table-cell table:formula="of:=STDEV(INDIRECT(ADDRESS(ROW();2)):INDIRECT(ADDRESS(ROW();COLUMN()-6)))" office:value-type="float" office:value="705.09146817842">
            <text:p>705.09146817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6785">
            <text:p>-47.67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738">
            <text:p>106.73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2.916">
            <text:p>2.916</text:p>
          </table:table-cell>
          <table:table-cell office:value-type="float" office:value="2.048">
            <text:p>2.048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7.813">
            <text:p>7.813</text:p>
          </table:table-cell>
          <table:table-cell office:value-type="float" office:value="4">
            <text:p>4</text:p>
          </table:table-cell>
          <table:table-cell office:value-type="float" office:value="2.457">
            <text:p>2.457</text:p>
          </table:table-cell>
          <table:table-cell office:value-type="float" office:value="7">
            <text:p>7</text:p>
          </table:table-cell>
          <table:table-cell office:value-type="float" office:value="3.43">
            <text:p>3.43</text:p>
          </table:table-cell>
          <table:table-cell office:value-type="float" office:value="6.912">
            <text:p>6.912</text:p>
          </table:table-cell>
          <table:table-cell office:value-type="float" office:value="7">
            <text:p>7</text:p>
          </table:table-cell>
          <table:table-cell office:value-type="float" office:value="0.864">
            <text:p>0.86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7.813">
            <text:p>7.813</text:p>
          </table:table-cell>
          <table:table-cell table:number-columns-repeated="2" office:value-type="float" office:value="4">
            <text:p>4</text:p>
          </table:table-cell>
          <table:table-cell office:value-type="float" office:value="62.5">
            <text:p>62.5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0.864">
            <text:p>0.864</text:p>
          </table:table-cell>
          <table:table-cell table:formula="of:=MAX(INDIRECT(ADDRESS(ROW();2)):INDIRECT(ADDRESS(ROW();COLUMN()-4)))" office:value-type="float" office:value="62.5">
            <text:p>62.5</text:p>
          </table:table-cell>
          <table:table-cell table:formula="of:=AVERAGE(INDIRECT(ADDRESS(ROW();2)):INDIRECT(ADDRESS(ROW();COLUMN()-5)))" office:value-type="float" office:value="10.9807222222222">
            <text:p>10.9807222222</text:p>
          </table:table-cell>
          <table:table-cell table:formula="of:=STDEV(INDIRECT(ADDRESS(ROW();2)):INDIRECT(ADDRESS(ROW();COLUMN()-6)))" office:value-type="float" office:value="18.8501749057436">
            <text:p>18.8501749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71">
            <text:p>-6.7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2825">
            <text:p>17.28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0.431">
            <text:p>10.431</text:p>
          </table:table-cell>
          <table:table-cell office:value-type="float" office:value="34.648">
            <text:p>34.648</text:p>
          </table:table-cell>
          <table:table-cell office:value-type="float" office:value="6.655">
            <text:p>6.655</text:p>
          </table:table-cell>
          <table:table-cell office:value-type="float" office:value="0.069">
            <text:p>0.069</text:p>
          </table:table-cell>
          <table:table-cell office:value-type="float" office:value="2.56">
            <text:p>2.56</text:p>
          </table:table-cell>
          <table:table-cell office:value-type="float" office:value="5">
            <text:p>5</text:p>
          </table:table-cell>
          <table:table-cell office:value-type="float" office:value="8.752">
            <text:p>8.752</text:p>
          </table:table-cell>
          <table:table-cell office:value-type="float" office:value="16.663">
            <text:p>16.663</text:p>
          </table:table-cell>
          <table:table-cell office:value-type="float" office:value="7.762">
            <text:p>7.762</text:p>
          </table:table-cell>
          <table:table-cell office:value-type="float" office:value="2.109">
            <text:p>2.109</text:p>
          </table:table-cell>
          <table:table-cell office:value-type="float" office:value="6.277">
            <text:p>6.277</text:p>
          </table:table-cell>
          <table:table-cell office:value-type="float" office:value="63.519">
            <text:p>63.519</text:p>
          </table:table-cell>
          <table:table-cell office:value-type="float" office:value="6.655">
            <text:p>6.655</text:p>
          </table:table-cell>
          <table:table-cell office:value-type="float" office:value="4.091">
            <text:p>4.091</text:p>
          </table:table-cell>
          <table:table-cell office:value-type="float" office:value="0.553">
            <text:p>0.553</text:p>
          </table:table-cell>
          <table:table-cell office:value-type="float" office:value="5">
            <text:p>5</text:p>
          </table:table-cell>
          <table:table-cell office:value-type="float" office:value="755">
            <text:p>755</text:p>
          </table:table-cell>
          <table:table-cell office:value-type="float" office:value="0.069">
            <text:p>0.069</text:p>
          </table:table-cell>
          <table:table-cell/>
          <table:table-cell table:formula="of:=MEDIAN(INDIRECT(ADDRESS(ROW();2)):INDIRECT(ADDRESS(ROW();COLUMN()-2)))" office:value-type="float" office:value="6.466">
            <text:p>6.466</text:p>
          </table:table-cell>
          <table:table-cell table:formula="of:=MIN(INDIRECT(ADDRESS(ROW();2)):INDIRECT(ADDRESS(ROW();COLUMN()-3)))" office:value-type="float" office:value="0.069">
            <text:p>0.069</text:p>
          </table:table-cell>
          <table:table-cell table:formula="of:=MAX(INDIRECT(ADDRESS(ROW();2)):INDIRECT(ADDRESS(ROW();COLUMN()-4)))" office:value-type="float" office:value="755">
            <text:p>755</text:p>
          </table:table-cell>
          <table:table-cell table:formula="of:=AVERAGE(INDIRECT(ADDRESS(ROW();2)):INDIRECT(ADDRESS(ROW();COLUMN()-5)))" office:value-type="float" office:value="51.9896111111111">
            <text:p>51.9896111111</text:p>
          </table:table-cell>
          <table:table-cell table:formula="of:=STDEV(INDIRECT(ADDRESS(ROW();2)):INDIRECT(ADDRESS(ROW();COLUMN()-6)))" office:value-type="float" office:value="176.124443417027">
            <text:p>176.1244434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26275">
            <text:p>-18.26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.21675">
            <text:p>31.216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04.312">
            <text:p>104.312</text:p>
          </table:table-cell>
          <table:table-cell office:value-type="float" office:value="346.484">
            <text:p>346.484</text:p>
          </table:table-cell>
          <table:table-cell office:value-type="float" office:value="66.55">
            <text:p>66.55</text:p>
          </table:table-cell>
          <table:table-cell office:value-type="float" office:value="0.691">
            <text:p>0.691</text:p>
          </table:table-cell>
          <table:table-cell office:value-type="float" office:value="25.6">
            <text:p>25.6</text:p>
          </table:table-cell>
          <table:table-cell office:value-type="float" office:value="50">
            <text:p>50</text:p>
          </table:table-cell>
          <table:table-cell office:value-type="float" office:value="87.523">
            <text:p>87.523</text:p>
          </table:table-cell>
          <table:table-cell office:value-type="float" office:value="166.629">
            <text:p>166.629</text:p>
          </table:table-cell>
          <table:table-cell office:value-type="float" office:value="77.621">
            <text:p>77.621</text:p>
          </table:table-cell>
          <table:table-cell office:value-type="float" office:value="21.094">
            <text:p>21.094</text:p>
          </table:table-cell>
          <table:table-cell office:value-type="float" office:value="62.771">
            <text:p>62.771</text:p>
          </table:table-cell>
          <table:table-cell office:value-type="float" office:value="635.185">
            <text:p>635.185</text:p>
          </table:table-cell>
          <table:table-cell office:value-type="float" office:value="66.55">
            <text:p>66.55</text:p>
          </table:table-cell>
          <table:table-cell office:value-type="float" office:value="40.909">
            <text:p>40.909</text:p>
          </table:table-cell>
          <table:table-cell office:value-type="float" office:value="5.53">
            <text:p>5.53</text:p>
          </table:table-cell>
          <table:table-cell office:value-type="float" office:value="50">
            <text:p>50</text:p>
          </table:table-cell>
          <table:table-cell office:value-type="float" office:value="7550">
            <text:p>7550</text:p>
          </table:table-cell>
          <table:table-cell office:value-type="float" office:value="0.691">
            <text:p>0.691</text:p>
          </table:table-cell>
          <table:table-cell/>
          <table:table-cell table:formula="of:=MEDIAN(INDIRECT(ADDRESS(ROW();2)):INDIRECT(ADDRESS(ROW();COLUMN()-2)))" office:value-type="float" office:value="64.6605">
            <text:p>64.6605</text:p>
          </table:table-cell>
          <table:table-cell table:formula="of:=MIN(INDIRECT(ADDRESS(ROW();2)):INDIRECT(ADDRESS(ROW();COLUMN()-3)))" office:value-type="float" office:value="0.691">
            <text:p>0.691</text:p>
          </table:table-cell>
          <table:table-cell table:formula="of:=MAX(INDIRECT(ADDRESS(ROW();2)):INDIRECT(ADDRESS(ROW();COLUMN()-4)))" office:value-type="float" office:value="7550">
            <text:p>7550</text:p>
          </table:table-cell>
          <table:table-cell table:formula="of:=AVERAGE(INDIRECT(ADDRESS(ROW();2)):INDIRECT(ADDRESS(ROW();COLUMN()-5)))" office:value-type="float" office:value="519.896666666667">
            <text:p>519.8966666667</text:p>
          </table:table-cell>
          <table:table-cell table:formula="of:=STDEV(INDIRECT(ADDRESS(ROW();2)):INDIRECT(ADDRESS(ROW();COLUMN()-6)))" office:value-type="float" office:value="1761.24421710496">
            <text:p>1761.244217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2.63525">
            <text:p>-182.63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2.17725">
            <text:p>312.177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417.25">
            <text:p>417.25</text:p>
          </table:table-cell>
          <table:table-cell office:value-type="float" office:value="2758.016">
            <text:p>2758.016</text:p>
          </table:table-cell>
          <table:table-cell office:value-type="float" office:value="166.375">
            <text:p>166.375</text:p>
          </table:table-cell>
          <table:table-cell office:value-type="float" office:value="2.765">
            <text:p>2.765</text:p>
          </table:table-cell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float" office:value="284.449">
            <text:p>284.449</text:p>
          </table:table-cell>
          <table:table-cell office:value-type="float" office:value="791.486">
            <text:p>791.486</text:p>
          </table:table-cell>
          <table:table-cell office:value-type="float" office:value="252.267">
            <text:p>252.267</text:p>
          </table:table-cell>
          <table:table-cell office:value-type="float" office:value="42.188">
            <text:p>42.188</text:p>
          </table:table-cell>
          <table:table-cell office:value-type="float" office:value="251.086">
            <text:p>251.086</text:p>
          </table:table-cell>
          <table:table-cell office:value-type="float" office:value="4357.37">
            <text:p>4357.37</text:p>
          </table:table-cell>
          <table:table-cell office:value-type="float" office:value="166.375">
            <text:p>166.375</text:p>
          </table:table-cell>
          <table:table-cell office:value-type="float" office:value="92.045">
            <text:p>92.045</text:p>
          </table:table-cell>
          <table:table-cell office:value-type="float" office:value="13.824">
            <text:p>13.824</text:p>
          </table:table-cell>
          <table:table-cell office:value-type="float" office:value="275">
            <text:p>275</text:p>
          </table:table-cell>
          <table:table-cell office:value-type="float" office:value="2359375">
            <text:p>2359375</text:p>
          </table:table-cell>
          <table:table-cell office:value-type="float" office:value="2.765">
            <text:p>2.765</text:p>
          </table:table-cell>
          <table:table-cell/>
          <table:table-cell table:formula="of:=MEDIAN(INDIRECT(ADDRESS(ROW();2)):INDIRECT(ADDRESS(ROW();COLUMN()-2)))" office:value-type="float" office:value="225.543">
            <text:p>225.543</text:p>
          </table:table-cell>
          <table:table-cell table:formula="of:=MIN(INDIRECT(ADDRESS(ROW();2)):INDIRECT(ADDRESS(ROW();COLUMN()-3)))" office:value-type="float" office:value="2.765">
            <text:p>2.765</text:p>
          </table:table-cell>
          <table:table-cell table:formula="of:=MAX(INDIRECT(ADDRESS(ROW();2)):INDIRECT(ADDRESS(ROW();COLUMN()-4)))" office:value-type="float" office:value="2359375">
            <text:p>2359375</text:p>
          </table:table-cell>
          <table:table-cell table:formula="of:=AVERAGE(INDIRECT(ADDRESS(ROW();2)):INDIRECT(ADDRESS(ROW();COLUMN()-5)))" office:value-type="float" office:value="131639.570055556">
            <text:p>131639.570055556</text:p>
          </table:table-cell>
          <table:table-cell table:formula="of:=STDEV(INDIRECT(ADDRESS(ROW();2)):INDIRECT(ADDRESS(ROW();COLUMN()-6)))" office:value-type="float" office:value="555970.619322833">
            <text:p>555970.6193228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68.10425">
            <text:p>-868.10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23.16525">
            <text:p>1323.165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043.124">
            <text:p>1043.124</text:p>
          </table:table-cell>
          <table:table-cell office:value-type="float" office:value="3464.844">
            <text:p>3464.844</text:p>
          </table:table-cell>
          <table:table-cell office:value-type="float" office:value="665.5">
            <text:p>665.5</text:p>
          </table:table-cell>
          <table:table-cell office:value-type="float" office:value="6.912">
            <text:p>6.912</text:p>
          </table:table-cell>
          <table:table-cell office:value-type="float" office:value="256">
            <text:p>256</text:p>
          </table:table-cell>
          <table:table-cell office:value-type="float" office:value="500">
            <text:p>500</text:p>
          </table:table-cell>
          <table:table-cell office:value-type="float" office:value="875.229">
            <text:p>875.229</text:p>
          </table:table-cell>
          <table:table-cell office:value-type="float" office:value="1666.286">
            <text:p>1666.286</text:p>
          </table:table-cell>
          <table:table-cell office:value-type="float" office:value="776.207">
            <text:p>776.207</text:p>
          </table:table-cell>
          <table:table-cell office:value-type="float" office:value="210.938">
            <text:p>210.938</text:p>
          </table:table-cell>
          <table:table-cell office:value-type="float" office:value="627.714">
            <text:p>627.714</text:p>
          </table:table-cell>
          <table:table-cell office:value-type="float" office:value="6351.851">
            <text:p>6351.851</text:p>
          </table:table-cell>
          <table:table-cell office:value-type="float" office:value="665.5">
            <text:p>665.5</text:p>
          </table:table-cell>
          <table:table-cell office:value-type="float" office:value="409.091">
            <text:p>409.091</text:p>
          </table:table-cell>
          <table:table-cell office:value-type="float" office:value="55.296">
            <text:p>55.296</text:p>
          </table:table-cell>
          <table:table-cell office:value-type="float" office:value="500">
            <text:p>500</text:p>
          </table:table-cell>
          <table:table-cell office:value-type="float" office:value="75500">
            <text:p>75500</text:p>
          </table:table-cell>
          <table:table-cell office:value-type="float" office:value="6.912">
            <text:p>6.912</text:p>
          </table:table-cell>
          <table:table-cell/>
          <table:table-cell table:formula="of:=MEDIAN(INDIRECT(ADDRESS(ROW();2)):INDIRECT(ADDRESS(ROW();COLUMN()-2)))" office:value-type="float" office:value="646.607">
            <text:p>646.607</text:p>
          </table:table-cell>
          <table:table-cell table:formula="of:=MIN(INDIRECT(ADDRESS(ROW();2)):INDIRECT(ADDRESS(ROW();COLUMN()-3)))" office:value-type="float" office:value="6.912">
            <text:p>6.912</text:p>
          </table:table-cell>
          <table:table-cell table:formula="of:=MAX(INDIRECT(ADDRESS(ROW();2)):INDIRECT(ADDRESS(ROW();COLUMN()-4)))" office:value-type="float" office:value="75500">
            <text:p>75500</text:p>
          </table:table-cell>
          <table:table-cell table:formula="of:=AVERAGE(INDIRECT(ADDRESS(ROW();2)):INDIRECT(ADDRESS(ROW();COLUMN()-5)))" office:value-type="float" office:value="5198.96688888889">
            <text:p>5198.9668888889</text:p>
          </table:table-cell>
          <table:table-cell table:formula="of:=STDEV(INDIRECT(ADDRESS(ROW();2)):INDIRECT(ADDRESS(ROW();COLUMN()-6)))" office:value-type="float" office:value="17612.442157768">
            <text:p>17612.4421577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26.35975">
            <text:p>-1826.35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21.78275">
            <text:p>3121.782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7.96">
            <text:p>7.96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3.25">
            <text:p>3.25</text:p>
          </table:table-cell>
          <table:table-cell office:value-type="float" office:value="4.75">
            <text:p>4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.86">
            <text:p>6.86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5.5">
            <text:p>5.5</text:p>
          </table:table-cell>
          <table:table-cell office:value-type="float" office:value="312.5">
            <text:p>312.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12.5">
            <text:p>312.5</text:p>
          </table:table-cell>
          <table:table-cell table:formula="of:=AVERAGE(INDIRECT(ADDRESS(ROW();2)):INDIRECT(ADDRESS(ROW();COLUMN()-5)))" office:value-type="float" office:value="21.0177777777778">
            <text:p>21.0177777778</text:p>
          </table:table-cell>
          <table:table-cell table:formula="of:=STDEV(INDIRECT(ADDRESS(ROW();2)):INDIRECT(ADDRESS(ROW();COLUMN()-6)))" office:value-type="float" office:value="72.7619913348071">
            <text:p>72.76199133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6875">
            <text:p>-3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75">
            <text:p>10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asic Tower(1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8.75">
            <text:p>28.75</text:p>
          </table:table-cell>
          <table:table-cell office:value-type="float" office:value="40">
            <text:p>40</text:p>
          </table:table-cell>
          <table:table-cell office:value-type="float" office:value="27.5">
            <text:p>27.5</text:p>
          </table:table-cell>
          <table:table-cell office:value-type="float" office:value="15">
            <text:p>15</text:p>
          </table:table-cell>
          <table:table-cell table:number-columns-repeated="2" office:value-type="float" office:value="25">
            <text:p>25</text:p>
          </table:table-cell>
          <table:table-cell office:value-type="float" office:value="25.5">
            <text:p>25.5</text:p>
          </table:table-cell>
          <table:table-cell office:value-type="float" office:value="45">
            <text:p>45</text:p>
          </table:table-cell>
          <table:table-cell office:value-type="float" office:value="27.5">
            <text:p>27.5</text:p>
          </table:table-cell>
          <table:table-cell office:value-type="float" office:value="22.5">
            <text:p>22.5</text:p>
          </table:table-cell>
          <table:table-cell office:value-type="float" office:value="32.5">
            <text:p>32.5</text:p>
          </table:table-cell>
          <table:table-cell office:value-type="float" office:value="35">
            <text:p>35</text:p>
          </table:table-cell>
          <table:table-cell office:value-type="float" office:value="27.5">
            <text:p>27.5</text:p>
          </table:table-cell>
          <table:table-cell office:value-type="float" office:value="22.5">
            <text:p>22.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025">
            <text:p>1025</text:p>
          </table:table-cell>
          <table:table-cell office:value-type="float" office:value="15">
            <text:p>15</text:p>
          </table:table-cell>
          <table:table-cell/>
          <table:table-cell table:formula="of:=MEDIAN(INDIRECT(ADDRESS(ROW();2)):INDIRECT(ADDRESS(ROW();COLUMN()-2)))" office:value-type="float" office:value="26.5">
            <text:p>26.5</text:p>
          </table:table-cell>
          <table:table-cell table:formula="of:=MIN(INDIRECT(ADDRESS(ROW();2)):INDIRECT(ADDRESS(ROW();COLUMN()-3)))" office:value-type="float" office:value="15">
            <text:p>15</text:p>
          </table:table-cell>
          <table:table-cell table:formula="of:=MAX(INDIRECT(ADDRESS(ROW();2)):INDIRECT(ADDRESS(ROW();COLUMN()-4)))" office:value-type="float" office:value="1025">
            <text:p>1025</text:p>
          </table:table-cell>
          <table:table-cell table:formula="of:=AVERAGE(INDIRECT(ADDRESS(ROW();2)):INDIRECT(ADDRESS(ROW();COLUMN()-5)))" office:value-type="float" office:value="82.1805555555556">
            <text:p>82.1805555556</text:p>
          </table:table-cell>
          <table:table-cell table:formula="of:=STDEV(INDIRECT(ADDRESS(ROW();2)):INDIRECT(ADDRESS(ROW();COLUMN()-6)))" office:value-type="float" office:value="235.431234583095">
            <text:p>235.43123458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875">
            <text:p>-2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6.875">
            <text:p>56.8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44">
            <text:p>1.44</text:p>
          </table:table-cell>
          <table:table-cell office:value-type="float" office:value="1.28">
            <text:p>1.28</text:p>
          </table:table-cell>
          <table:table-cell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.36">
            <text:p>1.36</text:p>
          </table:table-cell>
          <table:table-cell office:value-type="float" office:value="2.6">
            <text:p>2.6</text:p>
          </table:table-cell>
          <table:table-cell office:value-type="float" office:value="1.52">
            <text:p>1.52</text:p>
          </table:table-cell>
          <table:table-cell office:value-type="float" office:value="1.92">
            <text:p>1.92</text:p>
          </table:table-cell>
          <table:table-cell office:value-type="float" office:value="2.6">
            <text:p>2.6</text:p>
          </table:table-cell>
          <table:table-cell office:value-type="float" office:value="0.96">
            <text:p>0.96</text:p>
          </table:table-cell>
          <table:table-cell office:value-type="float" office:value="1.6">
            <text:p>1.6</text:p>
          </table:table-cell>
          <table:table-cell office:value-type="float" office:value="1.76">
            <text:p>1.76</text:p>
          </table:table-cell>
          <table:table-cell office:value-type="float" office:value="2">
            <text:p>2</text:p>
          </table:table-cell>
          <table:table-cell table:number-columns-repeated="2" office:value-type="float" office:value="1.6">
            <text:p>1.6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1.6">
            <text:p>1.6</text:p>
          </table:table-cell>
          <table:table-cell table:formula="of:=MIN(INDIRECT(ADDRESS(ROW();2)):INDIRECT(ADDRESS(ROW();COLUMN()-3)))" office:value-type="float" office:value="0.96">
            <text:p>0.96</text:p>
          </table:table-cell>
          <table:table-cell table:formula="of:=MAX(INDIRECT(ADDRESS(ROW();2)):INDIRECT(ADDRESS(ROW();COLUMN()-4)))" office:value-type="float" office:value="4">
            <text:p>4</text:p>
          </table:table-cell>
          <table:table-cell table:formula="of:=AVERAGE(INDIRECT(ADDRESS(ROW();2)):INDIRECT(ADDRESS(ROW();COLUMN()-5)))" office:value-type="float" office:value="1.96888888888889">
            <text:p>1.9688888889</text:p>
          </table:table-cell>
          <table:table-cell table:formula="of:=STDEV(INDIRECT(ADDRESS(ROW();2)):INDIRECT(ADDRESS(ROW();COLUMN()-6)))" office:value-type="float" office:value="0.844364633311301">
            <text:p>0.84436463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6">
            <text:p>0.1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38">
            <text:p>3.38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9.965">
            <text:p>19.965</text:p>
          </table:table-cell>
          <table:table-cell office:value-type="float" office:value="31.25">
            <text:p>31.25</text:p>
          </table:table-cell>
          <table:table-cell office:value-type="float" office:value="17.188">
            <text:p>17.188</text:p>
          </table:table-cell>
          <table:table-cell office:value-type="float" office:value="3.75">
            <text:p>3.75</text:p>
          </table:table-cell>
          <table:table-cell office:value-type="float" office:value="12.5">
            <text:p>12.5</text:p>
          </table:table-cell>
          <table:table-cell office:value-type="float" office:value="15.625">
            <text:p>15.625</text:p>
          </table:table-cell>
          <table:table-cell office:value-type="float" office:value="18.75">
            <text:p>18.75</text:p>
          </table:table-cell>
          <table:table-cell office:value-type="float" office:value="17.308">
            <text:p>17.308</text:p>
          </table:table-cell>
          <table:table-cell office:value-type="float" office:value="18.092">
            <text:p>18.092</text:p>
          </table:table-cell>
          <table:table-cell office:value-type="float" office:value="11.719">
            <text:p>11.719</text:p>
          </table:table-cell>
          <table:table-cell office:value-type="float" office:value="12.5">
            <text:p>12.5</text:p>
          </table:table-cell>
          <table:table-cell office:value-type="float" office:value="36.458">
            <text:p>36.458</text:p>
          </table:table-cell>
          <table:table-cell office:value-type="float" office:value="17.188">
            <text:p>17.188</text:p>
          </table:table-cell>
          <table:table-cell office:value-type="float" office:value="12.784">
            <text:p>12.784</text:p>
          </table:table-cell>
          <table:table-cell office:value-type="float" office:value="7.5">
            <text:p>7.5</text:p>
          </table:table-cell>
          <table:table-cell office:value-type="float" office:value="15.625">
            <text:p>15.625</text:p>
          </table:table-cell>
          <table:table-cell office:value-type="float" office:value="640.625">
            <text:p>640.625</text:p>
          </table:table-cell>
          <table:table-cell office:value-type="float" office:value="3.75">
            <text:p>3.75</text:p>
          </table:table-cell>
          <table:table-cell/>
          <table:table-cell table:formula="of:=MEDIAN(INDIRECT(ADDRESS(ROW();2)):INDIRECT(ADDRESS(ROW();COLUMN()-2)))" office:value-type="float" office:value="16.4065">
            <text:p>16.4065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640.625">
            <text:p>640.625</text:p>
          </table:table-cell>
          <table:table-cell table:formula="of:=AVERAGE(INDIRECT(ADDRESS(ROW();2)):INDIRECT(ADDRESS(ROW();COLUMN()-5)))" office:value-type="float" office:value="50.6987222222222">
            <text:p>50.6987222222</text:p>
          </table:table-cell>
          <table:table-cell table:formula="of:=STDEV(INDIRECT(ADDRESS(ROW();2)):INDIRECT(ADDRESS(ROW();COLUMN()-6)))" office:value-type="float" office:value="147.447593614818">
            <text:p>147.44759361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7565">
            <text:p>-5.75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842">
            <text:p>36.842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9.965">
            <text:p>19.965</text:p>
          </table:table-cell>
          <table:table-cell office:value-type="float" office:value="31.25">
            <text:p>31.25</text:p>
          </table:table-cell>
          <table:table-cell office:value-type="float" office:value="17.188">
            <text:p>17.188</text:p>
          </table:table-cell>
          <table:table-cell office:value-type="float" office:value="37.5">
            <text:p>37.5</text:p>
          </table:table-cell>
          <table:table-cell office:value-type="float" office:value="25">
            <text:p>25</text:p>
          </table:table-cell>
          <table:table-cell office:value-type="float" office:value="15.625">
            <text:p>15.625</text:p>
          </table:table-cell>
          <table:table-cell office:value-type="float" office:value="18.75">
            <text:p>18.75</text:p>
          </table:table-cell>
          <table:table-cell office:value-type="float" office:value="17.308">
            <text:p>17.308</text:p>
          </table:table-cell>
          <table:table-cell office:value-type="float" office:value="18.092">
            <text:p>18.092</text:p>
          </table:table-cell>
          <table:table-cell office:value-type="float" office:value="11.719">
            <text:p>11.719</text:p>
          </table:table-cell>
          <table:table-cell office:value-type="float" office:value="12.5">
            <text:p>12.5</text:p>
          </table:table-cell>
          <table:table-cell office:value-type="float" office:value="36.458">
            <text:p>36.458</text:p>
          </table:table-cell>
          <table:table-cell office:value-type="float" office:value="17.188">
            <text:p>17.188</text:p>
          </table:table-cell>
          <table:table-cell office:value-type="float" office:value="12.784">
            <text:p>12.784</text:p>
          </table:table-cell>
          <table:table-cell office:value-type="float" office:value="30">
            <text:p>30</text:p>
          </table:table-cell>
          <table:table-cell office:value-type="float" office:value="15.625">
            <text:p>15.625</text:p>
          </table:table-cell>
          <table:table-cell office:value-type="float" office:value="6406.25">
            <text:p>6406.25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18.421">
            <text:p>18.421</text:p>
          </table:table-cell>
          <table:table-cell table:formula="of:=MIN(INDIRECT(ADDRESS(ROW();2)):INDIRECT(ADDRESS(ROW();COLUMN()-3)))" office:value-type="float" office:value="11.719">
            <text:p>11.719</text:p>
          </table:table-cell>
          <table:table-cell table:formula="of:=MAX(INDIRECT(ADDRESS(ROW();2)):INDIRECT(ADDRESS(ROW();COLUMN()-4)))" office:value-type="float" office:value="6406.25">
            <text:p>6406.25</text:p>
          </table:table-cell>
          <table:table-cell table:formula="of:=AVERAGE(INDIRECT(ADDRESS(ROW();2)):INDIRECT(ADDRESS(ROW();COLUMN()-5)))" office:value-type="float" office:value="376.705666666667">
            <text:p>376.7056666667</text:p>
          </table:table-cell>
          <table:table-cell table:formula="of:=STDEV(INDIRECT(ADDRESS(ROW();2)):INDIRECT(ADDRESS(ROW();COLUMN()-6)))" office:value-type="float" office:value="1504.80146523199">
            <text:p>1504.801465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7495">
            <text:p>-28.74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70275">
            <text:p>75.702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9.965">
            <text:p>19.965</text:p>
          </table:table-cell>
          <table:table-cell office:value-type="float" office:value="31.25">
            <text:p>31.25</text:p>
          </table:table-cell>
          <table:table-cell office:value-type="float" office:value="17.188">
            <text:p>17.188</text:p>
          </table:table-cell>
          <table:table-cell office:value-type="float" office:value="131.25">
            <text:p>131.25</text:p>
          </table:table-cell>
          <table:table-cell office:value-type="float" office:value="25">
            <text:p>25</text:p>
          </table:table-cell>
          <table:table-cell office:value-type="float" office:value="15.625">
            <text:p>15.625</text:p>
          </table:table-cell>
          <table:table-cell office:value-type="float" office:value="18.75">
            <text:p>18.75</text:p>
          </table:table-cell>
          <table:table-cell office:value-type="float" office:value="17.308">
            <text:p>17.308</text:p>
          </table:table-cell>
          <table:table-cell office:value-type="float" office:value="18.092">
            <text:p>18.092</text:p>
          </table:table-cell>
          <table:table-cell office:value-type="float" office:value="11.719">
            <text:p>11.719</text:p>
          </table:table-cell>
          <table:table-cell office:value-type="float" office:value="12.5">
            <text:p>12.5</text:p>
          </table:table-cell>
          <table:table-cell office:value-type="float" office:value="36.458">
            <text:p>36.458</text:p>
          </table:table-cell>
          <table:table-cell office:value-type="float" office:value="17.188">
            <text:p>17.188</text:p>
          </table:table-cell>
          <table:table-cell office:value-type="float" office:value="12.784">
            <text:p>12.784</text:p>
          </table:table-cell>
          <table:table-cell office:value-type="float" office:value="30">
            <text:p>30</text:p>
          </table:table-cell>
          <table:table-cell office:value-type="float" office:value="15.625">
            <text:p>15.625</text:p>
          </table:table-cell>
          <table:table-cell office:value-type="float" office:value="96093.75">
            <text:p>96093.75</text:p>
          </table:table-cell>
          <table:table-cell office:value-type="float" office:value="131.25">
            <text:p>131.25</text:p>
          </table:table-cell>
          <table:table-cell/>
          <table:table-cell table:formula="of:=MEDIAN(INDIRECT(ADDRESS(ROW();2)):INDIRECT(ADDRESS(ROW();COLUMN()-2)))" office:value-type="float" office:value="18.421">
            <text:p>18.421</text:p>
          </table:table-cell>
          <table:table-cell table:formula="of:=MIN(INDIRECT(ADDRESS(ROW();2)):INDIRECT(ADDRESS(ROW();COLUMN()-3)))" office:value-type="float" office:value="11.719">
            <text:p>11.719</text:p>
          </table:table-cell>
          <table:table-cell table:formula="of:=MAX(INDIRECT(ADDRESS(ROW();2)):INDIRECT(ADDRESS(ROW();COLUMN()-4)))" office:value-type="float" office:value="96093.75">
            <text:p>96093.75</text:p>
          </table:table-cell>
          <table:table-cell table:formula="of:=AVERAGE(INDIRECT(ADDRESS(ROW();2)):INDIRECT(ADDRESS(ROW();COLUMN()-5)))" office:value-type="float" office:value="5369.76122222222">
            <text:p>5369.7612222222</text:p>
          </table:table-cell>
          <table:table-cell table:formula="of:=STDEV(INDIRECT(ADDRESS(ROW();2)):INDIRECT(ADDRESS(ROW();COLUMN()-6)))" office:value-type="float" office:value="22641.7520960362">
            <text:p>22641.75209603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7495">
            <text:p>-28.74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70275">
            <text:p>75.702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9.965">
            <text:p>19.965</text:p>
          </table:table-cell>
          <table:table-cell office:value-type="float" office:value="31.25">
            <text:p>31.25</text:p>
          </table:table-cell>
          <table:table-cell office:value-type="float" office:value="17.188">
            <text:p>17.188</text:p>
          </table:table-cell>
          <table:table-cell office:value-type="float" office:value="375">
            <text:p>375</text:p>
          </table:table-cell>
          <table:table-cell office:value-type="float" office:value="25">
            <text:p>25</text:p>
          </table:table-cell>
          <table:table-cell office:value-type="float" office:value="15.625">
            <text:p>15.625</text:p>
          </table:table-cell>
          <table:table-cell office:value-type="float" office:value="18.75">
            <text:p>18.75</text:p>
          </table:table-cell>
          <table:table-cell office:value-type="float" office:value="17.308">
            <text:p>17.308</text:p>
          </table:table-cell>
          <table:table-cell office:value-type="float" office:value="18.092">
            <text:p>18.092</text:p>
          </table:table-cell>
          <table:table-cell office:value-type="float" office:value="11.719">
            <text:p>11.719</text:p>
          </table:table-cell>
          <table:table-cell office:value-type="float" office:value="12.5">
            <text:p>12.5</text:p>
          </table:table-cell>
          <table:table-cell office:value-type="float" office:value="36.458">
            <text:p>36.458</text:p>
          </table:table-cell>
          <table:table-cell office:value-type="float" office:value="17.188">
            <text:p>17.188</text:p>
          </table:table-cell>
          <table:table-cell office:value-type="float" office:value="12.784">
            <text:p>12.784</text:p>
          </table:table-cell>
          <table:table-cell office:value-type="float" office:value="30">
            <text:p>30</text:p>
          </table:table-cell>
          <table:table-cell office:value-type="float" office:value="15.625">
            <text:p>15.625</text:p>
          </table:table-cell>
          <table:table-cell office:value-type="float" office:value="64062.5">
            <text:p>64062.5</text:p>
          </table:table-cell>
          <table:table-cell office:value-type="float" office:value="187.5">
            <text:p>187.5</text:p>
          </table:table-cell>
          <table:table-cell/>
          <table:table-cell table:formula="of:=MEDIAN(INDIRECT(ADDRESS(ROW();2)):INDIRECT(ADDRESS(ROW();COLUMN()-2)))" office:value-type="float" office:value="18.421">
            <text:p>18.421</text:p>
          </table:table-cell>
          <table:table-cell table:formula="of:=MIN(INDIRECT(ADDRESS(ROW();2)):INDIRECT(ADDRESS(ROW();COLUMN()-3)))" office:value-type="float" office:value="11.719">
            <text:p>11.719</text:p>
          </table:table-cell>
          <table:table-cell table:formula="of:=MAX(INDIRECT(ADDRESS(ROW();2)):INDIRECT(ADDRESS(ROW();COLUMN()-4)))" office:value-type="float" office:value="64062.5">
            <text:p>64062.5</text:p>
          </table:table-cell>
          <table:table-cell table:formula="of:=AVERAGE(INDIRECT(ADDRESS(ROW();2)):INDIRECT(ADDRESS(ROW();COLUMN()-5)))" office:value-type="float" office:value="3606.914">
            <text:p>3606.914</text:p>
          </table:table-cell>
          <table:table-cell table:formula="of:=STDEV(INDIRECT(ADDRESS(ROW();2)):INDIRECT(ADDRESS(ROW();COLUMN()-6)))" office:value-type="float" office:value="15087.9958451388">
            <text:p>15087.99584513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7495">
            <text:p>-28.74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70275">
            <text:p>75.702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4.01388888888889">
            <text:p>4.0138888889</text:p>
          </table:table-cell>
          <table:table-cell table:formula="of:=STDEV(INDIRECT(ADDRESS(ROW();2)):INDIRECT(ADDRESS(ROW();COLUMN()-6)))" office:value-type="float" office:value="2.80256214474602">
            <text:p>2.8025621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75">
            <text:p>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75">
            <text:p>5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05555555555556">
            <text:p>8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asic Tower(2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3.063">
            <text:p>33.063</text:p>
          </table:table-cell>
          <table:table-cell office:value-type="float" office:value="58">
            <text:p>58</text:p>
          </table:table-cell>
          <table:table-cell office:value-type="float" office:value="30.25">
            <text:p>30.25</text:p>
          </table:table-cell>
          <table:table-cell office:value-type="float" office:value="9">
            <text:p>9</text:p>
          </table:table-cell>
          <table:table-cell table:number-columns-repeated="2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30.25">
            <text:p>30.25</text:p>
          </table:table-cell>
          <table:table-cell office:value-type="float" office:value="20.25">
            <text:p>20.25</text:p>
          </table:table-cell>
          <table:table-cell office:value-type="float" office:value="42.25">
            <text:p>42.25</text:p>
          </table:table-cell>
          <table:table-cell office:value-type="float" office:value="49">
            <text:p>49</text:p>
          </table:table-cell>
          <table:table-cell office:value-type="float" office:value="30.25">
            <text:p>30.25</text:p>
          </table:table-cell>
          <table:table-cell office:value-type="float" office:value="22.5">
            <text:p>22.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025">
            <text:p>2025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28.125">
            <text:p>28.12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2025">
            <text:p>2025</text:p>
          </table:table-cell>
          <table:table-cell table:formula="of:=AVERAGE(INDIRECT(ADDRESS(ROW();2)):INDIRECT(ADDRESS(ROW();COLUMN()-5)))" office:value-type="float" office:value="141.656277777778">
            <text:p>141.6562777778</text:p>
          </table:table-cell>
          <table:table-cell table:formula="of:=STDEV(INDIRECT(ADDRESS(ROW();2)):INDIRECT(ADDRESS(ROW();COLUMN()-6)))" office:value-type="float" office:value="470.362044903561">
            <text:p>470.36204490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.35975">
            <text:p>-27.35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438">
            <text:p>90.43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296">
            <text:p>1.296</text:p>
          </table:table-cell>
          <table:table-cell office:value-type="float" office:value="1.024">
            <text:p>1.024</text:p>
          </table:table-cell>
          <table:table-cell office:value-type="float" office:value="1.6">
            <text:p>1.6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 office:value-type="float" office:value="1.6">
            <text:p>1.6</text:p>
          </table:table-cell>
          <table:table-cell office:value-type="float" office:value="1.156">
            <text:p>1.156</text:p>
          </table:table-cell>
          <table:table-cell office:value-type="float" office:value="3.6">
            <text:p>3.6</text:p>
          </table:table-cell>
          <table:table-cell office:value-type="float" office:value="1.444">
            <text:p>1.444</text:p>
          </table:table-cell>
          <table:table-cell office:value-type="float" office:value="2.304">
            <text:p>2.304</text:p>
          </table:table-cell>
          <table:table-cell office:value-type="float" office:value="3.6">
            <text:p>3.6</text:p>
          </table:table-cell>
          <table:table-cell office:value-type="float" office:value="0.576">
            <text:p>0.576</text:p>
          </table:table-cell>
          <table:table-cell office:value-type="float" office:value="1.6">
            <text:p>1.6</text:p>
          </table:table-cell>
          <table:table-cell office:value-type="float" office:value="1.76">
            <text:p>1.76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.6">
            <text:p>1.6</text:p>
          </table:table-cell>
          <table:table-cell table:formula="of:=MIN(INDIRECT(ADDRESS(ROW();2)):INDIRECT(ADDRESS(ROW();COLUMN()-3)))" office:value-type="float" office:value="0.576">
            <text:p>0.576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76444444444444">
            <text:p>2.7644444444</text:p>
          </table:table-cell>
          <table:table-cell table:formula="of:=STDEV(INDIRECT(ADDRESS(ROW();2)):INDIRECT(ADDRESS(ROW();COLUMN()-6)))" office:value-type="float" office:value="2.74985240720987">
            <text:p>2.7498524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68">
            <text:p>-1.5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551">
            <text:p>5.551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5.511">
            <text:p>25.511</text:p>
          </table:table-cell>
          <table:table-cell office:value-type="float" office:value="56.641">
            <text:p>56.641</text:p>
          </table:table-cell>
          <table:table-cell office:value-type="float" office:value="18.906">
            <text:p>18.906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15.625">
            <text:p>15.625</text:p>
          </table:table-cell>
          <table:table-cell office:value-type="float" office:value="22.491">
            <text:p>22.491</text:p>
          </table:table-cell>
          <table:table-cell office:value-type="float" office:value="22.5">
            <text:p>22.5</text:p>
          </table:table-cell>
          <table:table-cell office:value-type="float" office:value="20.949">
            <text:p>20.949</text:p>
          </table:table-cell>
          <table:table-cell office:value-type="float" office:value="8.789">
            <text:p>8.789</text:p>
          </table:table-cell>
          <table:table-cell office:value-type="float" office:value="11.736">
            <text:p>11.736</text:p>
          </table:table-cell>
          <table:table-cell office:value-type="float" office:value="85.069">
            <text:p>85.069</text:p>
          </table:table-cell>
          <table:table-cell office:value-type="float" office:value="18.906">
            <text:p>18.906</text:p>
          </table:table-cell>
          <table:table-cell office:value-type="float" office:value="12.784">
            <text:p>12.784</text:p>
          </table:table-cell>
          <table:table-cell office:value-type="float" office:value="3.6">
            <text:p>3.6</text:p>
          </table:table-cell>
          <table:table-cell office:value-type="float" office:value="15.625">
            <text:p>15.625</text:p>
          </table:table-cell>
          <table:table-cell office:value-type="float" office:value="1265.625">
            <text:p>1265.625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17.2655">
            <text:p>17.265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1265.625">
            <text:p>1265.625</text:p>
          </table:table-cell>
          <table:table-cell table:formula="of:=AVERAGE(INDIRECT(ADDRESS(ROW();2)):INDIRECT(ADDRESS(ROW();COLUMN()-5)))" office:value-type="float" office:value="89.8087222222222">
            <text:p>89.8087222222</text:p>
          </table:table-cell>
          <table:table-cell table:formula="of:=STDEV(INDIRECT(ADDRESS(ROW();2)):INDIRECT(ADDRESS(ROW();COLUMN()-6)))" office:value-type="float" office:value="294.14567942309">
            <text:p>294.14567942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75725">
            <text:p>-25.75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8.689">
            <text:p>58.689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5.511">
            <text:p>25.511</text:p>
          </table:table-cell>
          <table:table-cell office:value-type="float" office:value="56.641">
            <text:p>56.641</text:p>
          </table:table-cell>
          <table:table-cell office:value-type="float" office:value="18.906">
            <text:p>18.906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5.625">
            <text:p>15.625</text:p>
          </table:table-cell>
          <table:table-cell office:value-type="float" office:value="22.491">
            <text:p>22.491</text:p>
          </table:table-cell>
          <table:table-cell office:value-type="float" office:value="22.5">
            <text:p>22.5</text:p>
          </table:table-cell>
          <table:table-cell office:value-type="float" office:value="20.949">
            <text:p>20.949</text:p>
          </table:table-cell>
          <table:table-cell office:value-type="float" office:value="8.789">
            <text:p>8.789</text:p>
          </table:table-cell>
          <table:table-cell office:value-type="float" office:value="11.736">
            <text:p>11.736</text:p>
          </table:table-cell>
          <table:table-cell office:value-type="float" office:value="85.069">
            <text:p>85.069</text:p>
          </table:table-cell>
          <table:table-cell office:value-type="float" office:value="18.906">
            <text:p>18.906</text:p>
          </table:table-cell>
          <table:table-cell office:value-type="float" office:value="12.784">
            <text:p>12.784</text:p>
          </table:table-cell>
          <table:table-cell office:value-type="float" office:value="14.4">
            <text:p>14.4</text:p>
          </table:table-cell>
          <table:table-cell office:value-type="float" office:value="15.625">
            <text:p>15.625</text:p>
          </table:table-cell>
          <table:table-cell office:value-type="float" office:value="12656.25">
            <text:p>12656.25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8.906">
            <text:p>18.906</text:p>
          </table:table-cell>
          <table:table-cell table:formula="of:=MIN(INDIRECT(ADDRESS(ROW();2)):INDIRECT(ADDRESS(ROW();COLUMN()-3)))" office:value-type="float" office:value="8.789">
            <text:p>8.789</text:p>
          </table:table-cell>
          <table:table-cell table:formula="of:=MAX(INDIRECT(ADDRESS(ROW();2)):INDIRECT(ADDRESS(ROW();COLUMN()-4)))" office:value-type="float" office:value="12656.25">
            <text:p>12656.25</text:p>
          </table:table-cell>
          <table:table-cell table:formula="of:=AVERAGE(INDIRECT(ADDRESS(ROW();2)):INDIRECT(ADDRESS(ROW();COLUMN()-5)))" office:value-type="float" office:value="724.676777777778">
            <text:p>724.6767777778</text:p>
          </table:table-cell>
          <table:table-cell table:formula="of:=STDEV(INDIRECT(ADDRESS(ROW();2)):INDIRECT(ADDRESS(ROW();COLUMN()-6)))" office:value-type="float" office:value="2977.78782786457">
            <text:p>2977.78782786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74125">
            <text:p>-14.74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0.427">
            <text:p>50.427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5.511">
            <text:p>25.511</text:p>
          </table:table-cell>
          <table:table-cell office:value-type="float" office:value="56.641">
            <text:p>56.641</text:p>
          </table:table-cell>
          <table:table-cell office:value-type="float" office:value="18.906">
            <text:p>18.90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15.625">
            <text:p>15.625</text:p>
          </table:table-cell>
          <table:table-cell office:value-type="float" office:value="22.491">
            <text:p>22.491</text:p>
          </table:table-cell>
          <table:table-cell office:value-type="float" office:value="22.5">
            <text:p>22.5</text:p>
          </table:table-cell>
          <table:table-cell office:value-type="float" office:value="20.949">
            <text:p>20.949</text:p>
          </table:table-cell>
          <table:table-cell office:value-type="float" office:value="8.789">
            <text:p>8.789</text:p>
          </table:table-cell>
          <table:table-cell office:value-type="float" office:value="11.736">
            <text:p>11.736</text:p>
          </table:table-cell>
          <table:table-cell office:value-type="float" office:value="85.069">
            <text:p>85.069</text:p>
          </table:table-cell>
          <table:table-cell office:value-type="float" office:value="18.906">
            <text:p>18.906</text:p>
          </table:table-cell>
          <table:table-cell office:value-type="float" office:value="12.784">
            <text:p>12.784</text:p>
          </table:table-cell>
          <table:table-cell office:value-type="float" office:value="14.4">
            <text:p>14.4</text:p>
          </table:table-cell>
          <table:table-cell office:value-type="float" office:value="15.625">
            <text:p>15.625</text:p>
          </table:table-cell>
          <table:table-cell office:value-type="float" office:value="949218.8">
            <text:p>949218.8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20.4745">
            <text:p>20.4745</text:p>
          </table:table-cell>
          <table:table-cell table:formula="of:=MIN(INDIRECT(ADDRESS(ROW();2)):INDIRECT(ADDRESS(ROW();COLUMN()-3)))" office:value-type="float" office:value="8.789">
            <text:p>8.789</text:p>
          </table:table-cell>
          <table:table-cell table:formula="of:=MAX(INDIRECT(ADDRESS(ROW();2)):INDIRECT(ADDRESS(ROW();COLUMN()-4)))" office:value-type="float" office:value="949218.8">
            <text:p>949218.8</text:p>
          </table:table-cell>
          <table:table-cell table:formula="of:=AVERAGE(INDIRECT(ADDRESS(ROW();2)):INDIRECT(ADDRESS(ROW();COLUMN()-5)))" office:value-type="float" office:value="52758.9295555556">
            <text:p>52758.9295555556</text:p>
          </table:table-cell>
          <table:table-cell table:formula="of:=STDEV(INDIRECT(ADDRESS(ROW();2)):INDIRECT(ADDRESS(ROW();COLUMN()-6)))" office:value-type="float" office:value="223726.890221591">
            <text:p>223726.8902215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7.63325">
            <text:p>-37.63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636">
            <text:p>86.63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5.511">
            <text:p>25.511</text:p>
          </table:table-cell>
          <table:table-cell office:value-type="float" office:value="56.641">
            <text:p>56.641</text:p>
          </table:table-cell>
          <table:table-cell office:value-type="float" office:value="18.906">
            <text:p>18.906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15.625">
            <text:p>15.625</text:p>
          </table:table-cell>
          <table:table-cell office:value-type="float" office:value="22.491">
            <text:p>22.491</text:p>
          </table:table-cell>
          <table:table-cell office:value-type="float" office:value="22.5">
            <text:p>22.5</text:p>
          </table:table-cell>
          <table:table-cell office:value-type="float" office:value="20.949">
            <text:p>20.949</text:p>
          </table:table-cell>
          <table:table-cell office:value-type="float" office:value="8.789">
            <text:p>8.789</text:p>
          </table:table-cell>
          <table:table-cell office:value-type="float" office:value="11.736">
            <text:p>11.736</text:p>
          </table:table-cell>
          <table:table-cell office:value-type="float" office:value="85.069">
            <text:p>85.069</text:p>
          </table:table-cell>
          <table:table-cell office:value-type="float" office:value="18.906">
            <text:p>18.906</text:p>
          </table:table-cell>
          <table:table-cell office:value-type="float" office:value="12.784">
            <text:p>12.784</text:p>
          </table:table-cell>
          <table:table-cell office:value-type="float" office:value="14.4">
            <text:p>14.4</text:p>
          </table:table-cell>
          <table:table-cell office:value-type="float" office:value="15.625">
            <text:p>15.625</text:p>
          </table:table-cell>
          <table:table-cell office:value-type="float" office:value="126562.5">
            <text:p>126562.5</text:p>
          </table:table-cell>
          <table:table-cell office:value-type="float" office:value="45">
            <text:p>45</text:p>
          </table:table-cell>
          <table:table-cell/>
          <table:table-cell table:formula="of:=MEDIAN(INDIRECT(ADDRESS(ROW();2)):INDIRECT(ADDRESS(ROW();COLUMN()-2)))" office:value-type="float" office:value="20.4745">
            <text:p>20.4745</text:p>
          </table:table-cell>
          <table:table-cell table:formula="of:=MIN(INDIRECT(ADDRESS(ROW();2)):INDIRECT(ADDRESS(ROW();COLUMN()-3)))" office:value-type="float" office:value="8.789">
            <text:p>8.789</text:p>
          </table:table-cell>
          <table:table-cell table:formula="of:=MAX(INDIRECT(ADDRESS(ROW();2)):INDIRECT(ADDRESS(ROW();COLUMN()-4)))" office:value-type="float" office:value="126562.5">
            <text:p>126562.5</text:p>
          </table:table-cell>
          <table:table-cell table:formula="of:=AVERAGE(INDIRECT(ADDRESS(ROW();2)):INDIRECT(ADDRESS(ROW();COLUMN()-5)))" office:value-type="float" office:value="7059.30177777778">
            <text:p>7059.3017777778</text:p>
          </table:table-cell>
          <table:table-cell table:formula="of:=STDEV(INDIRECT(ADDRESS(ROW();2)):INDIRECT(ADDRESS(ROW();COLUMN()-6)))" office:value-type="float" office:value="29824.0762573432">
            <text:p>29824.07625734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7.88325">
            <text:p>-57.88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3.636">
            <text:p>113.63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6.52">
            <text:p>6.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88">
            <text:p>5.8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7.81111111111111">
            <text:p>7.8111111111</text:p>
          </table:table-cell>
          <table:table-cell table:formula="of:=STDEV(INDIRECT(ADDRESS(ROW();2)):INDIRECT(ADDRESS(ROW();COLUMN()-6)))" office:value-type="float" office:value="16.804905757437">
            <text:p>16.8049057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2777777777778">
            <text:p>10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asic Tower(3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8.022">
            <text:p>38.022</text:p>
          </table:table-cell>
          <table:table-cell office:value-type="float" office:value="79.6">
            <text:p>79.6</text:p>
          </table:table-cell>
          <table:table-cell office:value-type="float" office:value="33.275">
            <text:p>33.275</text:p>
          </table:table-cell>
          <table:table-cell office:value-type="float" office:value="5.4">
            <text:p>5.4</text:p>
          </table:table-cell>
          <table:table-cell table:number-columns-repeated="2" office:value-type="float" office:value="25">
            <text:p>25</text:p>
          </table:table-cell>
          <table:table-cell office:value-type="float" office:value="26.5">
            <text:p>26.5</text:p>
          </table:table-cell>
          <table:table-cell office:value-type="float" office:value="145.8">
            <text:p>145.8</text:p>
          </table:table-cell>
          <table:table-cell office:value-type="float" office:value="33.275">
            <text:p>33.275</text:p>
          </table:table-cell>
          <table:table-cell office:value-type="float" office:value="18.225">
            <text:p>18.225</text:p>
          </table:table-cell>
          <table:table-cell office:value-type="float" office:value="54.925">
            <text:p>54.925</text:p>
          </table:table-cell>
          <table:table-cell office:value-type="float" office:value="68.6">
            <text:p>68.6</text:p>
          </table:table-cell>
          <table:table-cell office:value-type="float" office:value="33.275">
            <text:p>33.275</text:p>
          </table:table-cell>
          <table:table-cell office:value-type="float" office:value="22.5">
            <text:p>22.5</text:p>
          </table:table-cell>
          <table:table-cell office:value-type="float" office:value="5.4">
            <text:p>5.4</text:p>
          </table:table-cell>
          <table:table-cell office:value-type="float" office:value="25">
            <text:p>25</text:p>
          </table:table-cell>
          <table:table-cell office:value-type="float" office:value="3025">
            <text:p>3025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29.8875">
            <text:p>29.8875</text:p>
          </table:table-cell>
          <table:table-cell table:formula="of:=MIN(INDIRECT(ADDRESS(ROW();2)):INDIRECT(ADDRESS(ROW();COLUMN()-3)))" office:value-type="float" office:value="5.4">
            <text:p>5.4</text:p>
          </table:table-cell>
          <table:table-cell table:formula="of:=MAX(INDIRECT(ADDRESS(ROW();2)):INDIRECT(ADDRESS(ROW();COLUMN()-4)))" office:value-type="float" office:value="3025">
            <text:p>3025</text:p>
          </table:table-cell>
          <table:table-cell table:formula="of:=AVERAGE(INDIRECT(ADDRESS(ROW();2)):INDIRECT(ADDRESS(ROW();COLUMN()-5)))" office:value-type="float" office:value="203.899833333333">
            <text:p>203.8998333333</text:p>
          </table:table-cell>
          <table:table-cell table:formula="of:=STDEV(INDIRECT(ADDRESS(ROW();2)):INDIRECT(ADDRESS(ROW();COLUMN()-6)))" office:value-type="float" office:value="704.851233323846">
            <text:p>704.85123332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.59775">
            <text:p>-59.59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422">
            <text:p>133.422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166">
            <text:p>1.166</text:p>
          </table:table-cell>
          <table:table-cell office:value-type="float" office:value="0.819">
            <text:p>0.819</text:p>
          </table:table-cell>
          <table:table-cell office:value-type="float" office:value="1.6">
            <text:p>1.6</text:p>
          </table:table-cell>
          <table:table-cell office:value-type="float" office:value="25">
            <text:p>25</text:p>
          </table:table-cell>
          <table:table-cell office:value-type="float" office:value="3.125">
            <text:p>3.125</text:p>
          </table:table-cell>
          <table:table-cell office:value-type="float" office:value="1.6">
            <text:p>1.6</text:p>
          </table:table-cell>
          <table:table-cell office:value-type="float" office:value="0.983">
            <text:p>0.983</text:p>
          </table:table-cell>
          <table:table-cell office:value-type="float" office:value="4.6">
            <text:p>4.6</text:p>
          </table:table-cell>
          <table:table-cell office:value-type="float" office:value="1.372">
            <text:p>1.372</text:p>
          </table:table-cell>
          <table:table-cell office:value-type="float" office:value="2.765">
            <text:p>2.765</text:p>
          </table:table-cell>
          <table:table-cell office:value-type="float" office:value="4.6">
            <text:p>4.6</text:p>
          </table:table-cell>
          <table:table-cell office:value-type="float" office:value="0.346">
            <text:p>0.346</text:p>
          </table:table-cell>
          <table:table-cell office:value-type="float" office:value="1.6">
            <text:p>1.6</text:p>
          </table:table-cell>
          <table:table-cell office:value-type="float" office:value="1.76">
            <text:p>1.76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1.6">
            <text:p>1.6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1.6">
            <text:p>1.6</text:p>
          </table:table-cell>
          <table:table-cell table:formula="of:=MIN(INDIRECT(ADDRESS(ROW();2)):INDIRECT(ADDRESS(ROW();COLUMN()-3)))" office:value-type="float" office:value="0.346">
            <text:p>0.346</text:p>
          </table:table-cell>
          <table:table-cell table:formula="of:=MAX(INDIRECT(ADDRESS(ROW();2)):INDIRECT(ADDRESS(ROW();COLUMN()-4)))" office:value-type="float" office:value="25">
            <text:p>25</text:p>
          </table:table-cell>
          <table:table-cell table:formula="of:=AVERAGE(INDIRECT(ADDRESS(ROW();2)):INDIRECT(ADDRESS(ROW();COLUMN()-5)))" office:value-type="float" office:value="4.59227777777778">
            <text:p>4.5922777778</text:p>
          </table:table-cell>
          <table:table-cell table:formula="of:=STDEV(INDIRECT(ADDRESS(ROW();2)):INDIRECT(ADDRESS(ROW();COLUMN()-6)))" office:value-type="float" office:value="7.51778482553249">
            <text:p>7.51778482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659">
            <text:p>-3.65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213">
            <text:p>8.213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2.598">
            <text:p>32.598</text:p>
          </table:table-cell>
          <table:table-cell office:value-type="float" office:value="97.168">
            <text:p>97.168</text:p>
          </table:table-cell>
          <table:table-cell office:value-type="float" office:value="20.797">
            <text:p>20.797</text:p>
          </table:table-cell>
          <table:table-cell office:value-type="float" office:value="0.216">
            <text:p>0.216</text:p>
          </table:table-cell>
          <table:table-cell office:value-type="float" office:value="8">
            <text:p>8</text:p>
          </table:table-cell>
          <table:table-cell office:value-type="float" office:value="15.625">
            <text:p>15.625</text:p>
          </table:table-cell>
          <table:table-cell office:value-type="float" office:value="26.969">
            <text:p>26.969</text:p>
          </table:table-cell>
          <table:table-cell office:value-type="float" office:value="31.696">
            <text:p>31.696</text:p>
          </table:table-cell>
          <table:table-cell office:value-type="float" office:value="24.256">
            <text:p>24.256</text:p>
          </table:table-cell>
          <table:table-cell office:value-type="float" office:value="6.592">
            <text:p>6.592</text:p>
          </table:table-cell>
          <table:table-cell office:value-type="float" office:value="11.94">
            <text:p>11.94</text:p>
          </table:table-cell>
          <table:table-cell office:value-type="float" office:value="198.495">
            <text:p>198.495</text:p>
          </table:table-cell>
          <table:table-cell office:value-type="float" office:value="20.797">
            <text:p>20.797</text:p>
          </table:table-cell>
          <table:table-cell office:value-type="float" office:value="12.784">
            <text:p>12.784</text:p>
          </table:table-cell>
          <table:table-cell office:value-type="float" office:value="1.728">
            <text:p>1.728</text:p>
          </table:table-cell>
          <table:table-cell office:value-type="float" office:value="15.625">
            <text:p>15.625</text:p>
          </table:table-cell>
          <table:table-cell office:value-type="float" office:value="1890.625">
            <text:p>1890.625</text:p>
          </table:table-cell>
          <table:table-cell office:value-type="float" office:value="0.216">
            <text:p>0.216</text:p>
          </table:table-cell>
          <table:table-cell/>
          <table:table-cell table:formula="of:=MEDIAN(INDIRECT(ADDRESS(ROW();2)):INDIRECT(ADDRESS(ROW();COLUMN()-2)))" office:value-type="float" office:value="18.211">
            <text:p>18.211</text:p>
          </table:table-cell>
          <table:table-cell table:formula="of:=MIN(INDIRECT(ADDRESS(ROW();2)):INDIRECT(ADDRESS(ROW();COLUMN()-3)))" office:value-type="float" office:value="0.216">
            <text:p>0.216</text:p>
          </table:table-cell>
          <table:table-cell table:formula="of:=MAX(INDIRECT(ADDRESS(ROW();2)):INDIRECT(ADDRESS(ROW();COLUMN()-4)))" office:value-type="float" office:value="1890.625">
            <text:p>1890.625</text:p>
          </table:table-cell>
          <table:table-cell table:formula="of:=AVERAGE(INDIRECT(ADDRESS(ROW();2)):INDIRECT(ADDRESS(ROW();COLUMN()-5)))" office:value-type="float" office:value="134.229277777778">
            <text:p>134.2292777778</text:p>
          </table:table-cell>
          <table:table-cell table:formula="of:=STDEV(INDIRECT(ADDRESS(ROW();2)):INDIRECT(ADDRESS(ROW();COLUMN()-6)))" office:value-type="float" office:value="440.864296837714">
            <text:p>440.86429683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5.60275">
            <text:p>-55.60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5.102">
            <text:p>95.102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2.598">
            <text:p>32.598</text:p>
          </table:table-cell>
          <table:table-cell office:value-type="float" office:value="97.168">
            <text:p>97.168</text:p>
          </table:table-cell>
          <table:table-cell office:value-type="float" office:value="20.797">
            <text:p>20.797</text:p>
          </table:table-cell>
          <table:table-cell office:value-type="float" office:value="2.16">
            <text:p>2.16</text:p>
          </table:table-cell>
          <table:table-cell office:value-type="float" office:value="16">
            <text:p>16</text:p>
          </table:table-cell>
          <table:table-cell office:value-type="float" office:value="15.625">
            <text:p>15.625</text:p>
          </table:table-cell>
          <table:table-cell office:value-type="float" office:value="26.969">
            <text:p>26.969</text:p>
          </table:table-cell>
          <table:table-cell office:value-type="float" office:value="31.696">
            <text:p>31.696</text:p>
          </table:table-cell>
          <table:table-cell office:value-type="float" office:value="24.256">
            <text:p>24.256</text:p>
          </table:table-cell>
          <table:table-cell office:value-type="float" office:value="6.592">
            <text:p>6.592</text:p>
          </table:table-cell>
          <table:table-cell office:value-type="float" office:value="11.94">
            <text:p>11.94</text:p>
          </table:table-cell>
          <table:table-cell office:value-type="float" office:value="198.495">
            <text:p>198.495</text:p>
          </table:table-cell>
          <table:table-cell office:value-type="float" office:value="20.797">
            <text:p>20.797</text:p>
          </table:table-cell>
          <table:table-cell office:value-type="float" office:value="12.784">
            <text:p>12.784</text:p>
          </table:table-cell>
          <table:table-cell office:value-type="float" office:value="6.912">
            <text:p>6.912</text:p>
          </table:table-cell>
          <table:table-cell office:value-type="float" office:value="15.625">
            <text:p>15.625</text:p>
          </table:table-cell>
          <table:table-cell office:value-type="float" office:value="18906.25">
            <text:p>18906.25</text:p>
          </table:table-cell>
          <table:table-cell office:value-type="float" office:value="2.16">
            <text:p>2.16</text:p>
          </table:table-cell>
          <table:table-cell/>
          <table:table-cell table:formula="of:=MEDIAN(INDIRECT(ADDRESS(ROW();2)):INDIRECT(ADDRESS(ROW();COLUMN()-2)))" office:value-type="float" office:value="18.3985">
            <text:p>18.3985</text:p>
          </table:table-cell>
          <table:table-cell table:formula="of:=MIN(INDIRECT(ADDRESS(ROW();2)):INDIRECT(ADDRESS(ROW();COLUMN()-3)))" office:value-type="float" office:value="2.16">
            <text:p>2.16</text:p>
          </table:table-cell>
          <table:table-cell table:formula="of:=MAX(INDIRECT(ADDRESS(ROW();2)):INDIRECT(ADDRESS(ROW();COLUMN()-4)))" office:value-type="float" office:value="18906.25">
            <text:p>18906.25</text:p>
          </table:table-cell>
          <table:table-cell table:formula="of:=AVERAGE(INDIRECT(ADDRESS(ROW();2)):INDIRECT(ADDRESS(ROW();COLUMN()-5)))" office:value-type="float" office:value="1080.49022222222">
            <text:p>1080.4902222222</text:p>
          </table:table-cell>
          <table:table-cell table:formula="of:=STDEV(INDIRECT(ADDRESS(ROW();2)):INDIRECT(ADDRESS(ROW();COLUMN()-6)))" office:value-type="float" office:value="4448.96726678607">
            <text:p>4448.96726678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2.93875">
            <text:p>-42.93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5.604">
            <text:p>85.604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2.598">
            <text:p>32.598</text:p>
          </table:table-cell>
          <table:table-cell office:value-type="float" office:value="97.168">
            <text:p>97.168</text:p>
          </table:table-cell>
          <table:table-cell office:value-type="float" office:value="20.797">
            <text:p>20.797</text:p>
          </table:table-cell>
          <table:table-cell office:value-type="float" office:value="9.72">
            <text:p>9.72</text:p>
          </table:table-cell>
          <table:table-cell office:value-type="float" office:value="16">
            <text:p>16</text:p>
          </table:table-cell>
          <table:table-cell office:value-type="float" office:value="15.625">
            <text:p>15.625</text:p>
          </table:table-cell>
          <table:table-cell office:value-type="float" office:value="26.969">
            <text:p>26.969</text:p>
          </table:table-cell>
          <table:table-cell office:value-type="float" office:value="31.696">
            <text:p>31.696</text:p>
          </table:table-cell>
          <table:table-cell office:value-type="float" office:value="24.256">
            <text:p>24.256</text:p>
          </table:table-cell>
          <table:table-cell office:value-type="float" office:value="6.592">
            <text:p>6.592</text:p>
          </table:table-cell>
          <table:table-cell office:value-type="float" office:value="11.94">
            <text:p>11.94</text:p>
          </table:table-cell>
          <table:table-cell office:value-type="float" office:value="198.495">
            <text:p>198.495</text:p>
          </table:table-cell>
          <table:table-cell office:value-type="float" office:value="20.797">
            <text:p>20.797</text:p>
          </table:table-cell>
          <table:table-cell office:value-type="float" office:value="12.784">
            <text:p>12.784</text:p>
          </table:table-cell>
          <table:table-cell office:value-type="float" office:value="6.912">
            <text:p>6.912</text:p>
          </table:table-cell>
          <table:table-cell office:value-type="float" office:value="15.625">
            <text:p>15.625</text:p>
          </table:table-cell>
          <table:table-cell office:value-type="float" office:value="7089844">
            <text:p>7089844</text:p>
          </table:table-cell>
          <table:table-cell office:value-type="float" office:value="9.72">
            <text:p>9.72</text:p>
          </table:table-cell>
          <table:table-cell/>
          <table:table-cell table:formula="of:=MEDIAN(INDIRECT(ADDRESS(ROW();2)):INDIRECT(ADDRESS(ROW();COLUMN()-2)))" office:value-type="float" office:value="18.3985">
            <text:p>18.3985</text:p>
          </table:table-cell>
          <table:table-cell table:formula="of:=MIN(INDIRECT(ADDRESS(ROW();2)):INDIRECT(ADDRESS(ROW();COLUMN()-3)))" office:value-type="float" office:value="6.592">
            <text:p>6.592</text:p>
          </table:table-cell>
          <table:table-cell table:formula="of:=MAX(INDIRECT(ADDRESS(ROW();2)):INDIRECT(ADDRESS(ROW();COLUMN()-4)))" office:value-type="float" office:value="7089844">
            <text:p>7089844</text:p>
          </table:table-cell>
          <table:table-cell table:formula="of:=AVERAGE(INDIRECT(ADDRESS(ROW();2)):INDIRECT(ADDRESS(ROW();COLUMN()-5)))" office:value-type="float" office:value="393911.205222222">
            <text:p>393911.205222222</text:p>
          </table:table-cell>
          <table:table-cell table:formula="of:=STDEV(INDIRECT(ADDRESS(ROW();2)):INDIRECT(ADDRESS(ROW();COLUMN()-6)))" office:value-type="float" office:value="1671084.52494996">
            <text:p>1671084.524949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2.93875">
            <text:p>-42.93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5.604">
            <text:p>85.60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2.598">
            <text:p>32.598</text:p>
          </table:table-cell>
          <table:table-cell office:value-type="float" office:value="97.168">
            <text:p>97.168</text:p>
          </table:table-cell>
          <table:table-cell office:value-type="float" office:value="20.797">
            <text:p>20.797</text:p>
          </table:table-cell>
          <table:table-cell office:value-type="float" office:value="21.6">
            <text:p>21.6</text:p>
          </table:table-cell>
          <table:table-cell office:value-type="float" office:value="16">
            <text:p>16</text:p>
          </table:table-cell>
          <table:table-cell office:value-type="float" office:value="15.625">
            <text:p>15.625</text:p>
          </table:table-cell>
          <table:table-cell office:value-type="float" office:value="26.969">
            <text:p>26.969</text:p>
          </table:table-cell>
          <table:table-cell office:value-type="float" office:value="31.696">
            <text:p>31.696</text:p>
          </table:table-cell>
          <table:table-cell office:value-type="float" office:value="24.256">
            <text:p>24.256</text:p>
          </table:table-cell>
          <table:table-cell office:value-type="float" office:value="6.592">
            <text:p>6.592</text:p>
          </table:table-cell>
          <table:table-cell office:value-type="float" office:value="11.94">
            <text:p>11.94</text:p>
          </table:table-cell>
          <table:table-cell office:value-type="float" office:value="198.495">
            <text:p>198.495</text:p>
          </table:table-cell>
          <table:table-cell office:value-type="float" office:value="20.797">
            <text:p>20.797</text:p>
          </table:table-cell>
          <table:table-cell office:value-type="float" office:value="12.784">
            <text:p>12.784</text:p>
          </table:table-cell>
          <table:table-cell office:value-type="float" office:value="6.912">
            <text:p>6.912</text:p>
          </table:table-cell>
          <table:table-cell office:value-type="float" office:value="15.625">
            <text:p>15.625</text:p>
          </table:table-cell>
          <table:table-cell office:value-type="float" office:value="189062.5">
            <text:p>189062.5</text:p>
          </table:table-cell>
          <table:table-cell office:value-type="float" office:value="10.8">
            <text:p>10.8</text:p>
          </table:table-cell>
          <table:table-cell/>
          <table:table-cell table:formula="of:=MEDIAN(INDIRECT(ADDRESS(ROW();2)):INDIRECT(ADDRESS(ROW();COLUMN()-2)))" office:value-type="float" office:value="20.797">
            <text:p>20.797</text:p>
          </table:table-cell>
          <table:table-cell table:formula="of:=MIN(INDIRECT(ADDRESS(ROW();2)):INDIRECT(ADDRESS(ROW();COLUMN()-3)))" office:value-type="float" office:value="6.592">
            <text:p>6.592</text:p>
          </table:table-cell>
          <table:table-cell table:formula="of:=MAX(INDIRECT(ADDRESS(ROW();2)):INDIRECT(ADDRESS(ROW();COLUMN()-4)))" office:value-type="float" office:value="189062.5">
            <text:p>189062.5</text:p>
          </table:table-cell>
          <table:table-cell table:formula="of:=AVERAGE(INDIRECT(ADDRESS(ROW();2)):INDIRECT(ADDRESS(ROW();COLUMN()-5)))" office:value-type="float" office:value="10535.1752222222">
            <text:p>10535.1752222222</text:p>
          </table:table-cell>
          <table:table-cell table:formula="of:=STDEV(INDIRECT(ADDRESS(ROW();2)):INDIRECT(ADDRESS(ROW();COLUMN()-6)))" office:value-type="float" office:value="44554.5701197751">
            <text:p>44554.57011977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7.56575">
            <text:p>-37.56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57425">
            <text:p>81.574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8.824">
            <text:p>8.82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8.232">
            <text:p>8.23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25.0003333333333">
            <text:p>25.0003333333</text:p>
          </table:table-cell>
          <table:table-cell table:formula="of:=STDEV(INDIRECT(ADDRESS(ROW();2)):INDIRECT(ADDRESS(ROW();COLUMN()-6)))" office:value-type="float" office:value="87.3668924701019">
            <text:p>87.3668924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875">
            <text:p>-3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asic Tower(4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3.725">
            <text:p>43.725</text:p>
          </table:table-cell>
          <table:table-cell office:value-type="float" office:value="105.52">
            <text:p>105.52</text:p>
          </table:table-cell>
          <table:table-cell office:value-type="float" office:value="36.603">
            <text:p>36.603</text:p>
          </table:table-cell>
          <table:table-cell office:value-type="float" office:value="3.24">
            <text:p>3.24</text:p>
          </table:table-cell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2.44">
            <text:p>262.44</text:p>
          </table:table-cell>
          <table:table-cell office:value-type="float" office:value="36.603">
            <text:p>36.603</text:p>
          </table:table-cell>
          <table:table-cell office:value-type="float" office:value="16.403">
            <text:p>16.403</text:p>
          </table:table-cell>
          <table:table-cell office:value-type="float" office:value="71.403">
            <text:p>71.403</text:p>
          </table:table-cell>
          <table:table-cell office:value-type="float" office:value="96.04">
            <text:p>96.04</text:p>
          </table:table-cell>
          <table:table-cell office:value-type="float" office:value="36.603">
            <text:p>36.603</text:p>
          </table:table-cell>
          <table:table-cell office:value-type="float" office:value="22.5">
            <text:p>22.5</text:p>
          </table:table-cell>
          <table:table-cell office:value-type="float" office:value="3.24">
            <text:p>3.24</text:p>
          </table:table-cell>
          <table:table-cell office:value-type="float" office:value="25">
            <text:p>25</text:p>
          </table:table-cell>
          <table:table-cell office:value-type="float" office:value="4025">
            <text:p>4025</text:p>
          </table:table-cell>
          <table:table-cell office:value-type="float" office:value="3.24">
            <text:p>3.24</text:p>
          </table:table-cell>
          <table:table-cell/>
          <table:table-cell table:formula="of:=MEDIAN(INDIRECT(ADDRESS(ROW();2)):INDIRECT(ADDRESS(ROW();COLUMN()-2)))" office:value-type="float" office:value="31.8015">
            <text:p>31.8015</text:p>
          </table:table-cell>
          <table:table-cell table:formula="of:=MIN(INDIRECT(ADDRESS(ROW();2)):INDIRECT(ADDRESS(ROW();COLUMN()-3)))" office:value-type="float" office:value="3.24">
            <text:p>3.24</text:p>
          </table:table-cell>
          <table:table-cell table:formula="of:=MAX(INDIRECT(ADDRESS(ROW();2)):INDIRECT(ADDRESS(ROW();COLUMN()-4)))" office:value-type="float" office:value="4025">
            <text:p>4025</text:p>
          </table:table-cell>
          <table:table-cell table:formula="of:=AVERAGE(INDIRECT(ADDRESS(ROW();2)):INDIRECT(ADDRESS(ROW();COLUMN()-5)))" office:value-type="float" office:value="270.253333333333">
            <text:p>270.2533333333</text:p>
          </table:table-cell>
          <table:table-cell table:formula="of:=STDEV(INDIRECT(ADDRESS(ROW();2)):INDIRECT(ADDRESS(ROW();COLUMN()-6)))" office:value-type="float" office:value="939.011832114578">
            <text:p>939.01183211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0.9505">
            <text:p>-100.95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8.559">
            <text:p>188.559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05">
            <text:p>1.05</text:p>
          </table:table-cell>
          <table:table-cell office:value-type="float" office:value="0.655">
            <text:p>0.655</text:p>
          </table:table-cell>
          <table:table-cell office:value-type="float" office:value="1.6">
            <text:p>1.6</text:p>
          </table:table-cell>
          <table:table-cell office:value-type="float" office:value="62.5">
            <text:p>62.5</text:p>
          </table:table-cell>
          <table:table-cell office:value-type="float" office:value="3.906">
            <text:p>3.906</text:p>
          </table:table-cell>
          <table:table-cell office:value-type="float" office:value="1.6">
            <text:p>1.6</text:p>
          </table:table-cell>
          <table:table-cell office:value-type="float" office:value="0.835">
            <text:p>0.835</text:p>
          </table:table-cell>
          <table:table-cell office:value-type="float" office:value="5.6">
            <text:p>5.6</text:p>
          </table:table-cell>
          <table:table-cell office:value-type="float" office:value="1.303">
            <text:p>1.303</text:p>
          </table:table-cell>
          <table:table-cell office:value-type="float" office:value="3.318">
            <text:p>3.318</text:p>
          </table:table-cell>
          <table:table-cell office:value-type="float" office:value="5.6">
            <text:p>5.6</text:p>
          </table:table-cell>
          <table:table-cell office:value-type="float" office:value="0.207">
            <text:p>0.207</text:p>
          </table:table-cell>
          <table:table-cell office:value-type="float" office:value="1.6">
            <text:p>1.6</text:p>
          </table:table-cell>
          <table:table-cell office:value-type="float" office:value="1.76">
            <text:p>1.76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1.6">
            <text:p>1.6</text:p>
          </table:table-cell>
          <table:table-cell office:value-type="float" office:value="62.5">
            <text:p>62.5</text:p>
          </table:table-cell>
          <table:table-cell/>
          <table:table-cell table:formula="of:=MEDIAN(INDIRECT(ADDRESS(ROW();2)):INDIRECT(ADDRESS(ROW();COLUMN()-2)))" office:value-type="float" office:value="1.6">
            <text:p>1.6</text:p>
          </table:table-cell>
          <table:table-cell table:formula="of:=MIN(INDIRECT(ADDRESS(ROW();2)):INDIRECT(ADDRESS(ROW();COLUMN()-3)))" office:value-type="float" office:value="0.207">
            <text:p>0.207</text:p>
          </table:table-cell>
          <table:table-cell table:formula="of:=MAX(INDIRECT(ADDRESS(ROW();2)):INDIRECT(ADDRESS(ROW();COLUMN()-4)))" office:value-type="float" office:value="62.5">
            <text:p>62.5</text:p>
          </table:table-cell>
          <table:table-cell table:formula="of:=AVERAGE(INDIRECT(ADDRESS(ROW();2)):INDIRECT(ADDRESS(ROW();COLUMN()-5)))" office:value-type="float" office:value="8.95222222222222">
            <text:p>8.9522222222</text:p>
          </table:table-cell>
          <table:table-cell table:formula="of:=STDEV(INDIRECT(ADDRESS(ROW();2)):INDIRECT(ADDRESS(ROW();COLUMN()-6)))" office:value-type="float" office:value="19.5448935938462">
            <text:p>19.544893593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209">
            <text:p>-6.2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49225">
            <text:p>11.49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41.653">
            <text:p>41.653</text:p>
          </table:table-cell>
          <table:table-cell office:value-type="float" office:value="161.011">
            <text:p>161.011</text:p>
          </table:table-cell>
          <table:table-cell office:value-type="float" office:value="22.877">
            <text:p>22.877</text:p>
          </table:table-cell>
          <table:table-cell office:value-type="float" office:value="0.052">
            <text:p>0.052</text:p>
          </table:table-cell>
          <table:table-cell office:value-type="float" office:value="6.4">
            <text:p>6.4</text:p>
          </table:table-cell>
          <table:table-cell office:value-type="float" office:value="15.625">
            <text:p>15.625</text:p>
          </table:table-cell>
          <table:table-cell office:value-type="float" office:value="32.327">
            <text:p>32.327</text:p>
          </table:table-cell>
          <table:table-cell office:value-type="float" office:value="46.864">
            <text:p>46.864</text:p>
          </table:table-cell>
          <table:table-cell office:value-type="float" office:value="28.086">
            <text:p>28.086</text:p>
          </table:table-cell>
          <table:table-cell office:value-type="float" office:value="4.944">
            <text:p>4.944</text:p>
          </table:table-cell>
          <table:table-cell office:value-type="float" office:value="12.75">
            <text:p>12.75</text:p>
          </table:table-cell>
          <table:table-cell office:value-type="float" office:value="463.156">
            <text:p>463.156</text:p>
          </table:table-cell>
          <table:table-cell office:value-type="float" office:value="22.877">
            <text:p>22.877</text:p>
          </table:table-cell>
          <table:table-cell office:value-type="float" office:value="12.784">
            <text:p>12.784</text:p>
          </table:table-cell>
          <table:table-cell office:value-type="float" office:value="0.829">
            <text:p>0.829</text:p>
          </table:table-cell>
          <table:table-cell office:value-type="float" office:value="15.625">
            <text:p>15.625</text:p>
          </table:table-cell>
          <table:table-cell office:value-type="float" office:value="2515.625">
            <text:p>2515.625</text:p>
          </table:table-cell>
          <table:table-cell office:value-type="float" office:value="0.052">
            <text:p>0.052</text:p>
          </table:table-cell>
          <table:table-cell/>
          <table:table-cell table:formula="of:=MEDIAN(INDIRECT(ADDRESS(ROW();2)):INDIRECT(ADDRESS(ROW();COLUMN()-2)))" office:value-type="float" office:value="19.251">
            <text:p>19.251</text:p>
          </table:table-cell>
          <table:table-cell table:formula="of:=MIN(INDIRECT(ADDRESS(ROW();2)):INDIRECT(ADDRESS(ROW();COLUMN()-3)))" office:value-type="float" office:value="0.052">
            <text:p>0.052</text:p>
          </table:table-cell>
          <table:table-cell table:formula="of:=MAX(INDIRECT(ADDRESS(ROW();2)):INDIRECT(ADDRESS(ROW();COLUMN()-4)))" office:value-type="float" office:value="2515.625">
            <text:p>2515.625</text:p>
          </table:table-cell>
          <table:table-cell table:formula="of:=AVERAGE(INDIRECT(ADDRESS(ROW();2)):INDIRECT(ADDRESS(ROW();COLUMN()-5)))" office:value-type="float" office:value="189.085388888889">
            <text:p>189.0853888889</text:p>
          </table:table-cell>
          <table:table-cell table:formula="of:=STDEV(INDIRECT(ADDRESS(ROW();2)):INDIRECT(ADDRESS(ROW();COLUMN()-6)))" office:value-type="float" office:value="590.759242068468">
            <text:p>590.75924206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6.0145">
            <text:p>-86.01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3.3235">
            <text:p>133.323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41.653">
            <text:p>41.653</text:p>
          </table:table-cell>
          <table:table-cell office:value-type="float" office:value="161.011">
            <text:p>161.011</text:p>
          </table:table-cell>
          <table:table-cell office:value-type="float" office:value="22.877">
            <text:p>22.877</text:p>
          </table:table-cell>
          <table:table-cell office:value-type="float" office:value="0.518">
            <text:p>0.518</text:p>
          </table:table-cell>
          <table:table-cell office:value-type="float" office:value="12.8">
            <text:p>12.8</text:p>
          </table:table-cell>
          <table:table-cell office:value-type="float" office:value="15.625">
            <text:p>15.625</text:p>
          </table:table-cell>
          <table:table-cell office:value-type="float" office:value="32.327">
            <text:p>32.327</text:p>
          </table:table-cell>
          <table:table-cell office:value-type="float" office:value="46.864">
            <text:p>46.864</text:p>
          </table:table-cell>
          <table:table-cell office:value-type="float" office:value="28.086">
            <text:p>28.086</text:p>
          </table:table-cell>
          <table:table-cell office:value-type="float" office:value="4.944">
            <text:p>4.944</text:p>
          </table:table-cell>
          <table:table-cell office:value-type="float" office:value="12.75">
            <text:p>12.75</text:p>
          </table:table-cell>
          <table:table-cell office:value-type="float" office:value="463.156">
            <text:p>463.156</text:p>
          </table:table-cell>
          <table:table-cell office:value-type="float" office:value="22.877">
            <text:p>22.877</text:p>
          </table:table-cell>
          <table:table-cell office:value-type="float" office:value="12.784">
            <text:p>12.784</text:p>
          </table:table-cell>
          <table:table-cell office:value-type="float" office:value="3.318">
            <text:p>3.318</text:p>
          </table:table-cell>
          <table:table-cell office:value-type="float" office:value="15.625">
            <text:p>15.625</text:p>
          </table:table-cell>
          <table:table-cell office:value-type="float" office:value="25156.25">
            <text:p>25156.25</text:p>
          </table:table-cell>
          <table:table-cell office:value-type="float" office:value="0.518">
            <text:p>0.518</text:p>
          </table:table-cell>
          <table:table-cell/>
          <table:table-cell table:formula="of:=MEDIAN(INDIRECT(ADDRESS(ROW();2)):INDIRECT(ADDRESS(ROW();COLUMN()-2)))" office:value-type="float" office:value="19.251">
            <text:p>19.251</text:p>
          </table:table-cell>
          <table:table-cell table:formula="of:=MIN(INDIRECT(ADDRESS(ROW();2)):INDIRECT(ADDRESS(ROW();COLUMN()-3)))" office:value-type="float" office:value="0.518">
            <text:p>0.518</text:p>
          </table:table-cell>
          <table:table-cell table:formula="of:=MAX(INDIRECT(ADDRESS(ROW();2)):INDIRECT(ADDRESS(ROW();COLUMN()-4)))" office:value-type="float" office:value="25156.25">
            <text:p>25156.25</text:p>
          </table:table-cell>
          <table:table-cell table:formula="of:=AVERAGE(INDIRECT(ADDRESS(ROW();2)):INDIRECT(ADDRESS(ROW();COLUMN()-5)))" office:value-type="float" office:value="1447.4435">
            <text:p>1447.4435</text:p>
          </table:table-cell>
          <table:table-cell table:formula="of:=STDEV(INDIRECT(ADDRESS(ROW();2)):INDIRECT(ADDRESS(ROW();COLUMN()-6)))" office:value-type="float" office:value="5917.93639323957">
            <text:p>5917.93639323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9305">
            <text:p>-66.9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9.0105">
            <text:p>119.010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41.653">
            <text:p>41.653</text:p>
          </table:table-cell>
          <table:table-cell office:value-type="float" office:value="161.011">
            <text:p>161.011</text:p>
          </table:table-cell>
          <table:table-cell office:value-type="float" office:value="22.877">
            <text:p>22.877</text:p>
          </table:table-cell>
          <table:table-cell office:value-type="float" office:value="2.592">
            <text:p>2.592</text:p>
          </table:table-cell>
          <table:table-cell office:value-type="float" office:value="12.8">
            <text:p>12.8</text:p>
          </table:table-cell>
          <table:table-cell office:value-type="float" office:value="15.625">
            <text:p>15.625</text:p>
          </table:table-cell>
          <table:table-cell office:value-type="float" office:value="32.327">
            <text:p>32.327</text:p>
          </table:table-cell>
          <table:table-cell office:value-type="float" office:value="46.864">
            <text:p>46.864</text:p>
          </table:table-cell>
          <table:table-cell office:value-type="float" office:value="28.086">
            <text:p>28.086</text:p>
          </table:table-cell>
          <table:table-cell office:value-type="float" office:value="4.944">
            <text:p>4.944</text:p>
          </table:table-cell>
          <table:table-cell office:value-type="float" office:value="12.75">
            <text:p>12.75</text:p>
          </table:table-cell>
          <table:table-cell office:value-type="float" office:value="463.156">
            <text:p>463.156</text:p>
          </table:table-cell>
          <table:table-cell office:value-type="float" office:value="22.877">
            <text:p>22.877</text:p>
          </table:table-cell>
          <table:table-cell office:value-type="float" office:value="12.784">
            <text:p>12.784</text:p>
          </table:table-cell>
          <table:table-cell office:value-type="float" office:value="3.318">
            <text:p>3.318</text:p>
          </table:table-cell>
          <table:table-cell office:value-type="float" office:value="15.625">
            <text:p>15.625</text:p>
          </table:table-cell>
          <table:table-cell office:value-type="float" office:value="47167970">
            <text:p>47167970</text:p>
          </table:table-cell>
          <table:table-cell office:value-type="float" office:value="2.592">
            <text:p>2.592</text:p>
          </table:table-cell>
          <table:table-cell/>
          <table:table-cell table:formula="of:=MEDIAN(INDIRECT(ADDRESS(ROW();2)):INDIRECT(ADDRESS(ROW();COLUMN()-2)))" office:value-type="float" office:value="19.251">
            <text:p>19.251</text:p>
          </table:table-cell>
          <table:table-cell table:formula="of:=MIN(INDIRECT(ADDRESS(ROW();2)):INDIRECT(ADDRESS(ROW();COLUMN()-3)))" office:value-type="float" office:value="2.592">
            <text:p>2.592</text:p>
          </table:table-cell>
          <table:table-cell table:formula="of:=MAX(INDIRECT(ADDRESS(ROW();2)):INDIRECT(ADDRESS(ROW();COLUMN()-4)))" office:value-type="float" office:value="47167970">
            <text:p>47167970</text:p>
          </table:table-cell>
          <table:table-cell table:formula="of:=AVERAGE(INDIRECT(ADDRESS(ROW();2)):INDIRECT(ADDRESS(ROW();COLUMN()-5)))" office:value-type="float" office:value="2620492.88227778">
            <text:p>2620492.88227778</text:p>
          </table:table-cell>
          <table:table-cell table:formula="of:=STDEV(INDIRECT(ADDRESS(ROW();2)):INDIRECT(ADDRESS(ROW();COLUMN()-6)))" office:value-type="float" office:value="11117584.6433634">
            <text:p>11117584.64336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9305">
            <text:p>-66.9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9.0105">
            <text:p>119.010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41.653">
            <text:p>41.653</text:p>
          </table:table-cell>
          <table:table-cell office:value-type="float" office:value="161.011">
            <text:p>161.011</text:p>
          </table:table-cell>
          <table:table-cell office:value-type="float" office:value="22.877">
            <text:p>22.877</text:p>
          </table:table-cell>
          <table:table-cell office:value-type="float" office:value="5.184">
            <text:p>5.184</text:p>
          </table:table-cell>
          <table:table-cell office:value-type="float" office:value="12.8">
            <text:p>12.8</text:p>
          </table:table-cell>
          <table:table-cell office:value-type="float" office:value="15.625">
            <text:p>15.625</text:p>
          </table:table-cell>
          <table:table-cell office:value-type="float" office:value="32.327">
            <text:p>32.327</text:p>
          </table:table-cell>
          <table:table-cell office:value-type="float" office:value="46.864">
            <text:p>46.864</text:p>
          </table:table-cell>
          <table:table-cell office:value-type="float" office:value="28.086">
            <text:p>28.086</text:p>
          </table:table-cell>
          <table:table-cell office:value-type="float" office:value="4.944">
            <text:p>4.944</text:p>
          </table:table-cell>
          <table:table-cell office:value-type="float" office:value="12.75">
            <text:p>12.75</text:p>
          </table:table-cell>
          <table:table-cell office:value-type="float" office:value="463.156">
            <text:p>463.156</text:p>
          </table:table-cell>
          <table:table-cell office:value-type="float" office:value="22.877">
            <text:p>22.877</text:p>
          </table:table-cell>
          <table:table-cell office:value-type="float" office:value="12.784">
            <text:p>12.784</text:p>
          </table:table-cell>
          <table:table-cell office:value-type="float" office:value="3.318">
            <text:p>3.318</text:p>
          </table:table-cell>
          <table:table-cell office:value-type="float" office:value="15.625">
            <text:p>15.625</text:p>
          </table:table-cell>
          <table:table-cell office:value-type="float" office:value="251562.5">
            <text:p>251562.5</text:p>
          </table:table-cell>
          <table:table-cell office:value-type="float" office:value="2.592">
            <text:p>2.592</text:p>
          </table:table-cell>
          <table:table-cell/>
          <table:table-cell table:formula="of:=MEDIAN(INDIRECT(ADDRESS(ROW();2)):INDIRECT(ADDRESS(ROW();COLUMN()-2)))" office:value-type="float" office:value="19.251">
            <text:p>19.251</text:p>
          </table:table-cell>
          <table:table-cell table:formula="of:=MIN(INDIRECT(ADDRESS(ROW();2)):INDIRECT(ADDRESS(ROW();COLUMN()-3)))" office:value-type="float" office:value="2.592">
            <text:p>2.592</text:p>
          </table:table-cell>
          <table:table-cell table:formula="of:=MAX(INDIRECT(ADDRESS(ROW();2)):INDIRECT(ADDRESS(ROW();COLUMN()-4)))" office:value-type="float" office:value="251562.5">
            <text:p>251562.5</text:p>
          </table:table-cell>
          <table:table-cell table:formula="of:=AVERAGE(INDIRECT(ADDRESS(ROW();2)):INDIRECT(ADDRESS(ROW();COLUMN()-5)))" office:value-type="float" office:value="14025.9429444444">
            <text:p>14025.9429444444</text:p>
          </table:table-cell>
          <table:table-cell table:formula="of:=STDEV(INDIRECT(ADDRESS(ROW();2)):INDIRECT(ADDRESS(ROW();COLUMN()-6)))" office:value-type="float" office:value="59281.4088229415">
            <text:p>59281.40882294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9305">
            <text:p>-66.9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9.0105">
            <text:p>119.010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11.589">
            <text:p>11.58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.525">
            <text:p>11.525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75">
            <text:p>1875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75">
            <text:p>1875</text:p>
          </table:table-cell>
          <table:table-cell table:formula="of:=AVERAGE(INDIRECT(ADDRESS(ROW();2)):INDIRECT(ADDRESS(ROW();COLUMN()-5)))" office:value-type="float" office:value="108.934111111111">
            <text:p>108.9341111111</text:p>
          </table:table-cell>
          <table:table-cell table:formula="of:=STDEV(INDIRECT(ADDRESS(ROW();2)):INDIRECT(ADDRESS(ROW();COLUMN()-6)))" office:value-type="float" office:value="440.760164902422">
            <text:p>440.76016490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25">
            <text:p>-5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6"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f:=MEDIAN(INDIRECT(ADDRESS(ROW();2)):INDIRECT(ADDRESS(ROW();COLUMN()-2)))" office:value-type="float" office:value="17">
            <text:p>17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4.7222222222222">
            <text:p>14.7222222222</text:p>
          </table:table-cell>
          <table:table-cell table:formula="of:=STDEV(INDIRECT(ADDRESS(ROW();2)):INDIRECT(ADDRESS(ROW();COLUMN()-6)))" office:value-type="float" office:value="4.72546985594841">
            <text:p>4.7254698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">
            <text:p>2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asic Tower(5/5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50.284">
            <text:p>50.284</text:p>
          </table:table-cell>
          <table:table-cell office:value-type="float" office:value="136.624">
            <text:p>136.624</text:p>
          </table:table-cell>
          <table:table-cell office:value-type="float" office:value="40.263">
            <text:p>40.263</text:p>
          </table:table-cell>
          <table:table-cell office:value-type="float" office:value="1.944">
            <text:p>1.944</text:p>
          </table:table-cell>
          <table:table-cell table:number-columns-repeated="2"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472.392">
            <text:p>472.392</text:p>
          </table:table-cell>
          <table:table-cell office:value-type="float" office:value="40.263">
            <text:p>40.263</text:p>
          </table:table-cell>
          <table:table-cell office:value-type="float" office:value="14.762">
            <text:p>14.762</text:p>
          </table:table-cell>
          <table:table-cell office:value-type="float" office:value="92.823">
            <text:p>92.823</text:p>
          </table:table-cell>
          <table:table-cell office:value-type="float" office:value="134.456">
            <text:p>134.456</text:p>
          </table:table-cell>
          <table:table-cell office:value-type="float" office:value="40.263">
            <text:p>40.263</text:p>
          </table:table-cell>
          <table:table-cell office:value-type="float" office:value="22.5">
            <text:p>22.5</text:p>
          </table:table-cell>
          <table:table-cell office:value-type="float" office:value="1.944">
            <text:p>1.944</text:p>
          </table:table-cell>
          <table:table-cell office:value-type="float" office:value="25">
            <text:p>25</text:p>
          </table:table-cell>
          <table:table-cell office:value-type="float" office:value="5025">
            <text:p>5025</text:p>
          </table:table-cell>
          <table:table-cell office:value-type="float" office:value="1.944">
            <text:p>1.944</text:p>
          </table:table-cell>
          <table:table-cell/>
          <table:table-cell table:formula="of:=MEDIAN(INDIRECT(ADDRESS(ROW();2)):INDIRECT(ADDRESS(ROW();COLUMN()-2)))" office:value-type="float" office:value="33.8815">
            <text:p>33.8815</text:p>
          </table:table-cell>
          <table:table-cell table:formula="of:=MIN(INDIRECT(ADDRESS(ROW();2)):INDIRECT(ADDRESS(ROW();COLUMN()-3)))" office:value-type="float" office:value="1.944">
            <text:p>1.944</text:p>
          </table:table-cell>
          <table:table-cell table:formula="of:=MAX(INDIRECT(ADDRESS(ROW();2)):INDIRECT(ADDRESS(ROW();COLUMN()-4)))" office:value-type="float" office:value="5025">
            <text:p>5025</text:p>
          </table:table-cell>
          <table:table-cell table:formula="of:=AVERAGE(INDIRECT(ADDRESS(ROW();2)):INDIRECT(ADDRESS(ROW();COLUMN()-5)))" office:value-type="float" office:value="343.220111111111">
            <text:p>343.2201111111</text:p>
          </table:table-cell>
          <table:table-cell table:formula="of:=STDEV(INDIRECT(ADDRESS(ROW();2)):INDIRECT(ADDRESS(ROW();COLUMN()-6)))" office:value-type="float" office:value="1173.46890488489">
            <text:p>1173.46890488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4.06475">
            <text:p>-154.06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9.378">
            <text:p>259.37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945">
            <text:p>0.945</text:p>
          </table:table-cell>
          <table:table-cell office:value-type="float" office:value="0.524">
            <text:p>0.524</text:p>
          </table:table-cell>
          <table:table-cell office:value-type="float" office:value="1.6">
            <text:p>1.6</text:p>
          </table:table-cell>
          <table:table-cell office:value-type="float" office:value="156.25">
            <text:p>156.25</text:p>
          </table:table-cell>
          <table:table-cell office:value-type="float" office:value="4.883">
            <text:p>4.883</text:p>
          </table:table-cell>
          <table:table-cell office:value-type="float" office:value="1.6">
            <text:p>1.6</text:p>
          </table:table-cell>
          <table:table-cell office:value-type="float" office:value="0.71">
            <text:p>0.71</text:p>
          </table:table-cell>
          <table:table-cell office:value-type="float" office:value="6.6">
            <text:p>6.6</text:p>
          </table:table-cell>
          <table:table-cell office:value-type="float" office:value="1.238">
            <text:p>1.238</text:p>
          </table:table-cell>
          <table:table-cell office:value-type="float" office:value="3.981">
            <text:p>3.981</text:p>
          </table:table-cell>
          <table:table-cell office:value-type="float" office:value="6.6">
            <text:p>6.6</text:p>
          </table:table-cell>
          <table:table-cell office:value-type="float" office:value="0.124">
            <text:p>0.124</text:p>
          </table:table-cell>
          <table:table-cell office:value-type="float" office:value="1.6">
            <text:p>1.6</text:p>
          </table:table-cell>
          <table:table-cell office:value-type="float" office:value="1.76">
            <text:p>1.76</text:p>
          </table:table-cell>
          <table:table-cell office:value-type="float" office:value="4.883">
            <text:p>4.883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56.25">
            <text:p>156.25</text:p>
          </table:table-cell>
          <table:table-cell/>
          <table:table-cell table:formula="of:=MEDIAN(INDIRECT(ADDRESS(ROW();2)):INDIRECT(ADDRESS(ROW();COLUMN()-2)))" office:value-type="float" office:value="1.6">
            <text:p>1.6</text:p>
          </table:table-cell>
          <table:table-cell table:formula="of:=MIN(INDIRECT(ADDRESS(ROW();2)):INDIRECT(ADDRESS(ROW();COLUMN()-3)))" office:value-type="float" office:value="0.124">
            <text:p>0.124</text:p>
          </table:table-cell>
          <table:table-cell table:formula="of:=MAX(INDIRECT(ADDRESS(ROW();2)):INDIRECT(ADDRESS(ROW();COLUMN()-4)))" office:value-type="float" office:value="156.25">
            <text:p>156.25</text:p>
          </table:table-cell>
          <table:table-cell table:formula="of:=AVERAGE(INDIRECT(ADDRESS(ROW();2)):INDIRECT(ADDRESS(ROW();COLUMN()-5)))" office:value-type="float" office:value="19.5971111111111">
            <text:p>19.5971111111</text:p>
          </table:table-cell>
          <table:table-cell table:formula="of:=STDEV(INDIRECT(ADDRESS(ROW();2)):INDIRECT(ADDRESS(ROW();COLUMN()-6)))" office:value-type="float" office:value="49.7553167775464">
            <text:p>49.75531677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335">
            <text:p>-9.3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5465">
            <text:p>15.546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53.223">
            <text:p>53.223</text:p>
          </table:table-cell>
          <table:table-cell office:value-type="float" office:value="260.59">
            <text:p>260.59</text:p>
          </table:table-cell>
          <table:table-cell office:value-type="float" office:value="25.164">
            <text:p>25.164</text:p>
          </table:table-cell>
          <table:table-cell office:value-type="float" office:value="0.012">
            <text:p>0.012</text:p>
          </table:table-cell>
          <table:table-cell office:value-type="float" office:value="5.12">
            <text:p>5.12</text:p>
          </table:table-cell>
          <table:table-cell office:value-type="float" office:value="15.625">
            <text:p>15.625</text:p>
          </table:table-cell>
          <table:table-cell office:value-type="float" office:value="38.736">
            <text:p>38.736</text:p>
          </table:table-cell>
          <table:table-cell office:value-type="float" office:value="71.575">
            <text:p>71.575</text:p>
          </table:table-cell>
          <table:table-cell office:value-type="float" office:value="32.521">
            <text:p>32.521</text:p>
          </table:table-cell>
          <table:table-cell office:value-type="float" office:value="3.708">
            <text:p>3.708</text:p>
          </table:table-cell>
          <table:table-cell office:value-type="float" office:value="14.064">
            <text:p>14.064</text:p>
          </table:table-cell>
          <table:table-cell office:value-type="float" office:value="1080.697">
            <text:p>1080.697</text:p>
          </table:table-cell>
          <table:table-cell office:value-type="float" office:value="25.164">
            <text:p>25.164</text:p>
          </table:table-cell>
          <table:table-cell office:value-type="float" office:value="12.784">
            <text:p>12.784</text:p>
          </table:table-cell>
          <table:table-cell office:value-type="float" office:value="0.398">
            <text:p>0.398</text:p>
          </table:table-cell>
          <table:table-cell office:value-type="float" office:value="15.625">
            <text:p>15.625</text:p>
          </table:table-cell>
          <table:table-cell office:value-type="float" office:value="3140.625">
            <text:p>3140.625</text:p>
          </table:table-cell>
          <table:table-cell office:value-type="float" office:value="0.012">
            <text:p>0.012</text:p>
          </table:table-cell>
          <table:table-cell/>
          <table:table-cell table:formula="of:=MEDIAN(INDIRECT(ADDRESS(ROW();2)):INDIRECT(ADDRESS(ROW();COLUMN()-2)))" office:value-type="float" office:value="20.3945">
            <text:p>20.3945</text:p>
          </table:table-cell>
          <table:table-cell table:formula="of:=MIN(INDIRECT(ADDRESS(ROW();2)):INDIRECT(ADDRESS(ROW();COLUMN()-3)))" office:value-type="float" office:value="0.012">
            <text:p>0.012</text:p>
          </table:table-cell>
          <table:table-cell table:formula="of:=MAX(INDIRECT(ADDRESS(ROW();2)):INDIRECT(ADDRESS(ROW();COLUMN()-4)))" office:value-type="float" office:value="3140.625">
            <text:p>3140.625</text:p>
          </table:table-cell>
          <table:table-cell table:formula="of:=AVERAGE(INDIRECT(ADDRESS(ROW();2)):INDIRECT(ADDRESS(ROW();COLUMN()-5)))" office:value-type="float" office:value="266.424611111111">
            <text:p>266.4246111111</text:p>
          </table:table-cell>
          <table:table-cell table:formula="of:=STDEV(INDIRECT(ADDRESS(ROW();2)):INDIRECT(ADDRESS(ROW();COLUMN()-6)))" office:value-type="float" office:value="760.585342269255">
            <text:p>760.58534226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0.65975">
            <text:p>-120.65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7.297">
            <text:p>177.297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53.223">
            <text:p>53.223</text:p>
          </table:table-cell>
          <table:table-cell office:value-type="float" office:value="260.59">
            <text:p>260.59</text:p>
          </table:table-cell>
          <table:table-cell office:value-type="float" office:value="25.164">
            <text:p>25.164</text:p>
          </table:table-cell>
          <table:table-cell office:value-type="float" office:value="0.124">
            <text:p>0.124</text:p>
          </table:table-cell>
          <table:table-cell office:value-type="float" office:value="10.24">
            <text:p>10.24</text:p>
          </table:table-cell>
          <table:table-cell office:value-type="float" office:value="15.625">
            <text:p>15.625</text:p>
          </table:table-cell>
          <table:table-cell office:value-type="float" office:value="38.736">
            <text:p>38.736</text:p>
          </table:table-cell>
          <table:table-cell office:value-type="float" office:value="71.575">
            <text:p>71.575</text:p>
          </table:table-cell>
          <table:table-cell office:value-type="float" office:value="32.521">
            <text:p>32.521</text:p>
          </table:table-cell>
          <table:table-cell office:value-type="float" office:value="3.708">
            <text:p>3.708</text:p>
          </table:table-cell>
          <table:table-cell office:value-type="float" office:value="14.064">
            <text:p>14.064</text:p>
          </table:table-cell>
          <table:table-cell office:value-type="float" office:value="1080.697">
            <text:p>1080.697</text:p>
          </table:table-cell>
          <table:table-cell office:value-type="float" office:value="25.164">
            <text:p>25.164</text:p>
          </table:table-cell>
          <table:table-cell office:value-type="float" office:value="12.784">
            <text:p>12.784</text:p>
          </table:table-cell>
          <table:table-cell office:value-type="float" office:value="1.593">
            <text:p>1.593</text:p>
          </table:table-cell>
          <table:table-cell office:value-type="float" office:value="15.625">
            <text:p>15.625</text:p>
          </table:table-cell>
          <table:table-cell office:value-type="float" office:value="31406.25">
            <text:p>31406.25</text:p>
          </table:table-cell>
          <table:table-cell office:value-type="float" office:value="0.124">
            <text:p>0.124</text:p>
          </table:table-cell>
          <table:table-cell/>
          <table:table-cell table:formula="of:=MEDIAN(INDIRECT(ADDRESS(ROW();2)):INDIRECT(ADDRESS(ROW();COLUMN()-2)))" office:value-type="float" office:value="20.3945">
            <text:p>20.3945</text:p>
          </table:table-cell>
          <table:table-cell table:formula="of:=MIN(INDIRECT(ADDRESS(ROW();2)):INDIRECT(ADDRESS(ROW();COLUMN()-3)))" office:value-type="float" office:value="0.124">
            <text:p>0.124</text:p>
          </table:table-cell>
          <table:table-cell table:formula="of:=MAX(INDIRECT(ADDRESS(ROW();2)):INDIRECT(ADDRESS(ROW();COLUMN()-4)))" office:value-type="float" office:value="31406.25">
            <text:p>31406.25</text:p>
          </table:table-cell>
          <table:table-cell table:formula="of:=AVERAGE(INDIRECT(ADDRESS(ROW();2)):INDIRECT(ADDRESS(ROW();COLUMN()-5)))" office:value-type="float" office:value="1837.10038888889">
            <text:p>1837.1003888889</text:p>
          </table:table-cell>
          <table:table-cell table:formula="of:=STDEV(INDIRECT(ADDRESS(ROW();2)):INDIRECT(ADDRESS(ROW();COLUMN()-6)))" office:value-type="float" office:value="7383.8146606">
            <text:p>7383.81466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9975">
            <text:p>-105.2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.777">
            <text:p>165.777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53.223">
            <text:p>53.223</text:p>
          </table:table-cell>
          <table:table-cell office:value-type="float" office:value="260.59">
            <text:p>260.59</text:p>
          </table:table-cell>
          <table:table-cell office:value-type="float" office:value="25.164">
            <text:p>25.164</text:p>
          </table:table-cell>
          <table:table-cell office:value-type="float" office:value="0.684">
            <text:p>0.684</text:p>
          </table:table-cell>
          <table:table-cell office:value-type="float" office:value="10.24">
            <text:p>10.24</text:p>
          </table:table-cell>
          <table:table-cell office:value-type="float" office:value="15.625">
            <text:p>15.625</text:p>
          </table:table-cell>
          <table:table-cell office:value-type="float" office:value="38.736">
            <text:p>38.736</text:p>
          </table:table-cell>
          <table:table-cell office:value-type="float" office:value="71.575">
            <text:p>71.575</text:p>
          </table:table-cell>
          <table:table-cell office:value-type="float" office:value="32.521">
            <text:p>32.521</text:p>
          </table:table-cell>
          <table:table-cell office:value-type="float" office:value="3.708">
            <text:p>3.708</text:p>
          </table:table-cell>
          <table:table-cell office:value-type="float" office:value="14.064">
            <text:p>14.064</text:p>
          </table:table-cell>
          <table:table-cell office:value-type="float" office:value="1080.697">
            <text:p>1080.697</text:p>
          </table:table-cell>
          <table:table-cell office:value-type="float" office:value="25.164">
            <text:p>25.164</text:p>
          </table:table-cell>
          <table:table-cell office:value-type="float" office:value="12.784">
            <text:p>12.784</text:p>
          </table:table-cell>
          <table:table-cell office:value-type="float" office:value="1.593">
            <text:p>1.593</text:p>
          </table:table-cell>
          <table:table-cell office:value-type="float" office:value="15.625">
            <text:p>15.625</text:p>
          </table:table-cell>
          <table:table-cell office:value-type="float" office:value="294433600">
            <text:p>294433600</text:p>
          </table:table-cell>
          <table:table-cell office:value-type="float" office:value="0.622">
            <text:p>0.622</text:p>
          </table:table-cell>
          <table:table-cell/>
          <table:table-cell table:formula="of:=MEDIAN(INDIRECT(ADDRESS(ROW();2)):INDIRECT(ADDRESS(ROW();COLUMN()-2)))" office:value-type="float" office:value="20.3945">
            <text:p>20.3945</text:p>
          </table:table-cell>
          <table:table-cell table:formula="of:=MIN(INDIRECT(ADDRESS(ROW();2)):INDIRECT(ADDRESS(ROW();COLUMN()-3)))" office:value-type="float" office:value="0.622">
            <text:p>0.622</text:p>
          </table:table-cell>
          <table:table-cell table:formula="of:=MAX(INDIRECT(ADDRESS(ROW();2)):INDIRECT(ADDRESS(ROW();COLUMN()-4)))" office:value-type="float" office:value="294433600">
            <text:p>294433600</text:p>
          </table:table-cell>
          <table:table-cell table:formula="of:=AVERAGE(INDIRECT(ADDRESS(ROW();2)):INDIRECT(ADDRESS(ROW();COLUMN()-5)))" office:value-type="float" office:value="16357514.5897222">
            <text:p>16357514.5897222</text:p>
          </table:table-cell>
          <table:table-cell table:formula="of:=STDEV(INDIRECT(ADDRESS(ROW();2)):INDIRECT(ADDRESS(ROW();COLUMN()-6)))" office:value-type="float" office:value="69398642.0049604">
            <text:p>69398642.00496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9975">
            <text:p>-105.2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.777">
            <text:p>165.777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53.223">
            <text:p>53.223</text:p>
          </table:table-cell>
          <table:table-cell office:value-type="float" office:value="260.59">
            <text:p>260.59</text:p>
          </table:table-cell>
          <table:table-cell office:value-type="float" office:value="25.164">
            <text:p>25.164</text:p>
          </table:table-cell>
          <table:table-cell office:value-type="float" office:value="1.244">
            <text:p>1.244</text:p>
          </table:table-cell>
          <table:table-cell office:value-type="float" office:value="10.24">
            <text:p>10.24</text:p>
          </table:table-cell>
          <table:table-cell office:value-type="float" office:value="15.625">
            <text:p>15.625</text:p>
          </table:table-cell>
          <table:table-cell office:value-type="float" office:value="38.736">
            <text:p>38.736</text:p>
          </table:table-cell>
          <table:table-cell office:value-type="float" office:value="71.575">
            <text:p>71.575</text:p>
          </table:table-cell>
          <table:table-cell office:value-type="float" office:value="32.521">
            <text:p>32.521</text:p>
          </table:table-cell>
          <table:table-cell office:value-type="float" office:value="3.708">
            <text:p>3.708</text:p>
          </table:table-cell>
          <table:table-cell office:value-type="float" office:value="14.064">
            <text:p>14.064</text:p>
          </table:table-cell>
          <table:table-cell office:value-type="float" office:value="1080.697">
            <text:p>1080.697</text:p>
          </table:table-cell>
          <table:table-cell office:value-type="float" office:value="25.164">
            <text:p>25.164</text:p>
          </table:table-cell>
          <table:table-cell office:value-type="float" office:value="12.784">
            <text:p>12.784</text:p>
          </table:table-cell>
          <table:table-cell office:value-type="float" office:value="1.593">
            <text:p>1.593</text:p>
          </table:table-cell>
          <table:table-cell office:value-type="float" office:value="15.625">
            <text:p>15.625</text:p>
          </table:table-cell>
          <table:table-cell office:value-type="float" office:value="314062.5">
            <text:p>314062.5</text:p>
          </table:table-cell>
          <table:table-cell office:value-type="float" office:value="0.622">
            <text:p>0.622</text:p>
          </table:table-cell>
          <table:table-cell/>
          <table:table-cell table:formula="of:=MEDIAN(INDIRECT(ADDRESS(ROW();2)):INDIRECT(ADDRESS(ROW();COLUMN()-2)))" office:value-type="float" office:value="20.3945">
            <text:p>20.3945</text:p>
          </table:table-cell>
          <table:table-cell table:formula="of:=MIN(INDIRECT(ADDRESS(ROW();2)):INDIRECT(ADDRESS(ROW();COLUMN()-3)))" office:value-type="float" office:value="0.622">
            <text:p>0.622</text:p>
          </table:table-cell>
          <table:table-cell table:formula="of:=MAX(INDIRECT(ADDRESS(ROW();2)):INDIRECT(ADDRESS(ROW();COLUMN()-4)))" office:value-type="float" office:value="314062.5">
            <text:p>314062.5</text:p>
          </table:table-cell>
          <table:table-cell table:formula="of:=AVERAGE(INDIRECT(ADDRESS(ROW();2)):INDIRECT(ADDRESS(ROW();COLUMN()-5)))" office:value-type="float" office:value="17540.3152777778">
            <text:p>17540.3152777778</text:p>
          </table:table-cell>
          <table:table-cell table:formula="of:=STDEV(INDIRECT(ADDRESS(ROW();2)):INDIRECT(ADDRESS(ROW();COLUMN()-6)))" office:value-type="float" office:value="74002.6130665099">
            <text:p>74002.613066509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5.29975">
            <text:p>-105.2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5.777">
            <text:p>165.777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14.907">
            <text:p>14.907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4.25">
            <text:p>4.25</text:p>
          </table:table-cell>
          <table:table-cell office:value-type="float" office:value="6.75">
            <text:p>6.75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16.135">
            <text:p>16.135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375">
            <text:p>9375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5.5">
            <text:p>5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9375">
            <text:p>9375</text:p>
          </table:table-cell>
          <table:table-cell table:formula="of:=AVERAGE(INDIRECT(ADDRESS(ROW();2)):INDIRECT(ADDRESS(ROW();COLUMN()-5)))" office:value-type="float" office:value="526.305111111111">
            <text:p>526.3051111111</text:p>
          </table:table-cell>
          <table:table-cell table:formula="of:=STDEV(INDIRECT(ADDRESS(ROW();2)):INDIRECT(ADDRESS(ROW();COLUMN()-6)))" office:value-type="float" office:value="2208.34652711165">
            <text:p>2208.34652711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3125">
            <text:p>-7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75">
            <text:p>16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6.9444444444444">
            <text:p>16.9444444444</text:p>
          </table:table-cell>
          <table:table-cell table:formula="of:=STDEV(INDIRECT(ADDRESS(ROW();2)):INDIRECT(ADDRESS(ROW();COLUMN()-6)))" office:value-type="float" office:value="5.72376081859617">
            <text:p>5.72376081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">
            <text:p>3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lack Plague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.15">
            <text:p>1.15</text:p>
          </table:table-cell>
          <table:table-cell office:value-type="float" office:value="11.2">
            <text:p>11.2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1.1">
            <text:p>1.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57.1805555555556">
            <text:p>57.1805555556</text:p>
          </table:table-cell>
          <table:table-cell table:formula="of:=STDEV(INDIRECT(ADDRESS(ROW();2)):INDIRECT(ADDRESS(ROW();COLUMN()-6)))" office:value-type="float" office:value="235.55855344197">
            <text:p>235.558553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25">
            <text:p>-0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25">
            <text:p>2.7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/>
          <table:table-cell table:formula="of:=MEDIAN(INDIRECT(ADDRESS(ROW();2)):INDIRECT(ADDRESS(ROW();COLUMN()-2)))" office:value-type="float" office:value="20">
            <text:p>20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23.3333333333333">
            <text:p>23.3333333333</text:p>
          </table:table-cell>
          <table:table-cell table:formula="of:=STDEV(INDIRECT(ADDRESS(ROW();2)):INDIRECT(ADDRESS(ROW();COLUMN()-6)))" office:value-type="float" office:value="10.1922692733844">
            <text:p>10.19226927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6.5">
            <text:p>6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25">
            <text:p>36.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0.064">
            <text:p>0.064</text:p>
          </table:table-cell>
          <table:table-cell office:value-type="float" office:value="0.7">
            <text:p>0.7</text:p>
          </table:table-cell>
          <table:table-cell office:value-type="float" office:value="0.055">
            <text:p>0.055</text:p>
          </table:table-cell>
          <table:table-cell office:value-type="float" office:value="0.012">
            <text:p>0.012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88">
            <text:p>0.088</text:p>
          </table:table-cell>
          <table:table-cell office:value-type="float" office:value="0.086">
            <text:p>0.086</text:p>
          </table:table-cell>
          <table:table-cell office:value-type="float" office:value="0.058">
            <text:p>0.058</text:p>
          </table:table-cell>
          <table:table-cell office:value-type="float" office:value="0.038">
            <text:p>0.038</text:p>
          </table:table-cell>
          <table:table-cell office:value-type="float" office:value="0.062">
            <text:p>0.062</text:p>
          </table:table-cell>
          <table:table-cell office:value-type="float" office:value="0.117">
            <text:p>0.117</text:p>
          </table:table-cell>
          <table:table-cell office:value-type="float" office:value="0.055">
            <text:p>0.055</text:p>
          </table:table-cell>
          <table:table-cell office:value-type="float" office:value="0.041">
            <text:p>0.041</text:p>
          </table:table-cell>
          <table:table-cell office:value-type="float" office:value="0.024">
            <text:p>0.024</text:p>
          </table:table-cell>
          <table:table-cell office:value-type="float" office:value="0.05">
            <text:p>0.05</text:p>
          </table:table-cell>
          <table:table-cell office:value-type="float" office:value="50.05">
            <text:p>50.05</text:p>
          </table:table-cell>
          <table:table-cell office:value-type="float" office:value="0.012">
            <text:p>0.012</text:p>
          </table:table-cell>
          <table:table-cell/>
          <table:table-cell table:formula="of:=MEDIAN(INDIRECT(ADDRESS(ROW();2)):INDIRECT(ADDRESS(ROW();COLUMN()-2)))" office:value-type="float" office:value="0.055">
            <text:p>0.055</text:p>
          </table:table-cell>
          <table:table-cell table:formula="of:=MIN(INDIRECT(ADDRESS(ROW();2)):INDIRECT(ADDRESS(ROW();COLUMN()-3)))" office:value-type="float" office:value="0.012">
            <text:p>0.012</text:p>
          </table:table-cell>
          <table:table-cell table:formula="of:=MAX(INDIRECT(ADDRESS(ROW();2)):INDIRECT(ADDRESS(ROW();COLUMN()-4)))" office:value-type="float" office:value="50.05">
            <text:p>50.05</text:p>
          </table:table-cell>
          <table:table-cell table:formula="of:=AVERAGE(INDIRECT(ADDRESS(ROW();2)):INDIRECT(ADDRESS(ROW();COLUMN()-5)))" office:value-type="float" office:value="2.86677777777778">
            <text:p>2.8667777778</text:p>
          </table:table-cell>
          <table:table-cell table:formula="of:=STDEV(INDIRECT(ADDRESS(ROW();2)):INDIRECT(ADDRESS(ROW();COLUMN()-6)))" office:value-type="float" office:value="11.7763916502744">
            <text:p>11.77639165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805">
            <text:p>-0.08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0125">
            <text:p>0.201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0.064">
            <text:p>0.064</text:p>
          </table:table-cell>
          <table:table-cell office:value-type="float" office:value="0.7">
            <text:p>0.7</text:p>
          </table:table-cell>
          <table:table-cell office:value-type="float" office:value="0.055">
            <text:p>0.055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88">
            <text:p>0.088</text:p>
          </table:table-cell>
          <table:table-cell office:value-type="float" office:value="0.086">
            <text:p>0.086</text:p>
          </table:table-cell>
          <table:table-cell office:value-type="float" office:value="0.058">
            <text:p>0.058</text:p>
          </table:table-cell>
          <table:table-cell office:value-type="float" office:value="0.038">
            <text:p>0.038</text:p>
          </table:table-cell>
          <table:table-cell office:value-type="float" office:value="0.062">
            <text:p>0.062</text:p>
          </table:table-cell>
          <table:table-cell office:value-type="float" office:value="0.117">
            <text:p>0.117</text:p>
          </table:table-cell>
          <table:table-cell office:value-type="float" office:value="0.055">
            <text:p>0.055</text:p>
          </table:table-cell>
          <table:table-cell office:value-type="float" office:value="0.041">
            <text:p>0.041</text:p>
          </table:table-cell>
          <table:table-cell office:value-type="float" office:value="0.096">
            <text:p>0.096</text:p>
          </table:table-cell>
          <table:table-cell office:value-type="float" office:value="0.05">
            <text:p>0.05</text:p>
          </table:table-cell>
          <table:table-cell office:value-type="float" office:value="500.5">
            <text:p>500.5</text:p>
          </table:table-cell>
          <table:table-cell office:value-type="float" office:value="0.12">
            <text:p>0.12</text:p>
          </table:table-cell>
          <table:table-cell/>
          <table:table-cell table:formula="of:=MEDIAN(INDIRECT(ADDRESS(ROW();2)):INDIRECT(ADDRESS(ROW();COLUMN()-2)))" office:value-type="float" office:value="0.072">
            <text:p>0.072</text:p>
          </table:table-cell>
          <table:table-cell table:formula="of:=MIN(INDIRECT(ADDRESS(ROW();2)):INDIRECT(ADDRESS(ROW();COLUMN()-3)))" office:value-type="float" office:value="0.038">
            <text:p>0.038</text:p>
          </table:table-cell>
          <table:table-cell table:formula="of:=MAX(INDIRECT(ADDRESS(ROW();2)):INDIRECT(ADDRESS(ROW();COLUMN()-4)))" office:value-type="float" office:value="500.5">
            <text:p>500.5</text:p>
          </table:table-cell>
          <table:table-cell table:formula="of:=AVERAGE(INDIRECT(ADDRESS(ROW();2)):INDIRECT(ADDRESS(ROW();COLUMN()-5)))" office:value-type="float" office:value="27.91">
            <text:p>27.91</text:p>
          </table:table-cell>
          <table:table-cell table:formula="of:=STDEV(INDIRECT(ADDRESS(ROW();2)):INDIRECT(ADDRESS(ROW();COLUMN()-6)))" office:value-type="float" office:value="117.943010396597">
            <text:p>117.94301039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1525">
            <text:p>-0.11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82">
            <text:p>0.282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0.064">
            <text:p>0.064</text:p>
          </table:table-cell>
          <table:table-cell office:value-type="float" office:value="0.7">
            <text:p>0.7</text:p>
          </table:table-cell>
          <table:table-cell office:value-type="float" office:value="0.055">
            <text:p>0.055</text:p>
          </table:table-cell>
          <table:table-cell office:value-type="float" office:value="0.18">
            <text:p>0.18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88">
            <text:p>0.088</text:p>
          </table:table-cell>
          <table:table-cell office:value-type="float" office:value="0.086">
            <text:p>0.086</text:p>
          </table:table-cell>
          <table:table-cell office:value-type="float" office:value="0.058">
            <text:p>0.058</text:p>
          </table:table-cell>
          <table:table-cell office:value-type="float" office:value="0.038">
            <text:p>0.038</text:p>
          </table:table-cell>
          <table:table-cell office:value-type="float" office:value="0.062">
            <text:p>0.062</text:p>
          </table:table-cell>
          <table:table-cell office:value-type="float" office:value="0.117">
            <text:p>0.117</text:p>
          </table:table-cell>
          <table:table-cell office:value-type="float" office:value="0.055">
            <text:p>0.055</text:p>
          </table:table-cell>
          <table:table-cell office:value-type="float" office:value="0.041">
            <text:p>0.041</text:p>
          </table:table-cell>
          <table:table-cell office:value-type="float" office:value="0.096">
            <text:p>0.096</text:p>
          </table:table-cell>
          <table:table-cell office:value-type="float" office:value="0.05">
            <text:p>0.05</text:p>
          </table:table-cell>
          <table:table-cell office:value-type="float" office:value="2502.5">
            <text:p>2502.5</text:p>
          </table:table-cell>
          <table:table-cell office:value-type="float" office:value="0.18">
            <text:p>0.18</text:p>
          </table:table-cell>
          <table:table-cell/>
          <table:table-cell table:formula="of:=MEDIAN(INDIRECT(ADDRESS(ROW();2)):INDIRECT(ADDRESS(ROW();COLUMN()-2)))" office:value-type="float" office:value="0.072">
            <text:p>0.072</text:p>
          </table:table-cell>
          <table:table-cell table:formula="of:=MIN(INDIRECT(ADDRESS(ROW();2)):INDIRECT(ADDRESS(ROW();COLUMN()-3)))" office:value-type="float" office:value="0.038">
            <text:p>0.038</text:p>
          </table:table-cell>
          <table:table-cell table:formula="of:=MAX(INDIRECT(ADDRESS(ROW();2)):INDIRECT(ADDRESS(ROW();COLUMN()-4)))" office:value-type="float" office:value="2502.5">
            <text:p>2502.5</text:p>
          </table:table-cell>
          <table:table-cell table:formula="of:=AVERAGE(INDIRECT(ADDRESS(ROW();2)):INDIRECT(ADDRESS(ROW();COLUMN()-5)))" office:value-type="float" office:value="139.138888888889">
            <text:p>139.1388888889</text:p>
          </table:table-cell>
          <table:table-cell table:formula="of:=STDEV(INDIRECT(ADDRESS(ROW();2)):INDIRECT(ADDRESS(ROW();COLUMN()-6)))" office:value-type="float" office:value="589.817196381356">
            <text:p>589.81719638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1525">
            <text:p>-0.11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82">
            <text:p>0.28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0.064">
            <text:p>0.064</text:p>
          </table:table-cell>
          <table:table-cell office:value-type="float" office:value="0.7">
            <text:p>0.7</text:p>
          </table:table-cell>
          <table:table-cell office:value-type="float" office:value="0.055">
            <text:p>0.055</text:p>
          </table:table-cell>
          <table:table-cell office:value-type="float" office:value="1.2">
            <text:p>1.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088">
            <text:p>0.088</text:p>
          </table:table-cell>
          <table:table-cell office:value-type="float" office:value="0.086">
            <text:p>0.086</text:p>
          </table:table-cell>
          <table:table-cell office:value-type="float" office:value="0.058">
            <text:p>0.058</text:p>
          </table:table-cell>
          <table:table-cell office:value-type="float" office:value="0.038">
            <text:p>0.038</text:p>
          </table:table-cell>
          <table:table-cell office:value-type="float" office:value="0.062">
            <text:p>0.062</text:p>
          </table:table-cell>
          <table:table-cell office:value-type="float" office:value="0.117">
            <text:p>0.117</text:p>
          </table:table-cell>
          <table:table-cell office:value-type="float" office:value="0.055">
            <text:p>0.055</text:p>
          </table:table-cell>
          <table:table-cell office:value-type="float" office:value="0.041">
            <text:p>0.041</text:p>
          </table:table-cell>
          <table:table-cell office:value-type="float" office:value="0.096">
            <text:p>0.096</text:p>
          </table:table-cell>
          <table:table-cell office:value-type="float" office:value="0.05">
            <text:p>0.05</text:p>
          </table:table-cell>
          <table:table-cell office:value-type="float" office:value="5005">
            <text:p>5005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0.072">
            <text:p>0.072</text:p>
          </table:table-cell>
          <table:table-cell table:formula="of:=MIN(INDIRECT(ADDRESS(ROW();2)):INDIRECT(ADDRESS(ROW();COLUMN()-3)))" office:value-type="float" office:value="0.038">
            <text:p>0.038</text:p>
          </table:table-cell>
          <table:table-cell table:formula="of:=MAX(INDIRECT(ADDRESS(ROW();2)):INDIRECT(ADDRESS(ROW();COLUMN()-4)))" office:value-type="float" office:value="5005">
            <text:p>5005</text:p>
          </table:table-cell>
          <table:table-cell table:formula="of:=AVERAGE(INDIRECT(ADDRESS(ROW();2)):INDIRECT(ADDRESS(ROW();COLUMN()-5)))" office:value-type="float" office:value="278.246666666667">
            <text:p>278.2466666667</text:p>
          </table:table-cell>
          <table:table-cell table:formula="of:=STDEV(INDIRECT(ADDRESS(ROW();2)):INDIRECT(ADDRESS(ROW();COLUMN()-6)))" office:value-type="float" office:value="1179.64215971784">
            <text:p>1179.64215971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1525">
            <text:p>-0.11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282">
            <text:p>0.282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1.625">
            <text:p>1.625</text:p>
          </table:table-cell>
          <table:table-cell table:formula="of:=STDEV(INDIRECT(ADDRESS(ROW();2)):INDIRECT(ADDRESS(ROW();COLUMN()-6)))" office:value-type="float" office:value="0.924065505699423">
            <text:p>0.9240655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125">
            <text:p>-0.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625">
            <text:p>3.5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6">
            <text:p>16</text:p>
          </table:table-cell>
          <table:table-cell table:formula="of:=AVERAGE(INDIRECT(ADDRESS(ROW();2)):INDIRECT(ADDRESS(ROW();COLUMN()-5)))" office:value-type="float" office:value="4.05555555555556">
            <text:p>4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">
            <text:p>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Blood Mage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100">
            <text:p>11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05.25">
            <text:p>105.25</text:p>
          </table:table-cell>
          <table:table-cell table:formula="of:=MIN(INDIRECT(ADDRESS(ROW();2)):INDIRECT(ADDRESS(ROW();COLUMN()-3)))" office:value-type="float" office:value="60">
            <text:p>60</text:p>
          </table:table-cell>
          <table:table-cell table:formula="of:=MAX(INDIRECT(ADDRESS(ROW();2)):INDIRECT(ADDRESS(ROW();COLUMN()-4)))" office:value-type="float" office:value="1100">
            <text:p>1100</text:p>
          </table:table-cell>
          <table:table-cell table:formula="of:=AVERAGE(INDIRECT(ADDRESS(ROW();2)):INDIRECT(ADDRESS(ROW();COLUMN()-5)))" office:value-type="float" office:value="160.305555555556">
            <text:p>160.3055555556</text:p>
          </table:table-cell>
          <table:table-cell table:formula="of:=STDEV(INDIRECT(ADDRESS(ROW();2)):INDIRECT(ADDRESS(ROW();COLUMN()-6)))" office:value-type="float" office:value="236.377510805024">
            <text:p>236.377510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75">
            <text:p>-8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7.5">
            <text:p>227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35">
            <text:p>1.35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3.75">
            <text:p>3.75</text:p>
          </table:table-cell>
          <table:table-cell office:value-type="float" office:value="1.875">
            <text:p>1.875</text:p>
          </table:table-cell>
          <table:table-cell office:value-type="float" office:value="1.5">
            <text:p>1.5</text:p>
          </table:table-cell>
          <table:table-cell office:value-type="float" office:value="1.275">
            <text:p>1.275</text:p>
          </table:table-cell>
          <table:table-cell office:value-type="float" office:value="2.5">
            <text:p>2.5</text:p>
          </table:table-cell>
          <table:table-cell office:value-type="float" office:value="1.425">
            <text:p>1.425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1.875">
            <text:p>1.87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75">
            <text:p>3.7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.75">
            <text:p>3.75</text:p>
          </table:table-cell>
          <table:table-cell table:formula="of:=AVERAGE(INDIRECT(ADDRESS(ROW();2)):INDIRECT(ADDRESS(ROW();COLUMN()-5)))" office:value-type="float" office:value="1.85277777777778">
            <text:p>1.8527777778</text:p>
          </table:table-cell>
          <table:table-cell table:formula="of:=STDEV(INDIRECT(ADDRESS(ROW();2)):INDIRECT(ADDRESS(ROW();COLUMN()-6)))" office:value-type="float" office:value="0.797324980282825">
            <text:p>0.79732498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5">
            <text:p>0.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16875">
            <text:p>3.16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5.185">
            <text:p>85.185</text:p>
          </table:table-cell>
          <table:table-cell office:value-type="float" office:value="108.333">
            <text:p>108.333</text:p>
          </table:table-cell>
          <table:table-cell office:value-type="float" office:value="73.333">
            <text:p>73.333</text:p>
          </table:table-cell>
          <table:table-cell office:value-type="float" office:value="16">
            <text:p>16</text:p>
          </table:table-cell>
          <table:table-cell office:value-type="float" office:value="53.333">
            <text:p>53.333</text:p>
          </table:table-cell>
          <table:table-cell office:value-type="float" office:value="66.667">
            <text:p>66.667</text:p>
          </table:table-cell>
          <table:table-cell office:value-type="float" office:value="78.824">
            <text:p>78.824</text:p>
          </table:table-cell>
          <table:table-cell office:value-type="float" office:value="72">
            <text:p>72</text:p>
          </table:table-cell>
          <table:table-cell office:value-type="float" office:value="77.193">
            <text:p>77.19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55.556">
            <text:p>155.556</text:p>
          </table:table-cell>
          <table:table-cell office:value-type="float" office:value="73.333">
            <text:p>73.333</text:p>
          </table:table-cell>
          <table:table-cell office:value-type="float" office:value="54.545">
            <text:p>54.545</text:p>
          </table:table-cell>
          <table:table-cell office:value-type="float" office:value="32">
            <text:p>32</text:p>
          </table:table-cell>
          <table:table-cell office:value-type="float" office:value="66.667">
            <text:p>66.667</text:p>
          </table:table-cell>
          <table:table-cell office:value-type="float" office:value="733.333">
            <text:p>733.333</text:p>
          </table:table-cell>
          <table:table-cell office:value-type="float" office:value="16">
            <text:p>16</text:p>
          </table:table-cell>
          <table:table-cell/>
          <table:table-cell table:formula="of:=MEDIAN(INDIRECT(ADDRESS(ROW();2)):INDIRECT(ADDRESS(ROW();COLUMN()-2)))" office:value-type="float" office:value="69.3335">
            <text:p>69.3335</text:p>
          </table:table-cell>
          <table:table-cell table:formula="of:=MIN(INDIRECT(ADDRESS(ROW();2)):INDIRECT(ADDRESS(ROW();COLUMN()-3)))" office:value-type="float" office:value="16">
            <text:p>16</text:p>
          </table:table-cell>
          <table:table-cell table:formula="of:=MAX(INDIRECT(ADDRESS(ROW();2)):INDIRECT(ADDRESS(ROW();COLUMN()-4)))" office:value-type="float" office:value="733.333">
            <text:p>733.333</text:p>
          </table:table-cell>
          <table:table-cell table:formula="of:=AVERAGE(INDIRECT(ADDRESS(ROW();2)):INDIRECT(ADDRESS(ROW();COLUMN()-5)))" office:value-type="float" office:value="103.572333333333">
            <text:p>103.5723333333</text:p>
          </table:table-cell>
          <table:table-cell table:formula="of:=STDEV(INDIRECT(ADDRESS(ROW();2)):INDIRECT(ADDRESS(ROW();COLUMN()-6)))" office:value-type="float" office:value="160.410751556929">
            <text:p>160.4107515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91575">
            <text:p>-25.91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6.66525">
            <text:p>156.665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5.185">
            <text:p>85.185</text:p>
          </table:table-cell>
          <table:table-cell office:value-type="float" office:value="108.333">
            <text:p>108.333</text:p>
          </table:table-cell>
          <table:table-cell office:value-type="float" office:value="73.333">
            <text:p>73.333</text:p>
          </table:table-cell>
          <table:table-cell office:value-type="float" office:value="160">
            <text:p>160</text:p>
          </table:table-cell>
          <table:table-cell office:value-type="float" office:value="106.667">
            <text:p>106.667</text:p>
          </table:table-cell>
          <table:table-cell office:value-type="float" office:value="66.667">
            <text:p>66.667</text:p>
          </table:table-cell>
          <table:table-cell office:value-type="float" office:value="78.824">
            <text:p>78.824</text:p>
          </table:table-cell>
          <table:table-cell office:value-type="float" office:value="72">
            <text:p>72</text:p>
          </table:table-cell>
          <table:table-cell office:value-type="float" office:value="77.193">
            <text:p>77.19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55.556">
            <text:p>155.556</text:p>
          </table:table-cell>
          <table:table-cell office:value-type="float" office:value="73.333">
            <text:p>73.333</text:p>
          </table:table-cell>
          <table:table-cell office:value-type="float" office:value="54.545">
            <text:p>54.545</text:p>
          </table:table-cell>
          <table:table-cell office:value-type="float" office:value="128">
            <text:p>128</text:p>
          </table:table-cell>
          <table:table-cell office:value-type="float" office:value="66.667">
            <text:p>66.667</text:p>
          </table:table-cell>
          <table:table-cell office:value-type="float" office:value="7333.333">
            <text:p>7333.333</text:p>
          </table:table-cell>
          <table:table-cell office:value-type="float" office:value="160">
            <text:p>160</text:p>
          </table:table-cell>
          <table:table-cell/>
          <table:table-cell table:formula="of:=MEDIAN(INDIRECT(ADDRESS(ROW();2)):INDIRECT(ADDRESS(ROW();COLUMN()-2)))" office:value-type="float" office:value="78.0085">
            <text:p>78.0085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7333.333">
            <text:p>7333.333</text:p>
          </table:table-cell>
          <table:table-cell table:formula="of:=AVERAGE(INDIRECT(ADDRESS(ROW();2)):INDIRECT(ADDRESS(ROW();COLUMN()-5)))" office:value-type="float" office:value="494.535333333333">
            <text:p>494.5353333333</text:p>
          </table:table-cell>
          <table:table-cell table:formula="of:=STDEV(INDIRECT(ADDRESS(ROW();2)):INDIRECT(ADDRESS(ROW();COLUMN()-6)))" office:value-type="float" office:value="1707.12918595832">
            <text:p>1707.12918595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7.24875">
            <text:p>-97.24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8.33225">
            <text:p>288.332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5.185">
            <text:p>85.185</text:p>
          </table:table-cell>
          <table:table-cell office:value-type="float" office:value="108.333">
            <text:p>108.333</text:p>
          </table:table-cell>
          <table:table-cell office:value-type="float" office:value="73.333">
            <text:p>73.333</text:p>
          </table:table-cell>
          <table:table-cell office:value-type="float" office:value="480">
            <text:p>480</text:p>
          </table:table-cell>
          <table:table-cell office:value-type="float" office:value="106.667">
            <text:p>106.667</text:p>
          </table:table-cell>
          <table:table-cell office:value-type="float" office:value="66.667">
            <text:p>66.667</text:p>
          </table:table-cell>
          <table:table-cell office:value-type="float" office:value="78.824">
            <text:p>78.824</text:p>
          </table:table-cell>
          <table:table-cell office:value-type="float" office:value="72">
            <text:p>72</text:p>
          </table:table-cell>
          <table:table-cell office:value-type="float" office:value="77.193">
            <text:p>77.19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55.556">
            <text:p>155.556</text:p>
          </table:table-cell>
          <table:table-cell office:value-type="float" office:value="73.333">
            <text:p>73.333</text:p>
          </table:table-cell>
          <table:table-cell office:value-type="float" office:value="54.545">
            <text:p>54.545</text:p>
          </table:table-cell>
          <table:table-cell office:value-type="float" office:value="128">
            <text:p>128</text:p>
          </table:table-cell>
          <table:table-cell office:value-type="float" office:value="66.667">
            <text:p>66.667</text:p>
          </table:table-cell>
          <table:table-cell office:value-type="float" office:value="91666.66">
            <text:p>91666.66</text:p>
          </table:table-cell>
          <table:table-cell office:value-type="float" office:value="480">
            <text:p>480</text:p>
          </table:table-cell>
          <table:table-cell/>
          <table:table-cell table:formula="of:=MEDIAN(INDIRECT(ADDRESS(ROW();2)):INDIRECT(ADDRESS(ROW();COLUMN()-2)))" office:value-type="float" office:value="78.0085">
            <text:p>78.0085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91666.66">
            <text:p>91666.66</text:p>
          </table:table-cell>
          <table:table-cell table:formula="of:=AVERAGE(INDIRECT(ADDRESS(ROW();2)):INDIRECT(ADDRESS(ROW();COLUMN()-5)))" office:value-type="float" office:value="5215.27572222222">
            <text:p>5215.2757222222</text:p>
          </table:table-cell>
          <table:table-cell table:formula="of:=STDEV(INDIRECT(ADDRESS(ROW();2)):INDIRECT(ADDRESS(ROW();COLUMN()-6)))" office:value-type="float" office:value="21575.8166251465">
            <text:p>21575.81662514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7.24875">
            <text:p>-97.24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8.33225">
            <text:p>288.332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5.185">
            <text:p>85.185</text:p>
          </table:table-cell>
          <table:table-cell office:value-type="float" office:value="108.333">
            <text:p>108.333</text:p>
          </table:table-cell>
          <table:table-cell office:value-type="float" office:value="73.333">
            <text:p>73.333</text:p>
          </table:table-cell>
          <table:table-cell office:value-type="float" office:value="1600">
            <text:p>1600</text:p>
          </table:table-cell>
          <table:table-cell office:value-type="float" office:value="106.667">
            <text:p>106.667</text:p>
          </table:table-cell>
          <table:table-cell office:value-type="float" office:value="66.667">
            <text:p>66.667</text:p>
          </table:table-cell>
          <table:table-cell office:value-type="float" office:value="78.824">
            <text:p>78.824</text:p>
          </table:table-cell>
          <table:table-cell office:value-type="float" office:value="72">
            <text:p>72</text:p>
          </table:table-cell>
          <table:table-cell office:value-type="float" office:value="77.193">
            <text:p>77.19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55.556">
            <text:p>155.556</text:p>
          </table:table-cell>
          <table:table-cell office:value-type="float" office:value="73.333">
            <text:p>73.333</text:p>
          </table:table-cell>
          <table:table-cell office:value-type="float" office:value="54.545">
            <text:p>54.545</text:p>
          </table:table-cell>
          <table:table-cell office:value-type="float" office:value="128">
            <text:p>128</text:p>
          </table:table-cell>
          <table:table-cell office:value-type="float" office:value="66.667">
            <text:p>66.667</text:p>
          </table:table-cell>
          <table:table-cell office:value-type="float" office:value="73333.33">
            <text:p>73333.33</text:p>
          </table:table-cell>
          <table:table-cell office:value-type="float" office:value="800">
            <text:p>800</text:p>
          </table:table-cell>
          <table:table-cell/>
          <table:table-cell table:formula="of:=MEDIAN(INDIRECT(ADDRESS(ROW();2)):INDIRECT(ADDRESS(ROW();COLUMN()-2)))" office:value-type="float" office:value="78.0085">
            <text:p>78.0085</text:p>
          </table:table-cell>
          <table:table-cell table:formula="of:=MIN(INDIRECT(ADDRESS(ROW();2)):INDIRECT(ADDRESS(ROW();COLUMN()-3)))" office:value-type="float" office:value="50">
            <text:p>50</text:p>
          </table:table-cell>
          <table:table-cell table:formula="of:=MAX(INDIRECT(ADDRESS(ROW();2)):INDIRECT(ADDRESS(ROW();COLUMN()-4)))" office:value-type="float" office:value="73333.33">
            <text:p>73333.33</text:p>
          </table:table-cell>
          <table:table-cell table:formula="of:=AVERAGE(INDIRECT(ADDRESS(ROW();2)):INDIRECT(ADDRESS(ROW();COLUMN()-5)))" office:value-type="float" office:value="4276.75738888889">
            <text:p>4276.7573888889</text:p>
          </table:table-cell>
          <table:table-cell table:formula="of:=STDEV(INDIRECT(ADDRESS(ROW();2)):INDIRECT(ADDRESS(ROW();COLUMN()-6)))" office:value-type="float" office:value="17238.5710694214">
            <text:p>17238.57106942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7.24875">
            <text:p>-97.24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8.33225">
            <text:p>288.332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.25">
            <text:p>3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1666666666667">
            <text:p>3.4166666667</text:p>
          </table:table-cell>
          <table:table-cell table:formula="of:=STDEV(INDIRECT(ADDRESS(ROW();2)):INDIRECT(ADDRESS(ROW();COLUMN()-6)))" office:value-type="float" office:value="2.31840462387393">
            <text:p>2.31840462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375">
            <text:p>0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5">
            <text:p>5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Challenger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86.25">
            <text:p>86.25</text:p>
          </table:table-cell>
          <table:table-cell office:value-type="float" office:value="100">
            <text:p>100</text:p>
          </table:table-cell>
          <table:table-cell office:value-type="float" office:value="82.5">
            <text:p>82.5</text:p>
          </table:table-cell>
          <table:table-cell office:value-type="float" office:value="45">
            <text:p>45</text:p>
          </table:table-cell>
          <table:table-cell table:number-columns-repeated="2" office:value-type="float" office:value="75">
            <text:p>75</text:p>
          </table:table-cell>
          <table:table-cell office:value-type="float" office:value="75.5">
            <text:p>75.5</text:p>
          </table:table-cell>
          <table:table-cell office:value-type="float" office:value="135">
            <text:p>135</text:p>
          </table:table-cell>
          <table:table-cell office:value-type="float" office:value="82.5">
            <text:p>82.5</text:p>
          </table:table-cell>
          <table:table-cell office:value-type="float" office:value="67.5">
            <text:p>67.5</text:p>
          </table:table-cell>
          <table:table-cell office:value-type="float" office:value="97.5">
            <text:p>97.5</text:p>
          </table:table-cell>
          <table:table-cell office:value-type="float" office:value="105">
            <text:p>105</text:p>
          </table:table-cell>
          <table:table-cell office:value-type="float" office:value="82.5">
            <text:p>82.5</text:p>
          </table:table-cell>
          <table:table-cell office:value-type="float" office:value="67.5">
            <text:p>67.5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075">
            <text:p>1075</text:p>
          </table:table-cell>
          <table:table-cell office:value-type="float" office:value="45">
            <text:p>45</text:p>
          </table:table-cell>
          <table:table-cell/>
          <table:table-cell table:formula="of:=MEDIAN(INDIRECT(ADDRESS(ROW();2)):INDIRECT(ADDRESS(ROW();COLUMN()-2)))" office:value-type="float" office:value="79">
            <text:p>79</text:p>
          </table:table-cell>
          <table:table-cell table:formula="of:=MIN(INDIRECT(ADDRESS(ROW();2)):INDIRECT(ADDRESS(ROW();COLUMN()-3)))" office:value-type="float" office:value="45">
            <text:p>45</text:p>
          </table:table-cell>
          <table:table-cell table:formula="of:=MAX(INDIRECT(ADDRESS(ROW();2)):INDIRECT(ADDRESS(ROW();COLUMN()-4)))" office:value-type="float" office:value="1075">
            <text:p>1075</text:p>
          </table:table-cell>
          <table:table-cell table:formula="of:=AVERAGE(INDIRECT(ADDRESS(ROW();2)):INDIRECT(ADDRESS(ROW();COLUMN()-5)))" office:value-type="float" office:value="134.263888888889">
            <text:p>134.2638888889</text:p>
          </table:table-cell>
          <table:table-cell table:formula="of:=STDEV(INDIRECT(ADDRESS(ROW();2)):INDIRECT(ADDRESS(ROW();COLUMN()-6)))" office:value-type="float" office:value="235.836378851672">
            <text:p>235.83637885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5625">
            <text:p>-6.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.625">
            <text:p>170.6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35">
            <text:p>1.35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3.75">
            <text:p>3.75</text:p>
          </table:table-cell>
          <table:table-cell office:value-type="float" office:value="1.875">
            <text:p>1.875</text:p>
          </table:table-cell>
          <table:table-cell office:value-type="float" office:value="1.5">
            <text:p>1.5</text:p>
          </table:table-cell>
          <table:table-cell office:value-type="float" office:value="1.275">
            <text:p>1.275</text:p>
          </table:table-cell>
          <table:table-cell office:value-type="float" office:value="2.5">
            <text:p>2.5</text:p>
          </table:table-cell>
          <table:table-cell office:value-type="float" office:value="1.425">
            <text:p>1.425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1.875">
            <text:p>1.87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75">
            <text:p>3.7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.75">
            <text:p>3.75</text:p>
          </table:table-cell>
          <table:table-cell table:formula="of:=AVERAGE(INDIRECT(ADDRESS(ROW();2)):INDIRECT(ADDRESS(ROW();COLUMN()-5)))" office:value-type="float" office:value="1.85277777777778">
            <text:p>1.8527777778</text:p>
          </table:table-cell>
          <table:table-cell table:formula="of:=STDEV(INDIRECT(ADDRESS(ROW();2)):INDIRECT(ADDRESS(ROW();COLUMN()-6)))" office:value-type="float" office:value="0.797324980282825">
            <text:p>0.79732498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5">
            <text:p>0.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16875">
            <text:p>3.16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3.889">
            <text:p>63.889</text:p>
          </table:table-cell>
          <table:table-cell office:value-type="float" office:value="83.333">
            <text:p>83.333</text:p>
          </table:table-cell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9.216">
            <text:p>59.216</text:p>
          </table:table-cell>
          <table:table-cell office:value-type="float" office:value="54">
            <text:p>54</text:p>
          </table:table-cell>
          <table:table-cell office:value-type="float" office:value="57.895">
            <text:p>57.89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116.667">
            <text:p>116.667</text:p>
          </table:table-cell>
          <table:table-cell office:value-type="float" office:value="55">
            <text:p>55</text:p>
          </table:table-cell>
          <table:table-cell office:value-type="float" office:value="40.909">
            <text:p>40.909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716.667">
            <text:p>716.667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52">
            <text:p>52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716.667">
            <text:p>716.667</text:p>
          </table:table-cell>
          <table:table-cell table:formula="of:=AVERAGE(INDIRECT(ADDRESS(ROW();2)):INDIRECT(ADDRESS(ROW();COLUMN()-5)))" office:value-type="float" office:value="87.0597777777778">
            <text:p>87.0597777778</text:p>
          </table:table-cell>
          <table:table-cell table:formula="of:=STDEV(INDIRECT(ADDRESS(ROW();2)):INDIRECT(ADDRESS(ROW();COLUMN()-6)))" office:value-type="float" office:value="158.987392143327">
            <text:p>158.98739214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65725">
            <text:p>-19.65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793">
            <text:p>117.79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3.889">
            <text:p>63.889</text:p>
          </table:table-cell>
          <table:table-cell office:value-type="float" office:value="83.333">
            <text:p>83.333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9.216">
            <text:p>59.216</text:p>
          </table:table-cell>
          <table:table-cell office:value-type="float" office:value="54">
            <text:p>54</text:p>
          </table:table-cell>
          <table:table-cell office:value-type="float" office:value="57.895">
            <text:p>57.89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116.667">
            <text:p>116.667</text:p>
          </table:table-cell>
          <table:table-cell office:value-type="float" office:value="55">
            <text:p>55</text:p>
          </table:table-cell>
          <table:table-cell office:value-type="float" office:value="40.909">
            <text:p>40.909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7166.667">
            <text:p>7166.667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58.5555">
            <text:p>58.5555</text:p>
          </table:table-cell>
          <table:table-cell table:formula="of:=MIN(INDIRECT(ADDRESS(ROW();2)):INDIRECT(ADDRESS(ROW();COLUMN()-3)))" office:value-type="float" office:value="37.5">
            <text:p>37.5</text:p>
          </table:table-cell>
          <table:table-cell table:formula="of:=MAX(INDIRECT(ADDRESS(ROW();2)):INDIRECT(ADDRESS(ROW();COLUMN()-4)))" office:value-type="float" office:value="7166.667">
            <text:p>7166.667</text:p>
          </table:table-cell>
          <table:table-cell table:formula="of:=AVERAGE(INDIRECT(ADDRESS(ROW();2)):INDIRECT(ADDRESS(ROW();COLUMN()-5)))" office:value-type="float" office:value="463.615333333333">
            <text:p>463.6153333333</text:p>
          </table:table-cell>
          <table:table-cell table:formula="of:=STDEV(INDIRECT(ADDRESS(ROW();2)):INDIRECT(ADDRESS(ROW();COLUMN()-6)))" office:value-type="float" office:value="1673.08607495459">
            <text:p>1673.08607495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4.49975">
            <text:p>-74.4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8.333">
            <text:p>218.333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3.889">
            <text:p>63.889</text:p>
          </table:table-cell>
          <table:table-cell office:value-type="float" office:value="83.333">
            <text:p>83.333</text:p>
          </table:table-cell>
          <table:table-cell office:value-type="float" office:value="55">
            <text:p>55</text:p>
          </table:table-cell>
          <table:table-cell office:value-type="float" office:value="360">
            <text:p>36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9.216">
            <text:p>59.216</text:p>
          </table:table-cell>
          <table:table-cell office:value-type="float" office:value="54">
            <text:p>54</text:p>
          </table:table-cell>
          <table:table-cell office:value-type="float" office:value="57.895">
            <text:p>57.89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116.667">
            <text:p>116.667</text:p>
          </table:table-cell>
          <table:table-cell office:value-type="float" office:value="55">
            <text:p>55</text:p>
          </table:table-cell>
          <table:table-cell office:value-type="float" office:value="40.909">
            <text:p>40.909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89583.34">
            <text:p>89583.34</text:p>
          </table:table-cell>
          <table:table-cell office:value-type="float" office:value="360">
            <text:p>360</text:p>
          </table:table-cell>
          <table:table-cell/>
          <table:table-cell table:formula="of:=MEDIAN(INDIRECT(ADDRESS(ROW();2)):INDIRECT(ADDRESS(ROW();COLUMN()-2)))" office:value-type="float" office:value="58.5555">
            <text:p>58.5555</text:p>
          </table:table-cell>
          <table:table-cell table:formula="of:=MIN(INDIRECT(ADDRESS(ROW();2)):INDIRECT(ADDRESS(ROW();COLUMN()-3)))" office:value-type="float" office:value="37.5">
            <text:p>37.5</text:p>
          </table:table-cell>
          <table:table-cell table:formula="of:=MAX(INDIRECT(ADDRESS(ROW();2)):INDIRECT(ADDRESS(ROW();COLUMN()-4)))" office:value-type="float" office:value="89583.34">
            <text:p>89583.34</text:p>
          </table:table-cell>
          <table:table-cell table:formula="of:=AVERAGE(INDIRECT(ADDRESS(ROW();2)):INDIRECT(ADDRESS(ROW();COLUMN()-5)))" office:value-type="float" office:value="5068.98605555556">
            <text:p>5068.9860555556</text:p>
          </table:table-cell>
          <table:table-cell table:formula="of:=STDEV(INDIRECT(ADDRESS(ROW();2)):INDIRECT(ADDRESS(ROW();COLUMN()-6)))" office:value-type="float" office:value="21092.2295850087">
            <text:p>21092.22958500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4.49975">
            <text:p>-74.4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8.333">
            <text:p>218.333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3.889">
            <text:p>63.889</text:p>
          </table:table-cell>
          <table:table-cell office:value-type="float" office:value="83.333">
            <text:p>83.333</text:p>
          </table:table-cell>
          <table:table-cell office:value-type="float" office:value="55">
            <text:p>55</text:p>
          </table:table-cell>
          <table:table-cell office:value-type="float" office:value="1200">
            <text:p>120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9.216">
            <text:p>59.216</text:p>
          </table:table-cell>
          <table:table-cell office:value-type="float" office:value="54">
            <text:p>54</text:p>
          </table:table-cell>
          <table:table-cell office:value-type="float" office:value="57.895">
            <text:p>57.895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116.667">
            <text:p>116.667</text:p>
          </table:table-cell>
          <table:table-cell office:value-type="float" office:value="55">
            <text:p>55</text:p>
          </table:table-cell>
          <table:table-cell office:value-type="float" office:value="40.909">
            <text:p>40.909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71666.67">
            <text:p>71666.67</text:p>
          </table:table-cell>
          <table:table-cell office:value-type="float" office:value="600">
            <text:p>600</text:p>
          </table:table-cell>
          <table:table-cell/>
          <table:table-cell table:formula="of:=MEDIAN(INDIRECT(ADDRESS(ROW();2)):INDIRECT(ADDRESS(ROW();COLUMN()-2)))" office:value-type="float" office:value="58.5555">
            <text:p>58.5555</text:p>
          </table:table-cell>
          <table:table-cell table:formula="of:=MIN(INDIRECT(ADDRESS(ROW();2)):INDIRECT(ADDRESS(ROW();COLUMN()-3)))" office:value-type="float" office:value="37.5">
            <text:p>37.5</text:p>
          </table:table-cell>
          <table:table-cell table:formula="of:=MAX(INDIRECT(ADDRESS(ROW();2)):INDIRECT(ADDRESS(ROW();COLUMN()-4)))" office:value-type="float" office:value="71666.67">
            <text:p>71666.67</text:p>
          </table:table-cell>
          <table:table-cell table:formula="of:=AVERAGE(INDIRECT(ADDRESS(ROW();2)):INDIRECT(ADDRESS(ROW();COLUMN()-5)))" office:value-type="float" office:value="4133.6155">
            <text:p>4133.6155</text:p>
          </table:table-cell>
          <table:table-cell table:formula="of:=STDEV(INDIRECT(ADDRESS(ROW();2)):INDIRECT(ADDRESS(ROW();COLUMN()-6)))" office:value-type="float" office:value="16856.5143274219">
            <text:p>16856.51432742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4.49975">
            <text:p>-74.4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8.333">
            <text:p>218.333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.25">
            <text:p>3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1666666666667">
            <text:p>3.4166666667</text:p>
          </table:table-cell>
          <table:table-cell table:formula="of:=STDEV(INDIRECT(ADDRESS(ROW();2)):INDIRECT(ADDRESS(ROW();COLUMN()-6)))" office:value-type="float" office:value="2.31840462387393">
            <text:p>2.31840462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375">
            <text:p>0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5">
            <text:p>5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Champion Tower(1/1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4.5">
            <text:p>34.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office:value-type="float" office:value="30.5">
            <text:p>30.5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030">
            <text:p>1030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31.75">
            <text:p>31.75</text:p>
          </table:table-cell>
          <table:table-cell table:formula="of:=MIN(INDIRECT(ADDRESS(ROW();2)):INDIRECT(ADDRESS(ROW();COLUMN()-3)))" office:value-type="float" office:value="18">
            <text:p>18</text:p>
          </table:table-cell>
          <table:table-cell table:formula="of:=MAX(INDIRECT(ADDRESS(ROW();2)):INDIRECT(ADDRESS(ROW();COLUMN()-4)))" office:value-type="float" office:value="1030">
            <text:p>1030</text:p>
          </table:table-cell>
          <table:table-cell table:formula="of:=AVERAGE(INDIRECT(ADDRESS(ROW();2)):INDIRECT(ADDRESS(ROW();COLUMN()-5)))" office:value-type="float" office:value="87.3888888888889">
            <text:p>87.3888888889</text:p>
          </table:table-cell>
          <table:table-cell table:formula="of:=STDEV(INDIRECT(ADDRESS(ROW();2)):INDIRECT(ADDRESS(ROW();COLUMN()-6)))" office:value-type="float" office:value="235.430991235196">
            <text:p>235.43099123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625">
            <text:p>-2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25">
            <text:p>68.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1.5">
            <text:p>1.5</text:p>
          </table:table-cell>
          <table:table-cell office:value-type="float" office:value="0.475">
            <text:p>0.47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">
            <text:p>0.3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91666666666667">
            <text:p>0.6916666667</text:p>
          </table:table-cell>
          <table:table-cell table:formula="of:=STDEV(INDIRECT(ADDRESS(ROW();2)):INDIRECT(ADDRESS(ROW();COLUMN()-6)))" office:value-type="float" office:value="0.388530413678184">
            <text:p>0.38853041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5">
            <text:p>0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05625">
            <text:p>1.056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76.667">
            <text:p>76.667</text:p>
          </table:table-cell>
          <table:table-cell office:value-type="float" office:value="115">
            <text:p>115</text:p>
          </table:table-cell>
          <table:table-cell office:value-type="float" office:value="66">
            <text:p>66</text:p>
          </table:table-cell>
          <table:table-cell office:value-type="float" office:value="14.4">
            <text:p>14.4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71.765">
            <text:p>71.765</text:p>
          </table:table-cell>
          <table:table-cell office:value-type="float" office:value="36">
            <text:p>36</text:p>
          </table:table-cell>
          <table:table-cell office:value-type="float" office:value="69.474">
            <text:p>69.474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49.091">
            <text:p>49.091</text:p>
          </table:table-cell>
          <table:table-cell office:value-type="float" office:value="28.8">
            <text:p>28.8</text:p>
          </table:table-cell>
          <table:table-cell office:value-type="float" office:value="60">
            <text:p>60</text:p>
          </table:table-cell>
          <table:table-cell office:value-type="float" office:value="2060">
            <text:p>206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60">
            <text:p>60</text:p>
          </table:table-cell>
          <table:table-cell table:formula="of:=MIN(INDIRECT(ADDRESS(ROW();2)):INDIRECT(ADDRESS(ROW();COLUMN()-3)))" office:value-type="float" office:value="14.4">
            <text:p>14.4</text:p>
          </table:table-cell>
          <table:table-cell table:formula="of:=MAX(INDIRECT(ADDRESS(ROW();2)):INDIRECT(ADDRESS(ROW();COLUMN()-4)))" office:value-type="float" office:value="2060">
            <text:p>2060</text:p>
          </table:table-cell>
          <table:table-cell table:formula="of:=AVERAGE(INDIRECT(ADDRESS(ROW();2)):INDIRECT(ADDRESS(ROW();COLUMN()-5)))" office:value-type="float" office:value="169.255388888889">
            <text:p>169.2553888889</text:p>
          </table:table-cell>
          <table:table-cell table:formula="of:=STDEV(INDIRECT(ADDRESS(ROW();2)):INDIRECT(ADDRESS(ROW();COLUMN()-6)))" office:value-type="float" office:value="472.94408368956">
            <text:p>472.94408368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0.57675">
            <text:p>-60.57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0.019">
            <text:p>170.019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30">
            <text:p>230</text:p>
          </table:table-cell>
          <table:table-cell office:value-type="float" office:value="345">
            <text:p>345</text:p>
          </table:table-cell>
          <table:table-cell office:value-type="float" office:value="198">
            <text:p>198</text:p>
          </table:table-cell>
          <table:table-cell office:value-type="float" office:value="43.2">
            <text:p>43.2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 office:value-type="float" office:value="215.294">
            <text:p>215.294</text:p>
          </table:table-cell>
          <table:table-cell office:value-type="float" office:value="108">
            <text:p>108</text:p>
          </table:table-cell>
          <table:table-cell office:value-type="float" office:value="208.421">
            <text:p>208.421</text:p>
          </table:table-cell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office:value-type="float" office:value="420">
            <text:p>420</text:p>
          </table:table-cell>
          <table:table-cell office:value-type="float" office:value="198">
            <text:p>198</text:p>
          </table:table-cell>
          <table:table-cell office:value-type="float" office:value="147.273">
            <text:p>147.273</text:p>
          </table:table-cell>
          <table:table-cell office:value-type="float" office:value="86.4">
            <text:p>86.4</text:p>
          </table:table-cell>
          <table:table-cell office:value-type="float" office:value="180">
            <text:p>180</text:p>
          </table:table-cell>
          <table:table-cell office:value-type="float" office:value="20600">
            <text:p>20600</text:p>
          </table:table-cell>
          <table:table-cell office:value-type="float" office:value="43.2">
            <text:p>43.2</text:p>
          </table:table-cell>
          <table:table-cell/>
          <table:table-cell table:formula="of:=MEDIAN(INDIRECT(ADDRESS(ROW();2)):INDIRECT(ADDRESS(ROW();COLUMN()-2)))" office:value-type="float" office:value="180">
            <text:p>180</text:p>
          </table:table-cell>
          <table:table-cell table:formula="of:=MIN(INDIRECT(ADDRESS(ROW();2)):INDIRECT(ADDRESS(ROW();COLUMN()-3)))" office:value-type="float" office:value="43.2">
            <text:p>43.2</text:p>
          </table:table-cell>
          <table:table-cell table:formula="of:=MAX(INDIRECT(ADDRESS(ROW();2)):INDIRECT(ADDRESS(ROW();COLUMN()-4)))" office:value-type="float" office:value="20600">
            <text:p>20600</text:p>
          </table:table-cell>
          <table:table-cell table:formula="of:=AVERAGE(INDIRECT(ADDRESS(ROW();2)):INDIRECT(ADDRESS(ROW();COLUMN()-5)))" office:value-type="float" office:value="1308.87711111111">
            <text:p>1308.8771111111</text:p>
          </table:table-cell>
          <table:table-cell table:formula="of:=STDEV(INDIRECT(ADDRESS(ROW();2)):INDIRECT(ADDRESS(ROW();COLUMN()-6)))" office:value-type="float" office:value="4815.38009214089">
            <text:p>4815.38009214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1.72725">
            <text:p>-181.7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0.053">
            <text:p>510.053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30">
            <text:p>230</text:p>
          </table:table-cell>
          <table:table-cell office:value-type="float" office:value="345">
            <text:p>345</text:p>
          </table:table-cell>
          <table:table-cell office:value-type="float" office:value="198">
            <text:p>198</text:p>
          </table:table-cell>
          <table:table-cell office:value-type="float" office:value="43.2">
            <text:p>43.2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 office:value-type="float" office:value="215.294">
            <text:p>215.294</text:p>
          </table:table-cell>
          <table:table-cell office:value-type="float" office:value="108">
            <text:p>108</text:p>
          </table:table-cell>
          <table:table-cell office:value-type="float" office:value="208.421">
            <text:p>208.421</text:p>
          </table:table-cell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office:value-type="float" office:value="420">
            <text:p>420</text:p>
          </table:table-cell>
          <table:table-cell office:value-type="float" office:value="198">
            <text:p>198</text:p>
          </table:table-cell>
          <table:table-cell office:value-type="float" office:value="147.273">
            <text:p>147.273</text:p>
          </table:table-cell>
          <table:table-cell office:value-type="float" office:value="86.4">
            <text:p>86.4</text:p>
          </table:table-cell>
          <table:table-cell office:value-type="float" office:value="180">
            <text:p>180</text:p>
          </table:table-cell>
          <table:table-cell office:value-type="float" office:value="257500">
            <text:p>257500</text:p>
          </table:table-cell>
          <table:table-cell office:value-type="float" office:value="43.2">
            <text:p>43.2</text:p>
          </table:table-cell>
          <table:table-cell/>
          <table:table-cell table:formula="of:=MEDIAN(INDIRECT(ADDRESS(ROW();2)):INDIRECT(ADDRESS(ROW();COLUMN()-2)))" office:value-type="float" office:value="180">
            <text:p>180</text:p>
          </table:table-cell>
          <table:table-cell table:formula="of:=MIN(INDIRECT(ADDRESS(ROW();2)):INDIRECT(ADDRESS(ROW();COLUMN()-3)))" office:value-type="float" office:value="43.2">
            <text:p>43.2</text:p>
          </table:table-cell>
          <table:table-cell table:formula="of:=MAX(INDIRECT(ADDRESS(ROW();2)):INDIRECT(ADDRESS(ROW();COLUMN()-4)))" office:value-type="float" office:value="257500">
            <text:p>257500</text:p>
          </table:table-cell>
          <table:table-cell table:formula="of:=AVERAGE(INDIRECT(ADDRESS(ROW();2)):INDIRECT(ADDRESS(ROW();COLUMN()-5)))" office:value-type="float" office:value="14469.9882222222">
            <text:p>14469.9882222222</text:p>
          </table:table-cell>
          <table:table-cell table:formula="of:=STDEV(INDIRECT(ADDRESS(ROW();2)):INDIRECT(ADDRESS(ROW();COLUMN()-6)))" office:value-type="float" office:value="60652.3705248747">
            <text:p>60652.37052487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1.72725">
            <text:p>-181.7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0.053">
            <text:p>510.053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30">
            <text:p>230</text:p>
          </table:table-cell>
          <table:table-cell office:value-type="float" office:value="345">
            <text:p>345</text:p>
          </table:table-cell>
          <table:table-cell office:value-type="float" office:value="198">
            <text:p>198</text:p>
          </table:table-cell>
          <table:table-cell office:value-type="float" office:value="43.2">
            <text:p>43.2</text:p>
          </table:table-cell>
          <table:table-cell office:value-type="float" office:value="144">
            <text:p>144</text:p>
          </table:table-cell>
          <table:table-cell office:value-type="float" office:value="180">
            <text:p>180</text:p>
          </table:table-cell>
          <table:table-cell office:value-type="float" office:value="215.294">
            <text:p>215.294</text:p>
          </table:table-cell>
          <table:table-cell office:value-type="float" office:value="108">
            <text:p>108</text:p>
          </table:table-cell>
          <table:table-cell office:value-type="float" office:value="208.421">
            <text:p>208.421</text:p>
          </table:table-cell>
          <table:table-cell office:value-type="float" office:value="135">
            <text:p>135</text:p>
          </table:table-cell>
          <table:table-cell office:value-type="float" office:value="78">
            <text:p>78</text:p>
          </table:table-cell>
          <table:table-cell office:value-type="float" office:value="420">
            <text:p>420</text:p>
          </table:table-cell>
          <table:table-cell office:value-type="float" office:value="198">
            <text:p>198</text:p>
          </table:table-cell>
          <table:table-cell office:value-type="float" office:value="147.273">
            <text:p>147.273</text:p>
          </table:table-cell>
          <table:table-cell office:value-type="float" office:value="86.4">
            <text:p>86.4</text:p>
          </table:table-cell>
          <table:table-cell office:value-type="float" office:value="180">
            <text:p>180</text:p>
          </table:table-cell>
          <table:table-cell office:value-type="float" office:value="206000">
            <text:p>206000</text:p>
          </table:table-cell>
          <table:table-cell office:value-type="float" office:value="43.2">
            <text:p>43.2</text:p>
          </table:table-cell>
          <table:table-cell/>
          <table:table-cell table:formula="of:=MEDIAN(INDIRECT(ADDRESS(ROW();2)):INDIRECT(ADDRESS(ROW();COLUMN()-2)))" office:value-type="float" office:value="180">
            <text:p>180</text:p>
          </table:table-cell>
          <table:table-cell table:formula="of:=MIN(INDIRECT(ADDRESS(ROW();2)):INDIRECT(ADDRESS(ROW();COLUMN()-3)))" office:value-type="float" office:value="43.2">
            <text:p>43.2</text:p>
          </table:table-cell>
          <table:table-cell table:formula="of:=MAX(INDIRECT(ADDRESS(ROW();2)):INDIRECT(ADDRESS(ROW();COLUMN()-4)))" office:value-type="float" office:value="206000">
            <text:p>206000</text:p>
          </table:table-cell>
          <table:table-cell table:formula="of:=AVERAGE(INDIRECT(ADDRESS(ROW();2)):INDIRECT(ADDRESS(ROW();COLUMN()-5)))" office:value-type="float" office:value="11608.8771111111">
            <text:p>11608.8771111111</text:p>
          </table:table-cell>
          <table:table-cell table:formula="of:=STDEV(INDIRECT(ADDRESS(ROW();2)):INDIRECT(ADDRESS(ROW();COLUMN()-6)))" office:value-type="float" office:value="48513.722994597">
            <text:p>48513.7229945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1.72725">
            <text:p>-181.72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0.053">
            <text:p>510.053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.75">
            <text:p>2.75</text:p>
          </table:table-cell>
          <table:table-cell office:value-type="float" office:value="3.25">
            <text:p>3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1666666666667">
            <text:p>3.4166666667</text:p>
          </table:table-cell>
          <table:table-cell table:formula="of:=STDEV(INDIRECT(ADDRESS(ROW();2)):INDIRECT(ADDRESS(ROW();COLUMN()-6)))" office:value-type="float" office:value="2.31840462387393">
            <text:p>2.31840462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4375">
            <text:p>0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5">
            <text:p>5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Construction Yard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.75">
            <text:p>10.7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5555555555556">
            <text:p>66.5555555556</text:p>
          </table:table-cell>
          <table:table-cell table:formula="of:=STDEV(INDIRECT(ADDRESS(ROW();2)):INDIRECT(ADDRESS(ROW();COLUMN()-6)))" office:value-type="float" office:value="235.486348354714">
            <text:p>235.4863483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75">
            <text:p>-0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75">
            <text:p>2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.25">
            <text:p>5.2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05">
            <text:p>505</text:p>
          </table:table-cell>
          <table:table-cell table:formula="of:=AVERAGE(INDIRECT(ADDRESS(ROW();2)):INDIRECT(ADDRESS(ROW();COLUMN()-5)))" office:value-type="float" office:value="33.1525">
            <text:p>33.1525</text:p>
          </table:table-cell>
          <table:table-cell table:formula="of:=STDEV(INDIRECT(ADDRESS(ROW();2)):INDIRECT(ADDRESS(ROW();COLUMN()-6)))" office:value-type="float" office:value="117.798377414297">
            <text:p>117.79837741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05">
            <text:p>-2.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45975">
            <text:p>12.45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">
            <text:p>50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">
            <text:p>5050</text:p>
          </table:table-cell>
          <table:table-cell table:formula="of:=AVERAGE(INDIRECT(ADDRESS(ROW();2)):INDIRECT(ADDRESS(ROW();COLUMN()-5)))" office:value-type="float" office:value="287.474722222222">
            <text:p>287.4747222222</text:p>
          </table:table-cell>
          <table:table-cell table:formula="of:=STDEV(INDIRECT(ADDRESS(ROW();2)):INDIRECT(ADDRESS(ROW();COLUMN()-6)))" office:value-type="float" office:value="1188.57371281162">
            <text:p>1188.573712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37875">
            <text:p>37875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37875">
            <text:p>37875</text:p>
          </table:table-cell>
          <table:table-cell table:formula="of:=AVERAGE(INDIRECT(ADDRESS(ROW();2)):INDIRECT(ADDRESS(ROW();COLUMN()-5)))" office:value-type="float" office:value="2112.41916666667">
            <text:p>2112.4191666667</text:p>
          </table:table-cell>
          <table:table-cell table:formula="of:=STDEV(INDIRECT(ADDRESS(ROW();2)):INDIRECT(ADDRESS(ROW();COLUMN()-6)))" office:value-type="float" office:value="8925.16568192653">
            <text:p>8925.1656819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0">
            <text:p>505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0">
            <text:p>50500</text:p>
          </table:table-cell>
          <table:table-cell table:formula="of:=AVERAGE(INDIRECT(ADDRESS(ROW();2)):INDIRECT(ADDRESS(ROW();COLUMN()-5)))" office:value-type="float" office:value="2821.14138888889">
            <text:p>2821.1413888889</text:p>
          </table:table-cell>
          <table:table-cell table:formula="of:=STDEV(INDIRECT(ADDRESS(ROW();2)):INDIRECT(ADDRESS(ROW();COLUMN()-6)))" office:value-type="float" office:value="11899.109439341">
            <text:p>11899.109439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Construction Yard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36.4">
            <text:p>36.4</text:p>
          </table:table-cell>
          <table:table-cell office:value-type="float" office:value="12.1">
            <text:p>12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6.9">
            <text:p>16.9</text:p>
          </table:table-cell>
          <table:table-cell office:value-type="float" office:value="19.6">
            <text:p>19.6</text:p>
          </table:table-cell>
          <table:table-cell office:value-type="float" office:value="12.1">
            <text:p>12.1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1.55">
            <text:p>11.5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4.095833333333">
            <text:p>124.0958333333</text:p>
          </table:table-cell>
          <table:table-cell table:formula="of:=STDEV(INDIRECT(ADDRESS(ROW();2)):INDIRECT(ADDRESS(ROW();COLUMN()-6)))" office:value-type="float" office:value="470.742164054148">
            <text:p>470.7421640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94375">
            <text:p>-10.9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175">
            <text:p>36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0.288">
            <text:p>0.28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.525">
            <text:p>5.52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1005">
            <text:p>1005</text:p>
          </table:table-cell>
          <table:table-cell table:formula="of:=AVERAGE(INDIRECT(ADDRESS(ROW();2)):INDIRECT(ADDRESS(ROW();COLUMN()-5)))" office:value-type="float" office:value="62.7442777777778">
            <text:p>62.7442777778</text:p>
          </table:table-cell>
          <table:table-cell table:formula="of:=STDEV(INDIRECT(ADDRESS(ROW();2)):INDIRECT(ADDRESS(ROW();COLUMN()-6)))" office:value-type="float" office:value="235.287576602812">
            <text:p>235.28757660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243">
            <text:p>-10.2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64375">
            <text:p>21.643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.88">
            <text:p>2.8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">
            <text:p>100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6.05">
            <text:p>6.05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">
            <text:p>10050</text:p>
          </table:table-cell>
          <table:table-cell table:formula="of:=AVERAGE(INDIRECT(ADDRESS(ROW();2)):INDIRECT(ADDRESS(ROW();COLUMN()-5)))" office:value-type="float" office:value="565.902055555556">
            <text:p>565.9020555556</text:p>
          </table:table-cell>
          <table:table-cell table:formula="of:=STDEV(INDIRECT(ADDRESS(ROW();2)):INDIRECT(ADDRESS(ROW();COLUMN()-6)))" office:value-type="float" office:value="2366.93046363785">
            <text:p>2366.9304636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651">
            <text:p>-6.65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94975">
            <text:p>18.94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7.2">
            <text:p>7.2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376875">
            <text:p>376875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376875">
            <text:p>376875</text:p>
          </table:table-cell>
          <table:table-cell table:formula="of:=AVERAGE(INDIRECT(ADDRESS(ROW();2)):INDIRECT(ADDRESS(ROW();COLUMN()-5)))" office:value-type="float" office:value="20945.5487222222">
            <text:p>20945.5487222222</text:p>
          </table:table-cell>
          <table:table-cell table:formula="of:=STDEV(INDIRECT(ADDRESS(ROW();2)):INDIRECT(ADDRESS(ROW();COLUMN()-6)))" office:value-type="float" office:value="88828.2809822787">
            <text:p>88828.28098227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934">
            <text:p>-3.9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912">
            <text:p>16.91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8.8">
            <text:p>28.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0">
            <text:p>10050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0">
            <text:p>100500</text:p>
          </table:table-cell>
          <table:table-cell table:formula="of:=AVERAGE(INDIRECT(ADDRESS(ROW();2)):INDIRECT(ADDRESS(ROW();COLUMN()-5)))" office:value-type="float" office:value="5592.98205555556">
            <text:p>5592.9820555556</text:p>
          </table:table-cell>
          <table:table-cell table:formula="of:=STDEV(INDIRECT(ADDRESS(ROW();2)):INDIRECT(ADDRESS(ROW();COLUMN()-6)))" office:value-type="float" office:value="23685.6707497008">
            <text:p>23685.67074970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523">
            <text:p>-18.5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364">
            <text:p>36.3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Explosiv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20.5">
            <text:p>20.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21.25">
            <text:p>21.25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1020">
            <text:p>1020</text:p>
          </table:table-cell>
          <table:table-cell table:formula="of:=AVERAGE(INDIRECT(ADDRESS(ROW();2)):INDIRECT(ADDRESS(ROW();COLUMN()-5)))" office:value-type="float" office:value="76.9722222222222">
            <text:p>76.9722222222</text:p>
          </table:table-cell>
          <table:table-cell table:formula="of:=STDEV(INDIRECT(ADDRESS(ROW();2)):INDIRECT(ADDRESS(ROW();COLUMN()-6)))" office:value-type="float" office:value="235.440542776741">
            <text:p>235.44054277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5">
            <text:p>-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5">
            <text:p>45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2.778">
            <text:p>12.778</text:p>
          </table:table-cell>
          <table:table-cell office:value-type="float" office:value="21.25">
            <text:p>21.25</text:p>
          </table:table-cell>
          <table:table-cell office:value-type="float" office:value="11">
            <text:p>11</text:p>
          </table:table-cell>
          <table:table-cell office:value-type="float" office:value="2.4">
            <text:p>2.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.059">
            <text:p>12.059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8.667">
            <text:p>8.667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4.8">
            <text:p>4.8</text:p>
          </table:table-cell>
          <table:table-cell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10.5">
            <text:p>10.5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510">
            <text:p>510</text:p>
          </table:table-cell>
          <table:table-cell table:formula="of:=AVERAGE(INDIRECT(ADDRESS(ROW();2)):INDIRECT(ADDRESS(ROW();COLUMN()-5)))" office:value-type="float" office:value="38.1637777777778">
            <text:p>38.1637777778</text:p>
          </table:table-cell>
          <table:table-cell table:formula="of:=STDEV(INDIRECT(ADDRESS(ROW();2)):INDIRECT(ADDRESS(ROW();COLUMN()-6)))" office:value-type="float" office:value="117.874585044772">
            <text:p>117.87458504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95075">
            <text:p>-3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0405">
            <text:p>24.040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2.778">
            <text:p>12.778</text:p>
          </table:table-cell>
          <table:table-cell office:value-type="float" office:value="21.25">
            <text:p>21.2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.059">
            <text:p>12.059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8.667">
            <text:p>8.667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5100">
            <text:p>5100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12.0295">
            <text:p>12.0295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5100">
            <text:p>5100</text:p>
          </table:table-cell>
          <table:table-cell table:formula="of:=AVERAGE(INDIRECT(ADDRESS(ROW();2)):INDIRECT(ADDRESS(ROW();COLUMN()-5)))" office:value-type="float" office:value="296.808222222222">
            <text:p>296.8082222222</text:p>
          </table:table-cell>
          <table:table-cell table:formula="of:=STDEV(INDIRECT(ADDRESS(ROW();2)):INDIRECT(ADDRESS(ROW();COLUMN()-6)))" office:value-type="float" office:value="1198.73186766367">
            <text:p>1198.73186766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125">
            <text:p>-21.2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2">
            <text:p>52.2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2.778">
            <text:p>12.778</text:p>
          </table:table-cell>
          <table:table-cell office:value-type="float" office:value="21.25">
            <text:p>21.25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.059">
            <text:p>12.059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8.667">
            <text:p>8.667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51000">
            <text:p>510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2.0295">
            <text:p>12.0295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51000">
            <text:p>51000</text:p>
          </table:table-cell>
          <table:table-cell table:formula="of:=AVERAGE(INDIRECT(ADDRESS(ROW();2)):INDIRECT(ADDRESS(ROW();COLUMN()-5)))" office:value-type="float" office:value="2850.80822222222">
            <text:p>2850.8082222222</text:p>
          </table:table-cell>
          <table:table-cell table:formula="of:=STDEV(INDIRECT(ADDRESS(ROW();2)):INDIRECT(ADDRESS(ROW();COLUMN()-6)))" office:value-type="float" office:value="12016.4644706272">
            <text:p>12016.46447062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125">
            <text:p>-21.2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2">
            <text:p>52.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2.778">
            <text:p>12.778</text:p>
          </table:table-cell>
          <table:table-cell office:value-type="float" office:value="21.25">
            <text:p>21.25</text:p>
          </table:table-cell>
          <table:table-cell office:value-type="float" office:value="11">
            <text:p>11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.059">
            <text:p>12.059</text:p>
          </table:table-cell>
          <table:table-cell office:value-type="float" office:value="12">
            <text:p>12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8.667">
            <text:p>8.667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51000">
            <text:p>5100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12.0295">
            <text:p>12.0295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51000">
            <text:p>51000</text:p>
          </table:table-cell>
          <table:table-cell table:formula="of:=AVERAGE(INDIRECT(ADDRESS(ROW();2)):INDIRECT(ADDRESS(ROW();COLUMN()-5)))" office:value-type="float" office:value="2864.14155555556">
            <text:p>2864.1415555556</text:p>
          </table:table-cell>
          <table:table-cell table:formula="of:=STDEV(INDIRECT(ADDRESS(ROW();2)):INDIRECT(ADDRESS(ROW();COLUMN()-6)))" office:value-type="float" office:value="12013.2655216902">
            <text:p>12013.26552169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2125">
            <text:p>-21.2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2">
            <text:p>52.2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81944444444444">
            <text:p>2.8194444444</text:p>
          </table:table-cell>
          <table:table-cell table:formula="of:=STDEV(INDIRECT(ADDRESS(ROW();2)):INDIRECT(ADDRESS(ROW();COLUMN()-6)))" office:value-type="float" office:value="1.83896861190058">
            <text:p>1.83896861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25">
            <text:p>-0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05555555555556">
            <text:p>8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Explosiv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6.45">
            <text:p>26.45</text:p>
          </table:table-cell>
          <table:table-cell office:value-type="float" office:value="50.8">
            <text:p>50.8</text:p>
          </table:table-cell>
          <table:table-cell office:value-type="float" office:value="24.2">
            <text:p>2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4.8">
            <text:p>64.8</text:p>
          </table:table-cell>
          <table:table-cell office:value-type="float" office:value="24.2">
            <text:p>24.2</text:p>
          </table:table-cell>
          <table:table-cell office:value-type="float" office:value="16.2">
            <text:p>16.2</text:p>
          </table:table-cell>
          <table:table-cell office:value-type="float" office:value="33.8">
            <text:p>33.8</text:p>
          </table:table-cell>
          <table:table-cell office:value-type="float" office:value="39.2">
            <text:p>39.2</text:p>
          </table:table-cell>
          <table:table-cell office:value-type="float" office:value="24.2">
            <text:p>24.2</text:p>
          </table:table-cell>
          <table:table-cell office:value-type="float" office:value="18">
            <text:p>18</text:p>
          </table:table-cell>
          <table:table-cell office:value-type="float" office:value="7.2">
            <text:p>7.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22.6">
            <text:p>22.6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2020">
            <text:p>2020</text:p>
          </table:table-cell>
          <table:table-cell table:formula="of:=AVERAGE(INDIRECT(ADDRESS(ROW();2)):INDIRECT(ADDRESS(ROW();COLUMN()-5)))" office:value-type="float" office:value="135.802777777778">
            <text:p>135.8027777778</text:p>
          </table:table-cell>
          <table:table-cell table:formula="of:=STDEV(INDIRECT(ADDRESS(ROW();2)):INDIRECT(ADDRESS(ROW();COLUMN()-6)))" office:value-type="float" office:value="470.465047921054">
            <text:p>470.46504792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8875">
            <text:p>-21.8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35">
            <text:p>72.3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6.327">
            <text:p>16.327</text:p>
          </table:table-cell>
          <table:table-cell office:value-type="float" office:value="39.688">
            <text:p>39.688</text:p>
          </table:table-cell>
          <table:table-cell office:value-type="float" office:value="12.1">
            <text:p>12.1</text:p>
          </table:table-cell>
          <table:table-cell office:value-type="float" office:value="0.576">
            <text:p>0.576</text:p>
          </table:table-cell>
          <table:table-cell office:value-type="float" office:value="6.4">
            <text:p>6.4</text:p>
          </table:table-cell>
          <table:table-cell office:value-type="float" office:value="10">
            <text:p>10</text:p>
          </table:table-cell>
          <table:table-cell office:value-type="float" office:value="14.533">
            <text:p>14.533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8.45">
            <text:p>8.45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2.304">
            <text:p>2.304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0.576">
            <text:p>0.576</text:p>
          </table:table-cell>
          <table:table-cell/>
          <table:table-cell table:formula="of:=MEDIAN(INDIRECT(ADDRESS(ROW();2)):INDIRECT(ADDRESS(ROW();COLUMN()-2)))" office:value-type="float" office:value="11.05">
            <text:p>11.05</text:p>
          </table:table-cell>
          <table:table-cell table:formula="of:=MIN(INDIRECT(ADDRESS(ROW();2)):INDIRECT(ADDRESS(ROW();COLUMN()-3)))" office:value-type="float" office:value="0.576">
            <text:p>0.57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8.9395555555556">
            <text:p>68.9395555556</text:p>
          </table:table-cell>
          <table:table-cell table:formula="of:=STDEV(INDIRECT(ADDRESS(ROW();2)):INDIRECT(ADDRESS(ROW();COLUMN()-6)))" office:value-type="float" office:value="235.237185885981">
            <text:p>235.2371858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96775">
            <text:p>-19.96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5965">
            <text:p>42.596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6.327">
            <text:p>16.327</text:p>
          </table:table-cell>
          <table:table-cell office:value-type="float" office:value="39.688">
            <text:p>39.688</text:p>
          </table:table-cell>
          <table:table-cell office:value-type="float" office:value="12.1">
            <text:p>12.1</text:p>
          </table:table-cell>
          <table:table-cell office:value-type="float" office:value="5.76">
            <text:p>5.76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office:value-type="float" office:value="14.533">
            <text:p>14.533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8.45">
            <text:p>8.45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10100">
            <text:p>10100</text:p>
          </table:table-cell>
          <table:table-cell office:value-type="float" office:value="5.76">
            <text:p>5.76</text:p>
          </table:table-cell>
          <table:table-cell/>
          <table:table-cell table:formula="of:=MEDIAN(INDIRECT(ADDRESS(ROW();2)):INDIRECT(ADDRESS(ROW();COLUMN()-2)))" office:value-type="float" office:value="12.1">
            <text:p>12.1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10100">
            <text:p>10100</text:p>
          </table:table-cell>
          <table:table-cell table:formula="of:=AVERAGE(INDIRECT(ADDRESS(ROW();2)):INDIRECT(ADDRESS(ROW();COLUMN()-5)))" office:value-type="float" office:value="575.255111111111">
            <text:p>575.2551111111</text:p>
          </table:table-cell>
          <table:table-cell table:formula="of:=STDEV(INDIRECT(ADDRESS(ROW();2)):INDIRECT(ADDRESS(ROW();COLUMN()-6)))" office:value-type="float" office:value="2377.09542509071">
            <text:p>2377.09542509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78375">
            <text:p>-12.78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7.2085">
            <text:p>37.208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6.327">
            <text:p>16.327</text:p>
          </table:table-cell>
          <table:table-cell office:value-type="float" office:value="39.688">
            <text:p>39.688</text:p>
          </table:table-cell>
          <table:table-cell office:value-type="float" office:value="12.1">
            <text:p>12.1</text:p>
          </table:table-cell>
          <table:table-cell office:value-type="float" office:value="17.28">
            <text:p>17.28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office:value-type="float" office:value="14.533">
            <text:p>14.533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8.45">
            <text:p>8.45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505000">
            <text:p>505000</text:p>
          </table:table-cell>
          <table:table-cell office:value-type="float" office:value="17.28">
            <text:p>17.28</text:p>
          </table:table-cell>
          <table:table-cell/>
          <table:table-cell table:formula="of:=MEDIAN(INDIRECT(ADDRESS(ROW();2)):INDIRECT(ADDRESS(ROW();COLUMN()-2)))" office:value-type="float" office:value="13.1035">
            <text:p>13.1035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505000">
            <text:p>505000</text:p>
          </table:table-cell>
          <table:table-cell table:formula="of:=AVERAGE(INDIRECT(ADDRESS(ROW();2)):INDIRECT(ADDRESS(ROW();COLUMN()-5)))" office:value-type="float" office:value="28070.9795555556">
            <text:p>28070.9795555556</text:p>
          </table:table-cell>
          <table:table-cell table:formula="of:=STDEV(INDIRECT(ADDRESS(ROW();2)):INDIRECT(ADDRESS(ROW();COLUMN()-6)))" office:value-type="float" office:value="119025.792778234">
            <text:p>119025.792778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12525">
            <text:p>-11.12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8.167">
            <text:p>38.167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6.327">
            <text:p>16.327</text:p>
          </table:table-cell>
          <table:table-cell office:value-type="float" office:value="39.688">
            <text:p>39.688</text:p>
          </table:table-cell>
          <table:table-cell office:value-type="float" office:value="12.1">
            <text:p>12.1</text:p>
          </table:table-cell>
          <table:table-cell office:value-type="float" office:value="57.6">
            <text:p>57.6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office:value-type="float" office:value="14.533">
            <text:p>14.533</text:p>
          </table:table-cell>
          <table:table-cell office:value-type="float" office:value="16.2">
            <text:p>16.2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8.45">
            <text:p>8.45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101000">
            <text:p>1010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13.1035">
            <text:p>13.1035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101000">
            <text:p>101000</text:p>
          </table:table-cell>
          <table:table-cell table:formula="of:=AVERAGE(INDIRECT(ADDRESS(ROW();2)):INDIRECT(ADDRESS(ROW();COLUMN()-5)))" office:value-type="float" office:value="5629.41511111111">
            <text:p>5629.4151111111</text:p>
          </table:table-cell>
          <table:table-cell table:formula="of:=STDEV(INDIRECT(ADDRESS(ROW();2)):INDIRECT(ADDRESS(ROW();COLUMN()-6)))" office:value-type="float" office:value="23801.3653305341">
            <text:p>23801.3653305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7.04525">
            <text:p>-37.04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727">
            <text:p>72.727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5.08">
            <text:p>5.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5.46111111111111">
            <text:p>5.4611111111</text:p>
          </table:table-cell>
          <table:table-cell table:formula="of:=STDEV(INDIRECT(ADDRESS(ROW();2)):INDIRECT(ADDRESS(ROW();COLUMN()-6)))" office:value-type="float" office:value="11.1496124379433">
            <text:p>11.1496124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5">
            <text:p>-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2777777777778">
            <text:p>10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Explosiv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0.418">
            <text:p>30.418</text:p>
          </table:table-cell>
          <table:table-cell office:value-type="float" office:value="70.96">
            <text:p>70.96</text:p>
          </table:table-cell>
          <table:table-cell office:value-type="float" office:value="26.62">
            <text:p>26.62</text:p>
          </table:table-cell>
          <table:table-cell office:value-type="float" office:value="4.32">
            <text:p>4.3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.5">
            <text:p>21.5</text:p>
          </table:table-cell>
          <table:table-cell office:value-type="float" office:value="116.64">
            <text:p>116.64</text:p>
          </table:table-cell>
          <table:table-cell office:value-type="float" office:value="26.62">
            <text:p>26.62</text:p>
          </table:table-cell>
          <table:table-cell office:value-type="float" office:value="14.58">
            <text:p>14.58</text:p>
          </table:table-cell>
          <table:table-cell office:value-type="float" office:value="43.94">
            <text:p>43.94</text:p>
          </table:table-cell>
          <table:table-cell office:value-type="float" office:value="54.88">
            <text:p>54.88</text:p>
          </table:table-cell>
          <table:table-cell office:value-type="float" office:value="26.62">
            <text:p>26.62</text:p>
          </table:table-cell>
          <table:table-cell office:value-type="float" office:value="18">
            <text:p>18</text:p>
          </table:table-cell>
          <table:table-cell office:value-type="float" office:value="4.32">
            <text:p>4.32</text:p>
          </table:table-cell>
          <table:table-cell office:value-type="float" office:value="20">
            <text:p>20</text:p>
          </table:table-cell>
          <table:table-cell office:value-type="float" office:value="3020">
            <text:p>3020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24.06">
            <text:p>24.06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3020">
            <text:p>3020</text:p>
          </table:table-cell>
          <table:table-cell table:formula="of:=AVERAGE(INDIRECT(ADDRESS(ROW();2)):INDIRECT(ADDRESS(ROW();COLUMN()-5)))" office:value-type="float" office:value="196.874333333333">
            <text:p>196.8743333333</text:p>
          </table:table-cell>
          <table:table-cell table:formula="of:=STDEV(INDIRECT(ADDRESS(ROW();2)):INDIRECT(ADDRESS(ROW();COLUMN()-6)))" office:value-type="float" office:value="705.09146817842">
            <text:p>705.09146817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6785">
            <text:p>-47.67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738">
            <text:p>106.73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1.024">
            <text:p>1.024</text:p>
          </table:table-cell>
          <table:table-cell office:value-type="float" office:value="2">
            <text:p>2</text:p>
          </table:table-cell>
          <table:table-cell office:value-type="float" office:value="31.25">
            <text:p>31.25</text:p>
          </table:table-cell>
          <table:table-cell office:value-type="float" office:value="3.906">
            <text:p>3.906</text:p>
          </table:table-cell>
          <table:table-cell office:value-type="float" office:value="2">
            <text:p>2</text:p>
          </table:table-cell>
          <table:table-cell office:value-type="float" office:value="1.228">
            <text:p>1.228</text:p>
          </table:table-cell>
          <table:table-cell office:value-type="float" office:value="5">
            <text:p>5</text:p>
          </table:table-cell>
          <table:table-cell office:value-type="float" office:value="1.715">
            <text:p>1.715</text:p>
          </table:table-cell>
          <table:table-cell office:value-type="float" office:value="3.456">
            <text:p>3.456</text:p>
          </table:table-cell>
          <table:table-cell office:value-type="float" office:value="5">
            <text:p>5</text:p>
          </table:table-cell>
          <table:table-cell office:value-type="float" office:value="0.432">
            <text:p>0.43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31.25">
            <text:p>31.2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31.25">
            <text:p>31.25</text:p>
          </table:table-cell>
          <table:table-cell table:formula="of:=AVERAGE(INDIRECT(ADDRESS(ROW();2)):INDIRECT(ADDRESS(ROW();COLUMN()-5)))" office:value-type="float" office:value="5.65694444444445">
            <text:p>5.6569444444</text:p>
          </table:table-cell>
          <table:table-cell table:formula="of:=STDEV(INDIRECT(ADDRESS(ROW();2)):INDIRECT(ADDRESS(ROW();COLUMN()-6)))" office:value-type="float" office:value="9.40029540507182">
            <text:p>9.40029540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573">
            <text:p>-4.5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6525">
            <text:p>10.265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0.862">
            <text:p>20.862</text:p>
          </table:table-cell>
          <table:table-cell office:value-type="float" office:value="69.297">
            <text:p>69.297</text:p>
          </table:table-cell>
          <table:table-cell office:value-type="float" office:value="13.31">
            <text:p>13.31</text:p>
          </table:table-cell>
          <table:table-cell office:value-type="float" office:value="0.138">
            <text:p>0.138</text:p>
          </table:table-cell>
          <table:table-cell office:value-type="float" office:value="5.12">
            <text:p>5.12</text:p>
          </table:table-cell>
          <table:table-cell office:value-type="float" office:value="10">
            <text:p>10</text:p>
          </table:table-cell>
          <table:table-cell office:value-type="float" office:value="17.505">
            <text:p>17.505</text:p>
          </table:table-cell>
          <table:table-cell office:value-type="float" office:value="23.328">
            <text:p>23.32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8.788">
            <text:p>8.788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1.106">
            <text:p>1.106</text:p>
          </table:table-cell>
          <table:table-cell office:value-type="float" office:value="10">
            <text:p>10</text:p>
          </table:table-cell>
          <table:table-cell office:value-type="float" office:value="1510">
            <text:p>1510</text:p>
          </table:table-cell>
          <table:table-cell office:value-type="float" office:value="0.138">
            <text:p>0.138</text:p>
          </table:table-cell>
          <table:table-cell/>
          <table:table-cell table:formula="of:=MEDIAN(INDIRECT(ADDRESS(ROW();2)):INDIRECT(ADDRESS(ROW();COLUMN()-2)))" office:value-type="float" office:value="11.655">
            <text:p>11.655</text:p>
          </table:table-cell>
          <table:table-cell table:formula="of:=MIN(INDIRECT(ADDRESS(ROW();2)):INDIRECT(ADDRESS(ROW();COLUMN()-3)))" office:value-type="float" office:value="0.138">
            <text:p>0.138</text:p>
          </table:table-cell>
          <table:table-cell table:formula="of:=MAX(INDIRECT(ADDRESS(ROW();2)):INDIRECT(ADDRESS(ROW();COLUMN()-4)))" office:value-type="float" office:value="1510">
            <text:p>1510</text:p>
          </table:table-cell>
          <table:table-cell table:formula="of:=AVERAGE(INDIRECT(ADDRESS(ROW();2)):INDIRECT(ADDRESS(ROW();COLUMN()-5)))" office:value-type="float" office:value="103.214666666667">
            <text:p>103.2146666667</text:p>
          </table:table-cell>
          <table:table-cell table:formula="of:=STDEV(INDIRECT(ADDRESS(ROW();2)):INDIRECT(ADDRESS(ROW();COLUMN()-6)))" office:value-type="float" office:value="352.432910619212">
            <text:p>352.4329106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6.52625">
            <text:p>-36.52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4345">
            <text:p>62.434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0.862">
            <text:p>20.862</text:p>
          </table:table-cell>
          <table:table-cell office:value-type="float" office:value="69.297">
            <text:p>69.297</text:p>
          </table:table-cell>
          <table:table-cell office:value-type="float" office:value="13.31">
            <text:p>13.31</text:p>
          </table:table-cell>
          <table:table-cell office:value-type="float" office:value="1.382">
            <text:p>1.382</text:p>
          </table:table-cell>
          <table:table-cell office:value-type="float" office:value="10.24">
            <text:p>10.24</text:p>
          </table:table-cell>
          <table:table-cell office:value-type="float" office:value="10">
            <text:p>10</text:p>
          </table:table-cell>
          <table:table-cell office:value-type="float" office:value="17.505">
            <text:p>17.505</text:p>
          </table:table-cell>
          <table:table-cell office:value-type="float" office:value="23.328">
            <text:p>23.32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8.788">
            <text:p>8.788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4.424">
            <text:p>4.424</text:p>
          </table:table-cell>
          <table:table-cell office:value-type="float" office:value="10">
            <text:p>10</text:p>
          </table:table-cell>
          <table:table-cell office:value-type="float" office:value="15100">
            <text:p>15100</text:p>
          </table:table-cell>
          <table:table-cell office:value-type="float" office:value="1.382">
            <text:p>1.382</text:p>
          </table:table-cell>
          <table:table-cell/>
          <table:table-cell table:formula="of:=MEDIAN(INDIRECT(ADDRESS(ROW();2)):INDIRECT(ADDRESS(ROW();COLUMN()-2)))" office:value-type="float" office:value="11.775">
            <text:p>11.775</text:p>
          </table:table-cell>
          <table:table-cell table:formula="of:=MIN(INDIRECT(ADDRESS(ROW();2)):INDIRECT(ADDRESS(ROW();COLUMN()-3)))" office:value-type="float" office:value="1.382">
            <text:p>1.382</text:p>
          </table:table-cell>
          <table:table-cell table:formula="of:=MAX(INDIRECT(ADDRESS(ROW();2)):INDIRECT(ADDRESS(ROW();COLUMN()-4)))" office:value-type="float" office:value="15100">
            <text:p>15100</text:p>
          </table:table-cell>
          <table:table-cell table:formula="of:=AVERAGE(INDIRECT(ADDRESS(ROW();2)):INDIRECT(ADDRESS(ROW();COLUMN()-5)))" office:value-type="float" office:value="858.821666666667">
            <text:p>858.8216666667</text:p>
          </table:table-cell>
          <table:table-cell table:formula="of:=STDEV(INDIRECT(ADDRESS(ROW();2)):INDIRECT(ADDRESS(ROW();COLUMN()-6)))" office:value-type="float" office:value="3554.25981418825">
            <text:p>3554.25981418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73425">
            <text:p>-26.7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5.0905">
            <text:p>55.090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0.862">
            <text:p>20.862</text:p>
          </table:table-cell>
          <table:table-cell office:value-type="float" office:value="69.297">
            <text:p>69.297</text:p>
          </table:table-cell>
          <table:table-cell office:value-type="float" office:value="13.31">
            <text:p>13.31</text:p>
          </table:table-cell>
          <table:table-cell office:value-type="float" office:value="4.838">
            <text:p>4.838</text:p>
          </table:table-cell>
          <table:table-cell office:value-type="float" office:value="10.24">
            <text:p>10.24</text:p>
          </table:table-cell>
          <table:table-cell office:value-type="float" office:value="10">
            <text:p>10</text:p>
          </table:table-cell>
          <table:table-cell office:value-type="float" office:value="17.505">
            <text:p>17.505</text:p>
          </table:table-cell>
          <table:table-cell office:value-type="float" office:value="23.328">
            <text:p>23.32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8.788">
            <text:p>8.788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4.424">
            <text:p>4.424</text:p>
          </table:table-cell>
          <table:table-cell office:value-type="float" office:value="10">
            <text:p>10</text:p>
          </table:table-cell>
          <table:table-cell office:value-type="float" office:value="3775000">
            <text:p>3775000</text:p>
          </table:table-cell>
          <table:table-cell office:value-type="float" office:value="4.838">
            <text:p>4.838</text:p>
          </table:table-cell>
          <table:table-cell/>
          <table:table-cell table:formula="of:=MEDIAN(INDIRECT(ADDRESS(ROW();2)):INDIRECT(ADDRESS(ROW();COLUMN()-2)))" office:value-type="float" office:value="11.775">
            <text:p>11.7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3775000">
            <text:p>3775000</text:p>
          </table:table-cell>
          <table:table-cell table:formula="of:=AVERAGE(INDIRECT(ADDRESS(ROW();2)):INDIRECT(ADDRESS(ROW();COLUMN()-5)))" office:value-type="float" office:value="209742.539">
            <text:p>209742.539</text:p>
          </table:table-cell>
          <table:table-cell table:formula="of:=STDEV(INDIRECT(ADDRESS(ROW();2)):INDIRECT(ADDRESS(ROW();COLUMN()-6)))" office:value-type="float" office:value="889770.963105736">
            <text:p>889770.9631057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73425">
            <text:p>-26.7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5.0905">
            <text:p>55.090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0.862">
            <text:p>20.862</text:p>
          </table:table-cell>
          <table:table-cell office:value-type="float" office:value="69.297">
            <text:p>69.297</text:p>
          </table:table-cell>
          <table:table-cell office:value-type="float" office:value="13.31">
            <text:p>13.31</text:p>
          </table:table-cell>
          <table:table-cell office:value-type="float" office:value="13.824">
            <text:p>13.824</text:p>
          </table:table-cell>
          <table:table-cell office:value-type="float" office:value="10.24">
            <text:p>10.24</text:p>
          </table:table-cell>
          <table:table-cell office:value-type="float" office:value="10">
            <text:p>10</text:p>
          </table:table-cell>
          <table:table-cell office:value-type="float" office:value="17.505">
            <text:p>17.505</text:p>
          </table:table-cell>
          <table:table-cell office:value-type="float" office:value="23.328">
            <text:p>23.32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8.788">
            <text:p>8.788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4.424">
            <text:p>4.424</text:p>
          </table:table-cell>
          <table:table-cell office:value-type="float" office:value="10">
            <text:p>10</text:p>
          </table:table-cell>
          <table:table-cell office:value-type="float" office:value="151000">
            <text:p>151000</text:p>
          </table:table-cell>
          <table:table-cell office:value-type="float" office:value="6.912">
            <text:p>6.912</text:p>
          </table:table-cell>
          <table:table-cell/>
          <table:table-cell table:formula="of:=MEDIAN(INDIRECT(ADDRESS(ROW();2)):INDIRECT(ADDRESS(ROW();COLUMN()-2)))" office:value-type="float" office:value="13.31">
            <text:p>13.31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151000">
            <text:p>151000</text:p>
          </table:table-cell>
          <table:table-cell table:formula="of:=AVERAGE(INDIRECT(ADDRESS(ROW();2)):INDIRECT(ADDRESS(ROW();COLUMN()-5)))" office:value-type="float" office:value="8409.82011111111">
            <text:p>8409.8201111111</text:p>
          </table:table-cell>
          <table:table-cell table:formula="of:=STDEV(INDIRECT(ADDRESS(ROW();2)):INDIRECT(ADDRESS(ROW();COLUMN()-6)))" office:value-type="float" office:value="35585.8301356062">
            <text:p>35585.83013560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70425">
            <text:p>-23.70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818">
            <text:p>52.818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7.096">
            <text:p>7.09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488">
            <text:p>5.48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7.0352222222222">
            <text:p>17.0352222222</text:p>
          </table:table-cell>
          <table:table-cell table:formula="of:=STDEV(INDIRECT(ADDRESS(ROW();2)):INDIRECT(ADDRESS(ROW();COLUMN()-6)))" office:value-type="float" office:value="58.1577826106103">
            <text:p>58.15778261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Fast Snip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.3">
            <text:p>2.3</text:p>
          </table:table-cell>
          <table:table-cell office:value-type="float" office:value="12.4">
            <text:p>12.4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2.2">
            <text:p>2.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1002">
            <text:p>1002</text:p>
          </table:table-cell>
          <table:table-cell table:formula="of:=AVERAGE(INDIRECT(ADDRESS(ROW();2)):INDIRECT(ADDRESS(ROW();COLUMN()-5)))" office:value-type="float" office:value="58.2222222222222">
            <text:p>58.2222222222</text:p>
          </table:table-cell>
          <table:table-cell table:formula="of:=STDEV(INDIRECT(ADDRESS(ROW();2)):INDIRECT(ADDRESS(ROW();COLUMN()-6)))" office:value-type="float" office:value="235.549082072844">
            <text:p>235.54908207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25">
            <text:p>-0.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3">
            <text:p>0.3</text:p>
          </table:table-cell>
          <table:table-cell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float" office:value="0.833">
            <text:p>0.833</text:p>
          </table:table-cell>
          <table:table-cell office:value-type="float" office:value="0.417">
            <text:p>0.417</text:p>
          </table:table-cell>
          <table:table-cell office:value-type="float" office:value="0.333">
            <text:p>0.333</text:p>
          </table:table-cell>
          <table:table-cell office:value-type="float" office:value="0.283">
            <text:p>0.283</text:p>
          </table:table-cell>
          <table:table-cell office:value-type="float" office:value="1.333">
            <text:p>1.333</text:p>
          </table:table-cell>
          <table:table-cell office:value-type="float" office:value="0.317">
            <text:p>0.317</text:p>
          </table:table-cell>
          <table:table-cell office:value-type="float" office:value="0.4">
            <text:p>0.4</text:p>
          </table:table-cell>
          <table:table-cell office:value-type="float" office:value="1.333">
            <text:p>1.333</text:p>
          </table:table-cell>
          <table:table-cell office:value-type="float" office:value="0.2">
            <text:p>0.2</text:p>
          </table:table-cell>
          <table:table-cell office:value-type="float" office:value="0.333">
            <text:p>0.333</text:p>
          </table:table-cell>
          <table:table-cell office:value-type="float" office:value="0.367">
            <text:p>0.367</text:p>
          </table:table-cell>
          <table:table-cell office:value-type="float" office:value="0.417">
            <text:p>0.417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.833">
            <text:p>0.833</text:p>
          </table:table-cell>
          <table:table-cell/>
          <table:table-cell table:formula="of:=MEDIAN(INDIRECT(ADDRESS(ROW();2)):INDIRECT(ADDRESS(ROW();COLUMN()-2)))" office:value-type="float" office:value="0.333">
            <text:p>0.333</text:p>
          </table:table-cell>
          <table:table-cell table:formula="of:=MIN(INDIRECT(ADDRESS(ROW();2)):INDIRECT(ADDRESS(ROW();COLUMN()-3)))" office:value-type="float" office:value="0.2">
            <text:p>0.2</text:p>
          </table:table-cell>
          <table:table-cell table:formula="of:=MAX(INDIRECT(ADDRESS(ROW();2)):INDIRECT(ADDRESS(ROW();COLUMN()-4)))" office:value-type="float" office:value="1.333">
            <text:p>1.333</text:p>
          </table:table-cell>
          <table:table-cell table:formula="of:=AVERAGE(INDIRECT(ADDRESS(ROW();2)):INDIRECT(ADDRESS(ROW();COLUMN()-5)))" office:value-type="float" office:value="0.498055555555556">
            <text:p>0.4980555556</text:p>
          </table:table-cell>
          <table:table-cell table:formula="of:=STDEV(INDIRECT(ADDRESS(ROW();2)):INDIRECT(ADDRESS(ROW();COLUMN()-6)))" office:value-type="float" office:value="0.347703976905004">
            <text:p>0.34770397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330000000000001">
            <text:p>0.03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705">
            <text:p>0.70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7.667">
            <text:p>7.667</text:p>
          </table:table-cell>
          <table:table-cell office:value-type="float" office:value="46.505">
            <text:p>46.505</text:p>
          </table:table-cell>
          <table:table-cell office:value-type="float" office:value="6.601">
            <text:p>6.601</text:p>
          </table:table-cell>
          <table:table-cell office:value-type="float" office:value="1.44">
            <text:p>1.44</text:p>
          </table:table-cell>
          <table:table-cell office:value-type="float" office:value="4.8">
            <text:p>4.8</text:p>
          </table:table-cell>
          <table:table-cell office:value-type="float" office:value="6.001">
            <text:p>6.001</text:p>
          </table:table-cell>
          <table:table-cell office:value-type="float" office:value="8.824">
            <text:p>8.824</text:p>
          </table:table-cell>
          <table:table-cell office:value-type="float" office:value="2.7">
            <text:p>2.7</text:p>
          </table:table-cell>
          <table:table-cell office:value-type="float" office:value="6.948">
            <text:p>6.948</text:p>
          </table:table-cell>
          <table:table-cell office:value-type="float" office:value="4.5">
            <text:p>4.5</text:p>
          </table:table-cell>
          <table:table-cell office:value-type="float" office:value="1.95">
            <text:p>1.95</text:p>
          </table:table-cell>
          <table:table-cell office:value-type="float" office:value="14.001">
            <text:p>14.001</text:p>
          </table:table-cell>
          <table:table-cell office:value-type="float" office:value="6.601">
            <text:p>6.601</text:p>
          </table:table-cell>
          <table:table-cell office:value-type="float" office:value="4.91">
            <text:p>4.91</text:p>
          </table:table-cell>
          <table:table-cell office:value-type="float" office:value="2.88">
            <text:p>2.88</text:p>
          </table:table-cell>
          <table:table-cell office:value-type="float" office:value="6.001">
            <text:p>6.001</text:p>
          </table:table-cell>
          <table:table-cell office:value-type="float" office:value="3006.301">
            <text:p>3006.301</text:p>
          </table:table-cell>
          <table:table-cell office:value-type="float" office:value="1.44">
            <text:p>1.44</text:p>
          </table:table-cell>
          <table:table-cell/>
          <table:table-cell table:formula="of:=MEDIAN(INDIRECT(ADDRESS(ROW();2)):INDIRECT(ADDRESS(ROW();COLUMN()-2)))" office:value-type="float" office:value="6.001">
            <text:p>6.001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3006.301">
            <text:p>3006.301</text:p>
          </table:table-cell>
          <table:table-cell table:formula="of:=AVERAGE(INDIRECT(ADDRESS(ROW();2)):INDIRECT(ADDRESS(ROW();COLUMN()-5)))" office:value-type="float" office:value="174.448333333333">
            <text:p>174.4483333333</text:p>
          </table:table-cell>
          <table:table-cell table:formula="of:=STDEV(INDIRECT(ADDRESS(ROW();2)):INDIRECT(ADDRESS(ROW();COLUMN()-6)))" office:value-type="float" office:value="706.809712754513">
            <text:p>706.80971275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32175">
            <text:p>-9.32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.094">
            <text:p>20.094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7.667">
            <text:p>7.667</text:p>
          </table:table-cell>
          <table:table-cell office:value-type="float" office:value="46.505">
            <text:p>46.505</text:p>
          </table:table-cell>
          <table:table-cell office:value-type="float" office:value="6.601">
            <text:p>6.601</text:p>
          </table:table-cell>
          <table:table-cell office:value-type="float" office:value="14.401">
            <text:p>14.401</text:p>
          </table:table-cell>
          <table:table-cell office:value-type="float" office:value="9.601">
            <text:p>9.601</text:p>
          </table:table-cell>
          <table:table-cell office:value-type="float" office:value="6.001">
            <text:p>6.001</text:p>
          </table:table-cell>
          <table:table-cell office:value-type="float" office:value="8.824">
            <text:p>8.824</text:p>
          </table:table-cell>
          <table:table-cell office:value-type="float" office:value="2.7">
            <text:p>2.7</text:p>
          </table:table-cell>
          <table:table-cell office:value-type="float" office:value="6.948">
            <text:p>6.948</text:p>
          </table:table-cell>
          <table:table-cell office:value-type="float" office:value="4.5">
            <text:p>4.5</text:p>
          </table:table-cell>
          <table:table-cell office:value-type="float" office:value="1.95">
            <text:p>1.95</text:p>
          </table:table-cell>
          <table:table-cell office:value-type="float" office:value="14.001">
            <text:p>14.001</text:p>
          </table:table-cell>
          <table:table-cell office:value-type="float" office:value="6.601">
            <text:p>6.601</text:p>
          </table:table-cell>
          <table:table-cell office:value-type="float" office:value="4.91">
            <text:p>4.91</text:p>
          </table:table-cell>
          <table:table-cell office:value-type="float" office:value="11.521">
            <text:p>11.521</text:p>
          </table:table-cell>
          <table:table-cell office:value-type="float" office:value="6.001">
            <text:p>6.001</text:p>
          </table:table-cell>
          <table:table-cell office:value-type="float" office:value="30063.01">
            <text:p>30063.01</text:p>
          </table:table-cell>
          <table:table-cell office:value-type="float" office:value="14.401">
            <text:p>14.401</text:p>
          </table:table-cell>
          <table:table-cell/>
          <table:table-cell table:formula="of:=MEDIAN(INDIRECT(ADDRESS(ROW();2)):INDIRECT(ADDRESS(ROW();COLUMN()-2)))" office:value-type="float" office:value="7.3075">
            <text:p>7.3075</text:p>
          </table:table-cell>
          <table:table-cell table:formula="of:=MIN(INDIRECT(ADDRESS(ROW();2)):INDIRECT(ADDRESS(ROW();COLUMN()-3)))" office:value-type="float" office:value="1.95">
            <text:p>1.95</text:p>
          </table:table-cell>
          <table:table-cell table:formula="of:=MAX(INDIRECT(ADDRESS(ROW();2)):INDIRECT(ADDRESS(ROW();COLUMN()-4)))" office:value-type="float" office:value="30063.01">
            <text:p>30063.01</text:p>
          </table:table-cell>
          <table:table-cell table:formula="of:=AVERAGE(INDIRECT(ADDRESS(ROW();2)):INDIRECT(ADDRESS(ROW();COLUMN()-5)))" office:value-type="float" office:value="1679.78572222222">
            <text:p>1679.7857222222</text:p>
          </table:table-cell>
          <table:table-cell table:formula="of:=STDEV(INDIRECT(ADDRESS(ROW();2)):INDIRECT(ADDRESS(ROW();COLUMN()-6)))" office:value-type="float" office:value="7083.52573780497">
            <text:p>7083.525737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139">
            <text:p>-16.1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.521">
            <text:p>35.521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7.667">
            <text:p>7.667</text:p>
          </table:table-cell>
          <table:table-cell office:value-type="float" office:value="46.505">
            <text:p>46.505</text:p>
          </table:table-cell>
          <table:table-cell office:value-type="float" office:value="6.601">
            <text:p>6.601</text:p>
          </table:table-cell>
          <table:table-cell office:value-type="float" office:value="14394.24">
            <text:p>14394.24</text:p>
          </table:table-cell>
          <table:table-cell office:value-type="float" office:value="9.601">
            <text:p>9.601</text:p>
          </table:table-cell>
          <table:table-cell office:value-type="float" office:value="6.001">
            <text:p>6.001</text:p>
          </table:table-cell>
          <table:table-cell office:value-type="float" office:value="8.824">
            <text:p>8.824</text:p>
          </table:table-cell>
          <table:table-cell office:value-type="float" office:value="2.7">
            <text:p>2.7</text:p>
          </table:table-cell>
          <table:table-cell office:value-type="float" office:value="6.948">
            <text:p>6.948</text:p>
          </table:table-cell>
          <table:table-cell office:value-type="float" office:value="4.5">
            <text:p>4.5</text:p>
          </table:table-cell>
          <table:table-cell office:value-type="float" office:value="1.95">
            <text:p>1.95</text:p>
          </table:table-cell>
          <table:table-cell office:value-type="float" office:value="14.001">
            <text:p>14.001</text:p>
          </table:table-cell>
          <table:table-cell office:value-type="float" office:value="6.601">
            <text:p>6.601</text:p>
          </table:table-cell>
          <table:table-cell office:value-type="float" office:value="4.91">
            <text:p>4.91</text:p>
          </table:table-cell>
          <table:table-cell office:value-type="float" office:value="11.521">
            <text:p>11.521</text:p>
          </table:table-cell>
          <table:table-cell office:value-type="float" office:value="6.001">
            <text:p>6.001</text:p>
          </table:table-cell>
          <table:table-cell office:value-type="float" office:value="150164700">
            <text:p>150164700</text:p>
          </table:table-cell>
          <table:table-cell office:value-type="float" office:value="72.007">
            <text:p>72.007</text:p>
          </table:table-cell>
          <table:table-cell/>
          <table:table-cell table:formula="of:=MEDIAN(INDIRECT(ADDRESS(ROW();2)):INDIRECT(ADDRESS(ROW();COLUMN()-2)))" office:value-type="float" office:value="7.3075">
            <text:p>7.3075</text:p>
          </table:table-cell>
          <table:table-cell table:formula="of:=MIN(INDIRECT(ADDRESS(ROW();2)):INDIRECT(ADDRESS(ROW();COLUMN()-3)))" office:value-type="float" office:value="1.95">
            <text:p>1.95</text:p>
          </table:table-cell>
          <table:table-cell table:formula="of:=MAX(INDIRECT(ADDRESS(ROW();2)):INDIRECT(ADDRESS(ROW();COLUMN()-4)))" office:value-type="float" office:value="150164700">
            <text:p>150164700</text:p>
          </table:table-cell>
          <table:table-cell table:formula="of:=AVERAGE(INDIRECT(ADDRESS(ROW();2)):INDIRECT(ADDRESS(ROW();COLUMN()-5)))" office:value-type="float" office:value="8343295.03211111">
            <text:p>8343295.03211111</text:p>
          </table:table-cell>
          <table:table-cell table:formula="of:=STDEV(INDIRECT(ADDRESS(ROW();2)):INDIRECT(ADDRESS(ROW();COLUMN()-6)))" office:value-type="float" office:value="35393956.810052">
            <text:p>35393956.8100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139">
            <text:p>-16.1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.521">
            <text:p>35.521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7.667">
            <text:p>7.667</text:p>
          </table:table-cell>
          <table:table-cell office:value-type="float" office:value="46.505">
            <text:p>46.505</text:p>
          </table:table-cell>
          <table:table-cell office:value-type="float" office:value="6.601">
            <text:p>6.601</text:p>
          </table:table-cell>
          <table:table-cell office:value-type="float" office:value="144.014">
            <text:p>144.014</text:p>
          </table:table-cell>
          <table:table-cell office:value-type="float" office:value="9.601">
            <text:p>9.601</text:p>
          </table:table-cell>
          <table:table-cell office:value-type="float" office:value="6.001">
            <text:p>6.001</text:p>
          </table:table-cell>
          <table:table-cell office:value-type="float" office:value="8.824">
            <text:p>8.824</text:p>
          </table:table-cell>
          <table:table-cell office:value-type="float" office:value="2.7">
            <text:p>2.7</text:p>
          </table:table-cell>
          <table:table-cell office:value-type="float" office:value="6.948">
            <text:p>6.948</text:p>
          </table:table-cell>
          <table:table-cell office:value-type="float" office:value="4.5">
            <text:p>4.5</text:p>
          </table:table-cell>
          <table:table-cell office:value-type="float" office:value="1.95">
            <text:p>1.95</text:p>
          </table:table-cell>
          <table:table-cell office:value-type="float" office:value="14.001">
            <text:p>14.001</text:p>
          </table:table-cell>
          <table:table-cell office:value-type="float" office:value="6.601">
            <text:p>6.601</text:p>
          </table:table-cell>
          <table:table-cell office:value-type="float" office:value="4.91">
            <text:p>4.91</text:p>
          </table:table-cell>
          <table:table-cell office:value-type="float" office:value="11.521">
            <text:p>11.521</text:p>
          </table:table-cell>
          <table:table-cell office:value-type="float" office:value="6.001">
            <text:p>6.001</text:p>
          </table:table-cell>
          <table:table-cell office:value-type="float" office:value="300630.1">
            <text:p>300630.1</text:p>
          </table:table-cell>
          <table:table-cell office:value-type="float" office:value="72.007">
            <text:p>72.007</text:p>
          </table:table-cell>
          <table:table-cell/>
          <table:table-cell table:formula="of:=MEDIAN(INDIRECT(ADDRESS(ROW();2)):INDIRECT(ADDRESS(ROW();COLUMN()-2)))" office:value-type="float" office:value="7.3075">
            <text:p>7.3075</text:p>
          </table:table-cell>
          <table:table-cell table:formula="of:=MIN(INDIRECT(ADDRESS(ROW();2)):INDIRECT(ADDRESS(ROW();COLUMN()-3)))" office:value-type="float" office:value="1.95">
            <text:p>1.95</text:p>
          </table:table-cell>
          <table:table-cell table:formula="of:=MAX(INDIRECT(ADDRESS(ROW();2)):INDIRECT(ADDRESS(ROW();COLUMN()-4)))" office:value-type="float" office:value="300630.1">
            <text:p>300630.1</text:p>
          </table:table-cell>
          <table:table-cell table:formula="of:=AVERAGE(INDIRECT(ADDRESS(ROW();2)):INDIRECT(ADDRESS(ROW();COLUMN()-5)))" office:value-type="float" office:value="16721.6917777778">
            <text:p>16721.6917777778</text:p>
          </table:table-cell>
          <table:table-cell table:formula="of:=STDEV(INDIRECT(ADDRESS(ROW();2)):INDIRECT(ADDRESS(ROW();COLUMN()-6)))" office:value-type="float" office:value="70854.2067196684">
            <text:p>70854.20671966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139">
            <text:p>-16.1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.521">
            <text:p>35.52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1199.8">
            <text:p>1199.8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999.25">
            <text:p>999.25</text:p>
          </table:table-cell>
          <table:table-cell office:value-type="float" office:value="999.75">
            <text:p>999.75</text:p>
          </table:table-cell>
          <table:table-cell office:value-type="float" office:value="999.25">
            <text:p>999.25</text:p>
          </table:table-cell>
          <table:table-cell office:value-type="float" office:value="2">
            <text:p>2</text:p>
          </table:table-cell>
          <table:table-cell office:value-type="float" office:value="999.5">
            <text:p>999.5</text:p>
          </table:table-cell>
          <table:table-cell office:value-type="float" office:value="1398.6">
            <text:p>1398.6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4995">
            <text:p>4995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.5">
            <text:p>999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4995">
            <text:p>4995</text:p>
          </table:table-cell>
          <table:table-cell table:formula="of:=AVERAGE(INDIRECT(ADDRESS(ROW();2)):INDIRECT(ADDRESS(ROW();COLUMN()-5)))" office:value-type="float" office:value="1193.68055555556">
            <text:p>1193.6805555556</text:p>
          </table:table-cell>
          <table:table-cell table:formula="of:=STDEV(INDIRECT(ADDRESS(ROW();2)):INDIRECT(ADDRESS(ROW();COLUMN()-6)))" office:value-type="float" office:value="984.879789938389">
            <text:p>984.87978993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9375">
            <text:p>996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1.75">
            <text:p>1001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Fast Snip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.645">
            <text:p>2.645</text:p>
          </table:table-cell>
          <table:table-cell office:value-type="float" office:value="24.88">
            <text:p>24.88</text:p>
          </table:table-cell>
          <table:table-cell office:value-type="float" office:value="2.42">
            <text:p>2.42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.48">
            <text:p>6.48</text:p>
          </table:table-cell>
          <table:table-cell office:value-type="float" office:value="2.42">
            <text:p>2.42</text:p>
          </table:table-cell>
          <table:table-cell office:value-type="float" office:value="1.62">
            <text:p>1.62</text:p>
          </table:table-cell>
          <table:table-cell office:value-type="float" office:value="3.38">
            <text:p>3.38</text:p>
          </table:table-cell>
          <table:table-cell office:value-type="float" office:value="3.92">
            <text:p>3.92</text:p>
          </table:table-cell>
          <table:table-cell office:value-type="float" office:value="2.42">
            <text:p>2.42</text:p>
          </table:table-cell>
          <table:table-cell office:value-type="float" office:value="1.8">
            <text:p>1.8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office:value-type="float" office:value="0.72">
            <text:p>0.72</text:p>
          </table:table-cell>
          <table:table-cell/>
          <table:table-cell table:formula="of:=MEDIAN(INDIRECT(ADDRESS(ROW();2)):INDIRECT(ADDRESS(ROW();COLUMN()-2)))" office:value-type="float" office:value="2.42">
            <text:p>2.4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2002">
            <text:p>2002</text:p>
          </table:table-cell>
          <table:table-cell table:formula="of:=AVERAGE(INDIRECT(ADDRESS(ROW();2)):INDIRECT(ADDRESS(ROW();COLUMN()-5)))" office:value-type="float" office:value="114.730277777778">
            <text:p>114.7302777778</text:p>
          </table:table-cell>
          <table:table-cell table:formula="of:=STDEV(INDIRECT(ADDRESS(ROW();2)):INDIRECT(ADDRESS(ROW();COLUMN()-6)))" office:value-type="float" office:value="471.032040931126">
            <text:p>471.03204093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55">
            <text:p>-2.4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9">
            <text:p>7.59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27">
            <text:p>0.27</text:p>
          </table:table-cell>
          <table:table-cell office:value-type="float" office:value="0.213">
            <text:p>0.213</text:p>
          </table:table-cell>
          <table:table-cell office:value-type="float" office:value="0.333">
            <text:p>0.333</text:p>
          </table:table-cell>
          <table:table-cell office:value-type="float" office:value="2.083">
            <text:p>2.083</text:p>
          </table:table-cell>
          <table:table-cell office:value-type="float" office:value="0.521">
            <text:p>0.521</text:p>
          </table:table-cell>
          <table:table-cell office:value-type="float" office:value="0.333">
            <text:p>0.333</text:p>
          </table:table-cell>
          <table:table-cell office:value-type="float" office:value="0.241">
            <text:p>0.241</text:p>
          </table:table-cell>
          <table:table-cell office:value-type="float" office:value="2.333">
            <text:p>2.333</text:p>
          </table:table-cell>
          <table:table-cell office:value-type="float" office:value="0.301">
            <text:p>0.301</text:p>
          </table:table-cell>
          <table:table-cell office:value-type="float" office:value="0.48">
            <text:p>0.48</text:p>
          </table:table-cell>
          <table:table-cell office:value-type="float" office:value="2.333">
            <text:p>2.333</text:p>
          </table:table-cell>
          <table:table-cell office:value-type="float" office:value="0.12">
            <text:p>0.12</text:p>
          </table:table-cell>
          <table:table-cell office:value-type="float" office:value="0.333">
            <text:p>0.333</text:p>
          </table:table-cell>
          <table:table-cell office:value-type="float" office:value="0.367">
            <text:p>0.367</text:p>
          </table:table-cell>
          <table:table-cell office:value-type="float" office:value="0.521">
            <text:p>0.521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2.083">
            <text:p>2.083</text:p>
          </table:table-cell>
          <table:table-cell/>
          <table:table-cell table:formula="of:=MEDIAN(INDIRECT(ADDRESS(ROW();2)):INDIRECT(ADDRESS(ROW();COLUMN()-2)))" office:value-type="float" office:value="0.333">
            <text:p>0.333</text:p>
          </table:table-cell>
          <table:table-cell table:formula="of:=MIN(INDIRECT(ADDRESS(ROW();2)):INDIRECT(ADDRESS(ROW();COLUMN()-3)))" office:value-type="float" office:value="0.12">
            <text:p>0.12</text:p>
          </table:table-cell>
          <table:table-cell table:formula="of:=MAX(INDIRECT(ADDRESS(ROW();2)):INDIRECT(ADDRESS(ROW();COLUMN()-4)))" office:value-type="float" office:value="2.333">
            <text:p>2.333</text:p>
          </table:table-cell>
          <table:table-cell table:formula="of:=AVERAGE(INDIRECT(ADDRESS(ROW();2)):INDIRECT(ADDRESS(ROW();COLUMN()-5)))" office:value-type="float" office:value="0.751722222222222">
            <text:p>0.7517222222</text:p>
          </table:table-cell>
          <table:table-cell table:formula="of:=STDEV(INDIRECT(ADDRESS(ROW();2)):INDIRECT(ADDRESS(ROW();COLUMN()-6)))" office:value-type="float" office:value="0.809348670995283">
            <text:p>0.8093486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27">
            <text:p>-0.32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157">
            <text:p>1.157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9.797">
            <text:p>9.797</text:p>
          </table:table-cell>
          <table:table-cell office:value-type="float" office:value="116.637">
            <text:p>116.637</text:p>
          </table:table-cell>
          <table:table-cell office:value-type="float" office:value="7.261">
            <text:p>7.261</text:p>
          </table:table-cell>
          <table:table-cell office:value-type="float" office:value="0.346">
            <text:p>0.346</text:p>
          </table:table-cell>
          <table:table-cell office:value-type="float" office:value="3.84">
            <text:p>3.84</text:p>
          </table:table-cell>
          <table:table-cell office:value-type="float" office:value="6.001">
            <text:p>6.001</text:p>
          </table:table-cell>
          <table:table-cell office:value-type="float" office:value="12.458">
            <text:p>12.458</text:p>
          </table:table-cell>
          <table:table-cell office:value-type="float" office:value="2.777">
            <text:p>2.777</text:p>
          </table:table-cell>
          <table:table-cell office:value-type="float" office:value="8.045">
            <text:p>8.045</text:p>
          </table:table-cell>
          <table:table-cell office:value-type="float" office:value="3.375">
            <text:p>3.375</text:p>
          </table:table-cell>
          <table:table-cell office:value-type="float" office:value="1.449">
            <text:p>1.449</text:p>
          </table:table-cell>
          <table:table-cell office:value-type="float" office:value="32.67">
            <text:p>32.67</text:p>
          </table:table-cell>
          <table:table-cell office:value-type="float" office:value="7.261">
            <text:p>7.261</text:p>
          </table:table-cell>
          <table:table-cell office:value-type="float" office:value="4.91">
            <text:p>4.91</text:p>
          </table:table-cell>
          <table:table-cell office:value-type="float" office:value="1.383">
            <text:p>1.383</text:p>
          </table:table-cell>
          <table:table-cell office:value-type="float" office:value="6.001">
            <text:p>6.001</text:p>
          </table:table-cell>
          <table:table-cell office:value-type="float" office:value="6006.601">
            <text:p>6006.601</text:p>
          </table:table-cell>
          <table:table-cell office:value-type="float" office:value="0.346">
            <text:p>0.346</text:p>
          </table:table-cell>
          <table:table-cell/>
          <table:table-cell table:formula="of:=MEDIAN(INDIRECT(ADDRESS(ROW();2)):INDIRECT(ADDRESS(ROW();COLUMN()-2)))" office:value-type="float" office:value="6.001">
            <text:p>6.001</text:p>
          </table:table-cell>
          <table:table-cell table:formula="of:=MIN(INDIRECT(ADDRESS(ROW();2)):INDIRECT(ADDRESS(ROW();COLUMN()-3)))" office:value-type="float" office:value="0.346">
            <text:p>0.346</text:p>
          </table:table-cell>
          <table:table-cell table:formula="of:=MAX(INDIRECT(ADDRESS(ROW();2)):INDIRECT(ADDRESS(ROW();COLUMN()-4)))" office:value-type="float" office:value="6006.601">
            <text:p>6006.601</text:p>
          </table:table-cell>
          <table:table-cell table:formula="of:=AVERAGE(INDIRECT(ADDRESS(ROW();2)):INDIRECT(ADDRESS(ROW();COLUMN()-5)))" office:value-type="float" office:value="346.175444444444">
            <text:p>346.1754444444</text:p>
          </table:table-cell>
          <table:table-cell table:formula="of:=STDEV(INDIRECT(ADDRESS(ROW();2)):INDIRECT(ADDRESS(ROW();COLUMN()-6)))" office:value-type="float" office:value="1412.91123701956">
            <text:p>1412.91123701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71">
            <text:p>-16.37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.6565">
            <text:p>28.656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9.797">
            <text:p>9.797</text:p>
          </table:table-cell>
          <table:table-cell office:value-type="float" office:value="116.637">
            <text:p>116.637</text:p>
          </table:table-cell>
          <table:table-cell office:value-type="float" office:value="7.261">
            <text:p>7.261</text:p>
          </table:table-cell>
          <table:table-cell office:value-type="float" office:value="3.456">
            <text:p>3.456</text:p>
          </table:table-cell>
          <table:table-cell office:value-type="float" office:value="7.681">
            <text:p>7.681</text:p>
          </table:table-cell>
          <table:table-cell office:value-type="float" office:value="6.001">
            <text:p>6.001</text:p>
          </table:table-cell>
          <table:table-cell office:value-type="float" office:value="12.458">
            <text:p>12.458</text:p>
          </table:table-cell>
          <table:table-cell office:value-type="float" office:value="2.777">
            <text:p>2.777</text:p>
          </table:table-cell>
          <table:table-cell office:value-type="float" office:value="8.045">
            <text:p>8.045</text:p>
          </table:table-cell>
          <table:table-cell office:value-type="float" office:value="3.375">
            <text:p>3.375</text:p>
          </table:table-cell>
          <table:table-cell office:value-type="float" office:value="1.449">
            <text:p>1.449</text:p>
          </table:table-cell>
          <table:table-cell office:value-type="float" office:value="32.67">
            <text:p>32.67</text:p>
          </table:table-cell>
          <table:table-cell office:value-type="float" office:value="7.261">
            <text:p>7.261</text:p>
          </table:table-cell>
          <table:table-cell office:value-type="float" office:value="4.91">
            <text:p>4.91</text:p>
          </table:table-cell>
          <table:table-cell office:value-type="float" office:value="5.53">
            <text:p>5.53</text:p>
          </table:table-cell>
          <table:table-cell office:value-type="float" office:value="6.001">
            <text:p>6.001</text:p>
          </table:table-cell>
          <table:table-cell office:value-type="float" office:value="60066.01">
            <text:p>60066.01</text:p>
          </table:table-cell>
          <table:table-cell office:value-type="float" office:value="3.456">
            <text:p>3.456</text:p>
          </table:table-cell>
          <table:table-cell/>
          <table:table-cell table:formula="of:=MEDIAN(INDIRECT(ADDRESS(ROW();2)):INDIRECT(ADDRESS(ROW();COLUMN()-2)))" office:value-type="float" office:value="6.631">
            <text:p>6.631</text:p>
          </table:table-cell>
          <table:table-cell table:formula="of:=MIN(INDIRECT(ADDRESS(ROW();2)):INDIRECT(ADDRESS(ROW();COLUMN()-3)))" office:value-type="float" office:value="1.449">
            <text:p>1.449</text:p>
          </table:table-cell>
          <table:table-cell table:formula="of:=MAX(INDIRECT(ADDRESS(ROW();2)):INDIRECT(ADDRESS(ROW();COLUMN()-4)))" office:value-type="float" office:value="60066.01">
            <text:p>60066.01</text:p>
          </table:table-cell>
          <table:table-cell table:formula="of:=AVERAGE(INDIRECT(ADDRESS(ROW();2)):INDIRECT(ADDRESS(ROW();COLUMN()-5)))" office:value-type="float" office:value="3350.26527777778">
            <text:p>3350.2652777778</text:p>
          </table:table-cell>
          <table:table-cell table:formula="of:=STDEV(INDIRECT(ADDRESS(ROW();2)):INDIRECT(ADDRESS(ROW();COLUMN()-6)))" office:value-type="float" office:value="14154.4087648916">
            <text:p>14154.4087648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799">
            <text:p>-12.7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.9775">
            <text:p>25.97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9.797">
            <text:p>9.797</text:p>
          </table:table-cell>
          <table:table-cell office:value-type="float" office:value="116.637">
            <text:p>116.637</text:p>
          </table:table-cell>
          <table:table-cell office:value-type="float" office:value="7.261">
            <text:p>7.261</text:p>
          </table:table-cell>
          <table:table-cell office:value-type="float" office:value="3456.346">
            <text:p>3456.346</text:p>
          </table:table-cell>
          <table:table-cell office:value-type="float" office:value="7.681">
            <text:p>7.681</text:p>
          </table:table-cell>
          <table:table-cell office:value-type="float" office:value="6.001">
            <text:p>6.001</text:p>
          </table:table-cell>
          <table:table-cell office:value-type="float" office:value="12.458">
            <text:p>12.458</text:p>
          </table:table-cell>
          <table:table-cell office:value-type="float" office:value="2.777">
            <text:p>2.777</text:p>
          </table:table-cell>
          <table:table-cell office:value-type="float" office:value="8.045">
            <text:p>8.045</text:p>
          </table:table-cell>
          <table:table-cell office:value-type="float" office:value="3.375">
            <text:p>3.375</text:p>
          </table:table-cell>
          <table:table-cell office:value-type="float" office:value="1.449">
            <text:p>1.449</text:p>
          </table:table-cell>
          <table:table-cell office:value-type="float" office:value="32.67">
            <text:p>32.67</text:p>
          </table:table-cell>
          <table:table-cell office:value-type="float" office:value="7.261">
            <text:p>7.261</text:p>
          </table:table-cell>
          <table:table-cell office:value-type="float" office:value="4.91">
            <text:p>4.91</text:p>
          </table:table-cell>
          <table:table-cell office:value-type="float" office:value="5.53">
            <text:p>5.53</text:p>
          </table:table-cell>
          <table:table-cell office:value-type="float" office:value="6.001">
            <text:p>6.001</text:p>
          </table:table-cell>
          <table:table-cell office:value-type="float" office:value="1500148000">
            <text:p>1500148000</text:p>
          </table:table-cell>
          <table:table-cell office:value-type="float" office:value="17.282">
            <text:p>17.282</text:p>
          </table:table-cell>
          <table:table-cell/>
          <table:table-cell table:formula="of:=MEDIAN(INDIRECT(ADDRESS(ROW();2)):INDIRECT(ADDRESS(ROW();COLUMN()-2)))" office:value-type="float" office:value="7.471">
            <text:p>7.471</text:p>
          </table:table-cell>
          <table:table-cell table:formula="of:=MIN(INDIRECT(ADDRESS(ROW();2)):INDIRECT(ADDRESS(ROW();COLUMN()-3)))" office:value-type="float" office:value="1.449">
            <text:p>1.449</text:p>
          </table:table-cell>
          <table:table-cell table:formula="of:=MAX(INDIRECT(ADDRESS(ROW();2)):INDIRECT(ADDRESS(ROW();COLUMN()-4)))" office:value-type="float" office:value="1500148000">
            <text:p>1500148000</text:p>
          </table:table-cell>
          <table:table-cell table:formula="of:=AVERAGE(INDIRECT(ADDRESS(ROW();2)):INDIRECT(ADDRESS(ROW();COLUMN()-5)))" office:value-type="float" office:value="83341761.4156111">
            <text:p>83341761.4156111</text:p>
          </table:table-cell>
          <table:table-cell table:formula="of:=STDEV(INDIRECT(ADDRESS(ROW();2)):INDIRECT(ADDRESS(ROW();COLUMN()-6)))" office:value-type="float" office:value="353588223.152843">
            <text:p>353588223.1528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637">
            <text:p>-25.6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36075">
            <text:p>47.360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9.797">
            <text:p>9.797</text:p>
          </table:table-cell>
          <table:table-cell office:value-type="float" office:value="116.637">
            <text:p>116.637</text:p>
          </table:table-cell>
          <table:table-cell office:value-type="float" office:value="7.261">
            <text:p>7.261</text:p>
          </table:table-cell>
          <table:table-cell office:value-type="float" office:value="34.563">
            <text:p>34.563</text:p>
          </table:table-cell>
          <table:table-cell office:value-type="float" office:value="7.681">
            <text:p>7.681</text:p>
          </table:table-cell>
          <table:table-cell office:value-type="float" office:value="6.001">
            <text:p>6.001</text:p>
          </table:table-cell>
          <table:table-cell office:value-type="float" office:value="12.458">
            <text:p>12.458</text:p>
          </table:table-cell>
          <table:table-cell office:value-type="float" office:value="2.777">
            <text:p>2.777</text:p>
          </table:table-cell>
          <table:table-cell office:value-type="float" office:value="8.045">
            <text:p>8.045</text:p>
          </table:table-cell>
          <table:table-cell office:value-type="float" office:value="3.375">
            <text:p>3.375</text:p>
          </table:table-cell>
          <table:table-cell office:value-type="float" office:value="1.449">
            <text:p>1.449</text:p>
          </table:table-cell>
          <table:table-cell office:value-type="float" office:value="32.67">
            <text:p>32.67</text:p>
          </table:table-cell>
          <table:table-cell office:value-type="float" office:value="7.261">
            <text:p>7.261</text:p>
          </table:table-cell>
          <table:table-cell office:value-type="float" office:value="4.91">
            <text:p>4.91</text:p>
          </table:table-cell>
          <table:table-cell office:value-type="float" office:value="5.53">
            <text:p>5.53</text:p>
          </table:table-cell>
          <table:table-cell office:value-type="float" office:value="6.001">
            <text:p>6.001</text:p>
          </table:table-cell>
          <table:table-cell office:value-type="float" office:value="600660.1">
            <text:p>600660.1</text:p>
          </table:table-cell>
          <table:table-cell office:value-type="float" office:value="17.282">
            <text:p>17.282</text:p>
          </table:table-cell>
          <table:table-cell/>
          <table:table-cell table:formula="of:=MEDIAN(INDIRECT(ADDRESS(ROW();2)):INDIRECT(ADDRESS(ROW();COLUMN()-2)))" office:value-type="float" office:value="7.471">
            <text:p>7.471</text:p>
          </table:table-cell>
          <table:table-cell table:formula="of:=MIN(INDIRECT(ADDRESS(ROW();2)):INDIRECT(ADDRESS(ROW();COLUMN()-3)))" office:value-type="float" office:value="1.449">
            <text:p>1.449</text:p>
          </table:table-cell>
          <table:table-cell table:formula="of:=MAX(INDIRECT(ADDRESS(ROW();2)):INDIRECT(ADDRESS(ROW();COLUMN()-4)))" office:value-type="float" office:value="600660.1">
            <text:p>600660.1</text:p>
          </table:table-cell>
          <table:table-cell table:formula="of:=AVERAGE(INDIRECT(ADDRESS(ROW();2)):INDIRECT(ADDRESS(ROW();COLUMN()-5)))" office:value-type="float" office:value="33385.7665555555">
            <text:p>33385.7665555555</text:p>
          </table:table-cell>
          <table:table-cell table:formula="of:=STDEV(INDIRECT(ADDRESS(ROW();2)):INDIRECT(ADDRESS(ROW();COLUMN()-6)))" office:value-type="float" office:value="141573.01237753">
            <text:p>141573.012377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637">
            <text:p>-25.6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36075">
            <text:p>47.360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1440.76">
            <text:p>1440.76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 office:value-type="float" office:value="1000.5">
            <text:p>1000.5</text:p>
          </table:table-cell>
          <table:table-cell office:value-type="float" office:value="999.5">
            <text:p>999.5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958.04">
            <text:p>1958.04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24975">
            <text:p>24975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4975">
            <text:p>24975</text:p>
          </table:table-cell>
          <table:table-cell table:formula="of:=AVERAGE(INDIRECT(ADDRESS(ROW();2)):INDIRECT(ADDRESS(ROW();COLUMN()-5)))" office:value-type="float" office:value="2348.41111111111">
            <text:p>2348.4111111111</text:p>
          </table:table-cell>
          <table:table-cell table:formula="of:=STDEV(INDIRECT(ADDRESS(ROW();2)):INDIRECT(ADDRESS(ROW();COLUMN()-6)))" office:value-type="float" office:value="5657.84775197496">
            <text:p>5657.8477519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4.875">
            <text:p>994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4.5">
            <text:p>1004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Fast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.6">
            <text:p>4.6</text:p>
          </table:table-cell>
          <table:table-cell office:value-type="float" office:value="14.8">
            <text:p>14.8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7.2">
            <text:p>7.2</text:p>
          </table:table-cell>
          <table:table-cell office:value-type="float" office:value="4.4">
            <text:p>4.4</text:p>
          </table:table-cell>
          <table:table-cell office:value-type="float" office:value="3.6">
            <text:p>3.6</text:p>
          </table:table-cell>
          <table:table-cell office:value-type="float" office:value="5.2">
            <text:p>5.2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4.4">
            <text:p>4.4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004">
            <text:p>1004</text:p>
          </table:table-cell>
          <table:table-cell table:formula="of:=AVERAGE(INDIRECT(ADDRESS(ROW();2)):INDIRECT(ADDRESS(ROW();COLUMN()-5)))" office:value-type="float" office:value="60.3055555555556">
            <text:p>60.3055555556</text:p>
          </table:table-cell>
          <table:table-cell table:formula="of:=STDEV(INDIRECT(ADDRESS(ROW();2)):INDIRECT(ADDRESS(ROW();COLUMN()-6)))" office:value-type="float" office:value="235.531225536264">
            <text:p>235.53122553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9999999999999">
            <text:p>-0.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1">
            <text:p>9.1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216">
            <text:p>0.216</text:p>
          </table:table-cell>
          <table:table-cell office:value-type="float" office:value="0.192">
            <text:p>0.192</text:p>
          </table:table-cell>
          <table:table-cell office:value-type="float" office:value="0.24">
            <text:p>0.24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24">
            <text:p>0.24</text:p>
          </table:table-cell>
          <table:table-cell office:value-type="float" office:value="0.204">
            <text:p>0.204</text:p>
          </table:table-cell>
          <table:table-cell office:value-type="float" office:value="1.24">
            <text:p>1.24</text:p>
          </table:table-cell>
          <table:table-cell office:value-type="float" office:value="0.228">
            <text:p>0.228</text:p>
          </table:table-cell>
          <table:table-cell office:value-type="float" office:value="0.288">
            <text:p>0.288</text:p>
          </table:table-cell>
          <table:table-cell office:value-type="float" office:value="1.24">
            <text:p>1.24</text:p>
          </table:table-cell>
          <table:table-cell office:value-type="float" office:value="0.144">
            <text:p>0.144</text:p>
          </table:table-cell>
          <table:table-cell office:value-type="float" office:value="0.24">
            <text:p>0.24</text:p>
          </table:table-cell>
          <table:table-cell office:value-type="float" office:value="0.264">
            <text:p>0.264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0.24">
            <text:p>0.24</text:p>
          </table:table-cell>
          <table:table-cell table:formula="of:=MIN(INDIRECT(ADDRESS(ROW();2)):INDIRECT(ADDRESS(ROW();COLUMN()-3)))" office:value-type="float" office:value="0.144">
            <text:p>0.144</text:p>
          </table:table-cell>
          <table:table-cell table:formula="of:=MAX(INDIRECT(ADDRESS(ROW();2)):INDIRECT(ADDRESS(ROW();COLUMN()-4)))" office:value-type="float" office:value="1.24">
            <text:p>1.24</text:p>
          </table:table-cell>
          <table:table-cell table:formula="of:=AVERAGE(INDIRECT(ADDRESS(ROW();2)):INDIRECT(ADDRESS(ROW();COLUMN()-5)))" office:value-type="float" office:value="0.389777777777778">
            <text:p>0.3897777778</text:p>
          </table:table-cell>
          <table:table-cell table:formula="of:=STDEV(INDIRECT(ADDRESS(ROW();2)):INDIRECT(ADDRESS(ROW();COLUMN()-6)))" office:value-type="float" office:value="0.33246097613644">
            <text:p>0.33246097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0000000000001">
            <text:p>0.02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507">
            <text:p>0.507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1.296">
            <text:p>21.296</text:p>
          </table:table-cell>
          <table:table-cell office:value-type="float" office:value="77.083">
            <text:p>77.083</text:p>
          </table:table-cell>
          <table:table-cell office:value-type="float" office:value="18.333">
            <text:p>18.333</text:p>
          </table:table-cell>
          <table:table-cell office:value-type="float" office:value="4">
            <text:p>4</text:p>
          </table:table-cell>
          <table:table-cell office:value-type="float" office:value="13.333">
            <text:p>13.333</text:p>
          </table:table-cell>
          <table:table-cell office:value-type="float" office:value="16.667">
            <text:p>16.667</text:p>
          </table:table-cell>
          <table:table-cell office:value-type="float" office:value="22.059">
            <text:p>22.059</text:p>
          </table:table-cell>
          <table:table-cell office:value-type="float" office:value="5.806">
            <text:p>5.806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4.194">
            <text:p>4.194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8">
            <text:p>8</text:p>
          </table:table-cell>
          <table:table-cell office:value-type="float" office:value="16.667">
            <text:p>16.667</text:p>
          </table:table-cell>
          <table:table-cell office:value-type="float" office:value="4183.333">
            <text:p>4183.333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16.667">
            <text:p>16.667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4183.333">
            <text:p>4183.333</text:p>
          </table:table-cell>
          <table:table-cell table:formula="of:=AVERAGE(INDIRECT(ADDRESS(ROW();2)):INDIRECT(ADDRESS(ROW();COLUMN()-5)))" office:value-type="float" office:value="249.857055555556">
            <text:p>249.8570555556</text:p>
          </table:table-cell>
          <table:table-cell table:formula="of:=STDEV(INDIRECT(ADDRESS(ROW();2)):INDIRECT(ADDRESS(ROW();COLUMN()-6)))" office:value-type="float" office:value="981.811735589962">
            <text:p>981.81173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8895">
            <text:p>-25.8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5.811">
            <text:p>55.811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1.296">
            <text:p>21.296</text:p>
          </table:table-cell>
          <table:table-cell office:value-type="float" office:value="77.083">
            <text:p>77.083</text:p>
          </table:table-cell>
          <table:table-cell office:value-type="float" office:value="18.333">
            <text:p>18.333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22.059">
            <text:p>22.059</text:p>
          </table:table-cell>
          <table:table-cell office:value-type="float" office:value="5.806">
            <text:p>5.806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4.194">
            <text:p>4.194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41833.34">
            <text:p>41833.34</text:p>
          </table:table-cell>
          <table:table-cell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.297">
            <text:p>20.297</text:p>
          </table:table-cell>
          <table:table-cell table:formula="of:=MIN(INDIRECT(ADDRESS(ROW();2)):INDIRECT(ADDRESS(ROW();COLUMN()-3)))" office:value-type="float" office:value="4.194">
            <text:p>4.194</text:p>
          </table:table-cell>
          <table:table-cell table:formula="of:=MAX(INDIRECT(ADDRESS(ROW();2)):INDIRECT(ADDRESS(ROW();COLUMN()-4)))" office:value-type="float" office:value="41833.34">
            <text:p>41833.34</text:p>
          </table:table-cell>
          <table:table-cell table:formula="of:=AVERAGE(INDIRECT(ADDRESS(ROW();2)):INDIRECT(ADDRESS(ROW();COLUMN()-5)))" office:value-type="float" office:value="2347.59822222222">
            <text:p>2347.5982222222</text:p>
          </table:table-cell>
          <table:table-cell table:formula="of:=STDEV(INDIRECT(ADDRESS(ROW();2)):INDIRECT(ADDRESS(ROW();COLUMN()-6)))" office:value-type="float" office:value="9854.35629315418">
            <text:p>9854.35629315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4.83225">
            <text:p>-44.83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666">
            <text:p>98.666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1.296">
            <text:p>21.296</text:p>
          </table:table-cell>
          <table:table-cell office:value-type="float" office:value="77.083">
            <text:p>77.083</text:p>
          </table:table-cell>
          <table:table-cell office:value-type="float" office:value="18.333">
            <text:p>18.333</text:p>
          </table:table-cell>
          <table:table-cell office:value-type="float" office:value="100">
            <text:p>1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22.059">
            <text:p>22.059</text:p>
          </table:table-cell>
          <table:table-cell office:value-type="float" office:value="5.806">
            <text:p>5.806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4.194">
            <text:p>4.194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418333.3">
            <text:p>418333.3</text:p>
          </table:table-cell>
          <table:table-cell office:value-type="float" office:value="100">
            <text:p>100</text:p>
          </table:table-cell>
          <table:table-cell/>
          <table:table-cell table:formula="of:=MEDIAN(INDIRECT(ADDRESS(ROW();2)):INDIRECT(ADDRESS(ROW();COLUMN()-2)))" office:value-type="float" office:value="20.297">
            <text:p>20.297</text:p>
          </table:table-cell>
          <table:table-cell table:formula="of:=MIN(INDIRECT(ADDRESS(ROW();2)):INDIRECT(ADDRESS(ROW();COLUMN()-3)))" office:value-type="float" office:value="4.194">
            <text:p>4.194</text:p>
          </table:table-cell>
          <table:table-cell table:formula="of:=MAX(INDIRECT(ADDRESS(ROW();2)):INDIRECT(ADDRESS(ROW();COLUMN()-4)))" office:value-type="float" office:value="418333.3">
            <text:p>418333.3</text:p>
          </table:table-cell>
          <table:table-cell table:formula="of:=AVERAGE(INDIRECT(ADDRESS(ROW();2)):INDIRECT(ADDRESS(ROW();COLUMN()-5)))" office:value-type="float" office:value="23270.9293333333">
            <text:p>23270.9293333333</text:p>
          </table:table-cell>
          <table:table-cell table:formula="of:=STDEV(INDIRECT(ADDRESS(ROW();2)):INDIRECT(ADDRESS(ROW();COLUMN()-6)))" office:value-type="float" office:value="98594.5742676404">
            <text:p>98594.57426764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4.83225">
            <text:p>-44.83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666">
            <text:p>98.66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1.296">
            <text:p>21.296</text:p>
          </table:table-cell>
          <table:table-cell office:value-type="float" office:value="77.083">
            <text:p>77.083</text:p>
          </table:table-cell>
          <table:table-cell office:value-type="float" office:value="18.333">
            <text:p>18.333</text:p>
          </table:table-cell>
          <table:table-cell office:value-type="float" office:value="400">
            <text:p>4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22.059">
            <text:p>22.059</text:p>
          </table:table-cell>
          <table:table-cell office:value-type="float" office:value="5.806">
            <text:p>5.806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4.194">
            <text:p>4.194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418333.3">
            <text:p>418333.3</text:p>
          </table:table-cell>
          <table:table-cell office:value-type="float" office:value="200">
            <text:p>200</text:p>
          </table:table-cell>
          <table:table-cell/>
          <table:table-cell table:formula="of:=MEDIAN(INDIRECT(ADDRESS(ROW();2)):INDIRECT(ADDRESS(ROW();COLUMN()-2)))" office:value-type="float" office:value="20.297">
            <text:p>20.297</text:p>
          </table:table-cell>
          <table:table-cell table:formula="of:=MIN(INDIRECT(ADDRESS(ROW();2)):INDIRECT(ADDRESS(ROW();COLUMN()-3)))" office:value-type="float" office:value="4.194">
            <text:p>4.194</text:p>
          </table:table-cell>
          <table:table-cell table:formula="of:=MAX(INDIRECT(ADDRESS(ROW();2)):INDIRECT(ADDRESS(ROW();COLUMN()-4)))" office:value-type="float" office:value="418333.3">
            <text:p>418333.3</text:p>
          </table:table-cell>
          <table:table-cell table:formula="of:=AVERAGE(INDIRECT(ADDRESS(ROW();2)):INDIRECT(ADDRESS(ROW();COLUMN()-5)))" office:value-type="float" office:value="23293.1515555556">
            <text:p>23293.1515555556</text:p>
          </table:table-cell>
          <table:table-cell table:formula="of:=STDEV(INDIRECT(ADDRESS(ROW();2)):INDIRECT(ADDRESS(ROW();COLUMN()-6)))" office:value-type="float" office:value="98589.0715942689">
            <text:p>98589.07159426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4.83225">
            <text:p>-44.83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666">
            <text:p>98.66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81944444444444">
            <text:p>2.8194444444</text:p>
          </table:table-cell>
          <table:table-cell table:formula="of:=STDEV(INDIRECT(ADDRESS(ROW();2)):INDIRECT(ADDRESS(ROW();COLUMN()-6)))" office:value-type="float" office:value="1.83896861190058">
            <text:p>1.83896861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25">
            <text:p>-0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Fast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5.29">
            <text:p>5.29</text:p>
          </table:table-cell>
          <table:table-cell office:value-type="float" office:value="27.76">
            <text:p>27.76</text:p>
          </table:table-cell>
          <table:table-cell office:value-type="float" office:value="4.84">
            <text:p>4.8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.96">
            <text:p>12.96</text:p>
          </table:table-cell>
          <table:table-cell office:value-type="float" office:value="4.84">
            <text:p>4.84</text:p>
          </table:table-cell>
          <table:table-cell office:value-type="float" office:value="3.24">
            <text:p>3.24</text:p>
          </table:table-cell>
          <table:table-cell office:value-type="float" office:value="6.76">
            <text:p>6.76</text:p>
          </table:table-cell>
          <table:table-cell office:value-type="float" office:value="7.84">
            <text:p>7.84</text:p>
          </table:table-cell>
          <table:table-cell office:value-type="float" office:value="4.84">
            <text:p>4.84</text:p>
          </table:table-cell>
          <table:table-cell office:value-type="float" office:value="3.6">
            <text:p>3.6</text:p>
          </table:table-cell>
          <table:table-cell office:value-type="float" office:value="1.44">
            <text:p>1.44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office:value-type="float" office:value="1.44">
            <text:p>1.44</text:p>
          </table:table-cell>
          <table:table-cell/>
          <table:table-cell table:formula="of:=MEDIAN(INDIRECT(ADDRESS(ROW();2)):INDIRECT(ADDRESS(ROW();COLUMN()-2)))" office:value-type="float" office:value="4.84">
            <text:p>4.84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2004">
            <text:p>2004</text:p>
          </table:table-cell>
          <table:table-cell table:formula="of:=AVERAGE(INDIRECT(ADDRESS(ROW();2)):INDIRECT(ADDRESS(ROW();COLUMN()-5)))" office:value-type="float" office:value="117.071666666667">
            <text:p>117.0716666667</text:p>
          </table:table-cell>
          <table:table-cell table:formula="of:=STDEV(INDIRECT(ADDRESS(ROW();2)):INDIRECT(ADDRESS(ROW();COLUMN()-6)))" office:value-type="float" office:value="470.953896160573">
            <text:p>470.95389616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3775">
            <text:p>-4.3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.47">
            <text:p>14.47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194">
            <text:p>0.194</text:p>
          </table:table-cell>
          <table:table-cell office:value-type="float" office:value="0.154">
            <text:p>0.154</text:p>
          </table:table-cell>
          <table:table-cell office:value-type="float" office:value="0.24">
            <text:p>0.24</text:p>
          </table:table-cell>
          <table:table-cell office:value-type="float" office:value="1.5">
            <text:p>1.5</text:p>
          </table:table-cell>
          <table:table-cell office:value-type="float" office:value="0.375">
            <text:p>0.375</text:p>
          </table:table-cell>
          <table:table-cell office:value-type="float" office:value="0.24">
            <text:p>0.24</text:p>
          </table:table-cell>
          <table:table-cell office:value-type="float" office:value="0.173">
            <text:p>0.173</text:p>
          </table:table-cell>
          <table:table-cell office:value-type="float" office:value="2.24">
            <text:p>2.24</text:p>
          </table:table-cell>
          <table:table-cell office:value-type="float" office:value="0.217">
            <text:p>0.217</text:p>
          </table:table-cell>
          <table:table-cell office:value-type="float" office:value="0.346">
            <text:p>0.346</text:p>
          </table:table-cell>
          <table:table-cell office:value-type="float" office:value="2.24">
            <text:p>2.24</text:p>
          </table:table-cell>
          <table:table-cell office:value-type="float" office:value="0.086">
            <text:p>0.086</text:p>
          </table:table-cell>
          <table:table-cell office:value-type="float" office:value="0.24">
            <text:p>0.24</text:p>
          </table:table-cell>
          <table:table-cell office:value-type="float" office:value="0.264">
            <text:p>0.264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0.24">
            <text:p>0.24</text:p>
          </table:table-cell>
          <table:table-cell table:formula="of:=MIN(INDIRECT(ADDRESS(ROW();2)):INDIRECT(ADDRESS(ROW();COLUMN()-3)))" office:value-type="float" office:value="0.086">
            <text:p>0.086</text:p>
          </table:table-cell>
          <table:table-cell table:formula="of:=MAX(INDIRECT(ADDRESS(ROW();2)):INDIRECT(ADDRESS(ROW();COLUMN()-4)))" office:value-type="float" office:value="2.24">
            <text:p>2.24</text:p>
          </table:table-cell>
          <table:table-cell table:formula="of:=AVERAGE(INDIRECT(ADDRESS(ROW();2)):INDIRECT(ADDRESS(ROW();COLUMN()-5)))" office:value-type="float" office:value="0.603555555555556">
            <text:p>0.6035555556</text:p>
          </table:table-cell>
          <table:table-cell table:formula="of:=STDEV(INDIRECT(ADDRESS(ROW();2)):INDIRECT(ADDRESS(ROW();COLUMN()-6)))" office:value-type="float" office:value="0.722845701721143">
            <text:p>0.72284570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34">
            <text:p>-0.2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83175">
            <text:p>0.831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7.212">
            <text:p>27.212</text:p>
          </table:table-cell>
          <table:table-cell office:value-type="float" office:value="180.729">
            <text:p>180.729</text:p>
          </table:table-cell>
          <table:table-cell office:value-type="float" office:value="20.167">
            <text:p>20.167</text:p>
          </table:table-cell>
          <table:table-cell office:value-type="float" office:value="0.96">
            <text:p>0.96</text:p>
          </table:table-cell>
          <table:table-cell office:value-type="float" office:value="10.667">
            <text:p>10.667</text:p>
          </table:table-cell>
          <table:table-cell office:value-type="float" office:value="16.667">
            <text:p>16.667</text:p>
          </table:table-cell>
          <table:table-cell office:value-type="float" office:value="28.835">
            <text:p>28.835</text:p>
          </table:table-cell>
          <table:table-cell office:value-type="float" office:value="5.786">
            <text:p>5.7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3.018">
            <text:p>3.018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3.84">
            <text:p>3.84</text:p>
          </table:table-cell>
          <table:table-cell office:value-type="float" office:value="16.667">
            <text:p>16.667</text:p>
          </table:table-cell>
          <table:table-cell office:value-type="float" office:value="8350">
            <text:p>8350</text:p>
          </table:table-cell>
          <table:table-cell office:value-type="float" office:value="0.96">
            <text:p>0.96</text:p>
          </table:table-cell>
          <table:table-cell/>
          <table:table-cell table:formula="of:=MEDIAN(INDIRECT(ADDRESS(ROW();2)):INDIRECT(ADDRESS(ROW();COLUMN()-2)))" office:value-type="float" office:value="16.667">
            <text:p>16.667</text:p>
          </table:table-cell>
          <table:table-cell table:formula="of:=MIN(INDIRECT(ADDRESS(ROW();2)):INDIRECT(ADDRESS(ROW();COLUMN()-3)))" office:value-type="float" office:value="0.96">
            <text:p>0.96</text:p>
          </table:table-cell>
          <table:table-cell table:formula="of:=MAX(INDIRECT(ADDRESS(ROW();2)):INDIRECT(ADDRESS(ROW();COLUMN()-4)))" office:value-type="float" office:value="8350">
            <text:p>8350</text:p>
          </table:table-cell>
          <table:table-cell table:formula="of:=AVERAGE(INDIRECT(ADDRESS(ROW();2)):INDIRECT(ADDRESS(ROW();COLUMN()-5)))" office:value-type="float" office:value="490.098444444444">
            <text:p>490.0984444444</text:p>
          </table:table-cell>
          <table:table-cell table:formula="of:=STDEV(INDIRECT(ADDRESS(ROW();2)):INDIRECT(ADDRESS(ROW();COLUMN()-6)))" office:value-type="float" office:value="1962.04795767613">
            <text:p>1962.04795767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1.25275">
            <text:p>-51.25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.93125">
            <text:p>83.931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7.212">
            <text:p>27.212</text:p>
          </table:table-cell>
          <table:table-cell office:value-type="float" office:value="180.729">
            <text:p>180.729</text:p>
          </table:table-cell>
          <table:table-cell office:value-type="float" office:value="20.167">
            <text:p>20.167</text:p>
          </table:table-cell>
          <table:table-cell office:value-type="float" office:value="9.6">
            <text:p>9.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8.835">
            <text:p>28.835</text:p>
          </table:table-cell>
          <table:table-cell office:value-type="float" office:value="5.786">
            <text:p>5.7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3.018">
            <text:p>3.018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83500">
            <text:p>83500</text:p>
          </table:table-cell>
          <table:table-cell office:value-type="float" office:value="9.6">
            <text:p>9.6</text:p>
          </table:table-cell>
          <table:table-cell/>
          <table:table-cell table:formula="of:=MEDIAN(INDIRECT(ADDRESS(ROW();2)):INDIRECT(ADDRESS(ROW();COLUMN()-2)))" office:value-type="float" office:value="18.417">
            <text:p>18.417</text:p>
          </table:table-cell>
          <table:table-cell table:formula="of:=MIN(INDIRECT(ADDRESS(ROW();2)):INDIRECT(ADDRESS(ROW();COLUMN()-3)))" office:value-type="float" office:value="3.018">
            <text:p>3.018</text:p>
          </table:table-cell>
          <table:table-cell table:formula="of:=MAX(INDIRECT(ADDRESS(ROW();2)):INDIRECT(ADDRESS(ROW();COLUMN()-4)))" office:value-type="float" office:value="83500">
            <text:p>83500</text:p>
          </table:table-cell>
          <table:table-cell table:formula="of:=AVERAGE(INDIRECT(ADDRESS(ROW();2)):INDIRECT(ADDRESS(ROW();COLUMN()-5)))" office:value-type="float" office:value="4667.291">
            <text:p>4667.291</text:p>
          </table:table-cell>
          <table:table-cell table:formula="of:=STDEV(INDIRECT(ADDRESS(ROW();2)):INDIRECT(ADDRESS(ROW();COLUMN()-6)))" office:value-type="float" office:value="19674.0955900822">
            <text:p>19674.09559008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54975">
            <text:p>-35.54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154">
            <text:p>72.154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7.212">
            <text:p>27.212</text:p>
          </table:table-cell>
          <table:table-cell office:value-type="float" office:value="180.729">
            <text:p>180.729</text:p>
          </table:table-cell>
          <table:table-cell office:value-type="float" office:value="20.167">
            <text:p>20.167</text:p>
          </table:table-cell>
          <table:table-cell office:value-type="float" office:value="28.8">
            <text:p>28.8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8.835">
            <text:p>28.835</text:p>
          </table:table-cell>
          <table:table-cell office:value-type="float" office:value="5.786">
            <text:p>5.7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3.018">
            <text:p>3.018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4175000">
            <text:p>41750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20.75">
            <text:p>20.75</text:p>
          </table:table-cell>
          <table:table-cell table:formula="of:=MIN(INDIRECT(ADDRESS(ROW();2)):INDIRECT(ADDRESS(ROW();COLUMN()-3)))" office:value-type="float" office:value="3.018">
            <text:p>3.018</text:p>
          </table:table-cell>
          <table:table-cell table:formula="of:=MAX(INDIRECT(ADDRESS(ROW();2)):INDIRECT(ADDRESS(ROW();COLUMN()-4)))" office:value-type="float" office:value="4175000">
            <text:p>4175000</text:p>
          </table:table-cell>
          <table:table-cell table:formula="of:=AVERAGE(INDIRECT(ADDRESS(ROW();2)):INDIRECT(ADDRESS(ROW();COLUMN()-5)))" office:value-type="float" office:value="231974.979888889">
            <text:p>231974.979888889</text:p>
          </table:table-cell>
          <table:table-cell table:formula="of:=STDEV(INDIRECT(ADDRESS(ROW();2)):INDIRECT(ADDRESS(ROW();COLUMN()-6)))" office:value-type="float" office:value="984049.317382708">
            <text:p>984049.3173827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653">
            <text:p>-23.65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13975">
            <text:p>68.139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7.212">
            <text:p>27.212</text:p>
          </table:table-cell>
          <table:table-cell office:value-type="float" office:value="180.729">
            <text:p>180.729</text:p>
          </table:table-cell>
          <table:table-cell office:value-type="float" office:value="20.167">
            <text:p>20.167</text:p>
          </table:table-cell>
          <table:table-cell office:value-type="float" office:value="96">
            <text:p>9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8.835">
            <text:p>28.835</text:p>
          </table:table-cell>
          <table:table-cell office:value-type="float" office:value="5.786">
            <text:p>5.7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3.018">
            <text:p>3.018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835000">
            <text:p>83500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0.75">
            <text:p>20.75</text:p>
          </table:table-cell>
          <table:table-cell table:formula="of:=MIN(INDIRECT(ADDRESS(ROW();2)):INDIRECT(ADDRESS(ROW();COLUMN()-3)))" office:value-type="float" office:value="3.018">
            <text:p>3.018</text:p>
          </table:table-cell>
          <table:table-cell table:formula="of:=MAX(INDIRECT(ADDRESS(ROW();2)):INDIRECT(ADDRESS(ROW();COLUMN()-4)))" office:value-type="float" office:value="835000">
            <text:p>835000</text:p>
          </table:table-cell>
          <table:table-cell table:formula="of:=AVERAGE(INDIRECT(ADDRESS(ROW();2)):INDIRECT(ADDRESS(ROW();COLUMN()-5)))" office:value-type="float" office:value="46424.2243333333">
            <text:p>46424.2243333333</text:p>
          </table:table-cell>
          <table:table-cell table:formula="of:=STDEV(INDIRECT(ADDRESS(ROW();2)):INDIRECT(ADDRESS(ROW();COLUMN()-6)))" office:value-type="float" office:value="196802.573807813">
            <text:p>196802.5738078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87925">
            <text:p>-66.87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5.77475">
            <text:p>125.774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5.08">
            <text:p>5.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5.46111111111111">
            <text:p>5.4611111111</text:p>
          </table:table-cell>
          <table:table-cell table:formula="of:=STDEV(INDIRECT(ADDRESS(ROW();2)):INDIRECT(ADDRESS(ROW();COLUMN()-6)))" office:value-type="float" office:value="11.1496124379433">
            <text:p>11.1496124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5">
            <text:p>-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Fast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6.084">
            <text:p>6.084</text:p>
          </table:table-cell>
          <table:table-cell office:value-type="float" office:value="43.312">
            <text:p>43.312</text:p>
          </table:table-cell>
          <table:table-cell office:value-type="float" office:value="5.324">
            <text:p>5.324</text:p>
          </table:table-cell>
          <table:table-cell office:value-type="float" office:value="0.864">
            <text:p>0.864</text:p>
          </table:table-cell>
          <table:table-cell table:number-columns-repeated="2"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23.328">
            <text:p>23.328</text:p>
          </table:table-cell>
          <table:table-cell office:value-type="float" office:value="5.324">
            <text:p>5.324</text:p>
          </table:table-cell>
          <table:table-cell office:value-type="float" office:value="2.916">
            <text:p>2.916</text:p>
          </table:table-cell>
          <table:table-cell office:value-type="float" office:value="8.788">
            <text:p>8.788</text:p>
          </table:table-cell>
          <table:table-cell office:value-type="float" office:value="10.976">
            <text:p>10.976</text:p>
          </table:table-cell>
          <table:table-cell office:value-type="float" office:value="5.324">
            <text:p>5.324</text:p>
          </table:table-cell>
          <table:table-cell office:value-type="float" office:value="3.6">
            <text:p>3.6</text:p>
          </table:table-cell>
          <table:table-cell office:value-type="float" office:value="0.864">
            <text:p>0.864</text:p>
          </table:table-cell>
          <table:table-cell office:value-type="float" office:value="4">
            <text:p>4</text:p>
          </table:table-cell>
          <table:table-cell office:value-type="float" office:value="3004">
            <text:p>3004</text:p>
          </table:table-cell>
          <table:table-cell office:value-type="float" office:value="0.864">
            <text:p>0.864</text:p>
          </table:table-cell>
          <table:table-cell/>
          <table:table-cell table:formula="of:=MEDIAN(INDIRECT(ADDRESS(ROW();2)):INDIRECT(ADDRESS(ROW();COLUMN()-2)))" office:value-type="float" office:value="5.324">
            <text:p>5.324</text:p>
          </table:table-cell>
          <table:table-cell table:formula="of:=MIN(INDIRECT(ADDRESS(ROW();2)):INDIRECT(ADDRESS(ROW();COLUMN()-3)))" office:value-type="float" office:value="0.864">
            <text:p>0.864</text:p>
          </table:table-cell>
          <table:table-cell table:formula="of:=MAX(INDIRECT(ADDRESS(ROW();2)):INDIRECT(ADDRESS(ROW();COLUMN()-4)))" office:value-type="float" office:value="3004">
            <text:p>3004</text:p>
          </table:table-cell>
          <table:table-cell table:formula="of:=AVERAGE(INDIRECT(ADDRESS(ROW();2)):INDIRECT(ADDRESS(ROW();COLUMN()-5)))" office:value-type="float" office:value="174.392666666667">
            <text:p>174.3926666667</text:p>
          </table:table-cell>
          <table:table-cell table:formula="of:=STDEV(INDIRECT(ADDRESS(ROW();2)):INDIRECT(ADDRESS(ROW();COLUMN()-6)))" office:value-type="float" office:value="706.250555006882">
            <text:p>706.25055500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536">
            <text:p>-9.53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348">
            <text:p>21.34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175">
            <text:p>0.175</text:p>
          </table:table-cell>
          <table:table-cell office:value-type="float" office:value="0.123">
            <text:p>0.123</text:p>
          </table:table-cell>
          <table:table-cell office:value-type="float" office:value="0.24">
            <text:p>0.24</text:p>
          </table:table-cell>
          <table:table-cell office:value-type="float" office:value="3.75">
            <text:p>3.75</text:p>
          </table:table-cell>
          <table:table-cell office:value-type="float" office:value="0.469">
            <text:p>0.469</text:p>
          </table:table-cell>
          <table:table-cell office:value-type="float" office:value="0.24">
            <text:p>0.24</text:p>
          </table:table-cell>
          <table:table-cell office:value-type="float" office:value="0.147">
            <text:p>0.147</text:p>
          </table:table-cell>
          <table:table-cell office:value-type="float" office:value="3.24">
            <text:p>3.24</text:p>
          </table:table-cell>
          <table:table-cell office:value-type="float" office:value="0.206">
            <text:p>0.206</text:p>
          </table:table-cell>
          <table:table-cell office:value-type="float" office:value="0.415">
            <text:p>0.415</text:p>
          </table:table-cell>
          <table:table-cell office:value-type="float" office:value="3.24">
            <text:p>3.24</text:p>
          </table:table-cell>
          <table:table-cell office:value-type="float" office:value="0.052">
            <text:p>0.052</text:p>
          </table:table-cell>
          <table:table-cell office:value-type="float" office:value="0.24">
            <text:p>0.24</text:p>
          </table:table-cell>
          <table:table-cell office:value-type="float" office:value="0.264">
            <text:p>0.264</text:p>
          </table:table-cell>
          <table:table-cell office:value-type="float" office:value="0.469">
            <text:p>0.469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75">
            <text:p>3.75</text:p>
          </table:table-cell>
          <table:table-cell/>
          <table:table-cell table:formula="of:=MEDIAN(INDIRECT(ADDRESS(ROW();2)):INDIRECT(ADDRESS(ROW();COLUMN()-2)))" office:value-type="float" office:value="0.24">
            <text:p>0.24</text:p>
          </table:table-cell>
          <table:table-cell table:formula="of:=MIN(INDIRECT(ADDRESS(ROW();2)):INDIRECT(ADDRESS(ROW();COLUMN()-3)))" office:value-type="float" office:value="0.052">
            <text:p>0.052</text:p>
          </table:table-cell>
          <table:table-cell table:formula="of:=MAX(INDIRECT(ADDRESS(ROW();2)):INDIRECT(ADDRESS(ROW();COLUMN()-4)))" office:value-type="float" office:value="3.75">
            <text:p>3.75</text:p>
          </table:table-cell>
          <table:table-cell table:formula="of:=AVERAGE(INDIRECT(ADDRESS(ROW();2)):INDIRECT(ADDRESS(ROW();COLUMN()-5)))" office:value-type="float" office:value="0.972222222222222">
            <text:p>0.9722222222</text:p>
          </table:table-cell>
          <table:table-cell table:formula="of:=STDEV(INDIRECT(ADDRESS(ROW();2)):INDIRECT(ADDRESS(ROW();COLUMN()-6)))" office:value-type="float" office:value="1.39723797103873">
            <text:p>1.3972379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49">
            <text:p>-0.54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325">
            <text:p>1.23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4.771">
            <text:p>34.771</text:p>
          </table:table-cell>
          <table:table-cell office:value-type="float" office:value="352.474">
            <text:p>352.474</text:p>
          </table:table-cell>
          <table:table-cell office:value-type="float" office:value="22.183">
            <text:p>22.183</text:p>
          </table:table-cell>
          <table:table-cell office:value-type="float" office:value="0.23">
            <text:p>0.23</text:p>
          </table:table-cell>
          <table:table-cell office:value-type="float" office:value="8.533">
            <text:p>8.533</text:p>
          </table:table-cell>
          <table:table-cell office:value-type="float" office:value="16.667">
            <text:p>16.667</text:p>
          </table:table-cell>
          <table:table-cell office:value-type="float" office:value="37.316">
            <text:p>37.316</text:p>
          </table:table-cell>
          <table:table-cell office:value-type="float" office:value="7.2">
            <text:p>7.2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.712">
            <text:p>2.712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1.843">
            <text:p>1.843</text:p>
          </table:table-cell>
          <table:table-cell office:value-type="float" office:value="16.667">
            <text:p>16.667</text:p>
          </table:table-cell>
          <table:table-cell office:value-type="float" office:value="12516.67">
            <text:p>12516.67</text:p>
          </table:table-cell>
          <table:table-cell office:value-type="float" office:value="0.23">
            <text:p>0.23</text:p>
          </table:table-cell>
          <table:table-cell/>
          <table:table-cell table:formula="of:=MEDIAN(INDIRECT(ADDRESS(ROW();2)):INDIRECT(ADDRESS(ROW();COLUMN()-2)))" office:value-type="float" office:value="16.667">
            <text:p>16.667</text:p>
          </table:table-cell>
          <table:table-cell table:formula="of:=MIN(INDIRECT(ADDRESS(ROW();2)):INDIRECT(ADDRESS(ROW();COLUMN()-3)))" office:value-type="float" office:value="0.23">
            <text:p>0.23</text:p>
          </table:table-cell>
          <table:table-cell table:formula="of:=MAX(INDIRECT(ADDRESS(ROW();2)):INDIRECT(ADDRESS(ROW();COLUMN()-4)))" office:value-type="float" office:value="12516.67">
            <text:p>12516.67</text:p>
          </table:table-cell>
          <table:table-cell table:formula="of:=AVERAGE(INDIRECT(ADDRESS(ROW();2)):INDIRECT(ADDRESS(ROW();COLUMN()-5)))" office:value-type="float" office:value="738.774888888889">
            <text:p>738.7748888889</text:p>
          </table:table-cell>
          <table:table-cell table:formula="of:=STDEV(INDIRECT(ADDRESS(ROW();2)):INDIRECT(ADDRESS(ROW();COLUMN()-6)))" office:value-type="float" office:value="2940.75906670848">
            <text:p>2940.75906670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9.34725">
            <text:p>-69.34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8.96725">
            <text:p>108.967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4.771">
            <text:p>34.771</text:p>
          </table:table-cell>
          <table:table-cell office:value-type="float" office:value="352.474">
            <text:p>352.474</text:p>
          </table:table-cell>
          <table:table-cell office:value-type="float" office:value="22.183">
            <text:p>22.183</text:p>
          </table:table-cell>
          <table:table-cell office:value-type="float" office:value="2.304">
            <text:p>2.3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37.316">
            <text:p>37.316</text:p>
          </table:table-cell>
          <table:table-cell office:value-type="float" office:value="7.2">
            <text:p>7.2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.712">
            <text:p>2.712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125166.7">
            <text:p>125166.7</text:p>
          </table:table-cell>
          <table:table-cell office:value-type="float" office:value="2.304">
            <text:p>2.304</text:p>
          </table:table-cell>
          <table:table-cell/>
          <table:table-cell table:formula="of:=MEDIAN(INDIRECT(ADDRESS(ROW();2)):INDIRECT(ADDRESS(ROW();COLUMN()-2)))" office:value-type="float" office:value="16.867">
            <text:p>16.867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125166.7">
            <text:p>125166.7</text:p>
          </table:table-cell>
          <table:table-cell table:formula="of:=AVERAGE(INDIRECT(ADDRESS(ROW();2)):INDIRECT(ADDRESS(ROW();COLUMN()-5)))" office:value-type="float" office:value="6998.12166666667">
            <text:p>6998.1216666667</text:p>
          </table:table-cell>
          <table:table-cell table:formula="of:=STDEV(INDIRECT(ADDRESS(ROW();2)):INDIRECT(ADDRESS(ROW();COLUMN()-6)))" office:value-type="float" office:value="29491.1258772174">
            <text:p>29491.12587721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8.66725">
            <text:p>-68.66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8.45725">
            <text:p>108.457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4.771">
            <text:p>34.771</text:p>
          </table:table-cell>
          <table:table-cell office:value-type="float" office:value="352.474">
            <text:p>352.474</text:p>
          </table:table-cell>
          <table:table-cell office:value-type="float" office:value="22.183">
            <text:p>22.183</text:p>
          </table:table-cell>
          <table:table-cell office:value-type="float" office:value="8.064">
            <text:p>8.06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37.316">
            <text:p>37.316</text:p>
          </table:table-cell>
          <table:table-cell office:value-type="float" office:value="7.2">
            <text:p>7.2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.712">
            <text:p>2.712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31291670">
            <text:p>31291670</text:p>
          </table:table-cell>
          <table:table-cell office:value-type="float" office:value="8.064">
            <text:p>8.064</text:p>
          </table:table-cell>
          <table:table-cell/>
          <table:table-cell table:formula="of:=MEDIAN(INDIRECT(ADDRESS(ROW();2)):INDIRECT(ADDRESS(ROW();COLUMN()-2)))" office:value-type="float" office:value="16.867">
            <text:p>16.867</text:p>
          </table:table-cell>
          <table:table-cell table:formula="of:=MIN(INDIRECT(ADDRESS(ROW();2)):INDIRECT(ADDRESS(ROW();COLUMN()-3)))" office:value-type="float" office:value="2.712">
            <text:p>2.712</text:p>
          </table:table-cell>
          <table:table-cell table:formula="of:=MAX(INDIRECT(ADDRESS(ROW();2)):INDIRECT(ADDRESS(ROW();COLUMN()-4)))" office:value-type="float" office:value="31291670">
            <text:p>31291670</text:p>
          </table:table-cell>
          <table:table-cell table:formula="of:=AVERAGE(INDIRECT(ADDRESS(ROW();2)):INDIRECT(ADDRESS(ROW();COLUMN()-5)))" office:value-type="float" office:value="1738471.16722222">
            <text:p>1738471.16722222</text:p>
          </table:table-cell>
          <table:table-cell table:formula="of:=STDEV(INDIRECT(ADDRESS(ROW();2)):INDIRECT(ADDRESS(ROW();COLUMN()-6)))" office:value-type="float" office:value="7375506.10656976">
            <text:p>7375506.106569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5.38425">
            <text:p>-65.38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5.995">
            <text:p>105.99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4.771">
            <text:p>34.771</text:p>
          </table:table-cell>
          <table:table-cell office:value-type="float" office:value="352.474">
            <text:p>352.474</text:p>
          </table:table-cell>
          <table:table-cell office:value-type="float" office:value="22.183">
            <text:p>22.183</text:p>
          </table:table-cell>
          <table:table-cell office:value-type="float" office:value="23.04">
            <text:p>23.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37.316">
            <text:p>37.316</text:p>
          </table:table-cell>
          <table:table-cell office:value-type="float" office:value="7.2">
            <text:p>7.2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.712">
            <text:p>2.712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1251667">
            <text:p>1251667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19.625">
            <text:p>19.625</text:p>
          </table:table-cell>
          <table:table-cell table:formula="of:=MIN(INDIRECT(ADDRESS(ROW();2)):INDIRECT(ADDRESS(ROW();COLUMN()-3)))" office:value-type="float" office:value="2.712">
            <text:p>2.712</text:p>
          </table:table-cell>
          <table:table-cell table:formula="of:=MAX(INDIRECT(ADDRESS(ROW();2)):INDIRECT(ADDRESS(ROW();COLUMN()-4)))" office:value-type="float" office:value="1251667">
            <text:p>1251667</text:p>
          </table:table-cell>
          <table:table-cell table:formula="of:=AVERAGE(INDIRECT(ADDRESS(ROW();2)):INDIRECT(ADDRESS(ROW();COLUMN()-5)))" office:value-type="float" office:value="69583.1356666667">
            <text:p>69583.1356666667</text:p>
          </table:table-cell>
          <table:table-cell table:formula="of:=STDEV(INDIRECT(ADDRESS(ROW();2)):INDIRECT(ADDRESS(ROW();COLUMN()-6)))" office:value-type="float" office:value="295009.254513307">
            <text:p>295009.254513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9.44425">
            <text:p>-49.44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4.04">
            <text:p>94.0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7.096">
            <text:p>7.09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488">
            <text:p>5.48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7.0352222222222">
            <text:p>17.0352222222</text:p>
          </table:table-cell>
          <table:table-cell table:formula="of:=STDEV(INDIRECT(ADDRESS(ROW();2)):INDIRECT(ADDRESS(ROW();COLUMN()-6)))" office:value-type="float" office:value="58.1577826106103">
            <text:p>58.15778261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Heavy Overchar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office:value-type="float" office:value="220">
            <text:p>2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0.5">
            <text:p>200.5</text:p>
          </table:table-cell>
          <table:table-cell office:value-type="float" office:value="360">
            <text:p>360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210.25">
            <text:p>210.25</text:p>
          </table:table-cell>
          <table:table-cell table:formula="of:=MIN(INDIRECT(ADDRESS(ROW();2)):INDIRECT(ADDRESS(ROW();COLUMN()-3)))" office:value-type="float" office:value="120">
            <text:p>120</text:p>
          </table:table-cell>
          <table:table-cell table:formula="of:=MAX(INDIRECT(ADDRESS(ROW();2)):INDIRECT(ADDRESS(ROW();COLUMN()-4)))" office:value-type="float" office:value="1200">
            <text:p>1200</text:p>
          </table:table-cell>
          <table:table-cell table:formula="of:=AVERAGE(INDIRECT(ADDRESS(ROW();2)):INDIRECT(ADDRESS(ROW();COLUMN()-5)))" office:value-type="float" office:value="264.472222222222">
            <text:p>264.4722222222</text:p>
          </table:table-cell>
          <table:table-cell table:formula="of:=STDEV(INDIRECT(ADDRESS(ROW();2)):INDIRECT(ADDRESS(ROW();COLUMN()-6)))" office:value-type="float" office:value="240.756190575972">
            <text:p>240.7561905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5">
            <text:p>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5">
            <text:p>4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0.8">
            <text:p>10.8</text:p>
          </table:table-cell>
          <table:table-cell office:value-type="float" office:value="9.6">
            <text:p>9.6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.2">
            <text:p>10.2</text:p>
          </table:table-cell>
          <table:table-cell office:value-type="float" office:value="13">
            <text:p>13</text:p>
          </table:table-cell>
          <table:table-cell office:value-type="float" office:value="11.4">
            <text:p>11.4</text:p>
          </table:table-cell>
          <table:table-cell office:value-type="float" office:value="14.4">
            <text:p>14.4</text:p>
          </table:table-cell>
          <table:table-cell office:value-type="float" office:value="13">
            <text:p>13</text:p>
          </table:table-cell>
          <table:table-cell office:value-type="float" office:value="7.2">
            <text:p>7.2</text:p>
          </table:table-cell>
          <table:table-cell office:value-type="float" office:value="12">
            <text:p>12</text:p>
          </table:table-cell>
          <table:table-cell office:value-type="float" office:value="13.2">
            <text:p>13.2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30">
            <text:p>30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30">
            <text:p>30</text:p>
          </table:table-cell>
          <table:table-cell table:formula="of:=AVERAGE(INDIRECT(ADDRESS(ROW();2)):INDIRECT(ADDRESS(ROW();COLUMN()-5)))" office:value-type="float" office:value="14.0444444444444">
            <text:p>14.0444444444</text:p>
          </table:table-cell>
          <table:table-cell table:formula="of:=STDEV(INDIRECT(ADDRESS(ROW();2)):INDIRECT(ADDRESS(ROW();COLUMN()-6)))" office:value-type="float" office:value="6.10594909732181">
            <text:p>6.10594909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.9">
            <text:p>3.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75">
            <text:p>21.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1.296">
            <text:p>21.296</text:p>
          </table:table-cell>
          <table:table-cell office:value-type="float" office:value="26.042">
            <text:p>26.042</text:p>
          </table:table-cell>
          <table:table-cell office:value-type="float" office:value="18.333">
            <text:p>18.333</text:p>
          </table:table-cell>
          <table:table-cell office:value-type="float" office:value="4">
            <text:p>4</text:p>
          </table:table-cell>
          <table:table-cell office:value-type="float" office:value="13.333">
            <text:p>13.333</text:p>
          </table:table-cell>
          <table:table-cell office:value-type="float" office:value="16.667">
            <text:p>16.667</text:p>
          </table:table-cell>
          <table:table-cell office:value-type="float" office:value="19.657">
            <text:p>19.657</text:p>
          </table:table-cell>
          <table:table-cell office:value-type="float" office:value="27.692">
            <text:p>27.692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20">
            <text:p>20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8">
            <text:p>8</text:p>
          </table:table-cell>
          <table:table-cell office:value-type="float" office:value="16.667">
            <text:p>16.6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18.333">
            <text:p>18.33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22.1301666666667">
            <text:p>22.1301666667</text:p>
          </table:table-cell>
          <table:table-cell table:formula="of:=STDEV(INDIRECT(ADDRESS(ROW();2)):INDIRECT(ADDRESS(ROW();COLUMN()-6)))" office:value-type="float" office:value="21.141059824427">
            <text:p>21.14105982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281">
            <text:p>-9.28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.66175">
            <text:p>43.661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1.296">
            <text:p>21.296</text:p>
          </table:table-cell>
          <table:table-cell office:value-type="float" office:value="26.042">
            <text:p>26.042</text:p>
          </table:table-cell>
          <table:table-cell office:value-type="float" office:value="18.333">
            <text:p>18.333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657">
            <text:p>19.657</text:p>
          </table:table-cell>
          <table:table-cell office:value-type="float" office:value="27.692">
            <text:p>27.692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20">
            <text:p>20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.648">
            <text:p>20.648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000">
            <text:p>1000</text:p>
          </table:table-cell>
          <table:table-cell table:formula="of:=AVERAGE(INDIRECT(ADDRESS(ROW();2)):INDIRECT(ADDRESS(ROW();COLUMN()-5)))" office:value-type="float" office:value="78.2042777777778">
            <text:p>78.2042777778</text:p>
          </table:table-cell>
          <table:table-cell table:formula="of:=STDEV(INDIRECT(ADDRESS(ROW();2)):INDIRECT(ADDRESS(ROW();COLUMN()-6)))" office:value-type="float" office:value="230.215812922112">
            <text:p>230.21581292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437">
            <text:p>-19.4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693">
            <text:p>68.693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1.296">
            <text:p>21.296</text:p>
          </table:table-cell>
          <table:table-cell office:value-type="float" office:value="26.042">
            <text:p>26.042</text:p>
          </table:table-cell>
          <table:table-cell office:value-type="float" office:value="18.333">
            <text:p>18.333</text:p>
          </table:table-cell>
          <table:table-cell office:value-type="float" office:value="140">
            <text:p>14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657">
            <text:p>19.657</text:p>
          </table:table-cell>
          <table:table-cell office:value-type="float" office:value="27.692">
            <text:p>27.692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20">
            <text:p>20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5000">
            <text:p>15000</text:p>
          </table:table-cell>
          <table:table-cell office:value-type="float" office:value="140">
            <text:p>140</text:p>
          </table:table-cell>
          <table:table-cell/>
          <table:table-cell table:formula="of:=MEDIAN(INDIRECT(ADDRESS(ROW();2)):INDIRECT(ADDRESS(ROW();COLUMN()-2)))" office:value-type="float" office:value="20.648">
            <text:p>20.648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5000">
            <text:p>15000</text:p>
          </table:table-cell>
          <table:table-cell table:formula="of:=AVERAGE(INDIRECT(ADDRESS(ROW();2)):INDIRECT(ADDRESS(ROW();COLUMN()-5)))" office:value-type="float" office:value="867.093166666667">
            <text:p>867.0931666667</text:p>
          </table:table-cell>
          <table:table-cell table:formula="of:=STDEV(INDIRECT(ADDRESS(ROW();2)):INDIRECT(ADDRESS(ROW();COLUMN()-6)))" office:value-type="float" office:value="3527.31996862239">
            <text:p>3527.3199686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437">
            <text:p>-19.4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693">
            <text:p>68.693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1.296">
            <text:p>21.296</text:p>
          </table:table-cell>
          <table:table-cell office:value-type="float" office:value="26.042">
            <text:p>26.042</text:p>
          </table:table-cell>
          <table:table-cell office:value-type="float" office:value="18.333">
            <text:p>18.333</text:p>
          </table:table-cell>
          <table:table-cell office:value-type="float" office:value="400">
            <text:p>4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657">
            <text:p>19.657</text:p>
          </table:table-cell>
          <table:table-cell office:value-type="float" office:value="27.692">
            <text:p>27.692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20">
            <text:p>20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/>
          <table:table-cell table:formula="of:=MEDIAN(INDIRECT(ADDRESS(ROW();2)):INDIRECT(ADDRESS(ROW();COLUMN()-2)))" office:value-type="float" office:value="20.648">
            <text:p>20.648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0000">
            <text:p>10000</text:p>
          </table:table-cell>
          <table:table-cell table:formula="of:=AVERAGE(INDIRECT(ADDRESS(ROW();2)):INDIRECT(ADDRESS(ROW();COLUMN()-5)))" office:value-type="float" office:value="607.093166666667">
            <text:p>607.0931666667</text:p>
          </table:table-cell>
          <table:table-cell table:formula="of:=STDEV(INDIRECT(ADDRESS(ROW();2)):INDIRECT(ADDRESS(ROW();COLUMN()-6)))" office:value-type="float" office:value="2346.13269743709">
            <text:p>2346.13269743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437">
            <text:p>-19.4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693">
            <text:p>68.693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4.01388888888889">
            <text:p>4.0138888889</text:p>
          </table:table-cell>
          <table:table-cell table:formula="of:=STDEV(INDIRECT(ADDRESS(ROW();2)):INDIRECT(ADDRESS(ROW();COLUMN()-6)))" office:value-type="float" office:value="2.80256214474602">
            <text:p>2.8025621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75">
            <text:p>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75">
            <text:p>5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Heavy Overchar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64.5">
            <text:p>264.5</text:p>
          </table:table-cell>
          <table:table-cell office:value-type="float" office:value="310">
            <text:p>310</text:p>
          </table:table-cell>
          <table:table-cell office:value-type="float" office:value="242">
            <text:p>242</text:p>
          </table:table-cell>
          <table:table-cell office:value-type="float" office:value="72">
            <text:p>72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648">
            <text:p>648</text:p>
          </table:table-cell>
          <table:table-cell office:value-type="float" office:value="242">
            <text:p>242</text:p>
          </table:table-cell>
          <table:table-cell office:value-type="float" office:value="162">
            <text:p>162</text:p>
          </table:table-cell>
          <table:table-cell office:value-type="float" office:value="338">
            <text:p>338</text:p>
          </table:table-cell>
          <table:table-cell office:value-type="float" office:value="392">
            <text:p>392</text:p>
          </table:table-cell>
          <table:table-cell office:value-type="float" office:value="242">
            <text:p>242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2200">
            <text:p>2200</text:p>
          </table:table-cell>
          <table:table-cell office:value-type="float" office:value="72">
            <text:p>72</text:p>
          </table:table-cell>
          <table:table-cell/>
          <table:table-cell table:formula="of:=MEDIAN(INDIRECT(ADDRESS(ROW();2)):INDIRECT(ADDRESS(ROW();COLUMN()-2)))" office:value-type="float" office:value="221.5">
            <text:p>221.5</text:p>
          </table:table-cell>
          <table:table-cell table:formula="of:=MIN(INDIRECT(ADDRESS(ROW();2)):INDIRECT(ADDRESS(ROW();COLUMN()-3)))" office:value-type="float" office:value="72">
            <text:p>72</text:p>
          </table:table-cell>
          <table:table-cell table:formula="of:=MAX(INDIRECT(ADDRESS(ROW();2)):INDIRECT(ADDRESS(ROW();COLUMN()-4)))" office:value-type="float" office:value="2200">
            <text:p>2200</text:p>
          </table:table-cell>
          <table:table-cell table:formula="of:=AVERAGE(INDIRECT(ADDRESS(ROW();2)):INDIRECT(ADDRESS(ROW();COLUMN()-5)))" office:value-type="float" office:value="346.527777777778">
            <text:p>346.5277777778</text:p>
          </table:table-cell>
          <table:table-cell table:formula="of:=STDEV(INDIRECT(ADDRESS(ROW();2)):INDIRECT(ADDRESS(ROW();COLUMN()-6)))" office:value-type="float" office:value="481.58404288294">
            <text:p>481.584042882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5.875">
            <text:p>-155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9.5">
            <text:p>639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9.72">
            <text:p>9.72</text:p>
          </table:table-cell>
          <table:table-cell office:value-type="float" office:value="7.68">
            <text:p>7.6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8.75">
            <text:p>18.75</text:p>
          </table:table-cell>
          <table:table-cell office:value-type="float" office:value="12">
            <text:p>12</text:p>
          </table:table-cell>
          <table:table-cell office:value-type="float" office:value="8.67">
            <text:p>8.67</text:p>
          </table:table-cell>
          <table:table-cell office:value-type="float" office:value="14">
            <text:p>14</text:p>
          </table:table-cell>
          <table:table-cell office:value-type="float" office:value="10.83">
            <text:p>10.83</text:p>
          </table:table-cell>
          <table:table-cell office:value-type="float" office:value="17.28">
            <text:p>17.28</text:p>
          </table:table-cell>
          <table:table-cell office:value-type="float" office:value="14">
            <text:p>14</text:p>
          </table:table-cell>
          <table:table-cell office:value-type="float" office:value="4.32">
            <text:p>4.32</text:p>
          </table:table-cell>
          <table:table-cell office:value-type="float" office:value="12">
            <text:p>12</text:p>
          </table:table-cell>
          <table:table-cell office:value-type="float" office:value="13.2">
            <text:p>13.2</text:p>
          </table:table-cell>
          <table:table-cell office:value-type="float" office:value="18.75">
            <text:p>18.75</text:p>
          </table:table-cell>
          <table:table-cell table:number-columns-repeated="2" office:value-type="float" office:value="12">
            <text:p>12</text:p>
          </table:table-cell>
          <table:table-cell office:value-type="float" office:value="75">
            <text:p>75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19.2888888888889">
            <text:p>19.2888888889</text:p>
          </table:table-cell>
          <table:table-cell table:formula="of:=STDEV(INDIRECT(ADDRESS(ROW();2)):INDIRECT(ADDRESS(ROW();COLUMN()-6)))" office:value-type="float" office:value="20.5876064628524">
            <text:p>20.587606462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89">
            <text:p>-4.8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.4725">
            <text:p>32.47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7.212">
            <text:p>27.212</text:p>
          </table:table-cell>
          <table:table-cell office:value-type="float" office:value="40.365">
            <text:p>40.365</text:p>
          </table:table-cell>
          <table:table-cell office:value-type="float" office:value="20.167">
            <text:p>20.167</text:p>
          </table:table-cell>
          <table:table-cell office:value-type="float" office:value="0.96">
            <text:p>0.96</text:p>
          </table:table-cell>
          <table:table-cell office:value-type="float" office:value="10.667">
            <text:p>10.667</text:p>
          </table:table-cell>
          <table:table-cell office:value-type="float" office:value="16.667">
            <text:p>16.667</text:p>
          </table:table-cell>
          <table:table-cell office:value-type="float" office:value="23.183">
            <text:p>23.183</text:p>
          </table:table-cell>
          <table:table-cell office:value-type="float" office:value="46.286">
            <text:p>46.2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4.143">
            <text:p>24.143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3.84">
            <text:p>3.84</text:p>
          </table:table-cell>
          <table:table-cell office:value-type="float" office:value="16.667">
            <text:p>16.667</text:p>
          </table:table-cell>
          <table:table-cell office:value-type="float" office:value="183.333">
            <text:p>183.333</text:p>
          </table:table-cell>
          <table:table-cell office:value-type="float" office:value="0.96">
            <text:p>0.96</text:p>
          </table:table-cell>
          <table:table-cell/>
          <table:table-cell table:formula="of:=MEDIAN(INDIRECT(ADDRESS(ROW();2)):INDIRECT(ADDRESS(ROW();COLUMN()-2)))" office:value-type="float" office:value="20.167">
            <text:p>20.167</text:p>
          </table:table-cell>
          <table:table-cell table:formula="of:=MIN(INDIRECT(ADDRESS(ROW();2)):INDIRECT(ADDRESS(ROW();COLUMN()-3)))" office:value-type="float" office:value="0.96">
            <text:p>0.96</text:p>
          </table:table-cell>
          <table:table-cell table:formula="of:=MAX(INDIRECT(ADDRESS(ROW();2)):INDIRECT(ADDRESS(ROW();COLUMN()-4)))" office:value-type="float" office:value="183.333">
            <text:p>183.333</text:p>
          </table:table-cell>
          <table:table-cell table:formula="of:=AVERAGE(INDIRECT(ADDRESS(ROW();2)):INDIRECT(ADDRESS(ROW();COLUMN()-5)))" office:value-type="float" office:value="31.7063333333333">
            <text:p>31.7063333333</text:p>
          </table:table-cell>
          <table:table-cell table:formula="of:=STDEV(INDIRECT(ADDRESS(ROW();2)):INDIRECT(ADDRESS(ROW();COLUMN()-6)))" office:value-type="float" office:value="43.1513907771233">
            <text:p>43.15139077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.69725">
            <text:p>-33.69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1.55125">
            <text:p>71.551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7.212">
            <text:p>27.212</text:p>
          </table:table-cell>
          <table:table-cell office:value-type="float" office:value="40.365">
            <text:p>40.365</text:p>
          </table:table-cell>
          <table:table-cell office:value-type="float" office:value="20.167">
            <text:p>20.167</text:p>
          </table:table-cell>
          <table:table-cell office:value-type="float" office:value="9.6">
            <text:p>9.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183">
            <text:p>23.183</text:p>
          </table:table-cell>
          <table:table-cell office:value-type="float" office:value="46.286">
            <text:p>46.2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4.143">
            <text:p>24.143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1833.333">
            <text:p>1833.333</text:p>
          </table:table-cell>
          <table:table-cell office:value-type="float" office:value="9.6">
            <text:p>9.6</text:p>
          </table:table-cell>
          <table:table-cell/>
          <table:table-cell table:formula="of:=MEDIAN(INDIRECT(ADDRESS(ROW();2)):INDIRECT(ADDRESS(ROW();COLUMN()-2)))" office:value-type="float" office:value="20.75">
            <text:p>20.75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1833.333">
            <text:p>1833.333</text:p>
          </table:table-cell>
          <table:table-cell table:formula="of:=AVERAGE(INDIRECT(ADDRESS(ROW();2)):INDIRECT(ADDRESS(ROW();COLUMN()-5)))" office:value-type="float" office:value="125.565555555556">
            <text:p>125.5655555556</text:p>
          </table:table-cell>
          <table:table-cell table:formula="of:=STDEV(INDIRECT(ADDRESS(ROW();2)):INDIRECT(ADDRESS(ROW();COLUMN()-6)))" office:value-type="float" office:value="426.627891776514">
            <text:p>426.62789177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58725">
            <text:p>-16.587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8.71875">
            <text:p>58.718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7.212">
            <text:p>27.212</text:p>
          </table:table-cell>
          <table:table-cell office:value-type="float" office:value="40.365">
            <text:p>40.365</text:p>
          </table:table-cell>
          <table:table-cell office:value-type="float" office:value="20.167">
            <text:p>20.167</text:p>
          </table:table-cell>
          <table:table-cell office:value-type="float" office:value="38.4">
            <text:p>38.4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183">
            <text:p>23.183</text:p>
          </table:table-cell>
          <table:table-cell office:value-type="float" office:value="46.286">
            <text:p>46.2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4.143">
            <text:p>24.143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137500">
            <text:p>137500</text:p>
          </table:table-cell>
          <table:table-cell office:value-type="float" office:value="38.4">
            <text:p>38.4</text:p>
          </table:table-cell>
          <table:table-cell/>
          <table:table-cell table:formula="of:=MEDIAN(INDIRECT(ADDRESS(ROW();2)):INDIRECT(ADDRESS(ROW();COLUMN()-2)))" office:value-type="float" office:value="22.764">
            <text:p>22.764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137500">
            <text:p>137500</text:p>
          </table:table-cell>
          <table:table-cell table:formula="of:=AVERAGE(INDIRECT(ADDRESS(ROW();2)):INDIRECT(ADDRESS(ROW();COLUMN()-5)))" office:value-type="float" office:value="7665.80261111111">
            <text:p>7665.8026111111</text:p>
          </table:table-cell>
          <table:table-cell table:formula="of:=STDEV(INDIRECT(ADDRESS(ROW();2)):INDIRECT(ADDRESS(ROW();COLUMN()-6)))" office:value-type="float" office:value="32402.3493289951">
            <text:p>32402.34932899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032">
            <text:p>-45.03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.974">
            <text:p>100.97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7.212">
            <text:p>27.212</text:p>
          </table:table-cell>
          <table:table-cell office:value-type="float" office:value="40.365">
            <text:p>40.365</text:p>
          </table:table-cell>
          <table:table-cell office:value-type="float" office:value="20.167">
            <text:p>20.167</text:p>
          </table:table-cell>
          <table:table-cell office:value-type="float" office:value="96">
            <text:p>9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183">
            <text:p>23.183</text:p>
          </table:table-cell>
          <table:table-cell office:value-type="float" office:value="46.286">
            <text:p>46.286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4.143">
            <text:p>24.143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18333.33">
            <text:p>18333.33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2.764">
            <text:p>22.764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18333.33">
            <text:p>18333.33</text:p>
          </table:table-cell>
          <table:table-cell table:formula="of:=AVERAGE(INDIRECT(ADDRESS(ROW();2)):INDIRECT(ADDRESS(ROW();COLUMN()-5)))" office:value-type="float" office:value="1049.16538888889">
            <text:p>1049.1653888889</text:p>
          </table:table-cell>
          <table:table-cell table:formula="of:=STDEV(INDIRECT(ADDRESS(ROW();2)):INDIRECT(ADDRESS(ROW();COLUMN()-6)))" office:value-type="float" office:value="4313.62918233463">
            <text:p>4313.62918233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4.24925">
            <text:p>-64.24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6.597">
            <text:p>126.597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6.52">
            <text:p>6.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88">
            <text:p>5.8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7.81111111111111">
            <text:p>7.8111111111</text:p>
          </table:table-cell>
          <table:table-cell table:formula="of:=STDEV(INDIRECT(ADDRESS(ROW();2)):INDIRECT(ADDRESS(ROW();COLUMN()-6)))" office:value-type="float" office:value="16.804905757437">
            <text:p>16.8049057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Heavy Overchar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04.175">
            <text:p>304.175</text:p>
          </table:table-cell>
          <table:table-cell office:value-type="float" office:value="382">
            <text:p>382</text:p>
          </table:table-cell>
          <table:table-cell office:value-type="float" office:value="266.2">
            <text:p>266.2</text:p>
          </table:table-cell>
          <table:table-cell office:value-type="float" office:value="43.2">
            <text:p>43.2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01.5">
            <text:p>201.5</text:p>
          </table:table-cell>
          <table:table-cell office:value-type="float" office:value="1166.4">
            <text:p>1166.4</text:p>
          </table:table-cell>
          <table:table-cell office:value-type="float" office:value="266.2">
            <text:p>266.2</text:p>
          </table:table-cell>
          <table:table-cell office:value-type="float" office:value="145.8">
            <text:p>145.8</text:p>
          </table:table-cell>
          <table:table-cell office:value-type="float" office:value="439.4">
            <text:p>439.4</text:p>
          </table:table-cell>
          <table:table-cell office:value-type="float" office:value="548.8">
            <text:p>548.8</text:p>
          </table:table-cell>
          <table:table-cell office:value-type="float" office:value="266.2">
            <text:p>266.2</text:p>
          </table:table-cell>
          <table:table-cell office:value-type="float" office:value="180">
            <text:p>180</text:p>
          </table:table-cell>
          <table:table-cell office:value-type="float" office:value="43.2">
            <text:p>43.2</text:p>
          </table:table-cell>
          <table:table-cell office:value-type="float" office:value="200">
            <text:p>200</text:p>
          </table:table-cell>
          <table:table-cell office:value-type="float" office:value="3200">
            <text:p>3200</text:p>
          </table:table-cell>
          <table:table-cell office:value-type="float" office:value="43.2">
            <text:p>43.2</text:p>
          </table:table-cell>
          <table:table-cell/>
          <table:table-cell table:formula="of:=MEDIAN(INDIRECT(ADDRESS(ROW();2)):INDIRECT(ADDRESS(ROW();COLUMN()-2)))" office:value-type="float" office:value="233.85">
            <text:p>233.85</text:p>
          </table:table-cell>
          <table:table-cell table:formula="of:=MIN(INDIRECT(ADDRESS(ROW();2)):INDIRECT(ADDRESS(ROW();COLUMN()-3)))" office:value-type="float" office:value="43.2">
            <text:p>43.2</text:p>
          </table:table-cell>
          <table:table-cell table:formula="of:=MAX(INDIRECT(ADDRESS(ROW();2)):INDIRECT(ADDRESS(ROW();COLUMN()-4)))" office:value-type="float" office:value="3200">
            <text:p>3200</text:p>
          </table:table-cell>
          <table:table-cell table:formula="of:=AVERAGE(INDIRECT(ADDRESS(ROW();2)):INDIRECT(ADDRESS(ROW();COLUMN()-5)))" office:value-type="float" office:value="449.793055555556">
            <text:p>449.7930555556</text:p>
          </table:table-cell>
          <table:table-cell table:formula="of:=STDEV(INDIRECT(ADDRESS(ROW();2)):INDIRECT(ADDRESS(ROW();COLUMN()-6)))" office:value-type="float" office:value="732.60160306215">
            <text:p>732.60160306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7.63125">
            <text:p>-347.6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95.175">
            <text:p>895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8.748">
            <text:p>8.748</text:p>
          </table:table-cell>
          <table:table-cell office:value-type="float" office:value="6.144">
            <text:p>6.144</text:p>
          </table:table-cell>
          <table:table-cell office:value-type="float" office:value="12">
            <text:p>12</text:p>
          </table:table-cell>
          <table:table-cell office:value-type="float" office:value="187.5">
            <text:p>187.5</text:p>
          </table:table-cell>
          <table:table-cell office:value-type="float" office:value="23.438">
            <text:p>23.438</text:p>
          </table:table-cell>
          <table:table-cell office:value-type="float" office:value="12">
            <text:p>12</text:p>
          </table:table-cell>
          <table:table-cell office:value-type="float" office:value="7.37">
            <text:p>7.37</text:p>
          </table:table-cell>
          <table:table-cell office:value-type="float" office:value="15">
            <text:p>15</text:p>
          </table:table-cell>
          <table:table-cell office:value-type="float" office:value="10.289">
            <text:p>10.289</text:p>
          </table:table-cell>
          <table:table-cell office:value-type="float" office:value="20.736">
            <text:p>20.736</text:p>
          </table:table-cell>
          <table:table-cell office:value-type="float" office:value="15">
            <text:p>15</text:p>
          </table:table-cell>
          <table:table-cell office:value-type="float" office:value="2.592">
            <text:p>2.592</text:p>
          </table:table-cell>
          <table:table-cell office:value-type="float" office:value="12">
            <text:p>12</text:p>
          </table:table-cell>
          <table:table-cell office:value-type="float" office:value="13.2">
            <text:p>13.2</text:p>
          </table:table-cell>
          <table:table-cell office:value-type="float" office:value="23.438">
            <text:p>23.438</text:p>
          </table:table-cell>
          <table:table-cell table:number-columns-repeated="2" office:value-type="float" office:value="12">
            <text:p>12</text:p>
          </table:table-cell>
          <table:table-cell office:value-type="float" office:value="187.5">
            <text:p>187.5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2.592">
            <text:p>2.592</text:p>
          </table:table-cell>
          <table:table-cell table:formula="of:=MAX(INDIRECT(ADDRESS(ROW();2)):INDIRECT(ADDRESS(ROW();COLUMN()-4)))" office:value-type="float" office:value="187.5">
            <text:p>187.5</text:p>
          </table:table-cell>
          <table:table-cell table:formula="of:=AVERAGE(INDIRECT(ADDRESS(ROW();2)):INDIRECT(ADDRESS(ROW();COLUMN()-5)))" office:value-type="float" office:value="32.2752777777778">
            <text:p>32.2752777778</text:p>
          </table:table-cell>
          <table:table-cell table:formula="of:=STDEV(INDIRECT(ADDRESS(ROW();2)):INDIRECT(ADDRESS(ROW();COLUMN()-6)))" office:value-type="float" office:value="56.7326508892216">
            <text:p>56.73265088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039">
            <text:p>-15.03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05775">
            <text:p>45.057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4.771">
            <text:p>34.771</text:p>
          </table:table-cell>
          <table:table-cell office:value-type="float" office:value="62.174">
            <text:p>62.174</text:p>
          </table:table-cell>
          <table:table-cell office:value-type="float" office:value="22.183">
            <text:p>22.183</text:p>
          </table:table-cell>
          <table:table-cell office:value-type="float" office:value="0.23">
            <text:p>0.23</text:p>
          </table:table-cell>
          <table:table-cell office:value-type="float" office:value="8.533">
            <text:p>8.533</text:p>
          </table:table-cell>
          <table:table-cell office:value-type="float" office:value="16.667">
            <text:p>16.667</text:p>
          </table:table-cell>
          <table:table-cell office:value-type="float" office:value="27.342">
            <text:p>27.342</text:p>
          </table:table-cell>
          <table:table-cell office:value-type="float" office:value="77.76">
            <text:p>77.76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9.293">
            <text:p>29.293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1.843">
            <text:p>1.843</text:p>
          </table:table-cell>
          <table:table-cell office:value-type="float" office:value="16.667">
            <text:p>16.667</text:p>
          </table:table-cell>
          <table:table-cell office:value-type="float" office:value="266.667">
            <text:p>266.667</text:p>
          </table:table-cell>
          <table:table-cell office:value-type="float" office:value="0.23">
            <text:p>0.23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0.23">
            <text:p>0.23</text:p>
          </table:table-cell>
          <table:table-cell table:formula="of:=MAX(INDIRECT(ADDRESS(ROW();2)):INDIRECT(ADDRESS(ROW();COLUMN()-4)))" office:value-type="float" office:value="266.667">
            <text:p>266.667</text:p>
          </table:table-cell>
          <table:table-cell table:formula="of:=AVERAGE(INDIRECT(ADDRESS(ROW();2)):INDIRECT(ADDRESS(ROW();COLUMN()-5)))" office:value-type="float" office:value="46.934">
            <text:p>46.934</text:p>
          </table:table-cell>
          <table:table-cell table:formula="of:=STDEV(INDIRECT(ADDRESS(ROW();2)):INDIRECT(ADDRESS(ROW();COLUMN()-6)))" office:value-type="float" office:value="73.3795300122829">
            <text:p>73.37953001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0.9695">
            <text:p>-60.96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4.17975">
            <text:p>104.17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4.771">
            <text:p>34.771</text:p>
          </table:table-cell>
          <table:table-cell office:value-type="float" office:value="62.174">
            <text:p>62.174</text:p>
          </table:table-cell>
          <table:table-cell office:value-type="float" office:value="22.183">
            <text:p>22.183</text:p>
          </table:table-cell>
          <table:table-cell office:value-type="float" office:value="2.304">
            <text:p>2.3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342">
            <text:p>27.342</text:p>
          </table:table-cell>
          <table:table-cell office:value-type="float" office:value="77.76">
            <text:p>77.76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9.293">
            <text:p>29.293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2666.667">
            <text:p>2666.667</text:p>
          </table:table-cell>
          <table:table-cell office:value-type="float" office:value="2.304">
            <text:p>2.304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2666.667">
            <text:p>2666.667</text:p>
          </table:table-cell>
          <table:table-cell table:formula="of:=AVERAGE(INDIRECT(ADDRESS(ROW();2)):INDIRECT(ADDRESS(ROW();COLUMN()-5)))" office:value-type="float" office:value="181.279111111111">
            <text:p>181.2791111111</text:p>
          </table:table-cell>
          <table:table-cell table:formula="of:=STDEV(INDIRECT(ADDRESS(ROW();2)):INDIRECT(ADDRESS(ROW();COLUMN()-6)))" office:value-type="float" office:value="622.138215411778">
            <text:p>622.13821541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2.6295">
            <text:p>-42.6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42475">
            <text:p>90.424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4.771">
            <text:p>34.771</text:p>
          </table:table-cell>
          <table:table-cell office:value-type="float" office:value="62.174">
            <text:p>62.174</text:p>
          </table:table-cell>
          <table:table-cell office:value-type="float" office:value="22.183">
            <text:p>22.183</text:p>
          </table:table-cell>
          <table:table-cell office:value-type="float" office:value="10.368">
            <text:p>10.368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342">
            <text:p>27.342</text:p>
          </table:table-cell>
          <table:table-cell office:value-type="float" office:value="77.76">
            <text:p>77.76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9.293">
            <text:p>29.293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999999.9">
            <text:p>999999.9</text:p>
          </table:table-cell>
          <table:table-cell office:value-type="float" office:value="10.368">
            <text:p>10.368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7.031">
            <text:p>7.031</text:p>
          </table:table-cell>
          <table:table-cell table:formula="of:=MAX(INDIRECT(ADDRESS(ROW();2)):INDIRECT(ADDRESS(ROW();COLUMN()-4)))" office:value-type="float" office:value="999999.9">
            <text:p>999999.9</text:p>
          </table:table-cell>
          <table:table-cell table:formula="of:=AVERAGE(INDIRECT(ADDRESS(ROW();2)):INDIRECT(ADDRESS(ROW();COLUMN()-5)))" office:value-type="float" office:value="55589.5769444444">
            <text:p>55589.5769444444</text:p>
          </table:table-cell>
          <table:table-cell table:formula="of:=STDEV(INDIRECT(ADDRESS(ROW();2)):INDIRECT(ADDRESS(ROW();COLUMN()-6)))" office:value-type="float" office:value="235693.749623053">
            <text:p>235693.7496230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2.6295">
            <text:p>-42.6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0.42475">
            <text:p>90.424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4.771">
            <text:p>34.771</text:p>
          </table:table-cell>
          <table:table-cell office:value-type="float" office:value="62.174">
            <text:p>62.174</text:p>
          </table:table-cell>
          <table:table-cell office:value-type="float" office:value="22.183">
            <text:p>22.183</text:p>
          </table:table-cell>
          <table:table-cell office:value-type="float" office:value="23.04">
            <text:p>23.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342">
            <text:p>27.342</text:p>
          </table:table-cell>
          <table:table-cell office:value-type="float" office:value="77.76">
            <text:p>77.76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9.293">
            <text:p>29.293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26666.67">
            <text:p>26666.67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22.6115">
            <text:p>22.6115</text:p>
          </table:table-cell>
          <table:table-cell table:formula="of:=MIN(INDIRECT(ADDRESS(ROW();2)):INDIRECT(ADDRESS(ROW();COLUMN()-3)))" office:value-type="float" office:value="7.031">
            <text:p>7.031</text:p>
          </table:table-cell>
          <table:table-cell table:formula="of:=MAX(INDIRECT(ADDRESS(ROW();2)):INDIRECT(ADDRESS(ROW();COLUMN()-4)))" office:value-type="float" office:value="26666.67">
            <text:p>26666.67</text:p>
          </table:table-cell>
          <table:table-cell table:formula="of:=AVERAGE(INDIRECT(ADDRESS(ROW();2)):INDIRECT(ADDRESS(ROW();COLUMN()-5)))" office:value-type="float" office:value="1516.27661111111">
            <text:p>1516.2766111111</text:p>
          </table:table-cell>
          <table:table-cell table:formula="of:=STDEV(INDIRECT(ADDRESS(ROW();2)):INDIRECT(ADDRESS(ROW();COLUMN()-6)))" office:value-type="float" office:value="6276.88847900855">
            <text:p>6276.88847900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.5365">
            <text:p>-33.5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.605">
            <text:p>83.60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8.824">
            <text:p>8.82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8.232">
            <text:p>8.23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25.0003333333333">
            <text:p>25.0003333333</text:p>
          </table:table-cell>
          <table:table-cell table:formula="of:=STDEV(INDIRECT(ADDRESS(ROW();2)):INDIRECT(ADDRESS(ROW();COLUMN()-6)))" office:value-type="float" office:value="87.3668924701019">
            <text:p>87.3668924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875">
            <text:p>-3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6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Heavy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100">
            <text:p>11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05.25">
            <text:p>105.25</text:p>
          </table:table-cell>
          <table:table-cell table:formula="of:=MIN(INDIRECT(ADDRESS(ROW();2)):INDIRECT(ADDRESS(ROW();COLUMN()-3)))" office:value-type="float" office:value="60">
            <text:p>60</text:p>
          </table:table-cell>
          <table:table-cell table:formula="of:=MAX(INDIRECT(ADDRESS(ROW();2)):INDIRECT(ADDRESS(ROW();COLUMN()-4)))" office:value-type="float" office:value="1100">
            <text:p>1100</text:p>
          </table:table-cell>
          <table:table-cell table:formula="of:=AVERAGE(INDIRECT(ADDRESS(ROW();2)):INDIRECT(ADDRESS(ROW();COLUMN()-5)))" office:value-type="float" office:value="160.305555555556">
            <text:p>160.3055555556</text:p>
          </table:table-cell>
          <table:table-cell table:formula="of:=STDEV(INDIRECT(ADDRESS(ROW();2)):INDIRECT(ADDRESS(ROW();COLUMN()-6)))" office:value-type="float" office:value="236.377510805024">
            <text:p>236.377510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75">
            <text:p>-8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7.5">
            <text:p>227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5.4">
            <text:p>5.4</text:p>
          </table:table-cell>
          <table:table-cell office:value-type="float" office:value="4.8">
            <text:p>4.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5.1">
            <text:p>5.1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7.5">
            <text:p>7.5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7.07777777777778">
            <text:p>7.0777777778</text:p>
          </table:table-cell>
          <table:table-cell table:formula="of:=STDEV(INDIRECT(ADDRESS(ROW();2)):INDIRECT(ADDRESS(ROW();COLUMN()-6)))" office:value-type="float" office:value="3.04718878265266">
            <text:p>3.04718878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75">
            <text:p>11.2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4">
            <text:p>4</text:p>
          </table:table-cell>
          <table:table-cell office:value-type="float" office:value="13.333">
            <text:p>13.333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8">
            <text:p>8</text:p>
          </table:table-cell>
          <table:table-cell office:value-type="float" office:value="16.667">
            <text:p>16.667</text:p>
          </table:table-cell>
          <table:table-cell office:value-type="float" office:value="183.333">
            <text:p>183.333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18.333">
            <text:p>18.33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83.333">
            <text:p>183.333</text:p>
          </table:table-cell>
          <table:table-cell table:formula="of:=AVERAGE(INDIRECT(ADDRESS(ROW();2)):INDIRECT(ADDRESS(ROW();COLUMN()-5)))" office:value-type="float" office:value="26.6310555555556">
            <text:p>26.6310555556</text:p>
          </table:table-cell>
          <table:table-cell table:formula="of:=STDEV(INDIRECT(ADDRESS(ROW();2)):INDIRECT(ADDRESS(ROW();COLUMN()-6)))" office:value-type="float" office:value="39.9669580977208">
            <text:p>39.96695809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0605">
            <text:p>-9.06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.36775">
            <text:p>43.367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833.333">
            <text:p>1833.333</text:p>
          </table:table-cell>
          <table:table-cell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.501">
            <text:p>20.501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833.333">
            <text:p>1833.333</text:p>
          </table:table-cell>
          <table:table-cell table:formula="of:=AVERAGE(INDIRECT(ADDRESS(ROW();2)):INDIRECT(ADDRESS(ROW();COLUMN()-5)))" office:value-type="float" office:value="124.371833333333">
            <text:p>124.3718333333</text:p>
          </table:table-cell>
          <table:table-cell table:formula="of:=STDEV(INDIRECT(ADDRESS(ROW();2)):INDIRECT(ADDRESS(ROW();COLUMN()-6)))" office:value-type="float" office:value="426.590506571825">
            <text:p>426.59050657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8025">
            <text:p>-18.9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084">
            <text:p>68.084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100">
            <text:p>1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8333.33">
            <text:p>18333.33</text:p>
          </table:table-cell>
          <table:table-cell office:value-type="float" office:value="100">
            <text:p>100</text:p>
          </table:table-cell>
          <table:table-cell/>
          <table:table-cell table:formula="of:=MEDIAN(INDIRECT(ADDRESS(ROW();2)):INDIRECT(ADDRESS(ROW();COLUMN()-2)))" office:value-type="float" office:value="20.501">
            <text:p>20.501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8333.33">
            <text:p>18333.33</text:p>
          </table:table-cell>
          <table:table-cell table:formula="of:=AVERAGE(INDIRECT(ADDRESS(ROW();2)):INDIRECT(ADDRESS(ROW();COLUMN()-5)))" office:value-type="float" office:value="1047.705">
            <text:p>1047.705</text:p>
          </table:table-cell>
          <table:table-cell table:formula="of:=STDEV(INDIRECT(ADDRESS(ROW();2)):INDIRECT(ADDRESS(ROW();COLUMN()-6)))" office:value-type="float" office:value="4314.00193877137">
            <text:p>4314.00193877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8025">
            <text:p>-18.9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084">
            <text:p>68.08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400">
            <text:p>4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8333.33">
            <text:p>18333.33</text:p>
          </table:table-cell>
          <table:table-cell office:value-type="float" office:value="200">
            <text:p>200</text:p>
          </table:table-cell>
          <table:table-cell/>
          <table:table-cell table:formula="of:=MEDIAN(INDIRECT(ADDRESS(ROW();2)):INDIRECT(ADDRESS(ROW();COLUMN()-2)))" office:value-type="float" office:value="20.501">
            <text:p>20.501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8333.33">
            <text:p>18333.33</text:p>
          </table:table-cell>
          <table:table-cell table:formula="of:=AVERAGE(INDIRECT(ADDRESS(ROW();2)):INDIRECT(ADDRESS(ROW();COLUMN()-5)))" office:value-type="float" office:value="1069.92722222222">
            <text:p>1069.9272222222</text:p>
          </table:table-cell>
          <table:table-cell table:formula="of:=STDEV(INDIRECT(ADDRESS(ROW();2)):INDIRECT(ADDRESS(ROW();COLUMN()-6)))" office:value-type="float" office:value="4309.45174268078">
            <text:p>4309.45174268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8025">
            <text:p>-18.9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084">
            <text:p>68.08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81944444444444">
            <text:p>2.8194444444</text:p>
          </table:table-cell>
          <table:table-cell table:formula="of:=STDEV(INDIRECT(ADDRESS(ROW();2)):INDIRECT(ADDRESS(ROW();COLUMN()-6)))" office:value-type="float" office:value="1.83896861190058">
            <text:p>1.83896861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25">
            <text:p>-0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Heavy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2.25">
            <text:p>132.25</text:p>
          </table:table-cell>
          <table:table-cell office:value-type="float" office:value="166">
            <text:p>166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324">
            <text:p>324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2100">
            <text:p>2100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11">
            <text:p>111</text:p>
          </table:table-cell>
          <table:table-cell table:formula="of:=MIN(INDIRECT(ADDRESS(ROW();2)):INDIRECT(ADDRESS(ROW();COLUMN()-3)))" office:value-type="float" office:value="36">
            <text:p>36</text:p>
          </table:table-cell>
          <table:table-cell table:formula="of:=MAX(INDIRECT(ADDRESS(ROW();2)):INDIRECT(ADDRESS(ROW();COLUMN()-4)))" office:value-type="float" office:value="2100">
            <text:p>2100</text:p>
          </table:table-cell>
          <table:table-cell table:formula="of:=AVERAGE(INDIRECT(ADDRESS(ROW();2)):INDIRECT(ADDRESS(ROW();COLUMN()-5)))" office:value-type="float" office:value="229.458333333333">
            <text:p>229.4583333333</text:p>
          </table:table-cell>
          <table:table-cell table:formula="of:=STDEV(INDIRECT(ADDRESS(ROW();2)):INDIRECT(ADDRESS(ROW();COLUMN()-6)))" office:value-type="float" office:value="471.664872381053">
            <text:p>471.66487238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2.6875">
            <text:p>-102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2.75">
            <text:p>35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4.86">
            <text:p>4.86</text:p>
          </table:table-cell>
          <table:table-cell office:value-type="float" office:value="3.84">
            <text:p>3.84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9.375">
            <text:p>9.375</text:p>
          </table:table-cell>
          <table:table-cell office:value-type="float" office:value="6">
            <text:p>6</text:p>
          </table:table-cell>
          <table:table-cell office:value-type="float" office:value="4.335">
            <text:p>4.335</text:p>
          </table:table-cell>
          <table:table-cell office:value-type="float" office:value="8">
            <text:p>8</text:p>
          </table:table-cell>
          <table:table-cell office:value-type="float" office:value="5.415">
            <text:p>5.415</text:p>
          </table:table-cell>
          <table:table-cell office:value-type="float" office:value="8.64">
            <text:p>8.64</text:p>
          </table:table-cell>
          <table:table-cell office:value-type="float" office:value="8">
            <text:p>8</text:p>
          </table:table-cell>
          <table:table-cell office:value-type="float" office:value="2.16">
            <text:p>2.16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9.375">
            <text:p>9.375</text:p>
          </table:table-cell>
          <table:table-cell table:number-columns-repeated="2" office:value-type="float" office:value="6">
            <text:p>6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.16">
            <text:p>2.16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9.75555555555556">
            <text:p>9.7555555556</text:p>
          </table:table-cell>
          <table:table-cell table:formula="of:=STDEV(INDIRECT(ADDRESS(ROW();2)):INDIRECT(ADDRESS(ROW();COLUMN()-6)))" office:value-type="float" office:value="10.2686288231924">
            <text:p>10.2686288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95">
            <text:p>-3.1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23625">
            <text:p>17.236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0.96">
            <text:p>0.96</text:p>
          </table:table-cell>
          <table:table-cell office:value-type="float" office:value="10.667">
            <text:p>10.667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3.84">
            <text:p>3.84</text:p>
          </table:table-cell>
          <table:table-cell office:value-type="float" office:value="16.667">
            <text:p>16.667</text:p>
          </table:table-cell>
          <table:table-cell office:value-type="float" office:value="350">
            <text:p>350</text:p>
          </table:table-cell>
          <table:table-cell office:value-type="float" office:value="0.96">
            <text:p>0.96</text:p>
          </table:table-cell>
          <table:table-cell/>
          <table:table-cell table:formula="of:=MEDIAN(INDIRECT(ADDRESS(ROW();2)):INDIRECT(ADDRESS(ROW();COLUMN()-2)))" office:value-type="float" office:value="20.167">
            <text:p>20.167</text:p>
          </table:table-cell>
          <table:table-cell table:formula="of:=MIN(INDIRECT(ADDRESS(ROW();2)):INDIRECT(ADDRESS(ROW();COLUMN()-3)))" office:value-type="float" office:value="0.96">
            <text:p>0.96</text:p>
          </table:table-cell>
          <table:table-cell table:formula="of:=MAX(INDIRECT(ADDRESS(ROW();2)):INDIRECT(ADDRESS(ROW();COLUMN()-4)))" office:value-type="float" office:value="350">
            <text:p>350</text:p>
          </table:table-cell>
          <table:table-cell table:formula="of:=AVERAGE(INDIRECT(ADDRESS(ROW();2)):INDIRECT(ADDRESS(ROW();COLUMN()-5)))" office:value-type="float" office:value="40.6420555555556">
            <text:p>40.6420555556</text:p>
          </table:table-cell>
          <table:table-cell table:formula="of:=STDEV(INDIRECT(ADDRESS(ROW();2)):INDIRECT(ADDRESS(ROW();COLUMN()-6)))" office:value-type="float" office:value="79.8944320547413">
            <text:p>79.8944320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.06425">
            <text:p>-33.06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0.70725">
            <text:p>70.707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9.6">
            <text:p>9.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3500">
            <text:p>3500</text:p>
          </table:table-cell>
          <table:table-cell office:value-type="float" office:value="9.6">
            <text:p>9.6</text:p>
          </table:table-cell>
          <table:table-cell/>
          <table:table-cell table:formula="of:=MEDIAN(INDIRECT(ADDRESS(ROW();2)):INDIRECT(ADDRESS(ROW();COLUMN()-2)))" office:value-type="float" office:value="20.646">
            <text:p>20.646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3500">
            <text:p>3500</text:p>
          </table:table-cell>
          <table:table-cell table:formula="of:=AVERAGE(INDIRECT(ADDRESS(ROW();2)):INDIRECT(ADDRESS(ROW();COLUMN()-5)))" office:value-type="float" office:value="217.834611111111">
            <text:p>217.8346111111</text:p>
          </table:table-cell>
          <table:table-cell table:formula="of:=STDEV(INDIRECT(ADDRESS(ROW();2)):INDIRECT(ADDRESS(ROW();COLUMN()-6)))" office:value-type="float" office:value="819.338164665643">
            <text:p>819.33816466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95425">
            <text:p>-15.95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7.87475">
            <text:p>57.874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28.8">
            <text:p>28.8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175000">
            <text:p>1750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21.839">
            <text:p>21.839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175000">
            <text:p>175000</text:p>
          </table:table-cell>
          <table:table-cell table:formula="of:=AVERAGE(INDIRECT(ADDRESS(ROW();2)):INDIRECT(ADDRESS(ROW();COLUMN()-5)))" office:value-type="float" office:value="9747.74572222222">
            <text:p>9747.7457222222</text:p>
          </table:table-cell>
          <table:table-cell table:formula="of:=STDEV(INDIRECT(ADDRESS(ROW();2)):INDIRECT(ADDRESS(ROW();COLUMN()-6)))" office:value-type="float" office:value="41241.5297004665">
            <text:p>41241.52970046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232">
            <text:p>-16.23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574">
            <text:p>62.57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96">
            <text:p>9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35000">
            <text:p>3500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1.839">
            <text:p>21.839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35000">
            <text:p>35000</text:p>
          </table:table-cell>
          <table:table-cell table:formula="of:=AVERAGE(INDIRECT(ADDRESS(ROW();2)):INDIRECT(ADDRESS(ROW();COLUMN()-5)))" office:value-type="float" office:value="1974.76794444444">
            <text:p>1974.7679444445</text:p>
          </table:table-cell>
          <table:table-cell table:formula="of:=STDEV(INDIRECT(ADDRESS(ROW();2)):INDIRECT(ADDRESS(ROW();COLUMN()-6)))" office:value-type="float" office:value="8242.04812445229">
            <text:p>8242.04812445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7.47225">
            <text:p>-57.47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561">
            <text:p>117.56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5.08">
            <text:p>5.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5.46111111111111">
            <text:p>5.4611111111</text:p>
          </table:table-cell>
          <table:table-cell table:formula="of:=STDEV(INDIRECT(ADDRESS(ROW();2)):INDIRECT(ADDRESS(ROW();COLUMN()-6)))" office:value-type="float" office:value="11.1496124379433">
            <text:p>11.1496124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5">
            <text:p>-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Heavy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52.088">
            <text:p>152.088</text:p>
          </table:table-cell>
          <table:table-cell office:value-type="float" office:value="209.2">
            <text:p>209.2</text:p>
          </table:table-cell>
          <table:table-cell office:value-type="float" office:value="133.1">
            <text:p>133.1</text:p>
          </table:table-cell>
          <table:table-cell office:value-type="float" office:value="21.6">
            <text:p>21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583.2">
            <text:p>583.2</text:p>
          </table:table-cell>
          <table:table-cell office:value-type="float" office:value="133.1">
            <text:p>133.1</text:p>
          </table:table-cell>
          <table:table-cell office:value-type="float" office:value="72.9">
            <text:p>72.9</text:p>
          </table:table-cell>
          <table:table-cell office:value-type="float" office:value="219.7">
            <text:p>219.7</text:p>
          </table:table-cell>
          <table:table-cell office:value-type="float" office:value="274.4">
            <text:p>274.4</text:p>
          </table:table-cell>
          <table:table-cell office:value-type="float" office:value="133.1">
            <text:p>133.1</text:p>
          </table:table-cell>
          <table:table-cell office:value-type="float" office:value="90">
            <text:p>90</text:p>
          </table:table-cell>
          <table:table-cell office:value-type="float" office:value="21.6">
            <text:p>21.6</text:p>
          </table:table-cell>
          <table:table-cell office:value-type="float" office:value="100">
            <text:p>100</text:p>
          </table:table-cell>
          <table:table-cell office:value-type="float" office:value="3100">
            <text:p>3100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117.3">
            <text:p>117.3</text:p>
          </table:table-cell>
          <table:table-cell table:formula="of:=MIN(INDIRECT(ADDRESS(ROW();2)):INDIRECT(ADDRESS(ROW();COLUMN()-3)))" office:value-type="float" office:value="21.6">
            <text:p>21.6</text:p>
          </table:table-cell>
          <table:table-cell table:formula="of:=MAX(INDIRECT(ADDRESS(ROW();2)):INDIRECT(ADDRESS(ROW();COLUMN()-4)))" office:value-type="float" office:value="3100">
            <text:p>3100</text:p>
          </table:table-cell>
          <table:table-cell table:formula="of:=AVERAGE(INDIRECT(ADDRESS(ROW();2)):INDIRECT(ADDRESS(ROW();COLUMN()-5)))" office:value-type="float" office:value="309.282666666667">
            <text:p>309.2826666667</text:p>
          </table:table-cell>
          <table:table-cell table:formula="of:=STDEV(INDIRECT(ADDRESS(ROW();2)):INDIRECT(ADDRESS(ROW();COLUMN()-6)))" office:value-type="float" office:value="708.230622024144">
            <text:p>708.23062202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4.766">
            <text:p>-214.76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02.188">
            <text:p>502.18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4.374">
            <text:p>4.374</text:p>
          </table:table-cell>
          <table:table-cell office:value-type="float" office:value="3.072">
            <text:p>3.072</text:p>
          </table:table-cell>
          <table:table-cell office:value-type="float" office:value="6">
            <text:p>6</text:p>
          </table:table-cell>
          <table:table-cell office:value-type="float" office:value="93.75">
            <text:p>93.75</text:p>
          </table:table-cell>
          <table:table-cell office:value-type="float" office:value="11.719">
            <text:p>11.719</text:p>
          </table:table-cell>
          <table:table-cell office:value-type="float" office:value="6">
            <text:p>6</text:p>
          </table:table-cell>
          <table:table-cell office:value-type="float" office:value="3.685">
            <text:p>3.685</text:p>
          </table:table-cell>
          <table:table-cell office:value-type="float" office:value="9">
            <text:p>9</text:p>
          </table:table-cell>
          <table:table-cell office:value-type="float" office:value="5.144">
            <text:p>5.144</text:p>
          </table:table-cell>
          <table:table-cell office:value-type="float" office:value="10.368">
            <text:p>10.368</text:p>
          </table:table-cell>
          <table:table-cell office:value-type="float" office:value="9">
            <text:p>9</text:p>
          </table:table-cell>
          <table:table-cell office:value-type="float" office:value="1.296">
            <text:p>1.296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11.719">
            <text:p>11.719</text:p>
          </table:table-cell>
          <table:table-cell table:number-columns-repeated="2" office:value-type="float" office:value="6">
            <text:p>6</text:p>
          </table:table-cell>
          <table:table-cell office:value-type="float" office:value="93.75">
            <text:p>93.75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1.296">
            <text:p>1.296</text:p>
          </table:table-cell>
          <table:table-cell table:formula="of:=MAX(INDIRECT(ADDRESS(ROW();2)):INDIRECT(ADDRESS(ROW();COLUMN()-4)))" office:value-type="float" office:value="93.75">
            <text:p>93.75</text:p>
          </table:table-cell>
          <table:table-cell table:formula="of:=AVERAGE(INDIRECT(ADDRESS(ROW();2)):INDIRECT(ADDRESS(ROW();COLUMN()-5)))" office:value-type="float" office:value="16.3042777777778">
            <text:p>16.3042777778</text:p>
          </table:table-cell>
          <table:table-cell table:formula="of:=STDEV(INDIRECT(ADDRESS(ROW();2)):INDIRECT(ADDRESS(ROW();COLUMN()-6)))" office:value-type="float" office:value="28.3167051647767">
            <text:p>28.31670516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646">
            <text:p>-8.6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03">
            <text:p>24.03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0.23">
            <text:p>0.23</text:p>
          </table:table-cell>
          <table:table-cell office:value-type="float" office:value="8.533">
            <text:p>8.533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1.843">
            <text:p>1.843</text:p>
          </table:table-cell>
          <table:table-cell office:value-type="float" office:value="16.667">
            <text:p>16.667</text:p>
          </table:table-cell>
          <table:table-cell office:value-type="float" office:value="516.667">
            <text:p>516.667</text:p>
          </table:table-cell>
          <table:table-cell office:value-type="float" office:value="0.23">
            <text:p>0.23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0.23">
            <text:p>0.23</text:p>
          </table:table-cell>
          <table:table-cell table:formula="of:=MAX(INDIRECT(ADDRESS(ROW();2)):INDIRECT(ADDRESS(ROW();COLUMN()-4)))" office:value-type="float" office:value="516.667">
            <text:p>516.667</text:p>
          </table:table-cell>
          <table:table-cell table:formula="of:=AVERAGE(INDIRECT(ADDRESS(ROW();2)):INDIRECT(ADDRESS(ROW();COLUMN()-5)))" office:value-type="float" office:value="60.1721666666667">
            <text:p>60.1721666667</text:p>
          </table:table-cell>
          <table:table-cell table:formula="of:=STDEV(INDIRECT(ADDRESS(ROW();2)):INDIRECT(ADDRESS(ROW();COLUMN()-6)))" office:value-type="float" office:value="123.793528110436">
            <text:p>123.7935281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.65925">
            <text:p>-59.65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2.43275">
            <text:p>102.432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2.304">
            <text:p>2.3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5166.667">
            <text:p>5166.667</text:p>
          </table:table-cell>
          <table:table-cell office:value-type="float" office:value="2.304">
            <text:p>2.304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5166.667">
            <text:p>5166.667</text:p>
          </table:table-cell>
          <table:table-cell table:formula="of:=AVERAGE(INDIRECT(ADDRESS(ROW();2)):INDIRECT(ADDRESS(ROW();COLUMN()-5)))" office:value-type="float" office:value="319.517277777778">
            <text:p>319.5172777778</text:p>
          </table:table-cell>
          <table:table-cell table:formula="of:=STDEV(INDIRECT(ADDRESS(ROW();2)):INDIRECT(ADDRESS(ROW();COLUMN()-6)))" office:value-type="float" office:value="1210.63509012024">
            <text:p>1210.63509012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31925">
            <text:p>-41.3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8.67775">
            <text:p>88.677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8.064">
            <text:p>8.06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1291667">
            <text:p>1291667</text:p>
          </table:table-cell>
          <table:table-cell office:value-type="float" office:value="8.064">
            <text:p>8.064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7.031">
            <text:p>7.031</text:p>
          </table:table-cell>
          <table:table-cell table:formula="of:=MAX(INDIRECT(ADDRESS(ROW();2)):INDIRECT(ADDRESS(ROW();COLUMN()-4)))" office:value-type="float" office:value="1291667">
            <text:p>1291667</text:p>
          </table:table-cell>
          <table:table-cell table:formula="of:=AVERAGE(INDIRECT(ADDRESS(ROW();2)):INDIRECT(ADDRESS(ROW();COLUMN()-5)))" office:value-type="float" office:value="71792.398">
            <text:p>71792.398</text:p>
          </table:table-cell>
          <table:table-cell table:formula="of:=STDEV(INDIRECT(ADDRESS(ROW();2)):INDIRECT(ADDRESS(ROW();COLUMN()-6)))" office:value-type="float" office:value="304440.569555105">
            <text:p>304440.569555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31925">
            <text:p>-41.3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8.67775">
            <text:p>88.677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23.04">
            <text:p>23.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51666.67">
            <text:p>51666.67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22.6115">
            <text:p>22.6115</text:p>
          </table:table-cell>
          <table:table-cell table:formula="of:=MIN(INDIRECT(ADDRESS(ROW();2)):INDIRECT(ADDRESS(ROW();COLUMN()-3)))" office:value-type="float" office:value="7.031">
            <text:p>7.031</text:p>
          </table:table-cell>
          <table:table-cell table:formula="of:=MAX(INDIRECT(ADDRESS(ROW();2)):INDIRECT(ADDRESS(ROW();COLUMN()-4)))" office:value-type="float" office:value="51666.67">
            <text:p>51666.67</text:p>
          </table:table-cell>
          <table:table-cell table:formula="of:=AVERAGE(INDIRECT(ADDRESS(ROW();2)):INDIRECT(ADDRESS(ROW();COLUMN()-5)))" office:value-type="float" office:value="2904.51477777778">
            <text:p>2904.5147777778</text:p>
          </table:table-cell>
          <table:table-cell table:formula="of:=STDEV(INDIRECT(ADDRESS(ROW();2)):INDIRECT(ADDRESS(ROW();COLUMN()-6)))" office:value-type="float" office:value="12169.5201750254">
            <text:p>12169.52017502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22625">
            <text:p>-32.22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858">
            <text:p>81.858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7.096">
            <text:p>7.09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488">
            <text:p>5.48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7.0352222222222">
            <text:p>17.0352222222</text:p>
          </table:table-cell>
          <table:table-cell table:formula="of:=STDEV(INDIRECT(ADDRESS(ROW();2)):INDIRECT(ADDRESS(ROW();COLUMN()-6)))" office:value-type="float" office:value="58.1577826106103">
            <text:p>58.15778261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Improvised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.75">
            <text:p>10.7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5555555555556">
            <text:p>66.5555555556</text:p>
          </table:table-cell>
          <table:table-cell table:formula="of:=STDEV(INDIRECT(ADDRESS(ROW();2)):INDIRECT(ADDRESS(ROW();COLUMN()-6)))" office:value-type="float" office:value="235.486348354714">
            <text:p>235.4863483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75">
            <text:p>-0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75">
            <text:p>2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.25">
            <text:p>5.2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05">
            <text:p>505</text:p>
          </table:table-cell>
          <table:table-cell table:formula="of:=AVERAGE(INDIRECT(ADDRESS(ROW();2)):INDIRECT(ADDRESS(ROW();COLUMN()-5)))" office:value-type="float" office:value="33.1525">
            <text:p>33.1525</text:p>
          </table:table-cell>
          <table:table-cell table:formula="of:=STDEV(INDIRECT(ADDRESS(ROW();2)):INDIRECT(ADDRESS(ROW();COLUMN()-6)))" office:value-type="float" office:value="117.798377414297">
            <text:p>117.79837741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05">
            <text:p>-2.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45975">
            <text:p>12.45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">
            <text:p>50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">
            <text:p>5050</text:p>
          </table:table-cell>
          <table:table-cell table:formula="of:=AVERAGE(INDIRECT(ADDRESS(ROW();2)):INDIRECT(ADDRESS(ROW();COLUMN()-5)))" office:value-type="float" office:value="287.474722222222">
            <text:p>287.4747222222</text:p>
          </table:table-cell>
          <table:table-cell table:formula="of:=STDEV(INDIRECT(ADDRESS(ROW();2)):INDIRECT(ADDRESS(ROW();COLUMN()-6)))" office:value-type="float" office:value="1188.57371281162">
            <text:p>1188.573712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37875">
            <text:p>37875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37875">
            <text:p>37875</text:p>
          </table:table-cell>
          <table:table-cell table:formula="of:=AVERAGE(INDIRECT(ADDRESS(ROW();2)):INDIRECT(ADDRESS(ROW();COLUMN()-5)))" office:value-type="float" office:value="2112.41916666667">
            <text:p>2112.4191666667</text:p>
          </table:table-cell>
          <table:table-cell table:formula="of:=STDEV(INDIRECT(ADDRESS(ROW();2)):INDIRECT(ADDRESS(ROW();COLUMN()-6)))" office:value-type="float" office:value="8925.16568192653">
            <text:p>8925.1656819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0">
            <text:p>505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0">
            <text:p>50500</text:p>
          </table:table-cell>
          <table:table-cell table:formula="of:=AVERAGE(INDIRECT(ADDRESS(ROW();2)):INDIRECT(ADDRESS(ROW();COLUMN()-5)))" office:value-type="float" office:value="2821.14138888889">
            <text:p>2821.1413888889</text:p>
          </table:table-cell>
          <table:table-cell table:formula="of:=STDEV(INDIRECT(ADDRESS(ROW();2)):INDIRECT(ADDRESS(ROW();COLUMN()-6)))" office:value-type="float" office:value="11899.109439341">
            <text:p>11899.109439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Improvised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36.4">
            <text:p>36.4</text:p>
          </table:table-cell>
          <table:table-cell office:value-type="float" office:value="12.1">
            <text:p>12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6.9">
            <text:p>16.9</text:p>
          </table:table-cell>
          <table:table-cell office:value-type="float" office:value="19.6">
            <text:p>19.6</text:p>
          </table:table-cell>
          <table:table-cell office:value-type="float" office:value="12.1">
            <text:p>12.1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1.55">
            <text:p>11.5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4.095833333333">
            <text:p>124.0958333333</text:p>
          </table:table-cell>
          <table:table-cell table:formula="of:=STDEV(INDIRECT(ADDRESS(ROW();2)):INDIRECT(ADDRESS(ROW();COLUMN()-6)))" office:value-type="float" office:value="470.742164054148">
            <text:p>470.7421640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94375">
            <text:p>-10.9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175">
            <text:p>36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0.288">
            <text:p>0.28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.525">
            <text:p>5.52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1005">
            <text:p>1005</text:p>
          </table:table-cell>
          <table:table-cell table:formula="of:=AVERAGE(INDIRECT(ADDRESS(ROW();2)):INDIRECT(ADDRESS(ROW();COLUMN()-5)))" office:value-type="float" office:value="62.7442777777778">
            <text:p>62.7442777778</text:p>
          </table:table-cell>
          <table:table-cell table:formula="of:=STDEV(INDIRECT(ADDRESS(ROW();2)):INDIRECT(ADDRESS(ROW();COLUMN()-6)))" office:value-type="float" office:value="235.287576602812">
            <text:p>235.28757660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243">
            <text:p>-10.2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64375">
            <text:p>21.643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.88">
            <text:p>2.8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">
            <text:p>100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6.05">
            <text:p>6.05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">
            <text:p>10050</text:p>
          </table:table-cell>
          <table:table-cell table:formula="of:=AVERAGE(INDIRECT(ADDRESS(ROW();2)):INDIRECT(ADDRESS(ROW();COLUMN()-5)))" office:value-type="float" office:value="565.902055555556">
            <text:p>565.9020555556</text:p>
          </table:table-cell>
          <table:table-cell table:formula="of:=STDEV(INDIRECT(ADDRESS(ROW();2)):INDIRECT(ADDRESS(ROW();COLUMN()-6)))" office:value-type="float" office:value="2366.93046363785">
            <text:p>2366.9304636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651">
            <text:p>-6.65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94975">
            <text:p>18.94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7.2">
            <text:p>7.2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376875">
            <text:p>376875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376875">
            <text:p>376875</text:p>
          </table:table-cell>
          <table:table-cell table:formula="of:=AVERAGE(INDIRECT(ADDRESS(ROW();2)):INDIRECT(ADDRESS(ROW();COLUMN()-5)))" office:value-type="float" office:value="20945.5487222222">
            <text:p>20945.5487222222</text:p>
          </table:table-cell>
          <table:table-cell table:formula="of:=STDEV(INDIRECT(ADDRESS(ROW();2)):INDIRECT(ADDRESS(ROW();COLUMN()-6)))" office:value-type="float" office:value="88828.2809822787">
            <text:p>88828.28098227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934">
            <text:p>-3.9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912">
            <text:p>16.91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8.8">
            <text:p>28.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0">
            <text:p>10050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0">
            <text:p>100500</text:p>
          </table:table-cell>
          <table:table-cell table:formula="of:=AVERAGE(INDIRECT(ADDRESS(ROW();2)):INDIRECT(ADDRESS(ROW();COLUMN()-5)))" office:value-type="float" office:value="5592.98205555556">
            <text:p>5592.9820555556</text:p>
          </table:table-cell>
          <table:table-cell table:formula="of:=STDEV(INDIRECT(ADDRESS(ROW();2)):INDIRECT(ADDRESS(ROW();COLUMN()-6)))" office:value-type="float" office:value="23685.6707497008">
            <text:p>23685.67074970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523">
            <text:p>-18.5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364">
            <text:p>36.3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agic Academy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.75">
            <text:p>10.7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5555555555556">
            <text:p>66.5555555556</text:p>
          </table:table-cell>
          <table:table-cell table:formula="of:=STDEV(INDIRECT(ADDRESS(ROW();2)):INDIRECT(ADDRESS(ROW();COLUMN()-6)))" office:value-type="float" office:value="235.486348354714">
            <text:p>235.4863483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75">
            <text:p>-0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75">
            <text:p>2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.25">
            <text:p>5.2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05">
            <text:p>505</text:p>
          </table:table-cell>
          <table:table-cell table:formula="of:=AVERAGE(INDIRECT(ADDRESS(ROW();2)):INDIRECT(ADDRESS(ROW();COLUMN()-5)))" office:value-type="float" office:value="33.1525">
            <text:p>33.1525</text:p>
          </table:table-cell>
          <table:table-cell table:formula="of:=STDEV(INDIRECT(ADDRESS(ROW();2)):INDIRECT(ADDRESS(ROW();COLUMN()-6)))" office:value-type="float" office:value="117.798377414297">
            <text:p>117.79837741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05">
            <text:p>-2.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45975">
            <text:p>12.45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">
            <text:p>50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">
            <text:p>5050</text:p>
          </table:table-cell>
          <table:table-cell table:formula="of:=AVERAGE(INDIRECT(ADDRESS(ROW();2)):INDIRECT(ADDRESS(ROW();COLUMN()-5)))" office:value-type="float" office:value="287.474722222222">
            <text:p>287.4747222222</text:p>
          </table:table-cell>
          <table:table-cell table:formula="of:=STDEV(INDIRECT(ADDRESS(ROW();2)):INDIRECT(ADDRESS(ROW();COLUMN()-6)))" office:value-type="float" office:value="1188.57371281162">
            <text:p>1188.573712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37875">
            <text:p>37875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37875">
            <text:p>37875</text:p>
          </table:table-cell>
          <table:table-cell table:formula="of:=AVERAGE(INDIRECT(ADDRESS(ROW();2)):INDIRECT(ADDRESS(ROW();COLUMN()-5)))" office:value-type="float" office:value="2112.41916666667">
            <text:p>2112.4191666667</text:p>
          </table:table-cell>
          <table:table-cell table:formula="of:=STDEV(INDIRECT(ADDRESS(ROW();2)):INDIRECT(ADDRESS(ROW();COLUMN()-6)))" office:value-type="float" office:value="8925.16568192653">
            <text:p>8925.1656819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0">
            <text:p>505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0">
            <text:p>50500</text:p>
          </table:table-cell>
          <table:table-cell table:formula="of:=AVERAGE(INDIRECT(ADDRESS(ROW();2)):INDIRECT(ADDRESS(ROW();COLUMN()-5)))" office:value-type="float" office:value="2821.14138888889">
            <text:p>2821.1413888889</text:p>
          </table:table-cell>
          <table:table-cell table:formula="of:=STDEV(INDIRECT(ADDRESS(ROW();2)):INDIRECT(ADDRESS(ROW();COLUMN()-6)))" office:value-type="float" office:value="11899.109439341">
            <text:p>11899.109439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agic Academy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36.4">
            <text:p>36.4</text:p>
          </table:table-cell>
          <table:table-cell office:value-type="float" office:value="12.1">
            <text:p>12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6.9">
            <text:p>16.9</text:p>
          </table:table-cell>
          <table:table-cell office:value-type="float" office:value="19.6">
            <text:p>19.6</text:p>
          </table:table-cell>
          <table:table-cell office:value-type="float" office:value="12.1">
            <text:p>12.1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1.55">
            <text:p>11.5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4.095833333333">
            <text:p>124.0958333333</text:p>
          </table:table-cell>
          <table:table-cell table:formula="of:=STDEV(INDIRECT(ADDRESS(ROW();2)):INDIRECT(ADDRESS(ROW();COLUMN()-6)))" office:value-type="float" office:value="470.742164054148">
            <text:p>470.7421640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94375">
            <text:p>-10.9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175">
            <text:p>36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0.288">
            <text:p>0.28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.525">
            <text:p>5.52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1005">
            <text:p>1005</text:p>
          </table:table-cell>
          <table:table-cell table:formula="of:=AVERAGE(INDIRECT(ADDRESS(ROW();2)):INDIRECT(ADDRESS(ROW();COLUMN()-5)))" office:value-type="float" office:value="62.7442777777778">
            <text:p>62.7442777778</text:p>
          </table:table-cell>
          <table:table-cell table:formula="of:=STDEV(INDIRECT(ADDRESS(ROW();2)):INDIRECT(ADDRESS(ROW();COLUMN()-6)))" office:value-type="float" office:value="235.287576602812">
            <text:p>235.28757660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243">
            <text:p>-10.2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64375">
            <text:p>21.643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.88">
            <text:p>2.8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">
            <text:p>100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6.05">
            <text:p>6.05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">
            <text:p>10050</text:p>
          </table:table-cell>
          <table:table-cell table:formula="of:=AVERAGE(INDIRECT(ADDRESS(ROW();2)):INDIRECT(ADDRESS(ROW();COLUMN()-5)))" office:value-type="float" office:value="565.902055555556">
            <text:p>565.9020555556</text:p>
          </table:table-cell>
          <table:table-cell table:formula="of:=STDEV(INDIRECT(ADDRESS(ROW();2)):INDIRECT(ADDRESS(ROW();COLUMN()-6)))" office:value-type="float" office:value="2366.93046363785">
            <text:p>2366.9304636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651">
            <text:p>-6.65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94975">
            <text:p>18.94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7.2">
            <text:p>7.2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376875">
            <text:p>376875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376875">
            <text:p>376875</text:p>
          </table:table-cell>
          <table:table-cell table:formula="of:=AVERAGE(INDIRECT(ADDRESS(ROW();2)):INDIRECT(ADDRESS(ROW();COLUMN()-5)))" office:value-type="float" office:value="20945.5487222222">
            <text:p>20945.5487222222</text:p>
          </table:table-cell>
          <table:table-cell table:formula="of:=STDEV(INDIRECT(ADDRESS(ROW();2)):INDIRECT(ADDRESS(ROW();COLUMN()-6)))" office:value-type="float" office:value="88828.2809822787">
            <text:p>88828.28098227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934">
            <text:p>-3.9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912">
            <text:p>16.91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8.8">
            <text:p>28.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0">
            <text:p>10050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0">
            <text:p>100500</text:p>
          </table:table-cell>
          <table:table-cell table:formula="of:=AVERAGE(INDIRECT(ADDRESS(ROW();2)):INDIRECT(ADDRESS(ROW();COLUMN()-5)))" office:value-type="float" office:value="5592.98205555556">
            <text:p>5592.9820555556</text:p>
          </table:table-cell>
          <table:table-cell table:formula="of:=STDEV(INDIRECT(ADDRESS(ROW();2)):INDIRECT(ADDRESS(ROW();COLUMN()-6)))" office:value-type="float" office:value="23685.6707497008">
            <text:p>23685.67074970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523">
            <text:p>-18.5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364">
            <text:p>36.3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1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20.5">
            <text:p>20.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21.25">
            <text:p>21.25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1020">
            <text:p>1020</text:p>
          </table:table-cell>
          <table:table-cell table:formula="of:=AVERAGE(INDIRECT(ADDRESS(ROW();2)):INDIRECT(ADDRESS(ROW();COLUMN()-5)))" office:value-type="float" office:value="76.9722222222222">
            <text:p>76.9722222222</text:p>
          </table:table-cell>
          <table:table-cell table:formula="of:=STDEV(INDIRECT(ADDRESS(ROW();2)):INDIRECT(ADDRESS(ROW();COLUMN()-6)))" office:value-type="float" office:value="235.440542776741">
            <text:p>235.44054277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5">
            <text:p>-1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5">
            <text:p>45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35">
            <text:p>1.35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3.75">
            <text:p>3.75</text:p>
          </table:table-cell>
          <table:table-cell office:value-type="float" office:value="1.875">
            <text:p>1.875</text:p>
          </table:table-cell>
          <table:table-cell office:value-type="float" office:value="1.5">
            <text:p>1.5</text:p>
          </table:table-cell>
          <table:table-cell office:value-type="float" office:value="1.275">
            <text:p>1.275</text:p>
          </table:table-cell>
          <table:table-cell office:value-type="float" office:value="2.5">
            <text:p>2.5</text:p>
          </table:table-cell>
          <table:table-cell office:value-type="float" office:value="1.425">
            <text:p>1.425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1.875">
            <text:p>1.87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.75">
            <text:p>3.7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3.75">
            <text:p>3.75</text:p>
          </table:table-cell>
          <table:table-cell table:formula="of:=AVERAGE(INDIRECT(ADDRESS(ROW();2)):INDIRECT(ADDRESS(ROW();COLUMN()-5)))" office:value-type="float" office:value="1.85277777777778">
            <text:p>1.8527777778</text:p>
          </table:table-cell>
          <table:table-cell table:formula="of:=STDEV(INDIRECT(ADDRESS(ROW();2)):INDIRECT(ADDRESS(ROW();COLUMN()-6)))" office:value-type="float" office:value="0.797324980282825">
            <text:p>0.79732498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5">
            <text:p>0.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16875">
            <text:p>3.16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7.037">
            <text:p>17.037</text:p>
          </table:table-cell>
          <table:table-cell office:value-type="float" office:value="28.333">
            <text:p>28.333</text:p>
          </table:table-cell>
          <table:table-cell office:value-type="float" office:value="14.667">
            <text:p>14.667</text:p>
          </table:table-cell>
          <table:table-cell office:value-type="float" office:value="3.2">
            <text:p>3.2</text:p>
          </table:table-cell>
          <table:table-cell office:value-type="float" office:value="10.667">
            <text:p>10.667</text:p>
          </table:table-cell>
          <table:table-cell office:value-type="float" office:value="13.333">
            <text:p>13.333</text:p>
          </table:table-cell>
          <table:table-cell office:value-type="float" office:value="16.078">
            <text:p>16.078</text:p>
          </table:table-cell>
          <table:table-cell office:value-type="float" office:value="14.4">
            <text:p>14.4</text:p>
          </table:table-cell>
          <table:table-cell office:value-type="float" office:value="15.439">
            <text:p>15.439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office:value-type="float" office:value="31.111">
            <text:p>31.111</text:p>
          </table:table-cell>
          <table:table-cell office:value-type="float" office:value="14.667">
            <text:p>14.667</text:p>
          </table:table-cell>
          <table:table-cell office:value-type="float" office:value="10.909">
            <text:p>10.909</text:p>
          </table:table-cell>
          <table:table-cell office:value-type="float" office:value="6.4">
            <text:p>6.4</text:p>
          </table:table-cell>
          <table:table-cell office:value-type="float" office:value="13.333">
            <text:p>13.333</text:p>
          </table:table-cell>
          <table:table-cell office:value-type="float" office:value="680">
            <text:p>680</text:p>
          </table:table-cell>
          <table:table-cell office:value-type="float" office:value="3.2">
            <text:p>3.2</text:p>
          </table:table-cell>
          <table:table-cell/>
          <table:table-cell table:formula="of:=MEDIAN(INDIRECT(ADDRESS(ROW();2)):INDIRECT(ADDRESS(ROW();COLUMN()-2)))" office:value-type="float" office:value="13.8665">
            <text:p>13.8665</text:p>
          </table:table-cell>
          <table:table-cell table:formula="of:=MIN(INDIRECT(ADDRESS(ROW();2)):INDIRECT(ADDRESS(ROW();COLUMN()-3)))" office:value-type="float" office:value="3.2">
            <text:p>3.2</text:p>
          </table:table-cell>
          <table:table-cell table:formula="of:=MAX(INDIRECT(ADDRESS(ROW();2)):INDIRECT(ADDRESS(ROW();COLUMN()-4)))" office:value-type="float" office:value="680">
            <text:p>680</text:p>
          </table:table-cell>
          <table:table-cell table:formula="of:=AVERAGE(INDIRECT(ADDRESS(ROW();2)):INDIRECT(ADDRESS(ROW();COLUMN()-5)))" office:value-type="float" office:value="50.7318888888889">
            <text:p>50.7318888889</text:p>
          </table:table-cell>
          <table:table-cell table:formula="of:=STDEV(INDIRECT(ADDRESS(ROW();2)):INDIRECT(ADDRESS(ROW();COLUMN()-6)))" office:value-type="float" office:value="157.20467479312">
            <text:p>157.2046747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88775">
            <text:p>-5.88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.27275">
            <text:p>32.272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7.037">
            <text:p>17.037</text:p>
          </table:table-cell>
          <table:table-cell office:value-type="float" office:value="28.333">
            <text:p>28.333</text:p>
          </table:table-cell>
          <table:table-cell office:value-type="float" office:value="14.667">
            <text:p>14.667</text:p>
          </table:table-cell>
          <table:table-cell office:value-type="float" office:value="32">
            <text:p>32</text:p>
          </table:table-cell>
          <table:table-cell office:value-type="float" office:value="21.333">
            <text:p>21.333</text:p>
          </table:table-cell>
          <table:table-cell office:value-type="float" office:value="13.333">
            <text:p>13.333</text:p>
          </table:table-cell>
          <table:table-cell office:value-type="float" office:value="16.078">
            <text:p>16.078</text:p>
          </table:table-cell>
          <table:table-cell office:value-type="float" office:value="14.4">
            <text:p>14.4</text:p>
          </table:table-cell>
          <table:table-cell office:value-type="float" office:value="15.439">
            <text:p>15.439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office:value-type="float" office:value="31.111">
            <text:p>31.111</text:p>
          </table:table-cell>
          <table:table-cell office:value-type="float" office:value="14.667">
            <text:p>14.667</text:p>
          </table:table-cell>
          <table:table-cell office:value-type="float" office:value="10.909">
            <text:p>10.909</text:p>
          </table:table-cell>
          <table:table-cell office:value-type="float" office:value="25.6">
            <text:p>25.6</text:p>
          </table:table-cell>
          <table:table-cell office:value-type="float" office:value="13.333">
            <text:p>13.333</text:p>
          </table:table-cell>
          <table:table-cell office:value-type="float" office:value="6800">
            <text:p>6800</text:p>
          </table:table-cell>
          <table:table-cell office:value-type="float" office:value="32">
            <text:p>32</text:p>
          </table:table-cell>
          <table:table-cell/>
          <table:table-cell table:formula="of:=MEDIAN(INDIRECT(ADDRESS(ROW();2)):INDIRECT(ADDRESS(ROW();COLUMN()-2)))" office:value-type="float" office:value="15.7585">
            <text:p>15.7585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6800">
            <text:p>6800</text:p>
          </table:table-cell>
          <table:table-cell table:formula="of:=AVERAGE(INDIRECT(ADDRESS(ROW();2)):INDIRECT(ADDRESS(ROW();COLUMN()-5)))" office:value-type="float" office:value="395.591111111111">
            <text:p>395.5911111111</text:p>
          </table:table-cell>
          <table:table-cell table:formula="of:=STDEV(INDIRECT(ADDRESS(ROW();2)):INDIRECT(ADDRESS(ROW();COLUMN()-6)))" office:value-type="float" office:value="1598.34794582494">
            <text:p>1598.3479458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55025">
            <text:p>-28.55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9.79975">
            <text:p>69.79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7.037">
            <text:p>17.037</text:p>
          </table:table-cell>
          <table:table-cell office:value-type="float" office:value="28.333">
            <text:p>28.333</text:p>
          </table:table-cell>
          <table:table-cell office:value-type="float" office:value="14.667">
            <text:p>14.667</text:p>
          </table:table-cell>
          <table:table-cell office:value-type="float" office:value="64">
            <text:p>64</text:p>
          </table:table-cell>
          <table:table-cell office:value-type="float" office:value="21.333">
            <text:p>21.333</text:p>
          </table:table-cell>
          <table:table-cell office:value-type="float" office:value="13.333">
            <text:p>13.333</text:p>
          </table:table-cell>
          <table:table-cell office:value-type="float" office:value="16.078">
            <text:p>16.078</text:p>
          </table:table-cell>
          <table:table-cell office:value-type="float" office:value="14.4">
            <text:p>14.4</text:p>
          </table:table-cell>
          <table:table-cell office:value-type="float" office:value="15.439">
            <text:p>15.439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office:value-type="float" office:value="31.111">
            <text:p>31.111</text:p>
          </table:table-cell>
          <table:table-cell office:value-type="float" office:value="14.667">
            <text:p>14.667</text:p>
          </table:table-cell>
          <table:table-cell office:value-type="float" office:value="10.909">
            <text:p>10.909</text:p>
          </table:table-cell>
          <table:table-cell office:value-type="float" office:value="25.6">
            <text:p>25.6</text:p>
          </table:table-cell>
          <table:table-cell office:value-type="float" office:value="13.333">
            <text:p>13.333</text:p>
          </table:table-cell>
          <table:table-cell office:value-type="float" office:value="51000">
            <text:p>51000</text:p>
          </table:table-cell>
          <table:table-cell office:value-type="float" office:value="64">
            <text:p>64</text:p>
          </table:table-cell>
          <table:table-cell/>
          <table:table-cell table:formula="of:=MEDIAN(INDIRECT(ADDRESS(ROW();2)):INDIRECT(ADDRESS(ROW();COLUMN()-2)))" office:value-type="float" office:value="15.7585">
            <text:p>15.7585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51000">
            <text:p>51000</text:p>
          </table:table-cell>
          <table:table-cell table:formula="of:=AVERAGE(INDIRECT(ADDRESS(ROW();2)):INDIRECT(ADDRESS(ROW();COLUMN()-5)))" office:value-type="float" office:value="2854.70222222222">
            <text:p>2854.7022222222</text:p>
          </table:table-cell>
          <table:table-cell table:formula="of:=STDEV(INDIRECT(ADDRESS(ROW();2)):INDIRECT(ADDRESS(ROW();COLUMN()-6)))" office:value-type="float" office:value="12015.4932692166">
            <text:p>12015.49326921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55025">
            <text:p>-28.55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9.79975">
            <text:p>69.799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7.037">
            <text:p>17.037</text:p>
          </table:table-cell>
          <table:table-cell office:value-type="float" office:value="28.333">
            <text:p>28.333</text:p>
          </table:table-cell>
          <table:table-cell office:value-type="float" office:value="14.667">
            <text:p>14.667</text:p>
          </table:table-cell>
          <table:table-cell office:value-type="float" office:value="320">
            <text:p>320</text:p>
          </table:table-cell>
          <table:table-cell office:value-type="float" office:value="21.333">
            <text:p>21.333</text:p>
          </table:table-cell>
          <table:table-cell office:value-type="float" office:value="13.333">
            <text:p>13.333</text:p>
          </table:table-cell>
          <table:table-cell office:value-type="float" office:value="16.078">
            <text:p>16.078</text:p>
          </table:table-cell>
          <table:table-cell office:value-type="float" office:value="14.4">
            <text:p>14.4</text:p>
          </table:table-cell>
          <table:table-cell office:value-type="float" office:value="15.439">
            <text:p>15.439</text:p>
          </table:table-cell>
          <table:table-cell office:value-type="float" office:value="10">
            <text:p>10</text:p>
          </table:table-cell>
          <table:table-cell office:value-type="float" office:value="10.4">
            <text:p>10.4</text:p>
          </table:table-cell>
          <table:table-cell office:value-type="float" office:value="31.111">
            <text:p>31.111</text:p>
          </table:table-cell>
          <table:table-cell office:value-type="float" office:value="14.667">
            <text:p>14.667</text:p>
          </table:table-cell>
          <table:table-cell office:value-type="float" office:value="10.909">
            <text:p>10.909</text:p>
          </table:table-cell>
          <table:table-cell office:value-type="float" office:value="25.6">
            <text:p>25.6</text:p>
          </table:table-cell>
          <table:table-cell office:value-type="float" office:value="13.333">
            <text:p>13.333</text:p>
          </table:table-cell>
          <table:table-cell office:value-type="float" office:value="68000">
            <text:p>68000</text:p>
          </table:table-cell>
          <table:table-cell office:value-type="float" office:value="160">
            <text:p>160</text:p>
          </table:table-cell>
          <table:table-cell/>
          <table:table-cell table:formula="of:=MEDIAN(INDIRECT(ADDRESS(ROW();2)):INDIRECT(ADDRESS(ROW();COLUMN()-2)))" office:value-type="float" office:value="15.7585">
            <text:p>15.7585</text:p>
          </table:table-cell>
          <table:table-cell table:formula="of:=MIN(INDIRECT(ADDRESS(ROW();2)):INDIRECT(ADDRESS(ROW();COLUMN()-3)))" office:value-type="float" office:value="10">
            <text:p>10</text:p>
          </table:table-cell>
          <table:table-cell table:formula="of:=MAX(INDIRECT(ADDRESS(ROW();2)):INDIRECT(ADDRESS(ROW();COLUMN()-4)))" office:value-type="float" office:value="68000">
            <text:p>68000</text:p>
          </table:table-cell>
          <table:table-cell table:formula="of:=AVERAGE(INDIRECT(ADDRESS(ROW();2)):INDIRECT(ADDRESS(ROW();COLUMN()-5)))" office:value-type="float" office:value="3818.70222222222">
            <text:p>3818.7022222222</text:p>
          </table:table-cell>
          <table:table-cell table:formula="of:=STDEV(INDIRECT(ADDRESS(ROW();2)):INDIRECT(ADDRESS(ROW();COLUMN()-6)))" office:value-type="float" office:value="16017.7258954021">
            <text:p>16017.72589540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55025">
            <text:p>-28.55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9.79975">
            <text:p>69.799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2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6.45">
            <text:p>26.45</text:p>
          </table:table-cell>
          <table:table-cell office:value-type="float" office:value="50.8">
            <text:p>50.8</text:p>
          </table:table-cell>
          <table:table-cell office:value-type="float" office:value="24.2">
            <text:p>24.2</text:p>
          </table:table-cell>
          <table:table-cell office:value-type="float" office:value="7.2">
            <text:p>7.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4.8">
            <text:p>64.8</text:p>
          </table:table-cell>
          <table:table-cell office:value-type="float" office:value="24.2">
            <text:p>24.2</text:p>
          </table:table-cell>
          <table:table-cell office:value-type="float" office:value="16.2">
            <text:p>16.2</text:p>
          </table:table-cell>
          <table:table-cell office:value-type="float" office:value="33.8">
            <text:p>33.8</text:p>
          </table:table-cell>
          <table:table-cell office:value-type="float" office:value="39.2">
            <text:p>39.2</text:p>
          </table:table-cell>
          <table:table-cell office:value-type="float" office:value="24.2">
            <text:p>24.2</text:p>
          </table:table-cell>
          <table:table-cell office:value-type="float" office:value="18">
            <text:p>18</text:p>
          </table:table-cell>
          <table:table-cell office:value-type="float" office:value="7.2">
            <text:p>7.2</text:p>
          </table:table-cell>
          <table:table-cell office:value-type="float" office:value="20">
            <text:p>20</text:p>
          </table:table-cell>
          <table:table-cell office:value-type="float" office:value="2020">
            <text:p>202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22.6">
            <text:p>22.6</text:p>
          </table:table-cell>
          <table:table-cell table:formula="of:=MIN(INDIRECT(ADDRESS(ROW();2)):INDIRECT(ADDRESS(ROW();COLUMN()-3)))" office:value-type="float" office:value="7.2">
            <text:p>7.2</text:p>
          </table:table-cell>
          <table:table-cell table:formula="of:=MAX(INDIRECT(ADDRESS(ROW();2)):INDIRECT(ADDRESS(ROW();COLUMN()-4)))" office:value-type="float" office:value="2020">
            <text:p>2020</text:p>
          </table:table-cell>
          <table:table-cell table:formula="of:=AVERAGE(INDIRECT(ADDRESS(ROW();2)):INDIRECT(ADDRESS(ROW();COLUMN()-5)))" office:value-type="float" office:value="135.802777777778">
            <text:p>135.8027777778</text:p>
          </table:table-cell>
          <table:table-cell table:formula="of:=STDEV(INDIRECT(ADDRESS(ROW();2)):INDIRECT(ADDRESS(ROW();COLUMN()-6)))" office:value-type="float" office:value="470.465047921054">
            <text:p>470.46504792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8875">
            <text:p>-21.8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35">
            <text:p>72.3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215">
            <text:p>1.215</text:p>
          </table:table-cell>
          <table:table-cell office:value-type="float" office:value="0.96">
            <text:p>0.96</text:p>
          </table:table-cell>
          <table:table-cell office:value-type="float" office:value="1.5">
            <text:p>1.5</text:p>
          </table:table-cell>
          <table:table-cell office:value-type="float" office:value="9.375">
            <text:p>9.375</text:p>
          </table:table-cell>
          <table:table-cell office:value-type="float" office:value="2.344">
            <text:p>2.344</text:p>
          </table:table-cell>
          <table:table-cell office:value-type="float" office:value="1.5">
            <text:p>1.5</text:p>
          </table:table-cell>
          <table:table-cell office:value-type="float" office:value="1.084">
            <text:p>1.084</text:p>
          </table:table-cell>
          <table:table-cell office:value-type="float" office:value="3.5">
            <text:p>3.5</text:p>
          </table:table-cell>
          <table:table-cell office:value-type="float" office:value="1.354">
            <text:p>1.354</text:p>
          </table:table-cell>
          <table:table-cell office:value-type="float" office:value="2.16">
            <text:p>2.16</text:p>
          </table:table-cell>
          <table:table-cell office:value-type="float" office:value="3.5">
            <text:p>3.5</text:p>
          </table:table-cell>
          <table:table-cell office:value-type="float" office:value="0.54">
            <text:p>0.54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2.344">
            <text:p>2.344</text:p>
          </table:table-cell>
          <table:table-cell table:number-columns-repeated="2" office:value-type="float" office:value="1.5">
            <text:p>1.5</text:p>
          </table:table-cell>
          <table:table-cell office:value-type="float" office:value="9.375">
            <text:p>9.37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54">
            <text:p>0.54</text:p>
          </table:table-cell>
          <table:table-cell table:formula="of:=MAX(INDIRECT(ADDRESS(ROW();2)):INDIRECT(ADDRESS(ROW();COLUMN()-4)))" office:value-type="float" office:value="9.375">
            <text:p>9.375</text:p>
          </table:table-cell>
          <table:table-cell table:formula="of:=AVERAGE(INDIRECT(ADDRESS(ROW();2)):INDIRECT(ADDRESS(ROW();COLUMN()-5)))" office:value-type="float" office:value="2.60561111111111">
            <text:p>2.6056111111</text:p>
          </table:table-cell>
          <table:table-cell table:formula="of:=STDEV(INDIRECT(ADDRESS(ROW();2)):INDIRECT(ADDRESS(ROW();COLUMN()-6)))" office:value-type="float" office:value="2.58274878965367">
            <text:p>2.58274878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47">
            <text:p>-1.4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2045">
            <text:p>5.204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1.77">
            <text:p>21.77</text:p>
          </table:table-cell>
          <table:table-cell office:value-type="float" office:value="52.917">
            <text:p>52.917</text:p>
          </table:table-cell>
          <table:table-cell office:value-type="float" office:value="16.133">
            <text:p>16.133</text:p>
          </table:table-cell>
          <table:table-cell office:value-type="float" office:value="0.768">
            <text:p>0.768</text:p>
          </table:table-cell>
          <table:table-cell office:value-type="float" office:value="8.533">
            <text:p>8.533</text:p>
          </table:table-cell>
          <table:table-cell office:value-type="float" office:value="13.333">
            <text:p>13.333</text:p>
          </table:table-cell>
          <table:table-cell office:value-type="float" office:value="19.377">
            <text:p>19.377</text:p>
          </table:table-cell>
          <table:table-cell office:value-type="float" office:value="18.514">
            <text:p>18.514</text:p>
          </table:table-cell>
          <table:table-cell office:value-type="float" office:value="17.876">
            <text:p>17.876</text:p>
          </table:table-cell>
          <table:table-cell office:value-type="float" office:value="7.5">
            <text:p>7.5</text:p>
          </table:table-cell>
          <table:table-cell office:value-type="float" office:value="9.657">
            <text:p>9.657</text:p>
          </table:table-cell>
          <table:table-cell office:value-type="float" office:value="72.593">
            <text:p>72.593</text:p>
          </table:table-cell>
          <table:table-cell office:value-type="float" office:value="16.133">
            <text:p>16.133</text:p>
          </table:table-cell>
          <table:table-cell office:value-type="float" office:value="10.909">
            <text:p>10.909</text:p>
          </table:table-cell>
          <table:table-cell office:value-type="float" office:value="3.072">
            <text:p>3.072</text:p>
          </table:table-cell>
          <table:table-cell office:value-type="float" office:value="13.333">
            <text:p>13.333</text:p>
          </table:table-cell>
          <table:table-cell office:value-type="float" office:value="1346.667">
            <text:p>1346.667</text:p>
          </table:table-cell>
          <table:table-cell office:value-type="float" office:value="0.768">
            <text:p>0.768</text:p>
          </table:table-cell>
          <table:table-cell/>
          <table:table-cell table:formula="of:=MEDIAN(INDIRECT(ADDRESS(ROW();2)):INDIRECT(ADDRESS(ROW();COLUMN()-2)))" office:value-type="float" office:value="14.733">
            <text:p>14.733</text:p>
          </table:table-cell>
          <table:table-cell table:formula="of:=MIN(INDIRECT(ADDRESS(ROW();2)):INDIRECT(ADDRESS(ROW();COLUMN()-3)))" office:value-type="float" office:value="0.768">
            <text:p>0.768</text:p>
          </table:table-cell>
          <table:table-cell table:formula="of:=MAX(INDIRECT(ADDRESS(ROW();2)):INDIRECT(ADDRESS(ROW();COLUMN()-4)))" office:value-type="float" office:value="1346.667">
            <text:p>1346.667</text:p>
          </table:table-cell>
          <table:table-cell table:formula="of:=AVERAGE(INDIRECT(ADDRESS(ROW();2)):INDIRECT(ADDRESS(ROW();COLUMN()-5)))" office:value-type="float" office:value="91.6585">
            <text:p>91.6585</text:p>
          </table:table-cell>
          <table:table-cell table:formula="of:=STDEV(INDIRECT(ADDRESS(ROW();2)):INDIRECT(ADDRESS(ROW();COLUMN()-6)))" office:value-type="float" office:value="313.715744212393">
            <text:p>313.71574421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.22775">
            <text:p>-22.22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0.203">
            <text:p>50.20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1.77">
            <text:p>21.77</text:p>
          </table:table-cell>
          <table:table-cell office:value-type="float" office:value="52.917">
            <text:p>52.917</text:p>
          </table:table-cell>
          <table:table-cell office:value-type="float" office:value="16.133">
            <text:p>16.133</text:p>
          </table:table-cell>
          <table:table-cell office:value-type="float" office:value="7.68">
            <text:p>7.68</text:p>
          </table:table-cell>
          <table:table-cell office:value-type="float" office:value="17.067">
            <text:p>17.067</text:p>
          </table:table-cell>
          <table:table-cell office:value-type="float" office:value="13.333">
            <text:p>13.333</text:p>
          </table:table-cell>
          <table:table-cell office:value-type="float" office:value="19.377">
            <text:p>19.377</text:p>
          </table:table-cell>
          <table:table-cell office:value-type="float" office:value="18.514">
            <text:p>18.514</text:p>
          </table:table-cell>
          <table:table-cell office:value-type="float" office:value="17.876">
            <text:p>17.876</text:p>
          </table:table-cell>
          <table:table-cell office:value-type="float" office:value="7.5">
            <text:p>7.5</text:p>
          </table:table-cell>
          <table:table-cell office:value-type="float" office:value="9.657">
            <text:p>9.657</text:p>
          </table:table-cell>
          <table:table-cell office:value-type="float" office:value="72.593">
            <text:p>72.593</text:p>
          </table:table-cell>
          <table:table-cell office:value-type="float" office:value="16.133">
            <text:p>16.133</text:p>
          </table:table-cell>
          <table:table-cell office:value-type="float" office:value="10.909">
            <text:p>10.909</text:p>
          </table:table-cell>
          <table:table-cell office:value-type="float" office:value="12.288">
            <text:p>12.288</text:p>
          </table:table-cell>
          <table:table-cell office:value-type="float" office:value="13.333">
            <text:p>13.333</text:p>
          </table:table-cell>
          <table:table-cell office:value-type="float" office:value="13466.67">
            <text:p>13466.67</text:p>
          </table:table-cell>
          <table:table-cell office:value-type="float" office:value="7.68">
            <text:p>7.68</text:p>
          </table:table-cell>
          <table:table-cell/>
          <table:table-cell table:formula="of:=MEDIAN(INDIRECT(ADDRESS(ROW();2)):INDIRECT(ADDRESS(ROW();COLUMN()-2)))" office:value-type="float" office:value="16.133">
            <text:p>16.133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13466.67">
            <text:p>13466.67</text:p>
          </table:table-cell>
          <table:table-cell table:formula="of:=AVERAGE(INDIRECT(ADDRESS(ROW();2)):INDIRECT(ADDRESS(ROW();COLUMN()-5)))" office:value-type="float" office:value="766.746111111111">
            <text:p>766.7461111111</text:p>
          </table:table-cell>
          <table:table-cell table:formula="of:=STDEV(INDIRECT(ADDRESS(ROW();2)):INDIRECT(ADDRESS(ROW();COLUMN()-6)))" office:value-type="float" office:value="3169.52672866328">
            <text:p>3169.52672866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46875">
            <text:p>-12.4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8375">
            <text:p>42.883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1.77">
            <text:p>21.77</text:p>
          </table:table-cell>
          <table:table-cell office:value-type="float" office:value="52.917">
            <text:p>52.917</text:p>
          </table:table-cell>
          <table:table-cell office:value-type="float" office:value="16.133">
            <text:p>16.133</text:p>
          </table:table-cell>
          <table:table-cell office:value-type="float" office:value="19.2">
            <text:p>19.2</text:p>
          </table:table-cell>
          <table:table-cell office:value-type="float" office:value="17.067">
            <text:p>17.067</text:p>
          </table:table-cell>
          <table:table-cell office:value-type="float" office:value="13.333">
            <text:p>13.333</text:p>
          </table:table-cell>
          <table:table-cell office:value-type="float" office:value="19.377">
            <text:p>19.377</text:p>
          </table:table-cell>
          <table:table-cell office:value-type="float" office:value="18.514">
            <text:p>18.514</text:p>
          </table:table-cell>
          <table:table-cell office:value-type="float" office:value="17.876">
            <text:p>17.876</text:p>
          </table:table-cell>
          <table:table-cell office:value-type="float" office:value="7.5">
            <text:p>7.5</text:p>
          </table:table-cell>
          <table:table-cell office:value-type="float" office:value="9.657">
            <text:p>9.657</text:p>
          </table:table-cell>
          <table:table-cell office:value-type="float" office:value="72.593">
            <text:p>72.593</text:p>
          </table:table-cell>
          <table:table-cell office:value-type="float" office:value="16.133">
            <text:p>16.133</text:p>
          </table:table-cell>
          <table:table-cell office:value-type="float" office:value="10.909">
            <text:p>10.909</text:p>
          </table:table-cell>
          <table:table-cell office:value-type="float" office:value="12.288">
            <text:p>12.288</text:p>
          </table:table-cell>
          <table:table-cell office:value-type="float" office:value="13.333">
            <text:p>13.333</text:p>
          </table:table-cell>
          <table:table-cell office:value-type="float" office:value="505000">
            <text:p>505000</text:p>
          </table:table-cell>
          <table:table-cell office:value-type="float" office:value="19.2">
            <text:p>19.2</text:p>
          </table:table-cell>
          <table:table-cell/>
          <table:table-cell table:formula="of:=MEDIAN(INDIRECT(ADDRESS(ROW();2)):INDIRECT(ADDRESS(ROW();COLUMN()-2)))" office:value-type="float" office:value="17.4715">
            <text:p>17.4715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505000">
            <text:p>505000</text:p>
          </table:table-cell>
          <table:table-cell table:formula="of:=AVERAGE(INDIRECT(ADDRESS(ROW();2)):INDIRECT(ADDRESS(ROW();COLUMN()-5)))" office:value-type="float" office:value="28075.4333333333">
            <text:p>28075.4333333333</text:p>
          </table:table-cell>
          <table:table-cell table:formula="of:=STDEV(INDIRECT(ADDRESS(ROW();2)):INDIRECT(ADDRESS(ROW();COLUMN()-6)))" office:value-type="float" office:value="119024.681741534">
            <text:p>119024.6817415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66624999999999">
            <text:p>-4.66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7.332">
            <text:p>37.33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1.77">
            <text:p>21.77</text:p>
          </table:table-cell>
          <table:table-cell office:value-type="float" office:value="52.917">
            <text:p>52.917</text:p>
          </table:table-cell>
          <table:table-cell office:value-type="float" office:value="16.133">
            <text:p>16.133</text:p>
          </table:table-cell>
          <table:table-cell office:value-type="float" office:value="76.8">
            <text:p>76.8</text:p>
          </table:table-cell>
          <table:table-cell office:value-type="float" office:value="17.067">
            <text:p>17.067</text:p>
          </table:table-cell>
          <table:table-cell office:value-type="float" office:value="13.333">
            <text:p>13.333</text:p>
          </table:table-cell>
          <table:table-cell office:value-type="float" office:value="19.377">
            <text:p>19.377</text:p>
          </table:table-cell>
          <table:table-cell office:value-type="float" office:value="18.514">
            <text:p>18.514</text:p>
          </table:table-cell>
          <table:table-cell office:value-type="float" office:value="17.876">
            <text:p>17.876</text:p>
          </table:table-cell>
          <table:table-cell office:value-type="float" office:value="7.5">
            <text:p>7.5</text:p>
          </table:table-cell>
          <table:table-cell office:value-type="float" office:value="9.657">
            <text:p>9.657</text:p>
          </table:table-cell>
          <table:table-cell office:value-type="float" office:value="72.593">
            <text:p>72.593</text:p>
          </table:table-cell>
          <table:table-cell office:value-type="float" office:value="16.133">
            <text:p>16.133</text:p>
          </table:table-cell>
          <table:table-cell office:value-type="float" office:value="10.909">
            <text:p>10.909</text:p>
          </table:table-cell>
          <table:table-cell office:value-type="float" office:value="12.288">
            <text:p>12.288</text:p>
          </table:table-cell>
          <table:table-cell office:value-type="float" office:value="13.333">
            <text:p>13.333</text:p>
          </table:table-cell>
          <table:table-cell office:value-type="float" office:value="134666.7">
            <text:p>134666.7</text:p>
          </table:table-cell>
          <table:table-cell office:value-type="float" office:value="38.4">
            <text:p>38.4</text:p>
          </table:table-cell>
          <table:table-cell/>
          <table:table-cell table:formula="of:=MEDIAN(INDIRECT(ADDRESS(ROW();2)):INDIRECT(ADDRESS(ROW();COLUMN()-2)))" office:value-type="float" office:value="17.4715">
            <text:p>17.4715</text:p>
          </table:table-cell>
          <table:table-cell table:formula="of:=MIN(INDIRECT(ADDRESS(ROW();2)):INDIRECT(ADDRESS(ROW();COLUMN()-3)))" office:value-type="float" office:value="7.5">
            <text:p>7.5</text:p>
          </table:table-cell>
          <table:table-cell table:formula="of:=MAX(INDIRECT(ADDRESS(ROW();2)):INDIRECT(ADDRESS(ROW();COLUMN()-4)))" office:value-type="float" office:value="134666.7">
            <text:p>134666.7</text:p>
          </table:table-cell>
          <table:table-cell table:formula="of:=AVERAGE(INDIRECT(ADDRESS(ROW();2)):INDIRECT(ADDRESS(ROW();COLUMN()-5)))" office:value-type="float" office:value="7505.62777777778">
            <text:p>7505.6277777778</text:p>
          </table:table-cell>
          <table:table-cell table:formula="of:=STDEV(INDIRECT(ADDRESS(ROW();2)):INDIRECT(ADDRESS(ROW();COLUMN()-6)))" office:value-type="float" office:value="31735.2268179234">
            <text:p>31735.226817923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9.3955">
            <text:p>-49.39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6.971">
            <text:p>96.97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3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0.418">
            <text:p>30.418</text:p>
          </table:table-cell>
          <table:table-cell office:value-type="float" office:value="70.96">
            <text:p>70.96</text:p>
          </table:table-cell>
          <table:table-cell office:value-type="float" office:value="26.62">
            <text:p>26.62</text:p>
          </table:table-cell>
          <table:table-cell office:value-type="float" office:value="4.32">
            <text:p>4.32</text:p>
          </table:table-cell>
          <table:table-cell table:number-columns-repeated="2" office:value-type="float" office:value="20">
            <text:p>20</text:p>
          </table:table-cell>
          <table:table-cell office:value-type="float" office:value="21.5">
            <text:p>21.5</text:p>
          </table:table-cell>
          <table:table-cell office:value-type="float" office:value="116.64">
            <text:p>116.64</text:p>
          </table:table-cell>
          <table:table-cell office:value-type="float" office:value="26.62">
            <text:p>26.62</text:p>
          </table:table-cell>
          <table:table-cell office:value-type="float" office:value="14.58">
            <text:p>14.58</text:p>
          </table:table-cell>
          <table:table-cell office:value-type="float" office:value="43.94">
            <text:p>43.94</text:p>
          </table:table-cell>
          <table:table-cell office:value-type="float" office:value="54.88">
            <text:p>54.88</text:p>
          </table:table-cell>
          <table:table-cell office:value-type="float" office:value="26.62">
            <text:p>26.62</text:p>
          </table:table-cell>
          <table:table-cell office:value-type="float" office:value="18">
            <text:p>18</text:p>
          </table:table-cell>
          <table:table-cell office:value-type="float" office:value="4.32">
            <text:p>4.32</text:p>
          </table:table-cell>
          <table:table-cell office:value-type="float" office:value="20">
            <text:p>20</text:p>
          </table:table-cell>
          <table:table-cell office:value-type="float" office:value="3020">
            <text:p>3020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24.06">
            <text:p>24.06</text:p>
          </table:table-cell>
          <table:table-cell table:formula="of:=MIN(INDIRECT(ADDRESS(ROW();2)):INDIRECT(ADDRESS(ROW();COLUMN()-3)))" office:value-type="float" office:value="4.32">
            <text:p>4.32</text:p>
          </table:table-cell>
          <table:table-cell table:formula="of:=MAX(INDIRECT(ADDRESS(ROW();2)):INDIRECT(ADDRESS(ROW();COLUMN()-4)))" office:value-type="float" office:value="3020">
            <text:p>3020</text:p>
          </table:table-cell>
          <table:table-cell table:formula="of:=AVERAGE(INDIRECT(ADDRESS(ROW();2)):INDIRECT(ADDRESS(ROW();COLUMN()-5)))" office:value-type="float" office:value="196.874333333333">
            <text:p>196.8743333333</text:p>
          </table:table-cell>
          <table:table-cell table:formula="of:=STDEV(INDIRECT(ADDRESS(ROW();2)):INDIRECT(ADDRESS(ROW();COLUMN()-6)))" office:value-type="float" office:value="705.09146817842">
            <text:p>705.09146817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7.6785">
            <text:p>-47.67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6.738">
            <text:p>106.73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094">
            <text:p>1.094</text:p>
          </table:table-cell>
          <table:table-cell office:value-type="float" office:value="0.768">
            <text:p>0.768</text:p>
          </table:table-cell>
          <table:table-cell office:value-type="float" office:value="1.5">
            <text:p>1.5</text:p>
          </table:table-cell>
          <table:table-cell office:value-type="float" office:value="23.438">
            <text:p>23.438</text:p>
          </table:table-cell>
          <table:table-cell office:value-type="float" office:value="2.93">
            <text:p>2.93</text:p>
          </table:table-cell>
          <table:table-cell office:value-type="float" office:value="1.5">
            <text:p>1.5</text:p>
          </table:table-cell>
          <table:table-cell office:value-type="float" office:value="0.921">
            <text:p>0.921</text:p>
          </table:table-cell>
          <table:table-cell office:value-type="float" office:value="4.5">
            <text:p>4.5</text:p>
          </table:table-cell>
          <table:table-cell office:value-type="float" office:value="1.286">
            <text:p>1.286</text:p>
          </table:table-cell>
          <table:table-cell office:value-type="float" office:value="2.592">
            <text:p>2.592</text:p>
          </table:table-cell>
          <table:table-cell office:value-type="float" office:value="4.5">
            <text:p>4.5</text:p>
          </table:table-cell>
          <table:table-cell office:value-type="float" office:value="0.324">
            <text:p>0.324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2.93">
            <text:p>2.93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3.438">
            <text:p>23.438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324">
            <text:p>0.324</text:p>
          </table:table-cell>
          <table:table-cell table:formula="of:=MAX(INDIRECT(ADDRESS(ROW();2)):INDIRECT(ADDRESS(ROW();COLUMN()-4)))" office:value-type="float" office:value="23.438">
            <text:p>23.438</text:p>
          </table:table-cell>
          <table:table-cell table:formula="of:=AVERAGE(INDIRECT(ADDRESS(ROW();2)):INDIRECT(ADDRESS(ROW();COLUMN()-5)))" office:value-type="float" office:value="4.32616666666667">
            <text:p>4.3261666667</text:p>
          </table:table-cell>
          <table:table-cell table:formula="of:=STDEV(INDIRECT(ADDRESS(ROW();2)):INDIRECT(ADDRESS(ROW();COLUMN()-6)))" office:value-type="float" office:value="7.04836735580325">
            <text:p>7.04836735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432">
            <text:p>-3.43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7015">
            <text:p>7.701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7.817">
            <text:p>27.817</text:p>
          </table:table-cell>
          <table:table-cell office:value-type="float" office:value="92.396">
            <text:p>92.396</text:p>
          </table:table-cell>
          <table:table-cell office:value-type="float" office:value="17.747">
            <text:p>17.747</text:p>
          </table:table-cell>
          <table:table-cell office:value-type="float" office:value="0.184">
            <text:p>0.184</text:p>
          </table:table-cell>
          <table:table-cell office:value-type="float" office:value="6.827">
            <text:p>6.827</text:p>
          </table:table-cell>
          <table:table-cell office:value-type="float" office:value="13.333">
            <text:p>13.333</text:p>
          </table:table-cell>
          <table:table-cell office:value-type="float" office:value="23.339">
            <text:p>23.339</text:p>
          </table:table-cell>
          <table:table-cell office:value-type="float" office:value="25.92">
            <text:p>25.92</text:p>
          </table:table-cell>
          <table:table-cell office:value-type="float" office:value="20.699">
            <text:p>20.699</text:p>
          </table:table-cell>
          <table:table-cell office:value-type="float" office:value="5.625">
            <text:p>5.625</text:p>
          </table:table-cell>
          <table:table-cell office:value-type="float" office:value="9.764">
            <text:p>9.764</text:p>
          </table:table-cell>
          <table:table-cell office:value-type="float" office:value="169.383">
            <text:p>169.383</text:p>
          </table:table-cell>
          <table:table-cell office:value-type="float" office:value="17.747">
            <text:p>17.747</text:p>
          </table:table-cell>
          <table:table-cell office:value-type="float" office:value="10.909">
            <text:p>10.909</text:p>
          </table:table-cell>
          <table:table-cell office:value-type="float" office:value="1.475">
            <text:p>1.475</text:p>
          </table:table-cell>
          <table:table-cell office:value-type="float" office:value="13.333">
            <text:p>13.333</text:p>
          </table:table-cell>
          <table:table-cell office:value-type="float" office:value="2013.333">
            <text:p>2013.333</text:p>
          </table:table-cell>
          <table:table-cell office:value-type="float" office:value="0.184">
            <text:p>0.184</text:p>
          </table:table-cell>
          <table:table-cell/>
          <table:table-cell table:formula="of:=MEDIAN(INDIRECT(ADDRESS(ROW();2)):INDIRECT(ADDRESS(ROW();COLUMN()-2)))" office:value-type="float" office:value="15.54">
            <text:p>15.54</text:p>
          </table:table-cell>
          <table:table-cell table:formula="of:=MIN(INDIRECT(ADDRESS(ROW();2)):INDIRECT(ADDRESS(ROW();COLUMN()-3)))" office:value-type="float" office:value="0.184">
            <text:p>0.184</text:p>
          </table:table-cell>
          <table:table-cell table:formula="of:=MAX(INDIRECT(ADDRESS(ROW();2)):INDIRECT(ADDRESS(ROW();COLUMN()-4)))" office:value-type="float" office:value="2013.333">
            <text:p>2013.333</text:p>
          </table:table-cell>
          <table:table-cell table:formula="of:=AVERAGE(INDIRECT(ADDRESS(ROW();2)):INDIRECT(ADDRESS(ROW();COLUMN()-5)))" office:value-type="float" office:value="137.223055555556">
            <text:p>137.2230555556</text:p>
          </table:table-cell>
          <table:table-cell table:formula="of:=STDEV(INDIRECT(ADDRESS(ROW();2)):INDIRECT(ADDRESS(ROW();COLUMN()-6)))" office:value-type="float" office:value="470.012106095711">
            <text:p>470.01210609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.57925">
            <text:p>-45.57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8.41525">
            <text:p>78.415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7.817">
            <text:p>27.817</text:p>
          </table:table-cell>
          <table:table-cell office:value-type="float" office:value="92.396">
            <text:p>92.396</text:p>
          </table:table-cell>
          <table:table-cell office:value-type="float" office:value="17.747">
            <text:p>17.747</text:p>
          </table:table-cell>
          <table:table-cell office:value-type="float" office:value="1.843">
            <text:p>1.843</text:p>
          </table:table-cell>
          <table:table-cell office:value-type="float" office:value="13.653">
            <text:p>13.653</text:p>
          </table:table-cell>
          <table:table-cell office:value-type="float" office:value="13.333">
            <text:p>13.333</text:p>
          </table:table-cell>
          <table:table-cell office:value-type="float" office:value="23.339">
            <text:p>23.339</text:p>
          </table:table-cell>
          <table:table-cell office:value-type="float" office:value="25.92">
            <text:p>25.92</text:p>
          </table:table-cell>
          <table:table-cell office:value-type="float" office:value="20.699">
            <text:p>20.699</text:p>
          </table:table-cell>
          <table:table-cell office:value-type="float" office:value="5.625">
            <text:p>5.625</text:p>
          </table:table-cell>
          <table:table-cell office:value-type="float" office:value="9.764">
            <text:p>9.764</text:p>
          </table:table-cell>
          <table:table-cell office:value-type="float" office:value="169.383">
            <text:p>169.383</text:p>
          </table:table-cell>
          <table:table-cell office:value-type="float" office:value="17.747">
            <text:p>17.747</text:p>
          </table:table-cell>
          <table:table-cell office:value-type="float" office:value="10.909">
            <text:p>10.909</text:p>
          </table:table-cell>
          <table:table-cell office:value-type="float" office:value="5.898">
            <text:p>5.898</text:p>
          </table:table-cell>
          <table:table-cell office:value-type="float" office:value="13.333">
            <text:p>13.333</text:p>
          </table:table-cell>
          <table:table-cell office:value-type="float" office:value="20133.33">
            <text:p>20133.33</text:p>
          </table:table-cell>
          <table:table-cell office:value-type="float" office:value="1.843">
            <text:p>1.843</text:p>
          </table:table-cell>
          <table:table-cell/>
          <table:table-cell table:formula="of:=MEDIAN(INDIRECT(ADDRESS(ROW();2)):INDIRECT(ADDRESS(ROW();COLUMN()-2)))" office:value-type="float" office:value="15.7">
            <text:p>15.7</text:p>
          </table:table-cell>
          <table:table-cell table:formula="of:=MIN(INDIRECT(ADDRESS(ROW();2)):INDIRECT(ADDRESS(ROW();COLUMN()-3)))" office:value-type="float" office:value="1.843">
            <text:p>1.843</text:p>
          </table:table-cell>
          <table:table-cell table:formula="of:=MAX(INDIRECT(ADDRESS(ROW();2)):INDIRECT(ADDRESS(ROW();COLUMN()-4)))" office:value-type="float" office:value="20133.33">
            <text:p>20133.33</text:p>
          </table:table-cell>
          <table:table-cell table:formula="of:=AVERAGE(INDIRECT(ADDRESS(ROW();2)):INDIRECT(ADDRESS(ROW();COLUMN()-5)))" office:value-type="float" office:value="1144.69883333333">
            <text:p>1144.6988333333</text:p>
          </table:table-cell>
          <table:table-cell table:formula="of:=STDEV(INDIRECT(ADDRESS(ROW();2)):INDIRECT(ADDRESS(ROW();COLUMN()-6)))" office:value-type="float" office:value="4739.11163910123">
            <text:p>4739.11163910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62325">
            <text:p>-35.62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0.94825">
            <text:p>70.948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7.817">
            <text:p>27.817</text:p>
          </table:table-cell>
          <table:table-cell office:value-type="float" office:value="92.396">
            <text:p>92.396</text:p>
          </table:table-cell>
          <table:table-cell office:value-type="float" office:value="17.747">
            <text:p>17.747</text:p>
          </table:table-cell>
          <table:table-cell office:value-type="float" office:value="5.53">
            <text:p>5.53</text:p>
          </table:table-cell>
          <table:table-cell office:value-type="float" office:value="13.653">
            <text:p>13.653</text:p>
          </table:table-cell>
          <table:table-cell office:value-type="float" office:value="13.333">
            <text:p>13.333</text:p>
          </table:table-cell>
          <table:table-cell office:value-type="float" office:value="23.339">
            <text:p>23.339</text:p>
          </table:table-cell>
          <table:table-cell office:value-type="float" office:value="25.92">
            <text:p>25.92</text:p>
          </table:table-cell>
          <table:table-cell office:value-type="float" office:value="20.699">
            <text:p>20.699</text:p>
          </table:table-cell>
          <table:table-cell office:value-type="float" office:value="5.625">
            <text:p>5.625</text:p>
          </table:table-cell>
          <table:table-cell office:value-type="float" office:value="9.764">
            <text:p>9.764</text:p>
          </table:table-cell>
          <table:table-cell office:value-type="float" office:value="169.383">
            <text:p>169.383</text:p>
          </table:table-cell>
          <table:table-cell office:value-type="float" office:value="17.747">
            <text:p>17.747</text:p>
          </table:table-cell>
          <table:table-cell office:value-type="float" office:value="10.909">
            <text:p>10.909</text:p>
          </table:table-cell>
          <table:table-cell office:value-type="float" office:value="5.898">
            <text:p>5.898</text:p>
          </table:table-cell>
          <table:table-cell office:value-type="float" office:value="13.333">
            <text:p>13.333</text:p>
          </table:table-cell>
          <table:table-cell office:value-type="float" office:value="3775000">
            <text:p>3775000</text:p>
          </table:table-cell>
          <table:table-cell office:value-type="float" office:value="5.53">
            <text:p>5.53</text:p>
          </table:table-cell>
          <table:table-cell/>
          <table:table-cell table:formula="of:=MEDIAN(INDIRECT(ADDRESS(ROW();2)):INDIRECT(ADDRESS(ROW();COLUMN()-2)))" office:value-type="float" office:value="15.7">
            <text:p>15.7</text:p>
          </table:table-cell>
          <table:table-cell table:formula="of:=MIN(INDIRECT(ADDRESS(ROW();2)):INDIRECT(ADDRESS(ROW();COLUMN()-3)))" office:value-type="float" office:value="5.53">
            <text:p>5.53</text:p>
          </table:table-cell>
          <table:table-cell table:formula="of:=MAX(INDIRECT(ADDRESS(ROW();2)):INDIRECT(ADDRESS(ROW();COLUMN()-4)))" office:value-type="float" office:value="3775000">
            <text:p>3775000</text:p>
          </table:table-cell>
          <table:table-cell table:formula="of:=AVERAGE(INDIRECT(ADDRESS(ROW();2)):INDIRECT(ADDRESS(ROW();COLUMN()-5)))" office:value-type="float" office:value="209748.812388889">
            <text:p>209748.812388889</text:p>
          </table:table-cell>
          <table:table-cell table:formula="of:=STDEV(INDIRECT(ADDRESS(ROW();2)):INDIRECT(ADDRESS(ROW();COLUMN()-6)))" office:value-type="float" office:value="889769.397877447">
            <text:p>889769.397877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62325">
            <text:p>-35.62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0.94825">
            <text:p>70.948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7.817">
            <text:p>27.817</text:p>
          </table:table-cell>
          <table:table-cell office:value-type="float" office:value="92.396">
            <text:p>92.396</text:p>
          </table:table-cell>
          <table:table-cell office:value-type="float" office:value="17.747">
            <text:p>17.747</text:p>
          </table:table-cell>
          <table:table-cell office:value-type="float" office:value="18.432">
            <text:p>18.432</text:p>
          </table:table-cell>
          <table:table-cell office:value-type="float" office:value="13.653">
            <text:p>13.653</text:p>
          </table:table-cell>
          <table:table-cell office:value-type="float" office:value="13.333">
            <text:p>13.333</text:p>
          </table:table-cell>
          <table:table-cell office:value-type="float" office:value="23.339">
            <text:p>23.339</text:p>
          </table:table-cell>
          <table:table-cell office:value-type="float" office:value="25.92">
            <text:p>25.92</text:p>
          </table:table-cell>
          <table:table-cell office:value-type="float" office:value="20.699">
            <text:p>20.699</text:p>
          </table:table-cell>
          <table:table-cell office:value-type="float" office:value="5.625">
            <text:p>5.625</text:p>
          </table:table-cell>
          <table:table-cell office:value-type="float" office:value="9.764">
            <text:p>9.764</text:p>
          </table:table-cell>
          <table:table-cell office:value-type="float" office:value="169.383">
            <text:p>169.383</text:p>
          </table:table-cell>
          <table:table-cell office:value-type="float" office:value="17.747">
            <text:p>17.747</text:p>
          </table:table-cell>
          <table:table-cell office:value-type="float" office:value="10.909">
            <text:p>10.909</text:p>
          </table:table-cell>
          <table:table-cell office:value-type="float" office:value="5.898">
            <text:p>5.898</text:p>
          </table:table-cell>
          <table:table-cell office:value-type="float" office:value="13.333">
            <text:p>13.333</text:p>
          </table:table-cell>
          <table:table-cell office:value-type="float" office:value="201333.3">
            <text:p>201333.3</text:p>
          </table:table-cell>
          <table:table-cell office:value-type="float" office:value="9.216">
            <text:p>9.216</text:p>
          </table:table-cell>
          <table:table-cell/>
          <table:table-cell table:formula="of:=MEDIAN(INDIRECT(ADDRESS(ROW();2)):INDIRECT(ADDRESS(ROW();COLUMN()-2)))" office:value-type="float" office:value="17.747">
            <text:p>17.747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201333.3">
            <text:p>201333.3</text:p>
          </table:table-cell>
          <table:table-cell table:formula="of:=AVERAGE(INDIRECT(ADDRESS(ROW();2)):INDIRECT(ADDRESS(ROW();COLUMN()-5)))" office:value-type="float" office:value="11212.6950555556">
            <text:p>11212.6950555556</text:p>
          </table:table-cell>
          <table:table-cell table:formula="of:=STDEV(INDIRECT(ADDRESS(ROW();2)):INDIRECT(ADDRESS(ROW();COLUMN()-6)))" office:value-type="float" office:value="47447.864679678">
            <text:p>47447.8646796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76425">
            <text:p>-29.76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554">
            <text:p>66.55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6.232">
            <text:p>6.232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3.75">
            <text:p>3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116">
            <text:p>4.116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87.5">
            <text:p>187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187.5">
            <text:p>187.5</text:p>
          </table:table-cell>
          <table:table-cell table:formula="of:=AVERAGE(INDIRECT(ADDRESS(ROW();2)):INDIRECT(ADDRESS(ROW();COLUMN()-5)))" office:value-type="float" office:value="13.0526666666667">
            <text:p>13.0526666667</text:p>
          </table:table-cell>
          <table:table-cell table:formula="of:=STDEV(INDIRECT(ADDRESS(ROW();2)):INDIRECT(ADDRESS(ROW();COLUMN()-6)))" office:value-type="float" office:value="43.5549628103591">
            <text:p>43.5549628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375">
            <text:p>9.3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4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4.98">
            <text:p>34.98</text:p>
          </table:table-cell>
          <table:table-cell office:value-type="float" office:value="95.152">
            <text:p>95.152</text:p>
          </table:table-cell>
          <table:table-cell office:value-type="float" office:value="29.282">
            <text:p>29.282</text:p>
          </table:table-cell>
          <table:table-cell office:value-type="float" office:value="2.592">
            <text:p>2.592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9.952">
            <text:p>209.952</text:p>
          </table:table-cell>
          <table:table-cell office:value-type="float" office:value="29.282">
            <text:p>29.282</text:p>
          </table:table-cell>
          <table:table-cell office:value-type="float" office:value="13.122">
            <text:p>13.122</text:p>
          </table:table-cell>
          <table:table-cell office:value-type="float" office:value="57.122">
            <text:p>57.122</text:p>
          </table:table-cell>
          <table:table-cell office:value-type="float" office:value="76.832">
            <text:p>76.832</text:p>
          </table:table-cell>
          <table:table-cell office:value-type="float" office:value="29.282">
            <text:p>29.282</text:p>
          </table:table-cell>
          <table:table-cell office:value-type="float" office:value="18">
            <text:p>18</text:p>
          </table:table-cell>
          <table:table-cell office:value-type="float" office:value="2.592">
            <text:p>2.592</text:p>
          </table:table-cell>
          <table:table-cell office:value-type="float" office:value="20">
            <text:p>20</text:p>
          </table:table-cell>
          <table:table-cell office:value-type="float" office:value="4020">
            <text:p>4020</text:p>
          </table:table-cell>
          <table:table-cell office:value-type="float" office:value="2.592">
            <text:p>2.592</text:p>
          </table:table-cell>
          <table:table-cell/>
          <table:table-cell table:formula="of:=MEDIAN(INDIRECT(ADDRESS(ROW();2)):INDIRECT(ADDRESS(ROW();COLUMN()-2)))" office:value-type="float" office:value="25.641">
            <text:p>25.641</text:p>
          </table:table-cell>
          <table:table-cell table:formula="of:=MIN(INDIRECT(ADDRESS(ROW();2)):INDIRECT(ADDRESS(ROW();COLUMN()-3)))" office:value-type="float" office:value="2.592">
            <text:p>2.592</text:p>
          </table:table-cell>
          <table:table-cell table:formula="of:=MAX(INDIRECT(ADDRESS(ROW();2)):INDIRECT(ADDRESS(ROW();COLUMN()-4)))" office:value-type="float" office:value="4020">
            <text:p>4020</text:p>
          </table:table-cell>
          <table:table-cell table:formula="of:=AVERAGE(INDIRECT(ADDRESS(ROW();2)):INDIRECT(ADDRESS(ROW();COLUMN()-5)))" office:value-type="float" office:value="261.265666666667">
            <text:p>261.2656666667</text:p>
          </table:table-cell>
          <table:table-cell table:formula="of:=STDEV(INDIRECT(ADDRESS(ROW();2)):INDIRECT(ADDRESS(ROW();COLUMN()-6)))" office:value-type="float" office:value="939.337081618045">
            <text:p>939.3370816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0.7595">
            <text:p>-80.75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0.846">
            <text:p>150.846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984">
            <text:p>0.984</text:p>
          </table:table-cell>
          <table:table-cell office:value-type="float" office:value="0.614">
            <text:p>0.614</text:p>
          </table:table-cell>
          <table:table-cell office:value-type="float" office:value="1.5">
            <text:p>1.5</text:p>
          </table:table-cell>
          <table:table-cell office:value-type="float" office:value="58.594">
            <text:p>58.594</text:p>
          </table:table-cell>
          <table:table-cell office:value-type="float" office:value="3.662">
            <text:p>3.662</text:p>
          </table:table-cell>
          <table:table-cell office:value-type="float" office:value="1.5">
            <text:p>1.5</text:p>
          </table:table-cell>
          <table:table-cell office:value-type="float" office:value="0.783">
            <text:p>0.783</text:p>
          </table:table-cell>
          <table:table-cell office:value-type="float" office:value="5.5">
            <text:p>5.5</text:p>
          </table:table-cell>
          <table:table-cell office:value-type="float" office:value="1.222">
            <text:p>1.222</text:p>
          </table:table-cell>
          <table:table-cell office:value-type="float" office:value="3.11">
            <text:p>3.11</text:p>
          </table:table-cell>
          <table:table-cell office:value-type="float" office:value="5.5">
            <text:p>5.5</text:p>
          </table:table-cell>
          <table:table-cell office:value-type="float" office:value="0.194">
            <text:p>0.194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3.662">
            <text:p>3.662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8.594">
            <text:p>58.594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194">
            <text:p>0.194</text:p>
          </table:table-cell>
          <table:table-cell table:formula="of:=MAX(INDIRECT(ADDRESS(ROW();2)):INDIRECT(ADDRESS(ROW();COLUMN()-4)))" office:value-type="float" office:value="58.594">
            <text:p>58.594</text:p>
          </table:table-cell>
          <table:table-cell table:formula="of:=AVERAGE(INDIRECT(ADDRESS(ROW();2)):INDIRECT(ADDRESS(ROW();COLUMN()-5)))" office:value-type="float" office:value="8.4205">
            <text:p>8.4205</text:p>
          </table:table-cell>
          <table:table-cell table:formula="of:=STDEV(INDIRECT(ADDRESS(ROW();2)):INDIRECT(ADDRESS(ROW();COLUMN()-6)))" office:value-type="float" office:value="18.3185557748549">
            <text:p>18.31855577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82">
            <text:p>-5.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7735">
            <text:p>10.773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5.543">
            <text:p>35.543</text:p>
          </table:table-cell>
          <table:table-cell office:value-type="float" office:value="154.87">
            <text:p>154.87</text:p>
          </table:table-cell>
          <table:table-cell office:value-type="float" office:value="19.521">
            <text:p>19.521</text:p>
          </table:table-cell>
          <table:table-cell office:value-type="float" office:value="0.044">
            <text:p>0.044</text:p>
          </table:table-cell>
          <table:table-cell office:value-type="float" office:value="5.461">
            <text:p>5.461</text:p>
          </table:table-cell>
          <table:table-cell office:value-type="float" office:value="13.333">
            <text:p>13.333</text:p>
          </table:table-cell>
          <table:table-cell office:value-type="float" office:value="28.097">
            <text:p>28.097</text:p>
          </table:table-cell>
          <table:table-cell office:value-type="float" office:value="38.173">
            <text:p>38.173</text:p>
          </table:table-cell>
          <table:table-cell office:value-type="float" office:value="23.967">
            <text:p>23.967</text:p>
          </table:table-cell>
          <table:table-cell office:value-type="float" office:value="4.219">
            <text:p>4.219</text:p>
          </table:table-cell>
          <table:table-cell office:value-type="float" office:value="10.386">
            <text:p>10.386</text:p>
          </table:table-cell>
          <table:table-cell office:value-type="float" office:value="395.226">
            <text:p>395.226</text:p>
          </table:table-cell>
          <table:table-cell office:value-type="float" office:value="19.521">
            <text:p>19.521</text:p>
          </table:table-cell>
          <table:table-cell office:value-type="float" office:value="10.909">
            <text:p>10.909</text:p>
          </table:table-cell>
          <table:table-cell office:value-type="float" office:value="0.708">
            <text:p>0.708</text:p>
          </table:table-cell>
          <table:table-cell office:value-type="float" office:value="13.333">
            <text:p>13.333</text:p>
          </table:table-cell>
          <table:table-cell office:value-type="float" office:value="2680">
            <text:p>2680</text:p>
          </table:table-cell>
          <table:table-cell office:value-type="float" office:value="0.044">
            <text:p>0.044</text:p>
          </table:table-cell>
          <table:table-cell/>
          <table:table-cell table:formula="of:=MEDIAN(INDIRECT(ADDRESS(ROW();2)):INDIRECT(ADDRESS(ROW();COLUMN()-2)))" office:value-type="float" office:value="16.427">
            <text:p>16.427</text:p>
          </table:table-cell>
          <table:table-cell table:formula="of:=MIN(INDIRECT(ADDRESS(ROW();2)):INDIRECT(ADDRESS(ROW();COLUMN()-3)))" office:value-type="float" office:value="0.044">
            <text:p>0.044</text:p>
          </table:table-cell>
          <table:table-cell table:formula="of:=MAX(INDIRECT(ADDRESS(ROW();2)):INDIRECT(ADDRESS(ROW();COLUMN()-4)))" office:value-type="float" office:value="2680">
            <text:p>2680</text:p>
          </table:table-cell>
          <table:table-cell table:formula="of:=AVERAGE(INDIRECT(ADDRESS(ROW();2)):INDIRECT(ADDRESS(ROW();COLUMN()-5)))" office:value-type="float" office:value="191.853055555556">
            <text:p>191.8530555556</text:p>
          </table:table-cell>
          <table:table-cell table:formula="of:=STDEV(INDIRECT(ADDRESS(ROW();2)):INDIRECT(ADDRESS(ROW();COLUMN()-6)))" office:value-type="float" office:value="628.046861315438">
            <text:p>628.04686131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4.2755">
            <text:p>-74.27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4.64925">
            <text:p>114.649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5.543">
            <text:p>35.543</text:p>
          </table:table-cell>
          <table:table-cell office:value-type="float" office:value="154.87">
            <text:p>154.87</text:p>
          </table:table-cell>
          <table:table-cell office:value-type="float" office:value="19.521">
            <text:p>19.521</text:p>
          </table:table-cell>
          <table:table-cell office:value-type="float" office:value="0.442">
            <text:p>0.442</text:p>
          </table:table-cell>
          <table:table-cell office:value-type="float" office:value="10.923">
            <text:p>10.923</text:p>
          </table:table-cell>
          <table:table-cell office:value-type="float" office:value="13.333">
            <text:p>13.333</text:p>
          </table:table-cell>
          <table:table-cell office:value-type="float" office:value="28.097">
            <text:p>28.097</text:p>
          </table:table-cell>
          <table:table-cell office:value-type="float" office:value="38.173">
            <text:p>38.173</text:p>
          </table:table-cell>
          <table:table-cell office:value-type="float" office:value="23.967">
            <text:p>23.967</text:p>
          </table:table-cell>
          <table:table-cell office:value-type="float" office:value="4.219">
            <text:p>4.219</text:p>
          </table:table-cell>
          <table:table-cell office:value-type="float" office:value="10.386">
            <text:p>10.386</text:p>
          </table:table-cell>
          <table:table-cell office:value-type="float" office:value="395.226">
            <text:p>395.226</text:p>
          </table:table-cell>
          <table:table-cell office:value-type="float" office:value="19.521">
            <text:p>19.521</text:p>
          </table:table-cell>
          <table:table-cell office:value-type="float" office:value="10.909">
            <text:p>10.909</text:p>
          </table:table-cell>
          <table:table-cell office:value-type="float" office:value="2.831">
            <text:p>2.831</text:p>
          </table:table-cell>
          <table:table-cell office:value-type="float" office:value="13.333">
            <text:p>13.333</text:p>
          </table:table-cell>
          <table:table-cell office:value-type="float" office:value="26800">
            <text:p>26800</text:p>
          </table:table-cell>
          <table:table-cell office:value-type="float" office:value="0.442">
            <text:p>0.442</text:p>
          </table:table-cell>
          <table:table-cell/>
          <table:table-cell table:formula="of:=MEDIAN(INDIRECT(ADDRESS(ROW();2)):INDIRECT(ADDRESS(ROW();COLUMN()-2)))" office:value-type="float" office:value="16.427">
            <text:p>16.427</text:p>
          </table:table-cell>
          <table:table-cell table:formula="of:=MIN(INDIRECT(ADDRESS(ROW();2)):INDIRECT(ADDRESS(ROW();COLUMN()-3)))" office:value-type="float" office:value="0.442">
            <text:p>0.442</text:p>
          </table:table-cell>
          <table:table-cell table:formula="of:=MAX(INDIRECT(ADDRESS(ROW();2)):INDIRECT(ADDRESS(ROW();COLUMN()-4)))" office:value-type="float" office:value="26800">
            <text:p>26800</text:p>
          </table:table-cell>
          <table:table-cell table:formula="of:=AVERAGE(INDIRECT(ADDRESS(ROW();2)):INDIRECT(ADDRESS(ROW();COLUMN()-5)))" office:value-type="float" office:value="1532.31866666667">
            <text:p>1532.3186666667</text:p>
          </table:table-cell>
          <table:table-cell table:formula="of:=STDEV(INDIRECT(ADDRESS(ROW();2)):INDIRECT(ADDRESS(ROW();COLUMN()-6)))" office:value-type="float" office:value="6306.68064919815">
            <text:p>6306.68064919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8.9775">
            <text:p>-58.9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3.17575">
            <text:p>103.175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5.543">
            <text:p>35.543</text:p>
          </table:table-cell>
          <table:table-cell office:value-type="float" office:value="154.87">
            <text:p>154.87</text:p>
          </table:table-cell>
          <table:table-cell office:value-type="float" office:value="19.521">
            <text:p>19.521</text:p>
          </table:table-cell>
          <table:table-cell office:value-type="float" office:value="1.548">
            <text:p>1.548</text:p>
          </table:table-cell>
          <table:table-cell office:value-type="float" office:value="10.923">
            <text:p>10.923</text:p>
          </table:table-cell>
          <table:table-cell office:value-type="float" office:value="13.333">
            <text:p>13.333</text:p>
          </table:table-cell>
          <table:table-cell office:value-type="float" office:value="28.097">
            <text:p>28.097</text:p>
          </table:table-cell>
          <table:table-cell office:value-type="float" office:value="38.173">
            <text:p>38.173</text:p>
          </table:table-cell>
          <table:table-cell office:value-type="float" office:value="23.967">
            <text:p>23.967</text:p>
          </table:table-cell>
          <table:table-cell office:value-type="float" office:value="4.219">
            <text:p>4.219</text:p>
          </table:table-cell>
          <table:table-cell office:value-type="float" office:value="10.386">
            <text:p>10.386</text:p>
          </table:table-cell>
          <table:table-cell office:value-type="float" office:value="395.226">
            <text:p>395.226</text:p>
          </table:table-cell>
          <table:table-cell office:value-type="float" office:value="19.521">
            <text:p>19.521</text:p>
          </table:table-cell>
          <table:table-cell office:value-type="float" office:value="10.909">
            <text:p>10.909</text:p>
          </table:table-cell>
          <table:table-cell office:value-type="float" office:value="2.831">
            <text:p>2.831</text:p>
          </table:table-cell>
          <table:table-cell office:value-type="float" office:value="13.333">
            <text:p>13.333</text:p>
          </table:table-cell>
          <table:table-cell office:value-type="float" office:value="25125000">
            <text:p>25125000</text:p>
          </table:table-cell>
          <table:table-cell office:value-type="float" office:value="1.548">
            <text:p>1.548</text:p>
          </table:table-cell>
          <table:table-cell/>
          <table:table-cell table:formula="of:=MEDIAN(INDIRECT(ADDRESS(ROW();2)):INDIRECT(ADDRESS(ROW();COLUMN()-2)))" office:value-type="float" office:value="16.427">
            <text:p>16.427</text:p>
          </table:table-cell>
          <table:table-cell table:formula="of:=MIN(INDIRECT(ADDRESS(ROW();2)):INDIRECT(ADDRESS(ROW();COLUMN()-3)))" office:value-type="float" office:value="1.548">
            <text:p>1.548</text:p>
          </table:table-cell>
          <table:table-cell table:formula="of:=MAX(INDIRECT(ADDRESS(ROW();2)):INDIRECT(ADDRESS(ROW();COLUMN()-4)))" office:value-type="float" office:value="25125000">
            <text:p>25125000</text:p>
          </table:table-cell>
          <table:table-cell table:formula="of:=AVERAGE(INDIRECT(ADDRESS(ROW();2)):INDIRECT(ADDRESS(ROW();COLUMN()-5)))" office:value-type="float" office:value="1395876.886">
            <text:p>1395876.886</text:p>
          </table:table-cell>
          <table:table-cell table:formula="of:=STDEV(INDIRECT(ADDRESS(ROW();2)):INDIRECT(ADDRESS(ROW();COLUMN()-6)))" office:value-type="float" office:value="5922008.42386772">
            <text:p>5922008.423867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8.9775">
            <text:p>-58.9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3.17575">
            <text:p>103.175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5.543">
            <text:p>35.543</text:p>
          </table:table-cell>
          <table:table-cell office:value-type="float" office:value="154.87">
            <text:p>154.87</text:p>
          </table:table-cell>
          <table:table-cell office:value-type="float" office:value="19.521">
            <text:p>19.521</text:p>
          </table:table-cell>
          <table:table-cell office:value-type="float" office:value="4.424">
            <text:p>4.424</text:p>
          </table:table-cell>
          <table:table-cell office:value-type="float" office:value="10.923">
            <text:p>10.923</text:p>
          </table:table-cell>
          <table:table-cell office:value-type="float" office:value="13.333">
            <text:p>13.333</text:p>
          </table:table-cell>
          <table:table-cell office:value-type="float" office:value="28.097">
            <text:p>28.097</text:p>
          </table:table-cell>
          <table:table-cell office:value-type="float" office:value="38.173">
            <text:p>38.173</text:p>
          </table:table-cell>
          <table:table-cell office:value-type="float" office:value="23.967">
            <text:p>23.967</text:p>
          </table:table-cell>
          <table:table-cell office:value-type="float" office:value="4.219">
            <text:p>4.219</text:p>
          </table:table-cell>
          <table:table-cell office:value-type="float" office:value="10.386">
            <text:p>10.386</text:p>
          </table:table-cell>
          <table:table-cell office:value-type="float" office:value="395.226">
            <text:p>395.226</text:p>
          </table:table-cell>
          <table:table-cell office:value-type="float" office:value="19.521">
            <text:p>19.521</text:p>
          </table:table-cell>
          <table:table-cell office:value-type="float" office:value="10.909">
            <text:p>10.909</text:p>
          </table:table-cell>
          <table:table-cell office:value-type="float" office:value="2.831">
            <text:p>2.831</text:p>
          </table:table-cell>
          <table:table-cell office:value-type="float" office:value="13.333">
            <text:p>13.333</text:p>
          </table:table-cell>
          <table:table-cell office:value-type="float" office:value="268000">
            <text:p>268000</text:p>
          </table:table-cell>
          <table:table-cell office:value-type="float" office:value="2.212">
            <text:p>2.212</text:p>
          </table:table-cell>
          <table:table-cell/>
          <table:table-cell table:formula="of:=MEDIAN(INDIRECT(ADDRESS(ROW();2)):INDIRECT(ADDRESS(ROW();COLUMN()-2)))" office:value-type="float" office:value="16.427">
            <text:p>16.427</text:p>
          </table:table-cell>
          <table:table-cell table:formula="of:=MIN(INDIRECT(ADDRESS(ROW();2)):INDIRECT(ADDRESS(ROW();COLUMN()-3)))" office:value-type="float" office:value="2.212">
            <text:p>2.212</text:p>
          </table:table-cell>
          <table:table-cell table:formula="of:=MAX(INDIRECT(ADDRESS(ROW();2)):INDIRECT(ADDRESS(ROW();COLUMN()-4)))" office:value-type="float" office:value="268000">
            <text:p>268000</text:p>
          </table:table-cell>
          <table:table-cell table:formula="of:=AVERAGE(INDIRECT(ADDRESS(ROW();2)):INDIRECT(ADDRESS(ROW();COLUMN()-5)))" office:value-type="float" office:value="14932.6382222222">
            <text:p>14932.6382222222</text:p>
          </table:table-cell>
          <table:table-cell table:formula="of:=STDEV(INDIRECT(ADDRESS(ROW();2)):INDIRECT(ADDRESS(ROW();COLUMN()-6)))" office:value-type="float" office:value="63157.3569231592">
            <text:p>63157.35692315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8.9775">
            <text:p>-58.9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3.17575">
            <text:p>103.175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8.478">
            <text:p>8.478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762">
            <text:p>5.762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937.5">
            <text:p>937.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937.5">
            <text:p>937.5</text:p>
          </table:table-cell>
          <table:table-cell table:formula="of:=AVERAGE(INDIRECT(ADDRESS(ROW();2)):INDIRECT(ADDRESS(ROW();COLUMN()-5)))" office:value-type="float" office:value="55.1994444444444">
            <text:p>55.1994444444</text:p>
          </table:table-cell>
          <table:table-cell table:formula="of:=STDEV(INDIRECT(ADDRESS(ROW();2)):INDIRECT(ADDRESS(ROW();COLUMN()-6)))" office:value-type="float" office:value="220.201082385335">
            <text:p>220.20108238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25">
            <text:p>-6.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125">
            <text:p>12.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6"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-1">
            <text:p>-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2.7222222222222">
            <text:p>12.7222222222</text:p>
          </table:table-cell>
          <table:table-cell table:formula="of:=STDEV(INDIRECT(ADDRESS(ROW();2)):INDIRECT(ADDRESS(ROW();COLUMN()-6)))" office:value-type="float" office:value="4.72546985594841">
            <text:p>4.7254698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">
            <text:p>2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5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0.227">
            <text:p>40.227</text:p>
          </table:table-cell>
          <table:table-cell office:value-type="float" office:value="124.182">
            <text:p>124.182</text:p>
          </table:table-cell>
          <table:table-cell office:value-type="float" office:value="32.21">
            <text:p>32.21</text:p>
          </table:table-cell>
          <table:table-cell office:value-type="float" office:value="1.555">
            <text:p>1.555</text:p>
          </table:table-cell>
          <table:table-cell table:number-columns-repeated="2" office:value-type="float" office:value="20">
            <text:p>20</text:p>
          </table:table-cell>
          <table:table-cell office:value-type="float" office:value="22.5">
            <text:p>22.5</text:p>
          </table:table-cell>
          <table:table-cell office:value-type="float" office:value="377.914">
            <text:p>377.914</text:p>
          </table:table-cell>
          <table:table-cell office:value-type="float" office:value="32.21">
            <text:p>32.21</text:p>
          </table:table-cell>
          <table:table-cell office:value-type="float" office:value="11.81">
            <text:p>11.81</text:p>
          </table:table-cell>
          <table:table-cell office:value-type="float" office:value="74.259">
            <text:p>74.259</text:p>
          </table:table-cell>
          <table:table-cell office:value-type="float" office:value="107.565">
            <text:p>107.565</text:p>
          </table:table-cell>
          <table:table-cell office:value-type="float" office:value="32.21">
            <text:p>32.21</text:p>
          </table:table-cell>
          <table:table-cell office:value-type="float" office:value="18">
            <text:p>18</text:p>
          </table:table-cell>
          <table:table-cell office:value-type="float" office:value="1.555">
            <text:p>1.555</text:p>
          </table:table-cell>
          <table:table-cell office:value-type="float" office:value="20">
            <text:p>20</text:p>
          </table:table-cell>
          <table:table-cell office:value-type="float" office:value="5020">
            <text:p>5020</text:p>
          </table:table-cell>
          <table:table-cell office:value-type="float" office:value="1.555">
            <text:p>1.555</text:p>
          </table:table-cell>
          <table:table-cell/>
          <table:table-cell table:formula="of:=MEDIAN(INDIRECT(ADDRESS(ROW();2)):INDIRECT(ADDRESS(ROW();COLUMN()-2)))" office:value-type="float" office:value="27.355">
            <text:p>27.355</text:p>
          </table:table-cell>
          <table:table-cell table:formula="of:=MIN(INDIRECT(ADDRESS(ROW();2)):INDIRECT(ADDRESS(ROW();COLUMN()-3)))" office:value-type="float" office:value="1.555">
            <text:p>1.555</text:p>
          </table:table-cell>
          <table:table-cell table:formula="of:=MAX(INDIRECT(ADDRESS(ROW();2)):INDIRECT(ADDRESS(ROW();COLUMN()-4)))" office:value-type="float" office:value="5020">
            <text:p>5020</text:p>
          </table:table-cell>
          <table:table-cell table:formula="of:=AVERAGE(INDIRECT(ADDRESS(ROW();2)):INDIRECT(ADDRESS(ROW();COLUMN()-5)))" office:value-type="float" office:value="330.986222222222">
            <text:p>330.9862222222</text:p>
          </table:table-cell>
          <table:table-cell table:formula="of:=STDEV(INDIRECT(ADDRESS(ROW();2)):INDIRECT(ADDRESS(ROW();COLUMN()-6)))" office:value-type="float" office:value="1173.49900637601">
            <text:p>1173.4990063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3.253">
            <text:p>-123.25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7.504">
            <text:p>207.504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886">
            <text:p>0.886</text:p>
          </table:table-cell>
          <table:table-cell office:value-type="float" office:value="0.492">
            <text:p>0.492</text:p>
          </table:table-cell>
          <table:table-cell office:value-type="float" office:value="1.5">
            <text:p>1.5</text:p>
          </table:table-cell>
          <table:table-cell office:value-type="float" office:value="146.484">
            <text:p>146.484</text:p>
          </table:table-cell>
          <table:table-cell office:value-type="float" office:value="4.578">
            <text:p>4.578</text:p>
          </table:table-cell>
          <table:table-cell office:value-type="float" office:value="1.5">
            <text:p>1.5</text:p>
          </table:table-cell>
          <table:table-cell office:value-type="float" office:value="0.666">
            <text:p>0.666</text:p>
          </table:table-cell>
          <table:table-cell office:value-type="float" office:value="6.5">
            <text:p>6.5</text:p>
          </table:table-cell>
          <table:table-cell office:value-type="float" office:value="1.161">
            <text:p>1.161</text:p>
          </table:table-cell>
          <table:table-cell office:value-type="float" office:value="3.732">
            <text:p>3.732</text:p>
          </table:table-cell>
          <table:table-cell office:value-type="float" office:value="6.5">
            <text:p>6.5</text:p>
          </table:table-cell>
          <table:table-cell office:value-type="float" office:value="0.117">
            <text:p>0.117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4.578">
            <text:p>4.57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46.484">
            <text:p>146.484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117">
            <text:p>0.117</text:p>
          </table:table-cell>
          <table:table-cell table:formula="of:=MAX(INDIRECT(ADDRESS(ROW();2)):INDIRECT(ADDRESS(ROW();COLUMN()-4)))" office:value-type="float" office:value="146.484">
            <text:p>146.484</text:p>
          </table:table-cell>
          <table:table-cell table:formula="of:=AVERAGE(INDIRECT(ADDRESS(ROW();2)):INDIRECT(ADDRESS(ROW();COLUMN()-5)))" office:value-type="float" office:value="18.4071111111111">
            <text:p>18.4071111111</text:p>
          </table:table-cell>
          <table:table-cell table:formula="of:=STDEV(INDIRECT(ADDRESS(ROW();2)):INDIRECT(ADDRESS(ROW();COLUMN()-6)))" office:value-type="float" office:value="46.6359378715964">
            <text:p>46.63593787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751">
            <text:p>-8.75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.57475">
            <text:p>14.574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45.417">
            <text:p>45.417</text:p>
          </table:table-cell>
          <table:table-cell office:value-type="float" office:value="252.65">
            <text:p>252.65</text:p>
          </table:table-cell>
          <table:table-cell office:value-type="float" office:value="21.473">
            <text:p>21.473</text:p>
          </table:table-cell>
          <table:table-cell office:value-type="float" office:value="0.011">
            <text:p>0.011</text:p>
          </table:table-cell>
          <table:table-cell office:value-type="float" office:value="4.369">
            <text:p>4.369</text:p>
          </table:table-cell>
          <table:table-cell office:value-type="float" office:value="13.333">
            <text:p>13.333</text:p>
          </table:table-cell>
          <table:table-cell office:value-type="float" office:value="33.806">
            <text:p>33.806</text:p>
          </table:table-cell>
          <table:table-cell office:value-type="float" office:value="58.141">
            <text:p>58.141</text:p>
          </table:table-cell>
          <table:table-cell office:value-type="float" office:value="27.751">
            <text:p>27.751</text:p>
          </table:table-cell>
          <table:table-cell office:value-type="float" office:value="3.164">
            <text:p>3.164</text:p>
          </table:table-cell>
          <table:table-cell office:value-type="float" office:value="11.424">
            <text:p>11.424</text:p>
          </table:table-cell>
          <table:table-cell office:value-type="float" office:value="922.195">
            <text:p>922.195</text:p>
          </table:table-cell>
          <table:table-cell office:value-type="float" office:value="21.473">
            <text:p>21.473</text:p>
          </table:table-cell>
          <table:table-cell office:value-type="float" office:value="10.909">
            <text:p>10.909</text:p>
          </table:table-cell>
          <table:table-cell office:value-type="float" office:value="0.34">
            <text:p>0.34</text:p>
          </table:table-cell>
          <table:table-cell office:value-type="float" office:value="13.333">
            <text:p>13.333</text:p>
          </table:table-cell>
          <table:table-cell office:value-type="float" office:value="3346.667">
            <text:p>3346.667</text:p>
          </table:table-cell>
          <table:table-cell office:value-type="float" office:value="0.011">
            <text:p>0.011</text:p>
          </table:table-cell>
          <table:table-cell/>
          <table:table-cell table:formula="of:=MEDIAN(INDIRECT(ADDRESS(ROW();2)):INDIRECT(ADDRESS(ROW();COLUMN()-2)))" office:value-type="float" office:value="17.403">
            <text:p>17.403</text:p>
          </table:table-cell>
          <table:table-cell table:formula="of:=MIN(INDIRECT(ADDRESS(ROW();2)):INDIRECT(ADDRESS(ROW();COLUMN()-3)))" office:value-type="float" office:value="0.011">
            <text:p>0.011</text:p>
          </table:table-cell>
          <table:table-cell table:formula="of:=MAX(INDIRECT(ADDRESS(ROW();2)):INDIRECT(ADDRESS(ROW();COLUMN()-4)))" office:value-type="float" office:value="3346.667">
            <text:p>3346.667</text:p>
          </table:table-cell>
          <table:table-cell table:formula="of:=AVERAGE(INDIRECT(ADDRESS(ROW();2)):INDIRECT(ADDRESS(ROW();COLUMN()-5)))" office:value-type="float" office:value="265.914833333333">
            <text:p>265.9148333333</text:p>
          </table:table-cell>
          <table:table-cell table:formula="of:=STDEV(INDIRECT(ADDRESS(ROW();2)):INDIRECT(ADDRESS(ROW();COLUMN()-6)))" office:value-type="float" office:value="798.917486884689">
            <text:p>798.91748688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3.52675">
            <text:p>-103.52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2.045">
            <text:p>152.04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45.417">
            <text:p>45.417</text:p>
          </table:table-cell>
          <table:table-cell office:value-type="float" office:value="252.65">
            <text:p>252.65</text:p>
          </table:table-cell>
          <table:table-cell office:value-type="float" office:value="21.473">
            <text:p>21.473</text:p>
          </table:table-cell>
          <table:table-cell office:value-type="float" office:value="0.106">
            <text:p>0.106</text:p>
          </table:table-cell>
          <table:table-cell office:value-type="float" office:value="8.738">
            <text:p>8.738</text:p>
          </table:table-cell>
          <table:table-cell office:value-type="float" office:value="13.333">
            <text:p>13.333</text:p>
          </table:table-cell>
          <table:table-cell office:value-type="float" office:value="33.806">
            <text:p>33.806</text:p>
          </table:table-cell>
          <table:table-cell office:value-type="float" office:value="58.141">
            <text:p>58.141</text:p>
          </table:table-cell>
          <table:table-cell office:value-type="float" office:value="27.751">
            <text:p>27.751</text:p>
          </table:table-cell>
          <table:table-cell office:value-type="float" office:value="3.164">
            <text:p>3.164</text:p>
          </table:table-cell>
          <table:table-cell office:value-type="float" office:value="11.424">
            <text:p>11.424</text:p>
          </table:table-cell>
          <table:table-cell office:value-type="float" office:value="922.195">
            <text:p>922.195</text:p>
          </table:table-cell>
          <table:table-cell office:value-type="float" office:value="21.473">
            <text:p>21.473</text:p>
          </table:table-cell>
          <table:table-cell office:value-type="float" office:value="10.909">
            <text:p>10.909</text:p>
          </table:table-cell>
          <table:table-cell office:value-type="float" office:value="1.359">
            <text:p>1.359</text:p>
          </table:table-cell>
          <table:table-cell office:value-type="float" office:value="13.333">
            <text:p>13.333</text:p>
          </table:table-cell>
          <table:table-cell office:value-type="float" office:value="33466.67">
            <text:p>33466.67</text:p>
          </table:table-cell>
          <table:table-cell office:value-type="float" office:value="0.106">
            <text:p>0.106</text:p>
          </table:table-cell>
          <table:table-cell/>
          <table:table-cell table:formula="of:=MEDIAN(INDIRECT(ADDRESS(ROW();2)):INDIRECT(ADDRESS(ROW();COLUMN()-2)))" office:value-type="float" office:value="17.403">
            <text:p>17.403</text:p>
          </table:table-cell>
          <table:table-cell table:formula="of:=MIN(INDIRECT(ADDRESS(ROW();2)):INDIRECT(ADDRESS(ROW();COLUMN()-3)))" office:value-type="float" office:value="0.106">
            <text:p>0.106</text:p>
          </table:table-cell>
          <table:table-cell table:formula="of:=MAX(INDIRECT(ADDRESS(ROW();2)):INDIRECT(ADDRESS(ROW();COLUMN()-4)))" office:value-type="float" office:value="33466.67">
            <text:p>33466.67</text:p>
          </table:table-cell>
          <table:table-cell table:formula="of:=AVERAGE(INDIRECT(ADDRESS(ROW();2)):INDIRECT(ADDRESS(ROW();COLUMN()-5)))" office:value-type="float" office:value="1939.55822222222">
            <text:p>1939.5582222222</text:p>
          </table:table-cell>
          <table:table-cell table:formula="of:=STDEV(INDIRECT(ADDRESS(ROW();2)):INDIRECT(ADDRESS(ROW();COLUMN()-6)))" office:value-type="float" office:value="7871.12107376595">
            <text:p>7871.1210737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0.41975">
            <text:p>-90.41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2.21475">
            <text:p>142.214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45.417">
            <text:p>45.417</text:p>
          </table:table-cell>
          <table:table-cell office:value-type="float" office:value="252.65">
            <text:p>252.65</text:p>
          </table:table-cell>
          <table:table-cell office:value-type="float" office:value="21.473">
            <text:p>21.473</text:p>
          </table:table-cell>
          <table:table-cell office:value-type="float" office:value="0.425">
            <text:p>0.425</text:p>
          </table:table-cell>
          <table:table-cell office:value-type="float" office:value="8.738">
            <text:p>8.738</text:p>
          </table:table-cell>
          <table:table-cell office:value-type="float" office:value="13.333">
            <text:p>13.333</text:p>
          </table:table-cell>
          <table:table-cell office:value-type="float" office:value="33.806">
            <text:p>33.806</text:p>
          </table:table-cell>
          <table:table-cell office:value-type="float" office:value="58.141">
            <text:p>58.141</text:p>
          </table:table-cell>
          <table:table-cell office:value-type="float" office:value="27.751">
            <text:p>27.751</text:p>
          </table:table-cell>
          <table:table-cell office:value-type="float" office:value="3.164">
            <text:p>3.164</text:p>
          </table:table-cell>
          <table:table-cell office:value-type="float" office:value="11.424">
            <text:p>11.424</text:p>
          </table:table-cell>
          <table:table-cell office:value-type="float" office:value="922.195">
            <text:p>922.195</text:p>
          </table:table-cell>
          <table:table-cell office:value-type="float" office:value="21.473">
            <text:p>21.473</text:p>
          </table:table-cell>
          <table:table-cell office:value-type="float" office:value="10.909">
            <text:p>10.909</text:p>
          </table:table-cell>
          <table:table-cell office:value-type="float" office:value="1.359">
            <text:p>1.359</text:p>
          </table:table-cell>
          <table:table-cell office:value-type="float" office:value="13.333">
            <text:p>13.333</text:p>
          </table:table-cell>
          <table:table-cell office:value-type="float" office:value="156875000">
            <text:p>156875000</text:p>
          </table:table-cell>
          <table:table-cell office:value-type="float" office:value="0.425">
            <text:p>0.425</text:p>
          </table:table-cell>
          <table:table-cell/>
          <table:table-cell table:formula="of:=MEDIAN(INDIRECT(ADDRESS(ROW();2)):INDIRECT(ADDRESS(ROW();COLUMN()-2)))" office:value-type="float" office:value="17.403">
            <text:p>17.403</text:p>
          </table:table-cell>
          <table:table-cell table:formula="of:=MIN(INDIRECT(ADDRESS(ROW();2)):INDIRECT(ADDRESS(ROW();COLUMN()-3)))" office:value-type="float" office:value="0.425">
            <text:p>0.425</text:p>
          </table:table-cell>
          <table:table-cell table:formula="of:=MAX(INDIRECT(ADDRESS(ROW();2)):INDIRECT(ADDRESS(ROW();COLUMN()-4)))" office:value-type="float" office:value="156875000">
            <text:p>156875000</text:p>
          </table:table-cell>
          <table:table-cell table:formula="of:=AVERAGE(INDIRECT(ADDRESS(ROW();2)):INDIRECT(ADDRESS(ROW();COLUMN()-5)))" office:value-type="float" office:value="8715358.112">
            <text:p>8715358.112</text:p>
          </table:table-cell>
          <table:table-cell table:formula="of:=STDEV(INDIRECT(ADDRESS(ROW();2)):INDIRECT(ADDRESS(ROW();COLUMN()-6)))" office:value-type="float" office:value="36975772.0514043">
            <text:p>36975772.05140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0.41975">
            <text:p>-90.41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2.21475">
            <text:p>142.214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45.417">
            <text:p>45.417</text:p>
          </table:table-cell>
          <table:table-cell office:value-type="float" office:value="252.65">
            <text:p>252.65</text:p>
          </table:table-cell>
          <table:table-cell office:value-type="float" office:value="21.473">
            <text:p>21.473</text:p>
          </table:table-cell>
          <table:table-cell office:value-type="float" office:value="1.062">
            <text:p>1.062</text:p>
          </table:table-cell>
          <table:table-cell office:value-type="float" office:value="8.738">
            <text:p>8.738</text:p>
          </table:table-cell>
          <table:table-cell office:value-type="float" office:value="13.333">
            <text:p>13.333</text:p>
          </table:table-cell>
          <table:table-cell office:value-type="float" office:value="33.806">
            <text:p>33.806</text:p>
          </table:table-cell>
          <table:table-cell office:value-type="float" office:value="58.141">
            <text:p>58.141</text:p>
          </table:table-cell>
          <table:table-cell office:value-type="float" office:value="27.751">
            <text:p>27.751</text:p>
          </table:table-cell>
          <table:table-cell office:value-type="float" office:value="3.164">
            <text:p>3.164</text:p>
          </table:table-cell>
          <table:table-cell office:value-type="float" office:value="11.424">
            <text:p>11.424</text:p>
          </table:table-cell>
          <table:table-cell office:value-type="float" office:value="922.195">
            <text:p>922.195</text:p>
          </table:table-cell>
          <table:table-cell office:value-type="float" office:value="21.473">
            <text:p>21.473</text:p>
          </table:table-cell>
          <table:table-cell office:value-type="float" office:value="10.909">
            <text:p>10.909</text:p>
          </table:table-cell>
          <table:table-cell office:value-type="float" office:value="1.359">
            <text:p>1.359</text:p>
          </table:table-cell>
          <table:table-cell office:value-type="float" office:value="13.333">
            <text:p>13.333</text:p>
          </table:table-cell>
          <table:table-cell office:value-type="float" office:value="334666.7">
            <text:p>334666.7</text:p>
          </table:table-cell>
          <table:table-cell office:value-type="float" office:value="0.531">
            <text:p>0.531</text:p>
          </table:table-cell>
          <table:table-cell/>
          <table:table-cell table:formula="of:=MEDIAN(INDIRECT(ADDRESS(ROW();2)):INDIRECT(ADDRESS(ROW();COLUMN()-2)))" office:value-type="float" office:value="17.403">
            <text:p>17.403</text:p>
          </table:table-cell>
          <table:table-cell table:formula="of:=MIN(INDIRECT(ADDRESS(ROW();2)):INDIRECT(ADDRESS(ROW();COLUMN()-3)))" office:value-type="float" office:value="0.531">
            <text:p>0.531</text:p>
          </table:table-cell>
          <table:table-cell table:formula="of:=MAX(INDIRECT(ADDRESS(ROW();2)):INDIRECT(ADDRESS(ROW();COLUMN()-4)))" office:value-type="float" office:value="334666.7">
            <text:p>334666.7</text:p>
          </table:table-cell>
          <table:table-cell table:formula="of:=AVERAGE(INDIRECT(ADDRESS(ROW();2)):INDIRECT(ADDRESS(ROW();COLUMN()-5)))" office:value-type="float" office:value="18672.9699444444">
            <text:p>18672.9699444444</text:p>
          </table:table-cell>
          <table:table-cell table:formula="of:=STDEV(INDIRECT(ADDRESS(ROW();2)):INDIRECT(ADDRESS(ROW();COLUMN()-6)))" office:value-type="float" office:value="78861.9369977368">
            <text:p>78861.93699773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0.41975">
            <text:p>-90.41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2.21475">
            <text:p>142.214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11.174">
            <text:p>11.174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5.25">
            <text:p>5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.067">
            <text:p>8.067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office:value-type="float" office:value="4687.5">
            <text:p>4687.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4687.5">
            <text:p>4687.5</text:p>
          </table:table-cell>
          <table:table-cell table:formula="of:=AVERAGE(INDIRECT(ADDRESS(ROW();2)):INDIRECT(ADDRESS(ROW();COLUMN()-5)))" office:value-type="float" office:value="264.0745">
            <text:p>264.0745</text:p>
          </table:table-cell>
          <table:table-cell table:formula="of:=STDEV(INDIRECT(ADDRESS(ROW();2)):INDIRECT(ADDRESS(ROW();COLUMN()-6)))" office:value-type="float" office:value="1103.94452644251">
            <text:p>1103.944526442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3125">
            <text:p>-8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.875">
            <text:p>14.8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number-columns-repeated="6"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 table:number-columns-repeated="3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18">
            <text:p>18</text:p>
          </table:table-cell>
          <table:table-cell table:formula="of:=MIN(INDIRECT(ADDRESS(ROW();2)):INDIRECT(ADDRESS(ROW();COLUMN()-3)))" office:value-type="float" office:value="-2">
            <text:p>-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4.9444444444444">
            <text:p>14.9444444444</text:p>
          </table:table-cell>
          <table:table-cell table:formula="of:=STDEV(INDIRECT(ADDRESS(ROW();2)):INDIRECT(ADDRESS(ROW();COLUMN()-6)))" office:value-type="float" office:value="5.72376081859617">
            <text:p>5.72376081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">
            <text:p>-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">
            <text:p>3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6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6.261">
            <text:p>46.261</text:p>
          </table:table-cell>
          <table:table-cell office:value-type="float" office:value="159.019">
            <text:p>159.019</text:p>
          </table:table-cell>
          <table:table-cell office:value-type="float" office:value="35.431">
            <text:p>35.431</text:p>
          </table:table-cell>
          <table:table-cell office:value-type="float" office:value="0.933">
            <text:p>0.93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680.244">
            <text:p>680.244</text:p>
          </table:table-cell>
          <table:table-cell office:value-type="float" office:value="35.431">
            <text:p>35.431</text:p>
          </table:table-cell>
          <table:table-cell office:value-type="float" office:value="10.629">
            <text:p>10.629</text:p>
          </table:table-cell>
          <table:table-cell office:value-type="float" office:value="96.536">
            <text:p>96.536</text:p>
          </table:table-cell>
          <table:table-cell office:value-type="float" office:value="150.591">
            <text:p>150.591</text:p>
          </table:table-cell>
          <table:table-cell office:value-type="float" office:value="35.431">
            <text:p>35.431</text:p>
          </table:table-cell>
          <table:table-cell office:value-type="float" office:value="18">
            <text:p>18</text:p>
          </table:table-cell>
          <table:table-cell office:value-type="float" office:value="0.933">
            <text:p>0.933</text:p>
          </table:table-cell>
          <table:table-cell office:value-type="float" office:value="20">
            <text:p>20</text:p>
          </table:table-cell>
          <table:table-cell office:value-type="float" office:value="6020">
            <text:p>6020</text:p>
          </table:table-cell>
          <table:table-cell office:value-type="float" office:value="0.933">
            <text:p>0.933</text:p>
          </table:table-cell>
          <table:table-cell/>
          <table:table-cell table:formula="of:=MEDIAN(INDIRECT(ADDRESS(ROW();2)):INDIRECT(ADDRESS(ROW();COLUMN()-2)))" office:value-type="float" office:value="29.2155">
            <text:p>29.2155</text:p>
          </table:table-cell>
          <table:table-cell table:formula="of:=MIN(INDIRECT(ADDRESS(ROW();2)):INDIRECT(ADDRESS(ROW();COLUMN()-3)))" office:value-type="float" office:value="0.933">
            <text:p>0.933</text:p>
          </table:table-cell>
          <table:table-cell table:formula="of:=MAX(INDIRECT(ADDRESS(ROW();2)):INDIRECT(ADDRESS(ROW();COLUMN()-4)))" office:value-type="float" office:value="6020">
            <text:p>6020</text:p>
          </table:table-cell>
          <table:table-cell table:formula="of:=AVERAGE(INDIRECT(ADDRESS(ROW();2)):INDIRECT(ADDRESS(ROW();COLUMN()-5)))" office:value-type="float" office:value="409.631777777778">
            <text:p>409.6317777778</text:p>
          </table:table-cell>
          <table:table-cell table:formula="of:=STDEV(INDIRECT(ADDRESS(ROW();2)):INDIRECT(ADDRESS(ROW();COLUMN()-6)))" office:value-type="float" office:value="1408.96547455736">
            <text:p>1408.9654745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7.90175">
            <text:p>-177.90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0.369">
            <text:p>280.369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797">
            <text:p>0.797</text:p>
          </table:table-cell>
          <table:table-cell office:value-type="float" office:value="0.393">
            <text:p>0.393</text:p>
          </table:table-cell>
          <table:table-cell office:value-type="float" office:value="1.5">
            <text:p>1.5</text:p>
          </table:table-cell>
          <table:table-cell office:value-type="float" office:value="366.211">
            <text:p>366.211</text:p>
          </table:table-cell>
          <table:table-cell office:value-type="float" office:value="5.722">
            <text:p>5.722</text:p>
          </table:table-cell>
          <table:table-cell office:value-type="float" office:value="1.5">
            <text:p>1.5</text:p>
          </table:table-cell>
          <table:table-cell office:value-type="float" office:value="0.566">
            <text:p>0.566</text:p>
          </table:table-cell>
          <table:table-cell office:value-type="float" office:value="7.5">
            <text:p>7.5</text:p>
          </table:table-cell>
          <table:table-cell office:value-type="float" office:value="1.103">
            <text:p>1.103</text:p>
          </table:table-cell>
          <table:table-cell office:value-type="float" office:value="4.479">
            <text:p>4.479</text:p>
          </table:table-cell>
          <table:table-cell office:value-type="float" office:value="7.5">
            <text:p>7.5</text:p>
          </table:table-cell>
          <table:table-cell office:value-type="float" office:value="0.07">
            <text:p>0.07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5.722">
            <text:p>5.722</text:p>
          </table:table-cell>
          <table:table-cell table:number-columns-repeated="2" office:value-type="float" office:value="1.5">
            <text:p>1.5</text:p>
          </table:table-cell>
          <table:table-cell office:value-type="float" office:value="366.211">
            <text:p>366.211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07">
            <text:p>0.07</text:p>
          </table:table-cell>
          <table:table-cell table:formula="of:=MAX(INDIRECT(ADDRESS(ROW();2)):INDIRECT(ADDRESS(ROW();COLUMN()-4)))" office:value-type="float" office:value="366.211">
            <text:p>366.211</text:p>
          </table:table-cell>
          <table:table-cell table:formula="of:=AVERAGE(INDIRECT(ADDRESS(ROW();2)):INDIRECT(ADDRESS(ROW();COLUMN()-5)))" office:value-type="float" office:value="43.0791111111111">
            <text:p>43.0791111111</text:p>
          </table:table-cell>
          <table:table-cell table:formula="of:=STDEV(INDIRECT(ADDRESS(ROW();2)):INDIRECT(ADDRESS(ROW();COLUMN()-6)))" office:value-type="float" office:value="117.581202083991">
            <text:p>117.5812020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357">
            <text:p>-12.35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.28125">
            <text:p>19.281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58.032">
            <text:p>58.032</text:p>
          </table:table-cell>
          <table:table-cell office:value-type="float" office:value="404.406">
            <text:p>404.406</text:p>
          </table:table-cell>
          <table:table-cell office:value-type="float" office:value="23.621">
            <text:p>23.621</text:p>
          </table:table-cell>
          <table:table-cell office:value-type="float" office:value="0.003">
            <text:p>0.003</text:p>
          </table:table-cell>
          <table:table-cell office:value-type="float" office:value="3.495">
            <text:p>3.495</text:p>
          </table:table-cell>
          <table:table-cell office:value-type="float" office:value="13.333">
            <text:p>13.333</text:p>
          </table:table-cell>
          <table:table-cell office:value-type="float" office:value="40.656">
            <text:p>40.656</text:p>
          </table:table-cell>
          <table:table-cell office:value-type="float" office:value="90.699">
            <text:p>90.699</text:p>
          </table:table-cell>
          <table:table-cell office:value-type="float" office:value="32.133">
            <text:p>32.133</text:p>
          </table:table-cell>
          <table:table-cell office:value-type="float" office:value="2.373">
            <text:p>2.373</text:p>
          </table:table-cell>
          <table:table-cell office:value-type="float" office:value="12.871">
            <text:p>12.871</text:p>
          </table:table-cell>
          <table:table-cell office:value-type="float" office:value="2151.787">
            <text:p>2151.787</text:p>
          </table:table-cell>
          <table:table-cell office:value-type="float" office:value="23.621">
            <text:p>23.621</text:p>
          </table:table-cell>
          <table:table-cell office:value-type="float" office:value="10.909">
            <text:p>10.909</text:p>
          </table:table-cell>
          <table:table-cell office:value-type="float" office:value="0.163">
            <text:p>0.163</text:p>
          </table:table-cell>
          <table:table-cell office:value-type="float" office:value="13.333">
            <text:p>13.333</text:p>
          </table:table-cell>
          <table:table-cell office:value-type="float" office:value="4013.333">
            <text:p>4013.333</text:p>
          </table:table-cell>
          <table:table-cell office:value-type="float" office:value="0.003">
            <text:p>0.003</text:p>
          </table:table-cell>
          <table:table-cell/>
          <table:table-cell table:formula="of:=MEDIAN(INDIRECT(ADDRESS(ROW();2)):INDIRECT(ADDRESS(ROW();COLUMN()-2)))" office:value-type="float" office:value="18.477">
            <text:p>18.477</text:p>
          </table:table-cell>
          <table:table-cell table:formula="of:=MIN(INDIRECT(ADDRESS(ROW();2)):INDIRECT(ADDRESS(ROW();COLUMN()-3)))" office:value-type="float" office:value="0.003">
            <text:p>0.003</text:p>
          </table:table-cell>
          <table:table-cell table:formula="of:=MAX(INDIRECT(ADDRESS(ROW();2)):INDIRECT(ADDRESS(ROW();COLUMN()-4)))" office:value-type="float" office:value="4013.333">
            <text:p>4013.333</text:p>
          </table:table-cell>
          <table:table-cell table:formula="of:=AVERAGE(INDIRECT(ADDRESS(ROW();2)):INDIRECT(ADDRESS(ROW();COLUMN()-5)))" office:value-type="float" office:value="383.042833333333">
            <text:p>383.0428333333</text:p>
          </table:table-cell>
          <table:table-cell table:formula="of:=STDEV(INDIRECT(ADDRESS(ROW();2)):INDIRECT(ADDRESS(ROW();COLUMN()-6)))" office:value-type="float" office:value="1036.84005518018">
            <text:p>1036.84005518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39.67">
            <text:p>-139.6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8.7065">
            <text:p>198.706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58.032">
            <text:p>58.032</text:p>
          </table:table-cell>
          <table:table-cell office:value-type="float" office:value="404.406">
            <text:p>404.406</text:p>
          </table:table-cell>
          <table:table-cell office:value-type="float" office:value="23.621">
            <text:p>23.621</text:p>
          </table:table-cell>
          <table:table-cell office:value-type="float" office:value="0.025">
            <text:p>0.025</text:p>
          </table:table-cell>
          <table:table-cell office:value-type="float" office:value="6.991">
            <text:p>6.991</text:p>
          </table:table-cell>
          <table:table-cell office:value-type="float" office:value="13.333">
            <text:p>13.333</text:p>
          </table:table-cell>
          <table:table-cell office:value-type="float" office:value="40.656">
            <text:p>40.656</text:p>
          </table:table-cell>
          <table:table-cell office:value-type="float" office:value="90.699">
            <text:p>90.699</text:p>
          </table:table-cell>
          <table:table-cell office:value-type="float" office:value="32.133">
            <text:p>32.133</text:p>
          </table:table-cell>
          <table:table-cell office:value-type="float" office:value="2.373">
            <text:p>2.373</text:p>
          </table:table-cell>
          <table:table-cell office:value-type="float" office:value="12.871">
            <text:p>12.871</text:p>
          </table:table-cell>
          <table:table-cell office:value-type="float" office:value="2151.787">
            <text:p>2151.787</text:p>
          </table:table-cell>
          <table:table-cell office:value-type="float" office:value="23.621">
            <text:p>23.621</text:p>
          </table:table-cell>
          <table:table-cell office:value-type="float" office:value="10.909">
            <text:p>10.909</text:p>
          </table:table-cell>
          <table:table-cell office:value-type="float" office:value="0.652">
            <text:p>0.652</text:p>
          </table:table-cell>
          <table:table-cell office:value-type="float" office:value="13.333">
            <text:p>13.333</text:p>
          </table:table-cell>
          <table:table-cell office:value-type="float" office:value="40133.33">
            <text:p>40133.33</text:p>
          </table:table-cell>
          <table:table-cell office:value-type="float" office:value="0.025">
            <text:p>0.025</text:p>
          </table:table-cell>
          <table:table-cell/>
          <table:table-cell table:formula="of:=MEDIAN(INDIRECT(ADDRESS(ROW();2)):INDIRECT(ADDRESS(ROW();COLUMN()-2)))" office:value-type="float" office:value="18.477">
            <text:p>18.477</text:p>
          </table:table-cell>
          <table:table-cell table:formula="of:=MIN(INDIRECT(ADDRESS(ROW();2)):INDIRECT(ADDRESS(ROW();COLUMN()-3)))" office:value-type="float" office:value="0.025">
            <text:p>0.025</text:p>
          </table:table-cell>
          <table:table-cell table:formula="of:=MAX(INDIRECT(ADDRESS(ROW();2)):INDIRECT(ADDRESS(ROW();COLUMN()-4)))" office:value-type="float" office:value="40133.33">
            <text:p>40133.33</text:p>
          </table:table-cell>
          <table:table-cell table:formula="of:=AVERAGE(INDIRECT(ADDRESS(ROW();2)):INDIRECT(ADDRESS(ROW();COLUMN()-5)))" office:value-type="float" office:value="2389.93316666667">
            <text:p>2389.9331666667</text:p>
          </table:table-cell>
          <table:table-cell table:formula="of:=STDEV(INDIRECT(ADDRESS(ROW();2)):INDIRECT(ADDRESS(ROW();COLUMN()-6)))" office:value-type="float" office:value="9432.98951165193">
            <text:p>9432.98951165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9.182">
            <text:p>-129.1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0.8405">
            <text:p>190.840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58.032">
            <text:p>58.032</text:p>
          </table:table-cell>
          <table:table-cell office:value-type="float" office:value="404.406">
            <text:p>404.406</text:p>
          </table:table-cell>
          <table:table-cell office:value-type="float" office:value="23.621">
            <text:p>23.621</text:p>
          </table:table-cell>
          <table:table-cell office:value-type="float" office:value="0.115">
            <text:p>0.115</text:p>
          </table:table-cell>
          <table:table-cell office:value-type="float" office:value="6.991">
            <text:p>6.991</text:p>
          </table:table-cell>
          <table:table-cell office:value-type="float" office:value="13.333">
            <text:p>13.333</text:p>
          </table:table-cell>
          <table:table-cell office:value-type="float" office:value="40.656">
            <text:p>40.656</text:p>
          </table:table-cell>
          <table:table-cell office:value-type="float" office:value="90.699">
            <text:p>90.699</text:p>
          </table:table-cell>
          <table:table-cell office:value-type="float" office:value="32.133">
            <text:p>32.133</text:p>
          </table:table-cell>
          <table:table-cell office:value-type="float" office:value="2.373">
            <text:p>2.373</text:p>
          </table:table-cell>
          <table:table-cell office:value-type="float" office:value="12.871">
            <text:p>12.871</text:p>
          </table:table-cell>
          <table:table-cell office:value-type="float" office:value="2151.787">
            <text:p>2151.787</text:p>
          </table:table-cell>
          <table:table-cell office:value-type="float" office:value="23.621">
            <text:p>23.621</text:p>
          </table:table-cell>
          <table:table-cell office:value-type="float" office:value="10.909">
            <text:p>10.909</text:p>
          </table:table-cell>
          <table:table-cell office:value-type="float" office:value="0.652">
            <text:p>0.652</text:p>
          </table:table-cell>
          <table:table-cell office:value-type="float" office:value="13.333">
            <text:p>13.333</text:p>
          </table:table-cell>
          <table:table-cell office:value-type="float" office:value="940625000">
            <text:p>940625000</text:p>
          </table:table-cell>
          <table:table-cell office:value-type="float" office:value="0.115">
            <text:p>0.115</text:p>
          </table:table-cell>
          <table:table-cell/>
          <table:table-cell table:formula="of:=MEDIAN(INDIRECT(ADDRESS(ROW();2)):INDIRECT(ADDRESS(ROW();COLUMN()-2)))" office:value-type="float" office:value="18.477">
            <text:p>18.477</text:p>
          </table:table-cell>
          <table:table-cell table:formula="of:=MIN(INDIRECT(ADDRESS(ROW();2)):INDIRECT(ADDRESS(ROW();COLUMN()-3)))" office:value-type="float" office:value="0.115">
            <text:p>0.115</text:p>
          </table:table-cell>
          <table:table-cell table:formula="of:=MAX(INDIRECT(ADDRESS(ROW();2)):INDIRECT(ADDRESS(ROW();COLUMN()-4)))" office:value-type="float" office:value="940625000">
            <text:p>940625000</text:p>
          </table:table-cell>
          <table:table-cell table:formula="of:=AVERAGE(INDIRECT(ADDRESS(ROW();2)):INDIRECT(ADDRESS(ROW();COLUMN()-5)))" office:value-type="float" office:value="52257104.7581667">
            <text:p>52257104.7581667</text:p>
          </table:table-cell>
          <table:table-cell table:formula="of:=STDEV(INDIRECT(ADDRESS(ROW();2)):INDIRECT(ADDRESS(ROW();COLUMN()-6)))" office:value-type="float" office:value="221707398.676075">
            <text:p>221707398.6760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9.182">
            <text:p>-129.1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0.8405">
            <text:p>190.840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58.032">
            <text:p>58.032</text:p>
          </table:table-cell>
          <table:table-cell office:value-type="float" office:value="404.406">
            <text:p>404.406</text:p>
          </table:table-cell>
          <table:table-cell office:value-type="float" office:value="23.621">
            <text:p>23.621</text:p>
          </table:table-cell>
          <table:table-cell office:value-type="float" office:value="0.255">
            <text:p>0.255</text:p>
          </table:table-cell>
          <table:table-cell office:value-type="float" office:value="6.991">
            <text:p>6.991</text:p>
          </table:table-cell>
          <table:table-cell office:value-type="float" office:value="13.333">
            <text:p>13.333</text:p>
          </table:table-cell>
          <table:table-cell office:value-type="float" office:value="40.656">
            <text:p>40.656</text:p>
          </table:table-cell>
          <table:table-cell office:value-type="float" office:value="90.699">
            <text:p>90.699</text:p>
          </table:table-cell>
          <table:table-cell office:value-type="float" office:value="32.133">
            <text:p>32.133</text:p>
          </table:table-cell>
          <table:table-cell office:value-type="float" office:value="2.373">
            <text:p>2.373</text:p>
          </table:table-cell>
          <table:table-cell office:value-type="float" office:value="12.871">
            <text:p>12.871</text:p>
          </table:table-cell>
          <table:table-cell office:value-type="float" office:value="2151.787">
            <text:p>2151.787</text:p>
          </table:table-cell>
          <table:table-cell office:value-type="float" office:value="23.621">
            <text:p>23.621</text:p>
          </table:table-cell>
          <table:table-cell office:value-type="float" office:value="10.909">
            <text:p>10.909</text:p>
          </table:table-cell>
          <table:table-cell office:value-type="float" office:value="0.652">
            <text:p>0.652</text:p>
          </table:table-cell>
          <table:table-cell office:value-type="float" office:value="13.333">
            <text:p>13.333</text:p>
          </table:table-cell>
          <table:table-cell office:value-type="float" office:value="401333.3">
            <text:p>401333.3</text:p>
          </table:table-cell>
          <table:table-cell office:value-type="float" office:value="0.127">
            <text:p>0.127</text:p>
          </table:table-cell>
          <table:table-cell/>
          <table:table-cell table:formula="of:=MEDIAN(INDIRECT(ADDRESS(ROW();2)):INDIRECT(ADDRESS(ROW();COLUMN()-2)))" office:value-type="float" office:value="18.477">
            <text:p>18.477</text:p>
          </table:table-cell>
          <table:table-cell table:formula="of:=MIN(INDIRECT(ADDRESS(ROW();2)):INDIRECT(ADDRESS(ROW();COLUMN()-3)))" office:value-type="float" office:value="0.127">
            <text:p>0.127</text:p>
          </table:table-cell>
          <table:table-cell table:formula="of:=MAX(INDIRECT(ADDRESS(ROW();2)):INDIRECT(ADDRESS(ROW();COLUMN()-4)))" office:value-type="float" office:value="401333.3">
            <text:p>401333.3</text:p>
          </table:table-cell>
          <table:table-cell table:formula="of:=AVERAGE(INDIRECT(ADDRESS(ROW();2)):INDIRECT(ADDRESS(ROW();COLUMN()-5)))" office:value-type="float" office:value="22456.6166111111">
            <text:p>22456.6166111111</text:p>
          </table:table-cell>
          <table:table-cell table:formula="of:=STDEV(INDIRECT(ADDRESS(ROW();2)):INDIRECT(ADDRESS(ROW();COLUMN()-6)))" office:value-type="float" office:value="94556.498572157">
            <text:p>94556.4985721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9.182">
            <text:p>-129.18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0.8405">
            <text:p>190.840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14.409">
            <text:p>14.409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11.294">
            <text:p>11.2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 office:value-type="float" office:value="23437.5">
            <text:p>23437.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3437.5">
            <text:p>23437.5</text:p>
          </table:table-cell>
          <table:table-cell table:formula="of:=AVERAGE(INDIRECT(ADDRESS(ROW();2)):INDIRECT(ADDRESS(ROW();COLUMN()-5)))" office:value-type="float" office:value="1306.36405555556">
            <text:p>1306.3640555556</text:p>
          </table:table-cell>
          <table:table-cell table:formula="of:=STDEV(INDIRECT(ADDRESS(ROW();2)):INDIRECT(ADDRESS(ROW();COLUMN()-6)))" office:value-type="float" office:value="5523.20453085707">
            <text:p>5523.204530857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375">
            <text:p>-10.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625">
            <text:p>17.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6" office:value-type="float" office:value="21">
            <text:p>21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table:formula="of:=MEDIAN(INDIRECT(ADDRESS(ROW();2)):INDIRECT(ADDRESS(ROW();COLUMN()-2)))" office:value-type="float" office:value="21">
            <text:p>21</text:p>
          </table:table-cell>
          <table:table-cell table:formula="of:=MIN(INDIRECT(ADDRESS(ROW();2)):INDIRECT(ADDRESS(ROW();COLUMN()-3)))" office:value-type="float" office:value="-3">
            <text:p>-3</text:p>
          </table:table-cell>
          <table:table-cell table:formula="of:=MAX(INDIRECT(ADDRESS(ROW();2)):INDIRECT(ADDRESS(ROW();COLUMN()-4)))" office:value-type="float" office:value="21">
            <text:p>21</text:p>
          </table:table-cell>
          <table:table-cell table:formula="of:=AVERAGE(INDIRECT(ADDRESS(ROW();2)):INDIRECT(ADDRESS(ROW();COLUMN()-5)))" office:value-type="float" office:value="17.1666666666667">
            <text:p>17.1666666667</text:p>
          </table:table-cell>
          <table:table-cell table:formula="of:=STDEV(INDIRECT(ADDRESS(ROW();2)):INDIRECT(ADDRESS(ROW();COLUMN()-6)))" office:value-type="float" office:value="6.81045908446534">
            <text:p>6.81045908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">
            <text:p>-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">
            <text:p>3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7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53.2">
            <text:p>53.2</text:p>
          </table:table-cell>
          <table:table-cell office:value-type="float" office:value="200.823">
            <text:p>200.823</text:p>
          </table:table-cell>
          <table:table-cell office:value-type="float" office:value="38.974">
            <text:p>38.974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20">
            <text:p>20</text:p>
          </table:table-cell>
          <table:table-cell office:value-type="float" office:value="23.5">
            <text:p>23.5</text:p>
          </table:table-cell>
          <table:table-cell office:value-type="float" office:value="1224.44">
            <text:p>1224.44</text:p>
          </table:table-cell>
          <table:table-cell office:value-type="float" office:value="38.974">
            <text:p>38.974</text:p>
          </table:table-cell>
          <table:table-cell office:value-type="float" office:value="9.566">
            <text:p>9.566</text:p>
          </table:table-cell>
          <table:table-cell office:value-type="float" office:value="125.497">
            <text:p>125.497</text:p>
          </table:table-cell>
          <table:table-cell office:value-type="float" office:value="210.827">
            <text:p>210.827</text:p>
          </table:table-cell>
          <table:table-cell office:value-type="float" office:value="38.974">
            <text:p>38.974</text:p>
          </table:table-cell>
          <table:table-cell office:value-type="float" office:value="18">
            <text:p>18</text:p>
          </table:table-cell>
          <table:table-cell office:value-type="float" office:value="0.56">
            <text:p>0.56</text:p>
          </table:table-cell>
          <table:table-cell office:value-type="float" office:value="20">
            <text:p>20</text:p>
          </table:table-cell>
          <table:table-cell office:value-type="float" office:value="7020">
            <text:p>7020</text:p>
          </table:table-cell>
          <table:table-cell office:value-type="float" office:value="0.56">
            <text:p>0.56</text:p>
          </table:table-cell>
          <table:table-cell/>
          <table:table-cell table:formula="of:=MEDIAN(INDIRECT(ADDRESS(ROW();2)):INDIRECT(ADDRESS(ROW();COLUMN()-2)))" office:value-type="float" office:value="31.237">
            <text:p>31.237</text:p>
          </table:table-cell>
          <table:table-cell table:formula="of:=MIN(INDIRECT(ADDRESS(ROW();2)):INDIRECT(ADDRESS(ROW();COLUMN()-3)))" office:value-type="float" office:value="0.56">
            <text:p>0.56</text:p>
          </table:table-cell>
          <table:table-cell table:formula="of:=MAX(INDIRECT(ADDRESS(ROW();2)):INDIRECT(ADDRESS(ROW();COLUMN()-4)))" office:value-type="float" office:value="7020">
            <text:p>7020</text:p>
          </table:table-cell>
          <table:table-cell table:formula="of:=AVERAGE(INDIRECT(ADDRESS(ROW();2)):INDIRECT(ADDRESS(ROW();COLUMN()-5)))" office:value-type="float" office:value="503.580833333333">
            <text:p>503.5808333333</text:p>
          </table:table-cell>
          <table:table-cell table:formula="of:=STDEV(INDIRECT(ADDRESS(ROW();2)):INDIRECT(ADDRESS(ROW();COLUMN()-6)))" office:value-type="float" office:value="1650.75830643407">
            <text:p>1650.7583064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48.26825">
            <text:p>-248.26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74.191">
            <text:p>374.191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717">
            <text:p>0.717</text:p>
          </table:table-cell>
          <table:table-cell office:value-type="float" office:value="0.315">
            <text:p>0.315</text:p>
          </table:table-cell>
          <table:table-cell office:value-type="float" office:value="1.5">
            <text:p>1.5</text:p>
          </table:table-cell>
          <table:table-cell office:value-type="float" office:value="915.527">
            <text:p>915.527</text:p>
          </table:table-cell>
          <table:table-cell office:value-type="float" office:value="7.153">
            <text:p>7.153</text:p>
          </table:table-cell>
          <table:table-cell office:value-type="float" office:value="1.5">
            <text:p>1.5</text:p>
          </table:table-cell>
          <table:table-cell office:value-type="float" office:value="0.481">
            <text:p>0.481</text:p>
          </table:table-cell>
          <table:table-cell office:value-type="float" office:value="8.5">
            <text:p>8.5</text:p>
          </table:table-cell>
          <table:table-cell office:value-type="float" office:value="1.048">
            <text:p>1.048</text:p>
          </table:table-cell>
          <table:table-cell office:value-type="float" office:value="5.375">
            <text:p>5.375</text:p>
          </table:table-cell>
          <table:table-cell office:value-type="float" office:value="8.5">
            <text:p>8.5</text:p>
          </table:table-cell>
          <table:table-cell office:value-type="float" office:value="0.042">
            <text:p>0.042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7.153">
            <text:p>7.153</text:p>
          </table:table-cell>
          <table:table-cell table:number-columns-repeated="2" office:value-type="float" office:value="1.5">
            <text:p>1.5</text:p>
          </table:table-cell>
          <table:table-cell office:value-type="float" office:value="915.527">
            <text:p>915.527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042">
            <text:p>0.042</text:p>
          </table:table-cell>
          <table:table-cell table:formula="of:=MAX(INDIRECT(ADDRESS(ROW();2)):INDIRECT(ADDRESS(ROW();COLUMN()-4)))" office:value-type="float" office:value="915.527">
            <text:p>915.527</text:p>
          </table:table-cell>
          <table:table-cell table:formula="of:=AVERAGE(INDIRECT(ADDRESS(ROW();2)):INDIRECT(ADDRESS(ROW();COLUMN()-5)))" office:value-type="float" office:value="104.416">
            <text:p>104.416</text:p>
          </table:table-cell>
          <table:table-cell table:formula="of:=STDEV(INDIRECT(ADDRESS(ROW();2)):INDIRECT(ADDRESS(ROW();COLUMN()-6)))" office:value-type="float" office:value="295.099424435423">
            <text:p>295.09942443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815">
            <text:p>-16.8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.129">
            <text:p>25.129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74.153">
            <text:p>74.153</text:p>
          </table:table-cell>
          <table:table-cell office:value-type="float" office:value="638.398">
            <text:p>638.398</text:p>
          </table:table-cell>
          <table:table-cell office:value-type="float" office:value="25.983">
            <text:p>25.983</text:p>
          </table:table-cell>
          <table:table-cell office:value-type="float" office:value="0.001">
            <text:p>0.001</text:p>
          </table:table-cell>
          <table:table-cell office:value-type="float" office:value="2.796">
            <text:p>2.796</text:p>
          </table:table-cell>
          <table:table-cell office:value-type="float" office:value="13.333">
            <text:p>13.333</text:p>
          </table:table-cell>
          <table:table-cell office:value-type="float" office:value="48.87">
            <text:p>48.87</text:p>
          </table:table-cell>
          <table:table-cell office:value-type="float" office:value="144.052">
            <text:p>144.052</text:p>
          </table:table-cell>
          <table:table-cell office:value-type="float" office:value="37.207">
            <text:p>37.207</text:p>
          </table:table-cell>
          <table:table-cell office:value-type="float" office:value="1.78">
            <text:p>1.78</text:p>
          </table:table-cell>
          <table:table-cell office:value-type="float" office:value="14.764">
            <text:p>14.764</text:p>
          </table:table-cell>
          <table:table-cell office:value-type="float" office:value="5020.836">
            <text:p>5020.836</text:p>
          </table:table-cell>
          <table:table-cell office:value-type="float" office:value="25.983">
            <text:p>25.983</text:p>
          </table:table-cell>
          <table:table-cell office:value-type="float" office:value="10.909">
            <text:p>10.909</text:p>
          </table:table-cell>
          <table:table-cell office:value-type="float" office:value="0.078">
            <text:p>0.078</text:p>
          </table:table-cell>
          <table:table-cell office:value-type="float" office:value="13.333">
            <text:p>13.333</text:p>
          </table:table-cell>
          <table:table-cell office:value-type="float" office:value="4680">
            <text:p>4680</text:p>
          </table:table-cell>
          <table:table-cell office:value-type="float" office:value="0.001">
            <text:p>0.001</text:p>
          </table:table-cell>
          <table:table-cell/>
          <table:table-cell table:formula="of:=MEDIAN(INDIRECT(ADDRESS(ROW();2)):INDIRECT(ADDRESS(ROW();COLUMN()-2)))" office:value-type="float" office:value="20.3735">
            <text:p>20.3735</text:p>
          </table:table-cell>
          <table:table-cell table:formula="of:=MIN(INDIRECT(ADDRESS(ROW();2)):INDIRECT(ADDRESS(ROW();COLUMN()-3)))" office:value-type="float" office:value="0.001">
            <text:p>0.001</text:p>
          </table:table-cell>
          <table:table-cell table:formula="of:=MAX(INDIRECT(ADDRESS(ROW();2)):INDIRECT(ADDRESS(ROW();COLUMN()-4)))" office:value-type="float" office:value="5020.836">
            <text:p>5020.836</text:p>
          </table:table-cell>
          <table:table-cell table:formula="of:=AVERAGE(INDIRECT(ADDRESS(ROW();2)):INDIRECT(ADDRESS(ROW();COLUMN()-5)))" office:value-type="float" office:value="597.359833333333">
            <text:p>597.3598333333</text:p>
          </table:table-cell>
          <table:table-cell table:formula="of:=STDEV(INDIRECT(ADDRESS(ROW();2)):INDIRECT(ADDRESS(ROW();COLUMN()-6)))" office:value-type="float" office:value="1555.40280965786">
            <text:p>1555.40280965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4.19975">
            <text:p>-184.19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6.85625">
            <text:p>256.856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74.153">
            <text:p>74.153</text:p>
          </table:table-cell>
          <table:table-cell office:value-type="float" office:value="638.398">
            <text:p>638.398</text:p>
          </table:table-cell>
          <table:table-cell office:value-type="float" office:value="25.983">
            <text:p>25.983</text:p>
          </table:table-cell>
          <table:table-cell office:value-type="float" office:value="0.006">
            <text:p>0.006</text:p>
          </table:table-cell>
          <table:table-cell office:value-type="float" office:value="5.592">
            <text:p>5.592</text:p>
          </table:table-cell>
          <table:table-cell office:value-type="float" office:value="13.333">
            <text:p>13.333</text:p>
          </table:table-cell>
          <table:table-cell office:value-type="float" office:value="48.87">
            <text:p>48.87</text:p>
          </table:table-cell>
          <table:table-cell office:value-type="float" office:value="144.052">
            <text:p>144.052</text:p>
          </table:table-cell>
          <table:table-cell office:value-type="float" office:value="37.207">
            <text:p>37.207</text:p>
          </table:table-cell>
          <table:table-cell office:value-type="float" office:value="1.78">
            <text:p>1.78</text:p>
          </table:table-cell>
          <table:table-cell office:value-type="float" office:value="14.764">
            <text:p>14.764</text:p>
          </table:table-cell>
          <table:table-cell office:value-type="float" office:value="5020.836">
            <text:p>5020.836</text:p>
          </table:table-cell>
          <table:table-cell office:value-type="float" office:value="25.983">
            <text:p>25.983</text:p>
          </table:table-cell>
          <table:table-cell office:value-type="float" office:value="10.909">
            <text:p>10.909</text:p>
          </table:table-cell>
          <table:table-cell office:value-type="float" office:value="0.313">
            <text:p>0.313</text:p>
          </table:table-cell>
          <table:table-cell office:value-type="float" office:value="13.333">
            <text:p>13.333</text:p>
          </table:table-cell>
          <table:table-cell office:value-type="float" office:value="46800">
            <text:p>46800</text:p>
          </table:table-cell>
          <table:table-cell office:value-type="float" office:value="0.006">
            <text:p>0.006</text:p>
          </table:table-cell>
          <table:table-cell/>
          <table:table-cell table:formula="of:=MEDIAN(INDIRECT(ADDRESS(ROW();2)):INDIRECT(ADDRESS(ROW();COLUMN()-2)))" office:value-type="float" office:value="20.3735">
            <text:p>20.3735</text:p>
          </table:table-cell>
          <table:table-cell table:formula="of:=MIN(INDIRECT(ADDRESS(ROW();2)):INDIRECT(ADDRESS(ROW();COLUMN()-3)))" office:value-type="float" office:value="0.006">
            <text:p>0.006</text:p>
          </table:table-cell>
          <table:table-cell table:formula="of:=MAX(INDIRECT(ADDRESS(ROW();2)):INDIRECT(ADDRESS(ROW();COLUMN()-4)))" office:value-type="float" office:value="46800">
            <text:p>46800</text:p>
          </table:table-cell>
          <table:table-cell table:formula="of:=AVERAGE(INDIRECT(ADDRESS(ROW();2)):INDIRECT(ADDRESS(ROW();COLUMN()-5)))" office:value-type="float" office:value="2937.52877777778">
            <text:p>2937.5287777778</text:p>
          </table:table-cell>
          <table:table-cell table:formula="of:=STDEV(INDIRECT(ADDRESS(ROW();2)):INDIRECT(ADDRESS(ROW();COLUMN()-6)))" office:value-type="float" office:value="11009.5281994159">
            <text:p>11009.52819941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5.81175">
            <text:p>-175.81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0.56525">
            <text:p>250.565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74.153">
            <text:p>74.153</text:p>
          </table:table-cell>
          <table:table-cell office:value-type="float" office:value="638.398">
            <text:p>638.398</text:p>
          </table:table-cell>
          <table:table-cell office:value-type="float" office:value="25.983">
            <text:p>25.983</text:p>
          </table:table-cell>
          <table:table-cell office:value-type="float" office:value="0.031">
            <text:p>0.031</text:p>
          </table:table-cell>
          <table:table-cell office:value-type="float" office:value="5.592">
            <text:p>5.592</text:p>
          </table:table-cell>
          <table:table-cell office:value-type="float" office:value="13.333">
            <text:p>13.333</text:p>
          </table:table-cell>
          <table:table-cell office:value-type="float" office:value="48.87">
            <text:p>48.87</text:p>
          </table:table-cell>
          <table:table-cell office:value-type="float" office:value="144.052">
            <text:p>144.052</text:p>
          </table:table-cell>
          <table:table-cell office:value-type="float" office:value="37.207">
            <text:p>37.207</text:p>
          </table:table-cell>
          <table:table-cell office:value-type="float" office:value="1.78">
            <text:p>1.78</text:p>
          </table:table-cell>
          <table:table-cell office:value-type="float" office:value="14.764">
            <text:p>14.764</text:p>
          </table:table-cell>
          <table:table-cell office:value-type="float" office:value="5020.836">
            <text:p>5020.836</text:p>
          </table:table-cell>
          <table:table-cell office:value-type="float" office:value="25.983">
            <text:p>25.983</text:p>
          </table:table-cell>
          <table:table-cell office:value-type="float" office:value="10.909">
            <text:p>10.909</text:p>
          </table:table-cell>
          <table:table-cell office:value-type="float" office:value="0.313">
            <text:p>0.313</text:p>
          </table:table-cell>
          <table:table-cell office:value-type="float" office:value="13.333">
            <text:p>13.333</text:p>
          </table:table-cell>
          <table:table-cell office:value-type="float" office:value="5484375000">
            <text:p>5484375000</text:p>
          </table:table-cell>
          <table:table-cell office:value-type="float" office:value="0.031">
            <text:p>0.031</text:p>
          </table:table-cell>
          <table:table-cell/>
          <table:table-cell table:formula="of:=MEDIAN(INDIRECT(ADDRESS(ROW();2)):INDIRECT(ADDRESS(ROW();COLUMN()-2)))" office:value-type="float" office:value="20.3735">
            <text:p>20.3735</text:p>
          </table:table-cell>
          <table:table-cell table:formula="of:=MIN(INDIRECT(ADDRESS(ROW();2)):INDIRECT(ADDRESS(ROW();COLUMN()-3)))" office:value-type="float" office:value="0.031">
            <text:p>0.031</text:p>
          </table:table-cell>
          <table:table-cell table:formula="of:=MAX(INDIRECT(ADDRESS(ROW();2)):INDIRECT(ADDRESS(ROW();COLUMN()-4)))" office:value-type="float" office:value="5484375000">
            <text:p>5484375000</text:p>
          </table:table-cell>
          <table:table-cell table:formula="of:=AVERAGE(INDIRECT(ADDRESS(ROW();2)):INDIRECT(ADDRESS(ROW();COLUMN()-5)))" office:value-type="float" office:value="304687837.531556">
            <text:p>304687837.531556</text:p>
          </table:table-cell>
          <table:table-cell table:formula="of:=STDEV(INDIRECT(ADDRESS(ROW();2)):INDIRECT(ADDRESS(ROW();COLUMN()-6)))" office:value-type="float" office:value="1292679500.12042">
            <text:p>1292679500.120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5.81175">
            <text:p>-175.81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0.56525">
            <text:p>250.565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74.153">
            <text:p>74.153</text:p>
          </table:table-cell>
          <table:table-cell office:value-type="float" office:value="638.398">
            <text:p>638.398</text:p>
          </table:table-cell>
          <table:table-cell office:value-type="float" office:value="25.983">
            <text:p>25.983</text:p>
          </table:table-cell>
          <table:table-cell office:value-type="float" office:value="0.061">
            <text:p>0.061</text:p>
          </table:table-cell>
          <table:table-cell office:value-type="float" office:value="5.592">
            <text:p>5.592</text:p>
          </table:table-cell>
          <table:table-cell office:value-type="float" office:value="13.333">
            <text:p>13.333</text:p>
          </table:table-cell>
          <table:table-cell office:value-type="float" office:value="48.87">
            <text:p>48.87</text:p>
          </table:table-cell>
          <table:table-cell office:value-type="float" office:value="144.052">
            <text:p>144.052</text:p>
          </table:table-cell>
          <table:table-cell office:value-type="float" office:value="37.207">
            <text:p>37.207</text:p>
          </table:table-cell>
          <table:table-cell office:value-type="float" office:value="1.78">
            <text:p>1.78</text:p>
          </table:table-cell>
          <table:table-cell office:value-type="float" office:value="14.764">
            <text:p>14.764</text:p>
          </table:table-cell>
          <table:table-cell office:value-type="float" office:value="5020.836">
            <text:p>5020.836</text:p>
          </table:table-cell>
          <table:table-cell office:value-type="float" office:value="25.983">
            <text:p>25.983</text:p>
          </table:table-cell>
          <table:table-cell office:value-type="float" office:value="10.909">
            <text:p>10.909</text:p>
          </table:table-cell>
          <table:table-cell office:value-type="float" office:value="0.313">
            <text:p>0.313</text:p>
          </table:table-cell>
          <table:table-cell office:value-type="float" office:value="13.333">
            <text:p>13.333</text:p>
          </table:table-cell>
          <table:table-cell office:value-type="float" office:value="468000">
            <text:p>468000</text:p>
          </table:table-cell>
          <table:table-cell office:value-type="float" office:value="0.031">
            <text:p>0.031</text:p>
          </table:table-cell>
          <table:table-cell/>
          <table:table-cell table:formula="of:=MEDIAN(INDIRECT(ADDRESS(ROW();2)):INDIRECT(ADDRESS(ROW();COLUMN()-2)))" office:value-type="float" office:value="20.3735">
            <text:p>20.3735</text:p>
          </table:table-cell>
          <table:table-cell table:formula="of:=MIN(INDIRECT(ADDRESS(ROW();2)):INDIRECT(ADDRESS(ROW();COLUMN()-3)))" office:value-type="float" office:value="0.031">
            <text:p>0.031</text:p>
          </table:table-cell>
          <table:table-cell table:formula="of:=MAX(INDIRECT(ADDRESS(ROW();2)):INDIRECT(ADDRESS(ROW();COLUMN()-4)))" office:value-type="float" office:value="468000">
            <text:p>468000</text:p>
          </table:table-cell>
          <table:table-cell table:formula="of:=AVERAGE(INDIRECT(ADDRESS(ROW();2)):INDIRECT(ADDRESS(ROW();COLUMN()-5)))" office:value-type="float" office:value="26337.5332222222">
            <text:p>26337.5332222222</text:p>
          </table:table-cell>
          <table:table-cell table:formula="of:=STDEV(INDIRECT(ADDRESS(ROW();2)):INDIRECT(ADDRESS(ROW();COLUMN()-6)))" office:value-type="float" office:value="110230.685018378">
            <text:p>110230.6850183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5.81175">
            <text:p>-175.81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0.56525">
            <text:p>250.565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18.291">
            <text:p>18.291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office:value-type="float" office:value="3.25">
            <text:p>3.25</text:p>
          </table:table-cell>
          <table:table-cell office:value-type="float" office:value="6.75">
            <text:p>6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.812">
            <text:p>15.812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8.5">
            <text:p>8.5</text:p>
          </table:table-cell>
          <table:table-cell office:value-type="float" office:value="117187.5">
            <text:p>117187.5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117187.5">
            <text:p>117187.5</text:p>
          </table:table-cell>
          <table:table-cell table:formula="of:=AVERAGE(INDIRECT(ADDRESS(ROW();2)):INDIRECT(ADDRESS(ROW();COLUMN()-5)))" office:value-type="float" office:value="6515.42794444444">
            <text:p>6515.4279444445</text:p>
          </table:table-cell>
          <table:table-cell table:formula="of:=STDEV(INDIRECT(ADDRESS(ROW();2)):INDIRECT(ADDRESS(ROW();COLUMN()-6)))" office:value-type="float" office:value="27620.1083997144">
            <text:p>27620.10839971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4375">
            <text:p>-12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.375">
            <text:p>20.3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number-columns-repeated="6" office:value-type="float" office:value="24">
            <text:p>24</text:p>
          </table:table-cell>
          <table:table-cell table:number-columns-repeated="2"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24">
            <text:p>24</text:p>
          </table:table-cell>
          <table:table-cell table:formula="of:=MIN(INDIRECT(ADDRESS(ROW();2)):INDIRECT(ADDRESS(ROW();COLUMN()-3)))" office:value-type="float" office:value="-4">
            <text:p>-4</text:p>
          </table:table-cell>
          <table:table-cell table:formula="of:=MAX(INDIRECT(ADDRESS(ROW();2)):INDIRECT(ADDRESS(ROW();COLUMN()-4)))" office:value-type="float" office:value="24">
            <text:p>24</text:p>
          </table:table-cell>
          <table:table-cell table:formula="of:=AVERAGE(INDIRECT(ADDRESS(ROW();2)):INDIRECT(ADDRESS(ROW();COLUMN()-5)))" office:value-type="float" office:value="19.3888888888889">
            <text:p>19.3888888889</text:p>
          </table:table-cell>
          <table:table-cell table:formula="of:=STDEV(INDIRECT(ADDRESS(ROW();2)):INDIRECT(ADDRESS(ROW();COLUMN()-6)))" office:value-type="float" office:value="7.94939057145366">
            <text:p>7.94939057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">
            <text:p>-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">
            <text:p>4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8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61.18">
            <text:p>61.18</text:p>
          </table:table-cell>
          <table:table-cell office:value-type="float" office:value="250.987">
            <text:p>250.987</text:p>
          </table:table-cell>
          <table:table-cell office:value-type="float" office:value="42.872">
            <text:p>42.872</text:p>
          </table:table-cell>
          <table:table-cell office:value-type="float" office:value="0.336">
            <text:p>0.336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203.992">
            <text:p>2203.992</text:p>
          </table:table-cell>
          <table:table-cell office:value-type="float" office:value="42.872">
            <text:p>42.872</text:p>
          </table:table-cell>
          <table:table-cell office:value-type="float" office:value="8.609">
            <text:p>8.609</text:p>
          </table:table-cell>
          <table:table-cell office:value-type="float" office:value="163.146">
            <text:p>163.146</text:p>
          </table:table-cell>
          <table:table-cell office:value-type="float" office:value="295.158">
            <text:p>295.158</text:p>
          </table:table-cell>
          <table:table-cell office:value-type="float" office:value="42.872">
            <text:p>42.872</text:p>
          </table:table-cell>
          <table:table-cell office:value-type="float" office:value="18">
            <text:p>18</text:p>
          </table:table-cell>
          <table:table-cell office:value-type="float" office:value="0.336">
            <text:p>0.336</text:p>
          </table:table-cell>
          <table:table-cell office:value-type="float" office:value="20">
            <text:p>20</text:p>
          </table:table-cell>
          <table:table-cell office:value-type="float" office:value="8020">
            <text:p>8020</text:p>
          </table:table-cell>
          <table:table-cell office:value-type="float" office:value="0.336">
            <text:p>0.336</text:p>
          </table:table-cell>
          <table:table-cell/>
          <table:table-cell table:formula="of:=MEDIAN(INDIRECT(ADDRESS(ROW();2)):INDIRECT(ADDRESS(ROW();COLUMN()-2)))" office:value-type="float" office:value="33.436">
            <text:p>33.436</text:p>
          </table:table-cell>
          <table:table-cell table:formula="of:=MIN(INDIRECT(ADDRESS(ROW();2)):INDIRECT(ADDRESS(ROW();COLUMN()-3)))" office:value-type="float" office:value="0.336">
            <text:p>0.336</text:p>
          </table:table-cell>
          <table:table-cell table:formula="of:=MAX(INDIRECT(ADDRESS(ROW();2)):INDIRECT(ADDRESS(ROW();COLUMN()-4)))" office:value-type="float" office:value="8020">
            <text:p>8020</text:p>
          </table:table-cell>
          <table:table-cell table:formula="of:=AVERAGE(INDIRECT(ADDRESS(ROW();2)):INDIRECT(ADDRESS(ROW();COLUMN()-5)))" office:value-type="float" office:value="624.149777777778">
            <text:p>624.1497777778</text:p>
          </table:table-cell>
          <table:table-cell table:formula="of:=STDEV(INDIRECT(ADDRESS(ROW();2)):INDIRECT(ADDRESS(ROW();COLUMN()-6)))" office:value-type="float" office:value="1915.17175595655">
            <text:p>1915.17175595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8.9635">
            <text:p>-338.96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95.118">
            <text:p>495.11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646">
            <text:p>0.646</text:p>
          </table:table-cell>
          <table:table-cell office:value-type="float" office:value="0.252">
            <text:p>0.252</text:p>
          </table:table-cell>
          <table:table-cell office:value-type="float" office:value="1.5">
            <text:p>1.5</text:p>
          </table:table-cell>
          <table:table-cell office:value-type="float" office:value="2288.818">
            <text:p>2288.818</text:p>
          </table:table-cell>
          <table:table-cell office:value-type="float" office:value="8.941">
            <text:p>8.941</text:p>
          </table:table-cell>
          <table:table-cell office:value-type="float" office:value="1.5">
            <text:p>1.5</text:p>
          </table:table-cell>
          <table:table-cell office:value-type="float" office:value="0.409">
            <text:p>0.409</text:p>
          </table:table-cell>
          <table:table-cell office:value-type="float" office:value="9.5">
            <text:p>9.5</text:p>
          </table:table-cell>
          <table:table-cell office:value-type="float" office:value="0.995">
            <text:p>0.995</text:p>
          </table:table-cell>
          <table:table-cell office:value-type="float" office:value="6.45">
            <text:p>6.45</text:p>
          </table:table-cell>
          <table:table-cell office:value-type="float" office:value="9.5">
            <text:p>9.5</text:p>
          </table:table-cell>
          <table:table-cell office:value-type="float" office:value="0.025">
            <text:p>0.025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8.941">
            <text:p>8.941</text:p>
          </table:table-cell>
          <table:table-cell table:number-columns-repeated="2" office:value-type="float" office:value="1.5">
            <text:p>1.5</text:p>
          </table:table-cell>
          <table:table-cell office:value-type="float" office:value="2288.818">
            <text:p>2288.818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025">
            <text:p>0.025</text:p>
          </table:table-cell>
          <table:table-cell table:formula="of:=MAX(INDIRECT(ADDRESS(ROW();2)):INDIRECT(ADDRESS(ROW();COLUMN()-4)))" office:value-type="float" office:value="2288.818">
            <text:p>2288.818</text:p>
          </table:table-cell>
          <table:table-cell table:formula="of:=AVERAGE(INDIRECT(ADDRESS(ROW();2)):INDIRECT(ADDRESS(ROW();COLUMN()-5)))" office:value-type="float" office:value="257.358055555556">
            <text:p>257.3580555556</text:p>
          </table:table-cell>
          <table:table-cell table:formula="of:=STDEV(INDIRECT(ADDRESS(ROW();2)):INDIRECT(ADDRESS(ROW();COLUMN()-6)))" office:value-type="float" office:value="739.060462116795">
            <text:p>739.060462116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2.338">
            <text:p>-22.33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.40025">
            <text:p>32.400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94.75">
            <text:p>94.75</text:p>
          </table:table-cell>
          <table:table-cell office:value-type="float" office:value="997.334">
            <text:p>997.334</text:p>
          </table:table-cell>
          <table:table-cell office:value-type="float" office:value="28.581">
            <text:p>28.581</text:p>
          </table:table-cell>
          <table:table-cell office:value-type="float" office:value="0">
            <text:p>0</text:p>
          </table:table-cell>
          <table:table-cell office:value-type="float" office:value="2.237">
            <text:p>2.237</text:p>
          </table:table-cell>
          <table:table-cell office:value-type="float" office:value="13.333">
            <text:p>13.333</text:p>
          </table:table-cell>
          <table:table-cell office:value-type="float" office:value="58.718">
            <text:p>58.718</text:p>
          </table:table-cell>
          <table:table-cell office:value-type="float" office:value="231.999">
            <text:p>231.999</text:p>
          </table:table-cell>
          <table:table-cell office:value-type="float" office:value="43.082">
            <text:p>43.082</text:p>
          </table:table-cell>
          <table:table-cell office:value-type="float" office:value="1.335">
            <text:p>1.335</text:p>
          </table:table-cell>
          <table:table-cell office:value-type="float" office:value="17.173">
            <text:p>17.173</text:p>
          </table:table-cell>
          <table:table-cell office:value-type="float" office:value="11715.28">
            <text:p>11715.28</text:p>
          </table:table-cell>
          <table:table-cell office:value-type="float" office:value="28.581">
            <text:p>28.581</text:p>
          </table:table-cell>
          <table:table-cell office:value-type="float" office:value="10.909">
            <text:p>10.909</text:p>
          </table:table-cell>
          <table:table-cell office:value-type="float" office:value="0.038">
            <text:p>0.038</text:p>
          </table:table-cell>
          <table:table-cell office:value-type="float" office:value="13.333">
            <text:p>13.333</text:p>
          </table:table-cell>
          <table:table-cell office:value-type="float" office:value="5346.667">
            <text:p>5346.667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2.877">
            <text:p>22.877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1715.28">
            <text:p>11715.28</text:p>
          </table:table-cell>
          <table:table-cell table:formula="of:=AVERAGE(INDIRECT(ADDRESS(ROW();2)):INDIRECT(ADDRESS(ROW();COLUMN()-5)))" office:value-type="float" office:value="1033.51944444444">
            <text:p>1033.5194444445</text:p>
          </table:table-cell>
          <table:table-cell table:formula="of:=STDEV(INDIRECT(ADDRESS(ROW();2)):INDIRECT(ADDRESS(ROW();COLUMN()-6)))" office:value-type="float" office:value="2947.31083402098">
            <text:p>2947.3108340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9.606">
            <text:p>-239.60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9.753">
            <text:p>329.75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94.75">
            <text:p>94.75</text:p>
          </table:table-cell>
          <table:table-cell office:value-type="float" office:value="997.334">
            <text:p>997.334</text:p>
          </table:table-cell>
          <table:table-cell office:value-type="float" office:value="28.581">
            <text:p>28.581</text:p>
          </table:table-cell>
          <table:table-cell office:value-type="float" office:value="0.001">
            <text:p>0.001</text:p>
          </table:table-cell>
          <table:table-cell office:value-type="float" office:value="4.474">
            <text:p>4.474</text:p>
          </table:table-cell>
          <table:table-cell office:value-type="float" office:value="13.333">
            <text:p>13.333</text:p>
          </table:table-cell>
          <table:table-cell office:value-type="float" office:value="58.718">
            <text:p>58.718</text:p>
          </table:table-cell>
          <table:table-cell office:value-type="float" office:value="231.999">
            <text:p>231.999</text:p>
          </table:table-cell>
          <table:table-cell office:value-type="float" office:value="43.082">
            <text:p>43.082</text:p>
          </table:table-cell>
          <table:table-cell office:value-type="float" office:value="1.335">
            <text:p>1.335</text:p>
          </table:table-cell>
          <table:table-cell office:value-type="float" office:value="17.173">
            <text:p>17.173</text:p>
          </table:table-cell>
          <table:table-cell office:value-type="float" office:value="11715.28">
            <text:p>11715.28</text:p>
          </table:table-cell>
          <table:table-cell office:value-type="float" office:value="28.581">
            <text:p>28.581</text:p>
          </table:table-cell>
          <table:table-cell office:value-type="float" office:value="10.909">
            <text:p>10.909</text:p>
          </table:table-cell>
          <table:table-cell office:value-type="float" office:value="0.15">
            <text:p>0.15</text:p>
          </table:table-cell>
          <table:table-cell office:value-type="float" office:value="13.333">
            <text:p>13.333</text:p>
          </table:table-cell>
          <table:table-cell office:value-type="float" office:value="53466.66">
            <text:p>53466.66</text:p>
          </table:table-cell>
          <table:table-cell office:value-type="float" office:value="0.001">
            <text:p>0.001</text:p>
          </table:table-cell>
          <table:table-cell/>
          <table:table-cell table:formula="of:=MEDIAN(INDIRECT(ADDRESS(ROW();2)):INDIRECT(ADDRESS(ROW();COLUMN()-2)))" office:value-type="float" office:value="22.877">
            <text:p>22.877</text:p>
          </table:table-cell>
          <table:table-cell table:formula="of:=MIN(INDIRECT(ADDRESS(ROW();2)):INDIRECT(ADDRESS(ROW();COLUMN()-3)))" office:value-type="float" office:value="0.001">
            <text:p>0.001</text:p>
          </table:table-cell>
          <table:table-cell table:formula="of:=MAX(INDIRECT(ADDRESS(ROW();2)):INDIRECT(ADDRESS(ROW();COLUMN()-4)))" office:value-type="float" office:value="53466.66">
            <text:p>53466.66</text:p>
          </table:table-cell>
          <table:table-cell table:formula="of:=AVERAGE(INDIRECT(ADDRESS(ROW();2)):INDIRECT(ADDRESS(ROW();COLUMN()-5)))" office:value-type="float" office:value="3706.983">
            <text:p>3706.983</text:p>
          </table:table-cell>
          <table:table-cell table:formula="of:=STDEV(INDIRECT(ADDRESS(ROW();2)):INDIRECT(ADDRESS(ROW();COLUMN()-6)))" office:value-type="float" office:value="12717.856156753">
            <text:p>12717.85615675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2.895">
            <text:p>-232.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4.71975">
            <text:p>324.71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94.75">
            <text:p>94.75</text:p>
          </table:table-cell>
          <table:table-cell office:value-type="float" office:value="997.334">
            <text:p>997.334</text:p>
          </table:table-cell>
          <table:table-cell office:value-type="float" office:value="28.581">
            <text:p>28.581</text:p>
          </table:table-cell>
          <table:table-cell office:value-type="float" office:value="0.008">
            <text:p>0.008</text:p>
          </table:table-cell>
          <table:table-cell office:value-type="float" office:value="4.474">
            <text:p>4.474</text:p>
          </table:table-cell>
          <table:table-cell office:value-type="float" office:value="13.333">
            <text:p>13.333</text:p>
          </table:table-cell>
          <table:table-cell office:value-type="float" office:value="58.718">
            <text:p>58.718</text:p>
          </table:table-cell>
          <table:table-cell office:value-type="float" office:value="231.999">
            <text:p>231.999</text:p>
          </table:table-cell>
          <table:table-cell office:value-type="float" office:value="43.082">
            <text:p>43.082</text:p>
          </table:table-cell>
          <table:table-cell office:value-type="float" office:value="1.335">
            <text:p>1.335</text:p>
          </table:table-cell>
          <table:table-cell office:value-type="float" office:value="17.173">
            <text:p>17.173</text:p>
          </table:table-cell>
          <table:table-cell office:value-type="float" office:value="11715.28">
            <text:p>11715.28</text:p>
          </table:table-cell>
          <table:table-cell office:value-type="float" office:value="28.581">
            <text:p>28.581</text:p>
          </table:table-cell>
          <table:table-cell office:value-type="float" office:value="10.909">
            <text:p>10.909</text:p>
          </table:table-cell>
          <table:table-cell office:value-type="float" office:value="0.15">
            <text:p>0.15</text:p>
          </table:table-cell>
          <table:table-cell office:value-type="float" office:value="13.333">
            <text:p>13.333</text:p>
          </table:table-cell>
          <table:table-cell office:value-type="float" office:value="31328120000">
            <text:p>31328120000</text:p>
          </table:table-cell>
          <table:table-cell office:value-type="float" office:value="0.007">
            <text:p>0.007</text:p>
          </table:table-cell>
          <table:table-cell/>
          <table:table-cell table:formula="of:=MEDIAN(INDIRECT(ADDRESS(ROW();2)):INDIRECT(ADDRESS(ROW();COLUMN()-2)))" office:value-type="float" office:value="22.877">
            <text:p>22.877</text:p>
          </table:table-cell>
          <table:table-cell table:formula="of:=MIN(INDIRECT(ADDRESS(ROW();2)):INDIRECT(ADDRESS(ROW();COLUMN()-3)))" office:value-type="float" office:value="0.007">
            <text:p>0.007</text:p>
          </table:table-cell>
          <table:table-cell table:formula="of:=MAX(INDIRECT(ADDRESS(ROW();2)):INDIRECT(ADDRESS(ROW();COLUMN()-4)))" office:value-type="float" office:value="31328120000">
            <text:p>31328120000</text:p>
          </table:table-cell>
          <table:table-cell table:formula="of:=AVERAGE(INDIRECT(ADDRESS(ROW();2)):INDIRECT(ADDRESS(ROW();COLUMN()-5)))" office:value-type="float" office:value="1740451847.72483">
            <text:p>1740451847.72483</text:p>
          </table:table-cell>
          <table:table-cell table:formula="of:=STDEV(INDIRECT(ADDRESS(ROW();2)):INDIRECT(ADDRESS(ROW();COLUMN()-6)))" office:value-type="float" office:value="7384108514.10793">
            <text:p>7384108514.107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2.895">
            <text:p>-232.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4.71975">
            <text:p>324.719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94.75">
            <text:p>94.75</text:p>
          </table:table-cell>
          <table:table-cell office:value-type="float" office:value="997.334">
            <text:p>997.334</text:p>
          </table:table-cell>
          <table:table-cell office:value-type="float" office:value="28.581">
            <text:p>28.581</text:p>
          </table:table-cell>
          <table:table-cell office:value-type="float" office:value="0.015">
            <text:p>0.015</text:p>
          </table:table-cell>
          <table:table-cell office:value-type="float" office:value="4.474">
            <text:p>4.474</text:p>
          </table:table-cell>
          <table:table-cell office:value-type="float" office:value="13.333">
            <text:p>13.333</text:p>
          </table:table-cell>
          <table:table-cell office:value-type="float" office:value="58.718">
            <text:p>58.718</text:p>
          </table:table-cell>
          <table:table-cell office:value-type="float" office:value="231.999">
            <text:p>231.999</text:p>
          </table:table-cell>
          <table:table-cell office:value-type="float" office:value="43.082">
            <text:p>43.082</text:p>
          </table:table-cell>
          <table:table-cell office:value-type="float" office:value="1.335">
            <text:p>1.335</text:p>
          </table:table-cell>
          <table:table-cell office:value-type="float" office:value="17.173">
            <text:p>17.173</text:p>
          </table:table-cell>
          <table:table-cell office:value-type="float" office:value="11715.28">
            <text:p>11715.28</text:p>
          </table:table-cell>
          <table:table-cell office:value-type="float" office:value="28.581">
            <text:p>28.581</text:p>
          </table:table-cell>
          <table:table-cell office:value-type="float" office:value="10.909">
            <text:p>10.909</text:p>
          </table:table-cell>
          <table:table-cell office:value-type="float" office:value="0.15">
            <text:p>0.15</text:p>
          </table:table-cell>
          <table:table-cell office:value-type="float" office:value="13.333">
            <text:p>13.333</text:p>
          </table:table-cell>
          <table:table-cell office:value-type="float" office:value="534666.6">
            <text:p>534666.6</text:p>
          </table:table-cell>
          <table:table-cell office:value-type="float" office:value="0.007">
            <text:p>0.007</text:p>
          </table:table-cell>
          <table:table-cell/>
          <table:table-cell table:formula="of:=MEDIAN(INDIRECT(ADDRESS(ROW();2)):INDIRECT(ADDRESS(ROW();COLUMN()-2)))" office:value-type="float" office:value="22.877">
            <text:p>22.877</text:p>
          </table:table-cell>
          <table:table-cell table:formula="of:=MIN(INDIRECT(ADDRESS(ROW();2)):INDIRECT(ADDRESS(ROW();COLUMN()-3)))" office:value-type="float" office:value="0.007">
            <text:p>0.007</text:p>
          </table:table-cell>
          <table:table-cell table:formula="of:=MAX(INDIRECT(ADDRESS(ROW();2)):INDIRECT(ADDRESS(ROW();COLUMN()-4)))" office:value-type="float" office:value="534666.6">
            <text:p>534666.6</text:p>
          </table:table-cell>
          <table:table-cell table:formula="of:=AVERAGE(INDIRECT(ADDRESS(ROW();2)):INDIRECT(ADDRESS(ROW();COLUMN()-5)))" office:value-type="float" office:value="30440.3141111111">
            <text:p>30440.3141111111</text:p>
          </table:table-cell>
          <table:table-cell table:formula="of:=STDEV(INDIRECT(ADDRESS(ROW();2)):INDIRECT(ADDRESS(ROW();COLUMN()-6)))" office:value-type="float" office:value="125868.198368451">
            <text:p>125868.1983684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2.895">
            <text:p>-232.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4.71975">
            <text:p>324.719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22.949">
            <text:p>22.949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office:value-type="float" office:value="5.5">
            <text:p>5.5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22.137">
            <text:p>22.137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9.5">
            <text:p>9.5</text:p>
          </table:table-cell>
          <table:table-cell office:value-type="float" office:value="585937.5">
            <text:p>585937.5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5.5">
            <text:p>5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585937.5">
            <text:p>585937.5</text:p>
          </table:table-cell>
          <table:table-cell table:formula="of:=AVERAGE(INDIRECT(ADDRESS(ROW();2)):INDIRECT(ADDRESS(ROW();COLUMN()-5)))" office:value-type="float" office:value="32557.9686666667">
            <text:p>32557.9686666667</text:p>
          </table:table-cell>
          <table:table-cell table:formula="of:=STDEV(INDIRECT(ADDRESS(ROW();2)):INDIRECT(ADDRESS(ROW();COLUMN()-6)))" office:value-type="float" office:value="138105.32456265">
            <text:p>138105.32456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5">
            <text:p>-14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125">
            <text:p>23.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6" office:value-type="float" office:value="27">
            <text:p>27</text:p>
          </table:table-cell>
          <table:table-cell table:number-columns-repeated="2"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-5">
            <text:p>-5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MEDIAN(INDIRECT(ADDRESS(ROW();2)):INDIRECT(ADDRESS(ROW();COLUMN()-2)))" office:value-type="float" office:value="27">
            <text:p>27</text:p>
          </table:table-cell>
          <table:table-cell table:formula="of:=MIN(INDIRECT(ADDRESS(ROW();2)):INDIRECT(ADDRESS(ROW();COLUMN()-3)))" office:value-type="float" office:value="-5">
            <text:p>-5</text:p>
          </table:table-cell>
          <table:table-cell table:formula="of:=MAX(INDIRECT(ADDRESS(ROW();2)):INDIRECT(ADDRESS(ROW();COLUMN()-4)))" office:value-type="float" office:value="27">
            <text:p>27</text:p>
          </table:table-cell>
          <table:table-cell table:formula="of:=AVERAGE(INDIRECT(ADDRESS(ROW();2)):INDIRECT(ADDRESS(ROW();COLUMN()-5)))" office:value-type="float" office:value="21.6111111111111">
            <text:p>21.6111111111</text:p>
          </table:table-cell>
          <table:table-cell table:formula="of:=STDEV(INDIRECT(ADDRESS(ROW();2)):INDIRECT(ADDRESS(ROW();COLUMN()-6)))" office:value-type="float" office:value="9.1210092894107">
            <text:p>9.121009289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">
            <text:p>-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">
            <text:p>5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9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70.358">
            <text:p>70.358</text:p>
          </table:table-cell>
          <table:table-cell office:value-type="float" office:value="311.185">
            <text:p>311.185</text:p>
          </table:table-cell>
          <table:table-cell office:value-type="float" office:value="47.159">
            <text:p>47.159</text:p>
          </table:table-cell>
          <table:table-cell office:value-type="float" office:value="0.202">
            <text:p>0.202</text:p>
          </table:table-cell>
          <table:table-cell table:number-columns-repeated="2" office:value-type="float" office:value="20">
            <text:p>20</text:p>
          </table:table-cell>
          <table:table-cell office:value-type="float" office:value="24.5">
            <text:p>24.5</text:p>
          </table:table-cell>
          <table:table-cell office:value-type="float" office:value="3967.185">
            <text:p>3967.185</text:p>
          </table:table-cell>
          <table:table-cell office:value-type="float" office:value="47.159">
            <text:p>47.159</text:p>
          </table:table-cell>
          <table:table-cell office:value-type="float" office:value="7.748">
            <text:p>7.748</text:p>
          </table:table-cell>
          <table:table-cell office:value-type="float" office:value="212.09">
            <text:p>212.09</text:p>
          </table:table-cell>
          <table:table-cell office:value-type="float" office:value="413.221">
            <text:p>413.221</text:p>
          </table:table-cell>
          <table:table-cell office:value-type="float" office:value="47.159">
            <text:p>47.159</text:p>
          </table:table-cell>
          <table:table-cell office:value-type="float" office:value="18">
            <text:p>18</text:p>
          </table:table-cell>
          <table:table-cell office:value-type="float" office:value="0.202">
            <text:p>0.202</text:p>
          </table:table-cell>
          <table:table-cell office:value-type="float" office:value="20">
            <text:p>20</text:p>
          </table:table-cell>
          <table:table-cell office:value-type="float" office:value="9020">
            <text:p>9020</text:p>
          </table:table-cell>
          <table:table-cell office:value-type="float" office:value="0.202">
            <text:p>0.202</text:p>
          </table:table-cell>
          <table:table-cell/>
          <table:table-cell table:formula="of:=MEDIAN(INDIRECT(ADDRESS(ROW();2)):INDIRECT(ADDRESS(ROW();COLUMN()-2)))" office:value-type="float" office:value="35.8295">
            <text:p>35.8295</text:p>
          </table:table-cell>
          <table:table-cell table:formula="of:=MIN(INDIRECT(ADDRESS(ROW();2)):INDIRECT(ADDRESS(ROW();COLUMN()-3)))" office:value-type="float" office:value="0.202">
            <text:p>0.202</text:p>
          </table:table-cell>
          <table:table-cell table:formula="of:=MAX(INDIRECT(ADDRESS(ROW();2)):INDIRECT(ADDRESS(ROW();COLUMN()-4)))" office:value-type="float" office:value="9020">
            <text:p>9020</text:p>
          </table:table-cell>
          <table:table-cell table:formula="of:=AVERAGE(INDIRECT(ADDRESS(ROW();2)):INDIRECT(ADDRESS(ROW();COLUMN()-5)))" office:value-type="float" office:value="791.465">
            <text:p>791.465</text:p>
          </table:table-cell>
          <table:table-cell table:formula="of:=STDEV(INDIRECT(ADDRESS(ROW();2)):INDIRECT(ADDRESS(ROW();COLUMN()-6)))" office:value-type="float" office:value="2251.14127950905">
            <text:p>2251.14127950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55.971">
            <text:p>-455.97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51.128">
            <text:p>651.12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581">
            <text:p>0.581</text:p>
          </table:table-cell>
          <table:table-cell office:value-type="float" office:value="0.201">
            <text:p>0.201</text:p>
          </table:table-cell>
          <table:table-cell office:value-type="float" office:value="1.5">
            <text:p>1.5</text:p>
          </table:table-cell>
          <table:table-cell office:value-type="float" office:value="5722.046">
            <text:p>5722.046</text:p>
          </table:table-cell>
          <table:table-cell office:value-type="float" office:value="11.176">
            <text:p>11.176</text:p>
          </table:table-cell>
          <table:table-cell office:value-type="float" office:value="1.5">
            <text:p>1.5</text:p>
          </table:table-cell>
          <table:table-cell office:value-type="float" office:value="0.347">
            <text:p>0.347</text:p>
          </table:table-cell>
          <table:table-cell office:value-type="float" office:value="10.5">
            <text:p>10.5</text:p>
          </table:table-cell>
          <table:table-cell office:value-type="float" office:value="0.945">
            <text:p>0.945</text:p>
          </table:table-cell>
          <table:table-cell office:value-type="float" office:value="7.74">
            <text:p>7.74</text:p>
          </table:table-cell>
          <table:table-cell office:value-type="float" office:value="10.5">
            <text:p>10.5</text:p>
          </table:table-cell>
          <table:table-cell office:value-type="float" office:value="0.015">
            <text:p>0.015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11.176">
            <text:p>11.176</text:p>
          </table:table-cell>
          <table:table-cell table:number-columns-repeated="2" office:value-type="float" office:value="1.5">
            <text:p>1.5</text:p>
          </table:table-cell>
          <table:table-cell office:value-type="float" office:value="5722.046">
            <text:p>5722.046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015">
            <text:p>0.015</text:p>
          </table:table-cell>
          <table:table-cell table:formula="of:=MAX(INDIRECT(ADDRESS(ROW();2)):INDIRECT(ADDRESS(ROW();COLUMN()-4)))" office:value-type="float" office:value="5722.046">
            <text:p>5722.046</text:p>
          </table:table-cell>
          <table:table-cell table:formula="of:=AVERAGE(INDIRECT(ADDRESS(ROW();2)):INDIRECT(ADDRESS(ROW();COLUMN()-5)))" office:value-type="float" office:value="639.245722222222">
            <text:p>639.2457222222</text:p>
          </table:table-cell>
          <table:table-cell table:formula="of:=STDEV(INDIRECT(ADDRESS(ROW();2)):INDIRECT(ADDRESS(ROW();COLUMN()-6)))" office:value-type="float" office:value="1849.14502897445">
            <text:p>1849.14502897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.165">
            <text:p>-27.1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8.74875">
            <text:p>38.74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21.07">
            <text:p>121.07</text:p>
          </table:table-cell>
          <table:table-cell office:value-type="float" office:value="1545.671">
            <text:p>1545.671</text:p>
          </table:table-cell>
          <table:table-cell office:value-type="float" office:value="31.439">
            <text:p>31.439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  <table:table-cell office:value-type="float" office:value="13.333">
            <text:p>13.333</text:p>
          </table:table-cell>
          <table:table-cell office:value-type="float" office:value="70.519">
            <text:p>70.519</text:p>
          </table:table-cell>
          <table:table-cell office:value-type="float" office:value="377.827">
            <text:p>377.827</text:p>
          </table:table-cell>
          <table:table-cell office:value-type="float" office:value="49.884">
            <text:p>49.884</text:p>
          </table:table-cell>
          <table:table-cell office:value-type="float" office:value="1.001">
            <text:p>1.001</text:p>
          </table:table-cell>
          <table:table-cell office:value-type="float" office:value="20.199">
            <text:p>20.199</text:p>
          </table:table-cell>
          <table:table-cell office:value-type="float" office:value="27335.66">
            <text:p>27335.66</text:p>
          </table:table-cell>
          <table:table-cell office:value-type="float" office:value="31.439">
            <text:p>31.439</text:p>
          </table:table-cell>
          <table:table-cell office:value-type="float" office:value="10.909">
            <text:p>10.909</text:p>
          </table:table-cell>
          <table:table-cell office:value-type="float" office:value="0.018">
            <text:p>0.018</text:p>
          </table:table-cell>
          <table:table-cell office:value-type="float" office:value="13.333">
            <text:p>13.333</text:p>
          </table:table-cell>
          <table:table-cell office:value-type="float" office:value="6013.333">
            <text:p>6013.333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5.819">
            <text:p>25.819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27335.66">
            <text:p>27335.66</text:p>
          </table:table-cell>
          <table:table-cell table:formula="of:=AVERAGE(INDIRECT(ADDRESS(ROW();2)):INDIRECT(ADDRESS(ROW();COLUMN()-5)))" office:value-type="float" office:value="1979.85694444444">
            <text:p>1979.8569444445</text:p>
          </table:table-cell>
          <table:table-cell table:formula="of:=STDEV(INDIRECT(ADDRESS(ROW();2)):INDIRECT(ADDRESS(ROW();COLUMN()-6)))" office:value-type="float" office:value="6487.08360548566">
            <text:p>6487.08360548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9.01775">
            <text:p>-309.01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1.51975">
            <text:p>421.51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21.07">
            <text:p>121.07</text:p>
          </table:table-cell>
          <table:table-cell office:value-type="float" office:value="1545.671">
            <text:p>1545.671</text:p>
          </table:table-cell>
          <table:table-cell office:value-type="float" office:value="31.439">
            <text:p>31.439</text:p>
          </table:table-cell>
          <table:table-cell office:value-type="float" office:value="0">
            <text:p>0</text:p>
          </table:table-cell>
          <table:table-cell office:value-type="float" office:value="3.579">
            <text:p>3.579</text:p>
          </table:table-cell>
          <table:table-cell office:value-type="float" office:value="13.333">
            <text:p>13.333</text:p>
          </table:table-cell>
          <table:table-cell office:value-type="float" office:value="70.519">
            <text:p>70.519</text:p>
          </table:table-cell>
          <table:table-cell office:value-type="float" office:value="377.827">
            <text:p>377.827</text:p>
          </table:table-cell>
          <table:table-cell office:value-type="float" office:value="49.884">
            <text:p>49.884</text:p>
          </table:table-cell>
          <table:table-cell office:value-type="float" office:value="1.001">
            <text:p>1.001</text:p>
          </table:table-cell>
          <table:table-cell office:value-type="float" office:value="20.199">
            <text:p>20.199</text:p>
          </table:table-cell>
          <table:table-cell office:value-type="float" office:value="27335.66">
            <text:p>27335.66</text:p>
          </table:table-cell>
          <table:table-cell office:value-type="float" office:value="31.439">
            <text:p>31.439</text:p>
          </table:table-cell>
          <table:table-cell office:value-type="float" office:value="10.909">
            <text:p>10.909</text:p>
          </table:table-cell>
          <table:table-cell office:value-type="float" office:value="0.072">
            <text:p>0.072</text:p>
          </table:table-cell>
          <table:table-cell office:value-type="float" office:value="13.333">
            <text:p>13.333</text:p>
          </table:table-cell>
          <table:table-cell office:value-type="float" office:value="60133.34">
            <text:p>60133.34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5.819">
            <text:p>25.819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60133.34">
            <text:p>60133.34</text:p>
          </table:table-cell>
          <table:table-cell table:formula="of:=AVERAGE(INDIRECT(ADDRESS(ROW();2)):INDIRECT(ADDRESS(ROW();COLUMN()-5)))" office:value-type="float" office:value="4986.62638888889">
            <text:p>4986.6263888889</text:p>
          </table:table-cell>
          <table:table-cell table:formula="of:=STDEV(INDIRECT(ADDRESS(ROW();2)):INDIRECT(ADDRESS(ROW();COLUMN()-6)))" office:value-type="float" office:value="15181.6796760788">
            <text:p>15181.67967607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3.65075">
            <text:p>-303.6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7.4945">
            <text:p>417.494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21.07">
            <text:p>121.07</text:p>
          </table:table-cell>
          <table:table-cell office:value-type="float" office:value="1545.671">
            <text:p>1545.671</text:p>
          </table:table-cell>
          <table:table-cell office:value-type="float" office:value="31.439">
            <text:p>31.439</text:p>
          </table:table-cell>
          <table:table-cell office:value-type="float" office:value="0.002">
            <text:p>0.002</text:p>
          </table:table-cell>
          <table:table-cell office:value-type="float" office:value="3.579">
            <text:p>3.579</text:p>
          </table:table-cell>
          <table:table-cell office:value-type="float" office:value="13.333">
            <text:p>13.333</text:p>
          </table:table-cell>
          <table:table-cell office:value-type="float" office:value="70.519">
            <text:p>70.519</text:p>
          </table:table-cell>
          <table:table-cell office:value-type="float" office:value="377.827">
            <text:p>377.827</text:p>
          </table:table-cell>
          <table:table-cell office:value-type="float" office:value="49.884">
            <text:p>49.884</text:p>
          </table:table-cell>
          <table:table-cell office:value-type="float" office:value="1.001">
            <text:p>1.001</text:p>
          </table:table-cell>
          <table:table-cell office:value-type="float" office:value="20.199">
            <text:p>20.199</text:p>
          </table:table-cell>
          <table:table-cell office:value-type="float" office:value="27335.66">
            <text:p>27335.66</text:p>
          </table:table-cell>
          <table:table-cell office:value-type="float" office:value="31.439">
            <text:p>31.439</text:p>
          </table:table-cell>
          <table:table-cell office:value-type="float" office:value="10.909">
            <text:p>10.909</text:p>
          </table:table-cell>
          <table:table-cell office:value-type="float" office:value="0.072">
            <text:p>0.072</text:p>
          </table:table-cell>
          <table:table-cell office:value-type="float" office:value="13.333">
            <text:p>13.333</text:p>
          </table:table-cell>
          <table:table-cell office:value-type="float" office:value="176171900000">
            <text:p>176171900000</text:p>
          </table:table-cell>
          <table:table-cell office:value-type="float" office:value="0.002">
            <text:p>0.002</text:p>
          </table:table-cell>
          <table:table-cell/>
          <table:table-cell table:formula="of:=MEDIAN(INDIRECT(ADDRESS(ROW();2)):INDIRECT(ADDRESS(ROW();COLUMN()-2)))" office:value-type="float" office:value="25.819">
            <text:p>25.819</text:p>
          </table:table-cell>
          <table:table-cell table:formula="of:=MIN(INDIRECT(ADDRESS(ROW();2)):INDIRECT(ADDRESS(ROW();COLUMN()-3)))" office:value-type="float" office:value="0.002">
            <text:p>0.002</text:p>
          </table:table-cell>
          <table:table-cell table:formula="of:=MAX(INDIRECT(ADDRESS(ROW();2)):INDIRECT(ADDRESS(ROW();COLUMN()-4)))" office:value-type="float" office:value="176171900000">
            <text:p>176171900000</text:p>
          </table:table-cell>
          <table:table-cell table:formula="of:=AVERAGE(INDIRECT(ADDRESS(ROW();2)):INDIRECT(ADDRESS(ROW();COLUMN()-5)))" office:value-type="float" office:value="9787329423.66328">
            <text:p>9787329423.66328</text:p>
          </table:table-cell>
          <table:table-cell table:formula="of:=STDEV(INDIRECT(ADDRESS(ROW();2)):INDIRECT(ADDRESS(ROW();COLUMN()-6)))" office:value-type="float" office:value="41524114637.4144">
            <text:p>41524114637.41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3.65075">
            <text:p>-303.6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7.4945">
            <text:p>417.494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21.07">
            <text:p>121.07</text:p>
          </table:table-cell>
          <table:table-cell office:value-type="float" office:value="1545.671">
            <text:p>1545.671</text:p>
          </table:table-cell>
          <table:table-cell office:value-type="float" office:value="31.439">
            <text:p>31.439</text:p>
          </table:table-cell>
          <table:table-cell office:value-type="float" office:value="0.004">
            <text:p>0.004</text:p>
          </table:table-cell>
          <table:table-cell office:value-type="float" office:value="3.579">
            <text:p>3.579</text:p>
          </table:table-cell>
          <table:table-cell office:value-type="float" office:value="13.333">
            <text:p>13.333</text:p>
          </table:table-cell>
          <table:table-cell office:value-type="float" office:value="70.519">
            <text:p>70.519</text:p>
          </table:table-cell>
          <table:table-cell office:value-type="float" office:value="377.827">
            <text:p>377.827</text:p>
          </table:table-cell>
          <table:table-cell office:value-type="float" office:value="49.884">
            <text:p>49.884</text:p>
          </table:table-cell>
          <table:table-cell office:value-type="float" office:value="1.001">
            <text:p>1.001</text:p>
          </table:table-cell>
          <table:table-cell office:value-type="float" office:value="20.199">
            <text:p>20.199</text:p>
          </table:table-cell>
          <table:table-cell office:value-type="float" office:value="27335.66">
            <text:p>27335.66</text:p>
          </table:table-cell>
          <table:table-cell office:value-type="float" office:value="31.439">
            <text:p>31.439</text:p>
          </table:table-cell>
          <table:table-cell office:value-type="float" office:value="10.909">
            <text:p>10.909</text:p>
          </table:table-cell>
          <table:table-cell office:value-type="float" office:value="0.072">
            <text:p>0.072</text:p>
          </table:table-cell>
          <table:table-cell office:value-type="float" office:value="13.333">
            <text:p>13.333</text:p>
          </table:table-cell>
          <table:table-cell office:value-type="float" office:value="601333.4">
            <text:p>601333.4</text:p>
          </table:table-cell>
          <table:table-cell office:value-type="float" office:value="0.002">
            <text:p>0.002</text:p>
          </table:table-cell>
          <table:table-cell/>
          <table:table-cell table:formula="of:=MEDIAN(INDIRECT(ADDRESS(ROW();2)):INDIRECT(ADDRESS(ROW();COLUMN()-2)))" office:value-type="float" office:value="25.819">
            <text:p>25.819</text:p>
          </table:table-cell>
          <table:table-cell table:formula="of:=MIN(INDIRECT(ADDRESS(ROW();2)):INDIRECT(ADDRESS(ROW();COLUMN()-3)))" office:value-type="float" office:value="0.002">
            <text:p>0.002</text:p>
          </table:table-cell>
          <table:table-cell table:formula="of:=MAX(INDIRECT(ADDRESS(ROW();2)):INDIRECT(ADDRESS(ROW();COLUMN()-4)))" office:value-type="float" office:value="601333.4">
            <text:p>601333.4</text:p>
          </table:table-cell>
          <table:table-cell table:formula="of:=AVERAGE(INDIRECT(ADDRESS(ROW();2)):INDIRECT(ADDRESS(ROW();COLUMN()-5)))" office:value-type="float" office:value="35053.2967222222">
            <text:p>35053.2967222222</text:p>
          </table:table-cell>
          <table:table-cell table:formula="of:=STDEV(INDIRECT(ADDRESS(ROW();2)):INDIRECT(ADDRESS(ROW();COLUMN()-6)))" office:value-type="float" office:value="141470.106613296">
            <text:p>141470.1066132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3.65075">
            <text:p>-303.6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7.4945">
            <text:p>417.494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6">
            <text:p>6</text:p>
          </table:table-cell>
          <table:table-cell office:value-type="float" office:value="28.539">
            <text:p>28.539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1.5">
            <text:p>1.5</text:p>
          </table:table-cell>
          <table:table-cell office:value-type="float" office:value="6">
            <text:p>6</text:p>
          </table:table-cell>
          <table:table-cell office:value-type="float" office:value="3.75">
            <text:p>3.75</text:p>
          </table:table-cell>
          <table:table-cell office:value-type="float" office:value="8.25">
            <text:p>8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.992">
            <text:p>30.992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10.5">
            <text:p>10.5</text:p>
          </table:table-cell>
          <table:table-cell office:value-type="float" office:value="2929688">
            <text:p>2929688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2929688">
            <text:p>2929688</text:p>
          </table:table-cell>
          <table:table-cell table:formula="of:=AVERAGE(INDIRECT(ADDRESS(ROW();2)):INDIRECT(ADDRESS(ROW();COLUMN()-5)))" office:value-type="float" office:value="162767.396166667">
            <text:p>162767.396166667</text:p>
          </table:table-cell>
          <table:table-cell table:formula="of:=STDEV(INDIRECT(ADDRESS(ROW();2)):INDIRECT(ADDRESS(ROW();COLUMN()-6)))" office:value-type="float" office:value="690532.348985931">
            <text:p>690532.3489859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5625">
            <text:p>-16.5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.875">
            <text:p>25.8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6" office:value-type="float" office:value="30">
            <text:p>30</text:p>
          </table:table-cell>
          <table:table-cell table:number-columns-repeated="2"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-6">
            <text:p>-6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MEDIAN(INDIRECT(ADDRESS(ROW();2)):INDIRECT(ADDRESS(ROW();COLUMN()-2)))" office:value-type="float" office:value="30">
            <text:p>30</text:p>
          </table:table-cell>
          <table:table-cell table:formula="of:=MIN(INDIRECT(ADDRESS(ROW();2)):INDIRECT(ADDRESS(ROW();COLUMN()-3)))" office:value-type="float" office:value="-6">
            <text:p>-6</text:p>
          </table:table-cell>
          <table:table-cell table:formula="of:=MAX(INDIRECT(ADDRESS(ROW();2)):INDIRECT(ADDRESS(ROW();COLUMN()-4)))" office:value-type="float" office:value="30">
            <text:p>30</text:p>
          </table:table-cell>
          <table:table-cell table:formula="of:=AVERAGE(INDIRECT(ADDRESS(ROW();2)):INDIRECT(ADDRESS(ROW();COLUMN()-5)))" office:value-type="float" office:value="23.8333333333333">
            <text:p>23.8333333333</text:p>
          </table:table-cell>
          <table:table-cell table:formula="of:=STDEV(INDIRECT(ADDRESS(ROW();2)):INDIRECT(ADDRESS(ROW();COLUMN()-6)))" office:value-type="float" office:value="10.3141821266243">
            <text:p>10.31418212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">
            <text:p>-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7">
            <text:p>5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dular Tower(10/10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80.911">
            <text:p>80.911</text:p>
          </table:table-cell>
          <table:table-cell office:value-type="float" office:value="383.422">
            <text:p>383.422</text:p>
          </table:table-cell>
          <table:table-cell office:value-type="float" office:value="51.875">
            <text:p>51.875</text:p>
          </table:table-cell>
          <table:table-cell office:value-type="float" office:value="0.121">
            <text:p>0.121</text:p>
          </table:table-cell>
          <table:table-cell table:number-columns-repeated="2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140.933">
            <text:p>7140.933</text:p>
          </table:table-cell>
          <table:table-cell office:value-type="float" office:value="51.875">
            <text:p>51.875</text:p>
          </table:table-cell>
          <table:table-cell office:value-type="float" office:value="6.974">
            <text:p>6.974</text:p>
          </table:table-cell>
          <table:table-cell office:value-type="float" office:value="275.717">
            <text:p>275.717</text:p>
          </table:table-cell>
          <table:table-cell office:value-type="float" office:value="578.509">
            <text:p>578.509</text:p>
          </table:table-cell>
          <table:table-cell office:value-type="float" office:value="51.875">
            <text:p>51.875</text:p>
          </table:table-cell>
          <table:table-cell office:value-type="float" office:value="18">
            <text:p>18</text:p>
          </table:table-cell>
          <table:table-cell office:value-type="float" office:value="0.121">
            <text:p>0.121</text:p>
          </table:table-cell>
          <table:table-cell office:value-type="float" office:value="20">
            <text:p>20</text:p>
          </table:table-cell>
          <table:table-cell office:value-type="float" office:value="10020">
            <text:p>10020</text:p>
          </table:table-cell>
          <table:table-cell office:value-type="float" office:value="0.121">
            <text:p>0.121</text:p>
          </table:table-cell>
          <table:table-cell/>
          <table:table-cell table:formula="of:=MEDIAN(INDIRECT(ADDRESS(ROW();2)):INDIRECT(ADDRESS(ROW();COLUMN()-2)))" office:value-type="float" office:value="38.4375">
            <text:p>38.4375</text:p>
          </table:table-cell>
          <table:table-cell table:formula="of:=MIN(INDIRECT(ADDRESS(ROW();2)):INDIRECT(ADDRESS(ROW();COLUMN()-3)))" office:value-type="float" office:value="0.121">
            <text:p>0.121</text:p>
          </table:table-cell>
          <table:table-cell table:formula="of:=MAX(INDIRECT(ADDRESS(ROW();2)):INDIRECT(ADDRESS(ROW();COLUMN()-4)))" office:value-type="float" office:value="10020">
            <text:p>10020</text:p>
          </table:table-cell>
          <table:table-cell table:formula="of:=AVERAGE(INDIRECT(ADDRESS(ROW();2)):INDIRECT(ADDRESS(ROW();COLUMN()-5)))" office:value-type="float" office:value="1041.41411111111">
            <text:p>1041.4141111111</text:p>
          </table:table-cell>
          <table:table-cell table:formula="of:=STDEV(INDIRECT(ADDRESS(ROW();2)):INDIRECT(ADDRESS(ROW();COLUMN()-6)))" office:value-type="float" office:value="2791.22644422877">
            <text:p>2791.22644422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07.0465">
            <text:p>-607.04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52.562">
            <text:p>852.562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523">
            <text:p>0.523</text:p>
          </table:table-cell>
          <table:table-cell office:value-type="float" office:value="0.161">
            <text:p>0.161</text:p>
          </table:table-cell>
          <table:table-cell office:value-type="float" office:value="1.5">
            <text:p>1.5</text:p>
          </table:table-cell>
          <table:table-cell office:value-type="float" office:value="14305.12">
            <text:p>14305.12</text:p>
          </table:table-cell>
          <table:table-cell office:value-type="float" office:value="13.97">
            <text:p>13.97</text:p>
          </table:table-cell>
          <table:table-cell office:value-type="float" office:value="1.5">
            <text:p>1.5</text:p>
          </table:table-cell>
          <table:table-cell office:value-type="float" office:value="0.295">
            <text:p>0.295</text:p>
          </table:table-cell>
          <table:table-cell office:value-type="float" office:value="11.5">
            <text:p>11.5</text:p>
          </table:table-cell>
          <table:table-cell office:value-type="float" office:value="0.898">
            <text:p>0.898</text:p>
          </table:table-cell>
          <table:table-cell office:value-type="float" office:value="9.288">
            <text:p>9.288</text:p>
          </table:table-cell>
          <table:table-cell office:value-type="float" office:value="11.5">
            <text:p>11.5</text:p>
          </table:table-cell>
          <table:table-cell office:value-type="float" office:value="0.009">
            <text:p>0.009</text:p>
          </table:table-cell>
          <table:table-cell office:value-type="float" office:value="1.5">
            <text:p>1.5</text:p>
          </table:table-cell>
          <table:table-cell office:value-type="float" office:value="1.65">
            <text:p>1.65</text:p>
          </table:table-cell>
          <table:table-cell office:value-type="float" office:value="13.97">
            <text:p>13.97</text:p>
          </table:table-cell>
          <table:table-cell table:number-columns-repeated="2" office:value-type="float" office:value="1.5">
            <text:p>1.5</text:p>
          </table:table-cell>
          <table:table-cell office:value-type="float" office:value="14305.12">
            <text:p>14305.12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009">
            <text:p>0.009</text:p>
          </table:table-cell>
          <table:table-cell table:formula="of:=MAX(INDIRECT(ADDRESS(ROW();2)):INDIRECT(ADDRESS(ROW();COLUMN()-4)))" office:value-type="float" office:value="14305.12">
            <text:p>14305.12</text:p>
          </table:table-cell>
          <table:table-cell table:formula="of:=AVERAGE(INDIRECT(ADDRESS(ROW();2)):INDIRECT(ADDRESS(ROW();COLUMN()-5)))" office:value-type="float" office:value="1593.41688888889">
            <text:p>1593.4168888889</text:p>
          </table:table-cell>
          <table:table-cell table:formula="of:=STDEV(INDIRECT(ADDRESS(ROW();2)):INDIRECT(ADDRESS(ROW();COLUMN()-6)))" office:value-type="float" office:value="4624.56408000142">
            <text:p>4624.56408000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0.306">
            <text:p>-30.30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8545">
            <text:p>42.854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54.701">
            <text:p>154.701</text:p>
          </table:table-cell>
          <table:table-cell office:value-type="float" office:value="2380.594">
            <text:p>2380.594</text:p>
          </table:table-cell>
          <table:table-cell office:value-type="float" office:value="34.583">
            <text:p>34.583</text:p>
          </table:table-cell>
          <table:table-cell office:value-type="float" office:value="0">
            <text:p>0</text:p>
          </table:table-cell>
          <table:table-cell office:value-type="float" office:value="1.432">
            <text:p>1.432</text:p>
          </table:table-cell>
          <table:table-cell office:value-type="float" office:value="13.333">
            <text:p>13.333</text:p>
          </table:table-cell>
          <table:table-cell office:value-type="float" office:value="84.656">
            <text:p>84.656</text:p>
          </table:table-cell>
          <table:table-cell office:value-type="float" office:value="620.951">
            <text:p>620.951</text:p>
          </table:table-cell>
          <table:table-cell office:value-type="float" office:value="57.76">
            <text:p>57.76</text:p>
          </table:table-cell>
          <table:table-cell office:value-type="float" office:value="0.751">
            <text:p>0.751</text:p>
          </table:table-cell>
          <table:table-cell office:value-type="float" office:value="23.975">
            <text:p>23.975</text:p>
          </table:table-cell>
          <table:table-cell office:value-type="float" office:value="63783.2">
            <text:p>63783.2</text:p>
          </table:table-cell>
          <table:table-cell office:value-type="float" office:value="34.583">
            <text:p>34.583</text:p>
          </table:table-cell>
          <table:table-cell office:value-type="float" office:value="10.909">
            <text:p>10.909</text:p>
          </table:table-cell>
          <table:table-cell office:value-type="float" office:value="0.009">
            <text:p>0.009</text:p>
          </table:table-cell>
          <table:table-cell office:value-type="float" office:value="13.333">
            <text:p>13.333</text:p>
          </table:table-cell>
          <table:table-cell office:value-type="float" office:value="6680">
            <text:p>6680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9.279">
            <text:p>29.279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63783.2">
            <text:p>63783.2</text:p>
          </table:table-cell>
          <table:table-cell table:formula="of:=AVERAGE(INDIRECT(ADDRESS(ROW();2)):INDIRECT(ADDRESS(ROW();COLUMN()-5)))" office:value-type="float" office:value="4105.265">
            <text:p>4105.265</text:p>
          </table:table-cell>
          <table:table-cell table:formula="of:=STDEV(INDIRECT(ADDRESS(ROW();2)):INDIRECT(ADDRESS(ROW();COLUMN()-6)))" office:value-type="float" office:value="14981.6595255974">
            <text:p>14981.65952559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6.36425">
            <text:p>-396.36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7.35525">
            <text:p>537.355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54.701">
            <text:p>154.701</text:p>
          </table:table-cell>
          <table:table-cell office:value-type="float" office:value="2380.594">
            <text:p>2380.594</text:p>
          </table:table-cell>
          <table:table-cell office:value-type="float" office:value="34.583">
            <text:p>34.583</text:p>
          </table:table-cell>
          <table:table-cell office:value-type="float" office:value="0">
            <text:p>0</text:p>
          </table:table-cell>
          <table:table-cell office:value-type="float" office:value="2.863">
            <text:p>2.863</text:p>
          </table:table-cell>
          <table:table-cell office:value-type="float" office:value="13.333">
            <text:p>13.333</text:p>
          </table:table-cell>
          <table:table-cell office:value-type="float" office:value="84.656">
            <text:p>84.656</text:p>
          </table:table-cell>
          <table:table-cell office:value-type="float" office:value="620.951">
            <text:p>620.951</text:p>
          </table:table-cell>
          <table:table-cell office:value-type="float" office:value="57.76">
            <text:p>57.76</text:p>
          </table:table-cell>
          <table:table-cell office:value-type="float" office:value="0.751">
            <text:p>0.751</text:p>
          </table:table-cell>
          <table:table-cell office:value-type="float" office:value="23.975">
            <text:p>23.975</text:p>
          </table:table-cell>
          <table:table-cell office:value-type="float" office:value="63783.2">
            <text:p>63783.2</text:p>
          </table:table-cell>
          <table:table-cell office:value-type="float" office:value="34.583">
            <text:p>34.583</text:p>
          </table:table-cell>
          <table:table-cell office:value-type="float" office:value="10.909">
            <text:p>10.909</text:p>
          </table:table-cell>
          <table:table-cell office:value-type="float" office:value="0.035">
            <text:p>0.035</text:p>
          </table:table-cell>
          <table:table-cell office:value-type="float" office:value="13.333">
            <text:p>13.333</text:p>
          </table:table-cell>
          <table:table-cell office:value-type="float" office:value="66800">
            <text:p>66800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9.279">
            <text:p>29.279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66800">
            <text:p>66800</text:p>
          </table:table-cell>
          <table:table-cell table:formula="of:=AVERAGE(INDIRECT(ADDRESS(ROW();2)):INDIRECT(ADDRESS(ROW();COLUMN()-5)))" office:value-type="float" office:value="7445.34594444445">
            <text:p>7445.3459444445</text:p>
          </table:table-cell>
          <table:table-cell table:formula="of:=STDEV(INDIRECT(ADDRESS(ROW();2)):INDIRECT(ADDRESS(ROW();COLUMN()-6)))" office:value-type="float" office:value="21058.504113293">
            <text:p>21058.50411329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2.07125">
            <text:p>-392.07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4.1355">
            <text:p>534.135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54.701">
            <text:p>154.701</text:p>
          </table:table-cell>
          <table:table-cell office:value-type="float" office:value="2380.594">
            <text:p>2380.594</text:p>
          </table:table-cell>
          <table:table-cell office:value-type="float" office:value="34.583">
            <text:p>34.583</text:p>
          </table:table-cell>
          <table:table-cell office:value-type="float" office:value="0.001">
            <text:p>0.001</text:p>
          </table:table-cell>
          <table:table-cell office:value-type="float" office:value="2.863">
            <text:p>2.863</text:p>
          </table:table-cell>
          <table:table-cell office:value-type="float" office:value="13.333">
            <text:p>13.333</text:p>
          </table:table-cell>
          <table:table-cell office:value-type="float" office:value="84.656">
            <text:p>84.656</text:p>
          </table:table-cell>
          <table:table-cell office:value-type="float" office:value="620.951">
            <text:p>620.951</text:p>
          </table:table-cell>
          <table:table-cell office:value-type="float" office:value="57.76">
            <text:p>57.76</text:p>
          </table:table-cell>
          <table:table-cell office:value-type="float" office:value="0.751">
            <text:p>0.751</text:p>
          </table:table-cell>
          <table:table-cell office:value-type="float" office:value="23.975">
            <text:p>23.975</text:p>
          </table:table-cell>
          <table:table-cell office:value-type="float" office:value="63783.2">
            <text:p>63783.2</text:p>
          </table:table-cell>
          <table:table-cell office:value-type="float" office:value="34.583">
            <text:p>34.583</text:p>
          </table:table-cell>
          <table:table-cell office:value-type="float" office:value="10.909">
            <text:p>10.909</text:p>
          </table:table-cell>
          <table:table-cell office:value-type="float" office:value="0.035">
            <text:p>0.035</text:p>
          </table:table-cell>
          <table:table-cell office:value-type="float" office:value="13.333">
            <text:p>13.333</text:p>
          </table:table-cell>
          <table:table-cell office:value-type="float" office:value="978515700000">
            <text:p>978515700000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9.279">
            <text:p>29.279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978515700000">
            <text:p>978515700000</text:p>
          </table:table-cell>
          <table:table-cell table:formula="of:=AVERAGE(INDIRECT(ADDRESS(ROW();2)):INDIRECT(ADDRESS(ROW();COLUMN()-5)))" office:value-type="float" office:value="54361987067.5682">
            <text:p>54361987067.5682</text:p>
          </table:table-cell>
          <table:table-cell table:formula="of:=STDEV(INDIRECT(ADDRESS(ROW();2)):INDIRECT(ADDRESS(ROW();COLUMN()-6)))" office:value-type="float" office:value="230638361390.559">
            <text:p>230638361390.5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2.07125">
            <text:p>-392.07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4.1355">
            <text:p>534.135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54.701">
            <text:p>154.701</text:p>
          </table:table-cell>
          <table:table-cell office:value-type="float" office:value="2380.594">
            <text:p>2380.594</text:p>
          </table:table-cell>
          <table:table-cell office:value-type="float" office:value="34.583">
            <text:p>34.583</text:p>
          </table:table-cell>
          <table:table-cell office:value-type="float" office:value="0.001">
            <text:p>0.001</text:p>
          </table:table-cell>
          <table:table-cell office:value-type="float" office:value="2.863">
            <text:p>2.863</text:p>
          </table:table-cell>
          <table:table-cell office:value-type="float" office:value="13.333">
            <text:p>13.333</text:p>
          </table:table-cell>
          <table:table-cell office:value-type="float" office:value="84.656">
            <text:p>84.656</text:p>
          </table:table-cell>
          <table:table-cell office:value-type="float" office:value="620.951">
            <text:p>620.951</text:p>
          </table:table-cell>
          <table:table-cell office:value-type="float" office:value="57.76">
            <text:p>57.76</text:p>
          </table:table-cell>
          <table:table-cell office:value-type="float" office:value="0.751">
            <text:p>0.751</text:p>
          </table:table-cell>
          <table:table-cell office:value-type="float" office:value="23.975">
            <text:p>23.975</text:p>
          </table:table-cell>
          <table:table-cell office:value-type="float" office:value="63783.2">
            <text:p>63783.2</text:p>
          </table:table-cell>
          <table:table-cell office:value-type="float" office:value="34.583">
            <text:p>34.583</text:p>
          </table:table-cell>
          <table:table-cell office:value-type="float" office:value="10.909">
            <text:p>10.909</text:p>
          </table:table-cell>
          <table:table-cell office:value-type="float" office:value="0.035">
            <text:p>0.035</text:p>
          </table:table-cell>
          <table:table-cell office:value-type="float" office:value="13.333">
            <text:p>13.333</text:p>
          </table:table-cell>
          <table:table-cell office:value-type="float" office:value="668000">
            <text:p>668000</text:p>
          </table:table-cell>
          <table:table-cell office:value-type="float" office:value="0">
            <text:p>0</text:p>
          </table:table-cell>
          <table:table-cell/>
          <table:table-cell table:formula="of:=MEDIAN(INDIRECT(ADDRESS(ROW();2)):INDIRECT(ADDRESS(ROW();COLUMN()-2)))" office:value-type="float" office:value="29.279">
            <text:p>29.279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668000">
            <text:p>668000</text:p>
          </table:table-cell>
          <table:table-cell table:formula="of:=AVERAGE(INDIRECT(ADDRESS(ROW();2)):INDIRECT(ADDRESS(ROW();COLUMN()-5)))" office:value-type="float" office:value="40845.346">
            <text:p>40845.346</text:p>
          </table:table-cell>
          <table:table-cell table:formula="of:=STDEV(INDIRECT(ADDRESS(ROW();2)):INDIRECT(ADDRESS(ROW();COLUMN()-6)))" office:value-type="float" office:value="157231.232131315">
            <text:p>157231.2321313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92.07125">
            <text:p>-392.07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4.1355">
            <text:p>534.135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6.5">
            <text:p>6.5</text:p>
          </table:table-cell>
          <table:table-cell office:value-type="float" office:value="35.246">
            <text:p>35.246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office:value-type="float" office:value="1.5">
            <text:p>1.5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office:value-type="float" office:value="43.388">
            <text:p>43.388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11.5">
            <text:p>11.5</text:p>
          </table:table-cell>
          <table:table-cell office:value-type="float" office:value="14648440">
            <text:p>14648440</text:p>
          </table:table-cell>
          <table:table-cell office:value-type="float" office:value="6.5">
            <text:p>6.5</text:p>
          </table:table-cell>
          <table:table-cell/>
          <table:table-cell table:formula="of:=MEDIAN(INDIRECT(ADDRESS(ROW();2)):INDIRECT(ADDRESS(ROW();COLUMN()-2)))" office:value-type="float" office:value="6.5">
            <text:p>6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14648440">
            <text:p>14648440</text:p>
          </table:table-cell>
          <table:table-cell table:formula="of:=AVERAGE(INDIRECT(ADDRESS(ROW();2)):INDIRECT(ADDRESS(ROW();COLUMN()-5)))" office:value-type="float" office:value="813810.499111111">
            <text:p>813810.499111111</text:p>
          </table:table-cell>
          <table:table-cell table:formula="of:=STDEV(INDIRECT(ADDRESS(ROW();2)):INDIRECT(ADDRESS(ROW();COLUMN()-6)))" office:value-type="float" office:value="3452668.35364845">
            <text:p>3452668.353648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625">
            <text:p>-18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.625">
            <text:p>28.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6" office:value-type="float" office:value="33">
            <text:p>33</text:p>
          </table:table-cell>
          <table:table-cell table:number-columns-repeated="2"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-7">
            <text:p>-7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table:formula="of:=MEDIAN(INDIRECT(ADDRESS(ROW();2)):INDIRECT(ADDRESS(ROW();COLUMN()-2)))" office:value-type="float" office:value="33">
            <text:p>33</text:p>
          </table:table-cell>
          <table:table-cell table:formula="of:=MIN(INDIRECT(ADDRESS(ROW();2)):INDIRECT(ADDRESS(ROW();COLUMN()-3)))" office:value-type="float" office:value="-7">
            <text:p>-7</text:p>
          </table:table-cell>
          <table:table-cell table:formula="of:=MAX(INDIRECT(ADDRESS(ROW();2)):INDIRECT(ADDRESS(ROW();COLUMN()-4)))" office:value-type="float" office:value="33">
            <text:p>33</text:p>
          </table:table-cell>
          <table:table-cell table:formula="of:=AVERAGE(INDIRECT(ADDRESS(ROW();2)):INDIRECT(ADDRESS(ROW();COLUMN()-5)))" office:value-type="float" office:value="26.0555555555556">
            <text:p>26.0555555556</text:p>
          </table:table-cell>
          <table:table-cell table:formula="of:=STDEV(INDIRECT(ADDRESS(ROW();2)):INDIRECT(ADDRESS(ROW();COLUMN()-6)))" office:value-type="float" office:value="11.5222149740619">
            <text:p>11.52221497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">
            <text:p>-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3">
            <text:p>6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rtar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.6">
            <text:p>4.6</text:p>
          </table:table-cell>
          <table:table-cell office:value-type="float" office:value="14.8">
            <text:p>14.8</text:p>
          </table:table-cell>
          <table:table-cell office:value-type="float" office:value="4.4">
            <text:p>4.4</text:p>
          </table:table-cell>
          <table:table-cell office:value-type="float" office:value="2.4">
            <text:p>2.4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7.2">
            <text:p>7.2</text:p>
          </table:table-cell>
          <table:table-cell office:value-type="float" office:value="4.4">
            <text:p>4.4</text:p>
          </table:table-cell>
          <table:table-cell office:value-type="float" office:value="3.6">
            <text:p>3.6</text:p>
          </table:table-cell>
          <table:table-cell office:value-type="float" office:value="5.2">
            <text:p>5.2</text:p>
          </table:table-cell>
          <table:table-cell office:value-type="float" office:value="5.6">
            <text:p>5.6</text:p>
          </table:table-cell>
          <table:table-cell office:value-type="float" office:value="4.4">
            <text:p>4.4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1004">
            <text:p>1004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4.4">
            <text:p>4.4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004">
            <text:p>1004</text:p>
          </table:table-cell>
          <table:table-cell table:formula="of:=AVERAGE(INDIRECT(ADDRESS(ROW();2)):INDIRECT(ADDRESS(ROW();COLUMN()-5)))" office:value-type="float" office:value="60.3055555555556">
            <text:p>60.3055555556</text:p>
          </table:table-cell>
          <table:table-cell table:formula="of:=STDEV(INDIRECT(ADDRESS(ROW();2)):INDIRECT(ADDRESS(ROW();COLUMN()-6)))" office:value-type="float" office:value="235.531225536264">
            <text:p>235.531225536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49999999999999">
            <text:p>-0.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1">
            <text:p>9.1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1.5">
            <text:p>1.5</text:p>
          </table:table-cell>
          <table:table-cell office:value-type="float" office:value="0.475">
            <text:p>0.47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">
            <text:p>0.3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91666666666667">
            <text:p>0.6916666667</text:p>
          </table:table-cell>
          <table:table-cell table:formula="of:=STDEV(INDIRECT(ADDRESS(ROW();2)):INDIRECT(ADDRESS(ROW();COLUMN()-6)))" office:value-type="float" office:value="0.388530413678184">
            <text:p>0.38853041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5">
            <text:p>0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05625">
            <text:p>1.056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0.222">
            <text:p>10.222</text:p>
          </table:table-cell>
          <table:table-cell office:value-type="float" office:value="37">
            <text:p>37</text:p>
          </table:table-cell>
          <table:table-cell office:value-type="float" office:value="8.8">
            <text:p>8.8</text:p>
          </table:table-cell>
          <table:table-cell office:value-type="float" office:value="1.92">
            <text:p>1.92</text:p>
          </table:table-cell>
          <table:table-cell office:value-type="float" office:value="6.4">
            <text:p>6.4</text:p>
          </table:table-cell>
          <table:table-cell office:value-type="float" office:value="8">
            <text:p>8</text:p>
          </table:table-cell>
          <table:table-cell office:value-type="float" office:value="10.588">
            <text:p>10.588</text:p>
          </table:table-cell>
          <table:table-cell office:value-type="float" office:value="4.8">
            <text:p>4.8</text:p>
          </table:table-cell>
          <table:table-cell office:value-type="float" office:value="9.263">
            <text:p>9.263</text:p>
          </table:table-cell>
          <table:table-cell office:value-type="float" office:value="6">
            <text:p>6</text:p>
          </table:table-cell>
          <table:table-cell office:value-type="float" office:value="3.467">
            <text:p>3.467</text:p>
          </table:table-cell>
          <table:table-cell office:value-type="float" office:value="18.667">
            <text:p>18.667</text:p>
          </table:table-cell>
          <table:table-cell office:value-type="float" office:value="8.8">
            <text:p>8.8</text:p>
          </table:table-cell>
          <table:table-cell office:value-type="float" office:value="6.545">
            <text:p>6.545</text:p>
          </table:table-cell>
          <table:table-cell office:value-type="float" office:value="3.84">
            <text:p>3.84</text:p>
          </table:table-cell>
          <table:table-cell office:value-type="float" office:value="8">
            <text:p>8</text:p>
          </table:table-cell>
          <table:table-cell office:value-type="float" office:value="2008">
            <text:p>2008</text:p>
          </table:table-cell>
          <table:table-cell office:value-type="float" office:value="1.92">
            <text:p>1.92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2008">
            <text:p>2008</text:p>
          </table:table-cell>
          <table:table-cell table:formula="of:=AVERAGE(INDIRECT(ADDRESS(ROW();2)):INDIRECT(ADDRESS(ROW();COLUMN()-5)))" office:value-type="float" office:value="120.124">
            <text:p>120.124</text:p>
          </table:table-cell>
          <table:table-cell table:formula="of:=STDEV(INDIRECT(ADDRESS(ROW();2)):INDIRECT(ADDRESS(ROW();COLUMN()-6)))" office:value-type="float" office:value="471.219179290587">
            <text:p>471.21917929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54675">
            <text:p>-9.54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629">
            <text:p>24.629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0.222">
            <text:p>10.222</text:p>
          </table:table-cell>
          <table:table-cell office:value-type="float" office:value="37">
            <text:p>37</text:p>
          </table:table-cell>
          <table:table-cell office:value-type="float" office:value="8.8">
            <text:p>8.8</text:p>
          </table:table-cell>
          <table:table-cell office:value-type="float" office:value="19.2">
            <text:p>19.2</text:p>
          </table:table-cell>
          <table:table-cell office:value-type="float" office:value="12.8">
            <text:p>12.8</text:p>
          </table:table-cell>
          <table:table-cell office:value-type="float" office:value="8">
            <text:p>8</text:p>
          </table:table-cell>
          <table:table-cell office:value-type="float" office:value="10.588">
            <text:p>10.588</text:p>
          </table:table-cell>
          <table:table-cell office:value-type="float" office:value="4.8">
            <text:p>4.8</text:p>
          </table:table-cell>
          <table:table-cell office:value-type="float" office:value="9.263">
            <text:p>9.263</text:p>
          </table:table-cell>
          <table:table-cell office:value-type="float" office:value="6">
            <text:p>6</text:p>
          </table:table-cell>
          <table:table-cell office:value-type="float" office:value="3.467">
            <text:p>3.467</text:p>
          </table:table-cell>
          <table:table-cell office:value-type="float" office:value="18.667">
            <text:p>18.667</text:p>
          </table:table-cell>
          <table:table-cell office:value-type="float" office:value="8.8">
            <text:p>8.8</text:p>
          </table:table-cell>
          <table:table-cell office:value-type="float" office:value="6.545">
            <text:p>6.545</text:p>
          </table:table-cell>
          <table:table-cell office:value-type="float" office:value="15.36">
            <text:p>15.36</text:p>
          </table:table-cell>
          <table:table-cell office:value-type="float" office:value="8">
            <text:p>8</text:p>
          </table:table-cell>
          <table:table-cell office:value-type="float" office:value="20080">
            <text:p>20080</text:p>
          </table:table-cell>
          <table:table-cell office:value-type="float" office:value="19.2">
            <text:p>19.2</text:p>
          </table:table-cell>
          <table:table-cell/>
          <table:table-cell table:formula="of:=MEDIAN(INDIRECT(ADDRESS(ROW();2)):INDIRECT(ADDRESS(ROW();COLUMN()-2)))" office:value-type="float" office:value="9.7425">
            <text:p>9.7425</text:p>
          </table:table-cell>
          <table:table-cell table:formula="of:=MIN(INDIRECT(ADDRESS(ROW();2)):INDIRECT(ADDRESS(ROW();COLUMN()-3)))" office:value-type="float" office:value="3.467">
            <text:p>3.467</text:p>
          </table:table-cell>
          <table:table-cell table:formula="of:=MAX(INDIRECT(ADDRESS(ROW();2)):INDIRECT(ADDRESS(ROW();COLUMN()-4)))" office:value-type="float" office:value="20080">
            <text:p>20080</text:p>
          </table:table-cell>
          <table:table-cell table:formula="of:=AVERAGE(INDIRECT(ADDRESS(ROW();2)):INDIRECT(ADDRESS(ROW();COLUMN()-5)))" office:value-type="float" office:value="1127.03955555556">
            <text:p>1127.0395555556</text:p>
          </table:table-cell>
          <table:table-cell table:formula="of:=STDEV(INDIRECT(ADDRESS(ROW();2)):INDIRECT(ADDRESS(ROW();COLUMN()-6)))" office:value-type="float" office:value="4730.04182798093">
            <text:p>4730.04182798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52075">
            <text:p>-21.52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361">
            <text:p>47.361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0.222">
            <text:p>10.222</text:p>
          </table:table-cell>
          <table:table-cell office:value-type="float" office:value="37">
            <text:p>37</text:p>
          </table:table-cell>
          <table:table-cell office:value-type="float" office:value="8.8">
            <text:p>8.8</text:p>
          </table:table-cell>
          <table:table-cell office:value-type="float" office:value="48">
            <text:p>48</text:p>
          </table:table-cell>
          <table:table-cell office:value-type="float" office:value="12.8">
            <text:p>12.8</text:p>
          </table:table-cell>
          <table:table-cell office:value-type="float" office:value="8">
            <text:p>8</text:p>
          </table:table-cell>
          <table:table-cell office:value-type="float" office:value="10.588">
            <text:p>10.588</text:p>
          </table:table-cell>
          <table:table-cell office:value-type="float" office:value="4.8">
            <text:p>4.8</text:p>
          </table:table-cell>
          <table:table-cell office:value-type="float" office:value="9.263">
            <text:p>9.263</text:p>
          </table:table-cell>
          <table:table-cell office:value-type="float" office:value="6">
            <text:p>6</text:p>
          </table:table-cell>
          <table:table-cell office:value-type="float" office:value="3.467">
            <text:p>3.467</text:p>
          </table:table-cell>
          <table:table-cell office:value-type="float" office:value="18.667">
            <text:p>18.667</text:p>
          </table:table-cell>
          <table:table-cell office:value-type="float" office:value="8.8">
            <text:p>8.8</text:p>
          </table:table-cell>
          <table:table-cell office:value-type="float" office:value="6.545">
            <text:p>6.545</text:p>
          </table:table-cell>
          <table:table-cell office:value-type="float" office:value="15.36">
            <text:p>15.36</text:p>
          </table:table-cell>
          <table:table-cell office:value-type="float" office:value="8">
            <text:p>8</text:p>
          </table:table-cell>
          <table:table-cell office:value-type="float" office:value="200800">
            <text:p>20080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9.7425">
            <text:p>9.7425</text:p>
          </table:table-cell>
          <table:table-cell table:formula="of:=MIN(INDIRECT(ADDRESS(ROW();2)):INDIRECT(ADDRESS(ROW();COLUMN()-3)))" office:value-type="float" office:value="3.467">
            <text:p>3.467</text:p>
          </table:table-cell>
          <table:table-cell table:formula="of:=MAX(INDIRECT(ADDRESS(ROW();2)):INDIRECT(ADDRESS(ROW();COLUMN()-4)))" office:value-type="float" office:value="200800">
            <text:p>200800</text:p>
          </table:table-cell>
          <table:table-cell table:formula="of:=AVERAGE(INDIRECT(ADDRESS(ROW();2)):INDIRECT(ADDRESS(ROW();COLUMN()-5)))" office:value-type="float" office:value="11170.2395555556">
            <text:p>11170.2395555556</text:p>
          </table:table-cell>
          <table:table-cell table:formula="of:=STDEV(INDIRECT(ADDRESS(ROW();2)):INDIRECT(ADDRESS(ROW();COLUMN()-6)))" office:value-type="float" office:value="47325.3513043043">
            <text:p>47325.35130430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52075">
            <text:p>-21.52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361">
            <text:p>47.361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0.222">
            <text:p>10.222</text:p>
          </table:table-cell>
          <table:table-cell office:value-type="float" office:value="37">
            <text:p>37</text:p>
          </table:table-cell>
          <table:table-cell office:value-type="float" office:value="8.8">
            <text:p>8.8</text:p>
          </table:table-cell>
          <table:table-cell office:value-type="float" office:value="192">
            <text:p>192</text:p>
          </table:table-cell>
          <table:table-cell office:value-type="float" office:value="12.8">
            <text:p>12.8</text:p>
          </table:table-cell>
          <table:table-cell office:value-type="float" office:value="8">
            <text:p>8</text:p>
          </table:table-cell>
          <table:table-cell office:value-type="float" office:value="10.588">
            <text:p>10.588</text:p>
          </table:table-cell>
          <table:table-cell office:value-type="float" office:value="4.8">
            <text:p>4.8</text:p>
          </table:table-cell>
          <table:table-cell office:value-type="float" office:value="9.263">
            <text:p>9.263</text:p>
          </table:table-cell>
          <table:table-cell office:value-type="float" office:value="6">
            <text:p>6</text:p>
          </table:table-cell>
          <table:table-cell office:value-type="float" office:value="3.467">
            <text:p>3.467</text:p>
          </table:table-cell>
          <table:table-cell office:value-type="float" office:value="18.667">
            <text:p>18.667</text:p>
          </table:table-cell>
          <table:table-cell office:value-type="float" office:value="8.8">
            <text:p>8.8</text:p>
          </table:table-cell>
          <table:table-cell office:value-type="float" office:value="6.545">
            <text:p>6.545</text:p>
          </table:table-cell>
          <table:table-cell office:value-type="float" office:value="15.36">
            <text:p>15.36</text:p>
          </table:table-cell>
          <table:table-cell office:value-type="float" office:value="8">
            <text:p>8</text:p>
          </table:table-cell>
          <table:table-cell office:value-type="float" office:value="200800">
            <text:p>200800</text:p>
          </table:table-cell>
          <table:table-cell office:value-type="float" office:value="96">
            <text:p>96</text:p>
          </table:table-cell>
          <table:table-cell/>
          <table:table-cell table:formula="of:=MEDIAN(INDIRECT(ADDRESS(ROW();2)):INDIRECT(ADDRESS(ROW();COLUMN()-2)))" office:value-type="float" office:value="9.7425">
            <text:p>9.7425</text:p>
          </table:table-cell>
          <table:table-cell table:formula="of:=MIN(INDIRECT(ADDRESS(ROW();2)):INDIRECT(ADDRESS(ROW();COLUMN()-3)))" office:value-type="float" office:value="3.467">
            <text:p>3.467</text:p>
          </table:table-cell>
          <table:table-cell table:formula="of:=MAX(INDIRECT(ADDRESS(ROW();2)):INDIRECT(ADDRESS(ROW();COLUMN()-4)))" office:value-type="float" office:value="200800">
            <text:p>200800</text:p>
          </table:table-cell>
          <table:table-cell table:formula="of:=AVERAGE(INDIRECT(ADDRESS(ROW();2)):INDIRECT(ADDRESS(ROW();COLUMN()-5)))" office:value-type="float" office:value="11180.9062222222">
            <text:p>11180.9062222222</text:p>
          </table:table-cell>
          <table:table-cell table:formula="of:=STDEV(INDIRECT(ADDRESS(ROW();2)):INDIRECT(ADDRESS(ROW();COLUMN()-6)))" office:value-type="float" office:value="47322.7099724357">
            <text:p>47322.70997243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52075">
            <text:p>-21.52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361">
            <text:p>47.36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81944444444444">
            <text:p>2.8194444444</text:p>
          </table:table-cell>
          <table:table-cell table:formula="of:=STDEV(INDIRECT(ADDRESS(ROW();2)):INDIRECT(ADDRESS(ROW();COLUMN()-6)))" office:value-type="float" office:value="1.83896861190058">
            <text:p>1.83896861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25">
            <text:p>-0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rtar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5.29">
            <text:p>5.29</text:p>
          </table:table-cell>
          <table:table-cell office:value-type="float" office:value="27.76">
            <text:p>27.76</text:p>
          </table:table-cell>
          <table:table-cell office:value-type="float" office:value="4.84">
            <text:p>4.84</text:p>
          </table:table-cell>
          <table:table-cell office:value-type="float" office:value="1.44">
            <text:p>1.4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.96">
            <text:p>12.96</text:p>
          </table:table-cell>
          <table:table-cell office:value-type="float" office:value="4.84">
            <text:p>4.84</text:p>
          </table:table-cell>
          <table:table-cell office:value-type="float" office:value="3.24">
            <text:p>3.24</text:p>
          </table:table-cell>
          <table:table-cell office:value-type="float" office:value="6.76">
            <text:p>6.76</text:p>
          </table:table-cell>
          <table:table-cell office:value-type="float" office:value="7.84">
            <text:p>7.84</text:p>
          </table:table-cell>
          <table:table-cell office:value-type="float" office:value="4.84">
            <text:p>4.84</text:p>
          </table:table-cell>
          <table:table-cell office:value-type="float" office:value="3.6">
            <text:p>3.6</text:p>
          </table:table-cell>
          <table:table-cell office:value-type="float" office:value="1.44">
            <text:p>1.44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office:value-type="float" office:value="1.44">
            <text:p>1.44</text:p>
          </table:table-cell>
          <table:table-cell/>
          <table:table-cell table:formula="of:=MEDIAN(INDIRECT(ADDRESS(ROW();2)):INDIRECT(ADDRESS(ROW();COLUMN()-2)))" office:value-type="float" office:value="4.84">
            <text:p>4.84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2004">
            <text:p>2004</text:p>
          </table:table-cell>
          <table:table-cell table:formula="of:=AVERAGE(INDIRECT(ADDRESS(ROW();2)):INDIRECT(ADDRESS(ROW();COLUMN()-5)))" office:value-type="float" office:value="117.071666666667">
            <text:p>117.0716666667</text:p>
          </table:table-cell>
          <table:table-cell table:formula="of:=STDEV(INDIRECT(ADDRESS(ROW();2)):INDIRECT(ADDRESS(ROW();COLUMN()-6)))" office:value-type="float" office:value="470.953896160573">
            <text:p>470.95389616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3775">
            <text:p>-4.3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.47">
            <text:p>14.47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32">
            <text:p>0.32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  <table:table-cell office:value-type="float" office:value="0.781">
            <text:p>0.781</text:p>
          </table:table-cell>
          <table:table-cell office:value-type="float" office:value="0.5">
            <text:p>0.5</text:p>
          </table:table-cell>
          <table:table-cell office:value-type="float" office:value="0.361">
            <text:p>0.361</text:p>
          </table:table-cell>
          <table:table-cell office:value-type="float" office:value="2.5">
            <text:p>2.5</text:p>
          </table:table-cell>
          <table:table-cell office:value-type="float" office:value="0.451">
            <text:p>0.451</text:p>
          </table:table-cell>
          <table:table-cell office:value-type="float" office:value="0.72">
            <text:p>0.72</text:p>
          </table:table-cell>
          <table:table-cell office:value-type="float" office:value="2.5">
            <text:p>2.5</text:p>
          </table:table-cell>
          <table:table-cell office:value-type="float" office:value="0.18">
            <text:p>0.1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18">
            <text:p>0.18</text:p>
          </table:table-cell>
          <table:table-cell table:formula="of:=MAX(INDIRECT(ADDRESS(ROW();2)):INDIRECT(ADDRESS(ROW();COLUMN()-4)))" office:value-type="float" office:value="3.125">
            <text:p>3.125</text:p>
          </table:table-cell>
          <table:table-cell table:formula="of:=AVERAGE(INDIRECT(ADDRESS(ROW();2)):INDIRECT(ADDRESS(ROW();COLUMN()-5)))" office:value-type="float" office:value="1.01661111111111">
            <text:p>1.0166111111</text:p>
          </table:table-cell>
          <table:table-cell table:formula="of:=STDEV(INDIRECT(ADDRESS(ROW();2)):INDIRECT(ADDRESS(ROW();COLUMN()-6)))" office:value-type="float" office:value="1.01028977432446">
            <text:p>1.01028977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9">
            <text:p>-0.4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3425">
            <text:p>1.734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3.062">
            <text:p>13.062</text:p>
          </table:table-cell>
          <table:table-cell office:value-type="float" office:value="86.75">
            <text:p>86.75</text:p>
          </table:table-cell>
          <table:table-cell office:value-type="float" office:value="9.68">
            <text:p>9.68</text:p>
          </table:table-cell>
          <table:table-cell office:value-type="float" office:value="0.461">
            <text:p>0.461</text:p>
          </table:table-cell>
          <table:table-cell office:value-type="float" office:value="5.12">
            <text:p>5.12</text:p>
          </table:table-cell>
          <table:table-cell office:value-type="float" office:value="8">
            <text:p>8</text:p>
          </table:table-cell>
          <table:table-cell office:value-type="float" office:value="13.841">
            <text:p>13.841</text:p>
          </table:table-cell>
          <table:table-cell office:value-type="float" office:value="5.184">
            <text:p>5.184</text:p>
          </table:table-cell>
          <table:table-cell office:value-type="float" office:value="10.726">
            <text:p>10.726</text:p>
          </table:table-cell>
          <table:table-cell office:value-type="float" office:value="4.5">
            <text:p>4.5</text:p>
          </table:table-cell>
          <table:table-cell office:value-type="float" office:value="2.704">
            <text:p>2.704</text:p>
          </table:table-cell>
          <table:table-cell office:value-type="float" office:value="43.556">
            <text:p>43.556</text:p>
          </table:table-cell>
          <table:table-cell office:value-type="float" office:value="9.68">
            <text:p>9.68</text:p>
          </table:table-cell>
          <table:table-cell office:value-type="float" office:value="6.545">
            <text:p>6.545</text:p>
          </table:table-cell>
          <table:table-cell office:value-type="float" office:value="1.843">
            <text:p>1.843</text:p>
          </table:table-cell>
          <table:table-cell office:value-type="float" office:value="8">
            <text:p>8</text:p>
          </table:table-cell>
          <table:table-cell office:value-type="float" office:value="4008">
            <text:p>4008</text:p>
          </table:table-cell>
          <table:table-cell office:value-type="float" office:value="0.461">
            <text:p>0.461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0.461">
            <text:p>0.461</text:p>
          </table:table-cell>
          <table:table-cell table:formula="of:=MAX(INDIRECT(ADDRESS(ROW();2)):INDIRECT(ADDRESS(ROW();COLUMN()-4)))" office:value-type="float" office:value="4008">
            <text:p>4008</text:p>
          </table:table-cell>
          <table:table-cell table:formula="of:=AVERAGE(INDIRECT(ADDRESS(ROW();2)):INDIRECT(ADDRESS(ROW();COLUMN()-5)))" office:value-type="float" office:value="235.450722222222">
            <text:p>235.4507222222</text:p>
          </table:table-cell>
          <table:table-cell table:formula="of:=STDEV(INDIRECT(ADDRESS(ROW();2)):INDIRECT(ADDRESS(ROW();COLUMN()-6)))" office:value-type="float" office:value="941.72994350871">
            <text:p>941.72994350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814">
            <text:p>-18.81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.947">
            <text:p>35.947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3.062">
            <text:p>13.062</text:p>
          </table:table-cell>
          <table:table-cell office:value-type="float" office:value="86.75">
            <text:p>86.75</text:p>
          </table:table-cell>
          <table:table-cell office:value-type="float" office:value="9.68">
            <text:p>9.68</text:p>
          </table:table-cell>
          <table:table-cell office:value-type="float" office:value="4.608">
            <text:p>4.608</text:p>
          </table:table-cell>
          <table:table-cell office:value-type="float" office:value="10.24">
            <text:p>10.24</text:p>
          </table:table-cell>
          <table:table-cell office:value-type="float" office:value="8">
            <text:p>8</text:p>
          </table:table-cell>
          <table:table-cell office:value-type="float" office:value="13.841">
            <text:p>13.841</text:p>
          </table:table-cell>
          <table:table-cell office:value-type="float" office:value="5.184">
            <text:p>5.184</text:p>
          </table:table-cell>
          <table:table-cell office:value-type="float" office:value="10.726">
            <text:p>10.726</text:p>
          </table:table-cell>
          <table:table-cell office:value-type="float" office:value="4.5">
            <text:p>4.5</text:p>
          </table:table-cell>
          <table:table-cell office:value-type="float" office:value="2.704">
            <text:p>2.704</text:p>
          </table:table-cell>
          <table:table-cell office:value-type="float" office:value="43.556">
            <text:p>43.556</text:p>
          </table:table-cell>
          <table:table-cell office:value-type="float" office:value="9.68">
            <text:p>9.68</text:p>
          </table:table-cell>
          <table:table-cell office:value-type="float" office:value="6.545">
            <text:p>6.545</text:p>
          </table:table-cell>
          <table:table-cell office:value-type="float" office:value="7.373">
            <text:p>7.373</text:p>
          </table:table-cell>
          <table:table-cell office:value-type="float" office:value="8">
            <text:p>8</text:p>
          </table:table-cell>
          <table:table-cell office:value-type="float" office:value="40080">
            <text:p>40080</text:p>
          </table:table-cell>
          <table:table-cell office:value-type="float" office:value="4.608">
            <text:p>4.608</text:p>
          </table:table-cell>
          <table:table-cell/>
          <table:table-cell table:formula="of:=MEDIAN(INDIRECT(ADDRESS(ROW();2)):INDIRECT(ADDRESS(ROW();COLUMN()-2)))" office:value-type="float" office:value="8.84">
            <text:p>8.84</text:p>
          </table:table-cell>
          <table:table-cell table:formula="of:=MIN(INDIRECT(ADDRESS(ROW();2)):INDIRECT(ADDRESS(ROW();COLUMN()-3)))" office:value-type="float" office:value="2.704">
            <text:p>2.704</text:p>
          </table:table-cell>
          <table:table-cell table:formula="of:=MAX(INDIRECT(ADDRESS(ROW();2)):INDIRECT(ADDRESS(ROW();COLUMN()-4)))" office:value-type="float" office:value="40080">
            <text:p>40080</text:p>
          </table:table-cell>
          <table:table-cell table:formula="of:=AVERAGE(INDIRECT(ADDRESS(ROW();2)):INDIRECT(ADDRESS(ROW();COLUMN()-5)))" office:value-type="float" office:value="2240.50316666667">
            <text:p>2240.5031666667</text:p>
          </table:table-cell>
          <table:table-cell table:formula="of:=STDEV(INDIRECT(ADDRESS(ROW();2)):INDIRECT(ADDRESS(ROW();COLUMN()-6)))" office:value-type="float" office:value="9443.51484406101">
            <text:p>9443.5148440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337">
            <text:p>-15.33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33925">
            <text:p>33.339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3.062">
            <text:p>13.062</text:p>
          </table:table-cell>
          <table:table-cell office:value-type="float" office:value="86.75">
            <text:p>86.75</text:p>
          </table:table-cell>
          <table:table-cell office:value-type="float" office:value="9.68">
            <text:p>9.68</text:p>
          </table:table-cell>
          <table:table-cell office:value-type="float" office:value="13.824">
            <text:p>13.824</text:p>
          </table:table-cell>
          <table:table-cell office:value-type="float" office:value="10.24">
            <text:p>10.24</text:p>
          </table:table-cell>
          <table:table-cell office:value-type="float" office:value="8">
            <text:p>8</text:p>
          </table:table-cell>
          <table:table-cell office:value-type="float" office:value="13.841">
            <text:p>13.841</text:p>
          </table:table-cell>
          <table:table-cell office:value-type="float" office:value="5.184">
            <text:p>5.184</text:p>
          </table:table-cell>
          <table:table-cell office:value-type="float" office:value="10.726">
            <text:p>10.726</text:p>
          </table:table-cell>
          <table:table-cell office:value-type="float" office:value="4.5">
            <text:p>4.5</text:p>
          </table:table-cell>
          <table:table-cell office:value-type="float" office:value="2.704">
            <text:p>2.704</text:p>
          </table:table-cell>
          <table:table-cell office:value-type="float" office:value="43.556">
            <text:p>43.556</text:p>
          </table:table-cell>
          <table:table-cell office:value-type="float" office:value="9.68">
            <text:p>9.68</text:p>
          </table:table-cell>
          <table:table-cell office:value-type="float" office:value="6.545">
            <text:p>6.545</text:p>
          </table:table-cell>
          <table:table-cell office:value-type="float" office:value="7.373">
            <text:p>7.373</text:p>
          </table:table-cell>
          <table:table-cell office:value-type="float" office:value="8">
            <text:p>8</text:p>
          </table:table-cell>
          <table:table-cell office:value-type="float" office:value="2004000">
            <text:p>2004000</text:p>
          </table:table-cell>
          <table:table-cell office:value-type="float" office:value="13.824">
            <text:p>13.824</text:p>
          </table:table-cell>
          <table:table-cell/>
          <table:table-cell table:formula="of:=MEDIAN(INDIRECT(ADDRESS(ROW();2)):INDIRECT(ADDRESS(ROW();COLUMN()-2)))" office:value-type="float" office:value="9.96">
            <text:p>9.96</text:p>
          </table:table-cell>
          <table:table-cell table:formula="of:=MIN(INDIRECT(ADDRESS(ROW();2)):INDIRECT(ADDRESS(ROW();COLUMN()-3)))" office:value-type="float" office:value="2.704">
            <text:p>2.704</text:p>
          </table:table-cell>
          <table:table-cell table:formula="of:=MAX(INDIRECT(ADDRESS(ROW();2)):INDIRECT(ADDRESS(ROW();COLUMN()-4)))" office:value-type="float" office:value="2004000">
            <text:p>2004000</text:p>
          </table:table-cell>
          <table:table-cell table:formula="of:=AVERAGE(INDIRECT(ADDRESS(ROW();2)):INDIRECT(ADDRESS(ROW();COLUMN()-5)))" office:value-type="float" office:value="111348.193833333">
            <text:p>111348.193833333</text:p>
          </table:table-cell>
          <table:table-cell table:formula="of:=STDEV(INDIRECT(ADDRESS(ROW();2)):INDIRECT(ADDRESS(ROW();COLUMN()-6)))" office:value-type="float" office:value="472343.621554516">
            <text:p>472343.6215545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353">
            <text:p>-11.35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.70675">
            <text:p>32.706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3.062">
            <text:p>13.062</text:p>
          </table:table-cell>
          <table:table-cell office:value-type="float" office:value="86.75">
            <text:p>86.75</text:p>
          </table:table-cell>
          <table:table-cell office:value-type="float" office:value="9.68">
            <text:p>9.68</text:p>
          </table:table-cell>
          <table:table-cell office:value-type="float" office:value="46.08">
            <text:p>46.08</text:p>
          </table:table-cell>
          <table:table-cell office:value-type="float" office:value="10.24">
            <text:p>10.24</text:p>
          </table:table-cell>
          <table:table-cell office:value-type="float" office:value="8">
            <text:p>8</text:p>
          </table:table-cell>
          <table:table-cell office:value-type="float" office:value="13.841">
            <text:p>13.841</text:p>
          </table:table-cell>
          <table:table-cell office:value-type="float" office:value="5.184">
            <text:p>5.184</text:p>
          </table:table-cell>
          <table:table-cell office:value-type="float" office:value="10.726">
            <text:p>10.726</text:p>
          </table:table-cell>
          <table:table-cell office:value-type="float" office:value="4.5">
            <text:p>4.5</text:p>
          </table:table-cell>
          <table:table-cell office:value-type="float" office:value="2.704">
            <text:p>2.704</text:p>
          </table:table-cell>
          <table:table-cell office:value-type="float" office:value="43.556">
            <text:p>43.556</text:p>
          </table:table-cell>
          <table:table-cell office:value-type="float" office:value="9.68">
            <text:p>9.68</text:p>
          </table:table-cell>
          <table:table-cell office:value-type="float" office:value="6.545">
            <text:p>6.545</text:p>
          </table:table-cell>
          <table:table-cell office:value-type="float" office:value="7.373">
            <text:p>7.373</text:p>
          </table:table-cell>
          <table:table-cell office:value-type="float" office:value="8">
            <text:p>8</text:p>
          </table:table-cell>
          <table:table-cell office:value-type="float" office:value="400800">
            <text:p>400800</text:p>
          </table:table-cell>
          <table:table-cell office:value-type="float" office:value="23.04">
            <text:p>23.04</text:p>
          </table:table-cell>
          <table:table-cell/>
          <table:table-cell table:formula="of:=MEDIAN(INDIRECT(ADDRESS(ROW();2)):INDIRECT(ADDRESS(ROW();COLUMN()-2)))" office:value-type="float" office:value="9.96">
            <text:p>9.96</text:p>
          </table:table-cell>
          <table:table-cell table:formula="of:=MIN(INDIRECT(ADDRESS(ROW();2)):INDIRECT(ADDRESS(ROW();COLUMN()-3)))" office:value-type="float" office:value="2.704">
            <text:p>2.704</text:p>
          </table:table-cell>
          <table:table-cell table:formula="of:=MAX(INDIRECT(ADDRESS(ROW();2)):INDIRECT(ADDRESS(ROW();COLUMN()-4)))" office:value-type="float" office:value="400800">
            <text:p>400800</text:p>
          </table:table-cell>
          <table:table-cell table:formula="of:=AVERAGE(INDIRECT(ADDRESS(ROW();2)):INDIRECT(ADDRESS(ROW();COLUMN()-5)))" office:value-type="float" office:value="22283.8311666667">
            <text:p>22283.8311666667</text:p>
          </table:table-cell>
          <table:table-cell table:formula="of:=STDEV(INDIRECT(ADDRESS(ROW();2)):INDIRECT(ADDRESS(ROW();COLUMN()-6)))" office:value-type="float" office:value="94465.1846105739">
            <text:p>94465.18461057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10175">
            <text:p>-32.10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0.37175">
            <text:p>60.371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5.08">
            <text:p>5.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5.46111111111111">
            <text:p>5.4611111111</text:p>
          </table:table-cell>
          <table:table-cell table:formula="of:=STDEV(INDIRECT(ADDRESS(ROW();2)):INDIRECT(ADDRESS(ROW();COLUMN()-6)))" office:value-type="float" office:value="11.1496124379433">
            <text:p>11.1496124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5">
            <text:p>-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rtar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6.084">
            <text:p>6.084</text:p>
          </table:table-cell>
          <table:table-cell office:value-type="float" office:value="43.312">
            <text:p>43.312</text:p>
          </table:table-cell>
          <table:table-cell office:value-type="float" office:value="5.324">
            <text:p>5.324</text:p>
          </table:table-cell>
          <table:table-cell office:value-type="float" office:value="0.864">
            <text:p>0.864</text:p>
          </table:table-cell>
          <table:table-cell table:number-columns-repeated="2"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23.328">
            <text:p>23.328</text:p>
          </table:table-cell>
          <table:table-cell office:value-type="float" office:value="5.324">
            <text:p>5.324</text:p>
          </table:table-cell>
          <table:table-cell office:value-type="float" office:value="2.916">
            <text:p>2.916</text:p>
          </table:table-cell>
          <table:table-cell office:value-type="float" office:value="8.788">
            <text:p>8.788</text:p>
          </table:table-cell>
          <table:table-cell office:value-type="float" office:value="10.976">
            <text:p>10.976</text:p>
          </table:table-cell>
          <table:table-cell office:value-type="float" office:value="5.324">
            <text:p>5.324</text:p>
          </table:table-cell>
          <table:table-cell office:value-type="float" office:value="3.6">
            <text:p>3.6</text:p>
          </table:table-cell>
          <table:table-cell office:value-type="float" office:value="0.864">
            <text:p>0.864</text:p>
          </table:table-cell>
          <table:table-cell office:value-type="float" office:value="4">
            <text:p>4</text:p>
          </table:table-cell>
          <table:table-cell office:value-type="float" office:value="3004">
            <text:p>3004</text:p>
          </table:table-cell>
          <table:table-cell office:value-type="float" office:value="0.864">
            <text:p>0.864</text:p>
          </table:table-cell>
          <table:table-cell/>
          <table:table-cell table:formula="of:=MEDIAN(INDIRECT(ADDRESS(ROW();2)):INDIRECT(ADDRESS(ROW();COLUMN()-2)))" office:value-type="float" office:value="5.324">
            <text:p>5.324</text:p>
          </table:table-cell>
          <table:table-cell table:formula="of:=MIN(INDIRECT(ADDRESS(ROW();2)):INDIRECT(ADDRESS(ROW();COLUMN()-3)))" office:value-type="float" office:value="0.864">
            <text:p>0.864</text:p>
          </table:table-cell>
          <table:table-cell table:formula="of:=MAX(INDIRECT(ADDRESS(ROW();2)):INDIRECT(ADDRESS(ROW();COLUMN()-4)))" office:value-type="float" office:value="3004">
            <text:p>3004</text:p>
          </table:table-cell>
          <table:table-cell table:formula="of:=AVERAGE(INDIRECT(ADDRESS(ROW();2)):INDIRECT(ADDRESS(ROW();COLUMN()-5)))" office:value-type="float" office:value="174.392666666667">
            <text:p>174.3926666667</text:p>
          </table:table-cell>
          <table:table-cell table:formula="of:=STDEV(INDIRECT(ADDRESS(ROW();2)):INDIRECT(ADDRESS(ROW();COLUMN()-6)))" office:value-type="float" office:value="706.250555006882">
            <text:p>706.25055500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536">
            <text:p>-9.53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348">
            <text:p>21.34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256">
            <text:p>0.256</text:p>
          </table:table-cell>
          <table:table-cell office:value-type="float" office:value="0.5">
            <text:p>0.5</text:p>
          </table:table-cell>
          <table:table-cell office:value-type="float" office:value="7.813">
            <text:p>7.813</text:p>
          </table:table-cell>
          <table:table-cell office:value-type="float" office:value="0.977">
            <text:p>0.977</text:p>
          </table:table-cell>
          <table:table-cell office:value-type="float" office:value="0.5">
            <text:p>0.5</text:p>
          </table:table-cell>
          <table:table-cell office:value-type="float" office:value="0.307">
            <text:p>0.307</text:p>
          </table:table-cell>
          <table:table-cell office:value-type="float" office:value="3.5">
            <text:p>3.5</text:p>
          </table:table-cell>
          <table:table-cell office:value-type="float" office:value="0.429">
            <text:p>0.429</text:p>
          </table:table-cell>
          <table:table-cell office:value-type="float" office:value="0.864">
            <text:p>0.864</text:p>
          </table:table-cell>
          <table:table-cell office:value-type="float" office:value="3.5">
            <text:p>3.5</text:p>
          </table:table-cell>
          <table:table-cell office:value-type="float" office:value="0.108">
            <text:p>0.10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7.813">
            <text:p>7.81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108">
            <text:p>0.108</text:p>
          </table:table-cell>
          <table:table-cell table:formula="of:=MAX(INDIRECT(ADDRESS(ROW();2)):INDIRECT(ADDRESS(ROW();COLUMN()-4)))" office:value-type="float" office:value="7.813">
            <text:p>7.813</text:p>
          </table:table-cell>
          <table:table-cell table:formula="of:=AVERAGE(INDIRECT(ADDRESS(ROW();2)):INDIRECT(ADDRESS(ROW();COLUMN()-5)))" office:value-type="float" office:value="1.66438888888889">
            <text:p>1.6643888889</text:p>
          </table:table-cell>
          <table:table-cell table:formula="of:=STDEV(INDIRECT(ADDRESS(ROW();2)):INDIRECT(ADDRESS(ROW();COLUMN()-6)))" office:value-type="float" office:value="2.44250691223994">
            <text:p>2.4425069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44">
            <text:p>-1.14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6775">
            <text:p>2.567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6.69">
            <text:p>16.69</text:p>
          </table:table-cell>
          <table:table-cell office:value-type="float" office:value="169.188">
            <text:p>169.188</text:p>
          </table:table-cell>
          <table:table-cell office:value-type="float" office:value="10.648">
            <text:p>10.648</text:p>
          </table:table-cell>
          <table:table-cell office:value-type="float" office:value="0.111">
            <text:p>0.111</text:p>
          </table:table-cell>
          <table:table-cell office:value-type="float" office:value="4.096">
            <text:p>4.096</text:p>
          </table:table-cell>
          <table:table-cell office:value-type="float" office:value="8">
            <text:p>8</text:p>
          </table:table-cell>
          <table:table-cell office:value-type="float" office:value="17.912">
            <text:p>17.912</text:p>
          </table:table-cell>
          <table:table-cell office:value-type="float" office:value="6.665">
            <text:p>6.665</text:p>
          </table:table-cell>
          <table:table-cell office:value-type="float" office:value="12.419">
            <text:p>12.419</text:p>
          </table:table-cell>
          <table:table-cell office:value-type="float" office:value="3.375">
            <text:p>3.375</text:p>
          </table:table-cell>
          <table:table-cell office:value-type="float" office:value="2.511">
            <text:p>2.511</text:p>
          </table:table-cell>
          <table:table-cell office:value-type="float" office:value="101.63">
            <text:p>101.63</text:p>
          </table:table-cell>
          <table:table-cell office:value-type="float" office:value="10.648">
            <text:p>10.648</text:p>
          </table:table-cell>
          <table:table-cell office:value-type="float" office:value="6.545">
            <text:p>6.545</text:p>
          </table:table-cell>
          <table:table-cell office:value-type="float" office:value="0.885">
            <text:p>0.885</text:p>
          </table:table-cell>
          <table:table-cell office:value-type="float" office:value="8">
            <text:p>8</text:p>
          </table:table-cell>
          <table:table-cell office:value-type="float" office:value="6008">
            <text:p>6008</text:p>
          </table:table-cell>
          <table:table-cell office:value-type="float" office:value="0.111">
            <text:p>0.111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0.111">
            <text:p>0.111</text:p>
          </table:table-cell>
          <table:table-cell table:formula="of:=MAX(INDIRECT(ADDRESS(ROW();2)):INDIRECT(ADDRESS(ROW();COLUMN()-4)))" office:value-type="float" office:value="6008">
            <text:p>6008</text:p>
          </table:table-cell>
          <table:table-cell table:formula="of:=AVERAGE(INDIRECT(ADDRESS(ROW();2)):INDIRECT(ADDRESS(ROW();COLUMN()-5)))" office:value-type="float" office:value="354.857444444444">
            <text:p>354.8574444444</text:p>
          </table:table-cell>
          <table:table-cell table:formula="of:=STDEV(INDIRECT(ADDRESS(ROW();2)):INDIRECT(ADDRESS(ROW();COLUMN()-6)))" office:value-type="float" office:value="1411.49940421605">
            <text:p>1411.49940421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64575">
            <text:p>-32.64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1.82325">
            <text:p>51.823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6.69">
            <text:p>16.69</text:p>
          </table:table-cell>
          <table:table-cell office:value-type="float" office:value="169.188">
            <text:p>169.188</text:p>
          </table:table-cell>
          <table:table-cell office:value-type="float" office:value="10.648">
            <text:p>10.648</text:p>
          </table:table-cell>
          <table:table-cell office:value-type="float" office:value="1.106">
            <text:p>1.106</text:p>
          </table:table-cell>
          <table:table-cell office:value-type="float" office:value="8.192">
            <text:p>8.192</text:p>
          </table:table-cell>
          <table:table-cell office:value-type="float" office:value="8">
            <text:p>8</text:p>
          </table:table-cell>
          <table:table-cell office:value-type="float" office:value="17.912">
            <text:p>17.912</text:p>
          </table:table-cell>
          <table:table-cell office:value-type="float" office:value="6.665">
            <text:p>6.665</text:p>
          </table:table-cell>
          <table:table-cell office:value-type="float" office:value="12.419">
            <text:p>12.419</text:p>
          </table:table-cell>
          <table:table-cell office:value-type="float" office:value="3.375">
            <text:p>3.375</text:p>
          </table:table-cell>
          <table:table-cell office:value-type="float" office:value="2.511">
            <text:p>2.511</text:p>
          </table:table-cell>
          <table:table-cell office:value-type="float" office:value="101.63">
            <text:p>101.63</text:p>
          </table:table-cell>
          <table:table-cell office:value-type="float" office:value="10.648">
            <text:p>10.648</text:p>
          </table:table-cell>
          <table:table-cell office:value-type="float" office:value="6.545">
            <text:p>6.545</text:p>
          </table:table-cell>
          <table:table-cell office:value-type="float" office:value="3.539">
            <text:p>3.539</text:p>
          </table:table-cell>
          <table:table-cell office:value-type="float" office:value="8">
            <text:p>8</text:p>
          </table:table-cell>
          <table:table-cell office:value-type="float" office:value="60080">
            <text:p>60080</text:p>
          </table:table-cell>
          <table:table-cell office:value-type="float" office:value="1.106">
            <text:p>1.106</text:p>
          </table:table-cell>
          <table:table-cell/>
          <table:table-cell table:formula="of:=MEDIAN(INDIRECT(ADDRESS(ROW();2)):INDIRECT(ADDRESS(ROW();COLUMN()-2)))" office:value-type="float" office:value="8.096">
            <text:p>8.096</text:p>
          </table:table-cell>
          <table:table-cell table:formula="of:=MIN(INDIRECT(ADDRESS(ROW();2)):INDIRECT(ADDRESS(ROW();COLUMN()-3)))" office:value-type="float" office:value="1.106">
            <text:p>1.106</text:p>
          </table:table-cell>
          <table:table-cell table:formula="of:=MAX(INDIRECT(ADDRESS(ROW();2)):INDIRECT(ADDRESS(ROW();COLUMN()-4)))" office:value-type="float" office:value="60080">
            <text:p>60080</text:p>
          </table:table-cell>
          <table:table-cell table:formula="of:=AVERAGE(INDIRECT(ADDRESS(ROW();2)):INDIRECT(ADDRESS(ROW();COLUMN()-5)))" office:value-type="float" office:value="3359.343">
            <text:p>3359.343</text:p>
          </table:table-cell>
          <table:table-cell table:formula="of:=STDEV(INDIRECT(ADDRESS(ROW();2)):INDIRECT(ADDRESS(ROW();COLUMN()-6)))" office:value-type="float" office:value="14155.6750449061">
            <text:p>14155.67504490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70475">
            <text:p>-29.704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9.6175">
            <text:p>49.61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6.69">
            <text:p>16.69</text:p>
          </table:table-cell>
          <table:table-cell office:value-type="float" office:value="169.188">
            <text:p>169.188</text:p>
          </table:table-cell>
          <table:table-cell office:value-type="float" office:value="10.648">
            <text:p>10.648</text:p>
          </table:table-cell>
          <table:table-cell office:value-type="float" office:value="3.871">
            <text:p>3.871</text:p>
          </table:table-cell>
          <table:table-cell office:value-type="float" office:value="8.192">
            <text:p>8.192</text:p>
          </table:table-cell>
          <table:table-cell office:value-type="float" office:value="8">
            <text:p>8</text:p>
          </table:table-cell>
          <table:table-cell office:value-type="float" office:value="17.912">
            <text:p>17.912</text:p>
          </table:table-cell>
          <table:table-cell office:value-type="float" office:value="6.665">
            <text:p>6.665</text:p>
          </table:table-cell>
          <table:table-cell office:value-type="float" office:value="12.419">
            <text:p>12.419</text:p>
          </table:table-cell>
          <table:table-cell office:value-type="float" office:value="3.375">
            <text:p>3.375</text:p>
          </table:table-cell>
          <table:table-cell office:value-type="float" office:value="2.511">
            <text:p>2.511</text:p>
          </table:table-cell>
          <table:table-cell office:value-type="float" office:value="101.63">
            <text:p>101.63</text:p>
          </table:table-cell>
          <table:table-cell office:value-type="float" office:value="10.648">
            <text:p>10.648</text:p>
          </table:table-cell>
          <table:table-cell office:value-type="float" office:value="6.545">
            <text:p>6.545</text:p>
          </table:table-cell>
          <table:table-cell office:value-type="float" office:value="3.539">
            <text:p>3.539</text:p>
          </table:table-cell>
          <table:table-cell office:value-type="float" office:value="8">
            <text:p>8</text:p>
          </table:table-cell>
          <table:table-cell office:value-type="float" office:value="15020000">
            <text:p>15020000</text:p>
          </table:table-cell>
          <table:table-cell office:value-type="float" office:value="3.871">
            <text:p>3.871</text:p>
          </table:table-cell>
          <table:table-cell/>
          <table:table-cell table:formula="of:=MEDIAN(INDIRECT(ADDRESS(ROW();2)):INDIRECT(ADDRESS(ROW();COLUMN()-2)))" office:value-type="float" office:value="8.096">
            <text:p>8.096</text:p>
          </table:table-cell>
          <table:table-cell table:formula="of:=MIN(INDIRECT(ADDRESS(ROW();2)):INDIRECT(ADDRESS(ROW();COLUMN()-3)))" office:value-type="float" office:value="2.511">
            <text:p>2.511</text:p>
          </table:table-cell>
          <table:table-cell table:formula="of:=MAX(INDIRECT(ADDRESS(ROW();2)):INDIRECT(ADDRESS(ROW();COLUMN()-4)))" office:value-type="float" office:value="15020000">
            <text:p>15020000</text:p>
          </table:table-cell>
          <table:table-cell table:formula="of:=AVERAGE(INDIRECT(ADDRESS(ROW();2)):INDIRECT(ADDRESS(ROW();COLUMN()-5)))" office:value-type="float" office:value="834466.316888889">
            <text:p>834466.316888889</text:p>
          </table:table-cell>
          <table:table-cell table:formula="of:=STDEV(INDIRECT(ADDRESS(ROW();2)):INDIRECT(ADDRESS(ROW();COLUMN()-6)))" office:value-type="float" office:value="3540242.49275699">
            <text:p>3540242.4927569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70875">
            <text:p>-28.70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8.8705">
            <text:p>48.870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6.69">
            <text:p>16.69</text:p>
          </table:table-cell>
          <table:table-cell office:value-type="float" office:value="169.188">
            <text:p>169.188</text:p>
          </table:table-cell>
          <table:table-cell office:value-type="float" office:value="10.648">
            <text:p>10.648</text:p>
          </table:table-cell>
          <table:table-cell office:value-type="float" office:value="11.059">
            <text:p>11.059</text:p>
          </table:table-cell>
          <table:table-cell office:value-type="float" office:value="8.192">
            <text:p>8.192</text:p>
          </table:table-cell>
          <table:table-cell office:value-type="float" office:value="8">
            <text:p>8</text:p>
          </table:table-cell>
          <table:table-cell office:value-type="float" office:value="17.912">
            <text:p>17.912</text:p>
          </table:table-cell>
          <table:table-cell office:value-type="float" office:value="6.665">
            <text:p>6.665</text:p>
          </table:table-cell>
          <table:table-cell office:value-type="float" office:value="12.419">
            <text:p>12.419</text:p>
          </table:table-cell>
          <table:table-cell office:value-type="float" office:value="3.375">
            <text:p>3.375</text:p>
          </table:table-cell>
          <table:table-cell office:value-type="float" office:value="2.511">
            <text:p>2.511</text:p>
          </table:table-cell>
          <table:table-cell office:value-type="float" office:value="101.63">
            <text:p>101.63</text:p>
          </table:table-cell>
          <table:table-cell office:value-type="float" office:value="10.648">
            <text:p>10.648</text:p>
          </table:table-cell>
          <table:table-cell office:value-type="float" office:value="6.545">
            <text:p>6.545</text:p>
          </table:table-cell>
          <table:table-cell office:value-type="float" office:value="3.539">
            <text:p>3.539</text:p>
          </table:table-cell>
          <table:table-cell office:value-type="float" office:value="8">
            <text:p>8</text:p>
          </table:table-cell>
          <table:table-cell office:value-type="float" office:value="600800">
            <text:p>600800</text:p>
          </table:table-cell>
          <table:table-cell office:value-type="float" office:value="5.53">
            <text:p>5.53</text:p>
          </table:table-cell>
          <table:table-cell/>
          <table:table-cell table:formula="of:=MEDIAN(INDIRECT(ADDRESS(ROW();2)):INDIRECT(ADDRESS(ROW();COLUMN()-2)))" office:value-type="float" office:value="9.42">
            <text:p>9.42</text:p>
          </table:table-cell>
          <table:table-cell table:formula="of:=MIN(INDIRECT(ADDRESS(ROW();2)):INDIRECT(ADDRESS(ROW();COLUMN()-3)))" office:value-type="float" office:value="2.511">
            <text:p>2.511</text:p>
          </table:table-cell>
          <table:table-cell table:formula="of:=MAX(INDIRECT(ADDRESS(ROW();2)):INDIRECT(ADDRESS(ROW();COLUMN()-4)))" office:value-type="float" office:value="600800">
            <text:p>600800</text:p>
          </table:table-cell>
          <table:table-cell table:formula="of:=AVERAGE(INDIRECT(ADDRESS(ROW();2)):INDIRECT(ADDRESS(ROW();COLUMN()-5)))" office:value-type="float" office:value="33400.1417222222">
            <text:p>33400.1417222222</text:p>
          </table:table-cell>
          <table:table-cell table:formula="of:=STDEV(INDIRECT(ADDRESS(ROW();2)):INDIRECT(ADDRESS(ROW();COLUMN()-6)))" office:value-type="float" office:value="141604.343152057">
            <text:p>141604.343152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56675">
            <text:p>-20.56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2.764">
            <text:p>42.7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7.096">
            <text:p>7.09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488">
            <text:p>5.48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7.0352222222222">
            <text:p>17.0352222222</text:p>
          </table:table-cell>
          <table:table-cell table:formula="of:=STDEV(INDIRECT(ADDRESS(ROW();2)):INDIRECT(ADDRESS(ROW();COLUMN()-6)))" office:value-type="float" office:value="58.1577826106103">
            <text:p>58.15778261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us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.75">
            <text:p>10.7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5555555555556">
            <text:p>66.5555555556</text:p>
          </table:table-cell>
          <table:table-cell table:formula="of:=STDEV(INDIRECT(ADDRESS(ROW();2)):INDIRECT(ADDRESS(ROW();COLUMN()-6)))" office:value-type="float" office:value="235.486348354714">
            <text:p>235.4863483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75">
            <text:p>-0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75">
            <text:p>2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27222222222222">
            <text:p>1.2722222222</text:p>
          </table:table-cell>
          <table:table-cell table:formula="of:=STDEV(INDIRECT(ADDRESS(ROW();2)):INDIRECT(ADDRESS(ROW();COLUMN()-6)))" office:value-type="float" office:value="0.572718548632496">
            <text:p>0.57271854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">
            <text:p>0.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1125">
            <text:p>2.11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2.778">
            <text:p>12.778</text:p>
          </table:table-cell>
          <table:table-cell office:value-type="float" office:value="27.5">
            <text:p>27.5</text:p>
          </table:table-cell>
          <table:table-cell office:value-type="float" office:value="11">
            <text:p>11</text:p>
          </table:table-cell>
          <table:table-cell office:value-type="float" office:value="2.4">
            <text:p>2.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9">
            <text:p>9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4.8">
            <text:p>4.8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2.4">
            <text:p>2.4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0180555555556">
            <text:p>66.0180555556</text:p>
          </table:table-cell>
          <table:table-cell table:formula="of:=STDEV(INDIRECT(ADDRESS(ROW();2)):INDIRECT(ADDRESS(ROW();COLUMN()-6)))" office:value-type="float" office:value="235.670099089052">
            <text:p>235.67009908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9785">
            <text:p>-5.97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.763">
            <text:p>25.76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2.778">
            <text:p>12.778</text:p>
          </table:table-cell>
          <table:table-cell office:value-type="float" office:value="27.5">
            <text:p>27.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9">
            <text:p>9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10100">
            <text:p>10100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11.966">
            <text:p>11.966</text:p>
          </table:table-cell>
          <table:table-cell table:formula="of:=MIN(INDIRECT(ADDRESS(ROW();2)):INDIRECT(ADDRESS(ROW();COLUMN()-3)))" office:value-type="float" office:value="6.5">
            <text:p>6.5</text:p>
          </table:table-cell>
          <table:table-cell table:formula="of:=MAX(INDIRECT(ADDRESS(ROW();2)):INDIRECT(ADDRESS(ROW();COLUMN()-4)))" office:value-type="float" office:value="10100">
            <text:p>10100</text:p>
          </table:table-cell>
          <table:table-cell table:formula="of:=AVERAGE(INDIRECT(ADDRESS(ROW();2)):INDIRECT(ADDRESS(ROW();COLUMN()-5)))" office:value-type="float" office:value="574.6625">
            <text:p>574.6625</text:p>
          </table:table-cell>
          <table:table-cell table:formula="of:=STDEV(INDIRECT(ADDRESS(ROW();2)):INDIRECT(ADDRESS(ROW();COLUMN()-6)))" office:value-type="float" office:value="2377.219704648">
            <text:p>2377.2197046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9925">
            <text:p>-26.8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9.199">
            <text:p>59.199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2.778">
            <text:p>12.778</text:p>
          </table:table-cell>
          <table:table-cell office:value-type="float" office:value="27.5">
            <text:p>27.5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9">
            <text:p>9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101000">
            <text:p>1010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1.966">
            <text:p>11.966</text:p>
          </table:table-cell>
          <table:table-cell table:formula="of:=MIN(INDIRECT(ADDRESS(ROW();2)):INDIRECT(ADDRESS(ROW();COLUMN()-3)))" office:value-type="float" office:value="6.5">
            <text:p>6.5</text:p>
          </table:table-cell>
          <table:table-cell table:formula="of:=MAX(INDIRECT(ADDRESS(ROW();2)):INDIRECT(ADDRESS(ROW();COLUMN()-4)))" office:value-type="float" office:value="101000">
            <text:p>101000</text:p>
          </table:table-cell>
          <table:table-cell table:formula="of:=AVERAGE(INDIRECT(ADDRESS(ROW();2)):INDIRECT(ADDRESS(ROW();COLUMN()-5)))" office:value-type="float" office:value="5628.6625">
            <text:p>5628.6625</text:p>
          </table:table-cell>
          <table:table-cell table:formula="of:=STDEV(INDIRECT(ADDRESS(ROW();2)):INDIRECT(ADDRESS(ROW();COLUMN()-6)))" office:value-type="float" office:value="23801.5534787257">
            <text:p>23801.55347872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9925">
            <text:p>-26.8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9.199">
            <text:p>59.199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2.778">
            <text:p>12.778</text:p>
          </table:table-cell>
          <table:table-cell office:value-type="float" office:value="27.5">
            <text:p>27.5</text:p>
          </table:table-cell>
          <table:table-cell office:value-type="float" office:value="11">
            <text:p>11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.353">
            <text:p>12.353</text:p>
          </table:table-cell>
          <table:table-cell office:value-type="float" office:value="9">
            <text:p>9</text:p>
          </table:table-cell>
          <table:table-cell office:value-type="float" office:value="11.579">
            <text:p>11.579</text:p>
          </table:table-cell>
          <table:table-cell office:value-type="float" office:value="7.5">
            <text:p>7.5</text:p>
          </table:table-cell>
          <table:table-cell office:value-type="float" office:value="6.5">
            <text:p>6.5</text:p>
          </table:table-cell>
          <table:table-cell office:value-type="float" office:value="23.333">
            <text:p>23.333</text:p>
          </table:table-cell>
          <table:table-cell office:value-type="float" office:value="11">
            <text:p>11</text:p>
          </table:table-cell>
          <table:table-cell office:value-type="float" office:value="8.182">
            <text:p>8.182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101000">
            <text:p>101000</text:p>
          </table:table-cell>
          <table:table-cell office:value-type="float" office:value="120">
            <text:p>120</text:p>
          </table:table-cell>
          <table:table-cell/>
          <table:table-cell table:formula="of:=MEDIAN(INDIRECT(ADDRESS(ROW();2)):INDIRECT(ADDRESS(ROW();COLUMN()-2)))" office:value-type="float" office:value="11.966">
            <text:p>11.966</text:p>
          </table:table-cell>
          <table:table-cell table:formula="of:=MIN(INDIRECT(ADDRESS(ROW();2)):INDIRECT(ADDRESS(ROW();COLUMN()-3)))" office:value-type="float" office:value="6.5">
            <text:p>6.5</text:p>
          </table:table-cell>
          <table:table-cell table:formula="of:=MAX(INDIRECT(ADDRESS(ROW();2)):INDIRECT(ADDRESS(ROW();COLUMN()-4)))" office:value-type="float" office:value="101000">
            <text:p>101000</text:p>
          </table:table-cell>
          <table:table-cell table:formula="of:=AVERAGE(INDIRECT(ADDRESS(ROW();2)):INDIRECT(ADDRESS(ROW();COLUMN()-5)))" office:value-type="float" office:value="5641.99583333333">
            <text:p>5641.9958333333</text:p>
          </table:table-cell>
          <table:table-cell table:formula="of:=STDEV(INDIRECT(ADDRESS(ROW();2)):INDIRECT(ADDRESS(ROW();COLUMN()-6)))" office:value-type="float" office:value="23798.2907913336">
            <text:p>23798.29079133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89925">
            <text:p>-26.8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9.199">
            <text:p>59.199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81944444444444">
            <text:p>2.8194444444</text:p>
          </table:table-cell>
          <table:table-cell table:formula="of:=STDEV(INDIRECT(ADDRESS(ROW();2)):INDIRECT(ADDRESS(ROW();COLUMN()-6)))" office:value-type="float" office:value="1.83896861190058">
            <text:p>1.83896861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25">
            <text:p>-0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us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36.4">
            <text:p>36.4</text:p>
          </table:table-cell>
          <table:table-cell office:value-type="float" office:value="12.1">
            <text:p>12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6.9">
            <text:p>16.9</text:p>
          </table:table-cell>
          <table:table-cell office:value-type="float" office:value="19.6">
            <text:p>19.6</text:p>
          </table:table-cell>
          <table:table-cell office:value-type="float" office:value="12.1">
            <text:p>12.1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1.55">
            <text:p>11.5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4.095833333333">
            <text:p>124.0958333333</text:p>
          </table:table-cell>
          <table:table-cell table:formula="of:=STDEV(INDIRECT(ADDRESS(ROW();2)):INDIRECT(ADDRESS(ROW();COLUMN()-6)))" office:value-type="float" office:value="470.742164054148">
            <text:p>470.7421640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94375">
            <text:p>-10.9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175">
            <text:p>36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1.563">
            <text:p>1.563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3">
            <text:p>3</text:p>
          </table:table-cell>
          <table:table-cell office:value-type="float" office:value="0.903">
            <text:p>0.903</text:p>
          </table:table-cell>
          <table:table-cell office:value-type="float" office:value="1.44">
            <text:p>1.44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6.25">
            <text:p>6.25</text:p>
          </table:table-cell>
          <table:table-cell table:formula="of:=AVERAGE(INDIRECT(ADDRESS(ROW();2)):INDIRECT(ADDRESS(ROW();COLUMN()-5)))" office:value-type="float" office:value="1.81122222222222">
            <text:p>1.8112222222</text:p>
          </table:table-cell>
          <table:table-cell table:formula="of:=STDEV(INDIRECT(ADDRESS(ROW();2)):INDIRECT(ADDRESS(ROW();COLUMN()-6)))" office:value-type="float" office:value="1.76199267393668">
            <text:p>1.76199267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8">
            <text:p>-0.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7025">
            <text:p>3.470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6.327">
            <text:p>16.327</text:p>
          </table:table-cell>
          <table:table-cell office:value-type="float" office:value="56.875">
            <text:p>56.875</text:p>
          </table:table-cell>
          <table:table-cell office:value-type="float" office:value="12.1">
            <text:p>12.1</text:p>
          </table:table-cell>
          <table:table-cell office:value-type="float" office:value="0.576">
            <text:p>0.576</text:p>
          </table:table-cell>
          <table:table-cell office:value-type="float" office:value="6.4">
            <text:p>6.4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0.8">
            <text:p>10.8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5.633">
            <text:p>5.633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2.304">
            <text:p>2.304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0.576">
            <text:p>0.576</text:p>
          </table:table-cell>
          <table:table-cell/>
          <table:table-cell table:formula="of:=MEDIAN(INDIRECT(ADDRESS(ROW();2)):INDIRECT(ADDRESS(ROW();COLUMN()-2)))" office:value-type="float" office:value="10.4">
            <text:p>10.4</text:p>
          </table:table-cell>
          <table:table-cell table:formula="of:=MIN(INDIRECT(ADDRESS(ROW();2)):INDIRECT(ADDRESS(ROW();COLUMN()-3)))" office:value-type="float" office:value="0.576">
            <text:p>0.57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5.031888888889">
            <text:p>125.0318888889</text:p>
          </table:table-cell>
          <table:table-cell table:formula="of:=STDEV(INDIRECT(ADDRESS(ROW();2)):INDIRECT(ADDRESS(ROW();COLUMN()-6)))" office:value-type="float" office:value="470.69224515699">
            <text:p>470.6922451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.0125">
            <text:p>-21.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60775">
            <text:p>41.607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6.327">
            <text:p>16.327</text:p>
          </table:table-cell>
          <table:table-cell office:value-type="float" office:value="56.875">
            <text:p>56.875</text:p>
          </table:table-cell>
          <table:table-cell office:value-type="float" office:value="12.1">
            <text:p>12.1</text:p>
          </table:table-cell>
          <table:table-cell office:value-type="float" office:value="5.76">
            <text:p>5.76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0.8">
            <text:p>10.8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5.633">
            <text:p>5.633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20100">
            <text:p>20100</text:p>
          </table:table-cell>
          <table:table-cell office:value-type="float" office:value="5.76">
            <text:p>5.76</text:p>
          </table:table-cell>
          <table:table-cell/>
          <table:table-cell table:formula="of:=MEDIAN(INDIRECT(ADDRESS(ROW();2)):INDIRECT(ADDRESS(ROW();COLUMN()-2)))" office:value-type="float" office:value="11.45">
            <text:p>11.45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20100">
            <text:p>20100</text:p>
          </table:table-cell>
          <table:table-cell table:formula="of:=AVERAGE(INDIRECT(ADDRESS(ROW();2)):INDIRECT(ADDRESS(ROW();COLUMN()-5)))" office:value-type="float" office:value="1131.34744444444">
            <text:p>1131.3474444445</text:p>
          </table:table-cell>
          <table:table-cell table:formula="of:=STDEV(INDIRECT(ADDRESS(ROW();2)):INDIRECT(ADDRESS(ROW();COLUMN()-6)))" office:value-type="float" office:value="4733.97535481135">
            <text:p>4733.97535481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5495">
            <text:p>-10.54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7605">
            <text:p>33.760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6.327">
            <text:p>16.327</text:p>
          </table:table-cell>
          <table:table-cell office:value-type="float" office:value="56.875">
            <text:p>56.875</text:p>
          </table:table-cell>
          <table:table-cell office:value-type="float" office:value="12.1">
            <text:p>12.1</text:p>
          </table:table-cell>
          <table:table-cell office:value-type="float" office:value="17.28">
            <text:p>17.28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0.8">
            <text:p>10.8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5.633">
            <text:p>5.633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1005000">
            <text:p>1005000</text:p>
          </table:table-cell>
          <table:table-cell office:value-type="float" office:value="17.28">
            <text:p>17.28</text:p>
          </table:table-cell>
          <table:table-cell/>
          <table:table-cell table:formula="of:=MEDIAN(INDIRECT(ADDRESS(ROW();2)):INDIRECT(ADDRESS(ROW();COLUMN()-2)))" office:value-type="float" office:value="12.45">
            <text:p>12.45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1005000">
            <text:p>1005000</text:p>
          </table:table-cell>
          <table:table-cell table:formula="of:=AVERAGE(INDIRECT(ADDRESS(ROW();2)):INDIRECT(ADDRESS(ROW();COLUMN()-5)))" office:value-type="float" office:value="55849.2941111111">
            <text:p>55849.2941111111</text:p>
          </table:table-cell>
          <table:table-cell table:formula="of:=STDEV(INDIRECT(ADDRESS(ROW();2)):INDIRECT(ADDRESS(ROW();COLUMN()-6)))" office:value-type="float" office:value="236876.788860421">
            <text:p>236876.78886042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12525">
            <text:p>-11.12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8.167">
            <text:p>38.167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6.327">
            <text:p>16.327</text:p>
          </table:table-cell>
          <table:table-cell office:value-type="float" office:value="56.875">
            <text:p>56.875</text:p>
          </table:table-cell>
          <table:table-cell office:value-type="float" office:value="12.1">
            <text:p>12.1</text:p>
          </table:table-cell>
          <table:table-cell office:value-type="float" office:value="57.6">
            <text:p>57.6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office:value-type="float" office:value="15.225">
            <text:p>15.225</text:p>
          </table:table-cell>
          <table:table-cell office:value-type="float" office:value="10.8">
            <text:p>10.8</text:p>
          </table:table-cell>
          <table:table-cell office:value-type="float" office:value="13.407">
            <text:p>13.407</text:p>
          </table:table-cell>
          <table:table-cell office:value-type="float" office:value="5.625">
            <text:p>5.625</text:p>
          </table:table-cell>
          <table:table-cell office:value-type="float" office:value="5.633">
            <text:p>5.633</text:p>
          </table:table-cell>
          <table:table-cell office:value-type="float" office:value="54.444">
            <text:p>54.444</text:p>
          </table:table-cell>
          <table:table-cell office:value-type="float" office:value="12.1">
            <text:p>12.1</text:p>
          </table:table-cell>
          <table:table-cell office:value-type="float" office:value="8.182">
            <text:p>8.182</text:p>
          </table:table-cell>
          <table:table-cell office:value-type="float" office:value="9.216">
            <text:p>9.216</text:p>
          </table:table-cell>
          <table:table-cell office:value-type="float" office:value="10">
            <text:p>10</text:p>
          </table:table-cell>
          <table:table-cell office:value-type="float" office:value="201000">
            <text:p>2010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12.45">
            <text:p>12.45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201000">
            <text:p>201000</text:p>
          </table:table-cell>
          <table:table-cell table:formula="of:=AVERAGE(INDIRECT(ADDRESS(ROW();2)):INDIRECT(ADDRESS(ROW();COLUMN()-5)))" office:value-type="float" office:value="11185.5074444444">
            <text:p>11185.5074444444</text:p>
          </table:table-cell>
          <table:table-cell table:formula="of:=STDEV(INDIRECT(ADDRESS(ROW();2)):INDIRECT(ADDRESS(ROW();COLUMN()-6)))" office:value-type="float" office:value="47371.4555592103">
            <text:p>47371.45555921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7.04525">
            <text:p>-37.04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2.727">
            <text:p>72.727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5.08">
            <text:p>5.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5.46111111111111">
            <text:p>5.4611111111</text:p>
          </table:table-cell>
          <table:table-cell table:formula="of:=STDEV(INDIRECT(ADDRESS(ROW();2)):INDIRECT(ADDRESS(ROW();COLUMN()-6)))" office:value-type="float" office:value="11.1496124379433">
            <text:p>11.1496124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5">
            <text:p>-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Mous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5.209">
            <text:p>15.209</text:p>
          </table:table-cell>
          <table:table-cell office:value-type="float" office:value="53.68">
            <text:p>53.68</text:p>
          </table:table-cell>
          <table:table-cell office:value-type="float" office:value="13.31">
            <text:p>13.31</text:p>
          </table:table-cell>
          <table:table-cell office:value-type="float" office:value="2.16">
            <text:p>2.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.5">
            <text:p>11.5</text:p>
          </table:table-cell>
          <table:table-cell office:value-type="float" office:value="58.32">
            <text:p>58.32</text:p>
          </table:table-cell>
          <table:table-cell office:value-type="float" office:value="13.31">
            <text:p>13.31</text:p>
          </table:table-cell>
          <table:table-cell office:value-type="float" office:value="7.29">
            <text:p>7.29</text:p>
          </table:table-cell>
          <table:table-cell office:value-type="float" office:value="21.97">
            <text:p>21.97</text:p>
          </table:table-cell>
          <table:table-cell office:value-type="float" office:value="27.44">
            <text:p>27.44</text:p>
          </table:table-cell>
          <table:table-cell office:value-type="float" office:value="13.31">
            <text:p>13.31</text:p>
          </table:table-cell>
          <table:table-cell office:value-type="float" office:value="9">
            <text:p>9</text:p>
          </table:table-cell>
          <table:table-cell office:value-type="float" office:value="2.16">
            <text:p>2.16</text:p>
          </table:table-cell>
          <table:table-cell office:value-type="float" office:value="10">
            <text:p>10</text:p>
          </table:table-cell>
          <table:table-cell office:value-type="float" office:value="3010">
            <text:p>3010</text:p>
          </table:table-cell>
          <table:table-cell office:value-type="float" office:value="2.16">
            <text:p>2.16</text:p>
          </table:table-cell>
          <table:table-cell/>
          <table:table-cell table:formula="of:=MEDIAN(INDIRECT(ADDRESS(ROW();2)):INDIRECT(ADDRESS(ROW();COLUMN()-2)))" office:value-type="float" office:value="12.405">
            <text:p>12.405</text:p>
          </table:table-cell>
          <table:table-cell table:formula="of:=MIN(INDIRECT(ADDRESS(ROW();2)):INDIRECT(ADDRESS(ROW();COLUMN()-3)))" office:value-type="float" office:value="2.16">
            <text:p>2.16</text:p>
          </table:table-cell>
          <table:table-cell table:formula="of:=MAX(INDIRECT(ADDRESS(ROW();2)):INDIRECT(ADDRESS(ROW();COLUMN()-4)))" office:value-type="float" office:value="3010">
            <text:p>3010</text:p>
          </table:table-cell>
          <table:table-cell table:formula="of:=AVERAGE(INDIRECT(ADDRESS(ROW();2)):INDIRECT(ADDRESS(ROW();COLUMN()-5)))" office:value-type="float" office:value="182.823277777778">
            <text:p>182.8232777778</text:p>
          </table:table-cell>
          <table:table-cell table:formula="of:=STDEV(INDIRECT(ADDRESS(ROW();2)):INDIRECT(ADDRESS(ROW();COLUMN()-6)))" office:value-type="float" office:value="705.746299026683">
            <text:p>705.74629902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83925">
            <text:p>-23.83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.369">
            <text:p>53.369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15.625">
            <text:p>15.625</text:p>
          </table:table-cell>
          <table:table-cell office:value-type="float" office:value="1.953">
            <text:p>1.953</text:p>
          </table:table-cell>
          <table:table-cell office:value-type="float" office:value="1">
            <text:p>1</text:p>
          </table:table-cell>
          <table:table-cell office:value-type="float" office:value="0.614">
            <text:p>0.614</text:p>
          </table:table-cell>
          <table:table-cell office:value-type="float" office:value="4">
            <text:p>4</text:p>
          </table:table-cell>
          <table:table-cell office:value-type="float" office:value="0.857">
            <text:p>0.857</text:p>
          </table:table-cell>
          <table:table-cell office:value-type="float" office:value="1.728">
            <text:p>1.728</text:p>
          </table:table-cell>
          <table:table-cell office:value-type="float" office:value="4">
            <text:p>4</text:p>
          </table:table-cell>
          <table:table-cell office:value-type="float" office:value="0.216">
            <text:p>0.216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5.625">
            <text:p>15.6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16">
            <text:p>0.216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2.99511111111111">
            <text:p>2.9951111111</text:p>
          </table:table-cell>
          <table:table-cell table:formula="of:=STDEV(INDIRECT(ADDRESS(ROW();2)):INDIRECT(ADDRESS(ROW();COLUMN()-6)))" office:value-type="float" office:value="4.71284170412126">
            <text:p>4.71284170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88">
            <text:p>-2.28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13375">
            <text:p>5.133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0.862">
            <text:p>20.862</text:p>
          </table:table-cell>
          <table:table-cell office:value-type="float" office:value="104.844">
            <text:p>104.844</text:p>
          </table:table-cell>
          <table:table-cell office:value-type="float" office:value="13.31">
            <text:p>13.31</text:p>
          </table:table-cell>
          <table:table-cell office:value-type="float" office:value="0.138">
            <text:p>0.138</text:p>
          </table:table-cell>
          <table:table-cell office:value-type="float" office:value="5.12">
            <text:p>5.12</text:p>
          </table:table-cell>
          <table:table-cell office:value-type="float" office:value="10">
            <text:p>10</text:p>
          </table:table-cell>
          <table:table-cell office:value-type="float" office:value="18.726">
            <text:p>18.726</text:p>
          </table:table-cell>
          <table:table-cell office:value-type="float" office:value="14.58">
            <text:p>14.5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5.493">
            <text:p>5.493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1.106">
            <text:p>1.106</text:p>
          </table:table-cell>
          <table:table-cell office:value-type="float" office:value="10">
            <text:p>10</text:p>
          </table:table-cell>
          <table:table-cell office:value-type="float" office:value="3010">
            <text:p>3010</text:p>
          </table:table-cell>
          <table:table-cell office:value-type="float" office:value="0.138">
            <text:p>0.138</text:p>
          </table:table-cell>
          <table:table-cell/>
          <table:table-cell table:formula="of:=MEDIAN(INDIRECT(ADDRESS(ROW();2)):INDIRECT(ADDRESS(ROW();COLUMN()-2)))" office:value-type="float" office:value="11.655">
            <text:p>11.655</text:p>
          </table:table-cell>
          <table:table-cell table:formula="of:=MIN(INDIRECT(ADDRESS(ROW();2)):INDIRECT(ADDRESS(ROW();COLUMN()-3)))" office:value-type="float" office:value="0.138">
            <text:p>0.138</text:p>
          </table:table-cell>
          <table:table-cell table:formula="of:=MAX(INDIRECT(ADDRESS(ROW();2)):INDIRECT(ADDRESS(ROW();COLUMN()-4)))" office:value-type="float" office:value="3010">
            <text:p>3010</text:p>
          </table:table-cell>
          <table:table-cell table:formula="of:=AVERAGE(INDIRECT(ADDRESS(ROW();2)):INDIRECT(ADDRESS(ROW();COLUMN()-5)))" office:value-type="float" office:value="187.921611111111">
            <text:p>187.9216111111</text:p>
          </table:table-cell>
          <table:table-cell table:formula="of:=STDEV(INDIRECT(ADDRESS(ROW();2)):INDIRECT(ADDRESS(ROW();COLUMN()-6)))" office:value-type="float" office:value="705.170202744252">
            <text:p>705.17020274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9235">
            <text:p>-32.92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6.06225">
            <text:p>56.062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0.862">
            <text:p>20.862</text:p>
          </table:table-cell>
          <table:table-cell office:value-type="float" office:value="104.844">
            <text:p>104.844</text:p>
          </table:table-cell>
          <table:table-cell office:value-type="float" office:value="13.31">
            <text:p>13.31</text:p>
          </table:table-cell>
          <table:table-cell office:value-type="float" office:value="1.382">
            <text:p>1.382</text:p>
          </table:table-cell>
          <table:table-cell office:value-type="float" office:value="10.24">
            <text:p>10.24</text:p>
          </table:table-cell>
          <table:table-cell office:value-type="float" office:value="10">
            <text:p>10</text:p>
          </table:table-cell>
          <table:table-cell office:value-type="float" office:value="18.726">
            <text:p>18.726</text:p>
          </table:table-cell>
          <table:table-cell office:value-type="float" office:value="14.58">
            <text:p>14.5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5.493">
            <text:p>5.493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4.424">
            <text:p>4.424</text:p>
          </table:table-cell>
          <table:table-cell office:value-type="float" office:value="10">
            <text:p>10</text:p>
          </table:table-cell>
          <table:table-cell office:value-type="float" office:value="30100">
            <text:p>30100</text:p>
          </table:table-cell>
          <table:table-cell office:value-type="float" office:value="1.382">
            <text:p>1.382</text:p>
          </table:table-cell>
          <table:table-cell/>
          <table:table-cell table:formula="of:=MEDIAN(INDIRECT(ADDRESS(ROW();2)):INDIRECT(ADDRESS(ROW();COLUMN()-2)))" office:value-type="float" office:value="11.775">
            <text:p>11.775</text:p>
          </table:table-cell>
          <table:table-cell table:formula="of:=MIN(INDIRECT(ADDRESS(ROW();2)):INDIRECT(ADDRESS(ROW();COLUMN()-3)))" office:value-type="float" office:value="1.382">
            <text:p>1.382</text:p>
          </table:table-cell>
          <table:table-cell table:formula="of:=MAX(INDIRECT(ADDRESS(ROW();2)):INDIRECT(ADDRESS(ROW();COLUMN()-4)))" office:value-type="float" office:value="30100">
            <text:p>30100</text:p>
          </table:table-cell>
          <table:table-cell table:formula="of:=AVERAGE(INDIRECT(ADDRESS(ROW();2)):INDIRECT(ADDRESS(ROW();COLUMN()-5)))" office:value-type="float" office:value="1693.52861111111">
            <text:p>1693.5286111111</text:p>
          </table:table-cell>
          <table:table-cell table:formula="of:=STDEV(INDIRECT(ADDRESS(ROW();2)):INDIRECT(ADDRESS(ROW();COLUMN()-6)))" office:value-type="float" office:value="7089.40577772307">
            <text:p>7089.405777723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1155">
            <text:p>-29.11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.20625">
            <text:p>53.206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0.862">
            <text:p>20.862</text:p>
          </table:table-cell>
          <table:table-cell office:value-type="float" office:value="104.844">
            <text:p>104.844</text:p>
          </table:table-cell>
          <table:table-cell office:value-type="float" office:value="13.31">
            <text:p>13.31</text:p>
          </table:table-cell>
          <table:table-cell office:value-type="float" office:value="4.838">
            <text:p>4.838</text:p>
          </table:table-cell>
          <table:table-cell office:value-type="float" office:value="10.24">
            <text:p>10.24</text:p>
          </table:table-cell>
          <table:table-cell office:value-type="float" office:value="10">
            <text:p>10</text:p>
          </table:table-cell>
          <table:table-cell office:value-type="float" office:value="18.726">
            <text:p>18.726</text:p>
          </table:table-cell>
          <table:table-cell office:value-type="float" office:value="14.58">
            <text:p>14.5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5.493">
            <text:p>5.493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4.424">
            <text:p>4.424</text:p>
          </table:table-cell>
          <table:table-cell office:value-type="float" office:value="10">
            <text:p>10</text:p>
          </table:table-cell>
          <table:table-cell office:value-type="float" office:value="7525000">
            <text:p>7525000</text:p>
          </table:table-cell>
          <table:table-cell office:value-type="float" office:value="4.838">
            <text:p>4.838</text:p>
          </table:table-cell>
          <table:table-cell/>
          <table:table-cell table:formula="of:=MEDIAN(INDIRECT(ADDRESS(ROW();2)):INDIRECT(ADDRESS(ROW();COLUMN()-2)))" office:value-type="float" office:value="11.775">
            <text:p>11.7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7525000">
            <text:p>7525000</text:p>
          </table:table-cell>
          <table:table-cell table:formula="of:=AVERAGE(INDIRECT(ADDRESS(ROW();2)):INDIRECT(ADDRESS(ROW();COLUMN()-5)))" office:value-type="float" office:value="418077.245944444">
            <text:p>418077.245944444</text:p>
          </table:table-cell>
          <table:table-cell table:formula="of:=STDEV(INDIRECT(ADDRESS(ROW();2)):INDIRECT(ADDRESS(ROW();COLUMN()-6)))" office:value-type="float" office:value="1773654.09660452">
            <text:p>1773654.096604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1155">
            <text:p>-29.11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.20625">
            <text:p>53.206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0.862">
            <text:p>20.862</text:p>
          </table:table-cell>
          <table:table-cell office:value-type="float" office:value="104.844">
            <text:p>104.844</text:p>
          </table:table-cell>
          <table:table-cell office:value-type="float" office:value="13.31">
            <text:p>13.31</text:p>
          </table:table-cell>
          <table:table-cell office:value-type="float" office:value="13.824">
            <text:p>13.824</text:p>
          </table:table-cell>
          <table:table-cell office:value-type="float" office:value="10.24">
            <text:p>10.24</text:p>
          </table:table-cell>
          <table:table-cell office:value-type="float" office:value="10">
            <text:p>10</text:p>
          </table:table-cell>
          <table:table-cell office:value-type="float" office:value="18.726">
            <text:p>18.726</text:p>
          </table:table-cell>
          <table:table-cell office:value-type="float" office:value="14.58">
            <text:p>14.58</text:p>
          </table:table-cell>
          <table:table-cell office:value-type="float" office:value="15.524">
            <text:p>15.524</text:p>
          </table:table-cell>
          <table:table-cell office:value-type="float" office:value="4.219">
            <text:p>4.219</text:p>
          </table:table-cell>
          <table:table-cell office:value-type="float" office:value="5.493">
            <text:p>5.493</text:p>
          </table:table-cell>
          <table:table-cell office:value-type="float" office:value="127.037">
            <text:p>127.037</text:p>
          </table:table-cell>
          <table:table-cell office:value-type="float" office:value="13.31">
            <text:p>13.31</text:p>
          </table:table-cell>
          <table:table-cell office:value-type="float" office:value="8.182">
            <text:p>8.182</text:p>
          </table:table-cell>
          <table:table-cell office:value-type="float" office:value="4.424">
            <text:p>4.424</text:p>
          </table:table-cell>
          <table:table-cell office:value-type="float" office:value="10">
            <text:p>10</text:p>
          </table:table-cell>
          <table:table-cell office:value-type="float" office:value="301000">
            <text:p>301000</text:p>
          </table:table-cell>
          <table:table-cell office:value-type="float" office:value="6.912">
            <text:p>6.912</text:p>
          </table:table-cell>
          <table:table-cell/>
          <table:table-cell table:formula="of:=MEDIAN(INDIRECT(ADDRESS(ROW();2)):INDIRECT(ADDRESS(ROW();COLUMN()-2)))" office:value-type="float" office:value="13.31">
            <text:p>13.31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301000">
            <text:p>301000</text:p>
          </table:table-cell>
          <table:table-cell table:formula="of:=AVERAGE(INDIRECT(ADDRESS(ROW();2)):INDIRECT(ADDRESS(ROW();COLUMN()-5)))" office:value-type="float" office:value="16744.5270555556">
            <text:p>16744.5270555556</text:p>
          </table:table-cell>
          <table:table-cell table:formula="of:=STDEV(INDIRECT(ADDRESS(ROW();2)):INDIRECT(ADDRESS(ROW();COLUMN()-6)))" office:value-type="float" office:value="70940.8220855711">
            <text:p>70940.8220855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2305">
            <text:p>-19.2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7925">
            <text:p>45.79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7.096">
            <text:p>7.09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488">
            <text:p>5.48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7.0352222222222">
            <text:p>17.0352222222</text:p>
          </table:table-cell>
          <table:table-cell table:formula="of:=STDEV(INDIRECT(ADDRESS(ROW();2)):INDIRECT(ADDRESS(ROW();COLUMN()-6)))" office:value-type="float" office:value="58.1577826106103">
            <text:p>58.15778261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Orthogonal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5.75">
            <text:p>5.75</text:p>
          </table:table-cell>
          <table:table-cell office:value-type="float" office:value="16">
            <text:p>16</text:p>
          </table:table-cell>
          <table:table-cell office:value-type="float" office:value="5.5">
            <text:p>5.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5.5">
            <text:p>5.5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5.5">
            <text:p>5.5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005">
            <text:p>1005</text:p>
          </table:table-cell>
          <table:table-cell table:formula="of:=AVERAGE(INDIRECT(ADDRESS(ROW();2)):INDIRECT(ADDRESS(ROW();COLUMN()-5)))" office:value-type="float" office:value="61.3472222222222">
            <text:p>61.3472222222</text:p>
          </table:table-cell>
          <table:table-cell table:formula="of:=STDEV(INDIRECT(ADDRESS(ROW();2)):INDIRECT(ADDRESS(ROW();COLUMN()-6)))" office:value-type="float" office:value="235.522840451161">
            <text:p>235.522840451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375">
            <text:p>-0.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375">
            <text:p>11.3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.194">
            <text:p>3.194</text:p>
          </table:table-cell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235">
            <text:p>3.235</text:p>
          </table:table-cell>
          <table:table-cell office:value-type="float" office:value="3">
            <text:p>3</text:p>
          </table:table-cell>
          <table:table-cell office:value-type="float" office:value="2.895">
            <text:p>2.895</text:p>
          </table:table-cell>
          <table:table-cell office:value-type="float" office:value="1.875">
            <text:p>1.875</text:p>
          </table:table-cell>
          <table:table-cell office:value-type="float" office:value="2.167">
            <text:p>2.167</text:p>
          </table:table-cell>
          <table:table-cell office:value-type="float" office:value="5.833">
            <text:p>5.833</text:p>
          </table:table-cell>
          <table:table-cell office:value-type="float" office:value="2.75">
            <text:p>2.75</text:p>
          </table:table-cell>
          <table:table-cell office:value-type="float" office:value="2.045">
            <text:p>2.045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office:value-type="float" office:value="502.5">
            <text:p>502.5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2.625">
            <text:p>2.625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502.5">
            <text:p>502.5</text:p>
          </table:table-cell>
          <table:table-cell table:formula="of:=AVERAGE(INDIRECT(ADDRESS(ROW();2)):INDIRECT(ADDRESS(ROW();COLUMN()-5)))" office:value-type="float" office:value="30.6468888888889">
            <text:p>30.6468888889</text:p>
          </table:table-cell>
          <table:table-cell table:formula="of:=STDEV(INDIRECT(ADDRESS(ROW();2)):INDIRECT(ADDRESS(ROW();COLUMN()-6)))" office:value-type="float" office:value="117.778038485104">
            <text:p>117.77803848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915">
            <text:p>-1.3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54825">
            <text:p>6.548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1.944">
            <text:p>31.944</text:p>
          </table:table-cell>
          <table:table-cell office:value-type="float" office:value="100">
            <text:p>100</text:p>
          </table:table-cell>
          <table:table-cell office:value-type="float" office:value="27.5">
            <text:p>27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2.353">
            <text:p>32.353</text:p>
          </table:table-cell>
          <table:table-cell office:value-type="float" office:value="30">
            <text:p>30</text:p>
          </table:table-cell>
          <table:table-cell office:value-type="float" office:value="28.947">
            <text:p>28.947</text:p>
          </table:table-cell>
          <table:table-cell office:value-type="float" office:value="18.75">
            <text:p>18.75</text:p>
          </table:table-cell>
          <table:table-cell office:value-type="float" office:value="21.667">
            <text:p>21.667</text:p>
          </table:table-cell>
          <table:table-cell office:value-type="float" office:value="58.333">
            <text:p>58.333</text:p>
          </table:table-cell>
          <table:table-cell office:value-type="float" office:value="27.5">
            <text:p>27.5</text:p>
          </table:table-cell>
          <table:table-cell office:value-type="float" office:value="20.455">
            <text:p>20.455</text:p>
          </table:table-cell>
          <table:table-cell office:value-type="float" office:value="4.8">
            <text:p>4.8</text:p>
          </table:table-cell>
          <table:table-cell office:value-type="float" office:value="25">
            <text:p>25</text:p>
          </table:table-cell>
          <table:table-cell office:value-type="float" office:value="5025">
            <text:p>502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6.25">
            <text:p>26.25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5025">
            <text:p>5025</text:p>
          </table:table-cell>
          <table:table-cell table:formula="of:=AVERAGE(INDIRECT(ADDRESS(ROW();2)):INDIRECT(ADDRESS(ROW();COLUMN()-5)))" office:value-type="float" office:value="305.1805">
            <text:p>305.1805</text:p>
          </table:table-cell>
          <table:table-cell table:formula="of:=STDEV(INDIRECT(ADDRESS(ROW();2)):INDIRECT(ADDRESS(ROW();COLUMN()-6)))" office:value-type="float" office:value="1178.12196750522">
            <text:p>1178.12196750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.669">
            <text:p>-17.66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30325">
            <text:p>68.303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11.806">
            <text:p>111.806</text:p>
          </table:table-cell>
          <table:table-cell office:value-type="float" office:value="460">
            <text:p>460</text:p>
          </table:table-cell>
          <table:table-cell office:value-type="float" office:value="82.5">
            <text:p>82.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105.147">
            <text:p>105.147</text:p>
          </table:table-cell>
          <table:table-cell office:value-type="float" office:value="112.5">
            <text:p>112.5</text:p>
          </table:table-cell>
          <table:table-cell office:value-type="float" office:value="94.079">
            <text:p>94.079</text:p>
          </table:table-cell>
          <table:table-cell office:value-type="float" office:value="37.5">
            <text:p>37.5</text:p>
          </table:table-cell>
          <table:table-cell office:value-type="float" office:value="75.833">
            <text:p>75.833</text:p>
          </table:table-cell>
          <table:table-cell office:value-type="float" office:value="245">
            <text:p>245</text:p>
          </table:table-cell>
          <table:table-cell office:value-type="float" office:value="82.5">
            <text:p>82.5</text:p>
          </table:table-cell>
          <table:table-cell office:value-type="float" office:value="55.227">
            <text:p>55.227</text:p>
          </table:table-cell>
          <table:table-cell office:value-type="float" office:value="4.8">
            <text:p>4.8</text:p>
          </table:table-cell>
          <table:table-cell office:value-type="float" office:value="100">
            <text:p>100</text:p>
          </table:table-cell>
          <table:table-cell office:value-type="float" office:value="75375">
            <text:p>75375</text:p>
          </table:table-cell>
          <table:table-cell office:value-type="float" office:value="21">
            <text:p>21</text:p>
          </table:table-cell>
          <table:table-cell/>
          <table:table-cell table:formula="of:=MEDIAN(INDIRECT(ADDRESS(ROW();2)):INDIRECT(ADDRESS(ROW();COLUMN()-2)))" office:value-type="float" office:value="85">
            <text:p>85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75375">
            <text:p>75375</text:p>
          </table:table-cell>
          <table:table-cell table:formula="of:=AVERAGE(INDIRECT(ADDRESS(ROW();2)):INDIRECT(ADDRESS(ROW();COLUMN()-5)))" office:value-type="float" office:value="4281.96622222222">
            <text:p>4281.9662222222</text:p>
          </table:table-cell>
          <table:table-cell table:formula="of:=STDEV(INDIRECT(ADDRESS(ROW();2)):INDIRECT(ADDRESS(ROW();COLUMN()-6)))" office:value-type="float" office:value="17742.7955307439">
            <text:p>17742.79553074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2.69675">
            <text:p>-162.69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4.76975">
            <text:p>314.769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19.444">
            <text:p>319.444</text:p>
          </table:table-cell>
          <table:table-cell office:value-type="float" office:value="1000">
            <text:p>1000</text:p>
          </table:table-cell>
          <table:table-cell office:value-type="float" office:value="275">
            <text:p>27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323.529">
            <text:p>323.529</text:p>
          </table:table-cell>
          <table:table-cell office:value-type="float" office:value="300">
            <text:p>300</text:p>
          </table:table-cell>
          <table:table-cell office:value-type="float" office:value="289.474">
            <text:p>289.474</text:p>
          </table:table-cell>
          <table:table-cell office:value-type="float" office:value="187.5">
            <text:p>187.5</text:p>
          </table:table-cell>
          <table:table-cell office:value-type="float" office:value="216.667">
            <text:p>216.667</text:p>
          </table:table-cell>
          <table:table-cell office:value-type="float" office:value="583.333">
            <text:p>583.333</text:p>
          </table:table-cell>
          <table:table-cell office:value-type="float" office:value="275">
            <text:p>275</text:p>
          </table:table-cell>
          <table:table-cell office:value-type="float" office:value="204.546">
            <text:p>204.546</text:p>
          </table:table-cell>
          <table:table-cell office:value-type="float" office:value="4.8">
            <text:p>4.8</text:p>
          </table:table-cell>
          <table:table-cell office:value-type="float" office:value="250">
            <text:p>250</text:p>
          </table:table-cell>
          <table:table-cell office:value-type="float" office:value="50250">
            <text:p>50250</text:p>
          </table:table-cell>
          <table:table-cell office:value-type="float" office:value="30">
            <text:p>30</text:p>
          </table:table-cell>
          <table:table-cell/>
          <table:table-cell table:formula="of:=MEDIAN(INDIRECT(ADDRESS(ROW();2)):INDIRECT(ADDRESS(ROW();COLUMN()-2)))" office:value-type="float" office:value="262.5">
            <text:p>262.5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50250">
            <text:p>50250</text:p>
          </table:table-cell>
          <table:table-cell table:formula="of:=AVERAGE(INDIRECT(ADDRESS(ROW();2)):INDIRECT(ADDRESS(ROW();COLUMN()-5)))" office:value-type="float" office:value="3045.7385">
            <text:p>3045.7385</text:p>
          </table:table-cell>
          <table:table-cell table:formula="of:=STDEV(INDIRECT(ADDRESS(ROW();2)):INDIRECT(ADDRESS(ROW();COLUMN()-6)))" office:value-type="float" office:value="11782.8654330487">
            <text:p>11782.86543304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6.703">
            <text:p>-176.70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3.0475">
            <text:p>683.04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4.01388888888889">
            <text:p>4.0138888889</text:p>
          </table:table-cell>
          <table:table-cell table:formula="of:=STDEV(INDIRECT(ADDRESS(ROW();2)):INDIRECT(ADDRESS(ROW();COLUMN()-6)))" office:value-type="float" office:value="2.80256214474602">
            <text:p>2.8025621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75">
            <text:p>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75">
            <text:p>5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05555555555556">
            <text:p>8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Orthogonal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6.613">
            <text:p>6.613</text:p>
          </table:table-cell>
          <table:table-cell office:value-type="float" office:value="29.2">
            <text:p>29.2</text:p>
          </table:table-cell>
          <table:table-cell office:value-type="float" office:value="6.05">
            <text:p>6.05</text:p>
          </table:table-cell>
          <table:table-cell office:value-type="float" office:value="1.8">
            <text:p>1.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.2">
            <text:p>16.2</text:p>
          </table:table-cell>
          <table:table-cell office:value-type="float" office:value="6.05">
            <text:p>6.05</text:p>
          </table:table-cell>
          <table:table-cell office:value-type="float" office:value="4.05">
            <text:p>4.05</text:p>
          </table:table-cell>
          <table:table-cell office:value-type="float" office:value="8.45">
            <text:p>8.45</text:p>
          </table:table-cell>
          <table:table-cell office:value-type="float" office:value="9.8">
            <text:p>9.8</text:p>
          </table:table-cell>
          <table:table-cell office:value-type="float" office:value="6.05">
            <text:p>6.05</text:p>
          </table:table-cell>
          <table:table-cell office:value-type="float" office:value="4.5">
            <text:p>4.5</text:p>
          </table:table-cell>
          <table:table-cell office:value-type="float" office:value="1.8">
            <text:p>1.8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6.025">
            <text:p>6.02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005">
            <text:p>2005</text:p>
          </table:table-cell>
          <table:table-cell table:formula="of:=AVERAGE(INDIRECT(ADDRESS(ROW();2)):INDIRECT(ADDRESS(ROW();COLUMN()-5)))" office:value-type="float" office:value="118.242388888889">
            <text:p>118.2423888889</text:p>
          </table:table-cell>
          <table:table-cell table:formula="of:=STDEV(INDIRECT(ADDRESS(ROW();2)):INDIRECT(ADDRESS(ROW();COLUMN()-6)))" office:value-type="float" office:value="470.916235134562">
            <text:p>470.91623513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47225">
            <text:p>-5.47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088">
            <text:p>18.08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4.082">
            <text:p>4.082</text:p>
          </table:table-cell>
          <table:table-cell office:value-type="float" office:value="22.813">
            <text:p>22.813</text:p>
          </table:table-cell>
          <table:table-cell office:value-type="float" office:value="3.025">
            <text:p>3.025</text:p>
          </table:table-cell>
          <table:table-cell office:value-type="float" office:value="0.144">
            <text:p>0.144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4.152">
            <text:p>4.152</text:p>
          </table:table-cell>
          <table:table-cell office:value-type="float" office:value="4.05">
            <text:p>4.05</text:p>
          </table:table-cell>
          <table:table-cell office:value-type="float" office:value="3.352">
            <text:p>3.352</text:p>
          </table:table-cell>
          <table:table-cell office:value-type="float" office:value="1.406">
            <text:p>1.406</text:p>
          </table:table-cell>
          <table:table-cell office:value-type="float" office:value="2.113">
            <text:p>2.113</text:p>
          </table:table-cell>
          <table:table-cell office:value-type="float" office:value="13.611">
            <text:p>13.611</text:p>
          </table:table-cell>
          <table:table-cell office:value-type="float" office:value="3.025">
            <text:p>3.025</text:p>
          </table:table-cell>
          <table:table-cell office:value-type="float" office:value="2.045">
            <text:p>2.045</text:p>
          </table:table-cell>
          <table:table-cell office:value-type="float" office:value="0.576">
            <text:p>0.576</text:p>
          </table:table-cell>
          <table:table-cell office:value-type="float" office:value="2.5">
            <text:p>2.5</text:p>
          </table:table-cell>
          <table:table-cell office:value-type="float" office:value="1002.5">
            <text:p>1002.5</text:p>
          </table:table-cell>
          <table:table-cell office:value-type="float" office:value="0.144">
            <text:p>0.144</text:p>
          </table:table-cell>
          <table:table-cell/>
          <table:table-cell table:formula="of:=MEDIAN(INDIRECT(ADDRESS(ROW();2)):INDIRECT(ADDRESS(ROW();COLUMN()-2)))" office:value-type="float" office:value="2.7625">
            <text:p>2.7625</text:p>
          </table:table-cell>
          <table:table-cell table:formula="of:=MIN(INDIRECT(ADDRESS(ROW();2)):INDIRECT(ADDRESS(ROW();COLUMN()-3)))" office:value-type="float" office:value="0.144">
            <text:p>0.144</text:p>
          </table:table-cell>
          <table:table-cell table:formula="of:=MAX(INDIRECT(ADDRESS(ROW();2)):INDIRECT(ADDRESS(ROW();COLUMN()-4)))" office:value-type="float" office:value="1002.5">
            <text:p>1002.5</text:p>
          </table:table-cell>
          <table:table-cell table:formula="of:=AVERAGE(INDIRECT(ADDRESS(ROW();2)):INDIRECT(ADDRESS(ROW();COLUMN()-5)))" office:value-type="float" office:value="59.6465555555556">
            <text:p>59.6465555556</text:p>
          </table:table-cell>
          <table:table-cell table:formula="of:=STDEV(INDIRECT(ADDRESS(ROW();2)):INDIRECT(ADDRESS(ROW();COLUMN()-6)))" office:value-type="float" office:value="235.369425776542">
            <text:p>235.36942577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377">
            <text:p>-5.37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16225">
            <text:p>11.162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40.818">
            <text:p>40.818</text:p>
          </table:table-cell>
          <table:table-cell office:value-type="float" office:value="228.125">
            <text:p>228.125</text:p>
          </table:table-cell>
          <table:table-cell office:value-type="float" office:value="30.25">
            <text:p>30.25</text:p>
          </table:table-cell>
          <table:table-cell office:value-type="float" office:value="1.44">
            <text:p>1.44</text:p>
          </table:table-cell>
          <table:table-cell office:value-type="float" office:value="3.2">
            <text:p>3.2</text:p>
          </table:table-cell>
          <table:table-cell office:value-type="float" office:value="25">
            <text:p>25</text:p>
          </table:table-cell>
          <table:table-cell office:value-type="float" office:value="41.522">
            <text:p>41.522</text:p>
          </table:table-cell>
          <table:table-cell office:value-type="float" office:value="40.5">
            <text:p>40.5</text:p>
          </table:table-cell>
          <table:table-cell office:value-type="float" office:value="33.518">
            <text:p>33.518</text:p>
          </table:table-cell>
          <table:table-cell office:value-type="float" office:value="14.063">
            <text:p>14.063</text:p>
          </table:table-cell>
          <table:table-cell office:value-type="float" office:value="21.125">
            <text:p>21.125</text:p>
          </table:table-cell>
          <table:table-cell office:value-type="float" office:value="136.111">
            <text:p>136.111</text:p>
          </table:table-cell>
          <table:table-cell office:value-type="float" office:value="30.25">
            <text:p>30.25</text:p>
          </table:table-cell>
          <table:table-cell office:value-type="float" office:value="20.455">
            <text:p>20.455</text:p>
          </table:table-cell>
          <table:table-cell office:value-type="float" office:value="2.304">
            <text:p>2.304</text:p>
          </table:table-cell>
          <table:table-cell office:value-type="float" office:value="25">
            <text:p>25</text:p>
          </table:table-cell>
          <table:table-cell office:value-type="float" office:value="10025">
            <text:p>10025</text:p>
          </table:table-cell>
          <table:table-cell office:value-type="float" office:value="1.44">
            <text:p>1.44</text:p>
          </table:table-cell>
          <table:table-cell/>
          <table:table-cell table:formula="of:=MEDIAN(INDIRECT(ADDRESS(ROW();2)):INDIRECT(ADDRESS(ROW();COLUMN()-2)))" office:value-type="float" office:value="27.625">
            <text:p>27.625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10025">
            <text:p>10025</text:p>
          </table:table-cell>
          <table:table-cell table:formula="of:=AVERAGE(INDIRECT(ADDRESS(ROW();2)):INDIRECT(ADDRESS(ROW();COLUMN()-5)))" office:value-type="float" office:value="595.562277777778">
            <text:p>595.5622777778</text:p>
          </table:table-cell>
          <table:table-cell table:formula="of:=STDEV(INDIRECT(ADDRESS(ROW();2)):INDIRECT(ADDRESS(ROW();COLUMN()-6)))" office:value-type="float" office:value="2353.93298785495">
            <text:p>2353.9329878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.5715">
            <text:p>-59.57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5.971">
            <text:p>115.971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63.272">
            <text:p>163.272</text:p>
          </table:table-cell>
          <table:table-cell office:value-type="float" office:value="1487.375">
            <text:p>1487.375</text:p>
          </table:table-cell>
          <table:table-cell office:value-type="float" office:value="90.75">
            <text:p>90.75</text:p>
          </table:table-cell>
          <table:table-cell office:value-type="float" office:value="5.76">
            <text:p>5.76</text:p>
          </table:table-cell>
          <table:table-cell office:value-type="float" office:value="3.2">
            <text:p>3.2</text:p>
          </table:table-cell>
          <table:table-cell office:value-type="float" office:value="100">
            <text:p>100</text:p>
          </table:table-cell>
          <table:table-cell office:value-type="float" office:value="145.329">
            <text:p>145.329</text:p>
          </table:table-cell>
          <table:table-cell office:value-type="float" office:value="182.25">
            <text:p>182.25</text:p>
          </table:table-cell>
          <table:table-cell office:value-type="float" office:value="117.313">
            <text:p>117.313</text:p>
          </table:table-cell>
          <table:table-cell office:value-type="float" office:value="28.125">
            <text:p>28.125</text:p>
          </table:table-cell>
          <table:table-cell office:value-type="float" office:value="84.5">
            <text:p>84.5</text:p>
          </table:table-cell>
          <table:table-cell office:value-type="float" office:value="800.333">
            <text:p>800.333</text:p>
          </table:table-cell>
          <table:table-cell office:value-type="float" office:value="90.75">
            <text:p>90.75</text:p>
          </table:table-cell>
          <table:table-cell office:value-type="float" office:value="55.227">
            <text:p>55.227</text:p>
          </table:table-cell>
          <table:table-cell office:value-type="float" office:value="2.304">
            <text:p>2.304</text:p>
          </table:table-cell>
          <table:table-cell office:value-type="float" office:value="125">
            <text:p>125</text:p>
          </table:table-cell>
          <table:table-cell office:value-type="float" office:value="751875">
            <text:p>751875</text:p>
          </table:table-cell>
          <table:table-cell office:value-type="float" office:value="5.76">
            <text:p>5.76</text:p>
          </table:table-cell>
          <table:table-cell/>
          <table:table-cell table:formula="of:=MEDIAN(INDIRECT(ADDRESS(ROW();2)):INDIRECT(ADDRESS(ROW();COLUMN()-2)))" office:value-type="float" office:value="95.375">
            <text:p>95.375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751875">
            <text:p>751875</text:p>
          </table:table-cell>
          <table:table-cell table:formula="of:=AVERAGE(INDIRECT(ADDRESS(ROW();2)):INDIRECT(ADDRESS(ROW();COLUMN()-5)))" office:value-type="float" office:value="41964.5693333333">
            <text:p>41964.5693333333</text:p>
          </table:table-cell>
          <table:table-cell table:formula="of:=STDEV(INDIRECT(ADDRESS(ROW();2)):INDIRECT(ADDRESS(ROW();COLUMN()-6)))" office:value-type="float" office:value="177170.666296206">
            <text:p>177170.6662962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6.75675">
            <text:p>-336.75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30.4435">
            <text:p>530.443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408.179">
            <text:p>408.179</text:p>
          </table:table-cell>
          <table:table-cell office:value-type="float" office:value="2281.25">
            <text:p>2281.25</text:p>
          </table:table-cell>
          <table:table-cell office:value-type="float" office:value="302.5">
            <text:p>302.5</text:p>
          </table:table-cell>
          <table:table-cell office:value-type="float" office:value="14.4">
            <text:p>14.4</text:p>
          </table:table-cell>
          <table:table-cell office:value-type="float" office:value="3.2">
            <text:p>3.2</text:p>
          </table:table-cell>
          <table:table-cell office:value-type="float" office:value="250">
            <text:p>250</text:p>
          </table:table-cell>
          <table:table-cell office:value-type="float" office:value="415.225">
            <text:p>415.225</text:p>
          </table:table-cell>
          <table:table-cell office:value-type="float" office:value="405">
            <text:p>405</text:p>
          </table:table-cell>
          <table:table-cell office:value-type="float" office:value="335.18">
            <text:p>335.18</text:p>
          </table:table-cell>
          <table:table-cell office:value-type="float" office:value="140.625">
            <text:p>140.625</text:p>
          </table:table-cell>
          <table:table-cell office:value-type="float" office:value="211.25">
            <text:p>211.25</text:p>
          </table:table-cell>
          <table:table-cell office:value-type="float" office:value="1361.111">
            <text:p>1361.111</text:p>
          </table:table-cell>
          <table:table-cell office:value-type="float" office:value="302.5">
            <text:p>302.5</text:p>
          </table:table-cell>
          <table:table-cell office:value-type="float" office:value="204.546">
            <text:p>204.546</text:p>
          </table:table-cell>
          <table:table-cell office:value-type="float" office:value="2.304">
            <text:p>2.304</text:p>
          </table:table-cell>
          <table:table-cell office:value-type="float" office:value="250">
            <text:p>250</text:p>
          </table:table-cell>
          <table:table-cell office:value-type="float" office:value="100250">
            <text:p>100250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276.25">
            <text:p>276.25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100250">
            <text:p>100250</text:p>
          </table:table-cell>
          <table:table-cell table:formula="of:=AVERAGE(INDIRECT(ADDRESS(ROW();2)):INDIRECT(ADDRESS(ROW();COLUMN()-5)))" office:value-type="float" office:value="5952.47055555556">
            <text:p>5952.4705555556</text:p>
          </table:table-cell>
          <table:table-cell table:formula="of:=STDEV(INDIRECT(ADDRESS(ROW();2)):INDIRECT(ADDRESS(ROW();COLUMN()-6)))" office:value-type="float" office:value="23540.1719752926">
            <text:p>23540.17197529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5.73175">
            <text:p>-595.73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59.72125">
            <text:p>1159.721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6.52">
            <text:p>6.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88">
            <text:p>5.8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7.81111111111111">
            <text:p>7.8111111111</text:p>
          </table:table-cell>
          <table:table-cell table:formula="of:=STDEV(INDIRECT(ADDRESS(ROW();2)):INDIRECT(ADDRESS(ROW();COLUMN()-6)))" office:value-type="float" office:value="16.804905757437">
            <text:p>16.8049057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2777777777778">
            <text:p>10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Orthogonal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7.604">
            <text:p>7.604</text:p>
          </table:table-cell>
          <table:table-cell office:value-type="float" office:value="45.04">
            <text:p>45.04</text:p>
          </table:table-cell>
          <table:table-cell office:value-type="float" office:value="6.655">
            <text:p>6.655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29.16">
            <text:p>29.16</text:p>
          </table:table-cell>
          <table:table-cell office:value-type="float" office:value="6.655">
            <text:p>6.655</text:p>
          </table:table-cell>
          <table:table-cell office:value-type="float" office:value="3.645">
            <text:p>3.645</text:p>
          </table:table-cell>
          <table:table-cell office:value-type="float" office:value="10.985">
            <text:p>10.985</text:p>
          </table:table-cell>
          <table:table-cell office:value-type="float" office:value="13.72">
            <text:p>13.72</text:p>
          </table:table-cell>
          <table:table-cell office:value-type="float" office:value="6.655">
            <text:p>6.655</text:p>
          </table:table-cell>
          <table:table-cell office:value-type="float" office:value="4.5">
            <text:p>4.5</text:p>
          </table:table-cell>
          <table:table-cell office:value-type="float" office:value="1.08">
            <text:p>1.08</text:p>
          </table:table-cell>
          <table:table-cell office:value-type="float" office:value="5">
            <text:p>5</text:p>
          </table:table-cell>
          <table:table-cell office:value-type="float" office:value="3005">
            <text:p>3005</text:p>
          </table:table-cell>
          <table:table-cell office:value-type="float" office:value="1.08">
            <text:p>1.08</text:p>
          </table:table-cell>
          <table:table-cell/>
          <table:table-cell table:formula="of:=MEDIAN(INDIRECT(ADDRESS(ROW();2)):INDIRECT(ADDRESS(ROW();COLUMN()-2)))" office:value-type="float" office:value="6.5775">
            <text:p>6.5775</text:p>
          </table:table-cell>
          <table:table-cell table:formula="of:=MIN(INDIRECT(ADDRESS(ROW();2)):INDIRECT(ADDRESS(ROW();COLUMN()-3)))" office:value-type="float" office:value="1.08">
            <text:p>1.08</text:p>
          </table:table-cell>
          <table:table-cell table:formula="of:=MAX(INDIRECT(ADDRESS(ROW();2)):INDIRECT(ADDRESS(ROW();COLUMN()-4)))" office:value-type="float" office:value="3005">
            <text:p>3005</text:p>
          </table:table-cell>
          <table:table-cell table:formula="of:=AVERAGE(INDIRECT(ADDRESS(ROW();2)):INDIRECT(ADDRESS(ROW();COLUMN()-5)))" office:value-type="float" office:value="175.797722222222">
            <text:p>175.7977222222</text:p>
          </table:table-cell>
          <table:table-cell table:formula="of:=STDEV(INDIRECT(ADDRESS(ROW();2)):INDIRECT(ADDRESS(ROW();COLUMN()-6)))" office:value-type="float" office:value="706.160733429787">
            <text:p>706.16073342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91925">
            <text:p>-11.9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684">
            <text:p>26.684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1.024">
            <text:p>1.024</text:p>
          </table:table-cell>
          <table:table-cell office:value-type="float" office:value="2">
            <text:p>2</text:p>
          </table:table-cell>
          <table:table-cell office:value-type="float" office:value="31.25">
            <text:p>31.25</text:p>
          </table:table-cell>
          <table:table-cell office:value-type="float" office:value="3.906">
            <text:p>3.906</text:p>
          </table:table-cell>
          <table:table-cell office:value-type="float" office:value="2">
            <text:p>2</text:p>
          </table:table-cell>
          <table:table-cell office:value-type="float" office:value="1.228">
            <text:p>1.228</text:p>
          </table:table-cell>
          <table:table-cell office:value-type="float" office:value="5">
            <text:p>5</text:p>
          </table:table-cell>
          <table:table-cell office:value-type="float" office:value="1.715">
            <text:p>1.715</text:p>
          </table:table-cell>
          <table:table-cell office:value-type="float" office:value="3.456">
            <text:p>3.456</text:p>
          </table:table-cell>
          <table:table-cell office:value-type="float" office:value="5">
            <text:p>5</text:p>
          </table:table-cell>
          <table:table-cell office:value-type="float" office:value="0.432">
            <text:p>0.43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31.25">
            <text:p>31.2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31.25">
            <text:p>31.25</text:p>
          </table:table-cell>
          <table:table-cell table:formula="of:=AVERAGE(INDIRECT(ADDRESS(ROW();2)):INDIRECT(ADDRESS(ROW();COLUMN()-5)))" office:value-type="float" office:value="5.65694444444445">
            <text:p>5.6569444444</text:p>
          </table:table-cell>
          <table:table-cell table:formula="of:=STDEV(INDIRECT(ADDRESS(ROW();2)):INDIRECT(ADDRESS(ROW();COLUMN()-6)))" office:value-type="float" office:value="9.40029540507182">
            <text:p>9.40029540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573">
            <text:p>-4.5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6525">
            <text:p>10.265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5.216">
            <text:p>5.216</text:p>
          </table:table-cell>
          <table:table-cell office:value-type="float" office:value="43.984">
            <text:p>43.984</text:p>
          </table:table-cell>
          <table:table-cell office:value-type="float" office:value="3.328">
            <text:p>3.328</text:p>
          </table:table-cell>
          <table:table-cell office:value-type="float" office:value="0.035">
            <text:p>0.035</text:p>
          </table:table-cell>
          <table:table-cell office:value-type="float" office:value="1.28">
            <text:p>1.28</text:p>
          </table:table-cell>
          <table:table-cell office:value-type="float" office:value="2.5">
            <text:p>2.5</text:p>
          </table:table-cell>
          <table:table-cell office:value-type="float" office:value="5.292">
            <text:p>5.292</text:p>
          </table:table-cell>
          <table:table-cell office:value-type="float" office:value="5.832">
            <text:p>5.832</text:p>
          </table:table-cell>
          <table:table-cell office:value-type="float" office:value="3.881">
            <text:p>3.881</text:p>
          </table:table-cell>
          <table:table-cell office:value-type="float" office:value="1.055">
            <text:p>1.055</text:p>
          </table:table-cell>
          <table:table-cell office:value-type="float" office:value="2.197">
            <text:p>2.197</text:p>
          </table:table-cell>
          <table:table-cell office:value-type="float" office:value="31.759">
            <text:p>31.759</text:p>
          </table:table-cell>
          <table:table-cell office:value-type="float" office:value="3.328">
            <text:p>3.328</text:p>
          </table:table-cell>
          <table:table-cell office:value-type="float" office:value="2.045">
            <text:p>2.045</text:p>
          </table:table-cell>
          <table:table-cell office:value-type="float" office:value="0.276">
            <text:p>0.276</text:p>
          </table:table-cell>
          <table:table-cell office:value-type="float" office:value="2.5">
            <text:p>2.5</text:p>
          </table:table-cell>
          <table:table-cell office:value-type="float" office:value="1502.5">
            <text:p>1502.5</text:p>
          </table:table-cell>
          <table:table-cell office:value-type="float" office:value="0.035">
            <text:p>0.035</text:p>
          </table:table-cell>
          <table:table-cell/>
          <table:table-cell table:formula="of:=MEDIAN(INDIRECT(ADDRESS(ROW();2)):INDIRECT(ADDRESS(ROW();COLUMN()-2)))" office:value-type="float" office:value="2.914">
            <text:p>2.914</text:p>
          </table:table-cell>
          <table:table-cell table:formula="of:=MIN(INDIRECT(ADDRESS(ROW();2)):INDIRECT(ADDRESS(ROW();COLUMN()-3)))" office:value-type="float" office:value="0.035">
            <text:p>0.035</text:p>
          </table:table-cell>
          <table:table-cell table:formula="of:=MAX(INDIRECT(ADDRESS(ROW();2)):INDIRECT(ADDRESS(ROW();COLUMN()-4)))" office:value-type="float" office:value="1502.5">
            <text:p>1502.5</text:p>
          </table:table-cell>
          <table:table-cell table:formula="of:=AVERAGE(INDIRECT(ADDRESS(ROW();2)):INDIRECT(ADDRESS(ROW();COLUMN()-5)))" office:value-type="float" office:value="89.8357222222222">
            <text:p>89.8357222222</text:p>
          </table:table-cell>
          <table:table-cell table:formula="of:=STDEV(INDIRECT(ADDRESS(ROW();2)):INDIRECT(ADDRESS(ROW();COLUMN()-6)))" office:value-type="float" office:value="352.748204391612">
            <text:p>352.7482043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934">
            <text:p>-9.9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67825">
            <text:p>16.678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52.156">
            <text:p>52.156</text:p>
          </table:table-cell>
          <table:table-cell office:value-type="float" office:value="439.844">
            <text:p>439.844</text:p>
          </table:table-cell>
          <table:table-cell office:value-type="float" office:value="33.275">
            <text:p>33.275</text:p>
          </table:table-cell>
          <table:table-cell office:value-type="float" office:value="0.346">
            <text:p>0.346</text:p>
          </table:table-cell>
          <table:table-cell office:value-type="float" office:value="2.56">
            <text:p>2.56</text:p>
          </table:table-cell>
          <table:table-cell office:value-type="float" office:value="25">
            <text:p>25</text:p>
          </table:table-cell>
          <table:table-cell office:value-type="float" office:value="52.921">
            <text:p>52.921</text:p>
          </table:table-cell>
          <table:table-cell office:value-type="float" office:value="58.32">
            <text:p>58.32</text:p>
          </table:table-cell>
          <table:table-cell office:value-type="float" office:value="38.81">
            <text:p>38.81</text:p>
          </table:table-cell>
          <table:table-cell office:value-type="float" office:value="10.547">
            <text:p>10.547</text:p>
          </table:table-cell>
          <table:table-cell office:value-type="float" office:value="21.97">
            <text:p>21.97</text:p>
          </table:table-cell>
          <table:table-cell office:value-type="float" office:value="317.593">
            <text:p>317.593</text:p>
          </table:table-cell>
          <table:table-cell office:value-type="float" office:value="33.275">
            <text:p>33.275</text:p>
          </table:table-cell>
          <table:table-cell office:value-type="float" office:value="20.455">
            <text:p>20.455</text:p>
          </table:table-cell>
          <table:table-cell office:value-type="float" office:value="1.106">
            <text:p>1.106</text:p>
          </table:table-cell>
          <table:table-cell office:value-type="float" office:value="25">
            <text:p>25</text:p>
          </table:table-cell>
          <table:table-cell office:value-type="float" office:value="15025">
            <text:p>15025</text:p>
          </table:table-cell>
          <table:table-cell office:value-type="float" office:value="0.346">
            <text:p>0.346</text:p>
          </table:table-cell>
          <table:table-cell/>
          <table:table-cell table:formula="of:=MEDIAN(INDIRECT(ADDRESS(ROW();2)):INDIRECT(ADDRESS(ROW();COLUMN()-2)))" office:value-type="float" office:value="29.1375">
            <text:p>29.1375</text:p>
          </table:table-cell>
          <table:table-cell table:formula="of:=MIN(INDIRECT(ADDRESS(ROW();2)):INDIRECT(ADDRESS(ROW();COLUMN()-3)))" office:value-type="float" office:value="0.346">
            <text:p>0.346</text:p>
          </table:table-cell>
          <table:table-cell table:formula="of:=MAX(INDIRECT(ADDRESS(ROW();2)):INDIRECT(ADDRESS(ROW();COLUMN()-4)))" office:value-type="float" office:value="15025">
            <text:p>15025</text:p>
          </table:table-cell>
          <table:table-cell table:formula="of:=AVERAGE(INDIRECT(ADDRESS(ROW();2)):INDIRECT(ADDRESS(ROW();COLUMN()-5)))" office:value-type="float" office:value="897.695777777778">
            <text:p>897.6957777778</text:p>
          </table:table-cell>
          <table:table-cell table:formula="of:=STDEV(INDIRECT(ADDRESS(ROW();2)):INDIRECT(ADDRESS(ROW();COLUMN()-6)))" office:value-type="float" office:value="3527.65900881284">
            <text:p>3527.659008812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6.09325">
            <text:p>-106.09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1.847">
            <text:p>171.847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34.703">
            <text:p>234.703</text:p>
          </table:table-cell>
          <table:table-cell office:value-type="float" office:value="3881.182">
            <text:p>3881.182</text:p>
          </table:table-cell>
          <table:table-cell office:value-type="float" office:value="99.825">
            <text:p>99.825</text:p>
          </table:table-cell>
          <table:table-cell office:value-type="float" office:value="1.555">
            <text:p>1.555</text:p>
          </table:table-cell>
          <table:table-cell office:value-type="float" office:value="2.56">
            <text:p>2.56</text:p>
          </table:table-cell>
          <table:table-cell office:value-type="float" office:value="112.5">
            <text:p>112.5</text:p>
          </table:table-cell>
          <table:table-cell office:value-type="float" office:value="198.453">
            <text:p>198.453</text:p>
          </table:table-cell>
          <table:table-cell office:value-type="float" office:value="306.18">
            <text:p>306.18</text:p>
          </table:table-cell>
          <table:table-cell office:value-type="float" office:value="145.539">
            <text:p>145.539</text:p>
          </table:table-cell>
          <table:table-cell office:value-type="float" office:value="21.094">
            <text:p>21.094</text:p>
          </table:table-cell>
          <table:table-cell office:value-type="float" office:value="98.865">
            <text:p>98.865</text:p>
          </table:table-cell>
          <table:table-cell office:value-type="float" office:value="2614.422">
            <text:p>2614.422</text:p>
          </table:table-cell>
          <table:table-cell office:value-type="float" office:value="99.825">
            <text:p>99.825</text:p>
          </table:table-cell>
          <table:table-cell office:value-type="float" office:value="55.227">
            <text:p>55.227</text:p>
          </table:table-cell>
          <table:table-cell office:value-type="float" office:value="1.106">
            <text:p>1.106</text:p>
          </table:table-cell>
          <table:table-cell office:value-type="float" office:value="150">
            <text:p>150</text:p>
          </table:table-cell>
          <table:table-cell office:value-type="float" office:value="5634375">
            <text:p>5634375</text:p>
          </table:table-cell>
          <table:table-cell office:value-type="float" office:value="1.555">
            <text:p>1.555</text:p>
          </table:table-cell>
          <table:table-cell/>
          <table:table-cell table:formula="of:=MEDIAN(INDIRECT(ADDRESS(ROW();2)):INDIRECT(ADDRESS(ROW();COLUMN()-2)))" office:value-type="float" office:value="106.1625">
            <text:p>106.1625</text:p>
          </table:table-cell>
          <table:table-cell table:formula="of:=MIN(INDIRECT(ADDRESS(ROW();2)):INDIRECT(ADDRESS(ROW();COLUMN()-3)))" office:value-type="float" office:value="1.106">
            <text:p>1.106</text:p>
          </table:table-cell>
          <table:table-cell table:formula="of:=MAX(INDIRECT(ADDRESS(ROW();2)):INDIRECT(ADDRESS(ROW();COLUMN()-4)))" office:value-type="float" office:value="5634375">
            <text:p>5634375</text:p>
          </table:table-cell>
          <table:table-cell table:formula="of:=AVERAGE(INDIRECT(ADDRESS(ROW();2)):INDIRECT(ADDRESS(ROW();COLUMN()-5)))" office:value-type="float" office:value="313466.643944444">
            <text:p>313466.643944444</text:p>
          </table:table-cell>
          <table:table-cell table:formula="of:=STDEV(INDIRECT(ADDRESS(ROW();2)):INDIRECT(ADDRESS(ROW();COLUMN()-6)))" office:value-type="float" office:value="1327924.07103945">
            <text:p>1327924.071039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58.4125">
            <text:p>-558.4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3.68025">
            <text:p>813.680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521.562">
            <text:p>521.562</text:p>
          </table:table-cell>
          <table:table-cell office:value-type="float" office:value="4398.438">
            <text:p>4398.438</text:p>
          </table:table-cell>
          <table:table-cell office:value-type="float" office:value="332.75">
            <text:p>332.75</text:p>
          </table:table-cell>
          <table:table-cell office:value-type="float" office:value="3.456">
            <text:p>3.456</text:p>
          </table:table-cell>
          <table:table-cell office:value-type="float" office:value="2.56">
            <text:p>2.56</text:p>
          </table:table-cell>
          <table:table-cell office:value-type="float" office:value="250">
            <text:p>250</text:p>
          </table:table-cell>
          <table:table-cell office:value-type="float" office:value="529.208">
            <text:p>529.208</text:p>
          </table:table-cell>
          <table:table-cell office:value-type="float" office:value="583.2">
            <text:p>583.2</text:p>
          </table:table-cell>
          <table:table-cell office:value-type="float" office:value="388.103">
            <text:p>388.103</text:p>
          </table:table-cell>
          <table:table-cell office:value-type="float" office:value="105.469">
            <text:p>105.469</text:p>
          </table:table-cell>
          <table:table-cell office:value-type="float" office:value="219.7">
            <text:p>219.7</text:p>
          </table:table-cell>
          <table:table-cell office:value-type="float" office:value="3175.926">
            <text:p>3175.926</text:p>
          </table:table-cell>
          <table:table-cell office:value-type="float" office:value="332.75">
            <text:p>332.75</text:p>
          </table:table-cell>
          <table:table-cell office:value-type="float" office:value="204.546">
            <text:p>204.546</text:p>
          </table:table-cell>
          <table:table-cell office:value-type="float" office:value="1.106">
            <text:p>1.106</text:p>
          </table:table-cell>
          <table:table-cell office:value-type="float" office:value="250">
            <text:p>250</text:p>
          </table:table-cell>
          <table:table-cell office:value-type="float" office:value="150250">
            <text:p>150250</text:p>
          </table:table-cell>
          <table:table-cell office:value-type="float" office:value="1.728">
            <text:p>1.728</text:p>
          </table:table-cell>
          <table:table-cell/>
          <table:table-cell table:formula="of:=MEDIAN(INDIRECT(ADDRESS(ROW();2)):INDIRECT(ADDRESS(ROW();COLUMN()-2)))" office:value-type="float" office:value="291.375">
            <text:p>291.375</text:p>
          </table:table-cell>
          <table:table-cell table:formula="of:=MIN(INDIRECT(ADDRESS(ROW();2)):INDIRECT(ADDRESS(ROW();COLUMN()-3)))" office:value-type="float" office:value="1.106">
            <text:p>1.106</text:p>
          </table:table-cell>
          <table:table-cell table:formula="of:=MAX(INDIRECT(ADDRESS(ROW();2)):INDIRECT(ADDRESS(ROW();COLUMN()-4)))" office:value-type="float" office:value="150250">
            <text:p>150250</text:p>
          </table:table-cell>
          <table:table-cell table:formula="of:=AVERAGE(INDIRECT(ADDRESS(ROW();2)):INDIRECT(ADDRESS(ROW();COLUMN()-5)))" office:value-type="float" office:value="8975.02788888889">
            <text:p>8975.0278888889</text:p>
          </table:table-cell>
          <table:table-cell table:formula="of:=STDEV(INDIRECT(ADDRESS(ROW();2)):INDIRECT(ADDRESS(ROW();COLUMN()-6)))" office:value-type="float" office:value="35277.1093376818">
            <text:p>35277.10933768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60.9365">
            <text:p>-1060.93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18.47125">
            <text:p>1718.471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8.824">
            <text:p>8.82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8.232">
            <text:p>8.23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25.0003333333333">
            <text:p>25.0003333333</text:p>
          </table:table-cell>
          <table:table-cell table:formula="of:=STDEV(INDIRECT(ADDRESS(ROW();2)):INDIRECT(ADDRESS(ROW();COLUMN()-6)))" office:value-type="float" office:value="87.3668924701019">
            <text:p>87.3668924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875">
            <text:p>-3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Overchar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5">
            <text:p>115</text:p>
          </table:table-cell>
          <table:table-cell office:value-type="float" office:value="130">
            <text:p>130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0.5">
            <text:p>100.5</text:p>
          </table:table-cell>
          <table:table-cell office:value-type="float" office:value="180">
            <text:p>18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100">
            <text:p>11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105.25">
            <text:p>105.25</text:p>
          </table:table-cell>
          <table:table-cell table:formula="of:=MIN(INDIRECT(ADDRESS(ROW();2)):INDIRECT(ADDRESS(ROW();COLUMN()-3)))" office:value-type="float" office:value="60">
            <text:p>60</text:p>
          </table:table-cell>
          <table:table-cell table:formula="of:=MAX(INDIRECT(ADDRESS(ROW();2)):INDIRECT(ADDRESS(ROW();COLUMN()-4)))" office:value-type="float" office:value="1100">
            <text:p>1100</text:p>
          </table:table-cell>
          <table:table-cell table:formula="of:=AVERAGE(INDIRECT(ADDRESS(ROW();2)):INDIRECT(ADDRESS(ROW();COLUMN()-5)))" office:value-type="float" office:value="160.305555555556">
            <text:p>160.3055555556</text:p>
          </table:table-cell>
          <table:table-cell table:formula="of:=STDEV(INDIRECT(ADDRESS(ROW();2)):INDIRECT(ADDRESS(ROW();COLUMN()-6)))" office:value-type="float" office:value="236.377510805024">
            <text:p>236.377510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75">
            <text:p>-8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7.5">
            <text:p>227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5.4">
            <text:p>5.4</text:p>
          </table:table-cell>
          <table:table-cell office:value-type="float" office:value="4.8">
            <text:p>4.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.5">
            <text:p>7.5</text:p>
          </table:table-cell>
          <table:table-cell office:value-type="float" office:value="6">
            <text:p>6</text:p>
          </table:table-cell>
          <table:table-cell office:value-type="float" office:value="5.1">
            <text:p>5.1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7.5">
            <text:p>7.5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7.07777777777778">
            <text:p>7.0777777778</text:p>
          </table:table-cell>
          <table:table-cell table:formula="of:=STDEV(INDIRECT(ADDRESS(ROW();2)):INDIRECT(ADDRESS(ROW();COLUMN()-6)))" office:value-type="float" office:value="3.04718878265266">
            <text:p>3.047188782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65">
            <text:p>1.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75">
            <text:p>11.2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4">
            <text:p>4</text:p>
          </table:table-cell>
          <table:table-cell office:value-type="float" office:value="13.333">
            <text:p>13.333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8">
            <text:p>8</text:p>
          </table:table-cell>
          <table:table-cell office:value-type="float" office:value="16.667">
            <text:p>16.667</text:p>
          </table:table-cell>
          <table:table-cell office:value-type="float" office:value="183.333">
            <text:p>183.333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18.333">
            <text:p>18.333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183.333">
            <text:p>183.333</text:p>
          </table:table-cell>
          <table:table-cell table:formula="of:=AVERAGE(INDIRECT(ADDRESS(ROW();2)):INDIRECT(ADDRESS(ROW();COLUMN()-5)))" office:value-type="float" office:value="26.6310555555556">
            <text:p>26.6310555556</text:p>
          </table:table-cell>
          <table:table-cell table:formula="of:=STDEV(INDIRECT(ADDRESS(ROW();2)):INDIRECT(ADDRESS(ROW();COLUMN()-6)))" office:value-type="float" office:value="39.9669580977208">
            <text:p>39.966958097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0605">
            <text:p>-9.06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.36775">
            <text:p>43.367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40">
            <text:p>4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833.333">
            <text:p>1833.333</text:p>
          </table:table-cell>
          <table:table-cell office:value-type="float" office:value="40">
            <text:p>40</text:p>
          </table:table-cell>
          <table:table-cell/>
          <table:table-cell table:formula="of:=MEDIAN(INDIRECT(ADDRESS(ROW();2)):INDIRECT(ADDRESS(ROW();COLUMN()-2)))" office:value-type="float" office:value="20.501">
            <text:p>20.501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833.333">
            <text:p>1833.333</text:p>
          </table:table-cell>
          <table:table-cell table:formula="of:=AVERAGE(INDIRECT(ADDRESS(ROW();2)):INDIRECT(ADDRESS(ROW();COLUMN()-5)))" office:value-type="float" office:value="124.371833333333">
            <text:p>124.3718333333</text:p>
          </table:table-cell>
          <table:table-cell table:formula="of:=STDEV(INDIRECT(ADDRESS(ROW();2)):INDIRECT(ADDRESS(ROW();COLUMN()-6)))" office:value-type="float" office:value="426.590506571825">
            <text:p>426.59050657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8025">
            <text:p>-18.9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084">
            <text:p>68.084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100">
            <text:p>1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8333.33">
            <text:p>18333.33</text:p>
          </table:table-cell>
          <table:table-cell office:value-type="float" office:value="100">
            <text:p>100</text:p>
          </table:table-cell>
          <table:table-cell/>
          <table:table-cell table:formula="of:=MEDIAN(INDIRECT(ADDRESS(ROW();2)):INDIRECT(ADDRESS(ROW();COLUMN()-2)))" office:value-type="float" office:value="20.501">
            <text:p>20.501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8333.33">
            <text:p>18333.33</text:p>
          </table:table-cell>
          <table:table-cell table:formula="of:=AVERAGE(INDIRECT(ADDRESS(ROW();2)):INDIRECT(ADDRESS(ROW();COLUMN()-5)))" office:value-type="float" office:value="1047.705">
            <text:p>1047.705</text:p>
          </table:table-cell>
          <table:table-cell table:formula="of:=STDEV(INDIRECT(ADDRESS(ROW();2)):INDIRECT(ADDRESS(ROW();COLUMN()-6)))" office:value-type="float" office:value="4314.00193877137">
            <text:p>4314.00193877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8025">
            <text:p>-18.9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084">
            <text:p>68.08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1.296">
            <text:p>21.296</text:p>
          </table:table-cell>
          <table:table-cell office:value-type="float" office:value="27.083">
            <text:p>27.083</text:p>
          </table:table-cell>
          <table:table-cell office:value-type="float" office:value="18.333">
            <text:p>18.333</text:p>
          </table:table-cell>
          <table:table-cell office:value-type="float" office:value="400">
            <text:p>400</text:p>
          </table:table-cell>
          <table:table-cell office:value-type="float" office:value="26.667">
            <text:p>26.667</text:p>
          </table:table-cell>
          <table:table-cell office:value-type="float" office:value="16.667">
            <text:p>16.667</text:p>
          </table:table-cell>
          <table:table-cell office:value-type="float" office:value="19.706">
            <text:p>19.706</text:p>
          </table:table-cell>
          <table:table-cell office:value-type="float" office:value="25.714">
            <text:p>25.714</text:p>
          </table:table-cell>
          <table:table-cell office:value-type="float" office:value="19.298">
            <text:p>19.298</text:p>
          </table:table-cell>
          <table:table-cell office:value-type="float" office:value="12.5">
            <text:p>12.5</text:p>
          </table:table-cell>
          <table:table-cell office:value-type="float" office:value="18.571">
            <text:p>18.571</text:p>
          </table:table-cell>
          <table:table-cell office:value-type="float" office:value="38.889">
            <text:p>38.889</text:p>
          </table:table-cell>
          <table:table-cell office:value-type="float" office:value="18.333">
            <text:p>18.333</text:p>
          </table:table-cell>
          <table:table-cell office:value-type="float" office:value="13.636">
            <text:p>13.636</text:p>
          </table:table-cell>
          <table:table-cell office:value-type="float" office:value="32">
            <text:p>32</text:p>
          </table:table-cell>
          <table:table-cell office:value-type="float" office:value="16.667">
            <text:p>16.667</text:p>
          </table:table-cell>
          <table:table-cell office:value-type="float" office:value="18333.33">
            <text:p>18333.33</text:p>
          </table:table-cell>
          <table:table-cell office:value-type="float" office:value="200">
            <text:p>200</text:p>
          </table:table-cell>
          <table:table-cell/>
          <table:table-cell table:formula="of:=MEDIAN(INDIRECT(ADDRESS(ROW();2)):INDIRECT(ADDRESS(ROW();COLUMN()-2)))" office:value-type="float" office:value="20.501">
            <text:p>20.501</text:p>
          </table:table-cell>
          <table:table-cell table:formula="of:=MIN(INDIRECT(ADDRESS(ROW();2)):INDIRECT(ADDRESS(ROW();COLUMN()-3)))" office:value-type="float" office:value="12.5">
            <text:p>12.5</text:p>
          </table:table-cell>
          <table:table-cell table:formula="of:=MAX(INDIRECT(ADDRESS(ROW();2)):INDIRECT(ADDRESS(ROW();COLUMN()-4)))" office:value-type="float" office:value="18333.33">
            <text:p>18333.33</text:p>
          </table:table-cell>
          <table:table-cell table:formula="of:=AVERAGE(INDIRECT(ADDRESS(ROW();2)):INDIRECT(ADDRESS(ROW();COLUMN()-5)))" office:value-type="float" office:value="1069.92722222222">
            <text:p>1069.9272222222</text:p>
          </table:table-cell>
          <table:table-cell table:formula="of:=STDEV(INDIRECT(ADDRESS(ROW();2)):INDIRECT(ADDRESS(ROW();COLUMN()-6)))" office:value-type="float" office:value="4309.45174268078">
            <text:p>4309.45174268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8025">
            <text:p>-18.98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084">
            <text:p>68.08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25">
            <text:p>2.2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2.81944444444444">
            <text:p>2.8194444444</text:p>
          </table:table-cell>
          <table:table-cell table:formula="of:=STDEV(INDIRECT(ADDRESS(ROW();2)):INDIRECT(ADDRESS(ROW();COLUMN()-6)))" office:value-type="float" office:value="1.83896861190058">
            <text:p>1.83896861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0625">
            <text:p>-0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Overchar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2.25">
            <text:p>132.25</text:p>
          </table:table-cell>
          <table:table-cell office:value-type="float" office:value="166">
            <text:p>166</text:p>
          </table:table-cell>
          <table:table-cell office:value-type="float" office:value="121">
            <text:p>121</text:p>
          </table:table-cell>
          <table:table-cell office:value-type="float" office:value="36">
            <text:p>3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324">
            <text:p>324</text:p>
          </table:table-cell>
          <table:table-cell office:value-type="float" office:value="121">
            <text:p>121</text:p>
          </table:table-cell>
          <table:table-cell office:value-type="float" office:value="81">
            <text:p>81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121">
            <text:p>121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2100">
            <text:p>2100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11">
            <text:p>111</text:p>
          </table:table-cell>
          <table:table-cell table:formula="of:=MIN(INDIRECT(ADDRESS(ROW();2)):INDIRECT(ADDRESS(ROW();COLUMN()-3)))" office:value-type="float" office:value="36">
            <text:p>36</text:p>
          </table:table-cell>
          <table:table-cell table:formula="of:=MAX(INDIRECT(ADDRESS(ROW();2)):INDIRECT(ADDRESS(ROW();COLUMN()-4)))" office:value-type="float" office:value="2100">
            <text:p>2100</text:p>
          </table:table-cell>
          <table:table-cell table:formula="of:=AVERAGE(INDIRECT(ADDRESS(ROW();2)):INDIRECT(ADDRESS(ROW();COLUMN()-5)))" office:value-type="float" office:value="229.458333333333">
            <text:p>229.4583333333</text:p>
          </table:table-cell>
          <table:table-cell table:formula="of:=STDEV(INDIRECT(ADDRESS(ROW();2)):INDIRECT(ADDRESS(ROW();COLUMN()-6)))" office:value-type="float" office:value="471.664872381053">
            <text:p>471.66487238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2.6875">
            <text:p>-102.6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52.75">
            <text:p>35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4.86">
            <text:p>4.86</text:p>
          </table:table-cell>
          <table:table-cell office:value-type="float" office:value="3.84">
            <text:p>3.84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9.375">
            <text:p>9.375</text:p>
          </table:table-cell>
          <table:table-cell office:value-type="float" office:value="6">
            <text:p>6</text:p>
          </table:table-cell>
          <table:table-cell office:value-type="float" office:value="4.335">
            <text:p>4.335</text:p>
          </table:table-cell>
          <table:table-cell office:value-type="float" office:value="8">
            <text:p>8</text:p>
          </table:table-cell>
          <table:table-cell office:value-type="float" office:value="5.415">
            <text:p>5.415</text:p>
          </table:table-cell>
          <table:table-cell office:value-type="float" office:value="8.64">
            <text:p>8.64</text:p>
          </table:table-cell>
          <table:table-cell office:value-type="float" office:value="8">
            <text:p>8</text:p>
          </table:table-cell>
          <table:table-cell office:value-type="float" office:value="2.16">
            <text:p>2.16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9.375">
            <text:p>9.375</text:p>
          </table:table-cell>
          <table:table-cell table:number-columns-repeated="2" office:value-type="float" office:value="6">
            <text:p>6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.16">
            <text:p>2.16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9.75555555555556">
            <text:p>9.7555555556</text:p>
          </table:table-cell>
          <table:table-cell table:formula="of:=STDEV(INDIRECT(ADDRESS(ROW();2)):INDIRECT(ADDRESS(ROW();COLUMN()-6)))" office:value-type="float" office:value="10.2686288231924">
            <text:p>10.26862882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95">
            <text:p>-3.1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23625">
            <text:p>17.236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0.96">
            <text:p>0.96</text:p>
          </table:table-cell>
          <table:table-cell office:value-type="float" office:value="10.667">
            <text:p>10.667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3.84">
            <text:p>3.84</text:p>
          </table:table-cell>
          <table:table-cell office:value-type="float" office:value="16.667">
            <text:p>16.667</text:p>
          </table:table-cell>
          <table:table-cell office:value-type="float" office:value="350">
            <text:p>350</text:p>
          </table:table-cell>
          <table:table-cell office:value-type="float" office:value="0.96">
            <text:p>0.96</text:p>
          </table:table-cell>
          <table:table-cell/>
          <table:table-cell table:formula="of:=MEDIAN(INDIRECT(ADDRESS(ROW();2)):INDIRECT(ADDRESS(ROW();COLUMN()-2)))" office:value-type="float" office:value="20.167">
            <text:p>20.167</text:p>
          </table:table-cell>
          <table:table-cell table:formula="of:=MIN(INDIRECT(ADDRESS(ROW();2)):INDIRECT(ADDRESS(ROW();COLUMN()-3)))" office:value-type="float" office:value="0.96">
            <text:p>0.96</text:p>
          </table:table-cell>
          <table:table-cell table:formula="of:=MAX(INDIRECT(ADDRESS(ROW();2)):INDIRECT(ADDRESS(ROW();COLUMN()-4)))" office:value-type="float" office:value="350">
            <text:p>350</text:p>
          </table:table-cell>
          <table:table-cell table:formula="of:=AVERAGE(INDIRECT(ADDRESS(ROW();2)):INDIRECT(ADDRESS(ROW();COLUMN()-5)))" office:value-type="float" office:value="40.6420555555556">
            <text:p>40.6420555556</text:p>
          </table:table-cell>
          <table:table-cell table:formula="of:=STDEV(INDIRECT(ADDRESS(ROW();2)):INDIRECT(ADDRESS(ROW();COLUMN()-6)))" office:value-type="float" office:value="79.8944320547413">
            <text:p>79.8944320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.06425">
            <text:p>-33.06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0.70725">
            <text:p>70.707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9.6">
            <text:p>9.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3500">
            <text:p>3500</text:p>
          </table:table-cell>
          <table:table-cell office:value-type="float" office:value="9.6">
            <text:p>9.6</text:p>
          </table:table-cell>
          <table:table-cell/>
          <table:table-cell table:formula="of:=MEDIAN(INDIRECT(ADDRESS(ROW();2)):INDIRECT(ADDRESS(ROW();COLUMN()-2)))" office:value-type="float" office:value="20.646">
            <text:p>20.646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3500">
            <text:p>3500</text:p>
          </table:table-cell>
          <table:table-cell table:formula="of:=AVERAGE(INDIRECT(ADDRESS(ROW();2)):INDIRECT(ADDRESS(ROW();COLUMN()-5)))" office:value-type="float" office:value="217.834611111111">
            <text:p>217.8346111111</text:p>
          </table:table-cell>
          <table:table-cell table:formula="of:=STDEV(INDIRECT(ADDRESS(ROW();2)):INDIRECT(ADDRESS(ROW();COLUMN()-6)))" office:value-type="float" office:value="819.338164665643">
            <text:p>819.33816466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95425">
            <text:p>-15.95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7.87475">
            <text:p>57.874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28.8">
            <text:p>28.8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175000">
            <text:p>175000</text:p>
          </table:table-cell>
          <table:table-cell office:value-type="float" office:value="28.8">
            <text:p>28.8</text:p>
          </table:table-cell>
          <table:table-cell/>
          <table:table-cell table:formula="of:=MEDIAN(INDIRECT(ADDRESS(ROW();2)):INDIRECT(ADDRESS(ROW();COLUMN()-2)))" office:value-type="float" office:value="21.839">
            <text:p>21.839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175000">
            <text:p>175000</text:p>
          </table:table-cell>
          <table:table-cell table:formula="of:=AVERAGE(INDIRECT(ADDRESS(ROW();2)):INDIRECT(ADDRESS(ROW();COLUMN()-5)))" office:value-type="float" office:value="9747.74572222222">
            <text:p>9747.7457222222</text:p>
          </table:table-cell>
          <table:table-cell table:formula="of:=STDEV(INDIRECT(ADDRESS(ROW();2)):INDIRECT(ADDRESS(ROW();COLUMN()-6)))" office:value-type="float" office:value="41241.5297004665">
            <text:p>41241.52970046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232">
            <text:p>-16.23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.574">
            <text:p>62.57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7.212">
            <text:p>27.212</text:p>
          </table:table-cell>
          <table:table-cell office:value-type="float" office:value="43.229">
            <text:p>43.229</text:p>
          </table:table-cell>
          <table:table-cell office:value-type="float" office:value="20.167">
            <text:p>20.167</text:p>
          </table:table-cell>
          <table:table-cell office:value-type="float" office:value="96">
            <text:p>96</text:p>
          </table:table-cell>
          <table:table-cell office:value-type="float" office:value="21.333">
            <text:p>21.333</text:p>
          </table:table-cell>
          <table:table-cell office:value-type="float" office:value="16.667">
            <text:p>16.667</text:p>
          </table:table-cell>
          <table:table-cell office:value-type="float" office:value="23.299">
            <text:p>23.299</text:p>
          </table:table-cell>
          <table:table-cell office:value-type="float" office:value="40.5">
            <text:p>40.5</text:p>
          </table:table-cell>
          <table:table-cell office:value-type="float" office:value="22.345">
            <text:p>22.345</text:p>
          </table:table-cell>
          <table:table-cell office:value-type="float" office:value="9.375">
            <text:p>9.375</text:p>
          </table:table-cell>
          <table:table-cell office:value-type="float" office:value="21.125">
            <text:p>21.125</text:p>
          </table:table-cell>
          <table:table-cell office:value-type="float" office:value="90.741">
            <text:p>90.741</text:p>
          </table:table-cell>
          <table:table-cell office:value-type="float" office:value="20.167">
            <text:p>20.167</text:p>
          </table:table-cell>
          <table:table-cell office:value-type="float" office:value="13.636">
            <text:p>13.636</text:p>
          </table:table-cell>
          <table:table-cell office:value-type="float" office:value="15.36">
            <text:p>15.36</text:p>
          </table:table-cell>
          <table:table-cell office:value-type="float" office:value="16.667">
            <text:p>16.667</text:p>
          </table:table-cell>
          <table:table-cell office:value-type="float" office:value="35000">
            <text:p>3500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1.839">
            <text:p>21.839</text:p>
          </table:table-cell>
          <table:table-cell table:formula="of:=MIN(INDIRECT(ADDRESS(ROW();2)):INDIRECT(ADDRESS(ROW();COLUMN()-3)))" office:value-type="float" office:value="9.375">
            <text:p>9.375</text:p>
          </table:table-cell>
          <table:table-cell table:formula="of:=MAX(INDIRECT(ADDRESS(ROW();2)):INDIRECT(ADDRESS(ROW();COLUMN()-4)))" office:value-type="float" office:value="35000">
            <text:p>35000</text:p>
          </table:table-cell>
          <table:table-cell table:formula="of:=AVERAGE(INDIRECT(ADDRESS(ROW();2)):INDIRECT(ADDRESS(ROW();COLUMN()-5)))" office:value-type="float" office:value="1974.76794444444">
            <text:p>1974.7679444445</text:p>
          </table:table-cell>
          <table:table-cell table:formula="of:=STDEV(INDIRECT(ADDRESS(ROW();2)):INDIRECT(ADDRESS(ROW();COLUMN()-6)))" office:value-type="float" office:value="8242.04812445229">
            <text:p>8242.04812445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7.47225">
            <text:p>-57.47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7.561">
            <text:p>117.56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5.08">
            <text:p>5.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92">
            <text:p>3.92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">
            <text:p>50</text:p>
          </table:table-cell>
          <table:table-cell table:formula="of:=AVERAGE(INDIRECT(ADDRESS(ROW();2)):INDIRECT(ADDRESS(ROW();COLUMN()-5)))" office:value-type="float" office:value="5.46111111111111">
            <text:p>5.4611111111</text:p>
          </table:table-cell>
          <table:table-cell table:formula="of:=STDEV(INDIRECT(ADDRESS(ROW();2)):INDIRECT(ADDRESS(ROW();COLUMN()-6)))" office:value-type="float" office:value="11.1496124379433">
            <text:p>11.1496124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25">
            <text:p>-2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">
            <text:p>7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Overchar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52.088">
            <text:p>152.088</text:p>
          </table:table-cell>
          <table:table-cell office:value-type="float" office:value="209.2">
            <text:p>209.2</text:p>
          </table:table-cell>
          <table:table-cell office:value-type="float" office:value="133.1">
            <text:p>133.1</text:p>
          </table:table-cell>
          <table:table-cell office:value-type="float" office:value="21.6">
            <text:p>21.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1.5">
            <text:p>101.5</text:p>
          </table:table-cell>
          <table:table-cell office:value-type="float" office:value="583.2">
            <text:p>583.2</text:p>
          </table:table-cell>
          <table:table-cell office:value-type="float" office:value="133.1">
            <text:p>133.1</text:p>
          </table:table-cell>
          <table:table-cell office:value-type="float" office:value="72.9">
            <text:p>72.9</text:p>
          </table:table-cell>
          <table:table-cell office:value-type="float" office:value="219.7">
            <text:p>219.7</text:p>
          </table:table-cell>
          <table:table-cell office:value-type="float" office:value="274.4">
            <text:p>274.4</text:p>
          </table:table-cell>
          <table:table-cell office:value-type="float" office:value="133.1">
            <text:p>133.1</text:p>
          </table:table-cell>
          <table:table-cell office:value-type="float" office:value="90">
            <text:p>90</text:p>
          </table:table-cell>
          <table:table-cell office:value-type="float" office:value="21.6">
            <text:p>21.6</text:p>
          </table:table-cell>
          <table:table-cell office:value-type="float" office:value="100">
            <text:p>100</text:p>
          </table:table-cell>
          <table:table-cell office:value-type="float" office:value="3100">
            <text:p>3100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117.3">
            <text:p>117.3</text:p>
          </table:table-cell>
          <table:table-cell table:formula="of:=MIN(INDIRECT(ADDRESS(ROW();2)):INDIRECT(ADDRESS(ROW();COLUMN()-3)))" office:value-type="float" office:value="21.6">
            <text:p>21.6</text:p>
          </table:table-cell>
          <table:table-cell table:formula="of:=MAX(INDIRECT(ADDRESS(ROW();2)):INDIRECT(ADDRESS(ROW();COLUMN()-4)))" office:value-type="float" office:value="3100">
            <text:p>3100</text:p>
          </table:table-cell>
          <table:table-cell table:formula="of:=AVERAGE(INDIRECT(ADDRESS(ROW();2)):INDIRECT(ADDRESS(ROW();COLUMN()-5)))" office:value-type="float" office:value="309.282666666667">
            <text:p>309.2826666667</text:p>
          </table:table-cell>
          <table:table-cell table:formula="of:=STDEV(INDIRECT(ADDRESS(ROW();2)):INDIRECT(ADDRESS(ROW();COLUMN()-6)))" office:value-type="float" office:value="708.230622024144">
            <text:p>708.23062202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14.766">
            <text:p>-214.76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02.188">
            <text:p>502.18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4.374">
            <text:p>4.374</text:p>
          </table:table-cell>
          <table:table-cell office:value-type="float" office:value="3.072">
            <text:p>3.072</text:p>
          </table:table-cell>
          <table:table-cell office:value-type="float" office:value="6">
            <text:p>6</text:p>
          </table:table-cell>
          <table:table-cell office:value-type="float" office:value="93.75">
            <text:p>93.75</text:p>
          </table:table-cell>
          <table:table-cell office:value-type="float" office:value="11.719">
            <text:p>11.719</text:p>
          </table:table-cell>
          <table:table-cell office:value-type="float" office:value="6">
            <text:p>6</text:p>
          </table:table-cell>
          <table:table-cell office:value-type="float" office:value="3.685">
            <text:p>3.685</text:p>
          </table:table-cell>
          <table:table-cell office:value-type="float" office:value="9">
            <text:p>9</text:p>
          </table:table-cell>
          <table:table-cell office:value-type="float" office:value="5.144">
            <text:p>5.144</text:p>
          </table:table-cell>
          <table:table-cell office:value-type="float" office:value="10.368">
            <text:p>10.368</text:p>
          </table:table-cell>
          <table:table-cell office:value-type="float" office:value="9">
            <text:p>9</text:p>
          </table:table-cell>
          <table:table-cell office:value-type="float" office:value="1.296">
            <text:p>1.296</text:p>
          </table:table-cell>
          <table:table-cell office:value-type="float" office:value="6">
            <text:p>6</text:p>
          </table:table-cell>
          <table:table-cell office:value-type="float" office:value="6.6">
            <text:p>6.6</text:p>
          </table:table-cell>
          <table:table-cell office:value-type="float" office:value="11.719">
            <text:p>11.719</text:p>
          </table:table-cell>
          <table:table-cell table:number-columns-repeated="2" office:value-type="float" office:value="6">
            <text:p>6</text:p>
          </table:table-cell>
          <table:table-cell office:value-type="float" office:value="93.75">
            <text:p>93.75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1.296">
            <text:p>1.296</text:p>
          </table:table-cell>
          <table:table-cell table:formula="of:=MAX(INDIRECT(ADDRESS(ROW();2)):INDIRECT(ADDRESS(ROW();COLUMN()-4)))" office:value-type="float" office:value="93.75">
            <text:p>93.75</text:p>
          </table:table-cell>
          <table:table-cell table:formula="of:=AVERAGE(INDIRECT(ADDRESS(ROW();2)):INDIRECT(ADDRESS(ROW();COLUMN()-5)))" office:value-type="float" office:value="16.3042777777778">
            <text:p>16.3042777778</text:p>
          </table:table-cell>
          <table:table-cell table:formula="of:=STDEV(INDIRECT(ADDRESS(ROW();2)):INDIRECT(ADDRESS(ROW();COLUMN()-6)))" office:value-type="float" office:value="28.3167051647767">
            <text:p>28.31670516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646">
            <text:p>-8.6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03">
            <text:p>24.03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0.23">
            <text:p>0.23</text:p>
          </table:table-cell>
          <table:table-cell office:value-type="float" office:value="8.533">
            <text:p>8.533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1.843">
            <text:p>1.843</text:p>
          </table:table-cell>
          <table:table-cell office:value-type="float" office:value="16.667">
            <text:p>16.667</text:p>
          </table:table-cell>
          <table:table-cell office:value-type="float" office:value="516.667">
            <text:p>516.667</text:p>
          </table:table-cell>
          <table:table-cell office:value-type="float" office:value="0.23">
            <text:p>0.23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0.23">
            <text:p>0.23</text:p>
          </table:table-cell>
          <table:table-cell table:formula="of:=MAX(INDIRECT(ADDRESS(ROW();2)):INDIRECT(ADDRESS(ROW();COLUMN()-4)))" office:value-type="float" office:value="516.667">
            <text:p>516.667</text:p>
          </table:table-cell>
          <table:table-cell table:formula="of:=AVERAGE(INDIRECT(ADDRESS(ROW();2)):INDIRECT(ADDRESS(ROW();COLUMN()-5)))" office:value-type="float" office:value="60.1721666666667">
            <text:p>60.1721666667</text:p>
          </table:table-cell>
          <table:table-cell table:formula="of:=STDEV(INDIRECT(ADDRESS(ROW();2)):INDIRECT(ADDRESS(ROW();COLUMN()-6)))" office:value-type="float" office:value="123.793528110436">
            <text:p>123.7935281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9.65925">
            <text:p>-59.65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2.43275">
            <text:p>102.432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2.304">
            <text:p>2.3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5166.667">
            <text:p>5166.667</text:p>
          </table:table-cell>
          <table:table-cell office:value-type="float" office:value="2.304">
            <text:p>2.304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2.304">
            <text:p>2.304</text:p>
          </table:table-cell>
          <table:table-cell table:formula="of:=MAX(INDIRECT(ADDRESS(ROW();2)):INDIRECT(ADDRESS(ROW();COLUMN()-4)))" office:value-type="float" office:value="5166.667">
            <text:p>5166.667</text:p>
          </table:table-cell>
          <table:table-cell table:formula="of:=AVERAGE(INDIRECT(ADDRESS(ROW();2)):INDIRECT(ADDRESS(ROW();COLUMN()-5)))" office:value-type="float" office:value="319.517277777778">
            <text:p>319.5172777778</text:p>
          </table:table-cell>
          <table:table-cell table:formula="of:=STDEV(INDIRECT(ADDRESS(ROW();2)):INDIRECT(ADDRESS(ROW();COLUMN()-6)))" office:value-type="float" office:value="1210.63509012024">
            <text:p>1210.63509012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31925">
            <text:p>-41.3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8.67775">
            <text:p>88.677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8.064">
            <text:p>8.06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1291667">
            <text:p>1291667</text:p>
          </table:table-cell>
          <table:table-cell office:value-type="float" office:value="8.064">
            <text:p>8.064</text:p>
          </table:table-cell>
          <table:table-cell/>
          <table:table-cell table:formula="of:=MEDIAN(INDIRECT(ADDRESS(ROW();2)):INDIRECT(ADDRESS(ROW();COLUMN()-2)))" office:value-type="float" office:value="22.183">
            <text:p>22.183</text:p>
          </table:table-cell>
          <table:table-cell table:formula="of:=MIN(INDIRECT(ADDRESS(ROW();2)):INDIRECT(ADDRESS(ROW();COLUMN()-3)))" office:value-type="float" office:value="7.031">
            <text:p>7.031</text:p>
          </table:table-cell>
          <table:table-cell table:formula="of:=MAX(INDIRECT(ADDRESS(ROW();2)):INDIRECT(ADDRESS(ROW();COLUMN()-4)))" office:value-type="float" office:value="1291667">
            <text:p>1291667</text:p>
          </table:table-cell>
          <table:table-cell table:formula="of:=AVERAGE(INDIRECT(ADDRESS(ROW();2)):INDIRECT(ADDRESS(ROW();COLUMN()-5)))" office:value-type="float" office:value="71792.398">
            <text:p>71792.398</text:p>
          </table:table-cell>
          <table:table-cell table:formula="of:=STDEV(INDIRECT(ADDRESS(ROW();2)):INDIRECT(ADDRESS(ROW();COLUMN()-6)))" office:value-type="float" office:value="304440.569555105">
            <text:p>304440.569555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31925">
            <text:p>-41.31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8.67775">
            <text:p>88.677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4.771">
            <text:p>34.771</text:p>
          </table:table-cell>
          <table:table-cell office:value-type="float" office:value="68.099">
            <text:p>68.099</text:p>
          </table:table-cell>
          <table:table-cell office:value-type="float" office:value="22.183">
            <text:p>22.183</text:p>
          </table:table-cell>
          <table:table-cell office:value-type="float" office:value="23.04">
            <text:p>23.04</text:p>
          </table:table-cell>
          <table:table-cell office:value-type="float" office:value="17.067">
            <text:p>17.067</text:p>
          </table:table-cell>
          <table:table-cell office:value-type="float" office:value="16.667">
            <text:p>16.667</text:p>
          </table:table-cell>
          <table:table-cell office:value-type="float" office:value="27.546">
            <text:p>27.546</text:p>
          </table:table-cell>
          <table:table-cell office:value-type="float" office:value="64.8">
            <text:p>64.8</text:p>
          </table:table-cell>
          <table:table-cell office:value-type="float" office:value="25.874">
            <text:p>25.874</text:p>
          </table:table-cell>
          <table:table-cell office:value-type="float" office:value="7.031">
            <text:p>7.031</text:p>
          </table:table-cell>
          <table:table-cell office:value-type="float" office:value="24.411">
            <text:p>24.411</text:p>
          </table:table-cell>
          <table:table-cell office:value-type="float" office:value="211.728">
            <text:p>211.728</text:p>
          </table:table-cell>
          <table:table-cell office:value-type="float" office:value="22.183">
            <text:p>22.183</text:p>
          </table:table-cell>
          <table:table-cell office:value-type="float" office:value="13.636">
            <text:p>13.636</text:p>
          </table:table-cell>
          <table:table-cell office:value-type="float" office:value="7.373">
            <text:p>7.373</text:p>
          </table:table-cell>
          <table:table-cell office:value-type="float" office:value="16.667">
            <text:p>16.667</text:p>
          </table:table-cell>
          <table:table-cell office:value-type="float" office:value="51666.67">
            <text:p>51666.67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22.6115">
            <text:p>22.6115</text:p>
          </table:table-cell>
          <table:table-cell table:formula="of:=MIN(INDIRECT(ADDRESS(ROW();2)):INDIRECT(ADDRESS(ROW();COLUMN()-3)))" office:value-type="float" office:value="7.031">
            <text:p>7.031</text:p>
          </table:table-cell>
          <table:table-cell table:formula="of:=MAX(INDIRECT(ADDRESS(ROW();2)):INDIRECT(ADDRESS(ROW();COLUMN()-4)))" office:value-type="float" office:value="51666.67">
            <text:p>51666.67</text:p>
          </table:table-cell>
          <table:table-cell table:formula="of:=AVERAGE(INDIRECT(ADDRESS(ROW();2)):INDIRECT(ADDRESS(ROW();COLUMN()-5)))" office:value-type="float" office:value="2904.51477777778">
            <text:p>2904.5147777778</text:p>
          </table:table-cell>
          <table:table-cell table:formula="of:=STDEV(INDIRECT(ADDRESS(ROW();2)):INDIRECT(ADDRESS(ROW();COLUMN()-6)))" office:value-type="float" office:value="12169.5201750254">
            <text:p>12169.52017502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22625">
            <text:p>-32.22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1.858">
            <text:p>81.858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7.096">
            <text:p>7.096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4.25">
            <text:p>4.25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488">
            <text:p>5.488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0">
            <text:p>250</text:p>
          </table:table-cell>
          <table:table-cell table:formula="of:=AVERAGE(INDIRECT(ADDRESS(ROW();2)):INDIRECT(ADDRESS(ROW();COLUMN()-5)))" office:value-type="float" office:value="17.0352222222222">
            <text:p>17.0352222222</text:p>
          </table:table-cell>
          <table:table-cell table:formula="of:=STDEV(INDIRECT(ADDRESS(ROW();2)):INDIRECT(ADDRESS(ROW();COLUMN()-6)))" office:value-type="float" office:value="58.1577826106103">
            <text:p>58.15778261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5">
            <text:p>10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ing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.875">
            <text:p>2.875</text:p>
          </table:table-cell>
          <table:table-cell office:value-type="float" office:value="13">
            <text:p>13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office:value-type="float" office:value="3.5">
            <text:p>3.5</text:p>
          </table:table-cell>
          <table:table-cell office:value-type="float" office:value="2.75">
            <text:p>2.75</text:p>
          </table:table-cell>
          <table:table-cell office:value-type="float" office:value="2.25">
            <text:p>2.2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002.5">
            <text:p>1002.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2.75">
            <text:p>2.75</text:p>
          </table:table-cell>
          <table:table-cell table:formula="of:=MIN(INDIRECT(ADDRESS(ROW();2)):INDIRECT(ADDRESS(ROW();COLUMN()-3)))" office:value-type="float" office:value="1.5">
            <text:p>1.5</text:p>
          </table:table-cell>
          <table:table-cell table:formula="of:=MAX(INDIRECT(ADDRESS(ROW();2)):INDIRECT(ADDRESS(ROW();COLUMN()-4)))" office:value-type="float" office:value="1002.5">
            <text:p>1002.5</text:p>
          </table:table-cell>
          <table:table-cell table:formula="of:=AVERAGE(INDIRECT(ADDRESS(ROW();2)):INDIRECT(ADDRESS(ROW();COLUMN()-5)))" office:value-type="float" office:value="58.7430555555556">
            <text:p>58.7430555556</text:p>
          </table:table-cell>
          <table:table-cell table:formula="of:=STDEV(INDIRECT(ADDRESS(ROW();2)):INDIRECT(ADDRESS(ROW();COLUMN()-6)))" office:value-type="float" office:value="235.544482155575">
            <text:p>235.54448215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125">
            <text:p>-0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8125">
            <text:p>5.81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25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2.5">
            <text:p>2.5</text:p>
          </table:table-cell>
          <table:table-cell table:formula="of:=AVERAGE(INDIRECT(ADDRESS(ROW();2)):INDIRECT(ADDRESS(ROW();COLUMN()-5)))" office:value-type="float" office:value="1.27222222222222">
            <text:p>1.2722222222</text:p>
          </table:table-cell>
          <table:table-cell table:formula="of:=STDEV(INDIRECT(ADDRESS(ROW();2)):INDIRECT(ADDRESS(ROW();COLUMN()-6)))" office:value-type="float" office:value="0.572718548632496">
            <text:p>0.57271854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">
            <text:p>0.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1125">
            <text:p>2.11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.194">
            <text:p>3.194</text:p>
          </table:table-cell>
          <table:table-cell office:value-type="float" office:value="16.25">
            <text:p>16.25</text:p>
          </table:table-cell>
          <table:table-cell office:value-type="float" office:value="2.75">
            <text:p>2.75</text:p>
          </table:table-cell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529">
            <text:p>3.529</text:p>
          </table:table-cell>
          <table:table-cell office:value-type="float" office:value="2.25">
            <text:p>2.25</text:p>
          </table:table-cell>
          <table:table-cell office:value-type="float" office:value="2.895">
            <text:p>2.895</text:p>
          </table:table-cell>
          <table:table-cell office:value-type="float" office:value="1.875">
            <text:p>1.875</text:p>
          </table:table-cell>
          <table:table-cell office:value-type="float" office:value="1.625">
            <text:p>1.625</text:p>
          </table:table-cell>
          <table:table-cell office:value-type="float" office:value="5.833">
            <text:p>5.833</text:p>
          </table:table-cell>
          <table:table-cell office:value-type="float" office:value="2.75">
            <text:p>2.75</text:p>
          </table:table-cell>
          <table:table-cell office:value-type="float" office:value="2.045">
            <text:p>2.045</text:p>
          </table:table-cell>
          <table:table-cell office:value-type="float" office:value="1.2">
            <text:p>1.2</text:p>
          </table:table-cell>
          <table:table-cell office:value-type="float" office:value="2.5">
            <text:p>2.5</text:p>
          </table:table-cell>
          <table:table-cell office:value-type="float" office:value="1002.5">
            <text:p>1002.5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1002.5">
            <text:p>1002.5</text:p>
          </table:table-cell>
          <table:table-cell table:formula="of:=AVERAGE(INDIRECT(ADDRESS(ROW();2)):INDIRECT(ADDRESS(ROW();COLUMN()-5)))" office:value-type="float" office:value="58.7164444444444">
            <text:p>58.7164444444</text:p>
          </table:table-cell>
          <table:table-cell table:formula="of:=STDEV(INDIRECT(ADDRESS(ROW();2)):INDIRECT(ADDRESS(ROW();COLUMN()-6)))" office:value-type="float" office:value="235.562828311815">
            <text:p>235.56282831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73275">
            <text:p>-1.73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5825">
            <text:p>6.758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1.944">
            <text:p>31.944</text:p>
          </table:table-cell>
          <table:table-cell office:value-type="float" office:value="162.5">
            <text:p>162.5</text:p>
          </table:table-cell>
          <table:table-cell office:value-type="float" office:value="27.5">
            <text:p>27.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.294">
            <text:p>35.294</text:p>
          </table:table-cell>
          <table:table-cell office:value-type="float" office:value="22.5">
            <text:p>22.5</text:p>
          </table:table-cell>
          <table:table-cell office:value-type="float" office:value="28.947">
            <text:p>28.947</text:p>
          </table:table-cell>
          <table:table-cell office:value-type="float" office:value="18.75">
            <text:p>18.75</text:p>
          </table:table-cell>
          <table:table-cell office:value-type="float" office:value="16.25">
            <text:p>16.25</text:p>
          </table:table-cell>
          <table:table-cell office:value-type="float" office:value="58.333">
            <text:p>58.333</text:p>
          </table:table-cell>
          <table:table-cell office:value-type="float" office:value="27.5">
            <text:p>27.5</text:p>
          </table:table-cell>
          <table:table-cell office:value-type="float" office:value="20.455">
            <text:p>20.455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025">
            <text:p>10025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25">
            <text:p>2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025">
            <text:p>10025</text:p>
          </table:table-cell>
          <table:table-cell table:formula="of:=AVERAGE(INDIRECT(ADDRESS(ROW();2)):INDIRECT(ADDRESS(ROW();COLUMN()-5)))" office:value-type="float" office:value="587.165166666667">
            <text:p>587.1651666667</text:p>
          </table:table-cell>
          <table:table-cell table:formula="of:=STDEV(INDIRECT(ADDRESS(ROW();2)):INDIRECT(ADDRESS(ROW();COLUMN()-6)))" office:value-type="float" office:value="2355.62810397785">
            <text:p>2355.62810397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.33425">
            <text:p>-17.33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.5915">
            <text:p>67.591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3.889">
            <text:p>63.889</text:p>
          </table:table-cell>
          <table:table-cell office:value-type="float" office:value="455">
            <text:p>455</text:p>
          </table:table-cell>
          <table:table-cell office:value-type="float" office:value="41.25">
            <text:p>41.2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1.765">
            <text:p>61.765</text:p>
          </table:table-cell>
          <table:table-cell office:value-type="float" office:value="50.625">
            <text:p>50.625</text:p>
          </table:table-cell>
          <table:table-cell office:value-type="float" office:value="50.658">
            <text:p>50.658</text:p>
          </table:table-cell>
          <table:table-cell office:value-type="float" office:value="37.5">
            <text:p>37.5</text:p>
          </table:table-cell>
          <table:table-cell office:value-type="float" office:value="32.5">
            <text:p>32.5</text:p>
          </table:table-cell>
          <table:table-cell office:value-type="float" office:value="122.5">
            <text:p>122.5</text:p>
          </table:table-cell>
          <table:table-cell office:value-type="float" office:value="41.25">
            <text:p>41.25</text:p>
          </table:table-cell>
          <table:table-cell office:value-type="float" office:value="27.614">
            <text:p>27.614</text:p>
          </table:table-cell>
          <table:table-cell office:value-type="float" office:value="18">
            <text:p>18</text:p>
          </table:table-cell>
          <table:table-cell office:value-type="float" office:value="62.5">
            <text:p>62.5</text:p>
          </table:table-cell>
          <table:table-cell office:value-type="float" office:value="75187.5">
            <text:p>75187.5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45.625">
            <text:p>45.625</text:p>
          </table:table-cell>
          <table:table-cell table:formula="of:=MIN(INDIRECT(ADDRESS(ROW();2)):INDIRECT(ADDRESS(ROW();COLUMN()-3)))" office:value-type="float" office:value="12">
            <text:p>12</text:p>
          </table:table-cell>
          <table:table-cell table:formula="of:=MAX(INDIRECT(ADDRESS(ROW();2)):INDIRECT(ADDRESS(ROW();COLUMN()-4)))" office:value-type="float" office:value="75187.5">
            <text:p>75187.5</text:p>
          </table:table-cell>
          <table:table-cell table:formula="of:=AVERAGE(INDIRECT(ADDRESS(ROW();2)):INDIRECT(ADDRESS(ROW();COLUMN()-5)))" office:value-type="float" office:value="4242.03061111111">
            <text:p>4242.0306111111</text:p>
          </table:table-cell>
          <table:table-cell table:formula="of:=STDEV(INDIRECT(ADDRESS(ROW();2)):INDIRECT(ADDRESS(ROW();COLUMN()-6)))" office:value-type="float" office:value="17705.9360817882">
            <text:p>17705.936081788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4.44875">
            <text:p>-64.44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7.39">
            <text:p>157.39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19.444">
            <text:p>319.444</text:p>
          </table:table-cell>
          <table:table-cell office:value-type="float" office:value="1625">
            <text:p>1625</text:p>
          </table:table-cell>
          <table:table-cell office:value-type="float" office:value="275">
            <text:p>275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52.941">
            <text:p>352.941</text:p>
          </table:table-cell>
          <table:table-cell office:value-type="float" office:value="225">
            <text:p>225</text:p>
          </table:table-cell>
          <table:table-cell office:value-type="float" office:value="289.474">
            <text:p>289.474</text:p>
          </table:table-cell>
          <table:table-cell office:value-type="float" office:value="187.5">
            <text:p>187.5</text:p>
          </table:table-cell>
          <table:table-cell office:value-type="float" office:value="162.5">
            <text:p>162.5</text:p>
          </table:table-cell>
          <table:table-cell office:value-type="float" office:value="583.333">
            <text:p>583.333</text:p>
          </table:table-cell>
          <table:table-cell office:value-type="float" office:value="275">
            <text:p>275</text:p>
          </table:table-cell>
          <table:table-cell office:value-type="float" office:value="204.546">
            <text:p>204.546</text:p>
          </table:table-cell>
          <table:table-cell office:value-type="float" office:value="120">
            <text:p>120</text:p>
          </table:table-cell>
          <table:table-cell office:value-type="float" office:value="250">
            <text:p>250</text:p>
          </table:table-cell>
          <table:table-cell office:value-type="float" office:value="100250">
            <text:p>10025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250">
            <text:p>250</text:p>
          </table:table-cell>
          <table:table-cell table:formula="of:=MIN(INDIRECT(ADDRESS(ROW();2)):INDIRECT(ADDRESS(ROW();COLUMN()-3)))" office:value-type="float" office:value="60">
            <text:p>60</text:p>
          </table:table-cell>
          <table:table-cell table:formula="of:=MAX(INDIRECT(ADDRESS(ROW();2)):INDIRECT(ADDRESS(ROW();COLUMN()-4)))" office:value-type="float" office:value="100250">
            <text:p>100250</text:p>
          </table:table-cell>
          <table:table-cell table:formula="of:=AVERAGE(INDIRECT(ADDRESS(ROW();2)):INDIRECT(ADDRESS(ROW();COLUMN()-5)))" office:value-type="float" office:value="5871.65211111111">
            <text:p>5871.6521111111</text:p>
          </table:table-cell>
          <table:table-cell table:formula="of:=STDEV(INDIRECT(ADDRESS(ROW();2)):INDIRECT(ADDRESS(ROW();COLUMN()-6)))" office:value-type="float" office:value="23556.2809317698">
            <text:p>23556.28093176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3.3545">
            <text:p>-173.35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5.931">
            <text:p>675.93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5.05555555555556">
            <text:p>5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ing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.306">
            <text:p>3.306</text:p>
          </table:table-cell>
          <table:table-cell office:value-type="float" office:value="25.6">
            <text:p>25.6</text:p>
          </table:table-cell>
          <table:table-cell office:value-type="float" office:value="3.025">
            <text:p>3.02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8.1">
            <text:p>8.1</text:p>
          </table:table-cell>
          <table:table-cell office:value-type="float" office:value="3.025">
            <text:p>3.025</text:p>
          </table:table-cell>
          <table:table-cell office:value-type="float" office:value="2.025">
            <text:p>2.025</text:p>
          </table:table-cell>
          <table:table-cell office:value-type="float" office:value="4.225">
            <text:p>4.225</text:p>
          </table:table-cell>
          <table:table-cell office:value-type="float" office:value="4.9">
            <text:p>4.9</text:p>
          </table:table-cell>
          <table:table-cell office:value-type="float" office:value="3.025">
            <text:p>3.025</text:p>
          </table:table-cell>
          <table:table-cell office:value-type="float" office:value="2.25">
            <text:p>2.25</text:p>
          </table:table-cell>
          <table:table-cell office:value-type="float" office:value="0.9">
            <text:p>0.9</text:p>
          </table:table-cell>
          <table:table-cell office:value-type="float" office:value="2.5">
            <text:p>2.5</text:p>
          </table:table-cell>
          <table:table-cell office:value-type="float" office:value="2002.5">
            <text:p>2002.5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3.025">
            <text:p>3.02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002.5">
            <text:p>2002.5</text:p>
          </table:table-cell>
          <table:table-cell table:formula="of:=AVERAGE(INDIRECT(ADDRESS(ROW();2)):INDIRECT(ADDRESS(ROW();COLUMN()-5)))" office:value-type="float" office:value="115.315611111111">
            <text:p>115.3156111111</text:p>
          </table:table-cell>
          <table:table-cell table:formula="of:=STDEV(INDIRECT(ADDRESS(ROW();2)):INDIRECT(ADDRESS(ROW();COLUMN()-6)))" office:value-type="float" office:value="471.012153725687">
            <text:p>471.01215372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88125">
            <text:p>-2.8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2375">
            <text:p>9.23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81">
            <text:p>0.81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  <table:table-cell office:value-type="float" office:value="1.563">
            <text:p>1.563</text:p>
          </table:table-cell>
          <table:table-cell office:value-type="float" office:value="1">
            <text:p>1</text:p>
          </table:table-cell>
          <table:table-cell office:value-type="float" office:value="0.723">
            <text:p>0.723</text:p>
          </table:table-cell>
          <table:table-cell office:value-type="float" office:value="3">
            <text:p>3</text:p>
          </table:table-cell>
          <table:table-cell office:value-type="float" office:value="0.903">
            <text:p>0.903</text:p>
          </table:table-cell>
          <table:table-cell office:value-type="float" office:value="1.44">
            <text:p>1.44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563">
            <text:p>1.563</text:p>
          </table:table-cell>
          <table:table-cell table:number-columns-repeated="2" office:value-type="float" office:value="1">
            <text:p>1</text:p>
          </table:table-cell>
          <table:table-cell office:value-type="float" office:value="6.25">
            <text:p>6.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6.25">
            <text:p>6.25</text:p>
          </table:table-cell>
          <table:table-cell table:formula="of:=AVERAGE(INDIRECT(ADDRESS(ROW();2)):INDIRECT(ADDRESS(ROW();COLUMN()-5)))" office:value-type="float" office:value="1.81122222222222">
            <text:p>1.8112222222</text:p>
          </table:table-cell>
          <table:table-cell table:formula="of:=STDEV(INDIRECT(ADDRESS(ROW();2)):INDIRECT(ADDRESS(ROW();COLUMN()-6)))" office:value-type="float" office:value="1.76199267393668">
            <text:p>1.76199267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8">
            <text:p>-0.9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47025">
            <text:p>3.470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4.082">
            <text:p>4.082</text:p>
          </table:table-cell>
          <table:table-cell office:value-type="float" office:value="40">
            <text:p>40</text:p>
          </table:table-cell>
          <table:table-cell office:value-type="float" office:value="3.025">
            <text:p>3.025</text:p>
          </table:table-cell>
          <table:table-cell office:value-type="float" office:value="0.144">
            <text:p>0.144</text:p>
          </table:table-cell>
          <table:table-cell office:value-type="float" office:value="1.6">
            <text:p>1.6</text:p>
          </table:table-cell>
          <table:table-cell office:value-type="float" office:value="2.5">
            <text:p>2.5</text:p>
          </table:table-cell>
          <table:table-cell office:value-type="float" office:value="4.844">
            <text:p>4.844</text:p>
          </table:table-cell>
          <table:table-cell office:value-type="float" office:value="2.7">
            <text:p>2.7</text:p>
          </table:table-cell>
          <table:table-cell office:value-type="float" office:value="3.352">
            <text:p>3.352</text:p>
          </table:table-cell>
          <table:table-cell office:value-type="float" office:value="1.406">
            <text:p>1.406</text:p>
          </table:table-cell>
          <table:table-cell office:value-type="float" office:value="1.408">
            <text:p>1.408</text:p>
          </table:table-cell>
          <table:table-cell office:value-type="float" office:value="13.611">
            <text:p>13.611</text:p>
          </table:table-cell>
          <table:table-cell office:value-type="float" office:value="3.025">
            <text:p>3.025</text:p>
          </table:table-cell>
          <table:table-cell office:value-type="float" office:value="2.045">
            <text:p>2.045</text:p>
          </table:table-cell>
          <table:table-cell office:value-type="float" office:value="0.576">
            <text:p>0.576</text:p>
          </table:table-cell>
          <table:table-cell office:value-type="float" office:value="2.5">
            <text:p>2.5</text:p>
          </table:table-cell>
          <table:table-cell office:value-type="float" office:value="2002.5">
            <text:p>2002.5</text:p>
          </table:table-cell>
          <table:table-cell office:value-type="float" office:value="0.144">
            <text:p>0.144</text:p>
          </table:table-cell>
          <table:table-cell/>
          <table:table-cell table:formula="of:=MEDIAN(INDIRECT(ADDRESS(ROW();2)):INDIRECT(ADDRESS(ROW();COLUMN()-2)))" office:value-type="float" office:value="2.6">
            <text:p>2.6</text:p>
          </table:table-cell>
          <table:table-cell table:formula="of:=MIN(INDIRECT(ADDRESS(ROW();2)):INDIRECT(ADDRESS(ROW();COLUMN()-3)))" office:value-type="float" office:value="0.144">
            <text:p>0.144</text:p>
          </table:table-cell>
          <table:table-cell table:formula="of:=MAX(INDIRECT(ADDRESS(ROW();2)):INDIRECT(ADDRESS(ROW();COLUMN()-4)))" office:value-type="float" office:value="2002.5">
            <text:p>2002.5</text:p>
          </table:table-cell>
          <table:table-cell table:formula="of:=AVERAGE(INDIRECT(ADDRESS(ROW();2)):INDIRECT(ADDRESS(ROW();COLUMN()-5)))" office:value-type="float" office:value="116.081222222222">
            <text:p>116.0812222222</text:p>
          </table:table-cell>
          <table:table-cell table:formula="of:=STDEV(INDIRECT(ADDRESS(ROW();2)):INDIRECT(ADDRESS(ROW();COLUMN()-6)))" office:value-type="float" office:value="470.878074350032">
            <text:p>470.8780743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8745">
            <text:p>-5.874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3">
            <text:p>11.2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40.818">
            <text:p>40.818</text:p>
          </table:table-cell>
          <table:table-cell office:value-type="float" office:value="400">
            <text:p>400</text:p>
          </table:table-cell>
          <table:table-cell office:value-type="float" office:value="30.25">
            <text:p>30.25</text:p>
          </table:table-cell>
          <table:table-cell office:value-type="float" office:value="1.44">
            <text:p>1.4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8.443">
            <text:p>48.443</text:p>
          </table:table-cell>
          <table:table-cell office:value-type="float" office:value="27">
            <text:p>27</text:p>
          </table:table-cell>
          <table:table-cell office:value-type="float" office:value="33.518">
            <text:p>33.518</text:p>
          </table:table-cell>
          <table:table-cell office:value-type="float" office:value="14.063">
            <text:p>14.063</text:p>
          </table:table-cell>
          <table:table-cell office:value-type="float" office:value="14.083">
            <text:p>14.083</text:p>
          </table:table-cell>
          <table:table-cell office:value-type="float" office:value="136.111">
            <text:p>136.111</text:p>
          </table:table-cell>
          <table:table-cell office:value-type="float" office:value="30.25">
            <text:p>30.25</text:p>
          </table:table-cell>
          <table:table-cell office:value-type="float" office:value="20.455">
            <text:p>20.455</text:p>
          </table:table-cell>
          <table:table-cell office:value-type="float" office:value="5.76">
            <text:p>5.76</text:p>
          </table:table-cell>
          <table:table-cell office:value-type="float" office:value="25">
            <text:p>25</text:p>
          </table:table-cell>
          <table:table-cell office:value-type="float" office:value="20025">
            <text:p>20025</text:p>
          </table:table-cell>
          <table:table-cell office:value-type="float" office:value="1.44">
            <text:p>1.44</text:p>
          </table:table-cell>
          <table:table-cell/>
          <table:table-cell table:formula="of:=MEDIAN(INDIRECT(ADDRESS(ROW();2)):INDIRECT(ADDRESS(ROW();COLUMN()-2)))" office:value-type="float" office:value="26">
            <text:p>26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20025">
            <text:p>20025</text:p>
          </table:table-cell>
          <table:table-cell table:formula="of:=AVERAGE(INDIRECT(ADDRESS(ROW();2)):INDIRECT(ADDRESS(ROW();COLUMN()-5)))" office:value-type="float" office:value="1160.81283333333">
            <text:p>1160.8128333333</text:p>
          </table:table-cell>
          <table:table-cell table:formula="of:=STDEV(INDIRECT(ADDRESS(ROW();2)):INDIRECT(ADDRESS(ROW();COLUMN()-6)))" office:value-type="float" office:value="4708.78058797752">
            <text:p>4708.78058797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8.73">
            <text:p>-58.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.28525">
            <text:p>112.285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02.045">
            <text:p>102.045</text:p>
          </table:table-cell>
          <table:table-cell office:value-type="float" office:value="1744">
            <text:p>1744</text:p>
          </table:table-cell>
          <table:table-cell office:value-type="float" office:value="45.375">
            <text:p>45.375</text:p>
          </table:table-cell>
          <table:table-cell office:value-type="float" office:value="3.6">
            <text:p>3.6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96.886">
            <text:p>96.886</text:p>
          </table:table-cell>
          <table:table-cell office:value-type="float" office:value="81">
            <text:p>81</text:p>
          </table:table-cell>
          <table:table-cell office:value-type="float" office:value="67.036">
            <text:p>67.036</text:p>
          </table:table-cell>
          <table:table-cell office:value-type="float" office:value="28.125">
            <text:p>28.125</text:p>
          </table:table-cell>
          <table:table-cell office:value-type="float" office:value="35.208">
            <text:p>35.208</text:p>
          </table:table-cell>
          <table:table-cell office:value-type="float" office:value="400.167">
            <text:p>400.167</text:p>
          </table:table-cell>
          <table:table-cell office:value-type="float" office:value="45.375">
            <text:p>45.375</text:p>
          </table:table-cell>
          <table:table-cell office:value-type="float" office:value="27.614">
            <text:p>27.614</text:p>
          </table:table-cell>
          <table:table-cell office:value-type="float" office:value="8.64">
            <text:p>8.64</text:p>
          </table:table-cell>
          <table:table-cell office:value-type="float" office:value="87.5">
            <text:p>87.5</text:p>
          </table:table-cell>
          <table:table-cell office:value-type="float" office:value="750937.5">
            <text:p>750937.5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53.9375">
            <text:p>53.937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750937.5">
            <text:p>750937.5</text:p>
          </table:table-cell>
          <table:table-cell table:formula="of:=AVERAGE(INDIRECT(ADDRESS(ROW();2)):INDIRECT(ADDRESS(ROW();COLUMN()-5)))" office:value-type="float" office:value="41877.7872777778">
            <text:p>41877.7872777778</text:p>
          </table:table-cell>
          <table:table-cell table:formula="of:=STDEV(INDIRECT(ADDRESS(ROW();2)):INDIRECT(ADDRESS(ROW();COLUMN()-6)))" office:value-type="float" office:value="176958.436025441">
            <text:p>176958.4360254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2.6515">
            <text:p>-172.65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4.93275">
            <text:p>294.932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408.179">
            <text:p>408.179</text:p>
          </table:table-cell>
          <table:table-cell office:value-type="float" office:value="4000">
            <text:p>4000</text:p>
          </table:table-cell>
          <table:table-cell office:value-type="float" office:value="302.5">
            <text:p>302.5</text:p>
          </table:table-cell>
          <table:table-cell office:value-type="float" office:value="14.4">
            <text:p>14.4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  <table:table-cell office:value-type="float" office:value="484.429">
            <text:p>484.429</text:p>
          </table:table-cell>
          <table:table-cell office:value-type="float" office:value="270">
            <text:p>270</text:p>
          </table:table-cell>
          <table:table-cell office:value-type="float" office:value="335.18">
            <text:p>335.18</text:p>
          </table:table-cell>
          <table:table-cell office:value-type="float" office:value="140.625">
            <text:p>140.625</text:p>
          </table:table-cell>
          <table:table-cell office:value-type="float" office:value="140.833">
            <text:p>140.833</text:p>
          </table:table-cell>
          <table:table-cell office:value-type="float" office:value="1361.111">
            <text:p>1361.111</text:p>
          </table:table-cell>
          <table:table-cell office:value-type="float" office:value="302.5">
            <text:p>302.5</text:p>
          </table:table-cell>
          <table:table-cell office:value-type="float" office:value="204.546">
            <text:p>204.546</text:p>
          </table:table-cell>
          <table:table-cell office:value-type="float" office:value="57.6">
            <text:p>57.6</text:p>
          </table:table-cell>
          <table:table-cell office:value-type="float" office:value="250">
            <text:p>250</text:p>
          </table:table-cell>
          <table:table-cell office:value-type="float" office:value="200250">
            <text:p>20025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260">
            <text:p>260</text:p>
          </table:table-cell>
          <table:table-cell table:formula="of:=MIN(INDIRECT(ADDRESS(ROW();2)):INDIRECT(ADDRESS(ROW();COLUMN()-3)))" office:value-type="float" office:value="14.4">
            <text:p>14.4</text:p>
          </table:table-cell>
          <table:table-cell table:formula="of:=MAX(INDIRECT(ADDRESS(ROW();2)):INDIRECT(ADDRESS(ROW();COLUMN()-4)))" office:value-type="float" office:value="200250">
            <text:p>200250</text:p>
          </table:table-cell>
          <table:table-cell table:formula="of:=AVERAGE(INDIRECT(ADDRESS(ROW();2)):INDIRECT(ADDRESS(ROW();COLUMN()-5)))" office:value-type="float" office:value="11608.1279444444">
            <text:p>11608.1279444444</text:p>
          </table:table-cell>
          <table:table-cell table:formula="of:=STDEV(INDIRECT(ADDRESS(ROW();2)):INDIRECT(ADDRESS(ROW();COLUMN()-6)))" office:value-type="float" office:value="47087.8059804964">
            <text:p>47087.80598049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87.28875">
            <text:p>-587.28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22.84275">
            <text:p>1122.842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7.27777777777778">
            <text:p>7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ing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.802">
            <text:p>3.802</text:p>
          </table:table-cell>
          <table:table-cell office:value-type="float" office:value="40.72">
            <text:p>40.72</text:p>
          </table:table-cell>
          <table:table-cell office:value-type="float" office:value="3.328">
            <text:p>3.328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14.58">
            <text:p>14.58</text:p>
          </table:table-cell>
          <table:table-cell office:value-type="float" office:value="3.328">
            <text:p>3.328</text:p>
          </table:table-cell>
          <table:table-cell office:value-type="float" office:value="1.823">
            <text:p>1.823</text:p>
          </table:table-cell>
          <table:table-cell office:value-type="float" office:value="5.493">
            <text:p>5.493</text:p>
          </table:table-cell>
          <table:table-cell office:value-type="float" office:value="6.86">
            <text:p>6.86</text:p>
          </table:table-cell>
          <table:table-cell office:value-type="float" office:value="3.328">
            <text:p>3.328</text:p>
          </table:table-cell>
          <table:table-cell office:value-type="float" office:value="2.25">
            <text:p>2.25</text:p>
          </table:table-cell>
          <table:table-cell office:value-type="float" office:value="0.54">
            <text:p>0.54</text:p>
          </table:table-cell>
          <table:table-cell office:value-type="float" office:value="2.5">
            <text:p>2.5</text:p>
          </table:table-cell>
          <table:table-cell office:value-type="float" office:value="3002.5">
            <text:p>3002.5</text:p>
          </table:table-cell>
          <table:table-cell office:value-type="float" office:value="0.54">
            <text:p>0.54</text:p>
          </table:table-cell>
          <table:table-cell/>
          <table:table-cell table:formula="of:=MEDIAN(INDIRECT(ADDRESS(ROW();2)):INDIRECT(ADDRESS(ROW();COLUMN()-2)))" office:value-type="float" office:value="3.328">
            <text:p>3.328</text:p>
          </table:table-cell>
          <table:table-cell table:formula="of:=MIN(INDIRECT(ADDRESS(ROW();2)):INDIRECT(ADDRESS(ROW();COLUMN()-3)))" office:value-type="float" office:value="0.54">
            <text:p>0.54</text:p>
          </table:table-cell>
          <table:table-cell table:formula="of:=MAX(INDIRECT(ADDRESS(ROW();2)):INDIRECT(ADDRESS(ROW();COLUMN()-4)))" office:value-type="float" office:value="3002.5">
            <text:p>3002.5</text:p>
          </table:table-cell>
          <table:table-cell table:formula="of:=AVERAGE(INDIRECT(ADDRESS(ROW();2)):INDIRECT(ADDRESS(ROW();COLUMN()-5)))" office:value-type="float" office:value="172.285111111111">
            <text:p>172.2851111111</text:p>
          </table:table-cell>
          <table:table-cell table:formula="of:=STDEV(INDIRECT(ADDRESS(ROW();2)):INDIRECT(ADDRESS(ROW();COLUMN()-6)))" office:value-type="float" office:value="706.389619154779">
            <text:p>706.38961915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10925">
            <text:p>-6.10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3.5415">
            <text:p>13.541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729">
            <text:p>0.729</text:p>
          </table:table-cell>
          <table:table-cell office:value-type="float" office:value="0.512">
            <text:p>0.512</text:p>
          </table:table-cell>
          <table:table-cell office:value-type="float" office:value="1">
            <text:p>1</text:p>
          </table:table-cell>
          <table:table-cell office:value-type="float" office:value="15.625">
            <text:p>15.625</text:p>
          </table:table-cell>
          <table:table-cell office:value-type="float" office:value="1.953">
            <text:p>1.953</text:p>
          </table:table-cell>
          <table:table-cell office:value-type="float" office:value="1">
            <text:p>1</text:p>
          </table:table-cell>
          <table:table-cell office:value-type="float" office:value="0.614">
            <text:p>0.614</text:p>
          </table:table-cell>
          <table:table-cell office:value-type="float" office:value="4">
            <text:p>4</text:p>
          </table:table-cell>
          <table:table-cell office:value-type="float" office:value="0.857">
            <text:p>0.857</text:p>
          </table:table-cell>
          <table:table-cell office:value-type="float" office:value="1.728">
            <text:p>1.728</text:p>
          </table:table-cell>
          <table:table-cell office:value-type="float" office:value="4">
            <text:p>4</text:p>
          </table:table-cell>
          <table:table-cell office:value-type="float" office:value="0.216">
            <text:p>0.216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.953">
            <text:p>1.953</text:p>
          </table:table-cell>
          <table:table-cell table:number-columns-repeated="2" office:value-type="float" office:value="1">
            <text:p>1</text:p>
          </table:table-cell>
          <table:table-cell office:value-type="float" office:value="15.625">
            <text:p>15.625</text:p>
          </table:table-cell>
          <table:table-cell/>
          <table:table-cell table:formula="of:=MEDIAN(INDIRECT(ADDRESS(ROW();2)):INDIRECT(ADDRESS(ROW();COLUMN()-2)))" office:value-type="float" office:value="1">
            <text:p>1</text:p>
          </table:table-cell>
          <table:table-cell table:formula="of:=MIN(INDIRECT(ADDRESS(ROW();2)):INDIRECT(ADDRESS(ROW();COLUMN()-3)))" office:value-type="float" office:value="0.216">
            <text:p>0.216</text:p>
          </table:table-cell>
          <table:table-cell table:formula="of:=MAX(INDIRECT(ADDRESS(ROW();2)):INDIRECT(ADDRESS(ROW();COLUMN()-4)))" office:value-type="float" office:value="15.625">
            <text:p>15.625</text:p>
          </table:table-cell>
          <table:table-cell table:formula="of:=AVERAGE(INDIRECT(ADDRESS(ROW();2)):INDIRECT(ADDRESS(ROW();COLUMN()-5)))" office:value-type="float" office:value="2.99511111111111">
            <text:p>2.9951111111</text:p>
          </table:table-cell>
          <table:table-cell table:formula="of:=STDEV(INDIRECT(ADDRESS(ROW();2)):INDIRECT(ADDRESS(ROW();COLUMN()-6)))" office:value-type="float" office:value="4.71284170412126">
            <text:p>4.71284170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288">
            <text:p>-2.28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13375">
            <text:p>5.133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5.216">
            <text:p>5.216</text:p>
          </table:table-cell>
          <table:table-cell office:value-type="float" office:value="79.531">
            <text:p>79.531</text:p>
          </table:table-cell>
          <table:table-cell office:value-type="float" office:value="3.328">
            <text:p>3.328</text:p>
          </table:table-cell>
          <table:table-cell office:value-type="float" office:value="0.035">
            <text:p>0.035</text:p>
          </table:table-cell>
          <table:table-cell office:value-type="float" office:value="1.28">
            <text:p>1.28</text:p>
          </table:table-cell>
          <table:table-cell office:value-type="float" office:value="2.5">
            <text:p>2.5</text:p>
          </table:table-cell>
          <table:table-cell office:value-type="float" office:value="6.513">
            <text:p>6.513</text:p>
          </table:table-cell>
          <table:table-cell office:value-type="float" office:value="3.645">
            <text:p>3.645</text:p>
          </table:table-cell>
          <table:table-cell office:value-type="float" office:value="3.881">
            <text:p>3.881</text:p>
          </table:table-cell>
          <table:table-cell office:value-type="float" office:value="1.055">
            <text:p>1.055</text:p>
          </table:table-cell>
          <table:table-cell office:value-type="float" office:value="1.373">
            <text:p>1.373</text:p>
          </table:table-cell>
          <table:table-cell office:value-type="float" office:value="31.759">
            <text:p>31.759</text:p>
          </table:table-cell>
          <table:table-cell office:value-type="float" office:value="3.328">
            <text:p>3.328</text:p>
          </table:table-cell>
          <table:table-cell office:value-type="float" office:value="2.045">
            <text:p>2.045</text:p>
          </table:table-cell>
          <table:table-cell office:value-type="float" office:value="0.276">
            <text:p>0.276</text:p>
          </table:table-cell>
          <table:table-cell office:value-type="float" office:value="2.5">
            <text:p>2.5</text:p>
          </table:table-cell>
          <table:table-cell office:value-type="float" office:value="3002.5">
            <text:p>3002.5</text:p>
          </table:table-cell>
          <table:table-cell office:value-type="float" office:value="0.035">
            <text:p>0.035</text:p>
          </table:table-cell>
          <table:table-cell/>
          <table:table-cell table:formula="of:=MEDIAN(INDIRECT(ADDRESS(ROW();2)):INDIRECT(ADDRESS(ROW();COLUMN()-2)))" office:value-type="float" office:value="2.914">
            <text:p>2.914</text:p>
          </table:table-cell>
          <table:table-cell table:formula="of:=MIN(INDIRECT(ADDRESS(ROW();2)):INDIRECT(ADDRESS(ROW();COLUMN()-3)))" office:value-type="float" office:value="0.035">
            <text:p>0.035</text:p>
          </table:table-cell>
          <table:table-cell table:formula="of:=MAX(INDIRECT(ADDRESS(ROW();2)):INDIRECT(ADDRESS(ROW();COLUMN()-4)))" office:value-type="float" office:value="3002.5">
            <text:p>3002.5</text:p>
          </table:table-cell>
          <table:table-cell table:formula="of:=AVERAGE(INDIRECT(ADDRESS(ROW();2)):INDIRECT(ADDRESS(ROW();COLUMN()-5)))" office:value-type="float" office:value="175.044444444444">
            <text:p>175.0444444444</text:p>
          </table:table-cell>
          <table:table-cell table:formula="of:=STDEV(INDIRECT(ADDRESS(ROW();2)):INDIRECT(ADDRESS(ROW();COLUMN()-6)))" office:value-type="float" office:value="705.897490927869">
            <text:p>705.89749092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43375">
            <text:p>-9.43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61925">
            <text:p>15.619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52.156">
            <text:p>52.156</text:p>
          </table:table-cell>
          <table:table-cell office:value-type="float" office:value="795.313">
            <text:p>795.313</text:p>
          </table:table-cell>
          <table:table-cell office:value-type="float" office:value="33.275">
            <text:p>33.275</text:p>
          </table:table-cell>
          <table:table-cell office:value-type="float" office:value="0.346">
            <text:p>0.346</text:p>
          </table:table-cell>
          <table:table-cell office:value-type="float" office:value="12.8">
            <text:p>12.8</text:p>
          </table:table-cell>
          <table:table-cell office:value-type="float" office:value="25">
            <text:p>25</text:p>
          </table:table-cell>
          <table:table-cell office:value-type="float" office:value="65.133">
            <text:p>65.133</text:p>
          </table:table-cell>
          <table:table-cell office:value-type="float" office:value="36.45">
            <text:p>36.45</text:p>
          </table:table-cell>
          <table:table-cell office:value-type="float" office:value="38.81">
            <text:p>38.81</text:p>
          </table:table-cell>
          <table:table-cell office:value-type="float" office:value="10.547">
            <text:p>10.547</text:p>
          </table:table-cell>
          <table:table-cell office:value-type="float" office:value="13.731">
            <text:p>13.731</text:p>
          </table:table-cell>
          <table:table-cell office:value-type="float" office:value="317.593">
            <text:p>317.593</text:p>
          </table:table-cell>
          <table:table-cell office:value-type="float" office:value="33.275">
            <text:p>33.275</text:p>
          </table:table-cell>
          <table:table-cell office:value-type="float" office:value="20.455">
            <text:p>20.455</text:p>
          </table:table-cell>
          <table:table-cell office:value-type="float" office:value="2.765">
            <text:p>2.765</text:p>
          </table:table-cell>
          <table:table-cell office:value-type="float" office:value="25">
            <text:p>25</text:p>
          </table:table-cell>
          <table:table-cell office:value-type="float" office:value="30025">
            <text:p>30025</text:p>
          </table:table-cell>
          <table:table-cell office:value-type="float" office:value="0.346">
            <text:p>0.346</text:p>
          </table:table-cell>
          <table:table-cell/>
          <table:table-cell table:formula="of:=MEDIAN(INDIRECT(ADDRESS(ROW();2)):INDIRECT(ADDRESS(ROW();COLUMN()-2)))" office:value-type="float" office:value="29.1375">
            <text:p>29.1375</text:p>
          </table:table-cell>
          <table:table-cell table:formula="of:=MIN(INDIRECT(ADDRESS(ROW();2)):INDIRECT(ADDRESS(ROW();COLUMN()-3)))" office:value-type="float" office:value="0.346">
            <text:p>0.346</text:p>
          </table:table-cell>
          <table:table-cell table:formula="of:=MAX(INDIRECT(ADDRESS(ROW();2)):INDIRECT(ADDRESS(ROW();COLUMN()-4)))" office:value-type="float" office:value="30025">
            <text:p>30025</text:p>
          </table:table-cell>
          <table:table-cell table:formula="of:=AVERAGE(INDIRECT(ADDRESS(ROW();2)):INDIRECT(ADDRESS(ROW();COLUMN()-5)))" office:value-type="float" office:value="1750.44416666667">
            <text:p>1750.4441666667</text:p>
          </table:table-cell>
          <table:table-cell table:formula="of:=STDEV(INDIRECT(ADDRESS(ROW();2)):INDIRECT(ADDRESS(ROW();COLUMN()-6)))" office:value-type="float" office:value="7058.97500794569">
            <text:p>7058.97500794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4.3275">
            <text:p>-94.3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6.17975">
            <text:p>156.17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56.469">
            <text:p>156.469</text:p>
          </table:table-cell>
          <table:table-cell office:value-type="float" office:value="4956.388">
            <text:p>4956.388</text:p>
          </table:table-cell>
          <table:table-cell office:value-type="float" office:value="49.913">
            <text:p>49.913</text:p>
          </table:table-cell>
          <table:table-cell office:value-type="float" office:value="1.037">
            <text:p>1.037</text:p>
          </table:table-cell>
          <table:table-cell office:value-type="float" office:value="19.2">
            <text:p>19.2</text:p>
          </table:table-cell>
          <table:table-cell office:value-type="float" office:value="75">
            <text:p>75</text:p>
          </table:table-cell>
          <table:table-cell office:value-type="float" office:value="146.55">
            <text:p>146.55</text:p>
          </table:table-cell>
          <table:table-cell office:value-type="float" office:value="136.688">
            <text:p>136.688</text:p>
          </table:table-cell>
          <table:table-cell office:value-type="float" office:value="87.323">
            <text:p>87.323</text:p>
          </table:table-cell>
          <table:table-cell office:value-type="float" office:value="21.094">
            <text:p>21.094</text:p>
          </table:table-cell>
          <table:table-cell office:value-type="float" office:value="41.194">
            <text:p>41.194</text:p>
          </table:table-cell>
          <table:table-cell office:value-type="float" office:value="1307.211">
            <text:p>1307.211</text:p>
          </table:table-cell>
          <table:table-cell office:value-type="float" office:value="49.913">
            <text:p>49.913</text:p>
          </table:table-cell>
          <table:table-cell office:value-type="float" office:value="27.614">
            <text:p>27.614</text:p>
          </table:table-cell>
          <table:table-cell office:value-type="float" office:value="4.147">
            <text:p>4.147</text:p>
          </table:table-cell>
          <table:table-cell office:value-type="float" office:value="112.5">
            <text:p>112.5</text:p>
          </table:table-cell>
          <table:table-cell office:value-type="float" office:value="5629688">
            <text:p>5629688</text:p>
          </table:table-cell>
          <table:table-cell office:value-type="float" office:value="1.037">
            <text:p>1.037</text:p>
          </table:table-cell>
          <table:table-cell/>
          <table:table-cell table:formula="of:=MEDIAN(INDIRECT(ADDRESS(ROW();2)):INDIRECT(ADDRESS(ROW();COLUMN()-2)))" office:value-type="float" office:value="62.4565">
            <text:p>62.4565</text:p>
          </table:table-cell>
          <table:table-cell table:formula="of:=MIN(INDIRECT(ADDRESS(ROW();2)):INDIRECT(ADDRESS(ROW();COLUMN()-3)))" office:value-type="float" office:value="1.037">
            <text:p>1.037</text:p>
          </table:table-cell>
          <table:table-cell table:formula="of:=MAX(INDIRECT(ADDRESS(ROW();2)):INDIRECT(ADDRESS(ROW();COLUMN()-4)))" office:value-type="float" office:value="5629688">
            <text:p>5629688</text:p>
          </table:table-cell>
          <table:table-cell table:formula="of:=AVERAGE(INDIRECT(ADDRESS(ROW();2)):INDIRECT(ADDRESS(ROW();COLUMN()-5)))" office:value-type="float" office:value="313160.071">
            <text:p>313160.071</text:p>
          </table:table-cell>
          <table:table-cell table:formula="of:=STDEV(INDIRECT(ADDRESS(ROW();2)):INDIRECT(ADDRESS(ROW();COLUMN()-6)))" office:value-type="float" office:value="1326830.97042881">
            <text:p>1326830.9704288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1.3575">
            <text:p>-341.3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08.166">
            <text:p>508.16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521.562">
            <text:p>521.562</text:p>
          </table:table-cell>
          <table:table-cell office:value-type="float" office:value="7953.125">
            <text:p>7953.125</text:p>
          </table:table-cell>
          <table:table-cell office:value-type="float" office:value="332.75">
            <text:p>332.75</text:p>
          </table:table-cell>
          <table:table-cell office:value-type="float" office:value="3.456">
            <text:p>3.456</text:p>
          </table:table-cell>
          <table:table-cell office:value-type="float" office:value="128">
            <text:p>128</text:p>
          </table:table-cell>
          <table:table-cell office:value-type="float" office:value="250">
            <text:p>250</text:p>
          </table:table-cell>
          <table:table-cell office:value-type="float" office:value="651.333">
            <text:p>651.333</text:p>
          </table:table-cell>
          <table:table-cell office:value-type="float" office:value="364.5">
            <text:p>364.5</text:p>
          </table:table-cell>
          <table:table-cell office:value-type="float" office:value="388.103">
            <text:p>388.103</text:p>
          </table:table-cell>
          <table:table-cell office:value-type="float" office:value="105.469">
            <text:p>105.469</text:p>
          </table:table-cell>
          <table:table-cell office:value-type="float" office:value="137.313">
            <text:p>137.313</text:p>
          </table:table-cell>
          <table:table-cell office:value-type="float" office:value="3175.926">
            <text:p>3175.926</text:p>
          </table:table-cell>
          <table:table-cell office:value-type="float" office:value="332.75">
            <text:p>332.75</text:p>
          </table:table-cell>
          <table:table-cell office:value-type="float" office:value="204.546">
            <text:p>204.546</text:p>
          </table:table-cell>
          <table:table-cell office:value-type="float" office:value="27.648">
            <text:p>27.648</text:p>
          </table:table-cell>
          <table:table-cell office:value-type="float" office:value="250">
            <text:p>250</text:p>
          </table:table-cell>
          <table:table-cell office:value-type="float" office:value="300250">
            <text:p>300250</text:p>
          </table:table-cell>
          <table:table-cell office:value-type="float" office:value="3.456">
            <text:p>3.456</text:p>
          </table:table-cell>
          <table:table-cell/>
          <table:table-cell table:formula="of:=MEDIAN(INDIRECT(ADDRESS(ROW();2)):INDIRECT(ADDRESS(ROW();COLUMN()-2)))" office:value-type="float" office:value="291.375">
            <text:p>291.375</text:p>
          </table:table-cell>
          <table:table-cell table:formula="of:=MIN(INDIRECT(ADDRESS(ROW();2)):INDIRECT(ADDRESS(ROW();COLUMN()-3)))" office:value-type="float" office:value="3.456">
            <text:p>3.456</text:p>
          </table:table-cell>
          <table:table-cell table:formula="of:=MAX(INDIRECT(ADDRESS(ROW();2)):INDIRECT(ADDRESS(ROW();COLUMN()-4)))" office:value-type="float" office:value="300250">
            <text:p>300250</text:p>
          </table:table-cell>
          <table:table-cell table:formula="of:=AVERAGE(INDIRECT(ADDRESS(ROW();2)):INDIRECT(ADDRESS(ROW();COLUMN()-5)))" office:value-type="float" office:value="17504.4409444444">
            <text:p>17504.4409444444</text:p>
          </table:table-cell>
          <table:table-cell table:formula="of:=STDEV(INDIRECT(ADDRESS(ROW();2)):INDIRECT(ADDRESS(ROW();COLUMN()-6)))" office:value-type="float" office:value="70589.750228333">
            <text:p>70589.75022833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43.27875">
            <text:p>-943.27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61.80425">
            <text:p>1561.804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">
            <text:p>3</text:p>
          </table:table-cell>
          <table:table-cell office:value-type="float" office:value="6.232">
            <text:p>6.232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3.75">
            <text:p>3.75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116">
            <text:p>4.116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187.5">
            <text:p>187.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187.5">
            <text:p>187.5</text:p>
          </table:table-cell>
          <table:table-cell table:formula="of:=AVERAGE(INDIRECT(ADDRESS(ROW();2)):INDIRECT(ADDRESS(ROW();COLUMN()-5)))" office:value-type="float" office:value="13.0526666666667">
            <text:p>13.0526666667</text:p>
          </table:table-cell>
          <table:table-cell table:formula="of:=STDEV(INDIRECT(ADDRESS(ROW();2)):INDIRECT(ADDRESS(ROW();COLUMN()-6)))" office:value-type="float" office:value="43.5549628103591">
            <text:p>43.55496281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875">
            <text:p>-4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375">
            <text:p>9.3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-1">
            <text:p>-1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9.5">
            <text:p>9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lague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.15">
            <text:p>1.15</text:p>
          </table:table-cell>
          <table:table-cell office:value-type="float" office:value="11.2">
            <text:p>11.2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1.1">
            <text:p>1.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57.1805555555556">
            <text:p>57.1805555556</text:p>
          </table:table-cell>
          <table:table-cell table:formula="of:=STDEV(INDIRECT(ADDRESS(ROW();2)):INDIRECT(ADDRESS(ROW();COLUMN()-6)))" office:value-type="float" office:value="235.55855344197">
            <text:p>235.558553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25">
            <text:p>-0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25">
            <text:p>2.7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4.75555555555555">
            <text:p>4.7555555556</text:p>
          </table:table-cell>
          <table:table-cell table:formula="of:=STDEV(INDIRECT(ADDRESS(ROW();2)):INDIRECT(ADDRESS(ROW();COLUMN()-6)))" office:value-type="float" office:value="2.03331726126724">
            <text:p>2.0333172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99999999999999">
            <text:p>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45">
            <text:p>8.4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0.319">
            <text:p>0.319</text:p>
          </table:table-cell>
          <table:table-cell office:value-type="float" office:value="3.5">
            <text:p>3.5</text:p>
          </table:table-cell>
          <table:table-cell office:value-type="float" office:value="0.275">
            <text:p>0.275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441">
            <text:p>0.441</text:p>
          </table:table-cell>
          <table:table-cell office:value-type="float" office:value="0.36">
            <text:p>0.36</text:p>
          </table:table-cell>
          <table:table-cell office:value-type="float" office:value="0.289">
            <text:p>0.289</text:p>
          </table:table-cell>
          <table:table-cell office:value-type="float" office:value="0.188">
            <text:p>0.188</text:p>
          </table:table-cell>
          <table:table-cell office:value-type="float" office:value="0.26">
            <text:p>0.26</text:p>
          </table:table-cell>
          <table:table-cell office:value-type="float" office:value="0.583">
            <text:p>0.583</text:p>
          </table:table-cell>
          <table:table-cell office:value-type="float" office:value="0.275">
            <text:p>0.275</text:p>
          </table:table-cell>
          <table:table-cell office:value-type="float" office:value="0.205">
            <text:p>0.205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250.25">
            <text:p>250.25</text:p>
          </table:table-cell>
          <table:table-cell office:value-type="float" office:value="0.06">
            <text:p>0.06</text:p>
          </table:table-cell>
          <table:table-cell/>
          <table:table-cell table:formula="of:=MEDIAN(INDIRECT(ADDRESS(ROW();2)):INDIRECT(ADDRESS(ROW();COLUMN()-2)))" office:value-type="float" office:value="0.2675">
            <text:p>0.2675</text:p>
          </table:table-cell>
          <table:table-cell table:formula="of:=MIN(INDIRECT(ADDRESS(ROW();2)):INDIRECT(ADDRESS(ROW();COLUMN()-3)))" office:value-type="float" office:value="0.06">
            <text:p>0.06</text:p>
          </table:table-cell>
          <table:table-cell table:formula="of:=MAX(INDIRECT(ADDRESS(ROW();2)):INDIRECT(ADDRESS(ROW();COLUMN()-4)))" office:value-type="float" office:value="250.25">
            <text:p>250.25</text:p>
          </table:table-cell>
          <table:table-cell table:formula="of:=AVERAGE(INDIRECT(ADDRESS(ROW();2)):INDIRECT(ADDRESS(ROW();COLUMN()-5)))" office:value-type="float" office:value="14.3269444444444">
            <text:p>14.3269444444</text:p>
          </table:table-cell>
          <table:table-cell table:formula="of:=STDEV(INDIRECT(ADDRESS(ROW();2)):INDIRECT(ADDRESS(ROW();COLUMN()-6)))" office:value-type="float" office:value="58.8837041788325">
            <text:p>58.883704178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4425">
            <text:p>-0.24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79525">
            <text:p>0.795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0.319">
            <text:p>0.319</text:p>
          </table:table-cell>
          <table:table-cell office:value-type="float" office:value="3.5">
            <text:p>3.5</text:p>
          </table:table-cell>
          <table:table-cell office:value-type="float" office:value="0.275">
            <text:p>0.275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441">
            <text:p>0.441</text:p>
          </table:table-cell>
          <table:table-cell office:value-type="float" office:value="0.36">
            <text:p>0.36</text:p>
          </table:table-cell>
          <table:table-cell office:value-type="float" office:value="0.289">
            <text:p>0.289</text:p>
          </table:table-cell>
          <table:table-cell office:value-type="float" office:value="0.188">
            <text:p>0.188</text:p>
          </table:table-cell>
          <table:table-cell office:value-type="float" office:value="0.26">
            <text:p>0.26</text:p>
          </table:table-cell>
          <table:table-cell office:value-type="float" office:value="0.583">
            <text:p>0.583</text:p>
          </table:table-cell>
          <table:table-cell office:value-type="float" office:value="0.275">
            <text:p>0.275</text:p>
          </table:table-cell>
          <table:table-cell office:value-type="float" office:value="0.205">
            <text:p>0.205</text:p>
          </table:table-cell>
          <table:table-cell office:value-type="float" office:value="0.48">
            <text:p>0.48</text:p>
          </table:table-cell>
          <table:table-cell office:value-type="float" office:value="0.25">
            <text:p>0.25</text:p>
          </table:table-cell>
          <table:table-cell office:value-type="float" office:value="2502.5">
            <text:p>2502.5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0.3395">
            <text:p>0.3395</text:p>
          </table:table-cell>
          <table:table-cell table:formula="of:=MIN(INDIRECT(ADDRESS(ROW();2)):INDIRECT(ADDRESS(ROW();COLUMN()-3)))" office:value-type="float" office:value="0.188">
            <text:p>0.188</text:p>
          </table:table-cell>
          <table:table-cell table:formula="of:=MAX(INDIRECT(ADDRESS(ROW();2)):INDIRECT(ADDRESS(ROW();COLUMN()-4)))" office:value-type="float" office:value="2502.5">
            <text:p>2502.5</text:p>
          </table:table-cell>
          <table:table-cell table:formula="of:=AVERAGE(INDIRECT(ADDRESS(ROW();2)):INDIRECT(ADDRESS(ROW();COLUMN()-5)))" office:value-type="float" office:value="139.543055555556">
            <text:p>139.5430555556</text:p>
          </table:table-cell>
          <table:table-cell table:formula="of:=STDEV(INDIRECT(ADDRESS(ROW();2)):INDIRECT(ADDRESS(ROW();COLUMN()-6)))" office:value-type="float" office:value="589.716787584512">
            <text:p>589.716787584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1675">
            <text:p>-0.61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43775">
            <text:p>1.437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0.319">
            <text:p>0.319</text:p>
          </table:table-cell>
          <table:table-cell office:value-type="float" office:value="3.5">
            <text:p>3.5</text:p>
          </table:table-cell>
          <table:table-cell office:value-type="float" office:value="0.275">
            <text:p>0.275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441">
            <text:p>0.441</text:p>
          </table:table-cell>
          <table:table-cell office:value-type="float" office:value="0.36">
            <text:p>0.36</text:p>
          </table:table-cell>
          <table:table-cell office:value-type="float" office:value="0.289">
            <text:p>0.289</text:p>
          </table:table-cell>
          <table:table-cell office:value-type="float" office:value="0.188">
            <text:p>0.188</text:p>
          </table:table-cell>
          <table:table-cell office:value-type="float" office:value="0.26">
            <text:p>0.26</text:p>
          </table:table-cell>
          <table:table-cell office:value-type="float" office:value="0.583">
            <text:p>0.583</text:p>
          </table:table-cell>
          <table:table-cell office:value-type="float" office:value="0.275">
            <text:p>0.275</text:p>
          </table:table-cell>
          <table:table-cell office:value-type="float" office:value="0.205">
            <text:p>0.205</text:p>
          </table:table-cell>
          <table:table-cell office:value-type="float" office:value="0.48">
            <text:p>0.48</text:p>
          </table:table-cell>
          <table:table-cell office:value-type="float" office:value="0.25">
            <text:p>0.25</text:p>
          </table:table-cell>
          <table:table-cell office:value-type="float" office:value="12512.5">
            <text:p>12512.5</text:p>
          </table:table-cell>
          <table:table-cell office:value-type="float" office:value="0.9">
            <text:p>0.9</text:p>
          </table:table-cell>
          <table:table-cell/>
          <table:table-cell table:formula="of:=MEDIAN(INDIRECT(ADDRESS(ROW();2)):INDIRECT(ADDRESS(ROW();COLUMN()-2)))" office:value-type="float" office:value="0.3395">
            <text:p>0.3395</text:p>
          </table:table-cell>
          <table:table-cell table:formula="of:=MIN(INDIRECT(ADDRESS(ROW();2)):INDIRECT(ADDRESS(ROW();COLUMN()-3)))" office:value-type="float" office:value="0.188">
            <text:p>0.188</text:p>
          </table:table-cell>
          <table:table-cell table:formula="of:=MAX(INDIRECT(ADDRESS(ROW();2)):INDIRECT(ADDRESS(ROW();COLUMN()-4)))" office:value-type="float" office:value="12512.5">
            <text:p>12512.5</text:p>
          </table:table-cell>
          <table:table-cell table:formula="of:=AVERAGE(INDIRECT(ADDRESS(ROW();2)):INDIRECT(ADDRESS(ROW();COLUMN()-5)))" office:value-type="float" office:value="695.6875">
            <text:p>695.6875</text:p>
          </table:table-cell>
          <table:table-cell table:formula="of:=STDEV(INDIRECT(ADDRESS(ROW();2)):INDIRECT(ADDRESS(ROW();COLUMN()-6)))" office:value-type="float" office:value="2949.08771559911">
            <text:p>2949.08771559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1675">
            <text:p>-0.61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43775">
            <text:p>1.437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0.319">
            <text:p>0.319</text:p>
          </table:table-cell>
          <table:table-cell office:value-type="float" office:value="3.5">
            <text:p>3.5</text:p>
          </table:table-cell>
          <table:table-cell office:value-type="float" office:value="0.275">
            <text:p>0.2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441">
            <text:p>0.441</text:p>
          </table:table-cell>
          <table:table-cell office:value-type="float" office:value="0.36">
            <text:p>0.36</text:p>
          </table:table-cell>
          <table:table-cell office:value-type="float" office:value="0.289">
            <text:p>0.289</text:p>
          </table:table-cell>
          <table:table-cell office:value-type="float" office:value="0.188">
            <text:p>0.188</text:p>
          </table:table-cell>
          <table:table-cell office:value-type="float" office:value="0.26">
            <text:p>0.26</text:p>
          </table:table-cell>
          <table:table-cell office:value-type="float" office:value="0.583">
            <text:p>0.583</text:p>
          </table:table-cell>
          <table:table-cell office:value-type="float" office:value="0.275">
            <text:p>0.275</text:p>
          </table:table-cell>
          <table:table-cell office:value-type="float" office:value="0.205">
            <text:p>0.205</text:p>
          </table:table-cell>
          <table:table-cell office:value-type="float" office:value="0.48">
            <text:p>0.48</text:p>
          </table:table-cell>
          <table:table-cell office:value-type="float" office:value="0.25">
            <text:p>0.25</text:p>
          </table:table-cell>
          <table:table-cell office:value-type="float" office:value="25025">
            <text:p>25025</text:p>
          </table:table-cell>
          <table:table-cell office:value-type="float" office:value="3">
            <text:p>3</text:p>
          </table:table-cell>
          <table:table-cell/>
          <table:table-cell table:formula="of:=MEDIAN(INDIRECT(ADDRESS(ROW();2)):INDIRECT(ADDRESS(ROW();COLUMN()-2)))" office:value-type="float" office:value="0.3395">
            <text:p>0.3395</text:p>
          </table:table-cell>
          <table:table-cell table:formula="of:=MIN(INDIRECT(ADDRESS(ROW();2)):INDIRECT(ADDRESS(ROW();COLUMN()-3)))" office:value-type="float" office:value="0.188">
            <text:p>0.188</text:p>
          </table:table-cell>
          <table:table-cell table:formula="of:=MAX(INDIRECT(ADDRESS(ROW();2)):INDIRECT(ADDRESS(ROW();COLUMN()-4)))" office:value-type="float" office:value="25025">
            <text:p>25025</text:p>
          </table:table-cell>
          <table:table-cell table:formula="of:=AVERAGE(INDIRECT(ADDRESS(ROW();2)):INDIRECT(ADDRESS(ROW();COLUMN()-5)))" office:value-type="float" office:value="1391.22638888889">
            <text:p>1391.2263888889</text:p>
          </table:table-cell>
          <table:table-cell table:formula="of:=STDEV(INDIRECT(ADDRESS(ROW();2)):INDIRECT(ADDRESS(ROW();COLUMN()-6)))" office:value-type="float" office:value="5898.21253251573">
            <text:p>5898.21253251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61675">
            <text:p>-0.61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43775">
            <text:p>1.437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1.625">
            <text:p>1.625</text:p>
          </table:table-cell>
          <table:table-cell table:formula="of:=STDEV(INDIRECT(ADDRESS(ROW();2)):INDIRECT(ADDRESS(ROW();COLUMN()-6)))" office:value-type="float" office:value="0.924065505699423">
            <text:p>0.9240655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125">
            <text:p>-0.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625">
            <text:p>3.5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lague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.323">
            <text:p>1.323</text:p>
          </table:table-cell>
          <table:table-cell office:value-type="float" office:value="23.44">
            <text:p>23.44</text:p>
          </table:table-cell>
          <table:table-cell office:value-type="float" office:value="1.21">
            <text:p>1.2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24">
            <text:p>3.24</text:p>
          </table:table-cell>
          <table:table-cell office:value-type="float" office:value="1.21">
            <text:p>1.21</text:p>
          </table:table-cell>
          <table:table-cell office:value-type="float" office:value="0.81">
            <text:p>0.81</text:p>
          </table:table-cell>
          <table:table-cell office:value-type="float" office:value="1.69">
            <text:p>1.69</text:p>
          </table:table-cell>
          <table:table-cell office:value-type="float" office:value="1.96">
            <text:p>1.96</text:p>
          </table:table-cell>
          <table:table-cell office:value-type="float" office:value="1.21">
            <text:p>1.21</text:p>
          </table:table-cell>
          <table:table-cell office:value-type="float" office:value="0.9">
            <text:p>0.9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36">
            <text:p>0.36</text:p>
          </table:table-cell>
          <table:table-cell/>
          <table:table-cell table:formula="of:=MEDIAN(INDIRECT(ADDRESS(ROW();2)):INDIRECT(ADDRESS(ROW();COLUMN()-2)))" office:value-type="float" office:value="1.21">
            <text:p>1.21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2001">
            <text:p>2001</text:p>
          </table:table-cell>
          <table:table-cell table:formula="of:=AVERAGE(INDIRECT(ADDRESS(ROW();2)):INDIRECT(ADDRESS(ROW();COLUMN()-5)))" office:value-type="float" office:value="113.559611111111">
            <text:p>113.5596111111</text:p>
          </table:table-cell>
          <table:table-cell table:formula="of:=STDEV(INDIRECT(ADDRESS(ROW();2)):INDIRECT(ADDRESS(ROW();COLUMN()-6)))" office:value-type="float" office:value="471.072524169504">
            <text:p>471.07252416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775">
            <text:p>-1.9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95">
            <text:p>4.79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3.24">
            <text:p>3.24</text:p>
          </table:table-cell>
          <table:table-cell office:value-type="float" office:value="2.56">
            <text:p>2.5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.25">
            <text:p>6.25</text:p>
          </table:table-cell>
          <table:table-cell office:value-type="float" office:value="4">
            <text:p>4</text:p>
          </table:table-cell>
          <table:table-cell office:value-type="float" office:value="2.89">
            <text:p>2.89</text:p>
          </table:table-cell>
          <table:table-cell office:value-type="float" office:value="6">
            <text:p>6</text:p>
          </table:table-cell>
          <table:table-cell office:value-type="float" office:value="3.61">
            <text:p>3.61</text:p>
          </table:table-cell>
          <table:table-cell office:value-type="float" office:value="5.76">
            <text:p>5.76</text:p>
          </table:table-cell>
          <table:table-cell office:value-type="float" office:value="6">
            <text:p>6</text:p>
          </table:table-cell>
          <table:table-cell office:value-type="float" office:value="1.44">
            <text:p>1.4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6.25">
            <text:p>6.25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25">
            <text:p>25</text:p>
          </table:table-cell>
          <table:table-cell table:formula="of:=AVERAGE(INDIRECT(ADDRESS(ROW();2)):INDIRECT(ADDRESS(ROW();COLUMN()-5)))" office:value-type="float" office:value="6.57777777777778">
            <text:p>6.5777777778</text:p>
          </table:table-cell>
          <table:table-cell table:formula="of:=STDEV(INDIRECT(ADDRESS(ROW();2)):INDIRECT(ADDRESS(ROW();COLUMN()-6)))" office:value-type="float" office:value="6.83573099972882">
            <text:p>6.83573099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7">
            <text:p>-3.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8775">
            <text:p>12.87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0.408">
            <text:p>0.408</text:p>
          </table:table-cell>
          <table:table-cell office:value-type="float" office:value="9.156">
            <text:p>9.156</text:p>
          </table:table-cell>
          <table:table-cell office:value-type="float" office:value="0.303">
            <text:p>0.303</text:p>
          </table:table-cell>
          <table:table-cell office:value-type="float" office:value="0.014">
            <text:p>0.014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692">
            <text:p>0.692</text:p>
          </table:table-cell>
          <table:table-cell office:value-type="float" office:value="0.54">
            <text:p>0.54</text:p>
          </table:table-cell>
          <table:table-cell office:value-type="float" office:value="0.335">
            <text:p>0.335</text:p>
          </table:table-cell>
          <table:table-cell office:value-type="float" office:value="0.141">
            <text:p>0.141</text:p>
          </table:table-cell>
          <table:table-cell office:value-type="float" office:value="0.282">
            <text:p>0.282</text:p>
          </table:table-cell>
          <table:table-cell office:value-type="float" office:value="1.361">
            <text:p>1.361</text:p>
          </table:table-cell>
          <table:table-cell office:value-type="float" office:value="0.303">
            <text:p>0.303</text:p>
          </table:table-cell>
          <table:table-cell office:value-type="float" office:value="0.205">
            <text:p>0.205</text:p>
          </table:table-cell>
          <table:table-cell office:value-type="float" office:value="0.058">
            <text:p>0.058</text:p>
          </table:table-cell>
          <table:table-cell office:value-type="float" office:value="0.25">
            <text:p>0.25</text:p>
          </table:table-cell>
          <table:table-cell office:value-type="float" office:value="500.25">
            <text:p>500.25</text:p>
          </table:table-cell>
          <table:table-cell office:value-type="float" office:value="0.014">
            <text:p>0.014</text:p>
          </table:table-cell>
          <table:table-cell/>
          <table:table-cell table:formula="of:=MEDIAN(INDIRECT(ADDRESS(ROW();2)):INDIRECT(ADDRESS(ROW();COLUMN()-2)))" office:value-type="float" office:value="0.2925">
            <text:p>0.2925</text:p>
          </table:table-cell>
          <table:table-cell table:formula="of:=MIN(INDIRECT(ADDRESS(ROW();2)):INDIRECT(ADDRESS(ROW();COLUMN()-3)))" office:value-type="float" office:value="0.014">
            <text:p>0.014</text:p>
          </table:table-cell>
          <table:table-cell table:formula="of:=MAX(INDIRECT(ADDRESS(ROW();2)):INDIRECT(ADDRESS(ROW();COLUMN()-4)))" office:value-type="float" office:value="500.25">
            <text:p>500.25</text:p>
          </table:table-cell>
          <table:table-cell table:formula="of:=AVERAGE(INDIRECT(ADDRESS(ROW();2)):INDIRECT(ADDRESS(ROW();COLUMN()-5)))" office:value-type="float" office:value="28.5956666666667">
            <text:p>28.5956666667</text:p>
          </table:table-cell>
          <table:table-cell table:formula="of:=STDEV(INDIRECT(ADDRESS(ROW();2)):INDIRECT(ADDRESS(ROW();COLUMN()-6)))" office:value-type="float" office:value="117.728115732319">
            <text:p>117.728115732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36">
            <text:p>-0.83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51425">
            <text:p>1.5142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0.408">
            <text:p>0.408</text:p>
          </table:table-cell>
          <table:table-cell office:value-type="float" office:value="9.156">
            <text:p>9.156</text:p>
          </table:table-cell>
          <table:table-cell office:value-type="float" office:value="0.303">
            <text:p>0.303</text:p>
          </table:table-cell>
          <table:table-cell office:value-type="float" office:value="0.144">
            <text:p>0.144</text:p>
          </table:table-cell>
          <table:table-cell office:value-type="float" office:value="0.32">
            <text:p>0.32</text:p>
          </table:table-cell>
          <table:table-cell office:value-type="float" office:value="0.25">
            <text:p>0.25</text:p>
          </table:table-cell>
          <table:table-cell office:value-type="float" office:value="0.692">
            <text:p>0.692</text:p>
          </table:table-cell>
          <table:table-cell office:value-type="float" office:value="0.54">
            <text:p>0.54</text:p>
          </table:table-cell>
          <table:table-cell office:value-type="float" office:value="0.335">
            <text:p>0.335</text:p>
          </table:table-cell>
          <table:table-cell office:value-type="float" office:value="0.141">
            <text:p>0.141</text:p>
          </table:table-cell>
          <table:table-cell office:value-type="float" office:value="0.282">
            <text:p>0.282</text:p>
          </table:table-cell>
          <table:table-cell office:value-type="float" office:value="1.361">
            <text:p>1.361</text:p>
          </table:table-cell>
          <table:table-cell office:value-type="float" office:value="0.303">
            <text:p>0.303</text:p>
          </table:table-cell>
          <table:table-cell office:value-type="float" office:value="0.205">
            <text:p>0.205</text:p>
          </table:table-cell>
          <table:table-cell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5002.5">
            <text:p>5002.5</text:p>
          </table:table-cell>
          <table:table-cell office:value-type="float" office:value="0.144">
            <text:p>0.144</text:p>
          </table:table-cell>
          <table:table-cell/>
          <table:table-cell table:formula="of:=MEDIAN(INDIRECT(ADDRESS(ROW();2)):INDIRECT(ADDRESS(ROW();COLUMN()-2)))" office:value-type="float" office:value="0.303">
            <text:p>0.303</text:p>
          </table:table-cell>
          <table:table-cell table:formula="of:=MIN(INDIRECT(ADDRESS(ROW();2)):INDIRECT(ADDRESS(ROW();COLUMN()-3)))" office:value-type="float" office:value="0.141">
            <text:p>0.141</text:p>
          </table:table-cell>
          <table:table-cell table:formula="of:=MAX(INDIRECT(ADDRESS(ROW();2)):INDIRECT(ADDRESS(ROW();COLUMN()-4)))" office:value-type="float" office:value="5002.5">
            <text:p>5002.5</text:p>
          </table:table-cell>
          <table:table-cell table:formula="of:=AVERAGE(INDIRECT(ADDRESS(ROW();2)):INDIRECT(ADDRESS(ROW();COLUMN()-5)))" office:value-type="float" office:value="278.753555555556">
            <text:p>278.7535555556</text:p>
          </table:table-cell>
          <table:table-cell table:formula="of:=STDEV(INDIRECT(ADDRESS(ROW();2)):INDIRECT(ADDRESS(ROW();COLUMN()-6)))" office:value-type="float" office:value="1178.89354469755">
            <text:p>1178.893544697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581">
            <text:p>-0.58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323">
            <text:p>1.323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0.408">
            <text:p>0.408</text:p>
          </table:table-cell>
          <table:table-cell office:value-type="float" office:value="9.156">
            <text:p>9.156</text:p>
          </table:table-cell>
          <table:table-cell office:value-type="float" office:value="0.303">
            <text:p>0.303</text:p>
          </table:table-cell>
          <table:table-cell office:value-type="float" office:value="0.288">
            <text:p>0.288</text:p>
          </table:table-cell>
          <table:table-cell office:value-type="float" office:value="0.32">
            <text:p>0.32</text:p>
          </table:table-cell>
          <table:table-cell office:value-type="float" office:value="0.25">
            <text:p>0.25</text:p>
          </table:table-cell>
          <table:table-cell office:value-type="float" office:value="0.692">
            <text:p>0.692</text:p>
          </table:table-cell>
          <table:table-cell office:value-type="float" office:value="0.54">
            <text:p>0.54</text:p>
          </table:table-cell>
          <table:table-cell office:value-type="float" office:value="0.335">
            <text:p>0.335</text:p>
          </table:table-cell>
          <table:table-cell office:value-type="float" office:value="0.141">
            <text:p>0.141</text:p>
          </table:table-cell>
          <table:table-cell office:value-type="float" office:value="0.282">
            <text:p>0.282</text:p>
          </table:table-cell>
          <table:table-cell office:value-type="float" office:value="1.361">
            <text:p>1.361</text:p>
          </table:table-cell>
          <table:table-cell office:value-type="float" office:value="0.303">
            <text:p>0.303</text:p>
          </table:table-cell>
          <table:table-cell office:value-type="float" office:value="0.205">
            <text:p>0.205</text:p>
          </table:table-cell>
          <table:table-cell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125062.5">
            <text:p>125062.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0.303">
            <text:p>0.303</text:p>
          </table:table-cell>
          <table:table-cell table:formula="of:=MIN(INDIRECT(ADDRESS(ROW();2)):INDIRECT(ADDRESS(ROW();COLUMN()-3)))" office:value-type="float" office:value="0.141">
            <text:p>0.141</text:p>
          </table:table-cell>
          <table:table-cell table:formula="of:=MAX(INDIRECT(ADDRESS(ROW();2)):INDIRECT(ADDRESS(ROW();COLUMN()-4)))" office:value-type="float" office:value="125062.5">
            <text:p>125062.5</text:p>
          </table:table-cell>
          <table:table-cell table:formula="of:=AVERAGE(INDIRECT(ADDRESS(ROW();2)):INDIRECT(ADDRESS(ROW();COLUMN()-5)))" office:value-type="float" office:value="6948.76955555556">
            <text:p>6948.7695555556</text:p>
          </table:table-cell>
          <table:table-cell table:formula="of:=STDEV(INDIRECT(ADDRESS(ROW();2)):INDIRECT(ADDRESS(ROW();COLUMN()-6)))" office:value-type="float" office:value="29477.3011611858">
            <text:p>29477.30116118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89">
            <text:p>-0.48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254">
            <text:p>1.254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0.408">
            <text:p>0.408</text:p>
          </table:table-cell>
          <table:table-cell office:value-type="float" office:value="9.156">
            <text:p>9.156</text:p>
          </table:table-cell>
          <table:table-cell office:value-type="float" office:value="0.303">
            <text:p>0.303</text:p>
          </table:table-cell>
          <table:table-cell office:value-type="float" office:value="1.44">
            <text:p>1.44</text:p>
          </table:table-cell>
          <table:table-cell office:value-type="float" office:value="0.32">
            <text:p>0.32</text:p>
          </table:table-cell>
          <table:table-cell office:value-type="float" office:value="0.25">
            <text:p>0.25</text:p>
          </table:table-cell>
          <table:table-cell office:value-type="float" office:value="0.692">
            <text:p>0.692</text:p>
          </table:table-cell>
          <table:table-cell office:value-type="float" office:value="0.54">
            <text:p>0.54</text:p>
          </table:table-cell>
          <table:table-cell office:value-type="float" office:value="0.335">
            <text:p>0.335</text:p>
          </table:table-cell>
          <table:table-cell office:value-type="float" office:value="0.141">
            <text:p>0.141</text:p>
          </table:table-cell>
          <table:table-cell office:value-type="float" office:value="0.282">
            <text:p>0.282</text:p>
          </table:table-cell>
          <table:table-cell office:value-type="float" office:value="1.361">
            <text:p>1.361</text:p>
          </table:table-cell>
          <table:table-cell office:value-type="float" office:value="0.303">
            <text:p>0.303</text:p>
          </table:table-cell>
          <table:table-cell office:value-type="float" office:value="0.205">
            <text:p>0.205</text:p>
          </table:table-cell>
          <table:table-cell office:value-type="float" office:value="0.23">
            <text:p>0.23</text:p>
          </table:table-cell>
          <table:table-cell office:value-type="float" office:value="0.25">
            <text:p>0.25</text:p>
          </table:table-cell>
          <table:table-cell office:value-type="float" office:value="50025">
            <text:p>50025</text:p>
          </table:table-cell>
          <table:table-cell office:value-type="float" office:value="0.72">
            <text:p>0.72</text:p>
          </table:table-cell>
          <table:table-cell/>
          <table:table-cell table:formula="of:=MEDIAN(INDIRECT(ADDRESS(ROW();2)):INDIRECT(ADDRESS(ROW();COLUMN()-2)))" office:value-type="float" office:value="0.3275">
            <text:p>0.3275</text:p>
          </table:table-cell>
          <table:table-cell table:formula="of:=MIN(INDIRECT(ADDRESS(ROW();2)):INDIRECT(ADDRESS(ROW();COLUMN()-3)))" office:value-type="float" office:value="0.141">
            <text:p>0.141</text:p>
          </table:table-cell>
          <table:table-cell table:formula="of:=MAX(INDIRECT(ADDRESS(ROW();2)):INDIRECT(ADDRESS(ROW();COLUMN()-4)))" office:value-type="float" office:value="50025">
            <text:p>50025</text:p>
          </table:table-cell>
          <table:table-cell table:formula="of:=AVERAGE(INDIRECT(ADDRESS(ROW();2)):INDIRECT(ADDRESS(ROW();COLUMN()-5)))" office:value-type="float" office:value="2780.10755555556">
            <text:p>2780.1075555556</text:p>
          </table:table-cell>
          <table:table-cell table:formula="of:=STDEV(INDIRECT(ADDRESS(ROW();2)):INDIRECT(ADDRESS(ROW();COLUMN()-6)))" office:value-type="float" office:value="11790.7709436185">
            <text:p>11790.770943618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07">
            <text:p>-1.10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078">
            <text:p>2.078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3.64">
            <text:p>3.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5">
            <text:p>25</text:p>
          </table:table-cell>
          <table:table-cell table:formula="of:=AVERAGE(INDIRECT(ADDRESS(ROW();2)):INDIRECT(ADDRESS(ROW();COLUMN()-5)))" office:value-type="float" office:value="3.11111111111111">
            <text:p>3.1111111111</text:p>
          </table:table-cell>
          <table:table-cell table:formula="of:=STDEV(INDIRECT(ADDRESS(ROW();2)):INDIRECT(ADDRESS(ROW();COLUMN()-6)))" office:value-type="float" office:value="5.51163997040796">
            <text:p>5.5116399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">
            <text:p>-1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625">
            <text:p>4.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ylon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.75">
            <text:p>10.7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5555555555556">
            <text:p>66.5555555556</text:p>
          </table:table-cell>
          <table:table-cell table:formula="of:=STDEV(INDIRECT(ADDRESS(ROW();2)):INDIRECT(ADDRESS(ROW();COLUMN()-6)))" office:value-type="float" office:value="235.486348354714">
            <text:p>235.4863483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75">
            <text:p>-0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75">
            <text:p>2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.25">
            <text:p>5.2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05">
            <text:p>505</text:p>
          </table:table-cell>
          <table:table-cell table:formula="of:=AVERAGE(INDIRECT(ADDRESS(ROW();2)):INDIRECT(ADDRESS(ROW();COLUMN()-5)))" office:value-type="float" office:value="33.1525">
            <text:p>33.1525</text:p>
          </table:table-cell>
          <table:table-cell table:formula="of:=STDEV(INDIRECT(ADDRESS(ROW();2)):INDIRECT(ADDRESS(ROW();COLUMN()-6)))" office:value-type="float" office:value="117.798377414297">
            <text:p>117.79837741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05">
            <text:p>-2.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45975">
            <text:p>12.45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">
            <text:p>50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">
            <text:p>5050</text:p>
          </table:table-cell>
          <table:table-cell table:formula="of:=AVERAGE(INDIRECT(ADDRESS(ROW();2)):INDIRECT(ADDRESS(ROW();COLUMN()-5)))" office:value-type="float" office:value="287.474722222222">
            <text:p>287.4747222222</text:p>
          </table:table-cell>
          <table:table-cell table:formula="of:=STDEV(INDIRECT(ADDRESS(ROW();2)):INDIRECT(ADDRESS(ROW();COLUMN()-6)))" office:value-type="float" office:value="1188.57371281162">
            <text:p>1188.573712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37875">
            <text:p>37875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37875">
            <text:p>37875</text:p>
          </table:table-cell>
          <table:table-cell table:formula="of:=AVERAGE(INDIRECT(ADDRESS(ROW();2)):INDIRECT(ADDRESS(ROW();COLUMN()-5)))" office:value-type="float" office:value="2112.41916666667">
            <text:p>2112.4191666667</text:p>
          </table:table-cell>
          <table:table-cell table:formula="of:=STDEV(INDIRECT(ADDRESS(ROW();2)):INDIRECT(ADDRESS(ROW();COLUMN()-6)))" office:value-type="float" office:value="8925.16568192653">
            <text:p>8925.1656819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0">
            <text:p>505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0">
            <text:p>50500</text:p>
          </table:table-cell>
          <table:table-cell table:formula="of:=AVERAGE(INDIRECT(ADDRESS(ROW();2)):INDIRECT(ADDRESS(ROW();COLUMN()-5)))" office:value-type="float" office:value="2821.14138888889">
            <text:p>2821.1413888889</text:p>
          </table:table-cell>
          <table:table-cell table:formula="of:=STDEV(INDIRECT(ADDRESS(ROW();2)):INDIRECT(ADDRESS(ROW();COLUMN()-6)))" office:value-type="float" office:value="11899.109439341">
            <text:p>11899.109439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Pylon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36.4">
            <text:p>36.4</text:p>
          </table:table-cell>
          <table:table-cell office:value-type="float" office:value="12.1">
            <text:p>12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6.9">
            <text:p>16.9</text:p>
          </table:table-cell>
          <table:table-cell office:value-type="float" office:value="19.6">
            <text:p>19.6</text:p>
          </table:table-cell>
          <table:table-cell office:value-type="float" office:value="12.1">
            <text:p>12.1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1.55">
            <text:p>11.5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4.095833333333">
            <text:p>124.0958333333</text:p>
          </table:table-cell>
          <table:table-cell table:formula="of:=STDEV(INDIRECT(ADDRESS(ROW();2)):INDIRECT(ADDRESS(ROW();COLUMN()-6)))" office:value-type="float" office:value="470.742164054148">
            <text:p>470.7421640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94375">
            <text:p>-10.9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175">
            <text:p>36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0.288">
            <text:p>0.28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.525">
            <text:p>5.52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1005">
            <text:p>1005</text:p>
          </table:table-cell>
          <table:table-cell table:formula="of:=AVERAGE(INDIRECT(ADDRESS(ROW();2)):INDIRECT(ADDRESS(ROW();COLUMN()-5)))" office:value-type="float" office:value="62.7442777777778">
            <text:p>62.7442777778</text:p>
          </table:table-cell>
          <table:table-cell table:formula="of:=STDEV(INDIRECT(ADDRESS(ROW();2)):INDIRECT(ADDRESS(ROW();COLUMN()-6)))" office:value-type="float" office:value="235.287576602812">
            <text:p>235.28757660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243">
            <text:p>-10.2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64375">
            <text:p>21.643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.88">
            <text:p>2.8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">
            <text:p>100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6.05">
            <text:p>6.05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">
            <text:p>10050</text:p>
          </table:table-cell>
          <table:table-cell table:formula="of:=AVERAGE(INDIRECT(ADDRESS(ROW();2)):INDIRECT(ADDRESS(ROW();COLUMN()-5)))" office:value-type="float" office:value="565.902055555556">
            <text:p>565.9020555556</text:p>
          </table:table-cell>
          <table:table-cell table:formula="of:=STDEV(INDIRECT(ADDRESS(ROW();2)):INDIRECT(ADDRESS(ROW();COLUMN()-6)))" office:value-type="float" office:value="2366.93046363785">
            <text:p>2366.9304636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651">
            <text:p>-6.65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94975">
            <text:p>18.94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7.2">
            <text:p>7.2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376875">
            <text:p>376875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376875">
            <text:p>376875</text:p>
          </table:table-cell>
          <table:table-cell table:formula="of:=AVERAGE(INDIRECT(ADDRESS(ROW();2)):INDIRECT(ADDRESS(ROW();COLUMN()-5)))" office:value-type="float" office:value="20945.5487222222">
            <text:p>20945.5487222222</text:p>
          </table:table-cell>
          <table:table-cell table:formula="of:=STDEV(INDIRECT(ADDRESS(ROW();2)):INDIRECT(ADDRESS(ROW();COLUMN()-6)))" office:value-type="float" office:value="88828.2809822787">
            <text:p>88828.28098227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934">
            <text:p>-3.9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912">
            <text:p>16.91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8.8">
            <text:p>28.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0">
            <text:p>10050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0">
            <text:p>100500</text:p>
          </table:table-cell>
          <table:table-cell table:formula="of:=AVERAGE(INDIRECT(ADDRESS(ROW();2)):INDIRECT(ADDRESS(ROW();COLUMN()-5)))" office:value-type="float" office:value="5592.98205555556">
            <text:p>5592.9820555556</text:p>
          </table:table-cell>
          <table:table-cell table:formula="of:=STDEV(INDIRECT(ADDRESS(ROW();2)):INDIRECT(ADDRESS(ROW();COLUMN()-6)))" office:value-type="float" office:value="23685.6707497008">
            <text:p>23685.67074970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523">
            <text:p>-18.5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364">
            <text:p>36.3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ange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6.45">
            <text:p>26.45</text:p>
          </table:table-cell>
          <table:table-cell office:value-type="float" office:value="37.6">
            <text:p>37.6</text:p>
          </table:table-cell>
          <table:table-cell office:value-type="float" office:value="25.3">
            <text:p>25.3</text:p>
          </table:table-cell>
          <table:table-cell office:value-type="float" office:value="13.8">
            <text:p>13.8</text:p>
          </table:table-cell>
          <table:table-cell table:number-columns-repeated="2" office:value-type="float" office:value="23">
            <text:p>23</text:p>
          </table:table-cell>
          <table:table-cell office:value-type="float" office:value="23.5">
            <text:p>23.5</text:p>
          </table:table-cell>
          <table:table-cell office:value-type="float" office:value="41.4">
            <text:p>41.4</text:p>
          </table:table-cell>
          <table:table-cell office:value-type="float" office:value="25.3">
            <text:p>25.3</text:p>
          </table:table-cell>
          <table:table-cell office:value-type="float" office:value="20.7">
            <text:p>20.7</text:p>
          </table:table-cell>
          <table:table-cell office:value-type="float" office:value="29.9">
            <text:p>29.9</text:p>
          </table:table-cell>
          <table:table-cell office:value-type="float" office:value="32.2">
            <text:p>32.2</text:p>
          </table:table-cell>
          <table:table-cell office:value-type="float" office:value="25.3">
            <text:p>25.3</text:p>
          </table:table-cell>
          <table:table-cell office:value-type="float" office:value="20.7">
            <text:p>20.7</text:p>
          </table:table-cell>
          <table:table-cell office:value-type="float" office:value="13.8">
            <text:p>13.8</text:p>
          </table:table-cell>
          <table:table-cell office:value-type="float" office:value="23">
            <text:p>23</text:p>
          </table:table-cell>
          <table:table-cell office:value-type="float" office:value="1023">
            <text:p>1023</text:p>
          </table:table-cell>
          <table:table-cell office:value-type="float" office:value="13.8">
            <text:p>13.8</text:p>
          </table:table-cell>
          <table:table-cell/>
          <table:table-cell table:formula="of:=MEDIAN(INDIRECT(ADDRESS(ROW();2)):INDIRECT(ADDRESS(ROW();COLUMN()-2)))" office:value-type="float" office:value="24.4">
            <text:p>24.4</text:p>
          </table:table-cell>
          <table:table-cell table:formula="of:=MIN(INDIRECT(ADDRESS(ROW();2)):INDIRECT(ADDRESS(ROW();COLUMN()-3)))" office:value-type="float" office:value="13.8">
            <text:p>13.8</text:p>
          </table:table-cell>
          <table:table-cell table:formula="of:=MAX(INDIRECT(ADDRESS(ROW();2)):INDIRECT(ADDRESS(ROW();COLUMN()-4)))" office:value-type="float" office:value="1023">
            <text:p>1023</text:p>
          </table:table-cell>
          <table:table-cell table:formula="of:=AVERAGE(INDIRECT(ADDRESS(ROW();2)):INDIRECT(ADDRESS(ROW();COLUMN()-5)))" office:value-type="float" office:value="80.0972222222222">
            <text:p>80.0972222222</text:p>
          </table:table-cell>
          <table:table-cell table:formula="of:=STDEV(INDIRECT(ADDRESS(ROW();2)):INDIRECT(ADDRESS(ROW();COLUMN()-6)))" office:value-type="float" office:value="235.433870115819">
            <text:p>235.43387011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0125">
            <text:p>-2.0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325">
            <text:p>52.3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53">
            <text:p>1.53</text:p>
          </table:table-cell>
          <table:table-cell office:value-type="float" office:value="1.36">
            <text:p>1.36</text:p>
          </table:table-cell>
          <table:table-cell office:value-type="float" office:value="1.7">
            <text:p>1.7</text:p>
          </table:table-cell>
          <table:table-cell office:value-type="float" office:value="4.25">
            <text:p>4.25</text:p>
          </table:table-cell>
          <table:table-cell office:value-type="float" office:value="2.125">
            <text:p>2.125</text:p>
          </table:table-cell>
          <table:table-cell office:value-type="float" office:value="1.7">
            <text:p>1.7</text:p>
          </table:table-cell>
          <table:table-cell office:value-type="float" office:value="1.445">
            <text:p>1.445</text:p>
          </table:table-cell>
          <table:table-cell office:value-type="float" office:value="2.7">
            <text:p>2.7</text:p>
          </table:table-cell>
          <table:table-cell office:value-type="float" office:value="1.615">
            <text:p>1.615</text:p>
          </table:table-cell>
          <table:table-cell office:value-type="float" office:value="2.04">
            <text:p>2.04</text:p>
          </table:table-cell>
          <table:table-cell office:value-type="float" office:value="2.7">
            <text:p>2.7</text:p>
          </table:table-cell>
          <table:table-cell office:value-type="float" office:value="1.02">
            <text:p>1.02</text:p>
          </table:table-cell>
          <table:table-cell office:value-type="float" office:value="1.7">
            <text:p>1.7</text:p>
          </table:table-cell>
          <table:table-cell office:value-type="float" office:value="1.87">
            <text:p>1.87</text:p>
          </table:table-cell>
          <table:table-cell office:value-type="float" office:value="2.125">
            <text:p>2.125</text:p>
          </table:table-cell>
          <table:table-cell table:number-columns-repeated="2" office:value-type="float" office:value="1.7">
            <text:p>1.7</text:p>
          </table:table-cell>
          <table:table-cell office:value-type="float" office:value="4.25">
            <text:p>4.25</text:p>
          </table:table-cell>
          <table:table-cell/>
          <table:table-cell table:formula="of:=MEDIAN(INDIRECT(ADDRESS(ROW();2)):INDIRECT(ADDRESS(ROW();COLUMN()-2)))" office:value-type="float" office:value="1.7">
            <text:p>1.7</text:p>
          </table:table-cell>
          <table:table-cell table:formula="of:=MIN(INDIRECT(ADDRESS(ROW();2)):INDIRECT(ADDRESS(ROW();COLUMN()-3)))" office:value-type="float" office:value="1.02">
            <text:p>1.02</text:p>
          </table:table-cell>
          <table:table-cell table:formula="of:=MAX(INDIRECT(ADDRESS(ROW();2)):INDIRECT(ADDRESS(ROW();COLUMN()-4)))" office:value-type="float" office:value="4.25">
            <text:p>4.25</text:p>
          </table:table-cell>
          <table:table-cell table:formula="of:=AVERAGE(INDIRECT(ADDRESS(ROW();2)):INDIRECT(ADDRESS(ROW();COLUMN()-5)))" office:value-type="float" office:value="2.085">
            <text:p>2.085</text:p>
          </table:table-cell>
          <table:table-cell table:formula="of:=STDEV(INDIRECT(ADDRESS(ROW();2)):INDIRECT(ADDRESS(ROW();COLUMN()-6)))" office:value-type="float" office:value="0.891853654573703">
            <text:p>0.891853654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7">
            <text:p>0.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9125">
            <text:p>3.591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7.288">
            <text:p>17.288</text:p>
          </table:table-cell>
          <table:table-cell office:value-type="float" office:value="27.647">
            <text:p>27.647</text:p>
          </table:table-cell>
          <table:table-cell office:value-type="float" office:value="14.882">
            <text:p>14.882</text:p>
          </table:table-cell>
          <table:table-cell office:value-type="float" office:value="3.247">
            <text:p>3.247</text:p>
          </table:table-cell>
          <table:table-cell office:value-type="float" office:value="10.824">
            <text:p>10.824</text:p>
          </table:table-cell>
          <table:table-cell office:value-type="float" office:value="13.529">
            <text:p>13.529</text:p>
          </table:table-cell>
          <table:table-cell office:value-type="float" office:value="16.263">
            <text:p>16.263</text:p>
          </table:table-cell>
          <table:table-cell office:value-type="float" office:value="15.333">
            <text:p>15.333</text:p>
          </table:table-cell>
          <table:table-cell office:value-type="float" office:value="15.666">
            <text:p>15.666</text:p>
          </table:table-cell>
          <table:table-cell office:value-type="float" office:value="10.147">
            <text:p>10.147</text:p>
          </table:table-cell>
          <table:table-cell office:value-type="float" office:value="11.074">
            <text:p>11.074</text:p>
          </table:table-cell>
          <table:table-cell office:value-type="float" office:value="31.569">
            <text:p>31.569</text:p>
          </table:table-cell>
          <table:table-cell office:value-type="float" office:value="14.882">
            <text:p>14.882</text:p>
          </table:table-cell>
          <table:table-cell office:value-type="float" office:value="11.07">
            <text:p>11.07</text:p>
          </table:table-cell>
          <table:table-cell office:value-type="float" office:value="6.494">
            <text:p>6.494</text:p>
          </table:table-cell>
          <table:table-cell office:value-type="float" office:value="13.529">
            <text:p>13.529</text:p>
          </table:table-cell>
          <table:table-cell office:value-type="float" office:value="601.765">
            <text:p>601.765</text:p>
          </table:table-cell>
          <table:table-cell office:value-type="float" office:value="3.247">
            <text:p>3.247</text:p>
          </table:table-cell>
          <table:table-cell/>
          <table:table-cell table:formula="of:=MEDIAN(INDIRECT(ADDRESS(ROW();2)):INDIRECT(ADDRESS(ROW();COLUMN()-2)))" office:value-type="float" office:value="14.2055">
            <text:p>14.2055</text:p>
          </table:table-cell>
          <table:table-cell table:formula="of:=MIN(INDIRECT(ADDRESS(ROW();2)):INDIRECT(ADDRESS(ROW();COLUMN()-3)))" office:value-type="float" office:value="3.247">
            <text:p>3.247</text:p>
          </table:table-cell>
          <table:table-cell table:formula="of:=MAX(INDIRECT(ADDRESS(ROW();2)):INDIRECT(ADDRESS(ROW();COLUMN()-4)))" office:value-type="float" office:value="601.765">
            <text:p>601.765</text:p>
          </table:table-cell>
          <table:table-cell table:formula="of:=AVERAGE(INDIRECT(ADDRESS(ROW();2)):INDIRECT(ADDRESS(ROW();COLUMN()-5)))" office:value-type="float" office:value="46.5808888888889">
            <text:p>46.5808888889</text:p>
          </table:table-cell>
          <table:table-cell table:formula="of:=STDEV(INDIRECT(ADDRESS(ROW();2)):INDIRECT(ADDRESS(ROW();COLUMN()-6)))" office:value-type="float" office:value="138.735360631794">
            <text:p>138.735360631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79925000000001">
            <text:p>-4.79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.7985">
            <text:p>31.798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7.288">
            <text:p>17.288</text:p>
          </table:table-cell>
          <table:table-cell office:value-type="float" office:value="27.647">
            <text:p>27.647</text:p>
          </table:table-cell>
          <table:table-cell office:value-type="float" office:value="14.882">
            <text:p>14.882</text:p>
          </table:table-cell>
          <table:table-cell office:value-type="float" office:value="32.471">
            <text:p>32.471</text:p>
          </table:table-cell>
          <table:table-cell office:value-type="float" office:value="21.647">
            <text:p>21.647</text:p>
          </table:table-cell>
          <table:table-cell office:value-type="float" office:value="13.529">
            <text:p>13.529</text:p>
          </table:table-cell>
          <table:table-cell office:value-type="float" office:value="16.263">
            <text:p>16.263</text:p>
          </table:table-cell>
          <table:table-cell office:value-type="float" office:value="15.333">
            <text:p>15.333</text:p>
          </table:table-cell>
          <table:table-cell office:value-type="float" office:value="15.666">
            <text:p>15.666</text:p>
          </table:table-cell>
          <table:table-cell office:value-type="float" office:value="10.147">
            <text:p>10.147</text:p>
          </table:table-cell>
          <table:table-cell office:value-type="float" office:value="11.074">
            <text:p>11.074</text:p>
          </table:table-cell>
          <table:table-cell office:value-type="float" office:value="31.569">
            <text:p>31.569</text:p>
          </table:table-cell>
          <table:table-cell office:value-type="float" office:value="14.882">
            <text:p>14.882</text:p>
          </table:table-cell>
          <table:table-cell office:value-type="float" office:value="11.07">
            <text:p>11.07</text:p>
          </table:table-cell>
          <table:table-cell office:value-type="float" office:value="25.976">
            <text:p>25.976</text:p>
          </table:table-cell>
          <table:table-cell office:value-type="float" office:value="13.529">
            <text:p>13.529</text:p>
          </table:table-cell>
          <table:table-cell office:value-type="float" office:value="6017.647">
            <text:p>6017.647</text:p>
          </table:table-cell>
          <table:table-cell office:value-type="float" office:value="32.471">
            <text:p>32.471</text:p>
          </table:table-cell>
          <table:table-cell/>
          <table:table-cell table:formula="of:=MEDIAN(INDIRECT(ADDRESS(ROW();2)):INDIRECT(ADDRESS(ROW();COLUMN()-2)))" office:value-type="float" office:value="15.9645">
            <text:p>15.9645</text:p>
          </table:table-cell>
          <table:table-cell table:formula="of:=MIN(INDIRECT(ADDRESS(ROW();2)):INDIRECT(ADDRESS(ROW();COLUMN()-3)))" office:value-type="float" office:value="10.147">
            <text:p>10.147</text:p>
          </table:table-cell>
          <table:table-cell table:formula="of:=MAX(INDIRECT(ADDRESS(ROW();2)):INDIRECT(ADDRESS(ROW();COLUMN()-4)))" office:value-type="float" office:value="6017.647">
            <text:p>6017.647</text:p>
          </table:table-cell>
          <table:table-cell table:formula="of:=AVERAGE(INDIRECT(ADDRESS(ROW();2)):INDIRECT(ADDRESS(ROW();COLUMN()-5)))" office:value-type="float" office:value="352.393944444444">
            <text:p>352.3939444444</text:p>
          </table:table-cell>
          <table:table-cell table:formula="of:=STDEV(INDIRECT(ADDRESS(ROW();2)):INDIRECT(ADDRESS(ROW();COLUMN()-6)))" office:value-type="float" office:value="1413.88123792919">
            <text:p>1413.88123792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21875">
            <text:p>-26.2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.31525">
            <text:p>67.315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7.288">
            <text:p>17.288</text:p>
          </table:table-cell>
          <table:table-cell office:value-type="float" office:value="27.647">
            <text:p>27.647</text:p>
          </table:table-cell>
          <table:table-cell office:value-type="float" office:value="14.882">
            <text:p>14.882</text:p>
          </table:table-cell>
          <table:table-cell office:value-type="float" office:value="146.118">
            <text:p>146.118</text:p>
          </table:table-cell>
          <table:table-cell office:value-type="float" office:value="21.647">
            <text:p>21.647</text:p>
          </table:table-cell>
          <table:table-cell office:value-type="float" office:value="13.529">
            <text:p>13.529</text:p>
          </table:table-cell>
          <table:table-cell office:value-type="float" office:value="16.263">
            <text:p>16.263</text:p>
          </table:table-cell>
          <table:table-cell office:value-type="float" office:value="15.333">
            <text:p>15.333</text:p>
          </table:table-cell>
          <table:table-cell office:value-type="float" office:value="15.666">
            <text:p>15.666</text:p>
          </table:table-cell>
          <table:table-cell office:value-type="float" office:value="10.147">
            <text:p>10.147</text:p>
          </table:table-cell>
          <table:table-cell office:value-type="float" office:value="11.074">
            <text:p>11.074</text:p>
          </table:table-cell>
          <table:table-cell office:value-type="float" office:value="31.569">
            <text:p>31.569</text:p>
          </table:table-cell>
          <table:table-cell office:value-type="float" office:value="14.882">
            <text:p>14.882</text:p>
          </table:table-cell>
          <table:table-cell office:value-type="float" office:value="11.07">
            <text:p>11.07</text:p>
          </table:table-cell>
          <table:table-cell office:value-type="float" office:value="25.976">
            <text:p>25.976</text:p>
          </table:table-cell>
          <table:table-cell office:value-type="float" office:value="13.529">
            <text:p>13.529</text:p>
          </table:table-cell>
          <table:table-cell office:value-type="float" office:value="120352.9">
            <text:p>120352.9</text:p>
          </table:table-cell>
          <table:table-cell office:value-type="float" office:value="146.118">
            <text:p>146.118</text:p>
          </table:table-cell>
          <table:table-cell/>
          <table:table-cell table:formula="of:=MEDIAN(INDIRECT(ADDRESS(ROW();2)):INDIRECT(ADDRESS(ROW();COLUMN()-2)))" office:value-type="float" office:value="15.9645">
            <text:p>15.9645</text:p>
          </table:table-cell>
          <table:table-cell table:formula="of:=MIN(INDIRECT(ADDRESS(ROW();2)):INDIRECT(ADDRESS(ROW();COLUMN()-3)))" office:value-type="float" office:value="10.147">
            <text:p>10.147</text:p>
          </table:table-cell>
          <table:table-cell table:formula="of:=MAX(INDIRECT(ADDRESS(ROW();2)):INDIRECT(ADDRESS(ROW();COLUMN()-4)))" office:value-type="float" office:value="120352.9">
            <text:p>120352.9</text:p>
          </table:table-cell>
          <table:table-cell table:formula="of:=AVERAGE(INDIRECT(ADDRESS(ROW();2)):INDIRECT(ADDRESS(ROW();COLUMN()-5)))" office:value-type="float" office:value="6716.97988888889">
            <text:p>6716.9798888889</text:p>
          </table:table-cell>
          <table:table-cell table:formula="of:=STDEV(INDIRECT(ADDRESS(ROW();2)):INDIRECT(ADDRESS(ROW();COLUMN()-6)))" office:value-type="float" office:value="28359.8178930872">
            <text:p>28359.81789308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21875">
            <text:p>-26.2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.31525">
            <text:p>67.315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7.288">
            <text:p>17.288</text:p>
          </table:table-cell>
          <table:table-cell office:value-type="float" office:value="27.647">
            <text:p>27.647</text:p>
          </table:table-cell>
          <table:table-cell office:value-type="float" office:value="14.882">
            <text:p>14.882</text:p>
          </table:table-cell>
          <table:table-cell office:value-type="float" office:value="324.706">
            <text:p>324.706</text:p>
          </table:table-cell>
          <table:table-cell office:value-type="float" office:value="21.647">
            <text:p>21.647</text:p>
          </table:table-cell>
          <table:table-cell office:value-type="float" office:value="13.529">
            <text:p>13.529</text:p>
          </table:table-cell>
          <table:table-cell office:value-type="float" office:value="16.263">
            <text:p>16.263</text:p>
          </table:table-cell>
          <table:table-cell office:value-type="float" office:value="15.333">
            <text:p>15.333</text:p>
          </table:table-cell>
          <table:table-cell office:value-type="float" office:value="15.666">
            <text:p>15.666</text:p>
          </table:table-cell>
          <table:table-cell office:value-type="float" office:value="10.147">
            <text:p>10.147</text:p>
          </table:table-cell>
          <table:table-cell office:value-type="float" office:value="11.074">
            <text:p>11.074</text:p>
          </table:table-cell>
          <table:table-cell office:value-type="float" office:value="31.569">
            <text:p>31.569</text:p>
          </table:table-cell>
          <table:table-cell office:value-type="float" office:value="14.882">
            <text:p>14.882</text:p>
          </table:table-cell>
          <table:table-cell office:value-type="float" office:value="11.07">
            <text:p>11.07</text:p>
          </table:table-cell>
          <table:table-cell office:value-type="float" office:value="25.976">
            <text:p>25.976</text:p>
          </table:table-cell>
          <table:table-cell office:value-type="float" office:value="13.529">
            <text:p>13.529</text:p>
          </table:table-cell>
          <table:table-cell office:value-type="float" office:value="60176.47">
            <text:p>60176.47</text:p>
          </table:table-cell>
          <table:table-cell office:value-type="float" office:value="162.353">
            <text:p>162.353</text:p>
          </table:table-cell>
          <table:table-cell/>
          <table:table-cell table:formula="of:=MEDIAN(INDIRECT(ADDRESS(ROW();2)):INDIRECT(ADDRESS(ROW();COLUMN()-2)))" office:value-type="float" office:value="15.9645">
            <text:p>15.9645</text:p>
          </table:table-cell>
          <table:table-cell table:formula="of:=MIN(INDIRECT(ADDRESS(ROW();2)):INDIRECT(ADDRESS(ROW();COLUMN()-3)))" office:value-type="float" office:value="10.147">
            <text:p>10.147</text:p>
          </table:table-cell>
          <table:table-cell table:formula="of:=MAX(INDIRECT(ADDRESS(ROW();2)):INDIRECT(ADDRESS(ROW();COLUMN()-4)))" office:value-type="float" office:value="60176.47">
            <text:p>60176.47</text:p>
          </table:table-cell>
          <table:table-cell table:formula="of:=AVERAGE(INDIRECT(ADDRESS(ROW();2)):INDIRECT(ADDRESS(ROW();COLUMN()-5)))" office:value-type="float" office:value="3384.66838888889">
            <text:p>3384.6683888889</text:p>
          </table:table-cell>
          <table:table-cell table:formula="of:=STDEV(INDIRECT(ADDRESS(ROW();2)):INDIRECT(ADDRESS(ROW();COLUMN()-6)))" office:value-type="float" office:value="14173.5810528275">
            <text:p>14173.58105282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6.21875">
            <text:p>-26.2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.31525">
            <text:p>67.315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5.8">
            <text:p>5.8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.25">
            <text:p>4.25</text:p>
          </table:table-cell>
          <table:table-cell office:value-type="float" office:value="4.75">
            <text:p>4.75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5.6">
            <text:p>5.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5.20833333333333">
            <text:p>5.2083333333</text:p>
          </table:table-cell>
          <table:table-cell table:formula="of:=STDEV(INDIRECT(ADDRESS(ROW();2)):INDIRECT(ADDRESS(ROW();COLUMN()-6)))" office:value-type="float" office:value="3.77776972798066">
            <text:p>3.7777697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.9375">
            <text:p>1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75">
            <text:p>6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6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6">
            <text:p>6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6.05555555555556">
            <text:p>6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">
            <text:p>9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ange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0.418">
            <text:p>30.418</text:p>
          </table:table-cell>
          <table:table-cell office:value-type="float" office:value="55.12">
            <text:p>55.12</text:p>
          </table:table-cell>
          <table:table-cell office:value-type="float" office:value="27.83">
            <text:p>27.83</text:p>
          </table:table-cell>
          <table:table-cell office:value-type="float" office:value="8.28">
            <text:p>8.28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74.52">
            <text:p>74.52</text:p>
          </table:table-cell>
          <table:table-cell office:value-type="float" office:value="27.83">
            <text:p>27.83</text:p>
          </table:table-cell>
          <table:table-cell office:value-type="float" office:value="18.63">
            <text:p>18.63</text:p>
          </table:table-cell>
          <table:table-cell office:value-type="float" office:value="38.87">
            <text:p>38.87</text:p>
          </table:table-cell>
          <table:table-cell office:value-type="float" office:value="45.08">
            <text:p>45.08</text:p>
          </table:table-cell>
          <table:table-cell office:value-type="float" office:value="27.83">
            <text:p>27.83</text:p>
          </table:table-cell>
          <table:table-cell office:value-type="float" office:value="20.7">
            <text:p>20.7</text:p>
          </table:table-cell>
          <table:table-cell office:value-type="float" office:value="8.28">
            <text:p>8.28</text:p>
          </table:table-cell>
          <table:table-cell office:value-type="float" office:value="23">
            <text:p>23</text:p>
          </table:table-cell>
          <table:table-cell office:value-type="float" office:value="2023">
            <text:p>2023</text:p>
          </table:table-cell>
          <table:table-cell office:value-type="float" office:value="8.28">
            <text:p>8.28</text:p>
          </table:table-cell>
          <table:table-cell/>
          <table:table-cell table:formula="of:=MEDIAN(INDIRECT(ADDRESS(ROW();2)):INDIRECT(ADDRESS(ROW();COLUMN()-2)))" office:value-type="float" office:value="25.915">
            <text:p>25.915</text:p>
          </table:table-cell>
          <table:table-cell table:formula="of:=MIN(INDIRECT(ADDRESS(ROW();2)):INDIRECT(ADDRESS(ROW();COLUMN()-3)))" office:value-type="float" office:value="8.28">
            <text:p>8.28</text:p>
          </table:table-cell>
          <table:table-cell table:formula="of:=MAX(INDIRECT(ADDRESS(ROW();2)):INDIRECT(ADDRESS(ROW();COLUMN()-4)))" office:value-type="float" office:value="2023">
            <text:p>2023</text:p>
          </table:table-cell>
          <table:table-cell table:formula="of:=AVERAGE(INDIRECT(ADDRESS(ROW();2)):INDIRECT(ADDRESS(ROW();COLUMN()-5)))" office:value-type="float" office:value="139.314888888889">
            <text:p>139.3148888889</text:p>
          </table:table-cell>
          <table:table-cell table:formula="of:=STDEV(INDIRECT(ADDRESS(ROW();2)):INDIRECT(ADDRESS(ROW();COLUMN()-6)))" office:value-type="float" office:value="470.400396585578">
            <text:p>470.40039658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171">
            <text:p>-25.17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3.203">
            <text:p>83.203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377">
            <text:p>1.377</text:p>
          </table:table-cell>
          <table:table-cell office:value-type="float" office:value="1.088">
            <text:p>1.088</text:p>
          </table:table-cell>
          <table:table-cell office:value-type="float" office:value="1.7">
            <text:p>1.7</text:p>
          </table:table-cell>
          <table:table-cell office:value-type="float" office:value="10.625">
            <text:p>10.625</text:p>
          </table:table-cell>
          <table:table-cell office:value-type="float" office:value="2.656">
            <text:p>2.656</text:p>
          </table:table-cell>
          <table:table-cell office:value-type="float" office:value="1.7">
            <text:p>1.7</text:p>
          </table:table-cell>
          <table:table-cell office:value-type="float" office:value="1.228">
            <text:p>1.228</text:p>
          </table:table-cell>
          <table:table-cell office:value-type="float" office:value="3.7">
            <text:p>3.7</text:p>
          </table:table-cell>
          <table:table-cell office:value-type="float" office:value="1.534">
            <text:p>1.534</text:p>
          </table:table-cell>
          <table:table-cell office:value-type="float" office:value="2.448">
            <text:p>2.448</text:p>
          </table:table-cell>
          <table:table-cell office:value-type="float" office:value="3.7">
            <text:p>3.7</text:p>
          </table:table-cell>
          <table:table-cell office:value-type="float" office:value="0.612">
            <text:p>0.612</text:p>
          </table:table-cell>
          <table:table-cell office:value-type="float" office:value="1.7">
            <text:p>1.7</text:p>
          </table:table-cell>
          <table:table-cell office:value-type="float" office:value="1.87">
            <text:p>1.87</text:p>
          </table:table-cell>
          <table:table-cell office:value-type="float" office:value="2.656">
            <text:p>2.656</text:p>
          </table:table-cell>
          <table:table-cell table:number-columns-repeated="2" office:value-type="float" office:value="1.7">
            <text:p>1.7</text:p>
          </table:table-cell>
          <table:table-cell office:value-type="float" office:value="10.625">
            <text:p>10.625</text:p>
          </table:table-cell>
          <table:table-cell/>
          <table:table-cell table:formula="of:=MEDIAN(INDIRECT(ADDRESS(ROW();2)):INDIRECT(ADDRESS(ROW();COLUMN()-2)))" office:value-type="float" office:value="1.7">
            <text:p>1.7</text:p>
          </table:table-cell>
          <table:table-cell table:formula="of:=MIN(INDIRECT(ADDRESS(ROW();2)):INDIRECT(ADDRESS(ROW();COLUMN()-3)))" office:value-type="float" office:value="0.612">
            <text:p>0.612</text:p>
          </table:table-cell>
          <table:table-cell table:formula="of:=MAX(INDIRECT(ADDRESS(ROW();2)):INDIRECT(ADDRESS(ROW();COLUMN()-4)))" office:value-type="float" office:value="10.625">
            <text:p>10.625</text:p>
          </table:table-cell>
          <table:table-cell table:formula="of:=AVERAGE(INDIRECT(ADDRESS(ROW();2)):INDIRECT(ADDRESS(ROW();COLUMN()-5)))" office:value-type="float" office:value="2.92327777777778">
            <text:p>2.9232777778</text:p>
          </table:table-cell>
          <table:table-cell table:formula="of:=STDEV(INDIRECT(ADDRESS(ROW();2)):INDIRECT(ADDRESS(ROW();COLUMN()-6)))" office:value-type="float" office:value="2.91754459224061">
            <text:p>2.91754459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666">
            <text:p>-1.66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8975">
            <text:p>5.89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2.09">
            <text:p>22.09</text:p>
          </table:table-cell>
          <table:table-cell office:value-type="float" office:value="50.662">
            <text:p>50.662</text:p>
          </table:table-cell>
          <table:table-cell office:value-type="float" office:value="16.371">
            <text:p>16.371</text:p>
          </table:table-cell>
          <table:table-cell office:value-type="float" office:value="0.779">
            <text:p>0.779</text:p>
          </table:table-cell>
          <table:table-cell office:value-type="float" office:value="8.659">
            <text:p>8.659</text:p>
          </table:table-cell>
          <table:table-cell office:value-type="float" office:value="13.529">
            <text:p>13.529</text:p>
          </table:table-cell>
          <table:table-cell office:value-type="float" office:value="19.54">
            <text:p>19.54</text:p>
          </table:table-cell>
          <table:table-cell office:value-type="float" office:value="20.141">
            <text:p>20.141</text:p>
          </table:table-cell>
          <table:table-cell office:value-type="float" office:value="18.139">
            <text:p>18.139</text:p>
          </table:table-cell>
          <table:table-cell office:value-type="float" office:value="7.61">
            <text:p>7.61</text:p>
          </table:table-cell>
          <table:table-cell office:value-type="float" office:value="10.505">
            <text:p>10.505</text:p>
          </table:table-cell>
          <table:table-cell office:value-type="float" office:value="73.66">
            <text:p>73.66</text:p>
          </table:table-cell>
          <table:table-cell office:value-type="float" office:value="16.371">
            <text:p>16.371</text:p>
          </table:table-cell>
          <table:table-cell office:value-type="float" office:value="11.07">
            <text:p>11.07</text:p>
          </table:table-cell>
          <table:table-cell office:value-type="float" office:value="3.117">
            <text:p>3.117</text:p>
          </table:table-cell>
          <table:table-cell office:value-type="float" office:value="13.529">
            <text:p>13.529</text:p>
          </table:table-cell>
          <table:table-cell office:value-type="float" office:value="1190">
            <text:p>1190</text:p>
          </table:table-cell>
          <table:table-cell office:value-type="float" office:value="0.779">
            <text:p>0.779</text:p>
          </table:table-cell>
          <table:table-cell/>
          <table:table-cell table:formula="of:=MEDIAN(INDIRECT(ADDRESS(ROW();2)):INDIRECT(ADDRESS(ROW();COLUMN()-2)))" office:value-type="float" office:value="14.95">
            <text:p>14.95</text:p>
          </table:table-cell>
          <table:table-cell table:formula="of:=MIN(INDIRECT(ADDRESS(ROW();2)):INDIRECT(ADDRESS(ROW();COLUMN()-3)))" office:value-type="float" office:value="0.779">
            <text:p>0.779</text:p>
          </table:table-cell>
          <table:table-cell table:formula="of:=MAX(INDIRECT(ADDRESS(ROW();2)):INDIRECT(ADDRESS(ROW();COLUMN()-4)))" office:value-type="float" office:value="1190">
            <text:p>1190</text:p>
          </table:table-cell>
          <table:table-cell table:formula="of:=AVERAGE(INDIRECT(ADDRESS(ROW();2)):INDIRECT(ADDRESS(ROW();COLUMN()-5)))" office:value-type="float" office:value="83.1417222222222">
            <text:p>83.1417222222</text:p>
          </table:table-cell>
          <table:table-cell table:formula="of:=STDEV(INDIRECT(ADDRESS(ROW();2)):INDIRECT(ADDRESS(ROW();COLUMN()-6)))" office:value-type="float" office:value="276.804228530861">
            <text:p>276.804228530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49025">
            <text:p>-23.49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6015">
            <text:p>52.601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2.09">
            <text:p>22.09</text:p>
          </table:table-cell>
          <table:table-cell office:value-type="float" office:value="50.662">
            <text:p>50.662</text:p>
          </table:table-cell>
          <table:table-cell office:value-type="float" office:value="16.371">
            <text:p>16.371</text:p>
          </table:table-cell>
          <table:table-cell office:value-type="float" office:value="7.793">
            <text:p>7.793</text:p>
          </table:table-cell>
          <table:table-cell office:value-type="float" office:value="17.318">
            <text:p>17.318</text:p>
          </table:table-cell>
          <table:table-cell office:value-type="float" office:value="13.529">
            <text:p>13.529</text:p>
          </table:table-cell>
          <table:table-cell office:value-type="float" office:value="19.54">
            <text:p>19.54</text:p>
          </table:table-cell>
          <table:table-cell office:value-type="float" office:value="20.141">
            <text:p>20.141</text:p>
          </table:table-cell>
          <table:table-cell office:value-type="float" office:value="18.139">
            <text:p>18.139</text:p>
          </table:table-cell>
          <table:table-cell office:value-type="float" office:value="7.61">
            <text:p>7.61</text:p>
          </table:table-cell>
          <table:table-cell office:value-type="float" office:value="10.505">
            <text:p>10.505</text:p>
          </table:table-cell>
          <table:table-cell office:value-type="float" office:value="73.66">
            <text:p>73.66</text:p>
          </table:table-cell>
          <table:table-cell office:value-type="float" office:value="16.371">
            <text:p>16.371</text:p>
          </table:table-cell>
          <table:table-cell office:value-type="float" office:value="11.07">
            <text:p>11.07</text:p>
          </table:table-cell>
          <table:table-cell office:value-type="float" office:value="12.469">
            <text:p>12.469</text:p>
          </table:table-cell>
          <table:table-cell office:value-type="float" office:value="13.529">
            <text:p>13.529</text:p>
          </table:table-cell>
          <table:table-cell office:value-type="float" office:value="11900">
            <text:p>11900</text:p>
          </table:table-cell>
          <table:table-cell office:value-type="float" office:value="7.793">
            <text:p>7.793</text:p>
          </table:table-cell>
          <table:table-cell/>
          <table:table-cell table:formula="of:=MEDIAN(INDIRECT(ADDRESS(ROW();2)):INDIRECT(ADDRESS(ROW();COLUMN()-2)))" office:value-type="float" office:value="16.371">
            <text:p>16.371</text:p>
          </table:table-cell>
          <table:table-cell table:formula="of:=MIN(INDIRECT(ADDRESS(ROW();2)):INDIRECT(ADDRESS(ROW();COLUMN()-3)))" office:value-type="float" office:value="7.61">
            <text:p>7.61</text:p>
          </table:table-cell>
          <table:table-cell table:formula="of:=MAX(INDIRECT(ADDRESS(ROW();2)):INDIRECT(ADDRESS(ROW();COLUMN()-4)))" office:value-type="float" office:value="11900">
            <text:p>11900</text:p>
          </table:table-cell>
          <table:table-cell table:formula="of:=AVERAGE(INDIRECT(ADDRESS(ROW();2)):INDIRECT(ADDRESS(ROW();COLUMN()-5)))" office:value-type="float" office:value="679.921666666667">
            <text:p>679.9216666667</text:p>
          </table:table-cell>
          <table:table-cell table:formula="of:=STDEV(INDIRECT(ADDRESS(ROW();2)):INDIRECT(ADDRESS(ROW();COLUMN()-6)))" office:value-type="float" office:value="2800.21095986869">
            <text:p>2800.21095986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29325">
            <text:p>-14.29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5.70375">
            <text:p>45.703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2.09">
            <text:p>22.09</text:p>
          </table:table-cell>
          <table:table-cell office:value-type="float" office:value="50.662">
            <text:p>50.662</text:p>
          </table:table-cell>
          <table:table-cell office:value-type="float" office:value="16.371">
            <text:p>16.371</text:p>
          </table:table-cell>
          <table:table-cell office:value-type="float" office:value="38.965">
            <text:p>38.965</text:p>
          </table:table-cell>
          <table:table-cell office:value-type="float" office:value="17.318">
            <text:p>17.318</text:p>
          </table:table-cell>
          <table:table-cell office:value-type="float" office:value="13.529">
            <text:p>13.529</text:p>
          </table:table-cell>
          <table:table-cell office:value-type="float" office:value="19.54">
            <text:p>19.54</text:p>
          </table:table-cell>
          <table:table-cell office:value-type="float" office:value="20.141">
            <text:p>20.141</text:p>
          </table:table-cell>
          <table:table-cell office:value-type="float" office:value="18.139">
            <text:p>18.139</text:p>
          </table:table-cell>
          <table:table-cell office:value-type="float" office:value="7.61">
            <text:p>7.61</text:p>
          </table:table-cell>
          <table:table-cell office:value-type="float" office:value="10.505">
            <text:p>10.505</text:p>
          </table:table-cell>
          <table:table-cell office:value-type="float" office:value="73.66">
            <text:p>73.66</text:p>
          </table:table-cell>
          <table:table-cell office:value-type="float" office:value="16.371">
            <text:p>16.371</text:p>
          </table:table-cell>
          <table:table-cell office:value-type="float" office:value="11.07">
            <text:p>11.07</text:p>
          </table:table-cell>
          <table:table-cell office:value-type="float" office:value="12.469">
            <text:p>12.469</text:p>
          </table:table-cell>
          <table:table-cell office:value-type="float" office:value="13.529">
            <text:p>13.529</text:p>
          </table:table-cell>
          <table:table-cell office:value-type="float" office:value="1190000">
            <text:p>1190000</text:p>
          </table:table-cell>
          <table:table-cell office:value-type="float" office:value="38.965">
            <text:p>38.965</text:p>
          </table:table-cell>
          <table:table-cell/>
          <table:table-cell table:formula="of:=MEDIAN(INDIRECT(ADDRESS(ROW();2)):INDIRECT(ADDRESS(ROW();COLUMN()-2)))" office:value-type="float" office:value="17.7285">
            <text:p>17.7285</text:p>
          </table:table-cell>
          <table:table-cell table:formula="of:=MIN(INDIRECT(ADDRESS(ROW();2)):INDIRECT(ADDRESS(ROW();COLUMN()-3)))" office:value-type="float" office:value="7.61">
            <text:p>7.61</text:p>
          </table:table-cell>
          <table:table-cell table:formula="of:=MAX(INDIRECT(ADDRESS(ROW();2)):INDIRECT(ADDRESS(ROW();COLUMN()-4)))" office:value-type="float" office:value="1190000">
            <text:p>1190000</text:p>
          </table:table-cell>
          <table:table-cell table:formula="of:=AVERAGE(INDIRECT(ADDRESS(ROW();2)):INDIRECT(ADDRESS(ROW();COLUMN()-5)))" office:value-type="float" office:value="66133.3852222222">
            <text:p>66133.3852222222</text:p>
          </table:table-cell>
          <table:table-cell table:formula="of:=STDEV(INDIRECT(ADDRESS(ROW();2)):INDIRECT(ADDRESS(ROW();COLUMN()-6)))" office:value-type="float" office:value="280480.131491426">
            <text:p>280480.1314914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12275">
            <text:p>-50.12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398">
            <text:p>98.398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2.09">
            <text:p>22.09</text:p>
          </table:table-cell>
          <table:table-cell office:value-type="float" office:value="50.662">
            <text:p>50.662</text:p>
          </table:table-cell>
          <table:table-cell office:value-type="float" office:value="16.371">
            <text:p>16.371</text:p>
          </table:table-cell>
          <table:table-cell office:value-type="float" office:value="77.929">
            <text:p>77.929</text:p>
          </table:table-cell>
          <table:table-cell office:value-type="float" office:value="17.318">
            <text:p>17.318</text:p>
          </table:table-cell>
          <table:table-cell office:value-type="float" office:value="13.529">
            <text:p>13.529</text:p>
          </table:table-cell>
          <table:table-cell office:value-type="float" office:value="19.54">
            <text:p>19.54</text:p>
          </table:table-cell>
          <table:table-cell office:value-type="float" office:value="20.141">
            <text:p>20.141</text:p>
          </table:table-cell>
          <table:table-cell office:value-type="float" office:value="18.139">
            <text:p>18.139</text:p>
          </table:table-cell>
          <table:table-cell office:value-type="float" office:value="7.61">
            <text:p>7.61</text:p>
          </table:table-cell>
          <table:table-cell office:value-type="float" office:value="10.505">
            <text:p>10.505</text:p>
          </table:table-cell>
          <table:table-cell office:value-type="float" office:value="73.66">
            <text:p>73.66</text:p>
          </table:table-cell>
          <table:table-cell office:value-type="float" office:value="16.371">
            <text:p>16.371</text:p>
          </table:table-cell>
          <table:table-cell office:value-type="float" office:value="11.07">
            <text:p>11.07</text:p>
          </table:table-cell>
          <table:table-cell office:value-type="float" office:value="12.469">
            <text:p>12.469</text:p>
          </table:table-cell>
          <table:table-cell office:value-type="float" office:value="13.529">
            <text:p>13.529</text:p>
          </table:table-cell>
          <table:table-cell office:value-type="float" office:value="119000">
            <text:p>119000</text:p>
          </table:table-cell>
          <table:table-cell office:value-type="float" office:value="38.965">
            <text:p>38.965</text:p>
          </table:table-cell>
          <table:table-cell/>
          <table:table-cell table:formula="of:=MEDIAN(INDIRECT(ADDRESS(ROW();2)):INDIRECT(ADDRESS(ROW();COLUMN()-2)))" office:value-type="float" office:value="17.7285">
            <text:p>17.7285</text:p>
          </table:table-cell>
          <table:table-cell table:formula="of:=MIN(INDIRECT(ADDRESS(ROW();2)):INDIRECT(ADDRESS(ROW();COLUMN()-3)))" office:value-type="float" office:value="7.61">
            <text:p>7.61</text:p>
          </table:table-cell>
          <table:table-cell table:formula="of:=MAX(INDIRECT(ADDRESS(ROW();2)):INDIRECT(ADDRESS(ROW();COLUMN()-4)))" office:value-type="float" office:value="119000">
            <text:p>119000</text:p>
          </table:table-cell>
          <table:table-cell table:formula="of:=AVERAGE(INDIRECT(ADDRESS(ROW();2)):INDIRECT(ADDRESS(ROW();COLUMN()-5)))" office:value-type="float" office:value="6635.54988888889">
            <text:p>6635.5498888889</text:p>
          </table:table-cell>
          <table:table-cell table:formula="of:=STDEV(INDIRECT(ADDRESS(ROW();2)):INDIRECT(ADDRESS(ROW();COLUMN()-6)))" office:value-type="float" office:value="28042.4776895614">
            <text:p>28042.47768956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0.12275">
            <text:p>-50.12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8.398">
            <text:p>98.398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5">
            <text:p>5</text:p>
          </table:table-cell>
          <table:table-cell office:value-type="float" office:value="7.96">
            <text:p>7.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.84">
            <text:p>7.84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00">
            <text:p>100</text:p>
          </table:table-cell>
          <table:table-cell table:formula="of:=AVERAGE(INDIRECT(ADDRESS(ROW();2)):INDIRECT(ADDRESS(ROW();COLUMN()-5)))" office:value-type="float" office:value="10.1611111111111">
            <text:p>10.1611111111</text:p>
          </table:table-cell>
          <table:table-cell table:formula="of:=STDEV(INDIRECT(ADDRESS(ROW();2)):INDIRECT(ADDRESS(ROW();COLUMN()-6)))" office:value-type="float" office:value="22.4644424627766">
            <text:p>22.46444246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125">
            <text:p>-0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5">
            <text:p>9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6"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9">
            <text:p>9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8.27777777777778">
            <text:p>8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ange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4.98">
            <text:p>34.98</text:p>
          </table:table-cell>
          <table:table-cell office:value-type="float" office:value="76.144">
            <text:p>76.144</text:p>
          </table:table-cell>
          <table:table-cell office:value-type="float" office:value="30.613">
            <text:p>30.613</text:p>
          </table:table-cell>
          <table:table-cell office:value-type="float" office:value="4.968">
            <text:p>4.968</text:p>
          </table:table-cell>
          <table:table-cell table:number-columns-repeated="2" office:value-type="float" office:value="23">
            <text:p>23</text:p>
          </table:table-cell>
          <table:table-cell office:value-type="float" office:value="24.5">
            <text:p>24.5</text:p>
          </table:table-cell>
          <table:table-cell office:value-type="float" office:value="134.136">
            <text:p>134.136</text:p>
          </table:table-cell>
          <table:table-cell office:value-type="float" office:value="30.613">
            <text:p>30.613</text:p>
          </table:table-cell>
          <table:table-cell office:value-type="float" office:value="16.767">
            <text:p>16.767</text:p>
          </table:table-cell>
          <table:table-cell office:value-type="float" office:value="50.531">
            <text:p>50.531</text:p>
          </table:table-cell>
          <table:table-cell office:value-type="float" office:value="63.112">
            <text:p>63.112</text:p>
          </table:table-cell>
          <table:table-cell office:value-type="float" office:value="30.613">
            <text:p>30.613</text:p>
          </table:table-cell>
          <table:table-cell office:value-type="float" office:value="20.7">
            <text:p>20.7</text:p>
          </table:table-cell>
          <table:table-cell office:value-type="float" office:value="4.968">
            <text:p>4.968</text:p>
          </table:table-cell>
          <table:table-cell office:value-type="float" office:value="23">
            <text:p>23</text:p>
          </table:table-cell>
          <table:table-cell office:value-type="float" office:value="3023">
            <text:p>3023</text:p>
          </table:table-cell>
          <table:table-cell office:value-type="float" office:value="4.968">
            <text:p>4.968</text:p>
          </table:table-cell>
          <table:table-cell/>
          <table:table-cell table:formula="of:=MEDIAN(INDIRECT(ADDRESS(ROW();2)):INDIRECT(ADDRESS(ROW();COLUMN()-2)))" office:value-type="float" office:value="27.5565">
            <text:p>27.5565</text:p>
          </table:table-cell>
          <table:table-cell table:formula="of:=MIN(INDIRECT(ADDRESS(ROW();2)):INDIRECT(ADDRESS(ROW();COLUMN()-3)))" office:value-type="float" office:value="4.968">
            <text:p>4.968</text:p>
          </table:table-cell>
          <table:table-cell table:formula="of:=MAX(INDIRECT(ADDRESS(ROW();2)):INDIRECT(ADDRESS(ROW();COLUMN()-4)))" office:value-type="float" office:value="3023">
            <text:p>3023</text:p>
          </table:table-cell>
          <table:table-cell table:formula="of:=AVERAGE(INDIRECT(ADDRESS(ROW();2)):INDIRECT(ADDRESS(ROW();COLUMN()-5)))" office:value-type="float" office:value="201.089611111111">
            <text:p>201.0896111111</text:p>
          </table:table-cell>
          <table:table-cell table:formula="of:=STDEV(INDIRECT(ADDRESS(ROW();2)):INDIRECT(ADDRESS(ROW();COLUMN()-6)))" office:value-type="float" office:value="704.940351847223">
            <text:p>704.94035184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4.82975">
            <text:p>-54.82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2.748">
            <text:p>122.748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239">
            <text:p>1.239</text:p>
          </table:table-cell>
          <table:table-cell office:value-type="float" office:value="0.87">
            <text:p>0.87</text:p>
          </table:table-cell>
          <table:table-cell office:value-type="float" office:value="1.7">
            <text:p>1.7</text:p>
          </table:table-cell>
          <table:table-cell office:value-type="float" office:value="26.563">
            <text:p>26.563</text:p>
          </table:table-cell>
          <table:table-cell office:value-type="float" office:value="3.32">
            <text:p>3.32</text:p>
          </table:table-cell>
          <table:table-cell office:value-type="float" office:value="1.7">
            <text:p>1.7</text:p>
          </table:table-cell>
          <table:table-cell office:value-type="float" office:value="1.044">
            <text:p>1.044</text:p>
          </table:table-cell>
          <table:table-cell office:value-type="float" office:value="4.7">
            <text:p>4.7</text:p>
          </table:table-cell>
          <table:table-cell office:value-type="float" office:value="1.458">
            <text:p>1.458</text:p>
          </table:table-cell>
          <table:table-cell office:value-type="float" office:value="2.938">
            <text:p>2.938</text:p>
          </table:table-cell>
          <table:table-cell office:value-type="float" office:value="4.7">
            <text:p>4.7</text:p>
          </table:table-cell>
          <table:table-cell office:value-type="float" office:value="0.367">
            <text:p>0.367</text:p>
          </table:table-cell>
          <table:table-cell office:value-type="float" office:value="1.7">
            <text:p>1.7</text:p>
          </table:table-cell>
          <table:table-cell office:value-type="float" office:value="1.87">
            <text:p>1.87</text:p>
          </table:table-cell>
          <table:table-cell office:value-type="float" office:value="3.32">
            <text:p>3.32</text:p>
          </table:table-cell>
          <table:table-cell table:number-columns-repeated="2" office:value-type="float" office:value="1.7">
            <text:p>1.7</text:p>
          </table:table-cell>
          <table:table-cell office:value-type="float" office:value="26.563">
            <text:p>26.563</text:p>
          </table:table-cell>
          <table:table-cell/>
          <table:table-cell table:formula="of:=MEDIAN(INDIRECT(ADDRESS(ROW();2)):INDIRECT(ADDRESS(ROW();COLUMN()-2)))" office:value-type="float" office:value="1.7">
            <text:p>1.7</text:p>
          </table:table-cell>
          <table:table-cell table:formula="of:=MIN(INDIRECT(ADDRESS(ROW();2)):INDIRECT(ADDRESS(ROW();COLUMN()-3)))" office:value-type="float" office:value="0.367">
            <text:p>0.367</text:p>
          </table:table-cell>
          <table:table-cell table:formula="of:=MAX(INDIRECT(ADDRESS(ROW();2)):INDIRECT(ADDRESS(ROW();COLUMN()-4)))" office:value-type="float" office:value="26.563">
            <text:p>26.563</text:p>
          </table:table-cell>
          <table:table-cell table:formula="of:=AVERAGE(INDIRECT(ADDRESS(ROW();2)):INDIRECT(ADDRESS(ROW();COLUMN()-5)))" office:value-type="float" office:value="4.85844444444445">
            <text:p>4.8584444444</text:p>
          </table:table-cell>
          <table:table-cell table:formula="of:=STDEV(INDIRECT(ADDRESS(ROW();2)):INDIRECT(ADDRESS(ROW();COLUMN()-6)))" office:value-type="float" office:value="7.98804698373633">
            <text:p>7.98804698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886">
            <text:p>-3.88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7245">
            <text:p>8.724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8.226">
            <text:p>28.226</text:p>
          </table:table-cell>
          <table:table-cell office:value-type="float" office:value="87.482">
            <text:p>87.482</text:p>
          </table:table-cell>
          <table:table-cell office:value-type="float" office:value="18.008">
            <text:p>18.008</text:p>
          </table:table-cell>
          <table:table-cell office:value-type="float" office:value="0.187">
            <text:p>0.187</text:p>
          </table:table-cell>
          <table:table-cell office:value-type="float" office:value="6.927">
            <text:p>6.927</text:p>
          </table:table-cell>
          <table:table-cell office:value-type="float" office:value="13.529">
            <text:p>13.529</text:p>
          </table:table-cell>
          <table:table-cell office:value-type="float" office:value="23.467">
            <text:p>23.467</text:p>
          </table:table-cell>
          <table:table-cell office:value-type="float" office:value="28.54">
            <text:p>28.54</text:p>
          </table:table-cell>
          <table:table-cell office:value-type="float" office:value="21.003">
            <text:p>21.003</text:p>
          </table:table-cell>
          <table:table-cell office:value-type="float" office:value="5.708">
            <text:p>5.708</text:p>
          </table:table-cell>
          <table:table-cell office:value-type="float" office:value="10.751">
            <text:p>10.751</text:p>
          </table:table-cell>
          <table:table-cell office:value-type="float" office:value="171.874">
            <text:p>171.874</text:p>
          </table:table-cell>
          <table:table-cell office:value-type="float" office:value="18.008">
            <text:p>18.008</text:p>
          </table:table-cell>
          <table:table-cell office:value-type="float" office:value="11.07">
            <text:p>11.07</text:p>
          </table:table-cell>
          <table:table-cell office:value-type="float" office:value="1.496">
            <text:p>1.496</text:p>
          </table:table-cell>
          <table:table-cell office:value-type="float" office:value="13.529">
            <text:p>13.529</text:p>
          </table:table-cell>
          <table:table-cell office:value-type="float" office:value="1778.235">
            <text:p>1778.235</text:p>
          </table:table-cell>
          <table:table-cell office:value-type="float" office:value="0.187">
            <text:p>0.187</text:p>
          </table:table-cell>
          <table:table-cell/>
          <table:table-cell table:formula="of:=MEDIAN(INDIRECT(ADDRESS(ROW();2)):INDIRECT(ADDRESS(ROW();COLUMN()-2)))" office:value-type="float" office:value="15.7685">
            <text:p>15.7685</text:p>
          </table:table-cell>
          <table:table-cell table:formula="of:=MIN(INDIRECT(ADDRESS(ROW();2)):INDIRECT(ADDRESS(ROW();COLUMN()-3)))" office:value-type="float" office:value="0.187">
            <text:p>0.187</text:p>
          </table:table-cell>
          <table:table-cell table:formula="of:=MAX(INDIRECT(ADDRESS(ROW();2)):INDIRECT(ADDRESS(ROW();COLUMN()-4)))" office:value-type="float" office:value="1778.235">
            <text:p>1778.235</text:p>
          </table:table-cell>
          <table:table-cell table:formula="of:=AVERAGE(INDIRECT(ADDRESS(ROW();2)):INDIRECT(ADDRESS(ROW();COLUMN()-5)))" office:value-type="float" office:value="124.345944444444">
            <text:p>124.3459444444</text:p>
          </table:table-cell>
          <table:table-cell table:formula="of:=STDEV(INDIRECT(ADDRESS(ROW();2)):INDIRECT(ADDRESS(ROW();COLUMN()-6)))" office:value-type="float" office:value="414.795324953868">
            <text:p>414.79532495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9.57675">
            <text:p>-49.57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4.496">
            <text:p>84.496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8.226">
            <text:p>28.226</text:p>
          </table:table-cell>
          <table:table-cell office:value-type="float" office:value="87.482">
            <text:p>87.482</text:p>
          </table:table-cell>
          <table:table-cell office:value-type="float" office:value="18.008">
            <text:p>18.008</text:p>
          </table:table-cell>
          <table:table-cell office:value-type="float" office:value="1.87">
            <text:p>1.87</text:p>
          </table:table-cell>
          <table:table-cell office:value-type="float" office:value="13.854">
            <text:p>13.854</text:p>
          </table:table-cell>
          <table:table-cell office:value-type="float" office:value="13.529">
            <text:p>13.529</text:p>
          </table:table-cell>
          <table:table-cell office:value-type="float" office:value="23.467">
            <text:p>23.467</text:p>
          </table:table-cell>
          <table:table-cell office:value-type="float" office:value="28.54">
            <text:p>28.54</text:p>
          </table:table-cell>
          <table:table-cell office:value-type="float" office:value="21.003">
            <text:p>21.003</text:p>
          </table:table-cell>
          <table:table-cell office:value-type="float" office:value="5.708">
            <text:p>5.708</text:p>
          </table:table-cell>
          <table:table-cell office:value-type="float" office:value="10.751">
            <text:p>10.751</text:p>
          </table:table-cell>
          <table:table-cell office:value-type="float" office:value="171.874">
            <text:p>171.874</text:p>
          </table:table-cell>
          <table:table-cell office:value-type="float" office:value="18.008">
            <text:p>18.008</text:p>
          </table:table-cell>
          <table:table-cell office:value-type="float" office:value="11.07">
            <text:p>11.07</text:p>
          </table:table-cell>
          <table:table-cell office:value-type="float" office:value="5.985">
            <text:p>5.985</text:p>
          </table:table-cell>
          <table:table-cell office:value-type="float" office:value="13.529">
            <text:p>13.529</text:p>
          </table:table-cell>
          <table:table-cell office:value-type="float" office:value="17782.35">
            <text:p>17782.35</text:p>
          </table:table-cell>
          <table:table-cell office:value-type="float" office:value="1.87">
            <text:p>1.87</text:p>
          </table:table-cell>
          <table:table-cell/>
          <table:table-cell table:formula="of:=MEDIAN(INDIRECT(ADDRESS(ROW();2)):INDIRECT(ADDRESS(ROW();COLUMN()-2)))" office:value-type="float" office:value="15.931">
            <text:p>15.931</text:p>
          </table:table-cell>
          <table:table-cell table:formula="of:=MIN(INDIRECT(ADDRESS(ROW();2)):INDIRECT(ADDRESS(ROW();COLUMN()-3)))" office:value-type="float" office:value="1.87">
            <text:p>1.87</text:p>
          </table:table-cell>
          <table:table-cell table:formula="of:=MAX(INDIRECT(ADDRESS(ROW();2)):INDIRECT(ADDRESS(ROW();COLUMN()-4)))" office:value-type="float" office:value="17782.35">
            <text:p>17782.35</text:p>
          </table:table-cell>
          <table:table-cell table:formula="of:=AVERAGE(INDIRECT(ADDRESS(ROW();2)):INDIRECT(ADDRESS(ROW();COLUMN()-5)))" office:value-type="float" office:value="1014.28466666667">
            <text:p>1014.2846666667</text:p>
          </table:table-cell>
          <table:table-cell table:formula="of:=STDEV(INDIRECT(ADDRESS(ROW();2)):INDIRECT(ADDRESS(ROW();COLUMN()-6)))" office:value-type="float" office:value="4184.95461729668">
            <text:p>4184.954617296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7.78575">
            <text:p>-37.78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65275">
            <text:p>75.652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8.226">
            <text:p>28.226</text:p>
          </table:table-cell>
          <table:table-cell office:value-type="float" office:value="87.482">
            <text:p>87.482</text:p>
          </table:table-cell>
          <table:table-cell office:value-type="float" office:value="18.008">
            <text:p>18.008</text:p>
          </table:table-cell>
          <table:table-cell office:value-type="float" office:value="10.287">
            <text:p>10.287</text:p>
          </table:table-cell>
          <table:table-cell office:value-type="float" office:value="13.854">
            <text:p>13.854</text:p>
          </table:table-cell>
          <table:table-cell office:value-type="float" office:value="13.529">
            <text:p>13.529</text:p>
          </table:table-cell>
          <table:table-cell office:value-type="float" office:value="23.467">
            <text:p>23.467</text:p>
          </table:table-cell>
          <table:table-cell office:value-type="float" office:value="28.54">
            <text:p>28.54</text:p>
          </table:table-cell>
          <table:table-cell office:value-type="float" office:value="21.003">
            <text:p>21.003</text:p>
          </table:table-cell>
          <table:table-cell office:value-type="float" office:value="5.708">
            <text:p>5.708</text:p>
          </table:table-cell>
          <table:table-cell office:value-type="float" office:value="10.751">
            <text:p>10.751</text:p>
          </table:table-cell>
          <table:table-cell office:value-type="float" office:value="171.874">
            <text:p>171.874</text:p>
          </table:table-cell>
          <table:table-cell office:value-type="float" office:value="18.008">
            <text:p>18.008</text:p>
          </table:table-cell>
          <table:table-cell office:value-type="float" office:value="11.07">
            <text:p>11.07</text:p>
          </table:table-cell>
          <table:table-cell office:value-type="float" office:value="5.985">
            <text:p>5.985</text:p>
          </table:table-cell>
          <table:table-cell office:value-type="float" office:value="13.529">
            <text:p>13.529</text:p>
          </table:table-cell>
          <table:table-cell office:value-type="float" office:value="8891176">
            <text:p>8891176</text:p>
          </table:table-cell>
          <table:table-cell office:value-type="float" office:value="9.352">
            <text:p>9.352</text:p>
          </table:table-cell>
          <table:table-cell/>
          <table:table-cell table:formula="of:=MEDIAN(INDIRECT(ADDRESS(ROW();2)):INDIRECT(ADDRESS(ROW();COLUMN()-2)))" office:value-type="float" office:value="15.931">
            <text:p>15.931</text:p>
          </table:table-cell>
          <table:table-cell table:formula="of:=MIN(INDIRECT(ADDRESS(ROW();2)):INDIRECT(ADDRESS(ROW();COLUMN()-3)))" office:value-type="float" office:value="5.708">
            <text:p>5.708</text:p>
          </table:table-cell>
          <table:table-cell table:formula="of:=MAX(INDIRECT(ADDRESS(ROW();2)):INDIRECT(ADDRESS(ROW();COLUMN()-4)))" office:value-type="float" office:value="8891176">
            <text:p>8891176</text:p>
          </table:table-cell>
          <table:table-cell table:formula="of:=AVERAGE(INDIRECT(ADDRESS(ROW();2)):INDIRECT(ADDRESS(ROW();COLUMN()-5)))" office:value-type="float" office:value="493981.481833333">
            <text:p>493981.481833333</text:p>
          </table:table-cell>
          <table:table-cell table:formula="of:=STDEV(INDIRECT(ADDRESS(ROW();2)):INDIRECT(ADDRESS(ROW();COLUMN()-6)))" office:value-type="float" office:value="2095663.47805601">
            <text:p>2095663.478056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7.78575">
            <text:p>-37.78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5.65275">
            <text:p>75.652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8.226">
            <text:p>28.226</text:p>
          </table:table-cell>
          <table:table-cell office:value-type="float" office:value="87.482">
            <text:p>87.482</text:p>
          </table:table-cell>
          <table:table-cell office:value-type="float" office:value="18.008">
            <text:p>18.008</text:p>
          </table:table-cell>
          <table:table-cell office:value-type="float" office:value="18.703">
            <text:p>18.703</text:p>
          </table:table-cell>
          <table:table-cell office:value-type="float" office:value="13.854">
            <text:p>13.854</text:p>
          </table:table-cell>
          <table:table-cell office:value-type="float" office:value="13.529">
            <text:p>13.529</text:p>
          </table:table-cell>
          <table:table-cell office:value-type="float" office:value="23.467">
            <text:p>23.467</text:p>
          </table:table-cell>
          <table:table-cell office:value-type="float" office:value="28.54">
            <text:p>28.54</text:p>
          </table:table-cell>
          <table:table-cell office:value-type="float" office:value="21.003">
            <text:p>21.003</text:p>
          </table:table-cell>
          <table:table-cell office:value-type="float" office:value="5.708">
            <text:p>5.708</text:p>
          </table:table-cell>
          <table:table-cell office:value-type="float" office:value="10.751">
            <text:p>10.751</text:p>
          </table:table-cell>
          <table:table-cell office:value-type="float" office:value="171.874">
            <text:p>171.874</text:p>
          </table:table-cell>
          <table:table-cell office:value-type="float" office:value="18.008">
            <text:p>18.008</text:p>
          </table:table-cell>
          <table:table-cell office:value-type="float" office:value="11.07">
            <text:p>11.07</text:p>
          </table:table-cell>
          <table:table-cell office:value-type="float" office:value="5.985">
            <text:p>5.985</text:p>
          </table:table-cell>
          <table:table-cell office:value-type="float" office:value="13.529">
            <text:p>13.529</text:p>
          </table:table-cell>
          <table:table-cell office:value-type="float" office:value="177823.5">
            <text:p>177823.5</text:p>
          </table:table-cell>
          <table:table-cell office:value-type="float" office:value="9.352">
            <text:p>9.352</text:p>
          </table:table-cell>
          <table:table-cell/>
          <table:table-cell table:formula="of:=MEDIAN(INDIRECT(ADDRESS(ROW();2)):INDIRECT(ADDRESS(ROW();COLUMN()-2)))" office:value-type="float" office:value="18.008">
            <text:p>18.008</text:p>
          </table:table-cell>
          <table:table-cell table:formula="of:=MIN(INDIRECT(ADDRESS(ROW();2)):INDIRECT(ADDRESS(ROW();COLUMN()-3)))" office:value-type="float" office:value="5.708">
            <text:p>5.708</text:p>
          </table:table-cell>
          <table:table-cell table:formula="of:=MAX(INDIRECT(ADDRESS(ROW();2)):INDIRECT(ADDRESS(ROW();COLUMN()-4)))" office:value-type="float" office:value="177823.5">
            <text:p>177823.5</text:p>
          </table:table-cell>
          <table:table-cell table:formula="of:=AVERAGE(INDIRECT(ADDRESS(ROW();2)):INDIRECT(ADDRESS(ROW();COLUMN()-5)))" office:value-type="float" office:value="9906.8105">
            <text:p>9906.8105</text:p>
          </table:table-cell>
          <table:table-cell table:formula="of:=STDEV(INDIRECT(ADDRESS(ROW();2)):INDIRECT(ADDRESS(ROW();COLUMN()-6)))" office:value-type="float" office:value="41906.5001292192">
            <text:p>41906.5001292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4.36975">
            <text:p>-34.369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3.09075">
            <text:p>73.090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5.5">
            <text:p>5.5</text:p>
          </table:table-cell>
          <table:table-cell office:value-type="float" office:value="10.552">
            <text:p>10.552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4">
            <text:p>4</text:p>
          </table:table-cell>
          <table:table-cell office:value-type="float" office:value="5.5">
            <text:p>5.5</text:p>
          </table:table-cell>
          <table:table-cell office:value-type="float" office:value="4.75">
            <text:p>4.75</text:p>
          </table:table-cell>
          <table:table-cell office:value-type="float" office:value="6.25">
            <text:p>6.25</text:p>
          </table:table-cell>
          <table:table-cell office:value-type="float" office:value="4.75">
            <text:p>4.75</text:p>
          </table:table-cell>
          <table:table-cell office:value-type="float" office:value="2">
            <text:p>2</text:p>
          </table:table-cell>
          <table:table-cell office:value-type="float" office:value="5.5">
            <text:p>5.5</text:p>
          </table:table-cell>
          <table:table-cell office:value-type="float" office:value="10.976">
            <text:p>10.97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office:value-type="float" office:value="5.5">
            <text:p>5.5</text:p>
          </table:table-cell>
          <table:table-cell/>
          <table:table-cell table:formula="of:=MEDIAN(INDIRECT(ADDRESS(ROW();2)):INDIRECT(ADDRESS(ROW();COLUMN()-2)))" office:value-type="float" office:value="5.5">
            <text:p>5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500">
            <text:p>500</text:p>
          </table:table-cell>
          <table:table-cell table:formula="of:=AVERAGE(INDIRECT(ADDRESS(ROW();2)):INDIRECT(ADDRESS(ROW();COLUMN()-5)))" office:value-type="float" office:value="32.9654444444444">
            <text:p>32.9654444444</text:p>
          </table:table-cell>
          <table:table-cell table:formula="of:=STDEV(INDIRECT(ADDRESS(ROW();2)):INDIRECT(ADDRESS(ROW();COLUMN()-6)))" office:value-type="float" office:value="116.577731020083">
            <text:p>116.57773102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1875">
            <text:p>-2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25">
            <text:p>12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6"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12">
            <text:p>12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8">
            <text:p>18</text:p>
          </table:table-cell>
          <table:table-cell table:formula="of:=AVERAGE(INDIRECT(ADDRESS(ROW();2)):INDIRECT(ADDRESS(ROW();COLUMN()-5)))" office:value-type="float" office:value="10.5">
            <text:p>10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">
            <text:p>2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A)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4.5">
            <text:p>34.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number-columns-repeated="2" office:value-type="float" office:value="30">
            <text:p>30</text:p>
          </table:table-cell>
          <table:table-cell office:value-type="float" office:value="30.5">
            <text:p>30.5</text:p>
          </table:table-cell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1030">
            <text:p>1030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31.75">
            <text:p>31.75</text:p>
          </table:table-cell>
          <table:table-cell table:formula="of:=MIN(INDIRECT(ADDRESS(ROW();2)):INDIRECT(ADDRESS(ROW();COLUMN()-3)))" office:value-type="float" office:value="18">
            <text:p>18</text:p>
          </table:table-cell>
          <table:table-cell table:formula="of:=MAX(INDIRECT(ADDRESS(ROW();2)):INDIRECT(ADDRESS(ROW();COLUMN()-4)))" office:value-type="float" office:value="1030">
            <text:p>1030</text:p>
          </table:table-cell>
          <table:table-cell table:formula="of:=AVERAGE(INDIRECT(ADDRESS(ROW();2)):INDIRECT(ADDRESS(ROW();COLUMN()-5)))" office:value-type="float" office:value="87.3888888888889">
            <text:p>87.3888888889</text:p>
          </table:table-cell>
          <table:table-cell table:formula="of:=STDEV(INDIRECT(ADDRESS(ROW();2)):INDIRECT(ADDRESS(ROW();COLUMN()-6)))" office:value-type="float" office:value="235.430991235196">
            <text:p>235.430991235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625">
            <text:p>-2.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8.25">
            <text:p>68.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3.6">
            <text:p>3.6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.4">
            <text:p>2.4</text:p>
          </table:table-cell>
          <table:table-cell table:formula="of:=MAX(INDIRECT(ADDRESS(ROW();2)):INDIRECT(ADDRESS(ROW();COLUMN()-4)))" office:value-type="float" office:value="10">
            <text:p>10</text:p>
          </table:table-cell>
          <table:table-cell table:formula="of:=AVERAGE(INDIRECT(ADDRESS(ROW();2)):INDIRECT(ADDRESS(ROW();COLUMN()-5)))" office:value-type="float" office:value="4.75555555555555">
            <text:p>4.7555555556</text:p>
          </table:table-cell>
          <table:table-cell table:formula="of:=STDEV(INDIRECT(ADDRESS(ROW();2)):INDIRECT(ADDRESS(ROW();COLUMN()-6)))" office:value-type="float" office:value="2.03331726126724">
            <text:p>2.03331726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99999999999999">
            <text:p>0.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45">
            <text:p>8.4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9.583">
            <text:p>9.583</text:p>
          </table:table-cell>
          <table:table-cell office:value-type="float" office:value="14.375">
            <text:p>14.375</text:p>
          </table:table-cell>
          <table:table-cell office:value-type="float" office:value="8.25">
            <text:p>8.25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71">
            <text:p>8.971</text:p>
          </table:table-cell>
          <table:table-cell office:value-type="float" office:value="10.8">
            <text:p>10.8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7.8">
            <text:p>7.8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3.6">
            <text:p>3.6</text:p>
          </table:table-cell>
          <table:table-cell office:value-type="float" office:value="7.5">
            <text:p>7.5</text:p>
          </table:table-cell>
          <table:table-cell office:value-type="float" office:value="257.5">
            <text:p>257.5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8.025">
            <text:p>8.02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257.5">
            <text:p>257.5</text:p>
          </table:table-cell>
          <table:table-cell table:formula="of:=AVERAGE(INDIRECT(ADDRESS(ROW();2)):INDIRECT(ADDRESS(ROW();COLUMN()-5)))" office:value-type="float" office:value="21.7596666666667">
            <text:p>21.7596666667</text:p>
          </table:table-cell>
          <table:table-cell table:formula="of:=STDEV(INDIRECT(ADDRESS(ROW();2)):INDIRECT(ADDRESS(ROW();COLUMN()-6)))" office:value-type="float" office:value="58.9591112801166">
            <text:p>58.95911128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154">
            <text:p>-4.1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.618">
            <text:p>19.618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9.583">
            <text:p>9.583</text:p>
          </table:table-cell>
          <table:table-cell office:value-type="float" office:value="14.375">
            <text:p>14.375</text:p>
          </table:table-cell>
          <table:table-cell office:value-type="float" office:value="8.25">
            <text:p>8.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8.971">
            <text:p>8.971</text:p>
          </table:table-cell>
          <table:table-cell office:value-type="float" office:value="10.8">
            <text:p>10.8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7.8">
            <text:p>7.8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14.4">
            <text:p>14.4</text:p>
          </table:table-cell>
          <table:table-cell office:value-type="float" office:value="7.5">
            <text:p>7.5</text:p>
          </table:table-cell>
          <table:table-cell office:value-type="float" office:value="2575">
            <text:p>2575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9.277">
            <text:p>9.277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2575">
            <text:p>2575</text:p>
          </table:table-cell>
          <table:table-cell table:formula="of:=AVERAGE(INDIRECT(ADDRESS(ROW();2)):INDIRECT(ADDRESS(ROW();COLUMN()-5)))" office:value-type="float" office:value="153.243">
            <text:p>153.243</text:p>
          </table:table-cell>
          <table:table-cell table:formula="of:=STDEV(INDIRECT(ADDRESS(ROW();2)):INDIRECT(ADDRESS(ROW();COLUMN()-6)))" office:value-type="float" office:value="604.404367195749">
            <text:p>604.404367195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53125">
            <text:p>-11.5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8375">
            <text:p>33.83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9.583">
            <text:p>9.583</text:p>
          </table:table-cell>
          <table:table-cell office:value-type="float" office:value="14.375">
            <text:p>14.375</text:p>
          </table:table-cell>
          <table:table-cell office:value-type="float" office:value="8.25">
            <text:p>8.25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8.971">
            <text:p>8.971</text:p>
          </table:table-cell>
          <table:table-cell office:value-type="float" office:value="10.8">
            <text:p>10.8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7.8">
            <text:p>7.8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14.4">
            <text:p>14.4</text:p>
          </table:table-cell>
          <table:table-cell office:value-type="float" office:value="7.5">
            <text:p>7.5</text:p>
          </table:table-cell>
          <table:table-cell office:value-type="float" office:value="38625">
            <text:p>38625</text:p>
          </table:table-cell>
          <table:table-cell office:value-type="float" office:value="63">
            <text:p>63</text:p>
          </table:table-cell>
          <table:table-cell/>
          <table:table-cell table:formula="of:=MEDIAN(INDIRECT(ADDRESS(ROW();2)):INDIRECT(ADDRESS(ROW();COLUMN()-2)))" office:value-type="float" office:value="9.277">
            <text:p>9.277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38625">
            <text:p>38625</text:p>
          </table:table-cell>
          <table:table-cell table:formula="of:=AVERAGE(INDIRECT(ADDRESS(ROW();2)):INDIRECT(ADDRESS(ROW();COLUMN()-5)))" office:value-type="float" office:value="2161.02077777778">
            <text:p>2161.0207777778</text:p>
          </table:table-cell>
          <table:table-cell table:formula="of:=STDEV(INDIRECT(ADDRESS(ROW();2)):INDIRECT(ADDRESS(ROW();COLUMN()-6)))" office:value-type="float" office:value="9100.22616375569">
            <text:p>9100.22616375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53125">
            <text:p>-11.5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8375">
            <text:p>33.83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9.583">
            <text:p>9.583</text:p>
          </table:table-cell>
          <table:table-cell office:value-type="float" office:value="14.375">
            <text:p>14.375</text:p>
          </table:table-cell>
          <table:table-cell office:value-type="float" office:value="8.25">
            <text:p>8.25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8.971">
            <text:p>8.971</text:p>
          </table:table-cell>
          <table:table-cell office:value-type="float" office:value="10.8">
            <text:p>10.8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7.8">
            <text:p>7.8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14.4">
            <text:p>14.4</text:p>
          </table:table-cell>
          <table:table-cell office:value-type="float" office:value="7.5">
            <text:p>7.5</text:p>
          </table:table-cell>
          <table:table-cell office:value-type="float" office:value="25750">
            <text:p>25750</text:p>
          </table:table-cell>
          <table:table-cell office:value-type="float" office:value="90">
            <text:p>90</text:p>
          </table:table-cell>
          <table:table-cell/>
          <table:table-cell table:formula="of:=MEDIAN(INDIRECT(ADDRESS(ROW();2)):INDIRECT(ADDRESS(ROW();COLUMN()-2)))" office:value-type="float" office:value="9.277">
            <text:p>9.277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25750">
            <text:p>25750</text:p>
          </table:table-cell>
          <table:table-cell table:formula="of:=AVERAGE(INDIRECT(ADDRESS(ROW();2)):INDIRECT(ADDRESS(ROW();COLUMN()-5)))" office:value-type="float" office:value="1453.743">
            <text:p>1453.743</text:p>
          </table:table-cell>
          <table:table-cell table:formula="of:=STDEV(INDIRECT(ADDRESS(ROW();2)):INDIRECT(ADDRESS(ROW();COLUMN()-6)))" office:value-type="float" office:value="6063.7009209114">
            <text:p>6063.70092091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53125">
            <text:p>-11.5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3.8375">
            <text:p>33.83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4.01388888888889">
            <text:p>4.0138888889</text:p>
          </table:table-cell>
          <table:table-cell table:formula="of:=STDEV(INDIRECT(ADDRESS(ROW();2)):INDIRECT(ADDRESS(ROW();COLUMN()-6)))" office:value-type="float" office:value="2.80256214474602">
            <text:p>2.8025621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75">
            <text:p>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75">
            <text:p>5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A)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9.675">
            <text:p>39.675</text:p>
          </table:table-cell>
          <table:table-cell office:value-type="float" office:value="65.2">
            <text:p>65.2</text:p>
          </table:table-cell>
          <table:table-cell office:value-type="float" office:value="36.3">
            <text:p>36.3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97.2">
            <text:p>97.2</text:p>
          </table:table-cell>
          <table:table-cell office:value-type="float" office:value="36.3">
            <text:p>36.3</text:p>
          </table:table-cell>
          <table:table-cell office:value-type="float" office:value="24.3">
            <text:p>24.3</text:p>
          </table:table-cell>
          <table:table-cell office:value-type="float" office:value="50.7">
            <text:p>50.7</text:p>
          </table:table-cell>
          <table:table-cell office:value-type="float" office:value="58.8">
            <text:p>58.8</text:p>
          </table:table-cell>
          <table:table-cell office:value-type="float" office:value="36.3">
            <text:p>36.3</text:p>
          </table:table-cell>
          <table:table-cell office:value-type="float" office:value="27">
            <text:p>27</text:p>
          </table:table-cell>
          <table:table-cell office:value-type="float" office:value="10.8">
            <text:p>10.8</text:p>
          </table:table-cell>
          <table:table-cell office:value-type="float" office:value="30">
            <text:p>30</text:p>
          </table:table-cell>
          <table:table-cell office:value-type="float" office:value="2030">
            <text:p>2030</text:p>
          </table:table-cell>
          <table:table-cell office:value-type="float" office:value="10.8">
            <text:p>10.8</text:p>
          </table:table-cell>
          <table:table-cell/>
          <table:table-cell table:formula="of:=MEDIAN(INDIRECT(ADDRESS(ROW();2)):INDIRECT(ADDRESS(ROW();COLUMN()-2)))" office:value-type="float" office:value="33.65">
            <text:p>33.65</text:p>
          </table:table-cell>
          <table:table-cell table:formula="of:=MIN(INDIRECT(ADDRESS(ROW();2)):INDIRECT(ADDRESS(ROW();COLUMN()-3)))" office:value-type="float" office:value="10.8">
            <text:p>10.8</text:p>
          </table:table-cell>
          <table:table-cell table:formula="of:=MAX(INDIRECT(ADDRESS(ROW();2)):INDIRECT(ADDRESS(ROW();COLUMN()-4)))" office:value-type="float" office:value="2030">
            <text:p>2030</text:p>
          </table:table-cell>
          <table:table-cell table:formula="of:=AVERAGE(INDIRECT(ADDRESS(ROW();2)):INDIRECT(ADDRESS(ROW();COLUMN()-5)))" office:value-type="float" office:value="147.509722222222">
            <text:p>147.5097222222</text:p>
          </table:table-cell>
          <table:table-cell table:formula="of:=STDEV(INDIRECT(ADDRESS(ROW();2)):INDIRECT(ADDRESS(ROW();COLUMN()-6)))" office:value-type="float" office:value="470.28278532387">
            <text:p>470.28278532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83125">
            <text:p>-32.8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8.525">
            <text:p>108.5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3.24">
            <text:p>3.24</text:p>
          </table:table-cell>
          <table:table-cell office:value-type="float" office:value="2.56">
            <text:p>2.5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6.25">
            <text:p>6.25</text:p>
          </table:table-cell>
          <table:table-cell office:value-type="float" office:value="4">
            <text:p>4</text:p>
          </table:table-cell>
          <table:table-cell office:value-type="float" office:value="2.89">
            <text:p>2.89</text:p>
          </table:table-cell>
          <table:table-cell office:value-type="float" office:value="6">
            <text:p>6</text:p>
          </table:table-cell>
          <table:table-cell office:value-type="float" office:value="3.61">
            <text:p>3.61</text:p>
          </table:table-cell>
          <table:table-cell office:value-type="float" office:value="5.76">
            <text:p>5.76</text:p>
          </table:table-cell>
          <table:table-cell office:value-type="float" office:value="6">
            <text:p>6</text:p>
          </table:table-cell>
          <table:table-cell office:value-type="float" office:value="1.44">
            <text:p>1.4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6.25">
            <text:p>6.25</text:p>
          </table:table-cell>
          <table:table-cell table:number-columns-repeated="2" office:value-type="float" office:value="4">
            <text:p>4</text:p>
          </table:table-cell>
          <table:table-cell office:value-type="float" office:value="25">
            <text:p>25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1.44">
            <text:p>1.44</text:p>
          </table:table-cell>
          <table:table-cell table:formula="of:=MAX(INDIRECT(ADDRESS(ROW();2)):INDIRECT(ADDRESS(ROW();COLUMN()-4)))" office:value-type="float" office:value="25">
            <text:p>25</text:p>
          </table:table-cell>
          <table:table-cell table:formula="of:=AVERAGE(INDIRECT(ADDRESS(ROW();2)):INDIRECT(ADDRESS(ROW();COLUMN()-5)))" office:value-type="float" office:value="6.57777777777778">
            <text:p>6.5777777778</text:p>
          </table:table-cell>
          <table:table-cell table:formula="of:=STDEV(INDIRECT(ADDRESS(ROW();2)):INDIRECT(ADDRESS(ROW();COLUMN()-6)))" office:value-type="float" office:value="6.83573099972882">
            <text:p>6.835730999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7">
            <text:p>-3.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8775">
            <text:p>12.87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2.245">
            <text:p>12.245</text:p>
          </table:table-cell>
          <table:table-cell office:value-type="float" office:value="25.469">
            <text:p>25.469</text:p>
          </table:table-cell>
          <table:table-cell office:value-type="float" office:value="9.075">
            <text:p>9.075</text:p>
          </table:table-cell>
          <table:table-cell office:value-type="float" office:value="0.432">
            <text:p>0.432</text:p>
          </table:table-cell>
          <table:table-cell office:value-type="float" office:value="4.8">
            <text:p>4.8</text:p>
          </table:table-cell>
          <table:table-cell office:value-type="float" office:value="7.5">
            <text:p>7.5</text:p>
          </table:table-cell>
          <table:table-cell office:value-type="float" office:value="10.727">
            <text:p>10.727</text:p>
          </table:table-cell>
          <table:table-cell office:value-type="float" office:value="16.2">
            <text:p>16.2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8.45">
            <text:p>8.45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1.728">
            <text:p>1.728</text:p>
          </table:table-cell>
          <table:table-cell office:value-type="float" office:value="7.5">
            <text:p>7.5</text:p>
          </table:table-cell>
          <table:table-cell office:value-type="float" office:value="507.5">
            <text:p>507.5</text:p>
          </table:table-cell>
          <table:table-cell office:value-type="float" office:value="0.432">
            <text:p>0.432</text:p>
          </table:table-cell>
          <table:table-cell/>
          <table:table-cell table:formula="of:=MEDIAN(INDIRECT(ADDRESS(ROW();2)):INDIRECT(ADDRESS(ROW();COLUMN()-2)))" office:value-type="float" office:value="8.7625">
            <text:p>8.7625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507.5">
            <text:p>507.5</text:p>
          </table:table-cell>
          <table:table-cell table:formula="of:=AVERAGE(INDIRECT(ADDRESS(ROW();2)):INDIRECT(ADDRESS(ROW();COLUMN()-5)))" office:value-type="float" office:value="37.9097777777778">
            <text:p>37.9097777778</text:p>
          </table:table-cell>
          <table:table-cell table:formula="of:=STDEV(INDIRECT(ADDRESS(ROW();2)):INDIRECT(ADDRESS(ROW();COLUMN()-6)))" office:value-type="float" office:value="117.589151747317">
            <text:p>117.589151747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0605">
            <text:p>-15.06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.06">
            <text:p>32.06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2.245">
            <text:p>12.245</text:p>
          </table:table-cell>
          <table:table-cell office:value-type="float" office:value="25.469">
            <text:p>25.469</text:p>
          </table:table-cell>
          <table:table-cell office:value-type="float" office:value="9.075">
            <text:p>9.075</text:p>
          </table:table-cell>
          <table:table-cell office:value-type="float" office:value="4.32">
            <text:p>4.32</text:p>
          </table:table-cell>
          <table:table-cell office:value-type="float" office:value="9.6">
            <text:p>9.6</text:p>
          </table:table-cell>
          <table:table-cell office:value-type="float" office:value="7.5">
            <text:p>7.5</text:p>
          </table:table-cell>
          <table:table-cell office:value-type="float" office:value="10.727">
            <text:p>10.727</text:p>
          </table:table-cell>
          <table:table-cell office:value-type="float" office:value="16.2">
            <text:p>16.2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8.45">
            <text:p>8.45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6.912">
            <text:p>6.912</text:p>
          </table:table-cell>
          <table:table-cell office:value-type="float" office:value="7.5">
            <text:p>7.5</text:p>
          </table:table-cell>
          <table:table-cell office:value-type="float" office:value="5075">
            <text:p>5075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9.075">
            <text:p>9.0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5075">
            <text:p>5075</text:p>
          </table:table-cell>
          <table:table-cell table:formula="of:=AVERAGE(INDIRECT(ADDRESS(ROW();2)):INDIRECT(ADDRESS(ROW();COLUMN()-5)))" office:value-type="float" office:value="292.646444444444">
            <text:p>292.6464444444</text:p>
          </table:table-cell>
          <table:table-cell table:formula="of:=STDEV(INDIRECT(ADDRESS(ROW();2)):INDIRECT(ADDRESS(ROW();COLUMN()-6)))" office:value-type="float" office:value="1193.55119987156">
            <text:p>1193.55119987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3605">
            <text:p>-7.36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6.285">
            <text:p>26.28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2.245">
            <text:p>12.245</text:p>
          </table:table-cell>
          <table:table-cell office:value-type="float" office:value="25.469">
            <text:p>25.469</text:p>
          </table:table-cell>
          <table:table-cell office:value-type="float" office:value="9.075">
            <text:p>9.075</text:p>
          </table:table-cell>
          <table:table-cell office:value-type="float" office:value="17.28">
            <text:p>17.28</text:p>
          </table:table-cell>
          <table:table-cell office:value-type="float" office:value="9.6">
            <text:p>9.6</text:p>
          </table:table-cell>
          <table:table-cell office:value-type="float" office:value="7.5">
            <text:p>7.5</text:p>
          </table:table-cell>
          <table:table-cell office:value-type="float" office:value="10.727">
            <text:p>10.727</text:p>
          </table:table-cell>
          <table:table-cell office:value-type="float" office:value="16.2">
            <text:p>16.2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8.45">
            <text:p>8.45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6.912">
            <text:p>6.912</text:p>
          </table:table-cell>
          <table:table-cell office:value-type="float" office:value="7.5">
            <text:p>7.5</text:p>
          </table:table-cell>
          <table:table-cell office:value-type="float" office:value="380625">
            <text:p>380625</text:p>
          </table:table-cell>
          <table:table-cell office:value-type="float" office:value="17.28">
            <text:p>17.28</text:p>
          </table:table-cell>
          <table:table-cell/>
          <table:table-cell table:formula="of:=MEDIAN(INDIRECT(ADDRESS(ROW();2)):INDIRECT(ADDRESS(ROW();COLUMN()-2)))" office:value-type="float" office:value="9.8275">
            <text:p>9.82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380625">
            <text:p>380625</text:p>
          </table:table-cell>
          <table:table-cell table:formula="of:=AVERAGE(INDIRECT(ADDRESS(ROW();2)):INDIRECT(ADDRESS(ROW();COLUMN()-5)))" office:value-type="float" office:value="21157.9753333333">
            <text:p>21157.9753333333</text:p>
          </table:table-cell>
          <table:table-cell table:formula="of:=STDEV(INDIRECT(ADDRESS(ROW();2)):INDIRECT(ADDRESS(ROW();COLUMN()-6)))" office:value-type="float" office:value="89711.1430376422">
            <text:p>89711.14303764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08">
            <text:p>-20.0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4.8275">
            <text:p>44.82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2.245">
            <text:p>12.245</text:p>
          </table:table-cell>
          <table:table-cell office:value-type="float" office:value="25.469">
            <text:p>25.469</text:p>
          </table:table-cell>
          <table:table-cell office:value-type="float" office:value="9.075">
            <text:p>9.075</text:p>
          </table:table-cell>
          <table:table-cell office:value-type="float" office:value="43.2">
            <text:p>43.2</text:p>
          </table:table-cell>
          <table:table-cell office:value-type="float" office:value="9.6">
            <text:p>9.6</text:p>
          </table:table-cell>
          <table:table-cell office:value-type="float" office:value="7.5">
            <text:p>7.5</text:p>
          </table:table-cell>
          <table:table-cell office:value-type="float" office:value="10.727">
            <text:p>10.727</text:p>
          </table:table-cell>
          <table:table-cell office:value-type="float" office:value="16.2">
            <text:p>16.2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8.45">
            <text:p>8.45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6.912">
            <text:p>6.912</text:p>
          </table:table-cell>
          <table:table-cell office:value-type="float" office:value="7.5">
            <text:p>7.5</text:p>
          </table:table-cell>
          <table:table-cell office:value-type="float" office:value="50750">
            <text:p>50750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9.8275">
            <text:p>9.82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50750">
            <text:p>50750</text:p>
          </table:table-cell>
          <table:table-cell table:formula="of:=AVERAGE(INDIRECT(ADDRESS(ROW();2)):INDIRECT(ADDRESS(ROW();COLUMN()-5)))" office:value-type="float" office:value="2833.26644444444">
            <text:p>2833.2664444445</text:p>
          </table:table-cell>
          <table:table-cell table:formula="of:=STDEV(INDIRECT(ADDRESS(ROW();2)):INDIRECT(ADDRESS(ROW();COLUMN()-6)))" office:value-type="float" office:value="11958.4455608517">
            <text:p>11958.44556085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9.8">
            <text:p>-29.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7.7875">
            <text:p>57.78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6.52">
            <text:p>6.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88">
            <text:p>5.8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7.81111111111111">
            <text:p>7.8111111111</text:p>
          </table:table-cell>
          <table:table-cell table:formula="of:=STDEV(INDIRECT(ADDRESS(ROW();2)):INDIRECT(ADDRESS(ROW();COLUMN()-6)))" office:value-type="float" office:value="16.804905757437">
            <text:p>16.8049057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A)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5.626">
            <text:p>45.626</text:p>
          </table:table-cell>
          <table:table-cell office:value-type="float" office:value="88.24">
            <text:p>88.24</text:p>
          </table:table-cell>
          <table:table-cell office:value-type="float" office:value="39.93">
            <text:p>39.93</text:p>
          </table:table-cell>
          <table:table-cell office:value-type="float" office:value="6.48">
            <text:p>6.48</text:p>
          </table:table-cell>
          <table:table-cell table:number-columns-repeated="2"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174.96">
            <text:p>174.96</text:p>
          </table:table-cell>
          <table:table-cell office:value-type="float" office:value="39.93">
            <text:p>39.93</text:p>
          </table:table-cell>
          <table:table-cell office:value-type="float" office:value="21.87">
            <text:p>21.87</text:p>
          </table:table-cell>
          <table:table-cell office:value-type="float" office:value="65.91">
            <text:p>65.91</text:p>
          </table:table-cell>
          <table:table-cell office:value-type="float" office:value="82.32">
            <text:p>82.32</text:p>
          </table:table-cell>
          <table:table-cell office:value-type="float" office:value="39.93">
            <text:p>39.93</text:p>
          </table:table-cell>
          <table:table-cell office:value-type="float" office:value="27">
            <text:p>27</text:p>
          </table:table-cell>
          <table:table-cell office:value-type="float" office:value="6.48">
            <text:p>6.48</text:p>
          </table:table-cell>
          <table:table-cell office:value-type="float" office:value="30">
            <text:p>30</text:p>
          </table:table-cell>
          <table:table-cell office:value-type="float" office:value="3030">
            <text:p>3030</text:p>
          </table:table-cell>
          <table:table-cell office:value-type="float" office:value="6.48">
            <text:p>6.48</text:p>
          </table:table-cell>
          <table:table-cell/>
          <table:table-cell table:formula="of:=MEDIAN(INDIRECT(ADDRESS(ROW();2)):INDIRECT(ADDRESS(ROW();COLUMN()-2)))" office:value-type="float" office:value="35.715">
            <text:p>35.715</text:p>
          </table:table-cell>
          <table:table-cell table:formula="of:=MIN(INDIRECT(ADDRESS(ROW();2)):INDIRECT(ADDRESS(ROW();COLUMN()-3)))" office:value-type="float" office:value="6.48">
            <text:p>6.48</text:p>
          </table:table-cell>
          <table:table-cell table:formula="of:=MAX(INDIRECT(ADDRESS(ROW();2)):INDIRECT(ADDRESS(ROW();COLUMN()-4)))" office:value-type="float" office:value="3030">
            <text:p>3030</text:p>
          </table:table-cell>
          <table:table-cell table:formula="of:=AVERAGE(INDIRECT(ADDRESS(ROW();2)):INDIRECT(ADDRESS(ROW();COLUMN()-5)))" office:value-type="float" office:value="210.925333333333">
            <text:p>210.9253333333</text:p>
          </table:table-cell>
          <table:table-cell table:formula="of:=STDEV(INDIRECT(ADDRESS(ROW();2)):INDIRECT(ADDRESS(ROW();COLUMN()-6)))" office:value-type="float" office:value="704.669198236015">
            <text:p>704.6691982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1.517">
            <text:p>-71.51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0.106">
            <text:p>160.106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2.916">
            <text:p>2.916</text:p>
          </table:table-cell>
          <table:table-cell office:value-type="float" office:value="2.048">
            <text:p>2.048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7.813">
            <text:p>7.813</text:p>
          </table:table-cell>
          <table:table-cell office:value-type="float" office:value="4">
            <text:p>4</text:p>
          </table:table-cell>
          <table:table-cell office:value-type="float" office:value="2.457">
            <text:p>2.457</text:p>
          </table:table-cell>
          <table:table-cell office:value-type="float" office:value="7">
            <text:p>7</text:p>
          </table:table-cell>
          <table:table-cell office:value-type="float" office:value="3.43">
            <text:p>3.43</text:p>
          </table:table-cell>
          <table:table-cell office:value-type="float" office:value="6.912">
            <text:p>6.912</text:p>
          </table:table-cell>
          <table:table-cell office:value-type="float" office:value="7">
            <text:p>7</text:p>
          </table:table-cell>
          <table:table-cell office:value-type="float" office:value="0.864">
            <text:p>0.864</text:p>
          </table:table-cell>
          <table:table-cell office:value-type="float" office:value="4">
            <text:p>4</text:p>
          </table:table-cell>
          <table:table-cell office:value-type="float" office:value="4.4">
            <text:p>4.4</text:p>
          </table:table-cell>
          <table:table-cell office:value-type="float" office:value="7.813">
            <text:p>7.813</text:p>
          </table:table-cell>
          <table:table-cell table:number-columns-repeated="2" office:value-type="float" office:value="4">
            <text:p>4</text:p>
          </table:table-cell>
          <table:table-cell office:value-type="float" office:value="62.5">
            <text:p>62.5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0.864">
            <text:p>0.864</text:p>
          </table:table-cell>
          <table:table-cell table:formula="of:=MAX(INDIRECT(ADDRESS(ROW();2)):INDIRECT(ADDRESS(ROW();COLUMN()-4)))" office:value-type="float" office:value="62.5">
            <text:p>62.5</text:p>
          </table:table-cell>
          <table:table-cell table:formula="of:=AVERAGE(INDIRECT(ADDRESS(ROW();2)):INDIRECT(ADDRESS(ROW();COLUMN()-5)))" office:value-type="float" office:value="10.9807222222222">
            <text:p>10.9807222222</text:p>
          </table:table-cell>
          <table:table-cell table:formula="of:=STDEV(INDIRECT(ADDRESS(ROW();2)):INDIRECT(ADDRESS(ROW();COLUMN()-6)))" office:value-type="float" office:value="18.8501749057436">
            <text:p>18.8501749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71">
            <text:p>-6.7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2825">
            <text:p>17.28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5.647">
            <text:p>15.647</text:p>
          </table:table-cell>
          <table:table-cell office:value-type="float" office:value="43.086">
            <text:p>43.086</text:p>
          </table:table-cell>
          <table:table-cell office:value-type="float" office:value="9.983">
            <text:p>9.983</text:p>
          </table:table-cell>
          <table:table-cell office:value-type="float" office:value="0.104">
            <text:p>0.104</text:p>
          </table:table-cell>
          <table:table-cell office:value-type="float" office:value="3.84">
            <text:p>3.84</text:p>
          </table:table-cell>
          <table:table-cell office:value-type="float" office:value="7.5">
            <text:p>7.5</text:p>
          </table:table-cell>
          <table:table-cell office:value-type="float" office:value="12.823">
            <text:p>12.823</text:p>
          </table:table-cell>
          <table:table-cell office:value-type="float" office:value="24.994">
            <text:p>24.994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9.416">
            <text:p>9.416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0.829">
            <text:p>0.829</text:p>
          </table:table-cell>
          <table:table-cell office:value-type="float" office:value="7.5">
            <text:p>7.5</text:p>
          </table:table-cell>
          <table:table-cell office:value-type="float" office:value="757.5">
            <text:p>757.5</text:p>
          </table:table-cell>
          <table:table-cell office:value-type="float" office:value="0.104">
            <text:p>0.104</text:p>
          </table:table-cell>
          <table:table-cell/>
          <table:table-cell table:formula="of:=MEDIAN(INDIRECT(ADDRESS(ROW();2)):INDIRECT(ADDRESS(ROW();COLUMN()-2)))" office:value-type="float" office:value="9.6995">
            <text:p>9.6995</text:p>
          </table:table-cell>
          <table:table-cell table:formula="of:=MIN(INDIRECT(ADDRESS(ROW();2)):INDIRECT(ADDRESS(ROW();COLUMN()-3)))" office:value-type="float" office:value="0.104">
            <text:p>0.104</text:p>
          </table:table-cell>
          <table:table-cell table:formula="of:=MAX(INDIRECT(ADDRESS(ROW();2)):INDIRECT(ADDRESS(ROW();COLUMN()-4)))" office:value-type="float" office:value="757.5">
            <text:p>757.5</text:p>
          </table:table-cell>
          <table:table-cell table:formula="of:=AVERAGE(INDIRECT(ADDRESS(ROW();2)):INDIRECT(ADDRESS(ROW();COLUMN()-5)))" office:value-type="float" office:value="56.6405555555556">
            <text:p>56.6405555556</text:p>
          </table:table-cell>
          <table:table-cell table:formula="of:=STDEV(INDIRECT(ADDRESS(ROW();2)):INDIRECT(ADDRESS(ROW();COLUMN()-6)))" office:value-type="float" office:value="176.339732267749">
            <text:p>176.33973226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.167">
            <text:p>-27.16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6.522">
            <text:p>46.522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5.647">
            <text:p>15.647</text:p>
          </table:table-cell>
          <table:table-cell office:value-type="float" office:value="43.086">
            <text:p>43.086</text:p>
          </table:table-cell>
          <table:table-cell office:value-type="float" office:value="9.983">
            <text:p>9.983</text:p>
          </table:table-cell>
          <table:table-cell office:value-type="float" office:value="1.037">
            <text:p>1.037</text:p>
          </table:table-cell>
          <table:table-cell office:value-type="float" office:value="7.68">
            <text:p>7.68</text:p>
          </table:table-cell>
          <table:table-cell office:value-type="float" office:value="7.5">
            <text:p>7.5</text:p>
          </table:table-cell>
          <table:table-cell office:value-type="float" office:value="12.823">
            <text:p>12.823</text:p>
          </table:table-cell>
          <table:table-cell office:value-type="float" office:value="24.994">
            <text:p>24.994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9.416">
            <text:p>9.416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3.318">
            <text:p>3.318</text:p>
          </table:table-cell>
          <table:table-cell office:value-type="float" office:value="7.5">
            <text:p>7.5</text:p>
          </table:table-cell>
          <table:table-cell office:value-type="float" office:value="7575">
            <text:p>7575</text:p>
          </table:table-cell>
          <table:table-cell office:value-type="float" office:value="1.037">
            <text:p>1.037</text:p>
          </table:table-cell>
          <table:table-cell/>
          <table:table-cell table:formula="of:=MEDIAN(INDIRECT(ADDRESS(ROW();2)):INDIRECT(ADDRESS(ROW();COLUMN()-2)))" office:value-type="float" office:value="9.6995">
            <text:p>9.6995</text:p>
          </table:table-cell>
          <table:table-cell table:formula="of:=MIN(INDIRECT(ADDRESS(ROW();2)):INDIRECT(ADDRESS(ROW();COLUMN()-3)))" office:value-type="float" office:value="1.037">
            <text:p>1.037</text:p>
          </table:table-cell>
          <table:table-cell table:formula="of:=MAX(INDIRECT(ADDRESS(ROW();2)):INDIRECT(ADDRESS(ROW();COLUMN()-4)))" office:value-type="float" office:value="7575">
            <text:p>7575</text:p>
          </table:table-cell>
          <table:table-cell table:formula="of:=AVERAGE(INDIRECT(ADDRESS(ROW();2)):INDIRECT(ADDRESS(ROW();COLUMN()-5)))" office:value-type="float" office:value="435.845833333333">
            <text:p>435.8458333333</text:p>
          </table:table-cell>
          <table:table-cell table:formula="of:=STDEV(INDIRECT(ADDRESS(ROW();2)):INDIRECT(ADDRESS(ROW();COLUMN()-6)))" office:value-type="float" office:value="1781.83547922754">
            <text:p>1781.83547922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15">
            <text:p>-18.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.333">
            <text:p>40.333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5.647">
            <text:p>15.647</text:p>
          </table:table-cell>
          <table:table-cell office:value-type="float" office:value="43.086">
            <text:p>43.086</text:p>
          </table:table-cell>
          <table:table-cell office:value-type="float" office:value="9.983">
            <text:p>9.983</text:p>
          </table:table-cell>
          <table:table-cell office:value-type="float" office:value="4.666">
            <text:p>4.666</text:p>
          </table:table-cell>
          <table:table-cell office:value-type="float" office:value="7.68">
            <text:p>7.68</text:p>
          </table:table-cell>
          <table:table-cell office:value-type="float" office:value="7.5">
            <text:p>7.5</text:p>
          </table:table-cell>
          <table:table-cell office:value-type="float" office:value="12.823">
            <text:p>12.823</text:p>
          </table:table-cell>
          <table:table-cell office:value-type="float" office:value="24.994">
            <text:p>24.994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9.416">
            <text:p>9.416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3.318">
            <text:p>3.318</text:p>
          </table:table-cell>
          <table:table-cell office:value-type="float" office:value="7.5">
            <text:p>7.5</text:p>
          </table:table-cell>
          <table:table-cell office:value-type="float" office:value="2840625">
            <text:p>2840625</text:p>
          </table:table-cell>
          <table:table-cell office:value-type="float" office:value="4.666">
            <text:p>4.666</text:p>
          </table:table-cell>
          <table:table-cell/>
          <table:table-cell table:formula="of:=MEDIAN(INDIRECT(ADDRESS(ROW();2)):INDIRECT(ADDRESS(ROW();COLUMN()-2)))" office:value-type="float" office:value="9.6995">
            <text:p>9.6995</text:p>
          </table:table-cell>
          <table:table-cell table:formula="of:=MIN(INDIRECT(ADDRESS(ROW();2)):INDIRECT(ADDRESS(ROW();COLUMN()-3)))" office:value-type="float" office:value="3.164">
            <text:p>3.164</text:p>
          </table:table-cell>
          <table:table-cell table:formula="of:=MAX(INDIRECT(ADDRESS(ROW();2)):INDIRECT(ADDRESS(ROW();COLUMN()-4)))" office:value-type="float" office:value="2840625">
            <text:p>2840625</text:p>
          </table:table-cell>
          <table:table-cell table:formula="of:=AVERAGE(INDIRECT(ADDRESS(ROW();2)):INDIRECT(ADDRESS(ROW();COLUMN()-5)))" office:value-type="float" office:value="157827.915722222">
            <text:p>157827.915722222</text:p>
          </table:table-cell>
          <table:table-cell table:formula="of:=STDEV(INDIRECT(ADDRESS(ROW();2)):INDIRECT(ADDRESS(ROW();COLUMN()-6)))" office:value-type="float" office:value="669537.886536348">
            <text:p>669537.8865363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915">
            <text:p>-18.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.333">
            <text:p>40.333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5.647">
            <text:p>15.647</text:p>
          </table:table-cell>
          <table:table-cell office:value-type="float" office:value="43.086">
            <text:p>43.086</text:p>
          </table:table-cell>
          <table:table-cell office:value-type="float" office:value="9.983">
            <text:p>9.983</text:p>
          </table:table-cell>
          <table:table-cell office:value-type="float" office:value="10.368">
            <text:p>10.368</text:p>
          </table:table-cell>
          <table:table-cell office:value-type="float" office:value="7.68">
            <text:p>7.68</text:p>
          </table:table-cell>
          <table:table-cell office:value-type="float" office:value="7.5">
            <text:p>7.5</text:p>
          </table:table-cell>
          <table:table-cell office:value-type="float" office:value="12.823">
            <text:p>12.823</text:p>
          </table:table-cell>
          <table:table-cell office:value-type="float" office:value="24.994">
            <text:p>24.994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9.416">
            <text:p>9.416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3.318">
            <text:p>3.318</text:p>
          </table:table-cell>
          <table:table-cell office:value-type="float" office:value="7.5">
            <text:p>7.5</text:p>
          </table:table-cell>
          <table:table-cell office:value-type="float" office:value="75750">
            <text:p>75750</text:p>
          </table:table-cell>
          <table:table-cell office:value-type="float" office:value="5.184">
            <text:p>5.184</text:p>
          </table:table-cell>
          <table:table-cell/>
          <table:table-cell table:formula="of:=MEDIAN(INDIRECT(ADDRESS(ROW();2)):INDIRECT(ADDRESS(ROW();COLUMN()-2)))" office:value-type="float" office:value="9.983">
            <text:p>9.983</text:p>
          </table:table-cell>
          <table:table-cell table:formula="of:=MIN(INDIRECT(ADDRESS(ROW();2)):INDIRECT(ADDRESS(ROW();COLUMN()-3)))" office:value-type="float" office:value="3.164">
            <text:p>3.164</text:p>
          </table:table-cell>
          <table:table-cell table:formula="of:=MAX(INDIRECT(ADDRESS(ROW();2)):INDIRECT(ADDRESS(ROW();COLUMN()-4)))" office:value-type="float" office:value="75750">
            <text:p>75750</text:p>
          </table:table-cell>
          <table:table-cell table:formula="of:=AVERAGE(INDIRECT(ADDRESS(ROW();2)):INDIRECT(ADDRESS(ROW();COLUMN()-5)))" office:value-type="float" office:value="4224.09461111111">
            <text:p>4224.0946111111</text:p>
          </table:table-cell>
          <table:table-cell table:formula="of:=STDEV(INDIRECT(ADDRESS(ROW();2)):INDIRECT(ADDRESS(ROW();COLUMN()-6)))" office:value-type="float" office:value="17850.5259458136">
            <text:p>17850.52594581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23">
            <text:p>-14.8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7.264">
            <text:p>37.2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8.824">
            <text:p>8.82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8.232">
            <text:p>8.23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25.0003333333333">
            <text:p>25.0003333333</text:p>
          </table:table-cell>
          <table:table-cell table:formula="of:=STDEV(INDIRECT(ADDRESS(ROW();2)):INDIRECT(ADDRESS(ROW();COLUMN()-6)))" office:value-type="float" office:value="87.3668924701019">
            <text:p>87.3668924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875">
            <text:p>-3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6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P)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.15">
            <text:p>1.15</text:p>
          </table:table-cell>
          <table:table-cell office:value-type="float" office:value="11.2">
            <text:p>11.2</text:p>
          </table:table-cell>
          <table:table-cell office:value-type="float" office:value="1.1">
            <text:p>1.1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8">
            <text:p>1.8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1.3">
            <text:p>1.3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0.6">
            <text:p>0.6</text:p>
          </table:table-cell>
          <table:table-cell/>
          <table:table-cell table:formula="of:=MEDIAN(INDIRECT(ADDRESS(ROW();2)):INDIRECT(ADDRESS(ROW();COLUMN()-2)))" office:value-type="float" office:value="1.1">
            <text:p>1.1</text:p>
          </table:table-cell>
          <table:table-cell table:formula="of:=MIN(INDIRECT(ADDRESS(ROW();2)):INDIRECT(ADDRESS(ROW();COLUMN()-3)))" office:value-type="float" office:value="0.6">
            <text:p>0.6</text:p>
          </table:table-cell>
          <table:table-cell table:formula="of:=MAX(INDIRECT(ADDRESS(ROW();2)):INDIRECT(ADDRESS(ROW();COLUMN()-4)))" office:value-type="float" office:value="1001">
            <text:p>1001</text:p>
          </table:table-cell>
          <table:table-cell table:formula="of:=AVERAGE(INDIRECT(ADDRESS(ROW();2)):INDIRECT(ADDRESS(ROW();COLUMN()-5)))" office:value-type="float" office:value="57.1805555555556">
            <text:p>57.1805555556</text:p>
          </table:table-cell>
          <table:table-cell table:formula="of:=STDEV(INDIRECT(ADDRESS(ROW();2)):INDIRECT(ADDRESS(ROW();COLUMN()-6)))" office:value-type="float" office:value="235.55855344197">
            <text:p>235.55855344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25">
            <text:p>-0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725">
            <text:p>2.7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2.7">
            <text:p>2.7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  <table:table-cell office:value-type="float" office:value="2.55">
            <text:p>2.55</text:p>
          </table:table-cell>
          <table:table-cell office:value-type="float" office:value="4">
            <text:p>4</text:p>
          </table:table-cell>
          <table:table-cell office:value-type="float" office:value="2.85">
            <text:p>2.85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3.75">
            <text:p>3.75</text:p>
          </table:table-cell>
          <table:table-cell table:number-columns-repeated="2" office:value-type="float" office:value="3">
            <text:p>3</text:p>
          </table:table-cell>
          <table:table-cell office:value-type="float" office:value="7.5">
            <text:p>7.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3.59444444444444">
            <text:p>3.5944444444</text:p>
          </table:table-cell>
          <table:table-cell table:formula="of:=STDEV(INDIRECT(ADDRESS(ROW();2)):INDIRECT(ADDRESS(ROW();COLUMN()-6)))" office:value-type="float" office:value="1.53065623074942">
            <text:p>1.53065623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300000000000001">
            <text:p>0.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3375">
            <text:p>6.33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0.426">
            <text:p>0.426</text:p>
          </table:table-cell>
          <table:table-cell office:value-type="float" office:value="4.667">
            <text:p>4.667</text:p>
          </table:table-cell>
          <table:table-cell office:value-type="float" office:value="0.367">
            <text:p>0.367</text:p>
          </table:table-cell>
          <table:table-cell office:value-type="float" office:value="0.08">
            <text:p>0.08</text:p>
          </table:table-cell>
          <table:table-cell office:value-type="float" office:value="0.267">
            <text:p>0.267</text:p>
          </table:table-cell>
          <table:table-cell office:value-type="float" office:value="0.333">
            <text:p>0.333</text:p>
          </table:table-cell>
          <table:table-cell office:value-type="float" office:value="0.588">
            <text:p>0.588</text:p>
          </table:table-cell>
          <table:table-cell office:value-type="float" office:value="0.45">
            <text:p>0.45</text:p>
          </table:table-cell>
          <table:table-cell office:value-type="float" office:value="0.386">
            <text:p>0.386</text:p>
          </table:table-cell>
          <table:table-cell office:value-type="float" office:value="0.25">
            <text:p>0.25</text:p>
          </table:table-cell>
          <table:table-cell office:value-type="float" office:value="0.325">
            <text:p>0.325</text:p>
          </table:table-cell>
          <table:table-cell office:value-type="float" office:value="0.778">
            <text:p>0.778</text:p>
          </table:table-cell>
          <table:table-cell office:value-type="float" office:value="0.367">
            <text:p>0.367</text:p>
          </table:table-cell>
          <table:table-cell office:value-type="float" office:value="0.273">
            <text:p>0.273</text:p>
          </table:table-cell>
          <table:table-cell office:value-type="float" office:value="0.16">
            <text:p>0.16</text:p>
          </table:table-cell>
          <table:table-cell office:value-type="float" office:value="0.333">
            <text:p>0.333</text:p>
          </table:table-cell>
          <table:table-cell office:value-type="float" office:value="333.667">
            <text:p>333.667</text:p>
          </table:table-cell>
          <table:table-cell office:value-type="float" office:value="0.08">
            <text:p>0.08</text:p>
          </table:table-cell>
          <table:table-cell/>
          <table:table-cell table:formula="of:=MEDIAN(INDIRECT(ADDRESS(ROW();2)):INDIRECT(ADDRESS(ROW();COLUMN()-2)))" office:value-type="float" office:value="0.35">
            <text:p>0.35</text:p>
          </table:table-cell>
          <table:table-cell table:formula="of:=MIN(INDIRECT(ADDRESS(ROW();2)):INDIRECT(ADDRESS(ROW();COLUMN()-3)))" office:value-type="float" office:value="0.08">
            <text:p>0.08</text:p>
          </table:table-cell>
          <table:table-cell table:formula="of:=MAX(INDIRECT(ADDRESS(ROW();2)):INDIRECT(ADDRESS(ROW();COLUMN()-4)))" office:value-type="float" office:value="333.667">
            <text:p>333.667</text:p>
          </table:table-cell>
          <table:table-cell table:formula="of:=AVERAGE(INDIRECT(ADDRESS(ROW();2)):INDIRECT(ADDRESS(ROW();COLUMN()-5)))" office:value-type="float" office:value="19.0998333333333">
            <text:p>19.0998333333</text:p>
          </table:table-cell>
          <table:table-cell table:formula="of:=STDEV(INDIRECT(ADDRESS(ROW();2)):INDIRECT(ADDRESS(ROW();COLUMN()-6)))" office:value-type="float" office:value="78.5123856383032">
            <text:p>78.51238563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58">
            <text:p>-0.25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0.9705">
            <text:p>0.970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4.259">
            <text:p>4.259</text:p>
          </table:table-cell>
          <table:table-cell office:value-type="float" office:value="46.667">
            <text:p>46.667</text:p>
          </table:table-cell>
          <table:table-cell office:value-type="float" office:value="3.667">
            <text:p>3.667</text:p>
          </table:table-cell>
          <table:table-cell office:value-type="float" office:value="0.8">
            <text:p>0.8</text:p>
          </table:table-cell>
          <table:table-cell office:value-type="float" office:value="2.667">
            <text:p>2.667</text:p>
          </table:table-cell>
          <table:table-cell office:value-type="float" office:value="3.333">
            <text:p>3.333</text:p>
          </table:table-cell>
          <table:table-cell office:value-type="float" office:value="5.882">
            <text:p>5.882</text:p>
          </table:table-cell>
          <table:table-cell office:value-type="float" office:value="4.5">
            <text:p>4.5</text:p>
          </table:table-cell>
          <table:table-cell office:value-type="float" office:value="3.86">
            <text:p>3.86</text:p>
          </table:table-cell>
          <table:table-cell office:value-type="float" office:value="2.5">
            <text:p>2.5</text:p>
          </table:table-cell>
          <table:table-cell office:value-type="float" office:value="3.25">
            <text:p>3.25</text:p>
          </table:table-cell>
          <table:table-cell office:value-type="float" office:value="7.778">
            <text:p>7.778</text:p>
          </table:table-cell>
          <table:table-cell office:value-type="float" office:value="3.667">
            <text:p>3.667</text:p>
          </table:table-cell>
          <table:table-cell office:value-type="float" office:value="2.727">
            <text:p>2.727</text:p>
          </table:table-cell>
          <table:table-cell office:value-type="float" office:value="1.6">
            <text:p>1.6</text:p>
          </table:table-cell>
          <table:table-cell office:value-type="float" office:value="3.333">
            <text:p>3.333</text:p>
          </table:table-cell>
          <table:table-cell office:value-type="float" office:value="3336.667">
            <text:p>3336.667</text:p>
          </table:table-cell>
          <table:table-cell office:value-type="float" office:value="0.8">
            <text:p>0.8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0.8">
            <text:p>0.8</text:p>
          </table:table-cell>
          <table:table-cell table:formula="of:=MAX(INDIRECT(ADDRESS(ROW();2)):INDIRECT(ADDRESS(ROW();COLUMN()-4)))" office:value-type="float" office:value="3336.667">
            <text:p>3336.667</text:p>
          </table:table-cell>
          <table:table-cell table:formula="of:=AVERAGE(INDIRECT(ADDRESS(ROW();2)):INDIRECT(ADDRESS(ROW();COLUMN()-5)))" office:value-type="float" office:value="190.997611111111">
            <text:p>190.9976111111</text:p>
          </table:table-cell>
          <table:table-cell table:formula="of:=STDEV(INDIRECT(ADDRESS(ROW();2)):INDIRECT(ADDRESS(ROW();COLUMN()-6)))" office:value-type="float" office:value="785.123279980257">
            <text:p>785.123279980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59125">
            <text:p>-2.59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.713">
            <text:p>9.713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389">
            <text:p>6.389</text:p>
          </table:table-cell>
          <table:table-cell office:value-type="float" office:value="102.667">
            <text:p>102.667</text:p>
          </table:table-cell>
          <table:table-cell office:value-type="float" office:value="3.667">
            <text:p>3.667</text:p>
          </table:table-cell>
          <table:table-cell office:value-type="float" office:value="1.2">
            <text:p>1.2</text:p>
          </table:table-cell>
          <table:table-cell office:value-type="float" office:value="2.667">
            <text:p>2.667</text:p>
          </table:table-cell>
          <table:table-cell office:value-type="float" office:value="5">
            <text:p>5</text:p>
          </table:table-cell>
          <table:table-cell office:value-type="float" office:value="7.353">
            <text:p>7.353</text:p>
          </table:table-cell>
          <table:table-cell office:value-type="float" office:value="7.875">
            <text:p>7.875</text:p>
          </table:table-cell>
          <table:table-cell office:value-type="float" office:value="4.825">
            <text:p>4.825</text:p>
          </table:table-cell>
          <table:table-cell office:value-type="float" office:value="5">
            <text:p>5</text:p>
          </table:table-cell>
          <table:table-cell office:value-type="float" office:value="4.875">
            <text:p>4.875</text:p>
          </table:table-cell>
          <table:table-cell office:value-type="float" office:value="10.889">
            <text:p>10.889</text:p>
          </table:table-cell>
          <table:table-cell office:value-type="float" office:value="3.667">
            <text:p>3.667</text:p>
          </table:table-cell>
          <table:table-cell office:value-type="float" office:value="2.455">
            <text:p>2.455</text:p>
          </table:table-cell>
          <table:table-cell office:value-type="float" office:value="1.6">
            <text:p>1.6</text:p>
          </table:table-cell>
          <table:table-cell office:value-type="float" office:value="6.667">
            <text:p>6.667</text:p>
          </table:table-cell>
          <table:table-cell office:value-type="float" office:value="16683.33">
            <text:p>16683.33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4.9375">
            <text:p>4.937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16683.33">
            <text:p>16683.33</text:p>
          </table:table-cell>
          <table:table-cell table:formula="of:=AVERAGE(INDIRECT(ADDRESS(ROW();2)):INDIRECT(ADDRESS(ROW();COLUMN()-5)))" office:value-type="float" office:value="936.740333333333">
            <text:p>936.7403333333</text:p>
          </table:table-cell>
          <table:table-cell table:formula="of:=STDEV(INDIRECT(ADDRESS(ROW();2)):INDIRECT(ADDRESS(ROW();COLUMN()-6)))" office:value-type="float" office:value="3929.8991059105">
            <text:p>3929.89910591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8765">
            <text:p>-9.876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9.975">
            <text:p>19.9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42.593">
            <text:p>42.593</text:p>
          </table:table-cell>
          <table:table-cell office:value-type="float" office:value="466.667">
            <text:p>466.667</text:p>
          </table:table-cell>
          <table:table-cell office:value-type="float" office:value="36.667">
            <text:p>36.667</text:p>
          </table:table-cell>
          <table:table-cell office:value-type="float" office:value="8">
            <text:p>8</text:p>
          </table:table-cell>
          <table:table-cell office:value-type="float" office:value="26.667">
            <text:p>26.667</text:p>
          </table:table-cell>
          <table:table-cell office:value-type="float" office:value="33.333">
            <text:p>33.333</text:p>
          </table:table-cell>
          <table:table-cell office:value-type="float" office:value="58.824">
            <text:p>58.824</text:p>
          </table:table-cell>
          <table:table-cell office:value-type="float" office:value="45">
            <text:p>45</text:p>
          </table:table-cell>
          <table:table-cell office:value-type="float" office:value="38.596">
            <text:p>38.596</text:p>
          </table:table-cell>
          <table:table-cell office:value-type="float" office:value="25">
            <text:p>25</text:p>
          </table:table-cell>
          <table:table-cell office:value-type="float" office:value="32.5">
            <text:p>32.5</text:p>
          </table:table-cell>
          <table:table-cell office:value-type="float" office:value="77.778">
            <text:p>77.778</text:p>
          </table:table-cell>
          <table:table-cell office:value-type="float" office:value="36.667">
            <text:p>36.667</text:p>
          </table:table-cell>
          <table:table-cell office:value-type="float" office:value="27.273">
            <text:p>27.273</text:p>
          </table:table-cell>
          <table:table-cell office:value-type="float" office:value="16">
            <text:p>16</text:p>
          </table:table-cell>
          <table:table-cell office:value-type="float" office:value="33.333">
            <text:p>33.333</text:p>
          </table:table-cell>
          <table:table-cell office:value-type="float" office:value="33366.66">
            <text:p>33366.66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35">
            <text:p>35</text:p>
          </table:table-cell>
          <table:table-cell table:formula="of:=MIN(INDIRECT(ADDRESS(ROW();2)):INDIRECT(ADDRESS(ROW();COLUMN()-3)))" office:value-type="float" office:value="8">
            <text:p>8</text:p>
          </table:table-cell>
          <table:table-cell table:formula="of:=MAX(INDIRECT(ADDRESS(ROW();2)):INDIRECT(ADDRESS(ROW();COLUMN()-4)))" office:value-type="float" office:value="33366.66">
            <text:p>33366.66</text:p>
          </table:table-cell>
          <table:table-cell table:formula="of:=AVERAGE(INDIRECT(ADDRESS(ROW();2)):INDIRECT(ADDRESS(ROW();COLUMN()-5)))" office:value-type="float" office:value="1909.97544444444">
            <text:p>1909.9754444445</text:p>
          </table:table-cell>
          <table:table-cell table:formula="of:=STDEV(INDIRECT(ADDRESS(ROW();2)):INDIRECT(ADDRESS(ROW();COLUMN()-6)))" office:value-type="float" office:value="7851.23046137556">
            <text:p>7851.230461375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5.92075">
            <text:p>-25.92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7.1375">
            <text:p>97.13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/>
          <table:table-cell table:formula="of:=MEDIAN(INDIRECT(ADDRESS(ROW();2)):INDIRECT(ADDRESS(ROW();COLUMN()-2)))" office:value-type="float" office:value="1.5">
            <text:p>1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1.625">
            <text:p>1.625</text:p>
          </table:table-cell>
          <table:table-cell table:formula="of:=STDEV(INDIRECT(ADDRESS(ROW();2)):INDIRECT(ADDRESS(ROW();COLUMN()-6)))" office:value-type="float" office:value="0.924065505699423">
            <text:p>0.9240655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125">
            <text:p>-0.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5625">
            <text:p>3.5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P)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.323">
            <text:p>1.323</text:p>
          </table:table-cell>
          <table:table-cell office:value-type="float" office:value="23.44">
            <text:p>23.44</text:p>
          </table:table-cell>
          <table:table-cell office:value-type="float" office:value="1.21">
            <text:p>1.21</text:p>
          </table:table-cell>
          <table:table-cell office:value-type="float" office:value="0.36">
            <text:p>0.3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.24">
            <text:p>3.24</text:p>
          </table:table-cell>
          <table:table-cell office:value-type="float" office:value="1.21">
            <text:p>1.21</text:p>
          </table:table-cell>
          <table:table-cell office:value-type="float" office:value="0.81">
            <text:p>0.81</text:p>
          </table:table-cell>
          <table:table-cell office:value-type="float" office:value="1.69">
            <text:p>1.69</text:p>
          </table:table-cell>
          <table:table-cell office:value-type="float" office:value="1.96">
            <text:p>1.96</text:p>
          </table:table-cell>
          <table:table-cell office:value-type="float" office:value="1.21">
            <text:p>1.21</text:p>
          </table:table-cell>
          <table:table-cell office:value-type="float" office:value="0.9">
            <text:p>0.9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0.36">
            <text:p>0.36</text:p>
          </table:table-cell>
          <table:table-cell/>
          <table:table-cell table:formula="of:=MEDIAN(INDIRECT(ADDRESS(ROW();2)):INDIRECT(ADDRESS(ROW();COLUMN()-2)))" office:value-type="float" office:value="1.21">
            <text:p>1.21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2001">
            <text:p>2001</text:p>
          </table:table-cell>
          <table:table-cell table:formula="of:=AVERAGE(INDIRECT(ADDRESS(ROW();2)):INDIRECT(ADDRESS(ROW();COLUMN()-5)))" office:value-type="float" office:value="113.559611111111">
            <text:p>113.5596111111</text:p>
          </table:table-cell>
          <table:table-cell table:formula="of:=STDEV(INDIRECT(ADDRESS(ROW();2)):INDIRECT(ADDRESS(ROW();COLUMN()-6)))" office:value-type="float" office:value="471.072524169504">
            <text:p>471.072524169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775">
            <text:p>-1.97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95">
            <text:p>4.79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2.43">
            <text:p>2.43</text:p>
          </table:table-cell>
          <table:table-cell office:value-type="float" office:value="1.92">
            <text:p>1.92</text:p>
          </table:table-cell>
          <table:table-cell office:value-type="float" office:value="3">
            <text:p>3</text:p>
          </table:table-cell>
          <table:table-cell office:value-type="float" office:value="18.75">
            <text:p>18.75</text:p>
          </table:table-cell>
          <table:table-cell office:value-type="float" office:value="4.688">
            <text:p>4.688</text:p>
          </table:table-cell>
          <table:table-cell office:value-type="float" office:value="3">
            <text:p>3</text:p>
          </table:table-cell>
          <table:table-cell office:value-type="float" office:value="2.168">
            <text:p>2.168</text:p>
          </table:table-cell>
          <table:table-cell office:value-type="float" office:value="5">
            <text:p>5</text:p>
          </table:table-cell>
          <table:table-cell office:value-type="float" office:value="2.708">
            <text:p>2.708</text:p>
          </table:table-cell>
          <table:table-cell office:value-type="float" office:value="4.32">
            <text:p>4.32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4.688">
            <text:p>4.688</text:p>
          </table:table-cell>
          <table:table-cell table:number-columns-repeated="2" office:value-type="float" office:value="3">
            <text:p>3</text:p>
          </table:table-cell>
          <table:table-cell office:value-type="float" office:value="18.75">
            <text:p>18.7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1.08">
            <text:p>1.08</text:p>
          </table:table-cell>
          <table:table-cell table:formula="of:=MAX(INDIRECT(ADDRESS(ROW();2)):INDIRECT(ADDRESS(ROW();COLUMN()-4)))" office:value-type="float" office:value="18.75">
            <text:p>18.75</text:p>
          </table:table-cell>
          <table:table-cell table:formula="of:=AVERAGE(INDIRECT(ADDRESS(ROW();2)):INDIRECT(ADDRESS(ROW();COLUMN()-5)))" office:value-type="float" office:value="4.989">
            <text:p>4.989</text:p>
          </table:table-cell>
          <table:table-cell table:formula="of:=STDEV(INDIRECT(ADDRESS(ROW();2)):INDIRECT(ADDRESS(ROW();COLUMN()-6)))" office:value-type="float" office:value="5.12434270103465">
            <text:p>5.124342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94">
            <text:p>-2.9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409">
            <text:p>10.409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0.544">
            <text:p>0.544</text:p>
          </table:table-cell>
          <table:table-cell office:value-type="float" office:value="12.208">
            <text:p>12.208</text:p>
          </table:table-cell>
          <table:table-cell office:value-type="float" office:value="0.403">
            <text:p>0.403</text:p>
          </table:table-cell>
          <table:table-cell office:value-type="float" office:value="0.019">
            <text:p>0.019</text:p>
          </table:table-cell>
          <table:table-cell office:value-type="float" office:value="0.213">
            <text:p>0.213</text:p>
          </table:table-cell>
          <table:table-cell office:value-type="float" office:value="0.333">
            <text:p>0.333</text:p>
          </table:table-cell>
          <table:table-cell office:value-type="float" office:value="0.923">
            <text:p>0.923</text:p>
          </table:table-cell>
          <table:table-cell office:value-type="float" office:value="0.648">
            <text:p>0.648</text:p>
          </table:table-cell>
          <table:table-cell office:value-type="float" office:value="0.447">
            <text:p>0.447</text:p>
          </table:table-cell>
          <table:table-cell office:value-type="float" office:value="0.188">
            <text:p>0.188</text:p>
          </table:table-cell>
          <table:table-cell office:value-type="float" office:value="0.338">
            <text:p>0.338</text:p>
          </table:table-cell>
          <table:table-cell office:value-type="float" office:value="1.815">
            <text:p>1.815</text:p>
          </table:table-cell>
          <table:table-cell office:value-type="float" office:value="0.403">
            <text:p>0.403</text:p>
          </table:table-cell>
          <table:table-cell office:value-type="float" office:value="0.273">
            <text:p>0.273</text:p>
          </table:table-cell>
          <table:table-cell office:value-type="float" office:value="0.077">
            <text:p>0.077</text:p>
          </table:table-cell>
          <table:table-cell office:value-type="float" office:value="0.333">
            <text:p>0.333</text:p>
          </table:table-cell>
          <table:table-cell office:value-type="float" office:value="667">
            <text:p>667</text:p>
          </table:table-cell>
          <table:table-cell office:value-type="float" office:value="0.019">
            <text:p>0.019</text:p>
          </table:table-cell>
          <table:table-cell/>
          <table:table-cell table:formula="of:=MEDIAN(INDIRECT(ADDRESS(ROW();2)):INDIRECT(ADDRESS(ROW();COLUMN()-2)))" office:value-type="float" office:value="0.3705">
            <text:p>0.3705</text:p>
          </table:table-cell>
          <table:table-cell table:formula="of:=MIN(INDIRECT(ADDRESS(ROW();2)):INDIRECT(ADDRESS(ROW();COLUMN()-3)))" office:value-type="float" office:value="0.019">
            <text:p>0.019</text:p>
          </table:table-cell>
          <table:table-cell table:formula="of:=MAX(INDIRECT(ADDRESS(ROW();2)):INDIRECT(ADDRESS(ROW();COLUMN()-4)))" office:value-type="float" office:value="667">
            <text:p>667</text:p>
          </table:table-cell>
          <table:table-cell table:formula="of:=AVERAGE(INDIRECT(ADDRESS(ROW();2)):INDIRECT(ADDRESS(ROW();COLUMN()-5)))" office:value-type="float" office:value="38.1213333333333">
            <text:p>38.1213333333</text:p>
          </table:table-cell>
          <table:table-cell table:formula="of:=STDEV(INDIRECT(ADDRESS(ROW();2)):INDIRECT(ADDRESS(ROW();COLUMN()-6)))" office:value-type="float" office:value="156.972397500138">
            <text:p>156.97239750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954">
            <text:p>-0.95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804">
            <text:p>1.804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5.442">
            <text:p>5.442</text:p>
          </table:table-cell>
          <table:table-cell office:value-type="float" office:value="122.083">
            <text:p>122.083</text:p>
          </table:table-cell>
          <table:table-cell office:value-type="float" office:value="4.033">
            <text:p>4.033</text:p>
          </table:table-cell>
          <table:table-cell office:value-type="float" office:value="0.192">
            <text:p>0.192</text:p>
          </table:table-cell>
          <table:table-cell office:value-type="float" office:value="2.133">
            <text:p>2.133</text:p>
          </table:table-cell>
          <table:table-cell office:value-type="float" office:value="3.333">
            <text:p>3.333</text:p>
          </table:table-cell>
          <table:table-cell office:value-type="float" office:value="9.227">
            <text:p>9.227</text:p>
          </table:table-cell>
          <table:table-cell office:value-type="float" office:value="6.48">
            <text:p>6.48</text:p>
          </table:table-cell>
          <table:table-cell office:value-type="float" office:value="4.469">
            <text:p>4.469</text:p>
          </table:table-cell>
          <table:table-cell office:value-type="float" office:value="1.875">
            <text:p>1.875</text:p>
          </table:table-cell>
          <table:table-cell office:value-type="float" office:value="3.38">
            <text:p>3.38</text:p>
          </table:table-cell>
          <table:table-cell office:value-type="float" office:value="18.148">
            <text:p>18.148</text:p>
          </table:table-cell>
          <table:table-cell office:value-type="float" office:value="4.033">
            <text:p>4.033</text:p>
          </table:table-cell>
          <table:table-cell office:value-type="float" office:value="2.727">
            <text:p>2.727</text:p>
          </table:table-cell>
          <table:table-cell office:value-type="float" office:value="0.768">
            <text:p>0.768</text:p>
          </table:table-cell>
          <table:table-cell office:value-type="float" office:value="3.333">
            <text:p>3.333</text:p>
          </table:table-cell>
          <table:table-cell office:value-type="float" office:value="6670">
            <text:p>6670</text:p>
          </table:table-cell>
          <table:table-cell office:value-type="float" office:value="0.192">
            <text:p>0.192</text:p>
          </table:table-cell>
          <table:table-cell/>
          <table:table-cell table:formula="of:=MEDIAN(INDIRECT(ADDRESS(ROW();2)):INDIRECT(ADDRESS(ROW();COLUMN()-2)))" office:value-type="float" office:value="3.7065">
            <text:p>3.7065</text:p>
          </table:table-cell>
          <table:table-cell table:formula="of:=MIN(INDIRECT(ADDRESS(ROW();2)):INDIRECT(ADDRESS(ROW();COLUMN()-3)))" office:value-type="float" office:value="0.192">
            <text:p>0.192</text:p>
          </table:table-cell>
          <table:table-cell table:formula="of:=MAX(INDIRECT(ADDRESS(ROW();2)):INDIRECT(ADDRESS(ROW();COLUMN()-4)))" office:value-type="float" office:value="6670">
            <text:p>6670</text:p>
          </table:table-cell>
          <table:table-cell table:formula="of:=AVERAGE(INDIRECT(ADDRESS(ROW();2)):INDIRECT(ADDRESS(ROW();COLUMN()-5)))" office:value-type="float" office:value="381.213777777778">
            <text:p>381.2137777778</text:p>
          </table:table-cell>
          <table:table-cell table:formula="of:=STDEV(INDIRECT(ADDRESS(ROW();2)):INDIRECT(ADDRESS(ROW();COLUMN()-6)))" office:value-type="float" office:value="1569.72387349198">
            <text:p>1569.7238734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5355">
            <text:p>-9.53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0375">
            <text:p>18.03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0.885">
            <text:p>10.885</text:p>
          </table:table-cell>
          <table:table-cell office:value-type="float" office:value="444.383">
            <text:p>444.383</text:p>
          </table:table-cell>
          <table:table-cell office:value-type="float" office:value="4.033">
            <text:p>4.033</text:p>
          </table:table-cell>
          <table:table-cell office:value-type="float" office:value="0.384">
            <text:p>0.384</text:p>
          </table:table-cell>
          <table:table-cell office:value-type="float" office:value="2.133">
            <text:p>2.133</text:p>
          </table:table-cell>
          <table:table-cell office:value-type="float" office:value="6.667">
            <text:p>6.667</text:p>
          </table:table-cell>
          <table:table-cell office:value-type="float" office:value="13.841">
            <text:p>13.841</text:p>
          </table:table-cell>
          <table:table-cell office:value-type="float" office:value="16.2">
            <text:p>16.2</text:p>
          </table:table-cell>
          <table:table-cell office:value-type="float" office:value="6.704">
            <text:p>6.704</text:p>
          </table:table-cell>
          <table:table-cell office:value-type="float" office:value="3.75">
            <text:p>3.75</text:p>
          </table:table-cell>
          <table:table-cell office:value-type="float" office:value="6.76">
            <text:p>6.76</text:p>
          </table:table-cell>
          <table:table-cell office:value-type="float" office:value="35.57">
            <text:p>35.57</text:p>
          </table:table-cell>
          <table:table-cell office:value-type="float" office:value="4.033">
            <text:p>4.033</text:p>
          </table:table-cell>
          <table:table-cell office:value-type="float" office:value="2.455">
            <text:p>2.455</text:p>
          </table:table-cell>
          <table:table-cell office:value-type="float" office:value="0.768">
            <text:p>0.768</text:p>
          </table:table-cell>
          <table:table-cell office:value-type="float" office:value="10">
            <text:p>10</text:p>
          </table:table-cell>
          <table:table-cell office:value-type="float" office:value="166750">
            <text:p>166750</text:p>
          </table:table-cell>
          <table:table-cell office:value-type="float" office:value="0.384">
            <text:p>0.384</text:p>
          </table:table-cell>
          <table:table-cell/>
          <table:table-cell table:formula="of:=MEDIAN(INDIRECT(ADDRESS(ROW();2)):INDIRECT(ADDRESS(ROW();COLUMN()-2)))" office:value-type="float" office:value="6.6855">
            <text:p>6.6855</text:p>
          </table:table-cell>
          <table:table-cell table:formula="of:=MIN(INDIRECT(ADDRESS(ROW();2)):INDIRECT(ADDRESS(ROW();COLUMN()-3)))" office:value-type="float" office:value="0.384">
            <text:p>0.384</text:p>
          </table:table-cell>
          <table:table-cell table:formula="of:=MAX(INDIRECT(ADDRESS(ROW();2)):INDIRECT(ADDRESS(ROW();COLUMN()-4)))" office:value-type="float" office:value="166750">
            <text:p>166750</text:p>
          </table:table-cell>
          <table:table-cell table:formula="of:=AVERAGE(INDIRECT(ADDRESS(ROW();2)):INDIRECT(ADDRESS(ROW();COLUMN()-5)))" office:value-type="float" office:value="9295.49722222222">
            <text:p>9295.4972222222</text:p>
          </table:table-cell>
          <table:table-cell table:formula="of:=STDEV(INDIRECT(ADDRESS(ROW();2)):INDIRECT(ADDRESS(ROW();COLUMN()-6)))" office:value-type="float" office:value="39295.5986699949">
            <text:p>39295.59866999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8.191">
            <text:p>-28.19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4.07175">
            <text:p>44.071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54.424">
            <text:p>54.424</text:p>
          </table:table-cell>
          <table:table-cell office:value-type="float" office:value="1220.833">
            <text:p>1220.833</text:p>
          </table:table-cell>
          <table:table-cell office:value-type="float" office:value="40.333">
            <text:p>40.333</text:p>
          </table:table-cell>
          <table:table-cell office:value-type="float" office:value="1.92">
            <text:p>1.92</text:p>
          </table:table-cell>
          <table:table-cell office:value-type="float" office:value="21.333">
            <text:p>21.333</text:p>
          </table:table-cell>
          <table:table-cell office:value-type="float" office:value="33.333">
            <text:p>33.333</text:p>
          </table:table-cell>
          <table:table-cell office:value-type="float" office:value="92.272">
            <text:p>92.272</text:p>
          </table:table-cell>
          <table:table-cell office:value-type="float" office:value="64.8">
            <text:p>64.8</text:p>
          </table:table-cell>
          <table:table-cell office:value-type="float" office:value="44.691">
            <text:p>44.691</text:p>
          </table:table-cell>
          <table:table-cell office:value-type="float" office:value="18.75">
            <text:p>18.75</text:p>
          </table:table-cell>
          <table:table-cell office:value-type="float" office:value="33.8">
            <text:p>33.8</text:p>
          </table:table-cell>
          <table:table-cell office:value-type="float" office:value="181.482">
            <text:p>181.482</text:p>
          </table:table-cell>
          <table:table-cell office:value-type="float" office:value="40.333">
            <text:p>40.333</text:p>
          </table:table-cell>
          <table:table-cell office:value-type="float" office:value="27.273">
            <text:p>27.273</text:p>
          </table:table-cell>
          <table:table-cell office:value-type="float" office:value="7.68">
            <text:p>7.68</text:p>
          </table:table-cell>
          <table:table-cell office:value-type="float" office:value="33.333">
            <text:p>33.333</text:p>
          </table:table-cell>
          <table:table-cell office:value-type="float" office:value="66700">
            <text:p>66700</text:p>
          </table:table-cell>
          <table:table-cell office:value-type="float" office:value="1.92">
            <text:p>1.92</text:p>
          </table:table-cell>
          <table:table-cell/>
          <table:table-cell table:formula="of:=MEDIAN(INDIRECT(ADDRESS(ROW();2)):INDIRECT(ADDRESS(ROW();COLUMN()-2)))" office:value-type="float" office:value="37.0665">
            <text:p>37.0665</text:p>
          </table:table-cell>
          <table:table-cell table:formula="of:=MIN(INDIRECT(ADDRESS(ROW();2)):INDIRECT(ADDRESS(ROW();COLUMN()-3)))" office:value-type="float" office:value="1.92">
            <text:p>1.92</text:p>
          </table:table-cell>
          <table:table-cell table:formula="of:=MAX(INDIRECT(ADDRESS(ROW();2)):INDIRECT(ADDRESS(ROW();COLUMN()-4)))" office:value-type="float" office:value="66700">
            <text:p>66700</text:p>
          </table:table-cell>
          <table:table-cell table:formula="of:=AVERAGE(INDIRECT(ADDRESS(ROW();2)):INDIRECT(ADDRESS(ROW();COLUMN()-5)))" office:value-type="float" office:value="3812.13944444444">
            <text:p>3812.1394444445</text:p>
          </table:table-cell>
          <table:table-cell table:formula="of:=STDEV(INDIRECT(ADDRESS(ROW();2)):INDIRECT(ADDRESS(ROW();COLUMN()-6)))" office:value-type="float" office:value="15697.2383253161">
            <text:p>15697.238325316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5.346">
            <text:p>-95.34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0.37">
            <text:p>180.37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3.64">
            <text:p>3.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2">
            <text:p>2</text:p>
          </table:table-cell>
          <table:table-cell office:value-type="float" office:value="1.96">
            <text:p>1.96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25">
            <text:p>25</text:p>
          </table:table-cell>
          <table:table-cell table:formula="of:=AVERAGE(INDIRECT(ADDRESS(ROW();2)):INDIRECT(ADDRESS(ROW();COLUMN()-5)))" office:value-type="float" office:value="3.11111111111111">
            <text:p>3.1111111111</text:p>
          </table:table-cell>
          <table:table-cell table:formula="of:=STDEV(INDIRECT(ADDRESS(ROW();2)):INDIRECT(ADDRESS(ROW();COLUMN()-6)))" office:value-type="float" office:value="5.51163997040796">
            <text:p>5.51163997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5">
            <text:p>-1.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625">
            <text:p>4.6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P)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.521">
            <text:p>1.521</text:p>
          </table:table-cell>
          <table:table-cell office:value-type="float" office:value="38.128">
            <text:p>38.128</text:p>
          </table:table-cell>
          <table:table-cell office:value-type="float" office:value="1.331">
            <text:p>1.331</text:p>
          </table:table-cell>
          <table:table-cell office:value-type="float" office:value="0.216">
            <text:p>0.216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.832">
            <text:p>5.832</text:p>
          </table:table-cell>
          <table:table-cell office:value-type="float" office:value="1.331">
            <text:p>1.331</text:p>
          </table:table-cell>
          <table:table-cell office:value-type="float" office:value="0.729">
            <text:p>0.729</text:p>
          </table:table-cell>
          <table:table-cell office:value-type="float" office:value="2.197">
            <text:p>2.197</text:p>
          </table:table-cell>
          <table:table-cell office:value-type="float" office:value="2.744">
            <text:p>2.744</text:p>
          </table:table-cell>
          <table:table-cell office:value-type="float" office:value="1.331">
            <text:p>1.331</text:p>
          </table:table-cell>
          <table:table-cell office:value-type="float" office:value="0.9">
            <text:p>0.9</text:p>
          </table:table-cell>
          <table:table-cell office:value-type="float" office:value="0.216">
            <text:p>0.216</text:p>
          </table:table-cell>
          <table:table-cell office:value-type="float" office:value="1">
            <text:p>1</text:p>
          </table:table-cell>
          <table:table-cell office:value-type="float" office:value="3001">
            <text:p>3001</text:p>
          </table:table-cell>
          <table:table-cell office:value-type="float" office:value="0.216">
            <text:p>0.216</text:p>
          </table:table-cell>
          <table:table-cell/>
          <table:table-cell table:formula="of:=MEDIAN(INDIRECT(ADDRESS(ROW();2)):INDIRECT(ADDRESS(ROW();COLUMN()-2)))" office:value-type="float" office:value="1.331">
            <text:p>1.331</text:p>
          </table:table-cell>
          <table:table-cell table:formula="of:=MIN(INDIRECT(ADDRESS(ROW();2)):INDIRECT(ADDRESS(ROW();COLUMN()-3)))" office:value-type="float" office:value="0.216">
            <text:p>0.216</text:p>
          </table:table-cell>
          <table:table-cell table:formula="of:=MAX(INDIRECT(ADDRESS(ROW();2)):INDIRECT(ADDRESS(ROW();COLUMN()-4)))" office:value-type="float" office:value="3001">
            <text:p>3001</text:p>
          </table:table-cell>
          <table:table-cell table:formula="of:=AVERAGE(INDIRECT(ADDRESS(ROW();2)):INDIRECT(ADDRESS(ROW();COLUMN()-5)))" office:value-type="float" office:value="170.177333333333">
            <text:p>170.1773333333</text:p>
          </table:table-cell>
          <table:table-cell table:formula="of:=STDEV(INDIRECT(ADDRESS(ROW();2)):INDIRECT(ADDRESS(ROW();COLUMN()-6)))" office:value-type="float" office:value="706.533943501572">
            <text:p>706.53394350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57275">
            <text:p>-3.57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22">
            <text:p>6.922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2.187">
            <text:p>2.187</text:p>
          </table:table-cell>
          <table:table-cell office:value-type="float" office:value="1.536">
            <text:p>1.536</text:p>
          </table:table-cell>
          <table:table-cell office:value-type="float" office:value="3">
            <text:p>3</text:p>
          </table:table-cell>
          <table:table-cell office:value-type="float" office:value="46.875">
            <text:p>46.875</text:p>
          </table:table-cell>
          <table:table-cell office:value-type="float" office:value="5.859">
            <text:p>5.859</text:p>
          </table:table-cell>
          <table:table-cell office:value-type="float" office:value="3">
            <text:p>3</text:p>
          </table:table-cell>
          <table:table-cell office:value-type="float" office:value="1.842">
            <text:p>1.842</text:p>
          </table:table-cell>
          <table:table-cell office:value-type="float" office:value="6">
            <text:p>6</text:p>
          </table:table-cell>
          <table:table-cell office:value-type="float" office:value="2.572">
            <text:p>2.572</text:p>
          </table:table-cell>
          <table:table-cell office:value-type="float" office:value="5.184">
            <text:p>5.184</text:p>
          </table:table-cell>
          <table:table-cell office:value-type="float" office:value="6">
            <text:p>6</text:p>
          </table:table-cell>
          <table:table-cell office:value-type="float" office:value="0.648">
            <text:p>0.648</text:p>
          </table:table-cell>
          <table:table-cell office:value-type="float" office:value="3">
            <text:p>3</text:p>
          </table:table-cell>
          <table:table-cell office:value-type="float" office:value="3.3">
            <text:p>3.3</text:p>
          </table:table-cell>
          <table:table-cell office:value-type="float" office:value="5.859">
            <text:p>5.859</text:p>
          </table:table-cell>
          <table:table-cell table:number-columns-repeated="2" office:value-type="float" office:value="3">
            <text:p>3</text:p>
          </table:table-cell>
          <table:table-cell office:value-type="float" office:value="46.875">
            <text:p>46.875</text:p>
          </table:table-cell>
          <table:table-cell/>
          <table:table-cell table:formula="of:=MEDIAN(INDIRECT(ADDRESS(ROW();2)):INDIRECT(ADDRESS(ROW();COLUMN()-2)))" office:value-type="float" office:value="3">
            <text:p>3</text:p>
          </table:table-cell>
          <table:table-cell table:formula="of:=MIN(INDIRECT(ADDRESS(ROW();2)):INDIRECT(ADDRESS(ROW();COLUMN()-3)))" office:value-type="float" office:value="0.648">
            <text:p>0.648</text:p>
          </table:table-cell>
          <table:table-cell table:formula="of:=MAX(INDIRECT(ADDRESS(ROW();2)):INDIRECT(ADDRESS(ROW();COLUMN()-4)))" office:value-type="float" office:value="46.875">
            <text:p>46.875</text:p>
          </table:table-cell>
          <table:table-cell table:formula="of:=AVERAGE(INDIRECT(ADDRESS(ROW();2)):INDIRECT(ADDRESS(ROW();COLUMN()-5)))" office:value-type="float" office:value="8.31872222222222">
            <text:p>8.3187222222</text:p>
          </table:table-cell>
          <table:table-cell table:formula="of:=STDEV(INDIRECT(ADDRESS(ROW();2)):INDIRECT(ADDRESS(ROW();COLUMN()-6)))" office:value-type="float" office:value="14.1211161773697">
            <text:p>14.12111617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861">
            <text:p>-6.86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.399">
            <text:p>15.399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0.695">
            <text:p>0.695</text:p>
          </table:table-cell>
          <table:table-cell office:value-type="float" office:value="24.823">
            <text:p>24.823</text:p>
          </table:table-cell>
          <table:table-cell office:value-type="float" office:value="0.444">
            <text:p>0.444</text:p>
          </table:table-cell>
          <table:table-cell office:value-type="float" office:value="0.005">
            <text:p>0.005</text:p>
          </table:table-cell>
          <table:table-cell office:value-type="float" office:value="0.171">
            <text:p>0.171</text:p>
          </table:table-cell>
          <table:table-cell office:value-type="float" office:value="0.333">
            <text:p>0.333</text:p>
          </table:table-cell>
          <table:table-cell office:value-type="float" office:value="1.357">
            <text:p>1.357</text:p>
          </table:table-cell>
          <table:table-cell office:value-type="float" office:value="0.972">
            <text:p>0.972</text:p>
          </table:table-cell>
          <table:table-cell office:value-type="float" office:value="0.517">
            <text:p>0.517</text:p>
          </table:table-cell>
          <table:table-cell office:value-type="float" office:value="0.141">
            <text:p>0.141</text:p>
          </table:table-cell>
          <table:table-cell office:value-type="float" office:value="0.366">
            <text:p>0.366</text:p>
          </table:table-cell>
          <table:table-cell office:value-type="float" office:value="4.235">
            <text:p>4.235</text:p>
          </table:table-cell>
          <table:table-cell office:value-type="float" office:value="0.444">
            <text:p>0.444</text:p>
          </table:table-cell>
          <table:table-cell office:value-type="float" office:value="0.273">
            <text:p>0.273</text:p>
          </table:table-cell>
          <table:table-cell office:value-type="float" office:value="0.037">
            <text:p>0.037</text:p>
          </table:table-cell>
          <table:table-cell office:value-type="float" office:value="0.333">
            <text:p>0.333</text:p>
          </table:table-cell>
          <table:table-cell office:value-type="float" office:value="1000.333">
            <text:p>1000.333</text:p>
          </table:table-cell>
          <table:table-cell office:value-type="float" office:value="0.005">
            <text:p>0.005</text:p>
          </table:table-cell>
          <table:table-cell/>
          <table:table-cell table:formula="of:=MEDIAN(INDIRECT(ADDRESS(ROW();2)):INDIRECT(ADDRESS(ROW();COLUMN()-2)))" office:value-type="float" office:value="0.405">
            <text:p>0.405</text:p>
          </table:table-cell>
          <table:table-cell table:formula="of:=MIN(INDIRECT(ADDRESS(ROW();2)):INDIRECT(ADDRESS(ROW();COLUMN()-3)))" office:value-type="float" office:value="0.005">
            <text:p>0.005</text:p>
          </table:table-cell>
          <table:table-cell table:formula="of:=MAX(INDIRECT(ADDRESS(ROW();2)):INDIRECT(ADDRESS(ROW();COLUMN()-4)))" office:value-type="float" office:value="1000.333">
            <text:p>1000.333</text:p>
          </table:table-cell>
          <table:table-cell table:formula="of:=AVERAGE(INDIRECT(ADDRESS(ROW();2)):INDIRECT(ADDRESS(ROW();COLUMN()-5)))" office:value-type="float" office:value="57.5268888888889">
            <text:p>57.5268888889</text:p>
          </table:table-cell>
          <table:table-cell table:formula="of:=STDEV(INDIRECT(ADDRESS(ROW();2)):INDIRECT(ADDRESS(ROW();COLUMN()-6)))" office:value-type="float" office:value="235.364106670767">
            <text:p>235.36410667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2225">
            <text:p>-1.92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0215">
            <text:p>3.021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954">
            <text:p>6.954</text:p>
          </table:table-cell>
          <table:table-cell office:value-type="float" office:value="248.229">
            <text:p>248.229</text:p>
          </table:table-cell>
          <table:table-cell office:value-type="float" office:value="4.437">
            <text:p>4.437</text:p>
          </table:table-cell>
          <table:table-cell office:value-type="float" office:value="0.046">
            <text:p>0.046</text:p>
          </table:table-cell>
          <table:table-cell office:value-type="float" office:value="1.707">
            <text:p>1.707</text:p>
          </table:table-cell>
          <table:table-cell office:value-type="float" office:value="3.333">
            <text:p>3.333</text:p>
          </table:table-cell>
          <table:table-cell office:value-type="float" office:value="13.569">
            <text:p>13.569</text:p>
          </table:table-cell>
          <table:table-cell office:value-type="float" office:value="9.72">
            <text:p>9.72</text:p>
          </table:table-cell>
          <table:table-cell office:value-type="float" office:value="5.175">
            <text:p>5.175</text:p>
          </table:table-cell>
          <table:table-cell office:value-type="float" office:value="1.406">
            <text:p>1.406</text:p>
          </table:table-cell>
          <table:table-cell office:value-type="float" office:value="3.662">
            <text:p>3.662</text:p>
          </table:table-cell>
          <table:table-cell office:value-type="float" office:value="42.346">
            <text:p>42.346</text:p>
          </table:table-cell>
          <table:table-cell office:value-type="float" office:value="4.437">
            <text:p>4.437</text:p>
          </table:table-cell>
          <table:table-cell office:value-type="float" office:value="2.727">
            <text:p>2.727</text:p>
          </table:table-cell>
          <table:table-cell office:value-type="float" office:value="0.369">
            <text:p>0.369</text:p>
          </table:table-cell>
          <table:table-cell office:value-type="float" office:value="3.333">
            <text:p>3.333</text:p>
          </table:table-cell>
          <table:table-cell office:value-type="float" office:value="10003.33">
            <text:p>10003.33</text:p>
          </table:table-cell>
          <table:table-cell office:value-type="float" office:value="0.046">
            <text:p>0.046</text:p>
          </table:table-cell>
          <table:table-cell/>
          <table:table-cell table:formula="of:=MEDIAN(INDIRECT(ADDRESS(ROW();2)):INDIRECT(ADDRESS(ROW();COLUMN()-2)))" office:value-type="float" office:value="4.0495">
            <text:p>4.0495</text:p>
          </table:table-cell>
          <table:table-cell table:formula="of:=MIN(INDIRECT(ADDRESS(ROW();2)):INDIRECT(ADDRESS(ROW();COLUMN()-3)))" office:value-type="float" office:value="0.046">
            <text:p>0.046</text:p>
          </table:table-cell>
          <table:table-cell table:formula="of:=MAX(INDIRECT(ADDRESS(ROW();2)):INDIRECT(ADDRESS(ROW();COLUMN()-4)))" office:value-type="float" office:value="10003.33">
            <text:p>10003.33</text:p>
          </table:table-cell>
          <table:table-cell table:formula="of:=AVERAGE(INDIRECT(ADDRESS(ROW();2)):INDIRECT(ADDRESS(ROW();COLUMN()-5)))" office:value-type="float" office:value="575.268111111111">
            <text:p>575.2681111111</text:p>
          </table:table-cell>
          <table:table-cell table:formula="of:=STDEV(INDIRECT(ADDRESS(ROW();2)):INDIRECT(ADDRESS(ROW();COLUMN()-6)))" office:value-type="float" office:value="2353.64125808129">
            <text:p>2353.64125808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2375">
            <text:p>-19.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0.228">
            <text:p>30.228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7.385">
            <text:p>17.385</text:p>
          </table:table-cell>
          <table:table-cell office:value-type="float" office:value="1332.494">
            <text:p>1332.494</text:p>
          </table:table-cell>
          <table:table-cell office:value-type="float" office:value="4.437">
            <text:p>4.437</text:p>
          </table:table-cell>
          <table:table-cell office:value-type="float" office:value="0.115">
            <text:p>0.115</text:p>
          </table:table-cell>
          <table:table-cell office:value-type="float" office:value="1.707">
            <text:p>1.707</text:p>
          </table:table-cell>
          <table:table-cell office:value-type="float" office:value="8.333">
            <text:p>8.333</text:p>
          </table:table-cell>
          <table:table-cell office:value-type="float" office:value="23.747">
            <text:p>23.747</text:p>
          </table:table-cell>
          <table:table-cell office:value-type="float" office:value="31.59">
            <text:p>31.59</text:p>
          </table:table-cell>
          <table:table-cell office:value-type="float" office:value="9.056">
            <text:p>9.056</text:p>
          </table:table-cell>
          <table:table-cell office:value-type="float" office:value="2.813">
            <text:p>2.813</text:p>
          </table:table-cell>
          <table:table-cell office:value-type="float" office:value="9.154">
            <text:p>9.154</text:p>
          </table:table-cell>
          <table:table-cell office:value-type="float" office:value="116.197">
            <text:p>116.197</text:p>
          </table:table-cell>
          <table:table-cell office:value-type="float" office:value="4.437">
            <text:p>4.437</text:p>
          </table:table-cell>
          <table:table-cell office:value-type="float" office:value="2.455">
            <text:p>2.455</text:p>
          </table:table-cell>
          <table:table-cell office:value-type="float" office:value="0.369">
            <text:p>0.369</text:p>
          </table:table-cell>
          <table:table-cell office:value-type="float" office:value="13.333">
            <text:p>13.333</text:p>
          </table:table-cell>
          <table:table-cell office:value-type="float" office:value="1250417">
            <text:p>1250417</text:p>
          </table:table-cell>
          <table:table-cell office:value-type="float" office:value="0.115">
            <text:p>0.115</text:p>
          </table:table-cell>
          <table:table-cell/>
          <table:table-cell table:formula="of:=MEDIAN(INDIRECT(ADDRESS(ROW();2)):INDIRECT(ADDRESS(ROW();COLUMN()-2)))" office:value-type="float" office:value="8.6945">
            <text:p>8.6945</text:p>
          </table:table-cell>
          <table:table-cell table:formula="of:=MIN(INDIRECT(ADDRESS(ROW();2)):INDIRECT(ADDRESS(ROW();COLUMN()-3)))" office:value-type="float" office:value="0.115">
            <text:p>0.115</text:p>
          </table:table-cell>
          <table:table-cell table:formula="of:=MAX(INDIRECT(ADDRESS(ROW();2)):INDIRECT(ADDRESS(ROW();COLUMN()-4)))" office:value-type="float" office:value="1250417">
            <text:p>1250417</text:p>
          </table:table-cell>
          <table:table-cell table:formula="of:=AVERAGE(INDIRECT(ADDRESS(ROW();2)):INDIRECT(ADDRESS(ROW();COLUMN()-5)))" office:value-type="float" office:value="69555.2631666667">
            <text:p>69555.2631666667</text:p>
          </table:table-cell>
          <table:table-cell table:formula="of:=STDEV(INDIRECT(ADDRESS(ROW();2)):INDIRECT(ADDRESS(ROW();COLUMN()-6)))" office:value-type="float" office:value="294704.402435148">
            <text:p>294704.4024351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6.2915">
            <text:p>-56.2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0.9925">
            <text:p>80.99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9.542">
            <text:p>69.542</text:p>
          </table:table-cell>
          <table:table-cell office:value-type="float" office:value="2482.292">
            <text:p>2482.292</text:p>
          </table:table-cell>
          <table:table-cell office:value-type="float" office:value="44.367">
            <text:p>44.367</text:p>
          </table:table-cell>
          <table:table-cell office:value-type="float" office:value="0.461">
            <text:p>0.461</text:p>
          </table:table-cell>
          <table:table-cell office:value-type="float" office:value="17.067">
            <text:p>17.067</text:p>
          </table:table-cell>
          <table:table-cell office:value-type="float" office:value="33.333">
            <text:p>33.333</text:p>
          </table:table-cell>
          <table:table-cell office:value-type="float" office:value="135.694">
            <text:p>135.694</text:p>
          </table:table-cell>
          <table:table-cell office:value-type="float" office:value="97.2">
            <text:p>97.2</text:p>
          </table:table-cell>
          <table:table-cell office:value-type="float" office:value="51.747">
            <text:p>51.747</text:p>
          </table:table-cell>
          <table:table-cell office:value-type="float" office:value="14.063">
            <text:p>14.063</text:p>
          </table:table-cell>
          <table:table-cell office:value-type="float" office:value="36.617">
            <text:p>36.617</text:p>
          </table:table-cell>
          <table:table-cell office:value-type="float" office:value="423.457">
            <text:p>423.457</text:p>
          </table:table-cell>
          <table:table-cell office:value-type="float" office:value="44.367">
            <text:p>44.367</text:p>
          </table:table-cell>
          <table:table-cell office:value-type="float" office:value="27.273">
            <text:p>27.273</text:p>
          </table:table-cell>
          <table:table-cell office:value-type="float" office:value="3.686">
            <text:p>3.686</text:p>
          </table:table-cell>
          <table:table-cell office:value-type="float" office:value="33.333">
            <text:p>33.333</text:p>
          </table:table-cell>
          <table:table-cell office:value-type="float" office:value="100033.3">
            <text:p>100033.3</text:p>
          </table:table-cell>
          <table:table-cell office:value-type="float" office:value="0.461">
            <text:p>0.461</text:p>
          </table:table-cell>
          <table:table-cell/>
          <table:table-cell table:formula="of:=MEDIAN(INDIRECT(ADDRESS(ROW();2)):INDIRECT(ADDRESS(ROW();COLUMN()-2)))" office:value-type="float" office:value="40.492">
            <text:p>40.492</text:p>
          </table:table-cell>
          <table:table-cell table:formula="of:=MIN(INDIRECT(ADDRESS(ROW();2)):INDIRECT(ADDRESS(ROW();COLUMN()-3)))" office:value-type="float" office:value="0.461">
            <text:p>0.461</text:p>
          </table:table-cell>
          <table:table-cell table:formula="of:=MAX(INDIRECT(ADDRESS(ROW();2)):INDIRECT(ADDRESS(ROW();COLUMN()-4)))" office:value-type="float" office:value="100033.3">
            <text:p>100033.3</text:p>
          </table:table-cell>
          <table:table-cell table:formula="of:=AVERAGE(INDIRECT(ADDRESS(ROW();2)):INDIRECT(ADDRESS(ROW();COLUMN()-5)))" office:value-type="float" office:value="5752.68111111111">
            <text:p>5752.6811111111</text:p>
          </table:table-cell>
          <table:table-cell table:formula="of:=STDEV(INDIRECT(ADDRESS(ROW();2)):INDIRECT(ADDRESS(ROW();COLUMN()-6)))" office:value-type="float" office:value="23536.412591069">
            <text:p>23536.4125910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2.3825">
            <text:p>-192.3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02.2865">
            <text:p>302.286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5.368">
            <text:p>5.368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75">
            <text:p>1.75</text:p>
          </table:table-cell>
          <table:table-cell office:value-type="float" office:value="3.25">
            <text:p>3.25</text:p>
          </table:table-cell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744">
            <text:p>2.744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0.9">
            <text:p>0.9</text:p>
          </table:table-cell>
          <table:table-cell table:formula="of:=MAX(INDIRECT(ADDRESS(ROW();2)):INDIRECT(ADDRESS(ROW();COLUMN()-4)))" office:value-type="float" office:value="125">
            <text:p>125</text:p>
          </table:table-cell>
          <table:table-cell table:formula="of:=AVERAGE(INDIRECT(ADDRESS(ROW();2)):INDIRECT(ADDRESS(ROW();COLUMN()-5)))" office:value-type="float" office:value="9.07011111111111">
            <text:p>9.0701111111</text:p>
          </table:table-cell>
          <table:table-cell table:formula="of:=STDEV(INDIRECT(ADDRESS(ROW();2)):INDIRECT(ADDRESS(ROW();COLUMN()-6)))" office:value-type="float" office:value="28.9556333844178">
            <text:p>28.955633384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299">
            <text:p>-3.2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1695">
            <text:p>7.169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6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R)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7.25">
            <text:p>17.25</text:p>
          </table:table-cell>
          <table:table-cell office:value-type="float" office:value="28">
            <text:p>28</text:p>
          </table:table-cell>
          <table:table-cell office:value-type="float" office:value="16.5">
            <text:p>16.5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 office:value-type="float" office:value="15.5">
            <text:p>15.5</text:p>
          </table:table-cell>
          <table:table-cell office:value-type="float" office:value="27">
            <text:p>27</text:p>
          </table:table-cell>
          <table:table-cell office:value-type="float" office:value="16.5">
            <text:p>16.5</text:p>
          </table:table-cell>
          <table:table-cell office:value-type="float" office:value="13.5">
            <text:p>13.5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16.5">
            <text:p>16.5</text:p>
          </table:table-cell>
          <table:table-cell office:value-type="float" office:value="13.5">
            <text:p>13.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015">
            <text:p>1015</text:p>
          </table:table-cell>
          <table:table-cell office:value-type="float" office:value="9">
            <text:p>9</text:p>
          </table:table-cell>
          <table:table-cell/>
          <table:table-cell table:formula="of:=MEDIAN(INDIRECT(ADDRESS(ROW();2)):INDIRECT(ADDRESS(ROW();COLUMN()-2)))" office:value-type="float" office:value="16">
            <text:p>16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1015">
            <text:p>1015</text:p>
          </table:table-cell>
          <table:table-cell table:formula="of:=AVERAGE(INDIRECT(ADDRESS(ROW();2)):INDIRECT(ADDRESS(ROW();COLUMN()-5)))" office:value-type="float" office:value="71.7638888888889">
            <text:p>71.7638888889</text:p>
          </table:table-cell>
          <table:table-cell table:formula="of:=STDEV(INDIRECT(ADDRESS(ROW();2)):INDIRECT(ADDRESS(ROW();COLUMN()-6)))" office:value-type="float" office:value="235.458914741077">
            <text:p>235.45891474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3125">
            <text:p>-1.3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4.125">
            <text:p>34.1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9.583">
            <text:p>9.583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1.8">
            <text:p>1.8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.118">
            <text:p>9.118</text:p>
          </table:table-cell>
          <table:table-cell office:value-type="float" office:value="9">
            <text:p>9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6.5">
            <text:p>6.5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3.6">
            <text:p>3.6</text:p>
          </table:table-cell>
          <table:table-cell office:value-type="float" office:value="7.5">
            <text:p>7.5</text:p>
          </table:table-cell>
          <table:table-cell office:value-type="float" office:value="507.5">
            <text:p>507.5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7.875">
            <text:p>7.875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507.5">
            <text:p>507.5</text:p>
          </table:table-cell>
          <table:table-cell table:formula="of:=AVERAGE(INDIRECT(ADDRESS(ROW();2)):INDIRECT(ADDRESS(ROW();COLUMN()-5)))" office:value-type="float" office:value="35.6581111111111">
            <text:p>35.6581111111</text:p>
          </table:table-cell>
          <table:table-cell table:formula="of:=STDEV(INDIRECT(ADDRESS(ROW();2)):INDIRECT(ADDRESS(ROW();COLUMN()-6)))" office:value-type="float" office:value="117.830567243014">
            <text:p>117.8305672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295">
            <text:p>-3.12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252">
            <text:p>18.252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9.583">
            <text:p>9.583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9.118">
            <text:p>9.118</text:p>
          </table:table-cell>
          <table:table-cell office:value-type="float" office:value="9">
            <text:p>9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6.5">
            <text:p>6.5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14.4">
            <text:p>14.4</text:p>
          </table:table-cell>
          <table:table-cell office:value-type="float" office:value="7.5">
            <text:p>7.5</text:p>
          </table:table-cell>
          <table:table-cell office:value-type="float" office:value="5075">
            <text:p>5075</text:p>
          </table:table-cell>
          <table:table-cell office:value-type="float" office:value="18">
            <text:p>18</text:p>
          </table:table-cell>
          <table:table-cell/>
          <table:table-cell table:formula="of:=MEDIAN(INDIRECT(ADDRESS(ROW();2)):INDIRECT(ADDRESS(ROW();COLUMN()-2)))" office:value-type="float" office:value="9.059">
            <text:p>9.059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5075">
            <text:p>5075</text:p>
          </table:table-cell>
          <table:table-cell table:formula="of:=AVERAGE(INDIRECT(ADDRESS(ROW();2)):INDIRECT(ADDRESS(ROW();COLUMN()-5)))" office:value-type="float" office:value="292.141444444444">
            <text:p>292.1414444444</text:p>
          </table:table-cell>
          <table:table-cell table:formula="of:=STDEV(INDIRECT(ADDRESS(ROW();2)):INDIRECT(ADDRESS(ROW();COLUMN()-6)))" office:value-type="float" office:value="1193.65206246043">
            <text:p>1193.652062460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425">
            <text:p>-19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.8375">
            <text:p>43.83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9.583">
            <text:p>9.583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9.118">
            <text:p>9.118</text:p>
          </table:table-cell>
          <table:table-cell office:value-type="float" office:value="9">
            <text:p>9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6.5">
            <text:p>6.5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14.4">
            <text:p>14.4</text:p>
          </table:table-cell>
          <table:table-cell office:value-type="float" office:value="7.5">
            <text:p>7.5</text:p>
          </table:table-cell>
          <table:table-cell office:value-type="float" office:value="76125">
            <text:p>76125</text:p>
          </table:table-cell>
          <table:table-cell office:value-type="float" office:value="63">
            <text:p>63</text:p>
          </table:table-cell>
          <table:table-cell/>
          <table:table-cell table:formula="of:=MEDIAN(INDIRECT(ADDRESS(ROW();2)):INDIRECT(ADDRESS(ROW();COLUMN()-2)))" office:value-type="float" office:value="9.059">
            <text:p>9.059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76125">
            <text:p>76125</text:p>
          </table:table-cell>
          <table:table-cell table:formula="of:=AVERAGE(INDIRECT(ADDRESS(ROW();2)):INDIRECT(ADDRESS(ROW();COLUMN()-5)))" office:value-type="float" office:value="4244.36366666667">
            <text:p>4244.3636666667</text:p>
          </table:table-cell>
          <table:table-cell table:formula="of:=STDEV(INDIRECT(ADDRESS(ROW();2)):INDIRECT(ADDRESS(ROW();COLUMN()-6)))" office:value-type="float" office:value="17939.0504135551">
            <text:p>17939.05041355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425">
            <text:p>-19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.8375">
            <text:p>43.83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9.583">
            <text:p>9.583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9.118">
            <text:p>9.118</text:p>
          </table:table-cell>
          <table:table-cell office:value-type="float" office:value="9">
            <text:p>9</text:p>
          </table:table-cell>
          <table:table-cell office:value-type="float" office:value="8.684">
            <text:p>8.684</text:p>
          </table:table-cell>
          <table:table-cell office:value-type="float" office:value="5.625">
            <text:p>5.625</text:p>
          </table:table-cell>
          <table:table-cell office:value-type="float" office:value="6.5">
            <text:p>6.5</text:p>
          </table:table-cell>
          <table:table-cell office:value-type="float" office:value="17.5">
            <text:p>17.5</text:p>
          </table:table-cell>
          <table:table-cell office:value-type="float" office:value="8.25">
            <text:p>8.25</text:p>
          </table:table-cell>
          <table:table-cell office:value-type="float" office:value="6.136">
            <text:p>6.136</text:p>
          </table:table-cell>
          <table:table-cell office:value-type="float" office:value="14.4">
            <text:p>14.4</text:p>
          </table:table-cell>
          <table:table-cell office:value-type="float" office:value="7.5">
            <text:p>7.5</text:p>
          </table:table-cell>
          <table:table-cell office:value-type="float" office:value="50750">
            <text:p>50750</text:p>
          </table:table-cell>
          <table:table-cell office:value-type="float" office:value="90">
            <text:p>90</text:p>
          </table:table-cell>
          <table:table-cell/>
          <table:table-cell table:formula="of:=MEDIAN(INDIRECT(ADDRESS(ROW();2)):INDIRECT(ADDRESS(ROW();COLUMN()-2)))" office:value-type="float" office:value="9.059">
            <text:p>9.059</text:p>
          </table:table-cell>
          <table:table-cell table:formula="of:=MIN(INDIRECT(ADDRESS(ROW();2)):INDIRECT(ADDRESS(ROW();COLUMN()-3)))" office:value-type="float" office:value="5.625">
            <text:p>5.625</text:p>
          </table:table-cell>
          <table:table-cell table:formula="of:=MAX(INDIRECT(ADDRESS(ROW();2)):INDIRECT(ADDRESS(ROW();COLUMN()-4)))" office:value-type="float" office:value="50750">
            <text:p>50750</text:p>
          </table:table-cell>
          <table:table-cell table:formula="of:=AVERAGE(INDIRECT(ADDRESS(ROW();2)):INDIRECT(ADDRESS(ROW();COLUMN()-5)))" office:value-type="float" office:value="2842.64144444444">
            <text:p>2842.6414444445</text:p>
          </table:table-cell>
          <table:table-cell table:formula="of:=STDEV(INDIRECT(ADDRESS(ROW();2)):INDIRECT(ADDRESS(ROW();COLUMN()-6)))" office:value-type="float" office:value="11956.1789797766">
            <text:p>11956.17897977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9.425">
            <text:p>-19.4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3.8375">
            <text:p>43.83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4.01388888888889">
            <text:p>4.0138888889</text:p>
          </table:table-cell>
          <table:table-cell table:formula="of:=STDEV(INDIRECT(ADDRESS(ROW();2)):INDIRECT(ADDRESS(ROW();COLUMN()-6)))" office:value-type="float" office:value="2.80256214474602">
            <text:p>2.8025621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75">
            <text:p>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75">
            <text:p>5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R)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9.838">
            <text:p>19.838</text:p>
          </table:table-cell>
          <table:table-cell office:value-type="float" office:value="43.6">
            <text:p>43.6</text:p>
          </table:table-cell>
          <table:table-cell office:value-type="float" office:value="18.15">
            <text:p>18.15</text:p>
          </table:table-cell>
          <table:table-cell office:value-type="float" office:value="5.4">
            <text:p>5.4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8.6">
            <text:p>48.6</text:p>
          </table:table-cell>
          <table:table-cell office:value-type="float" office:value="18.15">
            <text:p>18.15</text:p>
          </table:table-cell>
          <table:table-cell office:value-type="float" office:value="12.15">
            <text:p>12.15</text:p>
          </table:table-cell>
          <table:table-cell office:value-type="float" office:value="25.35">
            <text:p>25.35</text:p>
          </table:table-cell>
          <table:table-cell office:value-type="float" office:value="29.4">
            <text:p>29.4</text:p>
          </table:table-cell>
          <table:table-cell office:value-type="float" office:value="18.15">
            <text:p>18.15</text:p>
          </table:table-cell>
          <table:table-cell office:value-type="float" office:value="13.5">
            <text:p>13.5</text:p>
          </table:table-cell>
          <table:table-cell office:value-type="float" office:value="5.4">
            <text:p>5.4</text:p>
          </table:table-cell>
          <table:table-cell office:value-type="float" office:value="15">
            <text:p>15</text:p>
          </table:table-cell>
          <table:table-cell office:value-type="float" office:value="2015">
            <text:p>2015</text:p>
          </table:table-cell>
          <table:table-cell office:value-type="float" office:value="5.4">
            <text:p>5.4</text:p>
          </table:table-cell>
          <table:table-cell/>
          <table:table-cell table:formula="of:=MEDIAN(INDIRECT(ADDRESS(ROW();2)):INDIRECT(ADDRESS(ROW();COLUMN()-2)))" office:value-type="float" office:value="17.075">
            <text:p>17.075</text:p>
          </table:table-cell>
          <table:table-cell table:formula="of:=MIN(INDIRECT(ADDRESS(ROW();2)):INDIRECT(ADDRESS(ROW();COLUMN()-3)))" office:value-type="float" office:value="5.4">
            <text:p>5.4</text:p>
          </table:table-cell>
          <table:table-cell table:formula="of:=MAX(INDIRECT(ADDRESS(ROW();2)):INDIRECT(ADDRESS(ROW();COLUMN()-4)))" office:value-type="float" office:value="2015">
            <text:p>2015</text:p>
          </table:table-cell>
          <table:table-cell table:formula="of:=AVERAGE(INDIRECT(ADDRESS(ROW();2)):INDIRECT(ADDRESS(ROW();COLUMN()-5)))" office:value-type="float" office:value="129.949333333333">
            <text:p>129.9493333333</text:p>
          </table:table-cell>
          <table:table-cell table:formula="of:=STDEV(INDIRECT(ADDRESS(ROW();2)):INDIRECT(ADDRESS(ROW();COLUMN()-6)))" office:value-type="float" office:value="470.591751542422">
            <text:p>470.59175154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416">
            <text:p>-16.41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263">
            <text:p>54.263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2.245">
            <text:p>12.245</text:p>
          </table:table-cell>
          <table:table-cell office:value-type="float" office:value="34.063">
            <text:p>34.063</text:p>
          </table:table-cell>
          <table:table-cell office:value-type="float" office:value="9.075">
            <text:p>9.075</text:p>
          </table:table-cell>
          <table:table-cell office:value-type="float" office:value="0.432">
            <text:p>0.432</text:p>
          </table:table-cell>
          <table:table-cell office:value-type="float" office:value="4.8">
            <text:p>4.8</text:p>
          </table:table-cell>
          <table:table-cell office:value-type="float" office:value="7.5">
            <text:p>7.5</text:p>
          </table:table-cell>
          <table:table-cell office:value-type="float" office:value="11.073">
            <text:p>11.073</text:p>
          </table:table-cell>
          <table:table-cell office:value-type="float" office:value="12.15">
            <text:p>12.15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6.338">
            <text:p>6.338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1.728">
            <text:p>1.728</text:p>
          </table:table-cell>
          <table:table-cell office:value-type="float" office:value="7.5">
            <text:p>7.5</text:p>
          </table:table-cell>
          <table:table-cell office:value-type="float" office:value="1007.5">
            <text:p>1007.5</text:p>
          </table:table-cell>
          <table:table-cell office:value-type="float" office:value="0.432">
            <text:p>0.432</text:p>
          </table:table-cell>
          <table:table-cell/>
          <table:table-cell table:formula="of:=MEDIAN(INDIRECT(ADDRESS(ROW();2)):INDIRECT(ADDRESS(ROW();COLUMN()-2)))" office:value-type="float" office:value="8.2875">
            <text:p>8.2875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1007.5">
            <text:p>1007.5</text:p>
          </table:table-cell>
          <table:table-cell table:formula="of:=AVERAGE(INDIRECT(ADDRESS(ROW();2)):INDIRECT(ADDRESS(ROW();COLUMN()-5)))" office:value-type="float" office:value="65.8418888888889">
            <text:p>65.8418888889</text:p>
          </table:table-cell>
          <table:table-cell table:formula="of:=STDEV(INDIRECT(ADDRESS(ROW();2)):INDIRECT(ADDRESS(ROW();COLUMN()-6)))" office:value-type="float" office:value="235.24350362172">
            <text:p>235.243503621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5.10625">
            <text:p>-15.1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2.121">
            <text:p>32.121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2.245">
            <text:p>12.245</text:p>
          </table:table-cell>
          <table:table-cell office:value-type="float" office:value="34.063">
            <text:p>34.063</text:p>
          </table:table-cell>
          <table:table-cell office:value-type="float" office:value="9.075">
            <text:p>9.075</text:p>
          </table:table-cell>
          <table:table-cell office:value-type="float" office:value="4.32">
            <text:p>4.32</text:p>
          </table:table-cell>
          <table:table-cell office:value-type="float" office:value="9.6">
            <text:p>9.6</text:p>
          </table:table-cell>
          <table:table-cell office:value-type="float" office:value="7.5">
            <text:p>7.5</text:p>
          </table:table-cell>
          <table:table-cell office:value-type="float" office:value="11.073">
            <text:p>11.073</text:p>
          </table:table-cell>
          <table:table-cell office:value-type="float" office:value="12.15">
            <text:p>12.15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6.338">
            <text:p>6.338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6.912">
            <text:p>6.912</text:p>
          </table:table-cell>
          <table:table-cell office:value-type="float" office:value="7.5">
            <text:p>7.5</text:p>
          </table:table-cell>
          <table:table-cell office:value-type="float" office:value="10075">
            <text:p>10075</text:p>
          </table:table-cell>
          <table:table-cell office:value-type="float" office:value="4.32">
            <text:p>4.32</text:p>
          </table:table-cell>
          <table:table-cell/>
          <table:table-cell table:formula="of:=MEDIAN(INDIRECT(ADDRESS(ROW();2)):INDIRECT(ADDRESS(ROW();COLUMN()-2)))" office:value-type="float" office:value="9.075">
            <text:p>9.0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10075">
            <text:p>10075</text:p>
          </table:table-cell>
          <table:table-cell table:formula="of:=AVERAGE(INDIRECT(ADDRESS(ROW();2)):INDIRECT(ADDRESS(ROW();COLUMN()-5)))" office:value-type="float" office:value="570.578555555556">
            <text:p>570.5785555556</text:p>
          </table:table-cell>
          <table:table-cell table:formula="of:=STDEV(INDIRECT(ADDRESS(ROW();2)):INDIRECT(ADDRESS(ROW();COLUMN()-6)))" office:value-type="float" office:value="2372.01138284833">
            <text:p>2372.011382848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71625">
            <text:p>-9.71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8.0785">
            <text:p>28.078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2.245">
            <text:p>12.245</text:p>
          </table:table-cell>
          <table:table-cell office:value-type="float" office:value="34.063">
            <text:p>34.063</text:p>
          </table:table-cell>
          <table:table-cell office:value-type="float" office:value="9.075">
            <text:p>9.075</text:p>
          </table:table-cell>
          <table:table-cell office:value-type="float" office:value="17.28">
            <text:p>17.28</text:p>
          </table:table-cell>
          <table:table-cell office:value-type="float" office:value="9.6">
            <text:p>9.6</text:p>
          </table:table-cell>
          <table:table-cell office:value-type="float" office:value="7.5">
            <text:p>7.5</text:p>
          </table:table-cell>
          <table:table-cell office:value-type="float" office:value="11.073">
            <text:p>11.073</text:p>
          </table:table-cell>
          <table:table-cell office:value-type="float" office:value="12.15">
            <text:p>12.15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6.338">
            <text:p>6.338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6.912">
            <text:p>6.912</text:p>
          </table:table-cell>
          <table:table-cell office:value-type="float" office:value="7.5">
            <text:p>7.5</text:p>
          </table:table-cell>
          <table:table-cell office:value-type="float" office:value="755625">
            <text:p>755625</text:p>
          </table:table-cell>
          <table:table-cell office:value-type="float" office:value="17.28">
            <text:p>17.28</text:p>
          </table:table-cell>
          <table:table-cell/>
          <table:table-cell table:formula="of:=MEDIAN(INDIRECT(ADDRESS(ROW();2)):INDIRECT(ADDRESS(ROW();COLUMN()-2)))" office:value-type="float" office:value="9.8275">
            <text:p>9.82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755625">
            <text:p>755625</text:p>
          </table:table-cell>
          <table:table-cell table:formula="of:=AVERAGE(INDIRECT(ADDRESS(ROW();2)):INDIRECT(ADDRESS(ROW();COLUMN()-5)))" office:value-type="float" office:value="41991.463">
            <text:p>41991.463</text:p>
          </table:table-cell>
          <table:table-cell table:formula="of:=STDEV(INDIRECT(ADDRESS(ROW();2)):INDIRECT(ADDRESS(ROW();COLUMN()-6)))" office:value-type="float" office:value="178099.452011578">
            <text:p>178099.4520115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06375">
            <text:p>-18.06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585">
            <text:p>41.58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2.245">
            <text:p>12.245</text:p>
          </table:table-cell>
          <table:table-cell office:value-type="float" office:value="34.063">
            <text:p>34.063</text:p>
          </table:table-cell>
          <table:table-cell office:value-type="float" office:value="9.075">
            <text:p>9.075</text:p>
          </table:table-cell>
          <table:table-cell office:value-type="float" office:value="43.2">
            <text:p>43.2</text:p>
          </table:table-cell>
          <table:table-cell office:value-type="float" office:value="9.6">
            <text:p>9.6</text:p>
          </table:table-cell>
          <table:table-cell office:value-type="float" office:value="7.5">
            <text:p>7.5</text:p>
          </table:table-cell>
          <table:table-cell office:value-type="float" office:value="11.073">
            <text:p>11.073</text:p>
          </table:table-cell>
          <table:table-cell office:value-type="float" office:value="12.15">
            <text:p>12.15</text:p>
          </table:table-cell>
          <table:table-cell office:value-type="float" office:value="10.055">
            <text:p>10.055</text:p>
          </table:table-cell>
          <table:table-cell office:value-type="float" office:value="4.219">
            <text:p>4.219</text:p>
          </table:table-cell>
          <table:table-cell office:value-type="float" office:value="6.338">
            <text:p>6.338</text:p>
          </table:table-cell>
          <table:table-cell office:value-type="float" office:value="40.833">
            <text:p>40.833</text:p>
          </table:table-cell>
          <table:table-cell office:value-type="float" office:value="9.075">
            <text:p>9.075</text:p>
          </table:table-cell>
          <table:table-cell office:value-type="float" office:value="6.136">
            <text:p>6.136</text:p>
          </table:table-cell>
          <table:table-cell office:value-type="float" office:value="6.912">
            <text:p>6.912</text:p>
          </table:table-cell>
          <table:table-cell office:value-type="float" office:value="7.5">
            <text:p>7.5</text:p>
          </table:table-cell>
          <table:table-cell office:value-type="float" office:value="100750">
            <text:p>100750</text:p>
          </table:table-cell>
          <table:table-cell office:value-type="float" office:value="21.6">
            <text:p>21.6</text:p>
          </table:table-cell>
          <table:table-cell/>
          <table:table-cell table:formula="of:=MEDIAN(INDIRECT(ADDRESS(ROW();2)):INDIRECT(ADDRESS(ROW();COLUMN()-2)))" office:value-type="float" office:value="9.8275">
            <text:p>9.8275</text:p>
          </table:table-cell>
          <table:table-cell table:formula="of:=MIN(INDIRECT(ADDRESS(ROW();2)):INDIRECT(ADDRESS(ROW();COLUMN()-3)))" office:value-type="float" office:value="4.219">
            <text:p>4.219</text:p>
          </table:table-cell>
          <table:table-cell table:formula="of:=MAX(INDIRECT(ADDRESS(ROW();2)):INDIRECT(ADDRESS(ROW();COLUMN()-4)))" office:value-type="float" office:value="100750">
            <text:p>100750</text:p>
          </table:table-cell>
          <table:table-cell table:formula="of:=AVERAGE(INDIRECT(ADDRESS(ROW();2)):INDIRECT(ADDRESS(ROW();COLUMN()-5)))" office:value-type="float" office:value="5611.19855555556">
            <text:p>5611.1985555556</text:p>
          </table:table-cell>
          <table:table-cell table:formula="of:=STDEV(INDIRECT(ADDRESS(ROW();2)):INDIRECT(ADDRESS(ROW();COLUMN()-6)))" office:value-type="float" office:value="23743.5177634664">
            <text:p>23743.51776346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.78375">
            <text:p>-27.78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4.545">
            <text:p>54.54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6.52">
            <text:p>6.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88">
            <text:p>5.8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7.81111111111111">
            <text:p>7.8111111111</text:p>
          </table:table-cell>
          <table:table-cell table:formula="of:=STDEV(INDIRECT(ADDRESS(ROW();2)):INDIRECT(ADDRESS(ROW();COLUMN()-6)))" office:value-type="float" office:value="16.804905757437">
            <text:p>16.8049057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Resonant Tower (R)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2.813">
            <text:p>22.813</text:p>
          </table:table-cell>
          <table:table-cell office:value-type="float" office:value="62.32">
            <text:p>62.32</text:p>
          </table:table-cell>
          <table:table-cell office:value-type="float" office:value="19.965">
            <text:p>19.965</text:p>
          </table:table-cell>
          <table:table-cell office:value-type="float" office:value="3.24">
            <text:p>3.24</text:p>
          </table:table-cell>
          <table:table-cell table:number-columns-repeated="2"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87.48">
            <text:p>87.48</text:p>
          </table:table-cell>
          <table:table-cell office:value-type="float" office:value="19.965">
            <text:p>19.965</text:p>
          </table:table-cell>
          <table:table-cell office:value-type="float" office:value="10.935">
            <text:p>10.935</text:p>
          </table:table-cell>
          <table:table-cell office:value-type="float" office:value="32.955">
            <text:p>32.955</text:p>
          </table:table-cell>
          <table:table-cell office:value-type="float" office:value="41.16">
            <text:p>41.16</text:p>
          </table:table-cell>
          <table:table-cell office:value-type="float" office:value="19.965">
            <text:p>19.965</text:p>
          </table:table-cell>
          <table:table-cell office:value-type="float" office:value="13.5">
            <text:p>13.5</text:p>
          </table:table-cell>
          <table:table-cell office:value-type="float" office:value="3.24">
            <text:p>3.24</text:p>
          </table:table-cell>
          <table:table-cell office:value-type="float" office:value="15">
            <text:p>15</text:p>
          </table:table-cell>
          <table:table-cell office:value-type="float" office:value="3015">
            <text:p>3015</text:p>
          </table:table-cell>
          <table:table-cell office:value-type="float" office:value="3.24">
            <text:p>3.24</text:p>
          </table:table-cell>
          <table:table-cell/>
          <table:table-cell table:formula="of:=MEDIAN(INDIRECT(ADDRESS(ROW();2)):INDIRECT(ADDRESS(ROW();COLUMN()-2)))" office:value-type="float" office:value="18.2325">
            <text:p>18.2325</text:p>
          </table:table-cell>
          <table:table-cell table:formula="of:=MIN(INDIRECT(ADDRESS(ROW();2)):INDIRECT(ADDRESS(ROW();COLUMN()-3)))" office:value-type="float" office:value="3.24">
            <text:p>3.24</text:p>
          </table:table-cell>
          <table:table-cell table:formula="of:=MAX(INDIRECT(ADDRESS(ROW();2)):INDIRECT(ADDRESS(ROW();COLUMN()-4)))" office:value-type="float" office:value="3015">
            <text:p>3015</text:p>
          </table:table-cell>
          <table:table-cell table:formula="of:=AVERAGE(INDIRECT(ADDRESS(ROW();2)):INDIRECT(ADDRESS(ROW();COLUMN()-5)))" office:value-type="float" office:value="189.848777777778">
            <text:p>189.8487777778</text:p>
          </table:table-cell>
          <table:table-cell table:formula="of:=STDEV(INDIRECT(ADDRESS(ROW();2)):INDIRECT(ADDRESS(ROW();COLUMN()-6)))" office:value-type="float" office:value="705.389857265725">
            <text:p>705.38985726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5.7585">
            <text:p>-35.75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0.053">
            <text:p>80.053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1.024">
            <text:p>1.024</text:p>
          </table:table-cell>
          <table:table-cell office:value-type="float" office:value="2">
            <text:p>2</text:p>
          </table:table-cell>
          <table:table-cell office:value-type="float" office:value="31.25">
            <text:p>31.25</text:p>
          </table:table-cell>
          <table:table-cell office:value-type="float" office:value="3.906">
            <text:p>3.906</text:p>
          </table:table-cell>
          <table:table-cell office:value-type="float" office:value="2">
            <text:p>2</text:p>
          </table:table-cell>
          <table:table-cell office:value-type="float" office:value="1.228">
            <text:p>1.228</text:p>
          </table:table-cell>
          <table:table-cell office:value-type="float" office:value="5">
            <text:p>5</text:p>
          </table:table-cell>
          <table:table-cell office:value-type="float" office:value="1.715">
            <text:p>1.715</text:p>
          </table:table-cell>
          <table:table-cell office:value-type="float" office:value="3.456">
            <text:p>3.456</text:p>
          </table:table-cell>
          <table:table-cell office:value-type="float" office:value="5">
            <text:p>5</text:p>
          </table:table-cell>
          <table:table-cell office:value-type="float" office:value="0.432">
            <text:p>0.43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31.25">
            <text:p>31.2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31.25">
            <text:p>31.25</text:p>
          </table:table-cell>
          <table:table-cell table:formula="of:=AVERAGE(INDIRECT(ADDRESS(ROW();2)):INDIRECT(ADDRESS(ROW();COLUMN()-5)))" office:value-type="float" office:value="5.65694444444445">
            <text:p>5.6569444444</text:p>
          </table:table-cell>
          <table:table-cell table:formula="of:=STDEV(INDIRECT(ADDRESS(ROW();2)):INDIRECT(ADDRESS(ROW();COLUMN()-6)))" office:value-type="float" office:value="9.40029540507182">
            <text:p>9.40029540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573">
            <text:p>-4.5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6525">
            <text:p>10.265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5.647">
            <text:p>15.647</text:p>
          </table:table-cell>
          <table:table-cell office:value-type="float" office:value="60.859">
            <text:p>60.859</text:p>
          </table:table-cell>
          <table:table-cell office:value-type="float" office:value="9.983">
            <text:p>9.983</text:p>
          </table:table-cell>
          <table:table-cell office:value-type="float" office:value="0.104">
            <text:p>0.104</text:p>
          </table:table-cell>
          <table:table-cell office:value-type="float" office:value="3.84">
            <text:p>3.84</text:p>
          </table:table-cell>
          <table:table-cell office:value-type="float" office:value="7.5">
            <text:p>7.5</text:p>
          </table:table-cell>
          <table:table-cell office:value-type="float" office:value="13.434">
            <text:p>13.434</text:p>
          </table:table-cell>
          <table:table-cell office:value-type="float" office:value="17.496">
            <text:p>17.496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6.591">
            <text:p>6.591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0.829">
            <text:p>0.829</text:p>
          </table:table-cell>
          <table:table-cell office:value-type="float" office:value="7.5">
            <text:p>7.5</text:p>
          </table:table-cell>
          <table:table-cell office:value-type="float" office:value="1507.5">
            <text:p>1507.5</text:p>
          </table:table-cell>
          <table:table-cell office:value-type="float" office:value="0.104">
            <text:p>0.104</text:p>
          </table:table-cell>
          <table:table-cell/>
          <table:table-cell table:formula="of:=MEDIAN(INDIRECT(ADDRESS(ROW();2)):INDIRECT(ADDRESS(ROW();COLUMN()-2)))" office:value-type="float" office:value="8.7415">
            <text:p>8.7415</text:p>
          </table:table-cell>
          <table:table-cell table:formula="of:=MIN(INDIRECT(ADDRESS(ROW();2)):INDIRECT(ADDRESS(ROW();COLUMN()-3)))" office:value-type="float" office:value="0.104">
            <text:p>0.104</text:p>
          </table:table-cell>
          <table:table-cell table:formula="of:=MAX(INDIRECT(ADDRESS(ROW();2)):INDIRECT(ADDRESS(ROW();COLUMN()-4)))" office:value-type="float" office:value="1507.5">
            <text:p>1507.5</text:p>
          </table:table-cell>
          <table:table-cell table:formula="of:=AVERAGE(INDIRECT(ADDRESS(ROW();2)):INDIRECT(ADDRESS(ROW();COLUMN()-5)))" office:value-type="float" office:value="98.7550555555555">
            <text:p>98.7550555556</text:p>
          </table:table-cell>
          <table:table-cell table:formula="of:=STDEV(INDIRECT(ADDRESS(ROW();2)):INDIRECT(ADDRESS(ROW();COLUMN()-6)))" office:value-type="float" office:value="352.393264220775">
            <text:p>352.39326422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7.62525">
            <text:p>-27.625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7.133">
            <text:p>47.13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5.647">
            <text:p>15.647</text:p>
          </table:table-cell>
          <table:table-cell office:value-type="float" office:value="60.859">
            <text:p>60.859</text:p>
          </table:table-cell>
          <table:table-cell office:value-type="float" office:value="9.983">
            <text:p>9.983</text:p>
          </table:table-cell>
          <table:table-cell office:value-type="float" office:value="1.037">
            <text:p>1.037</text:p>
          </table:table-cell>
          <table:table-cell office:value-type="float" office:value="7.68">
            <text:p>7.68</text:p>
          </table:table-cell>
          <table:table-cell office:value-type="float" office:value="7.5">
            <text:p>7.5</text:p>
          </table:table-cell>
          <table:table-cell office:value-type="float" office:value="13.434">
            <text:p>13.434</text:p>
          </table:table-cell>
          <table:table-cell office:value-type="float" office:value="17.496">
            <text:p>17.496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6.591">
            <text:p>6.591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3.318">
            <text:p>3.318</text:p>
          </table:table-cell>
          <table:table-cell office:value-type="float" office:value="7.5">
            <text:p>7.5</text:p>
          </table:table-cell>
          <table:table-cell office:value-type="float" office:value="15075">
            <text:p>15075</text:p>
          </table:table-cell>
          <table:table-cell office:value-type="float" office:value="1.037">
            <text:p>1.037</text:p>
          </table:table-cell>
          <table:table-cell/>
          <table:table-cell table:formula="of:=MEDIAN(INDIRECT(ADDRESS(ROW();2)):INDIRECT(ADDRESS(ROW();COLUMN()-2)))" office:value-type="float" office:value="8.8315">
            <text:p>8.8315</text:p>
          </table:table-cell>
          <table:table-cell table:formula="of:=MIN(INDIRECT(ADDRESS(ROW();2)):INDIRECT(ADDRESS(ROW();COLUMN()-3)))" office:value-type="float" office:value="1.037">
            <text:p>1.037</text:p>
          </table:table-cell>
          <table:table-cell table:formula="of:=MAX(INDIRECT(ADDRESS(ROW();2)):INDIRECT(ADDRESS(ROW();COLUMN()-4)))" office:value-type="float" office:value="15075">
            <text:p>15075</text:p>
          </table:table-cell>
          <table:table-cell table:formula="of:=AVERAGE(INDIRECT(ADDRESS(ROW();2)):INDIRECT(ADDRESS(ROW();COLUMN()-5)))" office:value-type="float" office:value="852.960333333333">
            <text:p>852.9603333333</text:p>
          </table:table-cell>
          <table:table-cell table:formula="of:=STDEV(INDIRECT(ADDRESS(ROW();2)):INDIRECT(ADDRESS(ROW();COLUMN()-6)))" office:value-type="float" office:value="3549.43247167592">
            <text:p>3549.432471675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28225">
            <text:p>-20.2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62575">
            <text:p>41.625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5.647">
            <text:p>15.647</text:p>
          </table:table-cell>
          <table:table-cell office:value-type="float" office:value="60.859">
            <text:p>60.859</text:p>
          </table:table-cell>
          <table:table-cell office:value-type="float" office:value="9.983">
            <text:p>9.983</text:p>
          </table:table-cell>
          <table:table-cell office:value-type="float" office:value="4.666">
            <text:p>4.666</text:p>
          </table:table-cell>
          <table:table-cell office:value-type="float" office:value="7.68">
            <text:p>7.68</text:p>
          </table:table-cell>
          <table:table-cell office:value-type="float" office:value="7.5">
            <text:p>7.5</text:p>
          </table:table-cell>
          <table:table-cell office:value-type="float" office:value="13.434">
            <text:p>13.434</text:p>
          </table:table-cell>
          <table:table-cell office:value-type="float" office:value="17.496">
            <text:p>17.496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6.591">
            <text:p>6.591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3.318">
            <text:p>3.318</text:p>
          </table:table-cell>
          <table:table-cell office:value-type="float" office:value="7.5">
            <text:p>7.5</text:p>
          </table:table-cell>
          <table:table-cell office:value-type="float" office:value="5653125">
            <text:p>5653125</text:p>
          </table:table-cell>
          <table:table-cell office:value-type="float" office:value="4.666">
            <text:p>4.666</text:p>
          </table:table-cell>
          <table:table-cell/>
          <table:table-cell table:formula="of:=MEDIAN(INDIRECT(ADDRESS(ROW();2)):INDIRECT(ADDRESS(ROW();COLUMN()-2)))" office:value-type="float" office:value="8.8315">
            <text:p>8.8315</text:p>
          </table:table-cell>
          <table:table-cell table:formula="of:=MIN(INDIRECT(ADDRESS(ROW();2)):INDIRECT(ADDRESS(ROW();COLUMN()-3)))" office:value-type="float" office:value="3.164">
            <text:p>3.164</text:p>
          </table:table-cell>
          <table:table-cell table:formula="of:=MAX(INDIRECT(ADDRESS(ROW();2)):INDIRECT(ADDRESS(ROW();COLUMN()-4)))" office:value-type="float" office:value="5653125">
            <text:p>5653125</text:p>
          </table:table-cell>
          <table:table-cell table:formula="of:=AVERAGE(INDIRECT(ADDRESS(ROW();2)):INDIRECT(ADDRESS(ROW();COLUMN()-5)))" office:value-type="float" office:value="314078.363555556">
            <text:p>314078.363555556</text:p>
          </table:table-cell>
          <table:table-cell table:formula="of:=STDEV(INDIRECT(ADDRESS(ROW();2)):INDIRECT(ADDRESS(ROW();COLUMN()-6)))" office:value-type="float" office:value="1332450.38198366">
            <text:p>1332450.381983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28225">
            <text:p>-20.282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.62575">
            <text:p>41.625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5.647">
            <text:p>15.647</text:p>
          </table:table-cell>
          <table:table-cell office:value-type="float" office:value="60.859">
            <text:p>60.859</text:p>
          </table:table-cell>
          <table:table-cell office:value-type="float" office:value="9.983">
            <text:p>9.983</text:p>
          </table:table-cell>
          <table:table-cell office:value-type="float" office:value="10.368">
            <text:p>10.368</text:p>
          </table:table-cell>
          <table:table-cell office:value-type="float" office:value="7.68">
            <text:p>7.68</text:p>
          </table:table-cell>
          <table:table-cell office:value-type="float" office:value="7.5">
            <text:p>7.5</text:p>
          </table:table-cell>
          <table:table-cell office:value-type="float" office:value="13.434">
            <text:p>13.434</text:p>
          </table:table-cell>
          <table:table-cell office:value-type="float" office:value="17.496">
            <text:p>17.496</text:p>
          </table:table-cell>
          <table:table-cell office:value-type="float" office:value="11.643">
            <text:p>11.643</text:p>
          </table:table-cell>
          <table:table-cell office:value-type="float" office:value="3.164">
            <text:p>3.164</text:p>
          </table:table-cell>
          <table:table-cell office:value-type="float" office:value="6.591">
            <text:p>6.591</text:p>
          </table:table-cell>
          <table:table-cell office:value-type="float" office:value="95.278">
            <text:p>95.278</text:p>
          </table:table-cell>
          <table:table-cell office:value-type="float" office:value="9.983">
            <text:p>9.983</text:p>
          </table:table-cell>
          <table:table-cell office:value-type="float" office:value="6.136">
            <text:p>6.136</text:p>
          </table:table-cell>
          <table:table-cell office:value-type="float" office:value="3.318">
            <text:p>3.318</text:p>
          </table:table-cell>
          <table:table-cell office:value-type="float" office:value="7.5">
            <text:p>7.5</text:p>
          </table:table-cell>
          <table:table-cell office:value-type="float" office:value="150750">
            <text:p>150750</text:p>
          </table:table-cell>
          <table:table-cell office:value-type="float" office:value="5.184">
            <text:p>5.184</text:p>
          </table:table-cell>
          <table:table-cell/>
          <table:table-cell table:formula="of:=MEDIAN(INDIRECT(ADDRESS(ROW();2)):INDIRECT(ADDRESS(ROW();COLUMN()-2)))" office:value-type="float" office:value="9.983">
            <text:p>9.983</text:p>
          </table:table-cell>
          <table:table-cell table:formula="of:=MIN(INDIRECT(ADDRESS(ROW();2)):INDIRECT(ADDRESS(ROW();COLUMN()-3)))" office:value-type="float" office:value="3.164">
            <text:p>3.164</text:p>
          </table:table-cell>
          <table:table-cell table:formula="of:=MAX(INDIRECT(ADDRESS(ROW();2)):INDIRECT(ADDRESS(ROW();COLUMN()-4)))" office:value-type="float" office:value="150750">
            <text:p>150750</text:p>
          </table:table-cell>
          <table:table-cell table:formula="of:=AVERAGE(INDIRECT(ADDRESS(ROW();2)):INDIRECT(ADDRESS(ROW();COLUMN()-5)))" office:value-type="float" office:value="8391.20911111111">
            <text:p>8391.2091111111</text:p>
          </table:table-cell>
          <table:table-cell table:formula="of:=STDEV(INDIRECT(ADDRESS(ROW();2)):INDIRECT(ADDRESS(ROW();COLUMN()-6)))" office:value-type="float" office:value="35528.0781501506">
            <text:p>35528.07815015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00825">
            <text:p>-18.00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.92025">
            <text:p>39.9202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8.824">
            <text:p>8.82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8.232">
            <text:p>8.23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25.0003333333333">
            <text:p>25.0003333333</text:p>
          </table:table-cell>
          <table:table-cell table:formula="of:=STDEV(INDIRECT(ADDRESS(ROW();2)):INDIRECT(ADDRESS(ROW();COLUMN()-6)))" office:value-type="float" office:value="87.3668924701019">
            <text:p>87.3668924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875">
            <text:p>-3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6"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/>
          <table:table-cell table:formula="of:=MEDIAN(INDIRECT(ADDRESS(ROW();2)):INDIRECT(ADDRESS(ROW();COLUMN()-2)))" office:value-type="float" office:value="13">
            <text:p>13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11.5">
            <text:p>11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">
            <text:p>22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hredder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.3">
            <text:p>2.3</text:p>
          </table:table-cell>
          <table:table-cell office:value-type="float" office:value="12.4">
            <text:p>12.4</text:p>
          </table:table-cell>
          <table:table-cell office:value-type="float" office:value="2.2">
            <text:p>2.2</text:p>
          </table:table-cell>
          <table:table-cell office:value-type="float" office:value="1.2">
            <text:p>1.2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.6">
            <text:p>3.6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1.8">
            <text:p>1.8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2.2">
            <text:p>2.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1002">
            <text:p>1002</text:p>
          </table:table-cell>
          <table:table-cell table:formula="of:=AVERAGE(INDIRECT(ADDRESS(ROW();2)):INDIRECT(ADDRESS(ROW();COLUMN()-5)))" office:value-type="float" office:value="58.2222222222222">
            <text:p>58.2222222222</text:p>
          </table:table-cell>
          <table:table-cell table:formula="of:=STDEV(INDIRECT(ADDRESS(ROW();2)):INDIRECT(ADDRESS(ROW();COLUMN()-6)))" office:value-type="float" office:value="235.549082072844">
            <text:p>235.54908207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325">
            <text:p>-0.3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75">
            <text:p>4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45">
            <text:p>0.45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1.25">
            <text:p>1.25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425">
            <text:p>0.425</text:p>
          </table:table-cell>
          <table:table-cell office:value-type="float" office:value="1.5">
            <text:p>1.5</text:p>
          </table:table-cell>
          <table:table-cell office:value-type="float" office:value="0.475">
            <text:p>0.47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625">
            <text:p>0.62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25">
            <text:p>1.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3">
            <text:p>0.3</text:p>
          </table:table-cell>
          <table:table-cell table:formula="of:=MAX(INDIRECT(ADDRESS(ROW();2)):INDIRECT(ADDRESS(ROW();COLUMN()-4)))" office:value-type="float" office:value="1.5">
            <text:p>1.5</text:p>
          </table:table-cell>
          <table:table-cell table:formula="of:=AVERAGE(INDIRECT(ADDRESS(ROW();2)):INDIRECT(ADDRESS(ROW();COLUMN()-5)))" office:value-type="float" office:value="0.691666666666667">
            <text:p>0.6916666667</text:p>
          </table:table-cell>
          <table:table-cell table:formula="of:=STDEV(INDIRECT(ADDRESS(ROW();2)):INDIRECT(ADDRESS(ROW();COLUMN()-6)))" office:value-type="float" office:value="0.388530413678184">
            <text:p>0.388530413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5">
            <text:p>0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05625">
            <text:p>1.056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5.111">
            <text:p>5.111</text:p>
          </table:table-cell>
          <table:table-cell office:value-type="float" office:value="31">
            <text:p>31</text:p>
          </table:table-cell>
          <table:table-cell office:value-type="float" office:value="4.4">
            <text:p>4.4</text:p>
          </table:table-cell>
          <table:table-cell office:value-type="float" office:value="0.96">
            <text:p>0.96</text:p>
          </table:table-cell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  <table:table-cell office:value-type="float" office:value="5.882">
            <text:p>5.882</text:p>
          </table:table-cell>
          <table:table-cell office:value-type="float" office:value="2.4">
            <text:p>2.4</text:p>
          </table:table-cell>
          <table:table-cell office:value-type="float" office:value="4.632">
            <text:p>4.632</text:p>
          </table:table-cell>
          <table:table-cell office:value-type="float" office:value="3">
            <text:p>3</text:p>
          </table:table-cell>
          <table:table-cell office:value-type="float" office:value="1.733">
            <text:p>1.733</text:p>
          </table:table-cell>
          <table:table-cell office:value-type="float" office:value="9.333">
            <text:p>9.333</text:p>
          </table:table-cell>
          <table:table-cell office:value-type="float" office:value="4.4">
            <text:p>4.4</text:p>
          </table:table-cell>
          <table:table-cell office:value-type="float" office:value="3.273">
            <text:p>3.273</text:p>
          </table:table-cell>
          <table:table-cell office:value-type="float" office:value="1.92">
            <text:p>1.92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office:value-type="float" office:value="0.96">
            <text:p>0.96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0.96">
            <text:p>0.96</text:p>
          </table:table-cell>
          <table:table-cell table:formula="of:=MAX(INDIRECT(ADDRESS(ROW();2)):INDIRECT(ADDRESS(ROW();COLUMN()-4)))" office:value-type="float" office:value="2004">
            <text:p>2004</text:p>
          </table:table-cell>
          <table:table-cell table:formula="of:=AVERAGE(INDIRECT(ADDRESS(ROW();2)):INDIRECT(ADDRESS(ROW();COLUMN()-5)))" office:value-type="float" office:value="116.344666666667">
            <text:p>116.3446666667</text:p>
          </table:table-cell>
          <table:table-cell table:formula="of:=STDEV(INDIRECT(ADDRESS(ROW();2)):INDIRECT(ADDRESS(ROW();COLUMN()-6)))" office:value-type="float" office:value="471.144525076592">
            <text:p>471.14452507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77375">
            <text:p>-4.77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315">
            <text:p>12.31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5.111">
            <text:p>5.111</text:p>
          </table:table-cell>
          <table:table-cell office:value-type="float" office:value="31">
            <text:p>31</text:p>
          </table:table-cell>
          <table:table-cell office:value-type="float" office:value="4.4">
            <text:p>4.4</text:p>
          </table:table-cell>
          <table:table-cell office:value-type="float" office:value="9.6">
            <text:p>9.6</text:p>
          </table:table-cell>
          <table:table-cell office:value-type="float" office:value="6.4">
            <text:p>6.4</text:p>
          </table:table-cell>
          <table:table-cell office:value-type="float" office:value="4">
            <text:p>4</text:p>
          </table:table-cell>
          <table:table-cell office:value-type="float" office:value="5.882">
            <text:p>5.882</text:p>
          </table:table-cell>
          <table:table-cell office:value-type="float" office:value="2.4">
            <text:p>2.4</text:p>
          </table:table-cell>
          <table:table-cell office:value-type="float" office:value="4.632">
            <text:p>4.632</text:p>
          </table:table-cell>
          <table:table-cell office:value-type="float" office:value="3">
            <text:p>3</text:p>
          </table:table-cell>
          <table:table-cell office:value-type="float" office:value="1.733">
            <text:p>1.733</text:p>
          </table:table-cell>
          <table:table-cell office:value-type="float" office:value="9.333">
            <text:p>9.333</text:p>
          </table:table-cell>
          <table:table-cell office:value-type="float" office:value="4.4">
            <text:p>4.4</text:p>
          </table:table-cell>
          <table:table-cell office:value-type="float" office:value="3.273">
            <text:p>3.273</text:p>
          </table:table-cell>
          <table:table-cell office:value-type="float" office:value="7.68">
            <text:p>7.68</text:p>
          </table:table-cell>
          <table:table-cell office:value-type="float" office:value="4">
            <text:p>4</text:p>
          </table:table-cell>
          <table:table-cell office:value-type="float" office:value="20040">
            <text:p>20040</text:p>
          </table:table-cell>
          <table:table-cell office:value-type="float" office:value="9.6">
            <text:p>9.6</text:p>
          </table:table-cell>
          <table:table-cell/>
          <table:table-cell table:formula="of:=MEDIAN(INDIRECT(ADDRESS(ROW();2)):INDIRECT(ADDRESS(ROW();COLUMN()-2)))" office:value-type="float" office:value="4.8715">
            <text:p>4.8715</text:p>
          </table:table-cell>
          <table:table-cell table:formula="of:=MIN(INDIRECT(ADDRESS(ROW();2)):INDIRECT(ADDRESS(ROW();COLUMN()-3)))" office:value-type="float" office:value="1.733">
            <text:p>1.733</text:p>
          </table:table-cell>
          <table:table-cell table:formula="of:=MAX(INDIRECT(ADDRESS(ROW();2)):INDIRECT(ADDRESS(ROW();COLUMN()-4)))" office:value-type="float" office:value="20040">
            <text:p>20040</text:p>
          </table:table-cell>
          <table:table-cell table:formula="of:=AVERAGE(INDIRECT(ADDRESS(ROW();2)):INDIRECT(ADDRESS(ROW();COLUMN()-5)))" office:value-type="float" office:value="1119.80244444444">
            <text:p>1119.8024444445</text:p>
          </table:table-cell>
          <table:table-cell table:formula="of:=STDEV(INDIRECT(ADDRESS(ROW();2)):INDIRECT(ADDRESS(ROW();COLUMN()-6)))" office:value-type="float" office:value="4721.86328175067">
            <text:p>4721.863281750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75925">
            <text:p>-10.75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679">
            <text:p>23.679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5.111">
            <text:p>5.111</text:p>
          </table:table-cell>
          <table:table-cell office:value-type="float" office:value="31">
            <text:p>31</text:p>
          </table:table-cell>
          <table:table-cell office:value-type="float" office:value="4.4">
            <text:p>4.4</text:p>
          </table:table-cell>
          <table:table-cell office:value-type="float" office:value="33.6">
            <text:p>33.6</text:p>
          </table:table-cell>
          <table:table-cell office:value-type="float" office:value="6.4">
            <text:p>6.4</text:p>
          </table:table-cell>
          <table:table-cell office:value-type="float" office:value="4">
            <text:p>4</text:p>
          </table:table-cell>
          <table:table-cell office:value-type="float" office:value="5.882">
            <text:p>5.882</text:p>
          </table:table-cell>
          <table:table-cell office:value-type="float" office:value="2.4">
            <text:p>2.4</text:p>
          </table:table-cell>
          <table:table-cell office:value-type="float" office:value="4.632">
            <text:p>4.632</text:p>
          </table:table-cell>
          <table:table-cell office:value-type="float" office:value="3">
            <text:p>3</text:p>
          </table:table-cell>
          <table:table-cell office:value-type="float" office:value="1.733">
            <text:p>1.733</text:p>
          </table:table-cell>
          <table:table-cell office:value-type="float" office:value="9.333">
            <text:p>9.333</text:p>
          </table:table-cell>
          <table:table-cell office:value-type="float" office:value="4.4">
            <text:p>4.4</text:p>
          </table:table-cell>
          <table:table-cell office:value-type="float" office:value="3.273">
            <text:p>3.273</text:p>
          </table:table-cell>
          <table:table-cell office:value-type="float" office:value="7.68">
            <text:p>7.68</text:p>
          </table:table-cell>
          <table:table-cell office:value-type="float" office:value="4">
            <text:p>4</text:p>
          </table:table-cell>
          <table:table-cell office:value-type="float" office:value="300600">
            <text:p>300600</text:p>
          </table:table-cell>
          <table:table-cell office:value-type="float" office:value="33.6">
            <text:p>33.6</text:p>
          </table:table-cell>
          <table:table-cell/>
          <table:table-cell table:formula="of:=MEDIAN(INDIRECT(ADDRESS(ROW();2)):INDIRECT(ADDRESS(ROW();COLUMN()-2)))" office:value-type="float" office:value="4.8715">
            <text:p>4.8715</text:p>
          </table:table-cell>
          <table:table-cell table:formula="of:=MIN(INDIRECT(ADDRESS(ROW();2)):INDIRECT(ADDRESS(ROW();COLUMN()-3)))" office:value-type="float" office:value="1.733">
            <text:p>1.733</text:p>
          </table:table-cell>
          <table:table-cell table:formula="of:=MAX(INDIRECT(ADDRESS(ROW();2)):INDIRECT(ADDRESS(ROW();COLUMN()-4)))" office:value-type="float" office:value="300600">
            <text:p>300600</text:p>
          </table:table-cell>
          <table:table-cell table:formula="of:=AVERAGE(INDIRECT(ADDRESS(ROW();2)):INDIRECT(ADDRESS(ROW();COLUMN()-5)))" office:value-type="float" office:value="16709.1357777778">
            <text:p>16709.1357777778</text:p>
          </table:table-cell>
          <table:table-cell table:formula="of:=STDEV(INDIRECT(ADDRESS(ROW();2)):INDIRECT(ADDRESS(ROW();COLUMN()-6)))" office:value-type="float" office:value="70849.8203141957">
            <text:p>70849.82031419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75925">
            <text:p>-10.75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679">
            <text:p>23.679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5.111">
            <text:p>5.111</text:p>
          </table:table-cell>
          <table:table-cell office:value-type="float" office:value="31">
            <text:p>31</text:p>
          </table:table-cell>
          <table:table-cell office:value-type="float" office:value="4.4">
            <text:p>4.4</text:p>
          </table:table-cell>
          <table:table-cell office:value-type="float" office:value="96">
            <text:p>96</text:p>
          </table:table-cell>
          <table:table-cell office:value-type="float" office:value="6.4">
            <text:p>6.4</text:p>
          </table:table-cell>
          <table:table-cell office:value-type="float" office:value="4">
            <text:p>4</text:p>
          </table:table-cell>
          <table:table-cell office:value-type="float" office:value="5.882">
            <text:p>5.882</text:p>
          </table:table-cell>
          <table:table-cell office:value-type="float" office:value="2.4">
            <text:p>2.4</text:p>
          </table:table-cell>
          <table:table-cell office:value-type="float" office:value="4.632">
            <text:p>4.632</text:p>
          </table:table-cell>
          <table:table-cell office:value-type="float" office:value="3">
            <text:p>3</text:p>
          </table:table-cell>
          <table:table-cell office:value-type="float" office:value="1.733">
            <text:p>1.733</text:p>
          </table:table-cell>
          <table:table-cell office:value-type="float" office:value="9.333">
            <text:p>9.333</text:p>
          </table:table-cell>
          <table:table-cell office:value-type="float" office:value="4.4">
            <text:p>4.4</text:p>
          </table:table-cell>
          <table:table-cell office:value-type="float" office:value="3.273">
            <text:p>3.273</text:p>
          </table:table-cell>
          <table:table-cell office:value-type="float" office:value="7.68">
            <text:p>7.68</text:p>
          </table:table-cell>
          <table:table-cell office:value-type="float" office:value="4">
            <text:p>4</text:p>
          </table:table-cell>
          <table:table-cell office:value-type="float" office:value="200400">
            <text:p>200400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4.8715">
            <text:p>4.8715</text:p>
          </table:table-cell>
          <table:table-cell table:formula="of:=MIN(INDIRECT(ADDRESS(ROW();2)):INDIRECT(ADDRESS(ROW();COLUMN()-3)))" office:value-type="float" office:value="1.733">
            <text:p>1.733</text:p>
          </table:table-cell>
          <table:table-cell table:formula="of:=MAX(INDIRECT(ADDRESS(ROW();2)):INDIRECT(ADDRESS(ROW();COLUMN()-4)))" office:value-type="float" office:value="200400">
            <text:p>200400</text:p>
          </table:table-cell>
          <table:table-cell table:formula="of:=AVERAGE(INDIRECT(ADDRESS(ROW();2)):INDIRECT(ADDRESS(ROW();COLUMN()-5)))" office:value-type="float" office:value="11146.7357777778">
            <text:p>11146.7357777778</text:p>
          </table:table-cell>
          <table:table-cell table:formula="of:=STDEV(INDIRECT(ADDRESS(ROW();2)):INDIRECT(ADDRESS(ROW();COLUMN()-6)))" office:value-type="float" office:value="47231.3940437839">
            <text:p>47231.39404378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75925">
            <text:p>-10.759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679">
            <text:p>23.679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3.5">
            <text:p>3.5</text:p>
          </table:table-cell>
          <table:table-cell office:value-type="float" office:value="4.6">
            <text:p>4.6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3.25">
            <text:p>3.25</text:p>
          </table:table-cell>
          <table:table-cell office:value-type="float" office:value="3.75">
            <text:p>3.75</text:p>
          </table:table-cell>
          <table:table-cell office:value-type="float" office:value="3.25">
            <text:p>3.2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/>
          <table:table-cell table:formula="of:=MEDIAN(INDIRECT(ADDRESS(ROW();2)):INDIRECT(ADDRESS(ROW();COLUMN()-2)))" office:value-type="float" office:value="3.5">
            <text:p>3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5">
            <text:p>15</text:p>
          </table:table-cell>
          <table:table-cell table:formula="of:=AVERAGE(INDIRECT(ADDRESS(ROW();2)):INDIRECT(ADDRESS(ROW();COLUMN()-5)))" office:value-type="float" office:value="4.01388888888889">
            <text:p>4.0138888889</text:p>
          </table:table-cell>
          <table:table-cell table:formula="of:=STDEV(INDIRECT(ADDRESS(ROW();2)):INDIRECT(ADDRESS(ROW();COLUMN()-6)))" office:value-type="float" office:value="2.80256214474602">
            <text:p>2.80256214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9375">
            <text:p>0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.75">
            <text:p>5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4">
            <text:p>4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8.05555555555556">
            <text:p>8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">
            <text:p>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">
            <text:p>11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hredder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2.645">
            <text:p>2.645</text:p>
          </table:table-cell>
          <table:table-cell office:value-type="float" office:value="24.88">
            <text:p>24.88</text:p>
          </table:table-cell>
          <table:table-cell office:value-type="float" office:value="2.42">
            <text:p>2.42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.48">
            <text:p>6.48</text:p>
          </table:table-cell>
          <table:table-cell office:value-type="float" office:value="2.42">
            <text:p>2.42</text:p>
          </table:table-cell>
          <table:table-cell office:value-type="float" office:value="1.62">
            <text:p>1.62</text:p>
          </table:table-cell>
          <table:table-cell office:value-type="float" office:value="3.38">
            <text:p>3.38</text:p>
          </table:table-cell>
          <table:table-cell office:value-type="float" office:value="3.92">
            <text:p>3.92</text:p>
          </table:table-cell>
          <table:table-cell office:value-type="float" office:value="2.42">
            <text:p>2.42</text:p>
          </table:table-cell>
          <table:table-cell office:value-type="float" office:value="1.8">
            <text:p>1.8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office:value-type="float" office:value="0.72">
            <text:p>0.72</text:p>
          </table:table-cell>
          <table:table-cell/>
          <table:table-cell table:formula="of:=MEDIAN(INDIRECT(ADDRESS(ROW();2)):INDIRECT(ADDRESS(ROW();COLUMN()-2)))" office:value-type="float" office:value="2.42">
            <text:p>2.4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2002">
            <text:p>2002</text:p>
          </table:table-cell>
          <table:table-cell table:formula="of:=AVERAGE(INDIRECT(ADDRESS(ROW();2)):INDIRECT(ADDRESS(ROW();COLUMN()-5)))" office:value-type="float" office:value="114.730277777778">
            <text:p>114.7302777778</text:p>
          </table:table-cell>
          <table:table-cell table:formula="of:=STDEV(INDIRECT(ADDRESS(ROW();2)):INDIRECT(ADDRESS(ROW();COLUMN()-6)))" office:value-type="float" office:value="471.032040931126">
            <text:p>471.03204093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455">
            <text:p>-2.4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.59">
            <text:p>7.59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405">
            <text:p>0.405</text:p>
          </table:table-cell>
          <table:table-cell office:value-type="float" office:value="0.32">
            <text:p>0.32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  <table:table-cell office:value-type="float" office:value="0.781">
            <text:p>0.781</text:p>
          </table:table-cell>
          <table:table-cell office:value-type="float" office:value="0.5">
            <text:p>0.5</text:p>
          </table:table-cell>
          <table:table-cell office:value-type="float" office:value="0.361">
            <text:p>0.361</text:p>
          </table:table-cell>
          <table:table-cell office:value-type="float" office:value="2.5">
            <text:p>2.5</text:p>
          </table:table-cell>
          <table:table-cell office:value-type="float" office:value="0.451">
            <text:p>0.451</text:p>
          </table:table-cell>
          <table:table-cell office:value-type="float" office:value="0.72">
            <text:p>0.72</text:p>
          </table:table-cell>
          <table:table-cell office:value-type="float" office:value="2.5">
            <text:p>2.5</text:p>
          </table:table-cell>
          <table:table-cell office:value-type="float" office:value="0.18">
            <text:p>0.1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781">
            <text:p>0.78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3.125">
            <text:p>3.125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18">
            <text:p>0.18</text:p>
          </table:table-cell>
          <table:table-cell table:formula="of:=MAX(INDIRECT(ADDRESS(ROW();2)):INDIRECT(ADDRESS(ROW();COLUMN()-4)))" office:value-type="float" office:value="3.125">
            <text:p>3.125</text:p>
          </table:table-cell>
          <table:table-cell table:formula="of:=AVERAGE(INDIRECT(ADDRESS(ROW();2)):INDIRECT(ADDRESS(ROW();COLUMN()-5)))" office:value-type="float" office:value="1.01661111111111">
            <text:p>1.0166111111</text:p>
          </table:table-cell>
          <table:table-cell table:formula="of:=STDEV(INDIRECT(ADDRESS(ROW();2)):INDIRECT(ADDRESS(ROW();COLUMN()-6)))" office:value-type="float" office:value="1.01028977432446">
            <text:p>1.01028977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49">
            <text:p>-0.4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.73425">
            <text:p>1.734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531">
            <text:p>6.531</text:p>
          </table:table-cell>
          <table:table-cell office:value-type="float" office:value="77.75">
            <text:p>77.75</text:p>
          </table:table-cell>
          <table:table-cell office:value-type="float" office:value="4.84">
            <text:p>4.84</text:p>
          </table:table-cell>
          <table:table-cell office:value-type="float" office:value="0.23">
            <text:p>0.23</text:p>
          </table:table-cell>
          <table:table-cell office:value-type="float" office:value="2.56">
            <text:p>2.56</text:p>
          </table:table-cell>
          <table:table-cell office:value-type="float" office:value="4">
            <text:p>4</text:p>
          </table:table-cell>
          <table:table-cell office:value-type="float" office:value="8.304">
            <text:p>8.304</text:p>
          </table:table-cell>
          <table:table-cell office:value-type="float" office:value="2.592">
            <text:p>2.592</text:p>
          </table:table-cell>
          <table:table-cell office:value-type="float" office:value="5.363">
            <text:p>5.363</text:p>
          </table:table-cell>
          <table:table-cell office:value-type="float" office:value="2.25">
            <text:p>2.25</text:p>
          </table:table-cell>
          <table:table-cell office:value-type="float" office:value="1.352">
            <text:p>1.352</text:p>
          </table:table-cell>
          <table:table-cell office:value-type="float" office:value="21.778">
            <text:p>21.778</text:p>
          </table:table-cell>
          <table:table-cell office:value-type="float" office:value="4.84">
            <text:p>4.84</text:p>
          </table:table-cell>
          <table:table-cell office:value-type="float" office:value="3.273">
            <text:p>3.273</text:p>
          </table:table-cell>
          <table:table-cell office:value-type="float" office:value="0.922">
            <text:p>0.922</text:p>
          </table:table-cell>
          <table:table-cell office:value-type="float" office:value="4">
            <text:p>4</text:p>
          </table:table-cell>
          <table:table-cell office:value-type="float" office:value="4004">
            <text:p>4004</text:p>
          </table:table-cell>
          <table:table-cell office:value-type="float" office:value="0.23">
            <text:p>0.23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0.23">
            <text:p>0.23</text:p>
          </table:table-cell>
          <table:table-cell table:formula="of:=MAX(INDIRECT(ADDRESS(ROW();2)):INDIRECT(ADDRESS(ROW();COLUMN()-4)))" office:value-type="float" office:value="4004">
            <text:p>4004</text:p>
          </table:table-cell>
          <table:table-cell table:formula="of:=AVERAGE(INDIRECT(ADDRESS(ROW();2)):INDIRECT(ADDRESS(ROW();COLUMN()-5)))" office:value-type="float" office:value="230.823055555556">
            <text:p>230.8230555556</text:p>
          </table:table-cell>
          <table:table-cell table:formula="of:=STDEV(INDIRECT(ADDRESS(ROW();2)):INDIRECT(ADDRESS(ROW();COLUMN()-6)))" office:value-type="float" office:value="941.830486322901">
            <text:p>941.830486322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9.407">
            <text:p>-9.407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.9735">
            <text:p>17.973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531">
            <text:p>6.531</text:p>
          </table:table-cell>
          <table:table-cell office:value-type="float" office:value="77.75">
            <text:p>77.75</text:p>
          </table:table-cell>
          <table:table-cell office:value-type="float" office:value="4.84">
            <text:p>4.84</text:p>
          </table:table-cell>
          <table:table-cell office:value-type="float" office:value="2.304">
            <text:p>2.304</text:p>
          </table:table-cell>
          <table:table-cell office:value-type="float" office:value="5.12">
            <text:p>5.12</text:p>
          </table:table-cell>
          <table:table-cell office:value-type="float" office:value="4">
            <text:p>4</text:p>
          </table:table-cell>
          <table:table-cell office:value-type="float" office:value="8.304">
            <text:p>8.304</text:p>
          </table:table-cell>
          <table:table-cell office:value-type="float" office:value="2.592">
            <text:p>2.592</text:p>
          </table:table-cell>
          <table:table-cell office:value-type="float" office:value="5.363">
            <text:p>5.363</text:p>
          </table:table-cell>
          <table:table-cell office:value-type="float" office:value="2.25">
            <text:p>2.25</text:p>
          </table:table-cell>
          <table:table-cell office:value-type="float" office:value="1.352">
            <text:p>1.352</text:p>
          </table:table-cell>
          <table:table-cell office:value-type="float" office:value="21.778">
            <text:p>21.778</text:p>
          </table:table-cell>
          <table:table-cell office:value-type="float" office:value="4.84">
            <text:p>4.84</text:p>
          </table:table-cell>
          <table:table-cell office:value-type="float" office:value="3.273">
            <text:p>3.273</text:p>
          </table:table-cell>
          <table:table-cell office:value-type="float" office:value="3.686">
            <text:p>3.686</text:p>
          </table:table-cell>
          <table:table-cell office:value-type="float" office:value="4">
            <text:p>4</text:p>
          </table:table-cell>
          <table:table-cell office:value-type="float" office:value="40040">
            <text:p>40040</text:p>
          </table:table-cell>
          <table:table-cell office:value-type="float" office:value="2.304">
            <text:p>2.304</text:p>
          </table:table-cell>
          <table:table-cell/>
          <table:table-cell table:formula="of:=MEDIAN(INDIRECT(ADDRESS(ROW();2)):INDIRECT(ADDRESS(ROW();COLUMN()-2)))" office:value-type="float" office:value="4.42">
            <text:p>4.42</text:p>
          </table:table-cell>
          <table:table-cell table:formula="of:=MIN(INDIRECT(ADDRESS(ROW();2)):INDIRECT(ADDRESS(ROW();COLUMN()-3)))" office:value-type="float" office:value="1.352">
            <text:p>1.352</text:p>
          </table:table-cell>
          <table:table-cell table:formula="of:=MAX(INDIRECT(ADDRESS(ROW();2)):INDIRECT(ADDRESS(ROW();COLUMN()-4)))" office:value-type="float" office:value="40040">
            <text:p>40040</text:p>
          </table:table-cell>
          <table:table-cell table:formula="of:=AVERAGE(INDIRECT(ADDRESS(ROW();2)):INDIRECT(ADDRESS(ROW();COLUMN()-5)))" office:value-type="float" office:value="2233.34927777778">
            <text:p>2233.3492777778</text:p>
          </table:table-cell>
          <table:table-cell table:formula="of:=STDEV(INDIRECT(ADDRESS(ROW();2)):INDIRECT(ADDRESS(ROW();COLUMN()-6)))" office:value-type="float" office:value="9435.31268027798">
            <text:p>9435.31268027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668">
            <text:p>-7.668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66925">
            <text:p>16.669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531">
            <text:p>6.531</text:p>
          </table:table-cell>
          <table:table-cell office:value-type="float" office:value="77.75">
            <text:p>77.75</text:p>
          </table:table-cell>
          <table:table-cell office:value-type="float" office:value="4.84">
            <text:p>4.84</text:p>
          </table:table-cell>
          <table:table-cell office:value-type="float" office:value="9.216">
            <text:p>9.216</text:p>
          </table:table-cell>
          <table:table-cell office:value-type="float" office:value="5.12">
            <text:p>5.12</text:p>
          </table:table-cell>
          <table:table-cell office:value-type="float" office:value="4">
            <text:p>4</text:p>
          </table:table-cell>
          <table:table-cell office:value-type="float" office:value="8.304">
            <text:p>8.304</text:p>
          </table:table-cell>
          <table:table-cell office:value-type="float" office:value="2.592">
            <text:p>2.592</text:p>
          </table:table-cell>
          <table:table-cell office:value-type="float" office:value="5.363">
            <text:p>5.363</text:p>
          </table:table-cell>
          <table:table-cell office:value-type="float" office:value="2.25">
            <text:p>2.25</text:p>
          </table:table-cell>
          <table:table-cell office:value-type="float" office:value="1.352">
            <text:p>1.352</text:p>
          </table:table-cell>
          <table:table-cell office:value-type="float" office:value="21.778">
            <text:p>21.778</text:p>
          </table:table-cell>
          <table:table-cell office:value-type="float" office:value="4.84">
            <text:p>4.84</text:p>
          </table:table-cell>
          <table:table-cell office:value-type="float" office:value="3.273">
            <text:p>3.273</text:p>
          </table:table-cell>
          <table:table-cell office:value-type="float" office:value="3.686">
            <text:p>3.686</text:p>
          </table:table-cell>
          <table:table-cell office:value-type="float" office:value="4">
            <text:p>4</text:p>
          </table:table-cell>
          <table:table-cell office:value-type="float" office:value="3003000">
            <text:p>3003000</text:p>
          </table:table-cell>
          <table:table-cell office:value-type="float" office:value="9.216">
            <text:p>9.216</text:p>
          </table:table-cell>
          <table:table-cell/>
          <table:table-cell table:formula="of:=MEDIAN(INDIRECT(ADDRESS(ROW();2)):INDIRECT(ADDRESS(ROW();COLUMN()-2)))" office:value-type="float" office:value="4.98">
            <text:p>4.98</text:p>
          </table:table-cell>
          <table:table-cell table:formula="of:=MIN(INDIRECT(ADDRESS(ROW();2)):INDIRECT(ADDRESS(ROW();COLUMN()-3)))" office:value-type="float" office:value="1.352">
            <text:p>1.352</text:p>
          </table:table-cell>
          <table:table-cell table:formula="of:=MAX(INDIRECT(ADDRESS(ROW();2)):INDIRECT(ADDRESS(ROW();COLUMN()-4)))" office:value-type="float" office:value="3003000">
            <text:p>3003000</text:p>
          </table:table-cell>
          <table:table-cell table:formula="of:=AVERAGE(INDIRECT(ADDRESS(ROW();2)):INDIRECT(ADDRESS(ROW();COLUMN()-5)))" office:value-type="float" office:value="166843.006166667">
            <text:p>166843.006166667</text:p>
          </table:table-cell>
          <table:table-cell table:formula="of:=STDEV(INDIRECT(ADDRESS(ROW();2)):INDIRECT(ADDRESS(ROW();COLUMN()-6)))" office:value-type="float" office:value="707811.474162411">
            <text:p>707811.4741624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906">
            <text:p>-11.90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6585">
            <text:p>24.658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.531">
            <text:p>6.531</text:p>
          </table:table-cell>
          <table:table-cell office:value-type="float" office:value="77.75">
            <text:p>77.75</text:p>
          </table:table-cell>
          <table:table-cell office:value-type="float" office:value="4.84">
            <text:p>4.84</text:p>
          </table:table-cell>
          <table:table-cell office:value-type="float" office:value="23.04">
            <text:p>23.04</text:p>
          </table:table-cell>
          <table:table-cell office:value-type="float" office:value="5.12">
            <text:p>5.12</text:p>
          </table:table-cell>
          <table:table-cell office:value-type="float" office:value="4">
            <text:p>4</text:p>
          </table:table-cell>
          <table:table-cell office:value-type="float" office:value="8.304">
            <text:p>8.304</text:p>
          </table:table-cell>
          <table:table-cell office:value-type="float" office:value="2.592">
            <text:p>2.592</text:p>
          </table:table-cell>
          <table:table-cell office:value-type="float" office:value="5.363">
            <text:p>5.363</text:p>
          </table:table-cell>
          <table:table-cell office:value-type="float" office:value="2.25">
            <text:p>2.25</text:p>
          </table:table-cell>
          <table:table-cell office:value-type="float" office:value="1.352">
            <text:p>1.352</text:p>
          </table:table-cell>
          <table:table-cell office:value-type="float" office:value="21.778">
            <text:p>21.778</text:p>
          </table:table-cell>
          <table:table-cell office:value-type="float" office:value="4.84">
            <text:p>4.84</text:p>
          </table:table-cell>
          <table:table-cell office:value-type="float" office:value="3.273">
            <text:p>3.273</text:p>
          </table:table-cell>
          <table:table-cell office:value-type="float" office:value="3.686">
            <text:p>3.686</text:p>
          </table:table-cell>
          <table:table-cell office:value-type="float" office:value="4">
            <text:p>4</text:p>
          </table:table-cell>
          <table:table-cell office:value-type="float" office:value="400400">
            <text:p>400400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4.98">
            <text:p>4.98</text:p>
          </table:table-cell>
          <table:table-cell table:formula="of:=MIN(INDIRECT(ADDRESS(ROW();2)):INDIRECT(ADDRESS(ROW();COLUMN()-3)))" office:value-type="float" office:value="1.352">
            <text:p>1.352</text:p>
          </table:table-cell>
          <table:table-cell table:formula="of:=MAX(INDIRECT(ADDRESS(ROW();2)):INDIRECT(ADDRESS(ROW();COLUMN()-4)))" office:value-type="float" office:value="400400">
            <text:p>400400</text:p>
          </table:table-cell>
          <table:table-cell table:formula="of:=AVERAGE(INDIRECT(ADDRESS(ROW();2)):INDIRECT(ADDRESS(ROW();COLUMN()-5)))" office:value-type="float" office:value="22255.0132777778">
            <text:p>22255.0132777778</text:p>
          </table:table-cell>
          <table:table-cell table:formula="of:=STDEV(INDIRECT(ADDRESS(ROW();2)):INDIRECT(ADDRESS(ROW();COLUMN()-6)))" office:value-type="float" office:value="94372.5490927091">
            <text:p>94372.54909270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7.09">
            <text:p>-17.0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1.5705">
            <text:p>31.570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">
            <text:p>4</text:p>
          </table:table-cell>
          <table:table-cell office:value-type="float" office:value="6.52">
            <text:p>6.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.88">
            <text:p>5.88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75">
            <text:p>75</text:p>
          </table:table-cell>
          <table:table-cell table:formula="of:=AVERAGE(INDIRECT(ADDRESS(ROW();2)):INDIRECT(ADDRESS(ROW();COLUMN()-5)))" office:value-type="float" office:value="7.81111111111111">
            <text:p>7.8111111111</text:p>
          </table:table-cell>
          <table:table-cell table:formula="of:=STDEV(INDIRECT(ADDRESS(ROW();2)):INDIRECT(ADDRESS(ROW();COLUMN()-6)))" office:value-type="float" office:value="16.804905757437">
            <text:p>16.804905757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25">
            <text:p>-1.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.5">
            <text:p>8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0.2777777777778">
            <text:p>10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7">
            <text:p>17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hredder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.042">
            <text:p>3.042</text:p>
          </table:table-cell>
          <table:table-cell office:value-type="float" office:value="39.856">
            <text:p>39.856</text:p>
          </table:table-cell>
          <table:table-cell office:value-type="float" office:value="2.662">
            <text:p>2.662</text:p>
          </table:table-cell>
          <table:table-cell office:value-type="float" office:value="0.432">
            <text:p>0.432</text:p>
          </table:table-cell>
          <table:table-cell table:number-columns-repeated="2"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11.664">
            <text:p>11.664</text:p>
          </table:table-cell>
          <table:table-cell office:value-type="float" office:value="2.662">
            <text:p>2.662</text:p>
          </table:table-cell>
          <table:table-cell office:value-type="float" office:value="1.458">
            <text:p>1.458</text:p>
          </table:table-cell>
          <table:table-cell office:value-type="float" office:value="4.394">
            <text:p>4.394</text:p>
          </table:table-cell>
          <table:table-cell office:value-type="float" office:value="5.488">
            <text:p>5.488</text:p>
          </table:table-cell>
          <table:table-cell office:value-type="float" office:value="2.662">
            <text:p>2.662</text:p>
          </table:table-cell>
          <table:table-cell office:value-type="float" office:value="1.8">
            <text:p>1.8</text:p>
          </table:table-cell>
          <table:table-cell office:value-type="float" office:value="0.432">
            <text:p>0.432</text:p>
          </table:table-cell>
          <table:table-cell office:value-type="float" office:value="2">
            <text:p>2</text:p>
          </table:table-cell>
          <table:table-cell office:value-type="float" office:value="3002">
            <text:p>3002</text:p>
          </table:table-cell>
          <table:table-cell office:value-type="float" office:value="0.432">
            <text:p>0.432</text:p>
          </table:table-cell>
          <table:table-cell/>
          <table:table-cell table:formula="of:=MEDIAN(INDIRECT(ADDRESS(ROW();2)):INDIRECT(ADDRESS(ROW();COLUMN()-2)))" office:value-type="float" office:value="2.662">
            <text:p>2.662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3002">
            <text:p>3002</text:p>
          </table:table-cell>
          <table:table-cell table:formula="of:=AVERAGE(INDIRECT(ADDRESS(ROW();2)):INDIRECT(ADDRESS(ROW();COLUMN()-5)))" office:value-type="float" office:value="171.582444444444">
            <text:p>171.5824444444</text:p>
          </table:table-cell>
          <table:table-cell table:formula="of:=STDEV(INDIRECT(ADDRESS(ROW();2)):INDIRECT(ADDRESS(ROW();COLUMN()-6)))" office:value-type="float" office:value="706.437167964812">
            <text:p>706.437167964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1115">
            <text:p>-5.11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132">
            <text:p>11.132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0.365">
            <text:p>0.365</text:p>
          </table:table-cell>
          <table:table-cell office:value-type="float" office:value="0.256">
            <text:p>0.256</text:p>
          </table:table-cell>
          <table:table-cell office:value-type="float" office:value="0.5">
            <text:p>0.5</text:p>
          </table:table-cell>
          <table:table-cell office:value-type="float" office:value="7.813">
            <text:p>7.813</text:p>
          </table:table-cell>
          <table:table-cell office:value-type="float" office:value="0.977">
            <text:p>0.977</text:p>
          </table:table-cell>
          <table:table-cell office:value-type="float" office:value="0.5">
            <text:p>0.5</text:p>
          </table:table-cell>
          <table:table-cell office:value-type="float" office:value="0.307">
            <text:p>0.307</text:p>
          </table:table-cell>
          <table:table-cell office:value-type="float" office:value="3.5">
            <text:p>3.5</text:p>
          </table:table-cell>
          <table:table-cell office:value-type="float" office:value="0.429">
            <text:p>0.429</text:p>
          </table:table-cell>
          <table:table-cell office:value-type="float" office:value="0.864">
            <text:p>0.864</text:p>
          </table:table-cell>
          <table:table-cell office:value-type="float" office:value="3.5">
            <text:p>3.5</text:p>
          </table:table-cell>
          <table:table-cell office:value-type="float" office:value="0.108">
            <text:p>0.108</text:p>
          </table:table-cell>
          <table:table-cell office:value-type="float" office:value="0.5">
            <text:p>0.5</text:p>
          </table:table-cell>
          <table:table-cell office:value-type="float" office:value="0.55">
            <text:p>0.55</text:p>
          </table:table-cell>
          <table:table-cell office:value-type="float" office:value="0.977">
            <text:p>0.977</text:p>
          </table:table-cell>
          <table:table-cell table:number-columns-repeated="2" office:value-type="float" office:value="0.5">
            <text:p>0.5</text:p>
          </table:table-cell>
          <table:table-cell office:value-type="float" office:value="7.813">
            <text:p>7.813</text:p>
          </table:table-cell>
          <table:table-cell/>
          <table:table-cell table:formula="of:=MEDIAN(INDIRECT(ADDRESS(ROW();2)):INDIRECT(ADDRESS(ROW();COLUMN()-2)))" office:value-type="float" office:value="0.5">
            <text:p>0.5</text:p>
          </table:table-cell>
          <table:table-cell table:formula="of:=MIN(INDIRECT(ADDRESS(ROW();2)):INDIRECT(ADDRESS(ROW();COLUMN()-3)))" office:value-type="float" office:value="0.108">
            <text:p>0.108</text:p>
          </table:table-cell>
          <table:table-cell table:formula="of:=MAX(INDIRECT(ADDRESS(ROW();2)):INDIRECT(ADDRESS(ROW();COLUMN()-4)))" office:value-type="float" office:value="7.813">
            <text:p>7.813</text:p>
          </table:table-cell>
          <table:table-cell table:formula="of:=AVERAGE(INDIRECT(ADDRESS(ROW();2)):INDIRECT(ADDRESS(ROW();COLUMN()-5)))" office:value-type="float" office:value="1.66438888888889">
            <text:p>1.6643888889</text:p>
          </table:table-cell>
          <table:table-cell table:formula="of:=STDEV(INDIRECT(ADDRESS(ROW();2)):INDIRECT(ADDRESS(ROW();COLUMN()-6)))" office:value-type="float" office:value="2.44250691223994">
            <text:p>2.442506912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144">
            <text:p>-1.14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.56775">
            <text:p>2.567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345">
            <text:p>8.345</text:p>
          </table:table-cell>
          <table:table-cell office:value-type="float" office:value="155.688">
            <text:p>155.688</text:p>
          </table:table-cell>
          <table:table-cell office:value-type="float" office:value="5.324">
            <text:p>5.324</text:p>
          </table:table-cell>
          <table:table-cell office:value-type="float" office:value="0.055">
            <text:p>0.055</text:p>
          </table:table-cell>
          <table:table-cell office:value-type="float" office:value="2.048">
            <text:p>2.048</text:p>
          </table:table-cell>
          <table:table-cell office:value-type="float" office:value="4">
            <text:p>4</text:p>
          </table:table-cell>
          <table:table-cell office:value-type="float" office:value="11.398">
            <text:p>11.398</text:p>
          </table:table-cell>
          <table:table-cell office:value-type="float" office:value="3.333">
            <text:p>3.333</text:p>
          </table:table-cell>
          <table:table-cell office:value-type="float" office:value="6.21">
            <text:p>6.21</text:p>
          </table:table-cell>
          <table:table-cell office:value-type="float" office:value="1.688">
            <text:p>1.688</text:p>
          </table:table-cell>
          <table:table-cell office:value-type="float" office:value="1.255">
            <text:p>1.255</text:p>
          </table:table-cell>
          <table:table-cell office:value-type="float" office:value="50.815">
            <text:p>50.815</text:p>
          </table:table-cell>
          <table:table-cell office:value-type="float" office:value="5.324">
            <text:p>5.324</text:p>
          </table:table-cell>
          <table:table-cell office:value-type="float" office:value="3.273">
            <text:p>3.273</text:p>
          </table:table-cell>
          <table:table-cell office:value-type="float" office:value="0.442">
            <text:p>0.442</text:p>
          </table:table-cell>
          <table:table-cell office:value-type="float" office:value="4">
            <text:p>4</text:p>
          </table:table-cell>
          <table:table-cell office:value-type="float" office:value="6004">
            <text:p>6004</text:p>
          </table:table-cell>
          <table:table-cell office:value-type="float" office:value="0.055">
            <text:p>0.055</text:p>
          </table:table-cell>
          <table:table-cell/>
          <table:table-cell table:formula="of:=MEDIAN(INDIRECT(ADDRESS(ROW();2)):INDIRECT(ADDRESS(ROW();COLUMN()-2)))" office:value-type="float" office:value="4">
            <text:p>4</text:p>
          </table:table-cell>
          <table:table-cell table:formula="of:=MIN(INDIRECT(ADDRESS(ROW();2)):INDIRECT(ADDRESS(ROW();COLUMN()-3)))" office:value-type="float" office:value="0.055">
            <text:p>0.055</text:p>
          </table:table-cell>
          <table:table-cell table:formula="of:=MAX(INDIRECT(ADDRESS(ROW();2)):INDIRECT(ADDRESS(ROW();COLUMN()-4)))" office:value-type="float" office:value="6004">
            <text:p>6004</text:p>
          </table:table-cell>
          <table:table-cell table:formula="of:=AVERAGE(INDIRECT(ADDRESS(ROW();2)):INDIRECT(ADDRESS(ROW();COLUMN()-5)))" office:value-type="float" office:value="348.180722222222">
            <text:p>348.1807222222</text:p>
          </table:table-cell>
          <table:table-cell table:formula="of:=STDEV(INDIRECT(ADDRESS(ROW();2)):INDIRECT(ADDRESS(ROW();COLUMN()-6)))" office:value-type="float" office:value="1411.98770388467">
            <text:p>1411.98770388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6.32175">
            <text:p>-16.32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5.911">
            <text:p>25.911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.345">
            <text:p>8.345</text:p>
          </table:table-cell>
          <table:table-cell office:value-type="float" office:value="155.688">
            <text:p>155.688</text:p>
          </table:table-cell>
          <table:table-cell office:value-type="float" office:value="5.324">
            <text:p>5.324</text:p>
          </table:table-cell>
          <table:table-cell office:value-type="float" office:value="0.553">
            <text:p>0.553</text:p>
          </table:table-cell>
          <table:table-cell office:value-type="float" office:value="4.096">
            <text:p>4.096</text:p>
          </table:table-cell>
          <table:table-cell office:value-type="float" office:value="4">
            <text:p>4</text:p>
          </table:table-cell>
          <table:table-cell office:value-type="float" office:value="11.398">
            <text:p>11.398</text:p>
          </table:table-cell>
          <table:table-cell office:value-type="float" office:value="3.333">
            <text:p>3.333</text:p>
          </table:table-cell>
          <table:table-cell office:value-type="float" office:value="6.21">
            <text:p>6.21</text:p>
          </table:table-cell>
          <table:table-cell office:value-type="float" office:value="1.688">
            <text:p>1.688</text:p>
          </table:table-cell>
          <table:table-cell office:value-type="float" office:value="1.255">
            <text:p>1.255</text:p>
          </table:table-cell>
          <table:table-cell office:value-type="float" office:value="50.815">
            <text:p>50.815</text:p>
          </table:table-cell>
          <table:table-cell office:value-type="float" office:value="5.324">
            <text:p>5.324</text:p>
          </table:table-cell>
          <table:table-cell office:value-type="float" office:value="3.273">
            <text:p>3.273</text:p>
          </table:table-cell>
          <table:table-cell office:value-type="float" office:value="1.769">
            <text:p>1.769</text:p>
          </table:table-cell>
          <table:table-cell office:value-type="float" office:value="4">
            <text:p>4</text:p>
          </table:table-cell>
          <table:table-cell office:value-type="float" office:value="60040">
            <text:p>60040</text:p>
          </table:table-cell>
          <table:table-cell office:value-type="float" office:value="0.553">
            <text:p>0.553</text:p>
          </table:table-cell>
          <table:table-cell/>
          <table:table-cell table:formula="of:=MEDIAN(INDIRECT(ADDRESS(ROW();2)):INDIRECT(ADDRESS(ROW();COLUMN()-2)))" office:value-type="float" office:value="4.048">
            <text:p>4.048</text:p>
          </table:table-cell>
          <table:table-cell table:formula="of:=MIN(INDIRECT(ADDRESS(ROW();2)):INDIRECT(ADDRESS(ROW();COLUMN()-3)))" office:value-type="float" office:value="0.553">
            <text:p>0.553</text:p>
          </table:table-cell>
          <table:table-cell table:formula="of:=MAX(INDIRECT(ADDRESS(ROW();2)):INDIRECT(ADDRESS(ROW();COLUMN()-4)))" office:value-type="float" office:value="60040">
            <text:p>60040</text:p>
          </table:table-cell>
          <table:table-cell table:formula="of:=AVERAGE(INDIRECT(ADDRESS(ROW();2)):INDIRECT(ADDRESS(ROW();COLUMN()-5)))" office:value-type="float" office:value="3350.42355555556">
            <text:p>3350.4235555556</text:p>
          </table:table-cell>
          <table:table-cell table:formula="of:=STDEV(INDIRECT(ADDRESS(ROW();2)):INDIRECT(ADDRESS(ROW();COLUMN()-6)))" office:value-type="float" office:value="14147.9009261192">
            <text:p>14147.90092611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4.85375">
            <text:p>-14.85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4.81">
            <text:p>24.81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.345">
            <text:p>8.345</text:p>
          </table:table-cell>
          <table:table-cell office:value-type="float" office:value="155.688">
            <text:p>155.688</text:p>
          </table:table-cell>
          <table:table-cell office:value-type="float" office:value="5.324">
            <text:p>5.324</text:p>
          </table:table-cell>
          <table:table-cell office:value-type="float" office:value="2.488">
            <text:p>2.488</text:p>
          </table:table-cell>
          <table:table-cell office:value-type="float" office:value="4.096">
            <text:p>4.096</text:p>
          </table:table-cell>
          <table:table-cell office:value-type="float" office:value="4">
            <text:p>4</text:p>
          </table:table-cell>
          <table:table-cell office:value-type="float" office:value="11.398">
            <text:p>11.398</text:p>
          </table:table-cell>
          <table:table-cell office:value-type="float" office:value="3.333">
            <text:p>3.333</text:p>
          </table:table-cell>
          <table:table-cell office:value-type="float" office:value="6.21">
            <text:p>6.21</text:p>
          </table:table-cell>
          <table:table-cell office:value-type="float" office:value="1.688">
            <text:p>1.688</text:p>
          </table:table-cell>
          <table:table-cell office:value-type="float" office:value="1.255">
            <text:p>1.255</text:p>
          </table:table-cell>
          <table:table-cell office:value-type="float" office:value="50.815">
            <text:p>50.815</text:p>
          </table:table-cell>
          <table:table-cell office:value-type="float" office:value="5.324">
            <text:p>5.324</text:p>
          </table:table-cell>
          <table:table-cell office:value-type="float" office:value="3.273">
            <text:p>3.273</text:p>
          </table:table-cell>
          <table:table-cell office:value-type="float" office:value="1.769">
            <text:p>1.769</text:p>
          </table:table-cell>
          <table:table-cell office:value-type="float" office:value="4">
            <text:p>4</text:p>
          </table:table-cell>
          <table:table-cell office:value-type="float" office:value="22515000">
            <text:p>22515000</text:p>
          </table:table-cell>
          <table:table-cell office:value-type="float" office:value="2.488">
            <text:p>2.488</text:p>
          </table:table-cell>
          <table:table-cell/>
          <table:table-cell table:formula="of:=MEDIAN(INDIRECT(ADDRESS(ROW();2)):INDIRECT(ADDRESS(ROW();COLUMN()-2)))" office:value-type="float" office:value="4.048">
            <text:p>4.048</text:p>
          </table:table-cell>
          <table:table-cell table:formula="of:=MIN(INDIRECT(ADDRESS(ROW();2)):INDIRECT(ADDRESS(ROW();COLUMN()-3)))" office:value-type="float" office:value="1.255">
            <text:p>1.255</text:p>
          </table:table-cell>
          <table:table-cell table:formula="of:=MAX(INDIRECT(ADDRESS(ROW();2)):INDIRECT(ADDRESS(ROW();COLUMN()-4)))" office:value-type="float" office:value="22515000">
            <text:p>22515000</text:p>
          </table:table-cell>
          <table:table-cell table:formula="of:=AVERAGE(INDIRECT(ADDRESS(ROW();2)):INDIRECT(ADDRESS(ROW();COLUMN()-5)))" office:value-type="float" office:value="1250848.41633333">
            <text:p>1250848.41633333</text:p>
          </table:table-cell>
          <table:table-cell table:formula="of:=STDEV(INDIRECT(ADDRESS(ROW();2)):INDIRECT(ADDRESS(ROW();COLUMN()-6)))" office:value-type="float" office:value="5306832.62871124">
            <text:p>5306832.628711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69675">
            <text:p>-12.69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.19225">
            <text:p>23.192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.345">
            <text:p>8.345</text:p>
          </table:table-cell>
          <table:table-cell office:value-type="float" office:value="155.688">
            <text:p>155.688</text:p>
          </table:table-cell>
          <table:table-cell office:value-type="float" office:value="5.324">
            <text:p>5.324</text:p>
          </table:table-cell>
          <table:table-cell office:value-type="float" office:value="5.53">
            <text:p>5.53</text:p>
          </table:table-cell>
          <table:table-cell office:value-type="float" office:value="4.096">
            <text:p>4.096</text:p>
          </table:table-cell>
          <table:table-cell office:value-type="float" office:value="4">
            <text:p>4</text:p>
          </table:table-cell>
          <table:table-cell office:value-type="float" office:value="11.398">
            <text:p>11.398</text:p>
          </table:table-cell>
          <table:table-cell office:value-type="float" office:value="3.333">
            <text:p>3.333</text:p>
          </table:table-cell>
          <table:table-cell office:value-type="float" office:value="6.21">
            <text:p>6.21</text:p>
          </table:table-cell>
          <table:table-cell office:value-type="float" office:value="1.688">
            <text:p>1.688</text:p>
          </table:table-cell>
          <table:table-cell office:value-type="float" office:value="1.255">
            <text:p>1.255</text:p>
          </table:table-cell>
          <table:table-cell office:value-type="float" office:value="50.815">
            <text:p>50.815</text:p>
          </table:table-cell>
          <table:table-cell office:value-type="float" office:value="5.324">
            <text:p>5.324</text:p>
          </table:table-cell>
          <table:table-cell office:value-type="float" office:value="3.273">
            <text:p>3.273</text:p>
          </table:table-cell>
          <table:table-cell office:value-type="float" office:value="1.769">
            <text:p>1.769</text:p>
          </table:table-cell>
          <table:table-cell office:value-type="float" office:value="4">
            <text:p>4</text:p>
          </table:table-cell>
          <table:table-cell office:value-type="float" office:value="600400">
            <text:p>600400</text:p>
          </table:table-cell>
          <table:table-cell office:value-type="float" office:value="2.765">
            <text:p>2.765</text:p>
          </table:table-cell>
          <table:table-cell/>
          <table:table-cell table:formula="of:=MEDIAN(INDIRECT(ADDRESS(ROW();2)):INDIRECT(ADDRESS(ROW();COLUMN()-2)))" office:value-type="float" office:value="4.71">
            <text:p>4.71</text:p>
          </table:table-cell>
          <table:table-cell table:formula="of:=MIN(INDIRECT(ADDRESS(ROW();2)):INDIRECT(ADDRESS(ROW();COLUMN()-3)))" office:value-type="float" office:value="1.255">
            <text:p>1.255</text:p>
          </table:table-cell>
          <table:table-cell table:formula="of:=MAX(INDIRECT(ADDRESS(ROW();2)):INDIRECT(ADDRESS(ROW();COLUMN()-4)))" office:value-type="float" office:value="600400">
            <text:p>600400</text:p>
          </table:table-cell>
          <table:table-cell table:formula="of:=AVERAGE(INDIRECT(ADDRESS(ROW();2)):INDIRECT(ADDRESS(ROW();COLUMN()-5)))" office:value-type="float" office:value="33370.8229444444">
            <text:p>33370.8229444444</text:p>
          </table:table-cell>
          <table:table-cell table:formula="of:=STDEV(INDIRECT(ADDRESS(ROW();2)):INDIRECT(ADDRESS(ROW();COLUMN()-6)))" office:value-type="float" office:value="141511.831640096">
            <text:p>141511.8316400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28175">
            <text:p>-10.281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381">
            <text:p>21.381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4.5">
            <text:p>4.5</text:p>
          </table:table-cell>
          <table:table-cell office:value-type="float" office:value="8.824">
            <text:p>8.82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75">
            <text:p>3.75</text:p>
          </table:table-cell>
          <table:table-cell office:value-type="float" office:value="5.25">
            <text:p>5.25</text:p>
          </table:table-cell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8.232">
            <text:p>8.232</text:p>
          </table:table-cell>
          <table:table-cell office:value-type="float" office:value="3">
            <text:p>3</text:p>
          </table:table-cell>
          <table:table-cell office:value-type="float" office:value="2.7">
            <text:p>2.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4.5">
            <text:p>4.5</text:p>
          </table:table-cell>
          <table:table-cell/>
          <table:table-cell table:formula="of:=MEDIAN(INDIRECT(ADDRESS(ROW();2)):INDIRECT(ADDRESS(ROW();COLUMN()-2)))" office:value-type="float" office:value="4.5">
            <text:p>4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375">
            <text:p>375</text:p>
          </table:table-cell>
          <table:table-cell table:formula="of:=AVERAGE(INDIRECT(ADDRESS(ROW();2)):INDIRECT(ADDRESS(ROW();COLUMN()-5)))" office:value-type="float" office:value="25.0003333333333">
            <text:p>25.0003333333</text:p>
          </table:table-cell>
          <table:table-cell table:formula="of:=STDEV(INDIRECT(ADDRESS(ROW();2)):INDIRECT(ADDRESS(ROW();COLUMN()-6)))" office:value-type="float" office:value="87.3668924701019">
            <text:p>87.366892470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1875">
            <text:p>-3.1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.25">
            <text:p>11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6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/>
          <table:table-cell table:formula="of:=MEDIAN(INDIRECT(ADDRESS(ROW();2)):INDIRECT(ADDRESS(ROW();COLUMN()-2)))" office:value-type="float" office:value="14">
            <text:p>14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0">
            <text:p>20</text:p>
          </table:table-cell>
          <table:table-cell table:formula="of:=AVERAGE(INDIRECT(ADDRESS(ROW();2)):INDIRECT(ADDRESS(ROW();COLUMN()-5)))" office:value-type="float" office:value="12.5">
            <text:p>12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3">
            <text:p>23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niper Tower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45">
            <text:p>345</text:p>
          </table:table-cell>
          <table:table-cell office:value-type="float" office:value="370">
            <text:p>370</text:p>
          </table:table-cell>
          <table:table-cell office:value-type="float" office:value="330">
            <text:p>33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0.5">
            <text:p>300.5</text:p>
          </table:table-cell>
          <table:table-cell office:value-type="float" office:value="540">
            <text:p>540</text:p>
          </table:table-cell>
          <table:table-cell office:value-type="float" office:value="330">
            <text:p>330</text:p>
          </table:table-cell>
          <table:table-cell office:value-type="float" office:value="270">
            <text:p>270</text:p>
          </table:table-cell>
          <table:table-cell office:value-type="float" office:value="390">
            <text:p>390</text:p>
          </table:table-cell>
          <table:table-cell office:value-type="float" office:value="420">
            <text:p>420</text:p>
          </table:table-cell>
          <table:table-cell office:value-type="float" office:value="330">
            <text:p>330</text:p>
          </table:table-cell>
          <table:table-cell office:value-type="float" office:value="270">
            <text:p>27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1300">
            <text:p>1300</text:p>
          </table:table-cell>
          <table:table-cell office:value-type="float" office:value="180">
            <text:p>180</text:p>
          </table:table-cell>
          <table:table-cell/>
          <table:table-cell table:formula="of:=MEDIAN(INDIRECT(ADDRESS(ROW();2)):INDIRECT(ADDRESS(ROW();COLUMN()-2)))" office:value-type="float" office:value="315.25">
            <text:p>315.25</text:p>
          </table:table-cell>
          <table:table-cell table:formula="of:=MIN(INDIRECT(ADDRESS(ROW();2)):INDIRECT(ADDRESS(ROW();COLUMN()-3)))" office:value-type="float" office:value="180">
            <text:p>180</text:p>
          </table:table-cell>
          <table:table-cell table:formula="of:=MAX(INDIRECT(ADDRESS(ROW();2)):INDIRECT(ADDRESS(ROW();COLUMN()-4)))" office:value-type="float" office:value="1300">
            <text:p>1300</text:p>
          </table:table-cell>
          <table:table-cell table:formula="of:=AVERAGE(INDIRECT(ADDRESS(ROW();2)):INDIRECT(ADDRESS(ROW();COLUMN()-5)))" office:value-type="float" office:value="368.638888888889">
            <text:p>368.6388888889</text:p>
          </table:table-cell>
          <table:table-cell table:formula="of:=STDEV(INDIRECT(ADDRESS(ROW();2)):INDIRECT(ADDRESS(ROW();COLUMN()-6)))" office:value-type="float" office:value="248.515818265366">
            <text:p>248.515818265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8.75">
            <text:p>18.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22.5">
            <text:p>622.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3.5">
            <text:p>13.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  <table:table-cell office:value-type="float" office:value="18.75">
            <text:p>18.75</text:p>
          </table:table-cell>
          <table:table-cell office:value-type="float" office:value="15">
            <text:p>15</text:p>
          </table:table-cell>
          <table:table-cell office:value-type="float" office:value="12.75">
            <text:p>12.75</text:p>
          </table:table-cell>
          <table:table-cell office:value-type="float" office:value="16">
            <text:p>16</text:p>
          </table:table-cell>
          <table:table-cell office:value-type="float" office:value="14.25">
            <text:p>14.2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.75">
            <text:p>18.75</text:p>
          </table:table-cell>
          <table:table-cell table:number-columns-repeated="2" office:value-type="float" office:value="15">
            <text:p>15</text:p>
          </table:table-cell>
          <table:table-cell office:value-type="float" office:value="37.5">
            <text:p>37.5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9">
            <text:p>9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17.5277777777778">
            <text:p>17.5277777778</text:p>
          </table:table-cell>
          <table:table-cell table:formula="of:=STDEV(INDIRECT(ADDRESS(ROW();2)):INDIRECT(ADDRESS(ROW();COLUMN()-6)))" office:value-type="float" office:value="7.6378935774632">
            <text:p>7.63789357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4.875">
            <text:p>4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7.1875">
            <text:p>27.1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5.556">
            <text:p>25.556</text:p>
          </table:table-cell>
          <table:table-cell office:value-type="float" office:value="30.833">
            <text:p>30.833</text:p>
          </table:table-cell>
          <table:table-cell office:value-type="float" office:value="22">
            <text:p>22</text:p>
          </table:table-cell>
          <table:table-cell office:value-type="float" office:value="4.8">
            <text:p>4.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3.569">
            <text:p>23.569</text:p>
          </table:table-cell>
          <table:table-cell office:value-type="float" office:value="33.75">
            <text:p>33.75</text:p>
          </table:table-cell>
          <table:table-cell office:value-type="float" office:value="23.158">
            <text:p>23.158</text:p>
          </table:table-cell>
          <table:table-cell office:value-type="float" office:value="15">
            <text:p>15</text:p>
          </table:table-cell>
          <table:table-cell office:value-type="float" office:value="24.375">
            <text:p>24.375</text:p>
          </table:table-cell>
          <table:table-cell office:value-type="float" office:value="46.667">
            <text:p>46.667</text:p>
          </table:table-cell>
          <table:table-cell office:value-type="float" office:value="22">
            <text:p>22</text:p>
          </table:table-cell>
          <table:table-cell office:value-type="float" office:value="16.364">
            <text:p>16.364</text:p>
          </table:table-cell>
          <table:table-cell office:value-type="float" office:value="9.6">
            <text:p>9.6</text:p>
          </table:table-cell>
          <table:table-cell office:value-type="float" office:value="20">
            <text:p>20</text:p>
          </table:table-cell>
          <table:table-cell office:value-type="float" office:value="86.667">
            <text:p>86.667</text:p>
          </table:table-cell>
          <table:table-cell office:value-type="float" office:value="4.8">
            <text:p>4.8</text:p>
          </table:table-cell>
          <table:table-cell/>
          <table:table-cell table:formula="of:=MEDIAN(INDIRECT(ADDRESS(ROW();2)):INDIRECT(ADDRESS(ROW();COLUMN()-2)))" office:value-type="float" office:value="22">
            <text:p>22</text:p>
          </table:table-cell>
          <table:table-cell table:formula="of:=MIN(INDIRECT(ADDRESS(ROW();2)):INDIRECT(ADDRESS(ROW();COLUMN()-3)))" office:value-type="float" office:value="4.8">
            <text:p>4.8</text:p>
          </table:table-cell>
          <table:table-cell table:formula="of:=MAX(INDIRECT(ADDRESS(ROW();2)):INDIRECT(ADDRESS(ROW();COLUMN()-4)))" office:value-type="float" office:value="86.667">
            <text:p>86.667</text:p>
          </table:table-cell>
          <table:table-cell table:formula="of:=AVERAGE(INDIRECT(ADDRESS(ROW();2)):INDIRECT(ADDRESS(ROW();COLUMN()-5)))" office:value-type="float" office:value="24.7299444444444">
            <text:p>24.7299444444</text:p>
          </table:table-cell>
          <table:table-cell table:formula="of:=STDEV(INDIRECT(ADDRESS(ROW();2)):INDIRECT(ADDRESS(ROW();COLUMN()-6)))" office:value-type="float" office:value="18.4143684451036">
            <text:p>18.41436844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.41825">
            <text:p>-11.41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52.77">
            <text:p>52.77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5.556">
            <text:p>25.556</text:p>
          </table:table-cell>
          <table:table-cell office:value-type="float" office:value="30.833">
            <text:p>30.833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3.569">
            <text:p>23.569</text:p>
          </table:table-cell>
          <table:table-cell office:value-type="float" office:value="33.75">
            <text:p>33.75</text:p>
          </table:table-cell>
          <table:table-cell office:value-type="float" office:value="23.158">
            <text:p>23.158</text:p>
          </table:table-cell>
          <table:table-cell office:value-type="float" office:value="15">
            <text:p>15</text:p>
          </table:table-cell>
          <table:table-cell office:value-type="float" office:value="24.375">
            <text:p>24.375</text:p>
          </table:table-cell>
          <table:table-cell office:value-type="float" office:value="46.667">
            <text:p>46.667</text:p>
          </table:table-cell>
          <table:table-cell office:value-type="float" office:value="22">
            <text:p>22</text:p>
          </table:table-cell>
          <table:table-cell office:value-type="float" office:value="16.364">
            <text:p>16.364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866.667">
            <text:p>866.667</text:p>
          </table:table-cell>
          <table:table-cell office:value-type="float" office:value="48">
            <text:p>48</text:p>
          </table:table-cell>
          <table:table-cell/>
          <table:table-cell table:formula="of:=MEDIAN(INDIRECT(ADDRESS(ROW();2)):INDIRECT(ADDRESS(ROW();COLUMN()-2)))" office:value-type="float" office:value="24.9655">
            <text:p>24.9655</text:p>
          </table:table-cell>
          <table:table-cell table:formula="of:=MIN(INDIRECT(ADDRESS(ROW();2)):INDIRECT(ADDRESS(ROW();COLUMN()-3)))" office:value-type="float" office:value="15">
            <text:p>15</text:p>
          </table:table-cell>
          <table:table-cell table:formula="of:=MAX(INDIRECT(ADDRESS(ROW();2)):INDIRECT(ADDRESS(ROW();COLUMN()-4)))" office:value-type="float" office:value="866.667">
            <text:p>866.667</text:p>
          </table:table-cell>
          <table:table-cell table:formula="of:=AVERAGE(INDIRECT(ADDRESS(ROW();2)):INDIRECT(ADDRESS(ROW();COLUMN()-5)))" office:value-type="float" office:value="75.3521666666667">
            <text:p>75.3521666667</text:p>
          </table:table-cell>
          <table:table-cell table:formula="of:=STDEV(INDIRECT(ADDRESS(ROW();2)):INDIRECT(ADDRESS(ROW();COLUMN()-6)))" office:value-type="float" office:value="197.764347700593">
            <text:p>197.764347700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7125">
            <text:p>-23.7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2.95">
            <text:p>82.9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5.556">
            <text:p>25.556</text:p>
          </table:table-cell>
          <table:table-cell office:value-type="float" office:value="30.833">
            <text:p>30.833</text:p>
          </table:table-cell>
          <table:table-cell office:value-type="float" office:value="22">
            <text:p>22</text:p>
          </table:table-cell>
          <table:table-cell office:value-type="float" office:value="47976">
            <text:p>4797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3.569">
            <text:p>23.569</text:p>
          </table:table-cell>
          <table:table-cell office:value-type="float" office:value="33.75">
            <text:p>33.75</text:p>
          </table:table-cell>
          <table:table-cell office:value-type="float" office:value="23.158">
            <text:p>23.158</text:p>
          </table:table-cell>
          <table:table-cell office:value-type="float" office:value="15">
            <text:p>15</text:p>
          </table:table-cell>
          <table:table-cell office:value-type="float" office:value="24.375">
            <text:p>24.375</text:p>
          </table:table-cell>
          <table:table-cell office:value-type="float" office:value="46.667">
            <text:p>46.667</text:p>
          </table:table-cell>
          <table:table-cell office:value-type="float" office:value="22">
            <text:p>22</text:p>
          </table:table-cell>
          <table:table-cell office:value-type="float" office:value="16.364">
            <text:p>16.364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4329000">
            <text:p>4329000</text:p>
          </table:table-cell>
          <table:table-cell office:value-type="float" office:value="240">
            <text:p>240</text:p>
          </table:table-cell>
          <table:table-cell/>
          <table:table-cell table:formula="of:=MEDIAN(INDIRECT(ADDRESS(ROW();2)):INDIRECT(ADDRESS(ROW();COLUMN()-2)))" office:value-type="float" office:value="24.9655">
            <text:p>24.9655</text:p>
          </table:table-cell>
          <table:table-cell table:formula="of:=MIN(INDIRECT(ADDRESS(ROW();2)):INDIRECT(ADDRESS(ROW();COLUMN()-3)))" office:value-type="float" office:value="15">
            <text:p>15</text:p>
          </table:table-cell>
          <table:table-cell table:formula="of:=MAX(INDIRECT(ADDRESS(ROW();2)):INDIRECT(ADDRESS(ROW();COLUMN()-4)))" office:value-type="float" office:value="4329000">
            <text:p>4329000</text:p>
          </table:table-cell>
          <table:table-cell table:formula="of:=AVERAGE(INDIRECT(ADDRESS(ROW();2)):INDIRECT(ADDRESS(ROW();COLUMN()-5)))" office:value-type="float" office:value="243200.537333333">
            <text:p>243200.537333333</text:p>
          </table:table-cell>
          <table:table-cell table:formula="of:=STDEV(INDIRECT(ADDRESS(ROW();2)):INDIRECT(ADDRESS(ROW();COLUMN()-6)))" office:value-type="float" office:value="1019743.5012289">
            <text:p>1019743.501228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7125">
            <text:p>-23.7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2.95">
            <text:p>82.9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5.556">
            <text:p>25.556</text:p>
          </table:table-cell>
          <table:table-cell office:value-type="float" office:value="30.833">
            <text:p>30.833</text:p>
          </table:table-cell>
          <table:table-cell office:value-type="float" office:value="22">
            <text:p>22</text:p>
          </table:table-cell>
          <table:table-cell office:value-type="float" office:value="480">
            <text:p>48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3.569">
            <text:p>23.569</text:p>
          </table:table-cell>
          <table:table-cell office:value-type="float" office:value="33.75">
            <text:p>33.75</text:p>
          </table:table-cell>
          <table:table-cell office:value-type="float" office:value="23.158">
            <text:p>23.158</text:p>
          </table:table-cell>
          <table:table-cell office:value-type="float" office:value="15">
            <text:p>15</text:p>
          </table:table-cell>
          <table:table-cell office:value-type="float" office:value="24.375">
            <text:p>24.375</text:p>
          </table:table-cell>
          <table:table-cell office:value-type="float" office:value="46.667">
            <text:p>46.667</text:p>
          </table:table-cell>
          <table:table-cell office:value-type="float" office:value="22">
            <text:p>22</text:p>
          </table:table-cell>
          <table:table-cell office:value-type="float" office:value="16.364">
            <text:p>16.364</text:p>
          </table:table-cell>
          <table:table-cell office:value-type="float" office:value="38.4">
            <text:p>38.4</text:p>
          </table:table-cell>
          <table:table-cell office:value-type="float" office:value="20">
            <text:p>20</text:p>
          </table:table-cell>
          <table:table-cell office:value-type="float" office:value="8666.666">
            <text:p>8666.666</text:p>
          </table:table-cell>
          <table:table-cell office:value-type="float" office:value="240">
            <text:p>240</text:p>
          </table:table-cell>
          <table:table-cell/>
          <table:table-cell table:formula="of:=MEDIAN(INDIRECT(ADDRESS(ROW();2)):INDIRECT(ADDRESS(ROW();COLUMN()-2)))" office:value-type="float" office:value="24.9655">
            <text:p>24.9655</text:p>
          </table:table-cell>
          <table:table-cell table:formula="of:=MIN(INDIRECT(ADDRESS(ROW();2)):INDIRECT(ADDRESS(ROW();COLUMN()-3)))" office:value-type="float" office:value="15">
            <text:p>15</text:p>
          </table:table-cell>
          <table:table-cell table:formula="of:=MAX(INDIRECT(ADDRESS(ROW();2)):INDIRECT(ADDRESS(ROW();COLUMN()-4)))" office:value-type="float" office:value="8666.666">
            <text:p>8666.666</text:p>
          </table:table-cell>
          <table:table-cell table:formula="of:=AVERAGE(INDIRECT(ADDRESS(ROW();2)):INDIRECT(ADDRESS(ROW();COLUMN()-5)))" office:value-type="float" office:value="543.352111111111">
            <text:p>543.3521111111</text:p>
          </table:table-cell>
          <table:table-cell table:formula="of:=STDEV(INDIRECT(ADDRESS(ROW();2)):INDIRECT(ADDRESS(ROW();COLUMN()-6)))" office:value-type="float" office:value="2030.59391749623">
            <text:p>2030.593917496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3.7125">
            <text:p>-23.7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2.95">
            <text:p>82.9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1199.8">
            <text:p>1199.8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999.25">
            <text:p>999.25</text:p>
          </table:table-cell>
          <table:table-cell office:value-type="float" office:value="999.75">
            <text:p>999.75</text:p>
          </table:table-cell>
          <table:table-cell office:value-type="float" office:value="999.25">
            <text:p>999.25</text:p>
          </table:table-cell>
          <table:table-cell office:value-type="float" office:value="2">
            <text:p>2</text:p>
          </table:table-cell>
          <table:table-cell office:value-type="float" office:value="999.5">
            <text:p>999.5</text:p>
          </table:table-cell>
          <table:table-cell office:value-type="float" office:value="1398.6">
            <text:p>1398.6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4995">
            <text:p>4995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.5">
            <text:p>999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4995">
            <text:p>4995</text:p>
          </table:table-cell>
          <table:table-cell table:formula="of:=AVERAGE(INDIRECT(ADDRESS(ROW();2)):INDIRECT(ADDRESS(ROW();COLUMN()-5)))" office:value-type="float" office:value="1193.68055555556">
            <text:p>1193.6805555556</text:p>
          </table:table-cell>
          <table:table-cell table:formula="of:=STDEV(INDIRECT(ADDRESS(ROW();2)):INDIRECT(ADDRESS(ROW();COLUMN()-6)))" office:value-type="float" office:value="984.879789938389">
            <text:p>984.87978993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9375">
            <text:p>996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1.75">
            <text:p>1001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niper Tower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96.75">
            <text:p>396.75</text:p>
          </table:table-cell>
          <table:table-cell office:value-type="float" office:value="454">
            <text:p>454</text:p>
          </table:table-cell>
          <table:table-cell office:value-type="float" office:value="363">
            <text:p>363</text:p>
          </table:table-cell>
          <table:table-cell office:value-type="float" office:value="108">
            <text:p>10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972">
            <text:p>972</text:p>
          </table:table-cell>
          <table:table-cell office:value-type="float" office:value="363">
            <text:p>363</text:p>
          </table:table-cell>
          <table:table-cell office:value-type="float" office:value="243">
            <text:p>243</text:p>
          </table:table-cell>
          <table:table-cell office:value-type="float" office:value="507">
            <text:p>507</text:p>
          </table:table-cell>
          <table:table-cell office:value-type="float" office:value="588">
            <text:p>588</text:p>
          </table:table-cell>
          <table:table-cell office:value-type="float" office:value="363">
            <text:p>363</text:p>
          </table:table-cell>
          <table:table-cell office:value-type="float" office:value="270">
            <text:p>270</text:p>
          </table:table-cell>
          <table:table-cell office:value-type="float" office:value="108">
            <text:p>108</text:p>
          </table:table-cell>
          <table:table-cell office:value-type="float" office:value="300">
            <text:p>300</text:p>
          </table:table-cell>
          <table:table-cell office:value-type="float" office:value="2300">
            <text:p>2300</text:p>
          </table:table-cell>
          <table:table-cell office:value-type="float" office:value="108">
            <text:p>108</text:p>
          </table:table-cell>
          <table:table-cell/>
          <table:table-cell table:formula="of:=MEDIAN(INDIRECT(ADDRESS(ROW();2)):INDIRECT(ADDRESS(ROW();COLUMN()-2)))" office:value-type="float" office:value="332">
            <text:p>332</text:p>
          </table:table-cell>
          <table:table-cell table:formula="of:=MIN(INDIRECT(ADDRESS(ROW();2)):INDIRECT(ADDRESS(ROW();COLUMN()-3)))" office:value-type="float" office:value="108">
            <text:p>108</text:p>
          </table:table-cell>
          <table:table-cell table:formula="of:=MAX(INDIRECT(ADDRESS(ROW();2)):INDIRECT(ADDRESS(ROW();COLUMN()-4)))" office:value-type="float" office:value="2300">
            <text:p>2300</text:p>
          </table:table-cell>
          <table:table-cell table:formula="of:=AVERAGE(INDIRECT(ADDRESS(ROW();2)):INDIRECT(ADDRESS(ROW();COLUMN()-5)))" office:value-type="float" office:value="463.597222222222">
            <text:p>463.5972222222</text:p>
          </table:table-cell>
          <table:table-cell table:formula="of:=STDEV(INDIRECT(ADDRESS(ROW();2)):INDIRECT(ADDRESS(ROW();COLUMN()-6)))" office:value-type="float" office:value="500.314585880495">
            <text:p>500.31458588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9.0625">
            <text:p>-209.0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926.25">
            <text:p>926.2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2.15">
            <text:p>12.15</text:p>
          </table:table-cell>
          <table:table-cell office:value-type="float" office:value="9.6">
            <text:p>9.6</text:p>
          </table:table-cell>
          <table:table-cell office:value-type="float" office:value="15">
            <text:p>15</text:p>
          </table:table-cell>
          <table:table-cell office:value-type="float" office:value="93.75">
            <text:p>93.75</text:p>
          </table:table-cell>
          <table:table-cell office:value-type="float" office:value="23.438">
            <text:p>23.438</text:p>
          </table:table-cell>
          <table:table-cell office:value-type="float" office:value="15">
            <text:p>15</text:p>
          </table:table-cell>
          <table:table-cell office:value-type="float" office:value="10.838">
            <text:p>10.838</text:p>
          </table:table-cell>
          <table:table-cell office:value-type="float" office:value="17">
            <text:p>17</text:p>
          </table:table-cell>
          <table:table-cell office:value-type="float" office:value="13.538">
            <text:p>13.538</text:p>
          </table:table-cell>
          <table:table-cell office:value-type="float" office:value="21.6">
            <text:p>21.6</text:p>
          </table:table-cell>
          <table:table-cell office:value-type="float" office:value="17">
            <text:p>17</text:p>
          </table:table-cell>
          <table:table-cell office:value-type="float" office:value="5.4">
            <text:p>5.4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23.438">
            <text:p>23.438</text:p>
          </table:table-cell>
          <table:table-cell table:number-columns-repeated="2" office:value-type="float" office:value="15">
            <text:p>15</text:p>
          </table:table-cell>
          <table:table-cell office:value-type="float" office:value="93.75">
            <text:p>93.75</text:p>
          </table:table-cell>
          <table:table-cell/>
          <table:table-cell table:formula="of:=MEDIAN(INDIRECT(ADDRESS(ROW();2)):INDIRECT(ADDRESS(ROW();COLUMN()-2)))" office:value-type="float" office:value="15">
            <text:p>15</text:p>
          </table:table-cell>
          <table:table-cell table:formula="of:=MIN(INDIRECT(ADDRESS(ROW();2)):INDIRECT(ADDRESS(ROW();COLUMN()-3)))" office:value-type="float" office:value="5.4">
            <text:p>5.4</text:p>
          </table:table-cell>
          <table:table-cell table:formula="of:=MAX(INDIRECT(ADDRESS(ROW();2)):INDIRECT(ADDRESS(ROW();COLUMN()-4)))" office:value-type="float" office:value="93.75">
            <text:p>93.75</text:p>
          </table:table-cell>
          <table:table-cell table:formula="of:=AVERAGE(INDIRECT(ADDRESS(ROW();2)):INDIRECT(ADDRESS(ROW();COLUMN()-5)))" office:value-type="float" office:value="24.0556666666667">
            <text:p>24.0556666667</text:p>
          </table:table-cell>
          <table:table-cell table:formula="of:=STDEV(INDIRECT(ADDRESS(ROW();2)):INDIRECT(ADDRESS(ROW();COLUMN()-6)))" office:value-type="float" office:value="25.7500943436307">
            <text:p>25.750094343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5.736">
            <text:p>-5.73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0.0895">
            <text:p>40.089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2.654">
            <text:p>32.654</text:p>
          </table:table-cell>
          <table:table-cell office:value-type="float" office:value="47.292">
            <text:p>47.292</text:p>
          </table:table-cell>
          <table:table-cell office:value-type="float" office:value="24.2">
            <text:p>24.2</text:p>
          </table:table-cell>
          <table:table-cell office:value-type="float" office:value="1.152">
            <text:p>1.152</text:p>
          </table:table-cell>
          <table:table-cell office:value-type="float" office:value="12.8">
            <text:p>12.8</text:p>
          </table:table-cell>
          <table:table-cell office:value-type="float" office:value="20">
            <text:p>20</text:p>
          </table:table-cell>
          <table:table-cell office:value-type="float" office:value="27.774">
            <text:p>27.774</text:p>
          </table:table-cell>
          <table:table-cell office:value-type="float" office:value="57.176">
            <text:p>57.176</text:p>
          </table:table-cell>
          <table:table-cell office:value-type="float" office:value="26.814">
            <text:p>26.814</text:p>
          </table:table-cell>
          <table:table-cell office:value-type="float" office:value="11.25">
            <text:p>11.25</text:p>
          </table:table-cell>
          <table:table-cell office:value-type="float" office:value="29.824">
            <text:p>29.824</text:p>
          </table:table-cell>
          <table:table-cell office:value-type="float" office:value="108.889">
            <text:p>108.889</text:p>
          </table:table-cell>
          <table:table-cell office:value-type="float" office:value="24.2">
            <text:p>24.2</text:p>
          </table:table-cell>
          <table:table-cell office:value-type="float" office:value="16.364">
            <text:p>16.364</text:p>
          </table:table-cell>
          <table:table-cell office:value-type="float" office:value="4.608">
            <text:p>4.608</text:p>
          </table:table-cell>
          <table:table-cell office:value-type="float" office:value="20">
            <text:p>20</text:p>
          </table:table-cell>
          <table:table-cell office:value-type="float" office:value="153.333">
            <text:p>153.333</text:p>
          </table:table-cell>
          <table:table-cell office:value-type="float" office:value="1.152">
            <text:p>1.152</text:p>
          </table:table-cell>
          <table:table-cell/>
          <table:table-cell table:formula="of:=MEDIAN(INDIRECT(ADDRESS(ROW();2)):INDIRECT(ADDRESS(ROW();COLUMN()-2)))" office:value-type="float" office:value="24.2">
            <text:p>24.2</text:p>
          </table:table-cell>
          <table:table-cell table:formula="of:=MIN(INDIRECT(ADDRESS(ROW();2)):INDIRECT(ADDRESS(ROW();COLUMN()-3)))" office:value-type="float" office:value="1.152">
            <text:p>1.152</text:p>
          </table:table-cell>
          <table:table-cell table:formula="of:=MAX(INDIRECT(ADDRESS(ROW();2)):INDIRECT(ADDRESS(ROW();COLUMN()-4)))" office:value-type="float" office:value="153.333">
            <text:p>153.333</text:p>
          </table:table-cell>
          <table:table-cell table:formula="of:=AVERAGE(INDIRECT(ADDRESS(ROW();2)):INDIRECT(ADDRESS(ROW();COLUMN()-5)))" office:value-type="float" office:value="34.4156666666667">
            <text:p>34.4156666667</text:p>
          </table:table-cell>
          <table:table-cell table:formula="of:=STDEV(INDIRECT(ADDRESS(ROW();2)):INDIRECT(ADDRESS(ROW();COLUMN()-6)))" office:value-type="float" office:value="38.7701042071761">
            <text:p>38.770104207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1.0755">
            <text:p>-41.075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6.713">
            <text:p>86.713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2.654">
            <text:p>32.654</text:p>
          </table:table-cell>
          <table:table-cell office:value-type="float" office:value="47.292">
            <text:p>47.292</text:p>
          </table:table-cell>
          <table:table-cell office:value-type="float" office:value="24.2">
            <text:p>24.2</text:p>
          </table:table-cell>
          <table:table-cell office:value-type="float" office:value="11.52">
            <text:p>11.52</text:p>
          </table:table-cell>
          <table:table-cell office:value-type="float" office:value="25.6">
            <text:p>25.6</text:p>
          </table:table-cell>
          <table:table-cell office:value-type="float" office:value="20">
            <text:p>20</text:p>
          </table:table-cell>
          <table:table-cell office:value-type="float" office:value="27.774">
            <text:p>27.774</text:p>
          </table:table-cell>
          <table:table-cell office:value-type="float" office:value="57.176">
            <text:p>57.176</text:p>
          </table:table-cell>
          <table:table-cell office:value-type="float" office:value="26.814">
            <text:p>26.814</text:p>
          </table:table-cell>
          <table:table-cell office:value-type="float" office:value="11.25">
            <text:p>11.25</text:p>
          </table:table-cell>
          <table:table-cell office:value-type="float" office:value="29.824">
            <text:p>29.824</text:p>
          </table:table-cell>
          <table:table-cell office:value-type="float" office:value="108.889">
            <text:p>108.889</text:p>
          </table:table-cell>
          <table:table-cell office:value-type="float" office:value="24.2">
            <text:p>24.2</text:p>
          </table:table-cell>
          <table:table-cell office:value-type="float" office:value="16.364">
            <text:p>16.364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1533.333">
            <text:p>1533.333</text:p>
          </table:table-cell>
          <table:table-cell office:value-type="float" office:value="11.52">
            <text:p>11.52</text:p>
          </table:table-cell>
          <table:table-cell/>
          <table:table-cell table:formula="of:=MEDIAN(INDIRECT(ADDRESS(ROW();2)):INDIRECT(ADDRESS(ROW();COLUMN()-2)))" office:value-type="float" office:value="24.9">
            <text:p>24.9</text:p>
          </table:table-cell>
          <table:table-cell table:formula="of:=MIN(INDIRECT(ADDRESS(ROW();2)):INDIRECT(ADDRESS(ROW();COLUMN()-3)))" office:value-type="float" office:value="11.25">
            <text:p>11.25</text:p>
          </table:table-cell>
          <table:table-cell table:formula="of:=MAX(INDIRECT(ADDRESS(ROW();2)):INDIRECT(ADDRESS(ROW();COLUMN()-4)))" office:value-type="float" office:value="1533.333">
            <text:p>1533.333</text:p>
          </table:table-cell>
          <table:table-cell table:formula="of:=AVERAGE(INDIRECT(ADDRESS(ROW();2)):INDIRECT(ADDRESS(ROW();COLUMN()-5)))" office:value-type="float" office:value="113.713444444444">
            <text:p>113.7134444444</text:p>
          </table:table-cell>
          <table:table-cell table:formula="of:=STDEV(INDIRECT(ADDRESS(ROW();2)):INDIRECT(ADDRESS(ROW();COLUMN()-6)))" office:value-type="float" office:value="355.030351658629">
            <text:p>355.030351658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0.5435">
            <text:p>-20.543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71.314">
            <text:p>71.314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2.654">
            <text:p>32.654</text:p>
          </table:table-cell>
          <table:table-cell office:value-type="float" office:value="47.292">
            <text:p>47.292</text:p>
          </table:table-cell>
          <table:table-cell office:value-type="float" office:value="24.2">
            <text:p>24.2</text:p>
          </table:table-cell>
          <table:table-cell office:value-type="float" office:value="11520">
            <text:p>11520</text:p>
          </table:table-cell>
          <table:table-cell office:value-type="float" office:value="25.6">
            <text:p>25.6</text:p>
          </table:table-cell>
          <table:table-cell office:value-type="float" office:value="20">
            <text:p>20</text:p>
          </table:table-cell>
          <table:table-cell office:value-type="float" office:value="27.774">
            <text:p>27.774</text:p>
          </table:table-cell>
          <table:table-cell office:value-type="float" office:value="57.176">
            <text:p>57.176</text:p>
          </table:table-cell>
          <table:table-cell office:value-type="float" office:value="26.814">
            <text:p>26.814</text:p>
          </table:table-cell>
          <table:table-cell office:value-type="float" office:value="11.25">
            <text:p>11.25</text:p>
          </table:table-cell>
          <table:table-cell office:value-type="float" office:value="29.824">
            <text:p>29.824</text:p>
          </table:table-cell>
          <table:table-cell office:value-type="float" office:value="108.889">
            <text:p>108.889</text:p>
          </table:table-cell>
          <table:table-cell office:value-type="float" office:value="24.2">
            <text:p>24.2</text:p>
          </table:table-cell>
          <table:table-cell office:value-type="float" office:value="16.364">
            <text:p>16.364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38295000">
            <text:p>38295000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27.294">
            <text:p>27.294</text:p>
          </table:table-cell>
          <table:table-cell table:formula="of:=MIN(INDIRECT(ADDRESS(ROW();2)):INDIRECT(ADDRESS(ROW();COLUMN()-3)))" office:value-type="float" office:value="11.25">
            <text:p>11.25</text:p>
          </table:table-cell>
          <table:table-cell table:formula="of:=MAX(INDIRECT(ADDRESS(ROW();2)):INDIRECT(ADDRESS(ROW();COLUMN()-4)))" office:value-type="float" office:value="38295000">
            <text:p>38295000</text:p>
          </table:table-cell>
          <table:table-cell table:formula="of:=AVERAGE(INDIRECT(ADDRESS(ROW();2)):INDIRECT(ADDRESS(ROW();COLUMN()-5)))" office:value-type="float" office:value="2128170.44827778">
            <text:p>2128170.44827778</text:p>
          </table:table-cell>
          <table:table-cell table:formula="of:=STDEV(INDIRECT(ADDRESS(ROW();2)):INDIRECT(ADDRESS(ROW();COLUMN()-6)))" office:value-type="float" office:value="9026051.14463057">
            <text:p>9026051.1446305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9.915">
            <text:p>-79.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5.67">
            <text:p>155.67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2.654">
            <text:p>32.654</text:p>
          </table:table-cell>
          <table:table-cell office:value-type="float" office:value="47.292">
            <text:p>47.292</text:p>
          </table:table-cell>
          <table:table-cell office:value-type="float" office:value="24.2">
            <text:p>24.2</text:p>
          </table:table-cell>
          <table:table-cell office:value-type="float" office:value="115.2">
            <text:p>115.2</text:p>
          </table:table-cell>
          <table:table-cell office:value-type="float" office:value="25.6">
            <text:p>25.6</text:p>
          </table:table-cell>
          <table:table-cell office:value-type="float" office:value="20">
            <text:p>20</text:p>
          </table:table-cell>
          <table:table-cell office:value-type="float" office:value="27.774">
            <text:p>27.774</text:p>
          </table:table-cell>
          <table:table-cell office:value-type="float" office:value="57.176">
            <text:p>57.176</text:p>
          </table:table-cell>
          <table:table-cell office:value-type="float" office:value="26.814">
            <text:p>26.814</text:p>
          </table:table-cell>
          <table:table-cell office:value-type="float" office:value="11.25">
            <text:p>11.25</text:p>
          </table:table-cell>
          <table:table-cell office:value-type="float" office:value="29.824">
            <text:p>29.824</text:p>
          </table:table-cell>
          <table:table-cell office:value-type="float" office:value="108.889">
            <text:p>108.889</text:p>
          </table:table-cell>
          <table:table-cell office:value-type="float" office:value="24.2">
            <text:p>24.2</text:p>
          </table:table-cell>
          <table:table-cell office:value-type="float" office:value="16.364">
            <text:p>16.364</text:p>
          </table:table-cell>
          <table:table-cell office:value-type="float" office:value="18.432">
            <text:p>18.432</text:p>
          </table:table-cell>
          <table:table-cell office:value-type="float" office:value="20">
            <text:p>20</text:p>
          </table:table-cell>
          <table:table-cell office:value-type="float" office:value="15333.33">
            <text:p>15333.33</text:p>
          </table:table-cell>
          <table:table-cell office:value-type="float" office:value="57.6">
            <text:p>57.6</text:p>
          </table:table-cell>
          <table:table-cell/>
          <table:table-cell table:formula="of:=MEDIAN(INDIRECT(ADDRESS(ROW();2)):INDIRECT(ADDRESS(ROW();COLUMN()-2)))" office:value-type="float" office:value="27.294">
            <text:p>27.294</text:p>
          </table:table-cell>
          <table:table-cell table:formula="of:=MIN(INDIRECT(ADDRESS(ROW();2)):INDIRECT(ADDRESS(ROW();COLUMN()-3)))" office:value-type="float" office:value="11.25">
            <text:p>11.25</text:p>
          </table:table-cell>
          <table:table-cell table:formula="of:=MAX(INDIRECT(ADDRESS(ROW();2)):INDIRECT(ADDRESS(ROW();COLUMN()-4)))" office:value-type="float" office:value="15333.33">
            <text:p>15333.33</text:p>
          </table:table-cell>
          <table:table-cell table:formula="of:=AVERAGE(INDIRECT(ADDRESS(ROW();2)):INDIRECT(ADDRESS(ROW();COLUMN()-5)))" office:value-type="float" office:value="888.699944444445">
            <text:p>888.6999444444</text:p>
          </table:table-cell>
          <table:table-cell table:formula="of:=STDEV(INDIRECT(ADDRESS(ROW();2)):INDIRECT(ADDRESS(ROW();COLUMN()-6)))" office:value-type="float" office:value="3605.02582474918">
            <text:p>3605.025824749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9.915">
            <text:p>-79.91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55.67">
            <text:p>155.67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1440.76">
            <text:p>1440.76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 office:value-type="float" office:value="1000.5">
            <text:p>1000.5</text:p>
          </table:table-cell>
          <table:table-cell office:value-type="float" office:value="999.5">
            <text:p>999.5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958.04">
            <text:p>1958.04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24975">
            <text:p>24975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4975">
            <text:p>24975</text:p>
          </table:table-cell>
          <table:table-cell table:formula="of:=AVERAGE(INDIRECT(ADDRESS(ROW();2)):INDIRECT(ADDRESS(ROW();COLUMN()-5)))" office:value-type="float" office:value="2348.41111111111">
            <text:p>2348.4111111111</text:p>
          </table:table-cell>
          <table:table-cell table:formula="of:=STDEV(INDIRECT(ADDRESS(ROW();2)):INDIRECT(ADDRESS(ROW();COLUMN()-6)))" office:value-type="float" office:value="5657.84775197496">
            <text:p>5657.8477519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4.875">
            <text:p>994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4.5">
            <text:p>1004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warm Tower(1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.45">
            <text:p>3.45</text:p>
          </table:table-cell>
          <table:table-cell office:value-type="float" office:value="13.6">
            <text:p>13.6</text:p>
          </table:table-cell>
          <table:table-cell office:value-type="float" office:value="3.3">
            <text:p>3.3</text:p>
          </table:table-cell>
          <table:table-cell office:value-type="float" office:value="1.8">
            <text:p>1.8</text:p>
          </table:table-cell>
          <table:table-cell table:number-columns-repeated="2"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.4">
            <text:p>5.4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4.2">
            <text:p>4.2</text:p>
          </table:table-cell>
          <table:table-cell office:value-type="float" office:value="3.3">
            <text:p>3.3</text:p>
          </table:table-cell>
          <table:table-cell office:value-type="float" office:value="2.7">
            <text:p>2.7</text:p>
          </table:table-cell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office:value-type="float" office:value="1.8">
            <text:p>1.8</text:p>
          </table:table-cell>
          <table:table-cell/>
          <table:table-cell table:formula="of:=MEDIAN(INDIRECT(ADDRESS(ROW();2)):INDIRECT(ADDRESS(ROW();COLUMN()-2)))" office:value-type="float" office:value="3.3">
            <text:p>3.3</text:p>
          </table:table-cell>
          <table:table-cell table:formula="of:=MIN(INDIRECT(ADDRESS(ROW();2)):INDIRECT(ADDRESS(ROW();COLUMN()-3)))" office:value-type="float" office:value="1.8">
            <text:p>1.8</text:p>
          </table:table-cell>
          <table:table-cell table:formula="of:=MAX(INDIRECT(ADDRESS(ROW();2)):INDIRECT(ADDRESS(ROW();COLUMN()-4)))" office:value-type="float" office:value="1003">
            <text:p>1003</text:p>
          </table:table-cell>
          <table:table-cell table:formula="of:=AVERAGE(INDIRECT(ADDRESS(ROW();2)):INDIRECT(ADDRESS(ROW();COLUMN()-5)))" office:value-type="float" office:value="59.2638888888889">
            <text:p>59.2638888889</text:p>
          </table:table-cell>
          <table:table-cell table:formula="of:=STDEV(INDIRECT(ADDRESS(ROW();2)):INDIRECT(ADDRESS(ROW();COLUMN()-6)))" office:value-type="float" office:value="235.53997275694">
            <text:p>235.53997275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299999999999998">
            <text:p>-0.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875">
            <text:p>6.8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1.917">
            <text:p>1.917</text:p>
          </table:table-cell>
          <table:table-cell office:value-type="float" office:value="8.5">
            <text:p>8.5</text:p>
          </table:table-cell>
          <table:table-cell office:value-type="float" office:value="1.65">
            <text:p>1.65</text:p>
          </table:table-cell>
          <table:table-cell office:value-type="float" office:value="0.36">
            <text:p>0.36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2.059">
            <text:p>2.059</text:p>
          </table:table-cell>
          <table:table-cell office:value-type="float" office:value="1.8">
            <text:p>1.8</text:p>
          </table:table-cell>
          <table:table-cell office:value-type="float" office:value="1.737">
            <text:p>1.737</text:p>
          </table:table-cell>
          <table:table-cell office:value-type="float" office:value="1.125">
            <text:p>1.125</text:p>
          </table:table-cell>
          <table:table-cell office:value-type="float" office:value="1.3">
            <text:p>1.3</text:p>
          </table:table-cell>
          <table:table-cell office:value-type="float" office:value="3.5">
            <text:p>3.5</text:p>
          </table:table-cell>
          <table:table-cell office:value-type="float" office:value="1.65">
            <text:p>1.65</text:p>
          </table:table-cell>
          <table:table-cell office:value-type="float" office:value="1.227">
            <text:p>1.227</text:p>
          </table:table-cell>
          <table:table-cell office:value-type="float" office:value="0.72">
            <text:p>0.72</text:p>
          </table:table-cell>
          <table:table-cell office:value-type="float" office:value="1.5">
            <text:p>1.5</text:p>
          </table:table-cell>
          <table:table-cell office:value-type="float" office:value="501.5">
            <text:p>501.5</text:p>
          </table:table-cell>
          <table:table-cell office:value-type="float" office:value="0.36">
            <text:p>0.36</text:p>
          </table:table-cell>
          <table:table-cell/>
          <table:table-cell table:formula="of:=MEDIAN(INDIRECT(ADDRESS(ROW();2)):INDIRECT(ADDRESS(ROW();COLUMN()-2)))" office:value-type="float" office:value="1.575">
            <text:p>1.575</text:p>
          </table:table-cell>
          <table:table-cell table:formula="of:=MIN(INDIRECT(ADDRESS(ROW();2)):INDIRECT(ADDRESS(ROW();COLUMN()-3)))" office:value-type="float" office:value="0.36">
            <text:p>0.36</text:p>
          </table:table-cell>
          <table:table-cell table:formula="of:=MAX(INDIRECT(ADDRESS(ROW();2)):INDIRECT(ADDRESS(ROW();COLUMN()-4)))" office:value-type="float" office:value="501.5">
            <text:p>501.5</text:p>
          </table:table-cell>
          <table:table-cell table:formula="of:=AVERAGE(INDIRECT(ADDRESS(ROW();2)):INDIRECT(ADDRESS(ROW();COLUMN()-5)))" office:value-type="float" office:value="29.6447222222222">
            <text:p>29.6447222222</text:p>
          </table:table-cell>
          <table:table-cell table:formula="of:=STDEV(INDIRECT(ADDRESS(ROW();2)):INDIRECT(ADDRESS(ROW();COLUMN()-6)))" office:value-type="float" office:value="117.773205104909">
            <text:p>117.773205104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3625">
            <text:p>-0.836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93075">
            <text:p>3.930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19.167">
            <text:p>19.167</text:p>
          </table:table-cell>
          <table:table-cell office:value-type="float" office:value="85">
            <text:p>85</text:p>
          </table:table-cell>
          <table:table-cell office:value-type="float" office:value="16.5">
            <text:p>16.5</text:p>
          </table:table-cell>
          <table:table-cell office:value-type="float" office:value="3.6">
            <text:p>3.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.588">
            <text:p>20.588</text:p>
          </table:table-cell>
          <table:table-cell office:value-type="float" office:value="18">
            <text:p>18</text:p>
          </table:table-cell>
          <table:table-cell office:value-type="float" office:value="17.368">
            <text:p>17.368</text:p>
          </table:table-cell>
          <table:table-cell office:value-type="float" office:value="11.25">
            <text:p>11.2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6.5">
            <text:p>16.5</text:p>
          </table:table-cell>
          <table:table-cell office:value-type="float" office:value="12.273">
            <text:p>12.273</text:p>
          </table:table-cell>
          <table:table-cell office:value-type="float" office:value="7.2">
            <text:p>7.2</text:p>
          </table:table-cell>
          <table:table-cell office:value-type="float" office:value="15">
            <text:p>15</text:p>
          </table:table-cell>
          <table:table-cell office:value-type="float" office:value="5015">
            <text:p>5015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5.75">
            <text:p>15.7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5015">
            <text:p>5015</text:p>
          </table:table-cell>
          <table:table-cell table:formula="of:=AVERAGE(INDIRECT(ADDRESS(ROW();2)):INDIRECT(ADDRESS(ROW();COLUMN()-5)))" office:value-type="float" office:value="296.447">
            <text:p>296.447</text:p>
          </table:table-cell>
          <table:table-cell table:formula="of:=STDEV(INDIRECT(ADDRESS(ROW();2)):INDIRECT(ADDRESS(ROW();COLUMN()-6)))" office:value-type="float" office:value="1177.73210544983">
            <text:p>1177.732105449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.35275000000001">
            <text:p>-8.352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.29625">
            <text:p>39.296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19157.08">
            <text:p>19157.08</text:p>
          </table:table-cell>
          <table:table-cell office:value-type="float" office:value="101983">
            <text:p>101983</text:p>
          </table:table-cell>
          <table:table-cell office:value-type="float" office:value="16483.5">
            <text:p>16483.5</text:p>
          </table:table-cell>
          <table:table-cell office:value-type="float" office:value="3598.2">
            <text:p>3598.2</text:p>
          </table:table-cell>
          <table:table-cell office:value-type="float" office:value="11988">
            <text:p>11988</text:p>
          </table:table-cell>
          <table:table-cell office:value-type="float" office:value="14992.5">
            <text:p>14992.5</text:p>
          </table:table-cell>
          <table:table-cell office:value-type="float" office:value="20572.79">
            <text:p>20572.79</text:p>
          </table:table-cell>
          <table:table-cell office:value-type="float" office:value="17995.5">
            <text:p>17995.5</text:p>
          </table:table-cell>
          <table:table-cell office:value-type="float" office:value="17355.4">
            <text:p>17355.4</text:p>
          </table:table-cell>
          <table:table-cell office:value-type="float" office:value="22.5">
            <text:p>22.5</text:p>
          </table:table-cell>
          <table:table-cell office:value-type="float" office:value="12993.5">
            <text:p>12993.5</text:p>
          </table:table-cell>
          <table:table-cell office:value-type="float" office:value="48951">
            <text:p>48951</text:p>
          </table:table-cell>
          <table:table-cell office:value-type="float" office:value="16483.5">
            <text:p>16483.5</text:p>
          </table:table-cell>
          <table:table-cell office:value-type="float" office:value="11034.41">
            <text:p>11034.41</text:p>
          </table:table-cell>
          <table:table-cell office:value-type="float" office:value="7192.8">
            <text:p>7192.8</text:p>
          </table:table-cell>
          <table:table-cell office:value-type="float" office:value="15000">
            <text:p>15000</text:p>
          </table:table-cell>
          <table:table-cell office:value-type="float" office:value="25049920">
            <text:p>25049920</text:p>
          </table:table-cell>
          <table:table-cell office:value-type="float" office:value="3598.2">
            <text:p>3598.2</text:p>
          </table:table-cell>
          <table:table-cell/>
          <table:table-cell table:formula="of:=MEDIAN(INDIRECT(ADDRESS(ROW();2)):INDIRECT(ADDRESS(ROW();COLUMN()-2)))" office:value-type="float" office:value="15741.75">
            <text:p>15741.75</text:p>
          </table:table-cell>
          <table:table-cell table:formula="of:=MIN(INDIRECT(ADDRESS(ROW();2)):INDIRECT(ADDRESS(ROW();COLUMN()-3)))" office:value-type="float" office:value="22.5">
            <text:p>22.5</text:p>
          </table:table-cell>
          <table:table-cell table:formula="of:=MAX(INDIRECT(ADDRESS(ROW();2)):INDIRECT(ADDRESS(ROW();COLUMN()-4)))" office:value-type="float" office:value="25049920">
            <text:p>25049920</text:p>
          </table:table-cell>
          <table:table-cell table:formula="of:=AVERAGE(INDIRECT(ADDRESS(ROW();2)):INDIRECT(ADDRESS(ROW();COLUMN()-5)))" office:value-type="float" office:value="1410517.88222222">
            <text:p>1410517.88222222</text:p>
          </table:table-cell>
          <table:table-cell table:formula="of:=STDEV(INDIRECT(ADDRESS(ROW();2)):INDIRECT(ADDRESS(ROW();COLUMN()-6)))" office:value-type="float" office:value="5899661.58855066">
            <text:p>5899661.5885506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1508.825">
            <text:p>-11508.8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1648.3175">
            <text:p>41648.31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191.667">
            <text:p>191.667</text:p>
          </table:table-cell>
          <table:table-cell office:value-type="float" office:value="850">
            <text:p>850</text:p>
          </table:table-cell>
          <table:table-cell office:value-type="float" office:value="165">
            <text:p>165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5.882">
            <text:p>205.882</text:p>
          </table:table-cell>
          <table:table-cell office:value-type="float" office:value="180">
            <text:p>180</text:p>
          </table:table-cell>
          <table:table-cell office:value-type="float" office:value="173.684">
            <text:p>173.684</text:p>
          </table:table-cell>
          <table:table-cell office:value-type="float" office:value="112.5">
            <text:p>112.5</text:p>
          </table:table-cell>
          <table:table-cell office:value-type="float" office:value="130">
            <text:p>130</text:p>
          </table:table-cell>
          <table:table-cell office:value-type="float" office:value="350">
            <text:p>350</text:p>
          </table:table-cell>
          <table:table-cell office:value-type="float" office:value="165">
            <text:p>165</text:p>
          </table:table-cell>
          <table:table-cell office:value-type="float" office:value="122.727">
            <text:p>122.727</text:p>
          </table:table-cell>
          <table:table-cell office:value-type="float" office:value="72">
            <text:p>72</text:p>
          </table:table-cell>
          <table:table-cell office:value-type="float" office:value="150">
            <text:p>150</text:p>
          </table:table-cell>
          <table:table-cell office:value-type="float" office:value="50150">
            <text:p>50150</text:p>
          </table:table-cell>
          <table:table-cell office:value-type="float" office:value="36">
            <text:p>36</text:p>
          </table:table-cell>
          <table:table-cell/>
          <table:table-cell table:formula="of:=MEDIAN(INDIRECT(ADDRESS(ROW();2)):INDIRECT(ADDRESS(ROW();COLUMN()-2)))" office:value-type="float" office:value="157.5">
            <text:p>157.5</text:p>
          </table:table-cell>
          <table:table-cell table:formula="of:=MIN(INDIRECT(ADDRESS(ROW();2)):INDIRECT(ADDRESS(ROW();COLUMN()-3)))" office:value-type="float" office:value="36">
            <text:p>36</text:p>
          </table:table-cell>
          <table:table-cell table:formula="of:=MAX(INDIRECT(ADDRESS(ROW();2)):INDIRECT(ADDRESS(ROW();COLUMN()-4)))" office:value-type="float" office:value="50150">
            <text:p>50150</text:p>
          </table:table-cell>
          <table:table-cell table:formula="of:=AVERAGE(INDIRECT(ADDRESS(ROW();2)):INDIRECT(ADDRESS(ROW();COLUMN()-5)))" office:value-type="float" office:value="2964.47">
            <text:p>2964.47</text:p>
          </table:table-cell>
          <table:table-cell table:formula="of:=STDEV(INDIRECT(ADDRESS(ROW();2)):INDIRECT(ADDRESS(ROW();COLUMN()-6)))" office:value-type="float" office:value="11777.3210553139">
            <text:p>11777.321055313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83.52375">
            <text:p>-83.52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92.95575">
            <text:p>392.955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999.5">
            <text:p>999.5</text:p>
          </table:table-cell>
          <table:table-cell office:value-type="float" office:value="1199.8">
            <text:p>1199.8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999">
            <text:p>999</text:p>
          </table:table-cell>
          <table:table-cell office:value-type="float" office:value="999.5">
            <text:p>999.5</text:p>
          </table:table-cell>
          <table:table-cell office:value-type="float" office:value="999.25">
            <text:p>999.25</text:p>
          </table:table-cell>
          <table:table-cell office:value-type="float" office:value="999.75">
            <text:p>999.75</text:p>
          </table:table-cell>
          <table:table-cell office:value-type="float" office:value="999.25">
            <text:p>999.25</text:p>
          </table:table-cell>
          <table:table-cell office:value-type="float" office:value="2">
            <text:p>2</text:p>
          </table:table-cell>
          <table:table-cell office:value-type="float" office:value="999.5">
            <text:p>999.5</text:p>
          </table:table-cell>
          <table:table-cell office:value-type="float" office:value="1398.6">
            <text:p>1398.6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4995">
            <text:p>4995</text:p>
          </table:table-cell>
          <table:table-cell office:value-type="float" office:value="999.5">
            <text:p>999.5</text:p>
          </table:table-cell>
          <table:table-cell/>
          <table:table-cell table:formula="of:=MEDIAN(INDIRECT(ADDRESS(ROW();2)):INDIRECT(ADDRESS(ROW();COLUMN()-2)))" office:value-type="float" office:value="999.5">
            <text:p>999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4995">
            <text:p>4995</text:p>
          </table:table-cell>
          <table:table-cell table:formula="of:=AVERAGE(INDIRECT(ADDRESS(ROW();2)):INDIRECT(ADDRESS(ROW();COLUMN()-5)))" office:value-type="float" office:value="1193.68055555556">
            <text:p>1193.6805555556</text:p>
          </table:table-cell>
          <table:table-cell table:formula="of:=STDEV(INDIRECT(ADDRESS(ROW();2)):INDIRECT(ADDRESS(ROW();COLUMN()-6)))" office:value-type="float" office:value="984.879789938389">
            <text:p>984.879789938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6.9375">
            <text:p>996.9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1.75">
            <text:p>1001.7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5">
            <text:p>5</text:p>
          </table:table-cell>
          <table:table-cell table:formula="of:=MIN(INDIRECT(ADDRESS(ROW();2)):INDIRECT(ADDRESS(ROW();COLUMN()-3)))" office:value-type="float" office:value="1">
            <text:p>1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5.05555555555556">
            <text:p>5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1">
            <text:p>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8">
            <text:p>8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warm Tower(2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3.968">
            <text:p>3.968</text:p>
          </table:table-cell>
          <table:table-cell office:value-type="float" office:value="26.32">
            <text:p>26.32</text:p>
          </table:table-cell>
          <table:table-cell office:value-type="float" office:value="3.63">
            <text:p>3.63</text:p>
          </table:table-cell>
          <table:table-cell office:value-type="float" office:value="1.08">
            <text:p>1.0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.72">
            <text:p>9.72</text:p>
          </table:table-cell>
          <table:table-cell office:value-type="float" office:value="3.63">
            <text:p>3.63</text:p>
          </table:table-cell>
          <table:table-cell office:value-type="float" office:value="2.43">
            <text:p>2.43</text:p>
          </table:table-cell>
          <table:table-cell office:value-type="float" office:value="5.07">
            <text:p>5.07</text:p>
          </table:table-cell>
          <table:table-cell office:value-type="float" office:value="5.88">
            <text:p>5.88</text:p>
          </table:table-cell>
          <table:table-cell office:value-type="float" office:value="3.63">
            <text:p>3.63</text:p>
          </table:table-cell>
          <table:table-cell office:value-type="float" office:value="2.7">
            <text:p>2.7</text:p>
          </table:table-cell>
          <table:table-cell office:value-type="float" office:value="1.08">
            <text:p>1.08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office:value-type="float" office:value="1.08">
            <text:p>1.08</text:p>
          </table:table-cell>
          <table:table-cell/>
          <table:table-cell table:formula="of:=MEDIAN(INDIRECT(ADDRESS(ROW();2)):INDIRECT(ADDRESS(ROW();COLUMN()-2)))" office:value-type="float" office:value="3.63">
            <text:p>3.63</text:p>
          </table:table-cell>
          <table:table-cell table:formula="of:=MIN(INDIRECT(ADDRESS(ROW();2)):INDIRECT(ADDRESS(ROW();COLUMN()-3)))" office:value-type="float" office:value="1.08">
            <text:p>1.08</text:p>
          </table:table-cell>
          <table:table-cell table:formula="of:=MAX(INDIRECT(ADDRESS(ROW();2)):INDIRECT(ADDRESS(ROW();COLUMN()-4)))" office:value-type="float" office:value="2003">
            <text:p>2003</text:p>
          </table:table-cell>
          <table:table-cell table:formula="of:=AVERAGE(INDIRECT(ADDRESS(ROW();2)):INDIRECT(ADDRESS(ROW();COLUMN()-5)))" office:value-type="float" office:value="115.901">
            <text:p>115.901</text:p>
          </table:table-cell>
          <table:table-cell table:formula="of:=STDEV(INDIRECT(ADDRESS(ROW();2)):INDIRECT(ADDRESS(ROW();COLUMN()-6)))" office:value-type="float" office:value="470.992488856432">
            <text:p>470.992488856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3075">
            <text:p>-3.3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885">
            <text:p>10.88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2.449">
            <text:p>2.449</text:p>
          </table:table-cell>
          <table:table-cell office:value-type="float" office:value="20.563">
            <text:p>20.563</text:p>
          </table:table-cell>
          <table:table-cell office:value-type="float" office:value="1.815">
            <text:p>1.815</text:p>
          </table:table-cell>
          <table:table-cell office:value-type="float" office:value="0.086">
            <text:p>0.086</text:p>
          </table:table-cell>
          <table:table-cell office:value-type="float" office:value="0.96">
            <text:p>0.96</text:p>
          </table:table-cell>
          <table:table-cell office:value-type="float" office:value="1.5">
            <text:p>1.5</text:p>
          </table:table-cell>
          <table:table-cell office:value-type="float" office:value="2.768">
            <text:p>2.768</text:p>
          </table:table-cell>
          <table:table-cell office:value-type="float" office:value="2.43">
            <text:p>2.43</text:p>
          </table:table-cell>
          <table:table-cell office:value-type="float" office:value="2.011">
            <text:p>2.011</text:p>
          </table:table-cell>
          <table:table-cell office:value-type="float" office:value="0.844">
            <text:p>0.844</text:p>
          </table:table-cell>
          <table:table-cell office:value-type="float" office:value="1.268">
            <text:p>1.268</text:p>
          </table:table-cell>
          <table:table-cell office:value-type="float" office:value="8.167">
            <text:p>8.167</text:p>
          </table:table-cell>
          <table:table-cell office:value-type="float" office:value="1.815">
            <text:p>1.815</text:p>
          </table:table-cell>
          <table:table-cell office:value-type="float" office:value="1.227">
            <text:p>1.227</text:p>
          </table:table-cell>
          <table:table-cell office:value-type="float" office:value="0.346">
            <text:p>0.346</text:p>
          </table:table-cell>
          <table:table-cell office:value-type="float" office:value="1.5">
            <text:p>1.5</text:p>
          </table:table-cell>
          <table:table-cell office:value-type="float" office:value="1001.5">
            <text:p>1001.5</text:p>
          </table:table-cell>
          <table:table-cell office:value-type="float" office:value="0.086">
            <text:p>0.086</text:p>
          </table:table-cell>
          <table:table-cell/>
          <table:table-cell table:formula="of:=MEDIAN(INDIRECT(ADDRESS(ROW();2)):INDIRECT(ADDRESS(ROW();COLUMN()-2)))" office:value-type="float" office:value="1.6575">
            <text:p>1.6575</text:p>
          </table:table-cell>
          <table:table-cell table:formula="of:=MIN(INDIRECT(ADDRESS(ROW();2)):INDIRECT(ADDRESS(ROW();COLUMN()-3)))" office:value-type="float" office:value="0.086">
            <text:p>0.086</text:p>
          </table:table-cell>
          <table:table-cell table:formula="of:=MAX(INDIRECT(ADDRESS(ROW();2)):INDIRECT(ADDRESS(ROW();COLUMN()-4)))" office:value-type="float" office:value="1001.5">
            <text:p>1001.5</text:p>
          </table:table-cell>
          <table:table-cell table:formula="of:=AVERAGE(INDIRECT(ADDRESS(ROW();2)):INDIRECT(ADDRESS(ROW();COLUMN()-5)))" office:value-type="float" office:value="58.4075">
            <text:p>58.4075</text:p>
          </table:table-cell>
          <table:table-cell table:formula="of:=STDEV(INDIRECT(ADDRESS(ROW();2)):INDIRECT(ADDRESS(ROW();COLUMN()-6)))" office:value-type="float" office:value="235.412718500247">
            <text:p>235.412718500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22575">
            <text:p>-3.22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69675">
            <text:p>6.696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24.491">
            <text:p>24.491</text:p>
          </table:table-cell>
          <table:table-cell office:value-type="float" office:value="205.625">
            <text:p>205.625</text:p>
          </table:table-cell>
          <table:table-cell office:value-type="float" office:value="18.15">
            <text:p>18.15</text:p>
          </table:table-cell>
          <table:table-cell office:value-type="float" office:value="0.864">
            <text:p>0.864</text:p>
          </table:table-cell>
          <table:table-cell office:value-type="float" office:value="9.6">
            <text:p>9.6</text:p>
          </table:table-cell>
          <table:table-cell office:value-type="float" office:value="15">
            <text:p>15</text:p>
          </table:table-cell>
          <table:table-cell office:value-type="float" office:value="27.682">
            <text:p>27.682</text:p>
          </table:table-cell>
          <table:table-cell office:value-type="float" office:value="24.3">
            <text:p>24.3</text:p>
          </table:table-cell>
          <table:table-cell office:value-type="float" office:value="20.111">
            <text:p>20.111</text:p>
          </table:table-cell>
          <table:table-cell office:value-type="float" office:value="8.437">
            <text:p>8.437</text:p>
          </table:table-cell>
          <table:table-cell office:value-type="float" office:value="12.675">
            <text:p>12.675</text:p>
          </table:table-cell>
          <table:table-cell office:value-type="float" office:value="81.667">
            <text:p>81.667</text:p>
          </table:table-cell>
          <table:table-cell office:value-type="float" office:value="18.15">
            <text:p>18.15</text:p>
          </table:table-cell>
          <table:table-cell office:value-type="float" office:value="12.273">
            <text:p>12.273</text:p>
          </table:table-cell>
          <table:table-cell office:value-type="float" office:value="3.456">
            <text:p>3.456</text:p>
          </table:table-cell>
          <table:table-cell office:value-type="float" office:value="15">
            <text:p>15</text:p>
          </table:table-cell>
          <table:table-cell office:value-type="float" office:value="10015">
            <text:p>10015</text:p>
          </table:table-cell>
          <table:table-cell office:value-type="float" office:value="0.864">
            <text:p>0.864</text:p>
          </table:table-cell>
          <table:table-cell/>
          <table:table-cell table:formula="of:=MEDIAN(INDIRECT(ADDRESS(ROW();2)):INDIRECT(ADDRESS(ROW();COLUMN()-2)))" office:value-type="float" office:value="16.575">
            <text:p>16.575</text:p>
          </table:table-cell>
          <table:table-cell table:formula="of:=MIN(INDIRECT(ADDRESS(ROW();2)):INDIRECT(ADDRESS(ROW();COLUMN()-3)))" office:value-type="float" office:value="0.864">
            <text:p>0.864</text:p>
          </table:table-cell>
          <table:table-cell table:formula="of:=MAX(INDIRECT(ADDRESS(ROW();2)):INDIRECT(ADDRESS(ROW();COLUMN()-4)))" office:value-type="float" office:value="10015">
            <text:p>10015</text:p>
          </table:table-cell>
          <table:table-cell table:formula="of:=AVERAGE(INDIRECT(ADDRESS(ROW();2)):INDIRECT(ADDRESS(ROW();COLUMN()-5)))" office:value-type="float" office:value="584.074722222222">
            <text:p>584.0747222222</text:p>
          </table:table-cell>
          <table:table-cell table:formula="of:=STDEV(INDIRECT(ADDRESS(ROW();2)):INDIRECT(ADDRESS(ROW();COLUMN()-6)))" office:value-type="float" office:value="2354.12722719045">
            <text:p>2354.12722719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.25675">
            <text:p>-32.256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.96825">
            <text:p>66.968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24490.74">
            <text:p>24490.74</text:p>
          </table:table-cell>
          <table:table-cell office:value-type="float" office:value="296256.3">
            <text:p>296256.3</text:p>
          </table:table-cell>
          <table:table-cell office:value-type="float" office:value="18131.85">
            <text:p>18131.85</text:p>
          </table:table-cell>
          <table:table-cell office:value-type="float" office:value="864">
            <text:p>864</text:p>
          </table:table-cell>
          <table:table-cell office:value-type="float" office:value="9590.399">
            <text:p>9590.399</text:p>
          </table:table-cell>
          <table:table-cell office:value-type="float" office:value="15000">
            <text:p>15000</text:p>
          </table:table-cell>
          <table:table-cell office:value-type="float" office:value="27667.82">
            <text:p>27667.82</text:p>
          </table:table-cell>
          <table:table-cell office:value-type="float" office:value="24312.15">
            <text:p>24312.15</text:p>
          </table:table-cell>
          <table:table-cell office:value-type="float" office:value="20100.75">
            <text:p>20100.75</text:p>
          </table:table-cell>
          <table:table-cell office:value-type="float" office:value="16.875">
            <text:p>16.875</text:p>
          </table:table-cell>
          <table:table-cell office:value-type="float" office:value="12675">
            <text:p>12675</text:p>
          </table:table-cell>
          <table:table-cell office:value-type="float" office:value="159906.6">
            <text:p>159906.6</text:p>
          </table:table-cell>
          <table:table-cell office:value-type="float" office:value="18131.85">
            <text:p>18131.85</text:p>
          </table:table-cell>
          <table:table-cell office:value-type="float" office:value="11034.41">
            <text:p>11034.41</text:p>
          </table:table-cell>
          <table:table-cell office:value-type="float" office:value="3452.544">
            <text:p>3452.544</text:p>
          </table:table-cell>
          <table:table-cell office:value-type="float" office:value="15015">
            <text:p>15015</text:p>
          </table:table-cell>
          <table:table-cell office:value-type="float" office:value="250124600">
            <text:p>250124600</text:p>
          </table:table-cell>
          <table:table-cell office:value-type="float" office:value="864">
            <text:p>864</text:p>
          </table:table-cell>
          <table:table-cell/>
          <table:table-cell table:formula="of:=MEDIAN(INDIRECT(ADDRESS(ROW();2)):INDIRECT(ADDRESS(ROW();COLUMN()-2)))" office:value-type="float" office:value="16573.425">
            <text:p>16573.425</text:p>
          </table:table-cell>
          <table:table-cell table:formula="of:=MIN(INDIRECT(ADDRESS(ROW();2)):INDIRECT(ADDRESS(ROW();COLUMN()-3)))" office:value-type="float" office:value="16.875">
            <text:p>16.875</text:p>
          </table:table-cell>
          <table:table-cell table:formula="of:=MAX(INDIRECT(ADDRESS(ROW();2)):INDIRECT(ADDRESS(ROW();COLUMN()-4)))" office:value-type="float" office:value="250124600">
            <text:p>250124600</text:p>
          </table:table-cell>
          <table:table-cell table:formula="of:=AVERAGE(INDIRECT(ADDRESS(ROW();2)):INDIRECT(ADDRESS(ROW();COLUMN()-5)))" office:value-type="float" office:value="13932339.4604444">
            <text:p>13932339.4604444</text:p>
          </table:table-cell>
          <table:table-cell table:formula="of:=STDEV(INDIRECT(ADDRESS(ROW();2)):INDIRECT(ADDRESS(ROW();COLUMN()-6)))" office:value-type="float" office:value="58945863.1129114">
            <text:p>58945863.112911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3532.6705">
            <text:p>-33532.67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7930.16475">
            <text:p>67930.1647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244.907">
            <text:p>244.907</text:p>
          </table:table-cell>
          <table:table-cell office:value-type="float" office:value="2056.25">
            <text:p>2056.25</text:p>
          </table:table-cell>
          <table:table-cell office:value-type="float" office:value="181.5">
            <text:p>181.5</text:p>
          </table:table-cell>
          <table:table-cell office:value-type="float" office:value="8.64">
            <text:p>8.64</text:p>
          </table:table-cell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276.817">
            <text:p>276.817</text:p>
          </table:table-cell>
          <table:table-cell office:value-type="float" office:value="243">
            <text:p>243</text:p>
          </table:table-cell>
          <table:table-cell office:value-type="float" office:value="201.108">
            <text:p>201.108</text:p>
          </table:table-cell>
          <table:table-cell office:value-type="float" office:value="84.375">
            <text:p>84.375</text:p>
          </table:table-cell>
          <table:table-cell office:value-type="float" office:value="126.75">
            <text:p>126.75</text:p>
          </table:table-cell>
          <table:table-cell office:value-type="float" office:value="816.667">
            <text:p>816.667</text:p>
          </table:table-cell>
          <table:table-cell office:value-type="float" office:value="181.5">
            <text:p>181.5</text:p>
          </table:table-cell>
          <table:table-cell office:value-type="float" office:value="122.727">
            <text:p>122.727</text:p>
          </table:table-cell>
          <table:table-cell office:value-type="float" office:value="34.56">
            <text:p>34.56</text:p>
          </table:table-cell>
          <table:table-cell office:value-type="float" office:value="150">
            <text:p>150</text:p>
          </table:table-cell>
          <table:table-cell office:value-type="float" office:value="100150">
            <text:p>100150</text:p>
          </table:table-cell>
          <table:table-cell office:value-type="float" office:value="8.64">
            <text:p>8.64</text:p>
          </table:table-cell>
          <table:table-cell/>
          <table:table-cell table:formula="of:=MEDIAN(INDIRECT(ADDRESS(ROW();2)):INDIRECT(ADDRESS(ROW();COLUMN()-2)))" office:value-type="float" office:value="165.75">
            <text:p>165.75</text:p>
          </table:table-cell>
          <table:table-cell table:formula="of:=MIN(INDIRECT(ADDRESS(ROW();2)):INDIRECT(ADDRESS(ROW();COLUMN()-3)))" office:value-type="float" office:value="8.64">
            <text:p>8.64</text:p>
          </table:table-cell>
          <table:table-cell table:formula="of:=MAX(INDIRECT(ADDRESS(ROW();2)):INDIRECT(ADDRESS(ROW();COLUMN()-4)))" office:value-type="float" office:value="100150">
            <text:p>100150</text:p>
          </table:table-cell>
          <table:table-cell table:formula="of:=AVERAGE(INDIRECT(ADDRESS(ROW();2)):INDIRECT(ADDRESS(ROW();COLUMN()-5)))" office:value-type="float" office:value="5840.74672222222">
            <text:p>5840.7467222222</text:p>
          </table:table-cell>
          <table:table-cell table:formula="of:=STDEV(INDIRECT(ADDRESS(ROW();2)):INDIRECT(ADDRESS(ROW();COLUMN()-6)))" office:value-type="float" office:value="23541.2723923513">
            <text:p>23541.272392351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22.56375">
            <text:p>-322.56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69.67575">
            <text:p>669.675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000">
            <text:p>1000</text:p>
          </table:table-cell>
          <table:table-cell office:value-type="float" office:value="1440.76">
            <text:p>1440.76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1000">
            <text:p>1000</text:p>
          </table:table-cell>
          <table:table-cell office:value-type="float" office:value="999.5">
            <text:p>999.5</text:p>
          </table:table-cell>
          <table:table-cell office:value-type="float" office:value="1000.5">
            <text:p>1000.5</text:p>
          </table:table-cell>
          <table:table-cell office:value-type="float" office:value="999.5">
            <text:p>999.5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1958.04">
            <text:p>1958.04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24975">
            <text:p>24975</text:p>
          </table:table-cell>
          <table:table-cell office:value-type="float" office:value="1000">
            <text:p>1000</text:p>
          </table:table-cell>
          <table:table-cell/>
          <table:table-cell table:formula="of:=MEDIAN(INDIRECT(ADDRESS(ROW();2)):INDIRECT(ADDRESS(ROW();COLUMN()-2)))" office:value-type="float" office:value="1000">
            <text:p>100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24975">
            <text:p>24975</text:p>
          </table:table-cell>
          <table:table-cell table:formula="of:=AVERAGE(INDIRECT(ADDRESS(ROW();2)):INDIRECT(ADDRESS(ROW();COLUMN()-5)))" office:value-type="float" office:value="2348.41111111111">
            <text:p>2348.4111111111</text:p>
          </table:table-cell>
          <table:table-cell table:formula="of:=STDEV(INDIRECT(ADDRESS(ROW();2)):INDIRECT(ADDRESS(ROW();COLUMN()-6)))" office:value-type="float" office:value="5657.84775197496">
            <text:p>5657.84775197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4.875">
            <text:p>994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4.5">
            <text:p>1004.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f:=MEDIAN(INDIRECT(ADDRESS(ROW();2)):INDIRECT(ADDRESS(ROW();COLUMN()-2)))" office:value-type="float" office:value="8">
            <text:p>8</text:p>
          </table:table-cell>
          <table:table-cell table:formula="of:=MIN(INDIRECT(ADDRESS(ROW();2)):INDIRECT(ADDRESS(ROW();COLUMN()-3)))" office:value-type="float" office:value="0">
            <text:p>0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7.27777777777778">
            <text:p>7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">
            <text:p>0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4">
            <text:p>14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Swarm Tower(3/3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4.563">
            <text:p>4.563</text:p>
          </table:table-cell>
          <table:table-cell office:value-type="float" office:value="41.584">
            <text:p>41.584</text:p>
          </table:table-cell>
          <table:table-cell office:value-type="float" office:value="3.993">
            <text:p>3.993</text:p>
          </table:table-cell>
          <table:table-cell office:value-type="float" office:value="0.648">
            <text:p>0.648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7.496">
            <text:p>17.496</text:p>
          </table:table-cell>
          <table:table-cell office:value-type="float" office:value="3.993">
            <text:p>3.993</text:p>
          </table:table-cell>
          <table:table-cell office:value-type="float" office:value="2.187">
            <text:p>2.187</text:p>
          </table:table-cell>
          <table:table-cell office:value-type="float" office:value="6.591">
            <text:p>6.591</text:p>
          </table:table-cell>
          <table:table-cell office:value-type="float" office:value="8.232">
            <text:p>8.232</text:p>
          </table:table-cell>
          <table:table-cell office:value-type="float" office:value="3.993">
            <text:p>3.993</text:p>
          </table:table-cell>
          <table:table-cell office:value-type="float" office:value="2.7">
            <text:p>2.7</text:p>
          </table:table-cell>
          <table:table-cell office:value-type="float" office:value="0.648">
            <text:p>0.648</text:p>
          </table:table-cell>
          <table:table-cell office:value-type="float" office:value="3">
            <text:p>3</text:p>
          </table:table-cell>
          <table:table-cell office:value-type="float" office:value="3003">
            <text:p>3003</text:p>
          </table:table-cell>
          <table:table-cell office:value-type="float" office:value="0.648">
            <text:p>0.648</text:p>
          </table:table-cell>
          <table:table-cell/>
          <table:table-cell table:formula="of:=MEDIAN(INDIRECT(ADDRESS(ROW();2)):INDIRECT(ADDRESS(ROW();COLUMN()-2)))" office:value-type="float" office:value="3.993">
            <text:p>3.993</text:p>
          </table:table-cell>
          <table:table-cell table:formula="of:=MIN(INDIRECT(ADDRESS(ROW();2)):INDIRECT(ADDRESS(ROW();COLUMN()-3)))" office:value-type="float" office:value="0.648">
            <text:p>0.648</text:p>
          </table:table-cell>
          <table:table-cell table:formula="of:=MAX(INDIRECT(ADDRESS(ROW();2)):INDIRECT(ADDRESS(ROW();COLUMN()-4)))" office:value-type="float" office:value="3003">
            <text:p>3003</text:p>
          </table:table-cell>
          <table:table-cell table:formula="of:=AVERAGE(INDIRECT(ADDRESS(ROW();2)):INDIRECT(ADDRESS(ROW();COLUMN()-5)))" office:value-type="float" office:value="172.987555555556">
            <text:p>172.9875555556</text:p>
          </table:table-cell>
          <table:table-cell table:formula="of:=STDEV(INDIRECT(ADDRESS(ROW();2)):INDIRECT(ADDRESS(ROW();COLUMN()-6)))" office:value-type="float" office:value="706.342704823959">
            <text:p>706.3427048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7.152">
            <text:p>-7.15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011">
            <text:p>16.011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458">
            <text:p>1.458</text:p>
          </table:table-cell>
          <table:table-cell office:value-type="float" office:value="1.024">
            <text:p>1.024</text:p>
          </table:table-cell>
          <table:table-cell office:value-type="float" office:value="2">
            <text:p>2</text:p>
          </table:table-cell>
          <table:table-cell office:value-type="float" office:value="31.25">
            <text:p>31.25</text:p>
          </table:table-cell>
          <table:table-cell office:value-type="float" office:value="3.906">
            <text:p>3.906</text:p>
          </table:table-cell>
          <table:table-cell office:value-type="float" office:value="2">
            <text:p>2</text:p>
          </table:table-cell>
          <table:table-cell office:value-type="float" office:value="1.228">
            <text:p>1.228</text:p>
          </table:table-cell>
          <table:table-cell office:value-type="float" office:value="5">
            <text:p>5</text:p>
          </table:table-cell>
          <table:table-cell office:value-type="float" office:value="1.715">
            <text:p>1.715</text:p>
          </table:table-cell>
          <table:table-cell office:value-type="float" office:value="3.456">
            <text:p>3.456</text:p>
          </table:table-cell>
          <table:table-cell office:value-type="float" office:value="5">
            <text:p>5</text:p>
          </table:table-cell>
          <table:table-cell office:value-type="float" office:value="0.432">
            <text:p>0.43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906">
            <text:p>3.906</text:p>
          </table:table-cell>
          <table:table-cell table:number-columns-repeated="2" office:value-type="float" office:value="2">
            <text:p>2</text:p>
          </table:table-cell>
          <table:table-cell office:value-type="float" office:value="31.25">
            <text:p>31.2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432">
            <text:p>0.432</text:p>
          </table:table-cell>
          <table:table-cell table:formula="of:=MAX(INDIRECT(ADDRESS(ROW();2)):INDIRECT(ADDRESS(ROW();COLUMN()-4)))" office:value-type="float" office:value="31.25">
            <text:p>31.25</text:p>
          </table:table-cell>
          <table:table-cell table:formula="of:=AVERAGE(INDIRECT(ADDRESS(ROW();2)):INDIRECT(ADDRESS(ROW();COLUMN()-5)))" office:value-type="float" office:value="5.65694444444445">
            <text:p>5.6569444444</text:p>
          </table:table-cell>
          <table:table-cell table:formula="of:=STDEV(INDIRECT(ADDRESS(ROW();2)):INDIRECT(ADDRESS(ROW();COLUMN()-6)))" office:value-type="float" office:value="9.40029540507182">
            <text:p>9.400295405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4.573">
            <text:p>-4.57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26525">
            <text:p>10.265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3.129">
            <text:p>3.129</text:p>
          </table:table-cell>
          <table:table-cell office:value-type="float" office:value="40.609">
            <text:p>40.609</text:p>
          </table:table-cell>
          <table:table-cell office:value-type="float" office:value="1.997">
            <text:p>1.997</text:p>
          </table:table-cell>
          <table:table-cell office:value-type="float" office:value="0.021">
            <text:p>0.021</text:p>
          </table:table-cell>
          <table:table-cell office:value-type="float" office:value="0.768">
            <text:p>0.768</text:p>
          </table:table-cell>
          <table:table-cell office:value-type="float" office:value="1.5">
            <text:p>1.5</text:p>
          </table:table-cell>
          <table:table-cell office:value-type="float" office:value="3.664">
            <text:p>3.664</text:p>
          </table:table-cell>
          <table:table-cell office:value-type="float" office:value="3.499">
            <text:p>3.499</text:p>
          </table:table-cell>
          <table:table-cell office:value-type="float" office:value="2.329">
            <text:p>2.329</text:p>
          </table:table-cell>
          <table:table-cell office:value-type="float" office:value="0.633">
            <text:p>0.633</text:p>
          </table:table-cell>
          <table:table-cell office:value-type="float" office:value="1.318">
            <text:p>1.318</text:p>
          </table:table-cell>
          <table:table-cell office:value-type="float" office:value="19.056">
            <text:p>19.056</text:p>
          </table:table-cell>
          <table:table-cell office:value-type="float" office:value="1.997">
            <text:p>1.997</text:p>
          </table:table-cell>
          <table:table-cell office:value-type="float" office:value="1.227">
            <text:p>1.227</text:p>
          </table:table-cell>
          <table:table-cell office:value-type="float" office:value="0.166">
            <text:p>0.166</text:p>
          </table:table-cell>
          <table:table-cell office:value-type="float" office:value="1.5">
            <text:p>1.5</text:p>
          </table:table-cell>
          <table:table-cell office:value-type="float" office:value="1501.5">
            <text:p>1501.5</text:p>
          </table:table-cell>
          <table:table-cell office:value-type="float" office:value="0.021">
            <text:p>0.021</text:p>
          </table:table-cell>
          <table:table-cell/>
          <table:table-cell table:formula="of:=MEDIAN(INDIRECT(ADDRESS(ROW();2)):INDIRECT(ADDRESS(ROW();COLUMN()-2)))" office:value-type="float" office:value="1.7485">
            <text:p>1.7485</text:p>
          </table:table-cell>
          <table:table-cell table:formula="of:=MIN(INDIRECT(ADDRESS(ROW();2)):INDIRECT(ADDRESS(ROW();COLUMN()-3)))" office:value-type="float" office:value="0.021">
            <text:p>0.021</text:p>
          </table:table-cell>
          <table:table-cell table:formula="of:=MAX(INDIRECT(ADDRESS(ROW();2)):INDIRECT(ADDRESS(ROW();COLUMN()-4)))" office:value-type="float" office:value="1501.5">
            <text:p>1501.5</text:p>
          </table:table-cell>
          <table:table-cell table:formula="of:=AVERAGE(INDIRECT(ADDRESS(ROW();2)):INDIRECT(ADDRESS(ROW();COLUMN()-5)))" office:value-type="float" office:value="88.0518888888889">
            <text:p>88.0518888889</text:p>
          </table:table-cell>
          <table:table-cell table:formula="of:=STDEV(INDIRECT(ADDRESS(ROW();2)):INDIRECT(ADDRESS(ROW();COLUMN()-6)))" office:value-type="float" office:value="352.888555975477">
            <text:p>352.888555975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6885">
            <text:p>-6.688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.97775">
            <text:p>10.977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31.294">
            <text:p>31.294</text:p>
          </table:table-cell>
          <table:table-cell office:value-type="float" office:value="406.094">
            <text:p>406.094</text:p>
          </table:table-cell>
          <table:table-cell office:value-type="float" office:value="19.965">
            <text:p>19.965</text:p>
          </table:table-cell>
          <table:table-cell office:value-type="float" office:value="0.207">
            <text:p>0.207</text:p>
          </table:table-cell>
          <table:table-cell office:value-type="float" office:value="7.68">
            <text:p>7.68</text:p>
          </table:table-cell>
          <table:table-cell office:value-type="float" office:value="15">
            <text:p>15</text:p>
          </table:table-cell>
          <table:table-cell office:value-type="float" office:value="36.637">
            <text:p>36.637</text:p>
          </table:table-cell>
          <table:table-cell office:value-type="float" office:value="34.992">
            <text:p>34.992</text:p>
          </table:table-cell>
          <table:table-cell office:value-type="float" office:value="23.286">
            <text:p>23.286</text:p>
          </table:table-cell>
          <table:table-cell office:value-type="float" office:value="6.328">
            <text:p>6.328</text:p>
          </table:table-cell>
          <table:table-cell office:value-type="float" office:value="13.182">
            <text:p>13.182</text:p>
          </table:table-cell>
          <table:table-cell office:value-type="float" office:value="190.556">
            <text:p>190.556</text:p>
          </table:table-cell>
          <table:table-cell office:value-type="float" office:value="19.965">
            <text:p>19.965</text:p>
          </table:table-cell>
          <table:table-cell office:value-type="float" office:value="12.273">
            <text:p>12.273</text:p>
          </table:table-cell>
          <table:table-cell office:value-type="float" office:value="1.659">
            <text:p>1.659</text:p>
          </table:table-cell>
          <table:table-cell office:value-type="float" office:value="15">
            <text:p>15</text:p>
          </table:table-cell>
          <table:table-cell office:value-type="float" office:value="15015">
            <text:p>15015</text:p>
          </table:table-cell>
          <table:table-cell office:value-type="float" office:value="0.207">
            <text:p>0.207</text:p>
          </table:table-cell>
          <table:table-cell/>
          <table:table-cell table:formula="of:=MEDIAN(INDIRECT(ADDRESS(ROW();2)):INDIRECT(ADDRESS(ROW();COLUMN()-2)))" office:value-type="float" office:value="17.4825">
            <text:p>17.4825</text:p>
          </table:table-cell>
          <table:table-cell table:formula="of:=MIN(INDIRECT(ADDRESS(ROW();2)):INDIRECT(ADDRESS(ROW();COLUMN()-3)))" office:value-type="float" office:value="0.207">
            <text:p>0.207</text:p>
          </table:table-cell>
          <table:table-cell table:formula="of:=MAX(INDIRECT(ADDRESS(ROW();2)):INDIRECT(ADDRESS(ROW();COLUMN()-4)))" office:value-type="float" office:value="15015">
            <text:p>15015</text:p>
          </table:table-cell>
          <table:table-cell table:formula="of:=AVERAGE(INDIRECT(ADDRESS(ROW();2)):INDIRECT(ADDRESS(ROW();COLUMN()-5)))" office:value-type="float" office:value="880.518055555556">
            <text:p>880.5180555556</text:p>
          </table:table-cell>
          <table:table-cell table:formula="of:=STDEV(INDIRECT(ADDRESS(ROW();2)):INDIRECT(ADDRESS(ROW();COLUMN()-6)))" office:value-type="float" office:value="3528.88579162148">
            <text:p>3528.885791621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.8895">
            <text:p>-66.889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9.78525">
            <text:p>109.7852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31309.37">
            <text:p>31309.37</text:p>
          </table:table-cell>
          <table:table-cell office:value-type="float" office:value="702506.6">
            <text:p>702506.6</text:p>
          </table:table-cell>
          <table:table-cell office:value-type="float" office:value="19945.04">
            <text:p>19945.04</text:p>
          </table:table-cell>
          <table:table-cell office:value-type="float" office:value="207.464">
            <text:p>207.464</text:p>
          </table:table-cell>
          <table:table-cell office:value-type="float" office:value="7672.32">
            <text:p>7672.32</text:p>
          </table:table-cell>
          <table:table-cell office:value-type="float" office:value="15007.5">
            <text:p>15007.5</text:p>
          </table:table-cell>
          <table:table-cell office:value-type="float" office:value="36628.33">
            <text:p>36628.33</text:p>
          </table:table-cell>
          <table:table-cell office:value-type="float" office:value="35035.73">
            <text:p>35035.73</text:p>
          </table:table-cell>
          <table:table-cell office:value-type="float" office:value="23280.38">
            <text:p>23280.38</text:p>
          </table:table-cell>
          <table:table-cell office:value-type="float" office:value="12.656">
            <text:p>12.656</text:p>
          </table:table-cell>
          <table:table-cell office:value-type="float" office:value="13188.59">
            <text:p>13188.59</text:p>
          </table:table-cell>
          <table:table-cell office:value-type="float" office:value="522361.4">
            <text:p>522361.4</text:p>
          </table:table-cell>
          <table:table-cell office:value-type="float" office:value="19945.04">
            <text:p>19945.04</text:p>
          </table:table-cell>
          <table:table-cell office:value-type="float" office:value="11034.41">
            <text:p>11034.41</text:p>
          </table:table-cell>
          <table:table-cell office:value-type="float" office:value="1657.221">
            <text:p>1657.221</text:p>
          </table:table-cell>
          <table:table-cell office:value-type="float" office:value="15030">
            <text:p>15030</text:p>
          </table:table-cell>
          <table:table-cell office:value-type="float" office:value="1874998000">
            <text:p>1874998000</text:p>
          </table:table-cell>
          <table:table-cell office:value-type="float" office:value="207.464">
            <text:p>207.464</text:p>
          </table:table-cell>
          <table:table-cell/>
          <table:table-cell table:formula="of:=MEDIAN(INDIRECT(ADDRESS(ROW();2)):INDIRECT(ADDRESS(ROW();COLUMN()-2)))" office:value-type="float" office:value="17487.52">
            <text:p>17487.52</text:p>
          </table:table-cell>
          <table:table-cell table:formula="of:=MIN(INDIRECT(ADDRESS(ROW();2)):INDIRECT(ADDRESS(ROW();COLUMN()-3)))" office:value-type="float" office:value="12.656">
            <text:p>12.656</text:p>
          </table:table-cell>
          <table:table-cell table:formula="of:=MAX(INDIRECT(ADDRESS(ROW();2)):INDIRECT(ADDRESS(ROW();COLUMN()-4)))" office:value-type="float" office:value="1874998000">
            <text:p>1874998000</text:p>
          </table:table-cell>
          <table:table-cell table:formula="of:=AVERAGE(INDIRECT(ADDRESS(ROW();2)):INDIRECT(ADDRESS(ROW();COLUMN()-5)))" office:value-type="float" office:value="104247390.528611">
            <text:p>104247390.528611</text:p>
          </table:table-cell>
          <table:table-cell table:formula="of:=STDEV(INDIRECT(ADDRESS(ROW();2)):INDIRECT(ADDRESS(ROW();COLUMN()-6)))" office:value-type="float" office:value="441921136.183691">
            <text:p>441921136.18369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8261.05">
            <text:p>-68261.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10878.0325">
            <text:p>110878.0325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312.937">
            <text:p>312.937</text:p>
          </table:table-cell>
          <table:table-cell office:value-type="float" office:value="4060.938">
            <text:p>4060.938</text:p>
          </table:table-cell>
          <table:table-cell office:value-type="float" office:value="199.65">
            <text:p>199.65</text:p>
          </table:table-cell>
          <table:table-cell office:value-type="float" office:value="2.074">
            <text:p>2.074</text:p>
          </table:table-cell>
          <table:table-cell office:value-type="float" office:value="76.8">
            <text:p>76.8</text:p>
          </table:table-cell>
          <table:table-cell office:value-type="float" office:value="150">
            <text:p>150</text:p>
          </table:table-cell>
          <table:table-cell office:value-type="float" office:value="366.375">
            <text:p>366.375</text:p>
          </table:table-cell>
          <table:table-cell office:value-type="float" office:value="349.92">
            <text:p>349.92</text:p>
          </table:table-cell>
          <table:table-cell office:value-type="float" office:value="232.862">
            <text:p>232.862</text:p>
          </table:table-cell>
          <table:table-cell office:value-type="float" office:value="63.281">
            <text:p>63.281</text:p>
          </table:table-cell>
          <table:table-cell office:value-type="float" office:value="131.82">
            <text:p>131.82</text:p>
          </table:table-cell>
          <table:table-cell office:value-type="float" office:value="1905.555">
            <text:p>1905.555</text:p>
          </table:table-cell>
          <table:table-cell office:value-type="float" office:value="199.65">
            <text:p>199.65</text:p>
          </table:table-cell>
          <table:table-cell office:value-type="float" office:value="122.727">
            <text:p>122.727</text:p>
          </table:table-cell>
          <table:table-cell office:value-type="float" office:value="16.589">
            <text:p>16.589</text:p>
          </table:table-cell>
          <table:table-cell office:value-type="float" office:value="150">
            <text:p>150</text:p>
          </table:table-cell>
          <table:table-cell office:value-type="float" office:value="150150">
            <text:p>150150</text:p>
          </table:table-cell>
          <table:table-cell office:value-type="float" office:value="2.074">
            <text:p>2.074</text:p>
          </table:table-cell>
          <table:table-cell/>
          <table:table-cell table:formula="of:=MEDIAN(INDIRECT(ADDRESS(ROW();2)):INDIRECT(ADDRESS(ROW();COLUMN()-2)))" office:value-type="float" office:value="174.825">
            <text:p>174.825</text:p>
          </table:table-cell>
          <table:table-cell table:formula="of:=MIN(INDIRECT(ADDRESS(ROW();2)):INDIRECT(ADDRESS(ROW();COLUMN()-3)))" office:value-type="float" office:value="2.074">
            <text:p>2.074</text:p>
          </table:table-cell>
          <table:table-cell table:formula="of:=MAX(INDIRECT(ADDRESS(ROW();2)):INDIRECT(ADDRESS(ROW();COLUMN()-4)))" office:value-type="float" office:value="150150">
            <text:p>150150</text:p>
          </table:table-cell>
          <table:table-cell table:formula="of:=AVERAGE(INDIRECT(ADDRESS(ROW();2)):INDIRECT(ADDRESS(ROW();COLUMN()-5)))" office:value-type="float" office:value="8805.18066666667">
            <text:p>8805.1806666667</text:p>
          </table:table-cell>
          <table:table-cell table:formula="of:=STDEV(INDIRECT(ADDRESS(ROW();2)):INDIRECT(ADDRESS(ROW();COLUMN()-6)))" office:value-type="float" office:value="35288.857859196">
            <text:p>35288.85785919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68.89575">
            <text:p>-668.895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97.85175">
            <text:p>1097.85175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1000.5">
            <text:p>1000.5</text:p>
          </table:table-cell>
          <table:table-cell office:value-type="float" office:value="1729.912">
            <text:p>1729.912</text:p>
          </table:table-cell>
          <table:table-cell office:value-type="float" office:value="999">
            <text:p>999</text:p>
          </table:table-cell>
          <table:table-cell office:value-type="float" office:value="1000.5">
            <text:p>1000.5</text:p>
          </table:table-cell>
          <table:table-cell office:value-type="float" office:value="999">
            <text:p>999</text:p>
          </table:table-cell>
          <table:table-cell office:value-type="float" office:value="1000.5">
            <text:p>1000.5</text:p>
          </table:table-cell>
          <table:table-cell office:value-type="float" office:value="999.75">
            <text:p>999.75</text:p>
          </table:table-cell>
          <table:table-cell office:value-type="float" office:value="1001.25">
            <text:p>1001.25</text:p>
          </table:table-cell>
          <table:table-cell office:value-type="float" office:value="999.75">
            <text:p>999.75</text:p>
          </table:table-cell>
          <table:table-cell office:value-type="float" office:value="2">
            <text:p>2</text:p>
          </table:table-cell>
          <table:table-cell office:value-type="float" office:value="1000.5">
            <text:p>1000.5</text:p>
          </table:table-cell>
          <table:table-cell office:value-type="float" office:value="2741.256">
            <text:p>2741.256</text:p>
          </table:table-cell>
          <table:table-cell office:value-type="float" office:value="999">
            <text:p>999</text:p>
          </table:table-cell>
          <table:table-cell office:value-type="float" office:value="899.1">
            <text:p>899.1</text:p>
          </table:table-cell>
          <table:table-cell office:value-type="float" office:value="999">
            <text:p>999</text:p>
          </table:table-cell>
          <table:table-cell office:value-type="float" office:value="1002">
            <text:p>1002</text:p>
          </table:table-cell>
          <table:table-cell office:value-type="float" office:value="124875">
            <text:p>124875</text:p>
          </table:table-cell>
          <table:table-cell office:value-type="float" office:value="1000.5">
            <text:p>1000.5</text:p>
          </table:table-cell>
          <table:table-cell/>
          <table:table-cell table:formula="of:=MEDIAN(INDIRECT(ADDRESS(ROW();2)):INDIRECT(ADDRESS(ROW();COLUMN()-2)))" office:value-type="float" office:value="1000.5">
            <text:p>1000.5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24875">
            <text:p>124875</text:p>
          </table:table-cell>
          <table:table-cell table:formula="of:=AVERAGE(INDIRECT(ADDRESS(ROW();2)):INDIRECT(ADDRESS(ROW();COLUMN()-5)))" office:value-type="float" office:value="7958.251">
            <text:p>7958.251</text:p>
          </table:table-cell>
          <table:table-cell table:formula="of:=STDEV(INDIRECT(ADDRESS(ROW();2)):INDIRECT(ADDRESS(ROW();COLUMN()-6)))" office:value-type="float" office:value="29183.0691639869">
            <text:p>29183.069163986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992.8125">
            <text:p>992.81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07.25">
            <text:p>1007.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6"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  <table:table-cell table:formula="of:=MEDIAN(INDIRECT(ADDRESS(ROW();2)):INDIRECT(ADDRESS(ROW();COLUMN()-2)))" office:value-type="float" office:value="11">
            <text:p>11</text:p>
          </table:table-cell>
          <table:table-cell table:formula="of:=MIN(INDIRECT(ADDRESS(ROW();2)):INDIRECT(ADDRESS(ROW();COLUMN()-3)))" office:value-type="float" office:value="-1">
            <text:p>-1</text:p>
          </table:table-cell>
          <table:table-cell table:formula="of:=MAX(INDIRECT(ADDRESS(ROW();2)):INDIRECT(ADDRESS(ROW();COLUMN()-4)))" office:value-type="float" office:value="17">
            <text:p>17</text:p>
          </table:table-cell>
          <table:table-cell table:formula="of:=AVERAGE(INDIRECT(ADDRESS(ROW();2)):INDIRECT(ADDRESS(ROW();COLUMN()-5)))" office:value-type="float" office:value="9.5">
            <text:p>9.5</text:p>
          </table:table-cell>
          <table:table-cell table:formula="of:=STDEV(INDIRECT(ADDRESS(ROW();2)):INDIRECT(ADDRESS(ROW();COLUMN()-6)))" office:value-type="float" office:value="3.88435777112738">
            <text:p>3.884357771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">
            <text:p>-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0">
            <text:p>2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Workshop(1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1.5">
            <text:p>11.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6">
            <text:p>6</text:p>
          </table:table-cell>
          <table:table-cell/>
          <table:table-cell table:formula="of:=MEDIAN(INDIRECT(ADDRESS(ROW();2)):INDIRECT(ADDRESS(ROW();COLUMN()-2)))" office:value-type="float" office:value="10.75">
            <text:p>10.75</text:p>
          </table:table-cell>
          <table:table-cell table:formula="of:=MIN(INDIRECT(ADDRESS(ROW();2)):INDIRECT(ADDRESS(ROW();COLUMN()-3)))" office:value-type="float" office:value="6">
            <text:p>6</text:p>
          </table:table-cell>
          <table:table-cell table:formula="of:=MAX(INDIRECT(ADDRESS(ROW();2)):INDIRECT(ADDRESS(ROW();COLUMN()-4)))" office:value-type="float" office:value="1010">
            <text:p>1010</text:p>
          </table:table-cell>
          <table:table-cell table:formula="of:=AVERAGE(INDIRECT(ADDRESS(ROW();2)):INDIRECT(ADDRESS(ROW();COLUMN()-5)))" office:value-type="float" office:value="66.5555555555556">
            <text:p>66.5555555556</text:p>
          </table:table-cell>
          <table:table-cell table:formula="of:=STDEV(INDIRECT(ADDRESS(ROW();2)):INDIRECT(ADDRESS(ROW();COLUMN()-6)))" office:value-type="float" office:value="235.486348354714">
            <text:p>235.486348354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0.875">
            <text:p>-0.8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2.75">
            <text:p>22.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">
            <text:p>5</text:p>
          </table:table-cell>
          <table:table-cell table:formula="of:=AVERAGE(INDIRECT(ADDRESS(ROW();2)):INDIRECT(ADDRESS(ROW();COLUMN()-5)))" office:value-type="float" office:value="2.43333333333333">
            <text:p>2.4333333333</text:p>
          </table:table-cell>
          <table:table-cell table:formula="of:=STDEV(INDIRECT(ADDRESS(ROW();2)):INDIRECT(ADDRESS(ROW();COLUMN()-6)))" office:value-type="float" office:value="1.03639647194441">
            <text:p>1.036396471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199999999999999">
            <text:p>0.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4.225">
            <text:p>4.22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2.4">
            <text:p>2.4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.2">
            <text:p>1.2</text:p>
          </table:table-cell>
          <table:table-cell/>
          <table:table-cell table:formula="of:=MEDIAN(INDIRECT(ADDRESS(ROW();2)):INDIRECT(ADDRESS(ROW();COLUMN()-2)))" office:value-type="float" office:value="5.25">
            <text:p>5.25</text:p>
          </table:table-cell>
          <table:table-cell table:formula="of:=MIN(INDIRECT(ADDRESS(ROW();2)):INDIRECT(ADDRESS(ROW();COLUMN()-3)))" office:value-type="float" office:value="1.2">
            <text:p>1.2</text:p>
          </table:table-cell>
          <table:table-cell table:formula="of:=MAX(INDIRECT(ADDRESS(ROW();2)):INDIRECT(ADDRESS(ROW();COLUMN()-4)))" office:value-type="float" office:value="505">
            <text:p>505</text:p>
          </table:table-cell>
          <table:table-cell table:formula="of:=AVERAGE(INDIRECT(ADDRESS(ROW();2)):INDIRECT(ADDRESS(ROW();COLUMN()-5)))" office:value-type="float" office:value="33.1525">
            <text:p>33.1525</text:p>
          </table:table-cell>
          <table:table-cell table:formula="of:=STDEV(INDIRECT(ADDRESS(ROW();2)):INDIRECT(ADDRESS(ROW();COLUMN()-6)))" office:value-type="float" office:value="117.798377414297">
            <text:p>117.7983774143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2.305">
            <text:p>-2.30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2.45975">
            <text:p>12.459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">
            <text:p>5050</text:p>
          </table:table-cell>
          <table:table-cell office:value-type="float" office:value="12">
            <text:p>12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">
            <text:p>5050</text:p>
          </table:table-cell>
          <table:table-cell table:formula="of:=AVERAGE(INDIRECT(ADDRESS(ROW();2)):INDIRECT(ADDRESS(ROW();COLUMN()-5)))" office:value-type="float" office:value="287.474722222222">
            <text:p>287.4747222222</text:p>
          </table:table-cell>
          <table:table-cell table:formula="of:=STDEV(INDIRECT(ADDRESS(ROW();2)):INDIRECT(ADDRESS(ROW();COLUMN()-6)))" office:value-type="float" office:value="1188.57371281162">
            <text:p>1188.57371281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37875">
            <text:p>37875</text:p>
          </table:table-cell>
          <table:table-cell office:value-type="float" office:value="24">
            <text:p>24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37875">
            <text:p>37875</text:p>
          </table:table-cell>
          <table:table-cell table:formula="of:=AVERAGE(INDIRECT(ADDRESS(ROW();2)):INDIRECT(ADDRESS(ROW();COLUMN()-5)))" office:value-type="float" office:value="2112.41916666667">
            <text:p>2112.4191666667</text:p>
          </table:table-cell>
          <table:table-cell table:formula="of:=STDEV(INDIRECT(ADDRESS(ROW();2)):INDIRECT(ADDRESS(ROW();COLUMN()-6)))" office:value-type="float" office:value="8925.16568192653">
            <text:p>8925.165681926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6.389">
            <text:p>6.389</text:p>
          </table:table-cell>
          <table:table-cell office:value-type="float" office:value="13.75">
            <text:p>13.75</text:p>
          </table:table-cell>
          <table:table-cell office:value-type="float" office:value="5.5">
            <text:p>5.5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.176">
            <text:p>6.176</text:p>
          </table:table-cell>
          <table:table-cell office:value-type="float" office:value="6">
            <text:p>6</text:p>
          </table:table-cell>
          <table:table-cell office:value-type="float" office:value="5.789">
            <text:p>5.789</text:p>
          </table:table-cell>
          <table:table-cell office:value-type="float" office:value="3.75">
            <text:p>3.75</text:p>
          </table:table-cell>
          <table:table-cell office:value-type="float" office:value="4.333">
            <text:p>4.333</text:p>
          </table:table-cell>
          <table:table-cell office:value-type="float" office:value="11.667">
            <text:p>11.667</text:p>
          </table:table-cell>
          <table:table-cell office:value-type="float" office:value="5.5">
            <text:p>5.5</text:p>
          </table:table-cell>
          <table:table-cell office:value-type="float" office:value="4.091">
            <text:p>4.091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50500">
            <text:p>50500</text:p>
          </table:table-cell>
          <table:table-cell office:value-type="float" office:value="60">
            <text:p>60</text:p>
          </table:table-cell>
          <table:table-cell/>
          <table:table-cell table:formula="of:=MEDIAN(INDIRECT(ADDRESS(ROW();2)):INDIRECT(ADDRESS(ROW();COLUMN()-2)))" office:value-type="float" office:value="6.088">
            <text:p>6.088</text:p>
          </table:table-cell>
          <table:table-cell table:formula="of:=MIN(INDIRECT(ADDRESS(ROW();2)):INDIRECT(ADDRESS(ROW();COLUMN()-3)))" office:value-type="float" office:value="3.75">
            <text:p>3.75</text:p>
          </table:table-cell>
          <table:table-cell table:formula="of:=MAX(INDIRECT(ADDRESS(ROW();2)):INDIRECT(ADDRESS(ROW();COLUMN()-4)))" office:value-type="float" office:value="50500">
            <text:p>50500</text:p>
          </table:table-cell>
          <table:table-cell table:formula="of:=AVERAGE(INDIRECT(ADDRESS(ROW();2)):INDIRECT(ADDRESS(ROW();COLUMN()-5)))" office:value-type="float" office:value="2821.14138888889">
            <text:p>2821.1413888889</text:p>
          </table:table-cell>
          <table:table-cell table:formula="of:=STDEV(INDIRECT(ADDRESS(ROW();2)):INDIRECT(ADDRESS(ROW();COLUMN()-6)))" office:value-type="float" office:value="11899.109439341">
            <text:p>11899.1094393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2.95075">
            <text:p>-12.950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9.226">
            <text:p>29.226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2.25">
            <text:p>2.25</text:p>
          </table:table-cell>
          <table:table-cell office:value-type="float" office:value="1.75">
            <text:p>1.75</text:p>
          </table:table-cell>
          <table:table-cell table:number-columns-repeated="2"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7.5">
            <text:p>7.5</text:p>
          </table:table-cell>
          <table:table-cell office:value-type="float" office:value="2">
            <text:p>2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7.5">
            <text:p>7.5</text:p>
          </table:table-cell>
          <table:table-cell table:formula="of:=AVERAGE(INDIRECT(ADDRESS(ROW();2)):INDIRECT(ADDRESS(ROW();COLUMN()-5)))" office:value-type="float" office:value="2.22222222222222">
            <text:p>2.2222222222</text:p>
          </table:table-cell>
          <table:table-cell table:formula="of:=STDEV(INDIRECT(ADDRESS(ROW();2)):INDIRECT(ADDRESS(ROW();COLUMN()-6)))" office:value-type="float" office:value="1.36922286054173">
            <text:p>1.3692228605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0.0249999999999995">
            <text:p>0.02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.6125">
            <text:p>3.612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MEDIAN(INDIRECT(ADDRESS(ROW();2)):INDIRECT(ADDRESS(ROW();COLUMN()-2)))" office:value-type="float" office:value="7">
            <text:p>7</text:p>
          </table:table-cell>
          <table:table-cell table:formula="of:=MIN(INDIRECT(ADDRESS(ROW();2)):INDIRECT(ADDRESS(ROW();COLUMN()-3)))" office:value-type="float" office:value="3">
            <text:p>3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7.05555555555556">
            <text:p>7.0555555556</text:p>
          </table:table-cell>
          <table:table-cell table:formula="of:=STDEV(INDIRECT(ADDRESS(ROW();2)):INDIRECT(ADDRESS(ROW();COLUMN()-6)))" office:value-type="float" office:value="3.18954583199224">
            <text:p>3.189545832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3">
            <text:p>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0">
            <text:p>10</text:p>
          </table:table-cell>
          <table:table-cell table:number-columns-repeated="18"/>
        </table:table-row>
        <table:table-row table:style-name="ro2">
          <table:table-cell table:number-columns-repeated="45"/>
        </table:table-row>
        <table:table-row table:style-name="ro1">
          <table:table-cell office:value-type="string">
            <text:p>Workshop(2/2)</text:p>
          </table:table-cell>
          <table:table-cell table:style-name="Default" office:value-type="string">
            <text:p>Basic Upgrade</text:p>
          </table:table-cell>
          <table:table-cell table:style-name="Default" office:value-type="string">
            <text:p>Blood Magic Upgrade</text:p>
          </table:table-cell>
          <table:table-cell table:style-name="Default" office:value-type="string">
            <text:p>Crippling Ammo</text:p>
          </table:table-cell>
          <table:table-cell table:style-name="Default" office:value-type="string">
            <text:p>Crossfire Upgrade</text:p>
          </table:table-cell>
          <table:table-cell table:style-name="Default" office:value-type="string">
            <text:p>Double-Barrel Upgrade</text:p>
          </table:table-cell>
          <table:table-cell table:style-name="Default" office:value-type="string">
            <text:p>Explosive Ammo</text:p>
          </table:table-cell>
          <table:table-cell table:style-name="Default" office:value-type="string">
            <text:p>Fast Upgrade</text:p>
          </table:table-cell>
          <table:table-cell table:style-name="Default" office:value-type="string">
            <text:p>Heavy Upgrade</text:p>
          </table:table-cell>
          <table:table-cell table:style-name="Default" office:value-type="string">
            <text:p>Improvised Upgrade</text:p>
          </table:table-cell>
          <table:table-cell table:style-name="Default" office:value-type="string">
            <text:p>Mouse Upgrade</text:p>
          </table:table-cell>
          <table:table-cell table:style-name="Default" office:value-type="string">
            <text:p>Overcharge Upgrade</text:p>
          </table:table-cell>
          <table:table-cell table:style-name="Default" office:value-type="string">
            <text:p>Override Safeties</text:p>
          </table:table-cell>
          <table:table-cell table:style-name="Default" office:value-type="string">
            <text:p>Piercing Ammo</text:p>
          </table:table-cell>
          <table:table-cell table:style-name="Default" office:value-type="string">
            <text:p>Preservation Upgrade</text:p>
          </table:table-cell>
          <table:table-cell table:style-name="Default" office:value-type="string">
            <text:p>Quad-Barrel Upgrade</text:p>
          </table:table-cell>
          <table:table-cell table:style-name="Default" office:value-type="string">
            <text:p>Range Upgrade</text:p>
          </table:table-cell>
          <table:table-cell table:style-name="Default" office:value-type="string">
            <text:p>Self-Destruct Upgrade</text:p>
          </table:table-cell>
          <table:table-cell table:style-name="Default" office:value-type="string">
            <text:p>Spitfire Upgrade</text:p>
          </table:table-cell>
          <table:table-cell/>
          <table:table-cell office:value-type="string">
            <text:p>Median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rage</text:p>
          </table:table-cell>
          <table:table-cell office:value-type="string">
            <text:p>Std Deviation</text:p>
          </table:table-cell>
          <table:table-cell office:value-type="string">
            <text:p>outlier if below:</text:p>
          </table:table-cell>
          <table:table-cell office:value-type="string">
            <text:p>outlier if above:</text:p>
          </table:table-cell>
          <table:table-cell table:number-columns-repeated="18"/>
        </table:table-row>
        <table:table-row table:style-name="ro1">
          <table:table-cell office:value-type="string">
            <text:p>damage</text:p>
          </table:table-cell>
          <table:table-cell office:value-type="float" office:value="13.225">
            <text:p>13.225</text:p>
          </table:table-cell>
          <table:table-cell office:value-type="float" office:value="36.4">
            <text:p>36.4</text:p>
          </table:table-cell>
          <table:table-cell office:value-type="float" office:value="12.1">
            <text:p>12.1</text:p>
          </table:table-cell>
          <table:table-cell office:value-type="float" office:value="3.6">
            <text:p>3.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.4">
            <text:p>32.4</text:p>
          </table:table-cell>
          <table:table-cell office:value-type="float" office:value="12.1">
            <text:p>12.1</text:p>
          </table:table-cell>
          <table:table-cell office:value-type="float" office:value="8.1">
            <text:p>8.1</text:p>
          </table:table-cell>
          <table:table-cell office:value-type="float" office:value="16.9">
            <text:p>16.9</text:p>
          </table:table-cell>
          <table:table-cell office:value-type="float" office:value="19.6">
            <text:p>19.6</text:p>
          </table:table-cell>
          <table:table-cell office:value-type="float" office:value="12.1">
            <text:p>12.1</text:p>
          </table:table-cell>
          <table:table-cell office:value-type="float" office:value="9">
            <text:p>9</text:p>
          </table:table-cell>
          <table:table-cell office:value-type="float" office:value="3.6">
            <text:p>3.6</text:p>
          </table:table-cell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float" office:value="3.6">
            <text:p>3.6</text:p>
          </table:table-cell>
          <table:table-cell/>
          <table:table-cell table:formula="of:=MEDIAN(INDIRECT(ADDRESS(ROW();2)):INDIRECT(ADDRESS(ROW();COLUMN()-2)))" office:value-type="float" office:value="11.55">
            <text:p>11.55</text:p>
          </table:table-cell>
          <table:table-cell table:formula="of:=MIN(INDIRECT(ADDRESS(ROW();2)):INDIRECT(ADDRESS(ROW();COLUMN()-3)))" office:value-type="float" office:value="3.6">
            <text:p>3.6</text:p>
          </table:table-cell>
          <table:table-cell table:formula="of:=MAX(INDIRECT(ADDRESS(ROW();2)):INDIRECT(ADDRESS(ROW();COLUMN()-4)))" office:value-type="float" office:value="2010">
            <text:p>2010</text:p>
          </table:table-cell>
          <table:table-cell table:formula="of:=AVERAGE(INDIRECT(ADDRESS(ROW();2)):INDIRECT(ADDRESS(ROW();COLUMN()-5)))" office:value-type="float" office:value="124.095833333333">
            <text:p>124.0958333333</text:p>
          </table:table-cell>
          <table:table-cell table:formula="of:=STDEV(INDIRECT(ADDRESS(ROW();2)):INDIRECT(ADDRESS(ROW();COLUMN()-6)))" office:value-type="float" office:value="470.742164054148">
            <text:p>470.7421640541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94375">
            <text:p>-10.94375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175">
            <text:p>36.175</text:p>
          </table:table-cell>
          <table:table-cell table:number-columns-repeated="18"/>
        </table:table-row>
        <table:table-row table:style-name="ro1">
          <table:table-cell office:value-type="string">
            <text:p>recharge</text:p>
          </table:table-cell>
          <table:table-cell office:value-type="float" office:value="1.62">
            <text:p>1.62</text:p>
          </table:table-cell>
          <table:table-cell office:value-type="float" office:value="1.28">
            <text:p>1.28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3.125">
            <text:p>3.125</text:p>
          </table:table-cell>
          <table:table-cell office:value-type="float" office:value="2">
            <text:p>2</text:p>
          </table:table-cell>
          <table:table-cell office:value-type="float" office:value="1.445">
            <text:p>1.445</text:p>
          </table:table-cell>
          <table:table-cell office:value-type="float" office:value="4">
            <text:p>4</text:p>
          </table:table-cell>
          <table:table-cell office:value-type="float" office:value="1.805">
            <text:p>1.805</text:p>
          </table:table-cell>
          <table:table-cell office:value-type="float" office:value="2.88">
            <text:p>2.88</text:p>
          </table:table-cell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3.125">
            <text:p>3.125</text:p>
          </table:table-cell>
          <table:table-cell table:number-columns-repeated="2" office:value-type="float" office:value="2">
            <text:p>2</text:p>
          </table:table-cell>
          <table:table-cell office:value-type="float" office:value="12.5">
            <text:p>12.5</text:p>
          </table:table-cell>
          <table:table-cell/>
          <table:table-cell table:formula="of:=MEDIAN(INDIRECT(ADDRESS(ROW();2)):INDIRECT(ADDRESS(ROW();COLUMN()-2)))" office:value-type="float" office:value="2">
            <text:p>2</text:p>
          </table:table-cell>
          <table:table-cell table:formula="of:=MIN(INDIRECT(ADDRESS(ROW();2)):INDIRECT(ADDRESS(ROW();COLUMN()-3)))" office:value-type="float" office:value="0.72">
            <text:p>0.72</text:p>
          </table:table-cell>
          <table:table-cell table:formula="of:=MAX(INDIRECT(ADDRESS(ROW();2)):INDIRECT(ADDRESS(ROW();COLUMN()-4)))" office:value-type="float" office:value="12.5">
            <text:p>12.5</text:p>
          </table:table-cell>
          <table:table-cell table:formula="of:=AVERAGE(INDIRECT(ADDRESS(ROW();2)):INDIRECT(ADDRESS(ROW();COLUMN()-5)))" office:value-type="float" office:value="3.4">
            <text:p>3.4</text:p>
          </table:table-cell>
          <table:table-cell table:formula="of:=STDEV(INDIRECT(ADDRESS(ROW();2)):INDIRECT(ADDRESS(ROW();COLUMN()-6)))" office:value-type="float" office:value="3.42321572243891">
            <text:p>3.4232157224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6">
            <text:p>-1.96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93875">
            <text:p>6.93875</text:p>
          </table:table-cell>
          <table:table-cell table:number-columns-repeated="18"/>
        </table:table-row>
        <table:table-row table:style-name="ro1">
          <table:table-cell office:value-type="string">
            <text:p>DPS_1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0.288">
            <text:p>0.288</text:p>
          </table:table-cell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1.152">
            <text:p>1.152</text:p>
          </table:table-cell>
          <table:table-cell office:value-type="float" office:value="5">
            <text:p>5</text:p>
          </table:table-cell>
          <table:table-cell office:value-type="float" office:value="1005">
            <text:p>1005</text:p>
          </table:table-cell>
          <table:table-cell office:value-type="float" office:value="0.288">
            <text:p>0.288</text:p>
          </table:table-cell>
          <table:table-cell/>
          <table:table-cell table:formula="of:=MEDIAN(INDIRECT(ADDRESS(ROW();2)):INDIRECT(ADDRESS(ROW();COLUMN()-2)))" office:value-type="float" office:value="5.525">
            <text:p>5.525</text:p>
          </table:table-cell>
          <table:table-cell table:formula="of:=MIN(INDIRECT(ADDRESS(ROW();2)):INDIRECT(ADDRESS(ROW();COLUMN()-3)))" office:value-type="float" office:value="0.288">
            <text:p>0.288</text:p>
          </table:table-cell>
          <table:table-cell table:formula="of:=MAX(INDIRECT(ADDRESS(ROW();2)):INDIRECT(ADDRESS(ROW();COLUMN()-4)))" office:value-type="float" office:value="1005">
            <text:p>1005</text:p>
          </table:table-cell>
          <table:table-cell table:formula="of:=AVERAGE(INDIRECT(ADDRESS(ROW();2)):INDIRECT(ADDRESS(ROW();COLUMN()-5)))" office:value-type="float" office:value="62.7442777777778">
            <text:p>62.7442777778</text:p>
          </table:table-cell>
          <table:table-cell table:formula="of:=STDEV(INDIRECT(ADDRESS(ROW();2)):INDIRECT(ADDRESS(ROW();COLUMN()-6)))" office:value-type="float" office:value="235.287576602812">
            <text:p>235.287576602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0.243">
            <text:p>-10.24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21.64375">
            <text:p>21.64375</text:p>
          </table:table-cell>
          <table:table-cell table:number-columns-repeated="18"/>
        </table:table-row>
        <table:table-row table:style-name="ro1">
          <table:table-cell office:value-type="string">
            <text:p>DPS_1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.88">
            <text:p>2.8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">
            <text:p>10050</text:p>
          </table:table-cell>
          <table:table-cell office:value-type="float" office:value="2.88">
            <text:p>2.88</text:p>
          </table:table-cell>
          <table:table-cell/>
          <table:table-cell table:formula="of:=MEDIAN(INDIRECT(ADDRESS(ROW();2)):INDIRECT(ADDRESS(ROW();COLUMN()-2)))" office:value-type="float" office:value="6.05">
            <text:p>6.05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">
            <text:p>10050</text:p>
          </table:table-cell>
          <table:table-cell table:formula="of:=AVERAGE(INDIRECT(ADDRESS(ROW();2)):INDIRECT(ADDRESS(ROW();COLUMN()-5)))" office:value-type="float" office:value="565.902055555556">
            <text:p>565.9020555556</text:p>
          </table:table-cell>
          <table:table-cell table:formula="of:=STDEV(INDIRECT(ADDRESS(ROW();2)):INDIRECT(ADDRESS(ROW();COLUMN()-6)))" office:value-type="float" office:value="2366.93046363785">
            <text:p>2366.9304636379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6.651">
            <text:p>-6.651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8.94975">
            <text:p>18.94975</text:p>
          </table:table-cell>
          <table:table-cell table:number-columns-repeated="18"/>
        </table:table-row>
        <table:table-row table:style-name="ro1">
          <table:table-cell office:value-type="string">
            <text:p>DPS_10_range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7.2">
            <text:p>7.2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376875">
            <text:p>376875</text:p>
          </table:table-cell>
          <table:table-cell office:value-type="float" office:value="7.2">
            <text:p>7.2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376875">
            <text:p>376875</text:p>
          </table:table-cell>
          <table:table-cell table:formula="of:=AVERAGE(INDIRECT(ADDRESS(ROW();2)):INDIRECT(ADDRESS(ROW();COLUMN()-5)))" office:value-type="float" office:value="20945.5487222222">
            <text:p>20945.5487222222</text:p>
          </table:table-cell>
          <table:table-cell table:formula="of:=STDEV(INDIRECT(ADDRESS(ROW();2)):INDIRECT(ADDRESS(ROW();COLUMN()-6)))" office:value-type="float" office:value="88828.2809822787">
            <text:p>88828.2809822787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3.934">
            <text:p>-3.934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.912">
            <text:p>16.912</text:p>
          </table:table-cell>
          <table:table-cell table:number-columns-repeated="18"/>
        </table:table-row>
        <table:table-row table:style-name="ro1">
          <table:table-cell office:value-type="string">
            <text:p>DPS_100</text:p>
          </table:table-cell>
          <table:table-cell office:value-type="float" office:value="8.164">
            <text:p>8.164</text:p>
          </table:table-cell>
          <table:table-cell office:value-type="float" office:value="28.438">
            <text:p>28.438</text:p>
          </table:table-cell>
          <table:table-cell office:value-type="float" office:value="6.05">
            <text:p>6.05</text:p>
          </table:table-cell>
          <table:table-cell office:value-type="float" office:value="28.8">
            <text:p>28.8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7.612">
            <text:p>7.612</text:p>
          </table:table-cell>
          <table:table-cell office:value-type="float" office:value="8.1">
            <text:p>8.1</text:p>
          </table:table-cell>
          <table:table-cell office:value-type="float" office:value="6.704">
            <text:p>6.704</text:p>
          </table:table-cell>
          <table:table-cell office:value-type="float" office:value="2.813">
            <text:p>2.813</text:p>
          </table:table-cell>
          <table:table-cell office:value-type="float" office:value="4.225">
            <text:p>4.225</text:p>
          </table:table-cell>
          <table:table-cell office:value-type="float" office:value="27.222">
            <text:p>27.222</text:p>
          </table:table-cell>
          <table:table-cell office:value-type="float" office:value="6.05">
            <text:p>6.05</text:p>
          </table:table-cell>
          <table:table-cell office:value-type="float" office:value="4.091">
            <text:p>4.091</text:p>
          </table:table-cell>
          <table:table-cell office:value-type="float" office:value="4.608">
            <text:p>4.608</text:p>
          </table:table-cell>
          <table:table-cell office:value-type="float" office:value="5">
            <text:p>5</text:p>
          </table:table-cell>
          <table:table-cell office:value-type="float" office:value="100500">
            <text:p>100500</text:p>
          </table:table-cell>
          <table:table-cell office:value-type="float" office:value="14.4">
            <text:p>14.4</text:p>
          </table:table-cell>
          <table:table-cell/>
          <table:table-cell table:formula="of:=MEDIAN(INDIRECT(ADDRESS(ROW();2)):INDIRECT(ADDRESS(ROW();COLUMN()-2)))" office:value-type="float" office:value="6.552">
            <text:p>6.552</text:p>
          </table:table-cell>
          <table:table-cell table:formula="of:=MIN(INDIRECT(ADDRESS(ROW();2)):INDIRECT(ADDRESS(ROW();COLUMN()-3)))" office:value-type="float" office:value="2.813">
            <text:p>2.813</text:p>
          </table:table-cell>
          <table:table-cell table:formula="of:=MAX(INDIRECT(ADDRESS(ROW();2)):INDIRECT(ADDRESS(ROW();COLUMN()-4)))" office:value-type="float" office:value="100500">
            <text:p>100500</text:p>
          </table:table-cell>
          <table:table-cell table:formula="of:=AVERAGE(INDIRECT(ADDRESS(ROW();2)):INDIRECT(ADDRESS(ROW();COLUMN()-5)))" office:value-type="float" office:value="5592.98205555556">
            <text:p>5592.9820555556</text:p>
          </table:table-cell>
          <table:table-cell table:formula="of:=STDEV(INDIRECT(ADDRESS(ROW();2)):INDIRECT(ADDRESS(ROW();COLUMN()-6)))" office:value-type="float" office:value="23685.6707497008">
            <text:p>23685.6707497008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8.523">
            <text:p>-18.523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36.364">
            <text:p>36.364</text:p>
          </table:table-cell>
          <table:table-cell table:number-columns-repeated="18"/>
        </table:table-row>
        <table:table-row table:style-name="ro1">
          <table:table-cell office:value-type="string">
            <text:p>range</text:p>
          </table:table-cell>
          <table:table-cell office:value-type="float" office:value="2.5">
            <text:p>2.5</text:p>
          </table:table-cell>
          <table:table-cell office:value-type="float" office:value="4.36">
            <text:p>4.36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.94">
            <text:p>2.94</text:p>
          </table:table-cell>
          <table:table-cell office:value-type="float" office:value="1.5">
            <text:p>1.5</text:p>
          </table:table-cell>
          <table:table-cell office:value-type="float" office:value="1.35">
            <text:p>1.3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7.5">
            <text:p>37.5</text:p>
          </table:table-cell>
          <table:table-cell office:value-type="float" office:value="2.5">
            <text:p>2.5</text:p>
          </table:table-cell>
          <table:table-cell/>
          <table:table-cell table:formula="of:=MEDIAN(INDIRECT(ADDRESS(ROW();2)):INDIRECT(ADDRESS(ROW();COLUMN()-2)))" office:value-type="float" office:value="2.5">
            <text:p>2.5</text:p>
          </table:table-cell>
          <table:table-cell table:formula="of:=MIN(INDIRECT(ADDRESS(ROW();2)):INDIRECT(ADDRESS(ROW();COLUMN()-3)))" office:value-type="float" office:value="1.35">
            <text:p>1.35</text:p>
          </table:table-cell>
          <table:table-cell table:formula="of:=MAX(INDIRECT(ADDRESS(ROW();2)):INDIRECT(ADDRESS(ROW();COLUMN()-4)))" office:value-type="float" office:value="37.5">
            <text:p>37.5</text:p>
          </table:table-cell>
          <table:table-cell table:formula="of:=AVERAGE(INDIRECT(ADDRESS(ROW();2)):INDIRECT(ADDRESS(ROW();COLUMN()-5)))" office:value-type="float" office:value="4.28611111111111">
            <text:p>4.2861111111</text:p>
          </table:table-cell>
          <table:table-cell table:formula="of:=STDEV(INDIRECT(ADDRESS(ROW();2)):INDIRECT(ADDRESS(ROW();COLUMN()-6)))" office:value-type="float" office:value="8.32625976258169">
            <text:p>8.326259762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-1.99">
            <text:p>-1.99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6.445">
            <text:p>6.445</text:p>
          </table:table-cell>
          <table:table-cell table:number-columns-repeated="18"/>
        </table:table-row>
        <table:table-row table:style-name="ro1">
          <table:table-cell office:value-type="string">
            <text:p>lifespan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6"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table:formula="of:=MEDIAN(INDIRECT(ADDRESS(ROW();2)):INDIRECT(ADDRESS(ROW();COLUMN()-2)))" office:value-type="float" office:value="10">
            <text:p>10</text:p>
          </table:table-cell>
          <table:table-cell table:formula="of:=MIN(INDIRECT(ADDRESS(ROW();2)):INDIRECT(ADDRESS(ROW();COLUMN()-3)))" office:value-type="float" office:value="2">
            <text:p>2</text:p>
          </table:table-cell>
          <table:table-cell table:formula="of:=MAX(INDIRECT(ADDRESS(ROW();2)):INDIRECT(ADDRESS(ROW();COLUMN()-4)))" office:value-type="float" office:value="19">
            <text:p>19</text:p>
          </table:table-cell>
          <table:table-cell table:formula="of:=AVERAGE(INDIRECT(ADDRESS(ROW();2)):INDIRECT(ADDRESS(ROW();COLUMN()-5)))" office:value-type="float" office:value="9.27777777777778">
            <text:p>9.2777777778</text:p>
          </table:table-cell>
          <table:table-cell table:formula="of:=STDEV(INDIRECT(ADDRESS(ROW();2)):INDIRECT(ADDRESS(ROW();COLUMN()-6)))" office:value-type="float" office:value="3.3220396915778">
            <text:p>3.3220396916</text:p>
          </table:table-cell>
          <table:table-cell table:formula="of:=QUARTILE(INDIRECT(ADDRESS(ROW();2)):INDIRECT(ADDRESS(ROW();COLUMN()-7));1) - ((QUARTILE(INDIRECT(ADDRESS(ROW();2)):INDIRECT(ADDRESS(ROW();COLUMN()-7));3)-QUARTILE(INDIRECT(ADDRESS(ROW();2)):INDIRECT(ADDRESS(ROW();COLUMN()-7));1)) * 3)" office:value-type="float" office:value="2">
            <text:p>2</text:p>
          </table:table-cell>
          <table:table-cell table:formula="of:=QUARTILE(INDIRECT(ADDRESS(ROW();2)):INDIRECT(ADDRESS(ROW();COLUMN()-8));3) + ((QUARTILE(INDIRECT(ADDRESS(ROW();2)):INDIRECT(ADDRESS(ROW();COLUMN()-8));3)-QUARTILE(INDIRECT(ADDRESS(ROW();2)):INDIRECT(ADDRESS(ROW();COLUMN()-8));1)) * 3)" office:value-type="float" office:value="16">
            <text:p>16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utlierLow" style:family="table-cell" style:parent-style-name="Default">
      <style:table-cell-properties fo:background-color="#ff0000"/>
    </style:style>
    <style:style style:name="OutlierHigh" style:family="table-cell" style:parent-style-name="Default">
      <style:table-cell-properties fo:background-color="#8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2/15/2017</text:date>, <text:time>13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3:11:19.69</dc:date>
    <dc:creator>Christopher Hake</dc:creator>
    <meta:generator>OpenOffice/4.0.1$Win32 OpenOffice.org_project/401m5$Build-9714</meta:generator>
    <meta:editing-duration>PT6M20S</meta:editing-duration>
    <meta:editing-cycles>1</meta:editing-cycles>
    <meta:document-statistic meta:table-count="1" meta:cell-count="19818" meta:object-count="0"/>
  </office:meta>
</office:document-meta>
</file>